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54.26pt"/>
    </style:style>
    <style:style style:name="co10" style:family="table-column">
      <style:table-column-properties fo:break-before="auto" style:column-width="59.64pt"/>
    </style:style>
    <style:style style:name="co11" style:family="table-column">
      <style:table-column-properties fo:break-before="auto" style:column-width="51.14pt"/>
    </style:style>
    <style:style style:name="co12" style:family="table-column">
      <style:table-column-properties fo:break-before="auto" style:column-width="63.5pt"/>
    </style:style>
    <style:style style:name="co13" style:family="table-column">
      <style:table-column-properties fo:break-before="auto" style:column-width="55.05pt"/>
    </style:style>
    <style:style style:name="co14" style:family="table-column">
      <style:table-column-properties fo:break-before="auto" style:column-width="70.44pt"/>
    </style:style>
    <style:style style:name="co15" style:family="table-column">
      <style:table-column-properties fo:break-before="auto" style:column-width="61.99pt"/>
    </style:style>
    <style:style style:name="co16" style:family="table-column">
      <style:table-column-properties fo:break-before="auto" style:column-width="92.86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65.85pt"/>
    </style:style>
    <style:style style:name="co19" style:family="table-column">
      <style:table-column-properties fo:break-before="auto" style:column-width="18.74pt"/>
    </style:style>
    <style:style style:name="co20" style:family="table-column">
      <style:table-column-properties fo:break-before="auto" style:column-width="64.29pt"/>
    </style:style>
    <style:style style:name="co21" style:family="table-column">
      <style:table-column-properties fo:break-before="auto" style:column-width="44.19pt"/>
    </style:style>
    <style:style style:name="co22" style:family="table-column">
      <style:table-column-properties fo:break-before="auto" style:column-width="43.46pt"/>
    </style:style>
    <style:style style:name="co23" style:family="table-column">
      <style:table-column-properties fo:break-before="auto" style:column-width="42.69pt"/>
    </style:style>
    <style:style style:name="co24" style:family="table-column">
      <style:table-column-properties fo:break-before="auto" style:column-width="45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91" calcext:value-type="float">
            <text:p>991</text:p>
          </table:table-cell>
          <table:table-cell office:value-type="float" office:value="1000" calcext:value-type="float">
            <text:p>1000</text:p>
          </table:table-cell>
          <table:table-cell office:value-type="float" office:value="0.991" calcext:value-type="float">
            <text:p>0.9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76028" calcext:value-type="float">
            <text:p>0.00760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028" calcext:value-type="float">
            <text:p>7.6028E-06</text:p>
          </table:table-cell>
          <table:table-cell office:value-type="float" office:value="0.000006665" calcext:value-type="float">
            <text:p>6.665E-06</text:p>
          </table:table-cell>
          <table:table-cell office:value-type="float" office:value="0.000047604" calcext:value-type="float">
            <text:p>4.7604E-05</text:p>
          </table:table-cell>
          <table:table-cell office:value-type="float" office:value="6002" calcext:value-type="float">
            <text:p>6002</text:p>
          </table:table-cell>
          <table:table-cell office:value-type="float" office:value="1000" calcext:value-type="float">
            <text:p>1000</text:p>
          </table:table-cell>
          <table:table-cell office:value-type="float" office:value="6.002" calcext:value-type="float">
            <text:p>6.00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641" calcext:value-type="float">
            <text:p>2641</text:p>
          </table:table-cell>
          <table:table-cell office:value-type="float" office:value="1000" calcext:value-type="float">
            <text:p>1000</text:p>
          </table:table-cell>
          <table:table-cell office:value-type="float" office:value="2.641" calcext:value-type="float">
            <text:p>2.6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2.5854433189362" calcext:value-type="float">
            <text:p>2.5854433189362</text:p>
          </table:table-cell>
          <table:table-cell table:formula="of:=LOG([.Q2])/LOG(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09" calcext:value-type="float">
            <text:p>2009</text:p>
          </table:table-cell>
          <table:table-cell office:value-type="float" office:value="1000" calcext:value-type="float">
            <text:p>1000</text:p>
          </table:table-cell>
          <table:table-cell office:value-type="float" office:value="2.009" calcext:value-type="float">
            <text:p>2.00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78574" calcext:value-type="float">
            <text:p>0.00785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8574" calcext:value-type="float">
            <text:p>7.8574E-06</text:p>
          </table:table-cell>
          <table:table-cell office:value-type="float" office:value="0.000006674" calcext:value-type="float">
            <text:p>6.674E-06</text:p>
          </table:table-cell>
          <table:table-cell office:value-type="float" office:value="0.000030625" calcext:value-type="float">
            <text:p>3.0625E-05</text:p>
          </table:table-cell>
          <table:table-cell office:value-type="float" office:value="6036" calcext:value-type="float">
            <text:p>6036</text:p>
          </table:table-cell>
          <table:table-cell office:value-type="float" office:value="1000" calcext:value-type="float">
            <text:p>1000</text:p>
          </table:table-cell>
          <table:table-cell office:value-type="float" office:value="6.036" calcext:value-type="float">
            <text:p>6.0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978" calcext:value-type="float">
            <text:p>2978</text:p>
          </table:table-cell>
          <table:table-cell office:value-type="float" office:value="1000" calcext:value-type="float">
            <text:p>1000</text:p>
          </table:table-cell>
          <table:table-cell office:value-type="float" office:value="2.978" calcext:value-type="float">
            <text:p>2.9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2.5935928058646" calcext:value-type="float">
            <text:p>2.5935928058646</text:p>
          </table:table-cell>
          <table:table-cell table:formula="of:=LOG([.Q3])/LOG(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917" calcext:value-type="float">
            <text:p>2917</text:p>
          </table:table-cell>
          <table:table-cell office:value-type="float" office:value="1000" calcext:value-type="float">
            <text:p>1000</text:p>
          </table:table-cell>
          <table:table-cell office:value-type="float" office:value="2.917" calcext:value-type="float">
            <text:p>2.9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832851" calcext:value-type="float">
            <text:p>0.008328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32851" calcext:value-type="float">
            <text:p>8.32851E-06</text:p>
          </table:table-cell>
          <table:table-cell office:value-type="float" office:value="0.000006737" calcext:value-type="float">
            <text:p>6.737E-06</text:p>
          </table:table-cell>
          <table:table-cell office:value-type="float" office:value="0.000050084" calcext:value-type="float">
            <text:p>5.0084E-05</text:p>
          </table:table-cell>
          <table:table-cell office:value-type="float" office:value="6108" calcext:value-type="float">
            <text:p>6108</text:p>
          </table:table-cell>
          <table:table-cell office:value-type="float" office:value="1000" calcext:value-type="float">
            <text:p>1000</text:p>
          </table:table-cell>
          <table:table-cell office:value-type="float" office:value="6.108" calcext:value-type="float">
            <text:p>6.10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176" calcext:value-type="float">
            <text:p>3176</text:p>
          </table:table-cell>
          <table:table-cell office:value-type="float" office:value="1000" calcext:value-type="float">
            <text:p>1000</text:p>
          </table:table-cell>
          <table:table-cell office:value-type="float" office:value="3.176" calcext:value-type="float">
            <text:p>3.1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2.61070006213476" calcext:value-type="float">
            <text:p>2.61070006213476</text:p>
          </table:table-cell>
          <table:table-cell table:formula="of:=LOG([.Q4])/LOG(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924" calcext:value-type="float">
            <text:p>3924</text:p>
          </table:table-cell>
          <table:table-cell office:value-type="float" office:value="1000" calcext:value-type="float">
            <text:p>1000</text:p>
          </table:table-cell>
          <table:table-cell office:value-type="float" office:value="3.924" calcext:value-type="float">
            <text:p>3.9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877935" calcext:value-type="float">
            <text:p>0.008779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77935" calcext:value-type="float">
            <text:p>8.77935E-06</text:p>
          </table:table-cell>
          <table:table-cell office:value-type="float" office:value="0.000006883" calcext:value-type="float">
            <text:p>6.883E-06</text:p>
          </table:table-cell>
          <table:table-cell office:value-type="float" office:value="0.0000294" calcext:value-type="float">
            <text:p>2.94E-05</text:p>
          </table:table-cell>
          <table:table-cell office:value-type="float" office:value="6170" calcext:value-type="float">
            <text:p>6170</text:p>
          </table:table-cell>
          <table:table-cell office:value-type="float" office:value="1000" calcext:value-type="float">
            <text:p>1000</text:p>
          </table:table-cell>
          <table:table-cell office:value-type="float" office:value="6.17" calcext:value-type="float">
            <text:p>6.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414" calcext:value-type="float">
            <text:p>3414</text:p>
          </table:table-cell>
          <table:table-cell office:value-type="float" office:value="1000" calcext:value-type="float">
            <text:p>1000</text:p>
          </table:table-cell>
          <table:table-cell office:value-type="float" office:value="3.414" calcext:value-type="float">
            <text:p>3.4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2.62527048937469" calcext:value-type="float">
            <text:p>2.62527048937469</text:p>
          </table:table-cell>
          <table:table-cell table:formula="of:=LOG([.Q5])/LOG(2)" office:value-type="float" office:value="3.16992500144231" calcext:value-type="float">
            <text:p>3.16992500144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987" calcext:value-type="float">
            <text:p>4987</text:p>
          </table:table-cell>
          <table:table-cell office:value-type="float" office:value="1000" calcext:value-type="float">
            <text:p>1000</text:p>
          </table:table-cell>
          <table:table-cell office:value-type="float" office:value="4.987" calcext:value-type="float">
            <text:p>4.98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932531" calcext:value-type="float">
            <text:p>0.009325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32531" calcext:value-type="float">
            <text:p>9.32531E-06</text:p>
          </table:table-cell>
          <table:table-cell office:value-type="float" office:value="0.000007206" calcext:value-type="float">
            <text:p>7.206E-06</text:p>
          </table:table-cell>
          <table:table-cell office:value-type="float" office:value="0.000050767" calcext:value-type="float">
            <text:p>5.0767E-05</text:p>
          </table:table-cell>
          <table:table-cell office:value-type="float" office:value="6302" calcext:value-type="float">
            <text:p>6302</text:p>
          </table:table-cell>
          <table:table-cell office:value-type="float" office:value="1000" calcext:value-type="float">
            <text:p>1000</text:p>
          </table:table-cell>
          <table:table-cell office:value-type="float" office:value="6.302" calcext:value-type="float">
            <text:p>6.30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85" calcext:value-type="float">
            <text:p>3685</text:p>
          </table:table-cell>
          <table:table-cell office:value-type="float" office:value="1000" calcext:value-type="float">
            <text:p>1000</text:p>
          </table:table-cell>
          <table:table-cell office:value-type="float" office:value="3.685" calcext:value-type="float">
            <text:p>3.6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2.65580975435545" calcext:value-type="float">
            <text:p>2.65580975435545</text:p>
          </table:table-cell>
          <table:table-cell table:formula="of:=LOG([.Q6])/LOG(2)" office:value-type="float" office:value="3.16992500144231" calcext:value-type="float">
            <text:p>3.16992500144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929" calcext:value-type="float">
            <text:p>5929</text:p>
          </table:table-cell>
          <table:table-cell office:value-type="float" office:value="1000" calcext:value-type="float">
            <text:p>1000</text:p>
          </table:table-cell>
          <table:table-cell office:value-type="float" office:value="5.929" calcext:value-type="float">
            <text:p>5.92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972716" calcext:value-type="float">
            <text:p>0.009727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72716" calcext:value-type="float">
            <text:p>9.72716E-06</text:p>
          </table:table-cell>
          <table:table-cell office:value-type="float" office:value="0.000007183" calcext:value-type="float">
            <text:p>7.183E-06</text:p>
          </table:table-cell>
          <table:table-cell office:value-type="float" office:value="0.00002732" calcext:value-type="float">
            <text:p>2.732E-05</text:p>
          </table:table-cell>
          <table:table-cell office:value-type="float" office:value="6322" calcext:value-type="float">
            <text:p>6322</text:p>
          </table:table-cell>
          <table:table-cell office:value-type="float" office:value="1000" calcext:value-type="float">
            <text:p>1000</text:p>
          </table:table-cell>
          <table:table-cell office:value-type="float" office:value="6.322" calcext:value-type="float">
            <text:p>6.3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54" calcext:value-type="float">
            <text:p>3954</text:p>
          </table:table-cell>
          <table:table-cell office:value-type="float" office:value="1000" calcext:value-type="float">
            <text:p>1000</text:p>
          </table:table-cell>
          <table:table-cell office:value-type="float" office:value="3.954" calcext:value-type="float">
            <text:p>3.95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2.66038103524241" calcext:value-type="float">
            <text:p>2.66038103524241</text:p>
          </table:table-cell>
          <table:table-cell table:formula="of:=LOG([.Q7])/LOG(2)" office:value-type="float" office:value="3.16992500144231" calcext:value-type="float">
            <text:p>3.16992500144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7090" calcext:value-type="float">
            <text:p>7090</text:p>
          </table:table-cell>
          <table:table-cell office:value-type="float" office:value="1000" calcext:value-type="float">
            <text:p>1000</text:p>
          </table:table-cell>
          <table:table-cell office:value-type="float" office:value="7.09" calcext:value-type="float">
            <text:p>7.0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101964" calcext:value-type="float">
            <text:p>0.01019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1964" calcext:value-type="float">
            <text:p>1.01964E-05</text:p>
          </table:table-cell>
          <table:table-cell office:value-type="float" office:value="0.000007866" calcext:value-type="float">
            <text:p>7.866E-06</text:p>
          </table:table-cell>
          <table:table-cell office:value-type="float" office:value="0.000016749" calcext:value-type="float">
            <text:p>1.6749E-05</text:p>
          </table:table-cell>
          <table:table-cell office:value-type="float" office:value="6319" calcext:value-type="float">
            <text:p>6319</text:p>
          </table:table-cell>
          <table:table-cell office:value-type="float" office:value="1000" calcext:value-type="float">
            <text:p>1000</text:p>
          </table:table-cell>
          <table:table-cell office:value-type="float" office:value="6.319" calcext:value-type="float">
            <text:p>6.3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333" calcext:value-type="float">
            <text:p>4333</text:p>
          </table:table-cell>
          <table:table-cell office:value-type="float" office:value="1000" calcext:value-type="float">
            <text:p>1000</text:p>
          </table:table-cell>
          <table:table-cell office:value-type="float" office:value="4.333" calcext:value-type="float">
            <text:p>4.3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2.65969626580899" calcext:value-type="float">
            <text:p>2.65969626580899</text:p>
          </table:table-cell>
          <table:table-cell table:formula="of:=LOG([.Q8])/LOG(2)" office:value-type="float" office:value="3.16992500144231" calcext:value-type="float">
            <text:p>3.16992500144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8031" calcext:value-type="float">
            <text:p>8031</text:p>
          </table:table-cell>
          <table:table-cell office:value-type="float" office:value="1000" calcext:value-type="float">
            <text:p>1000</text:p>
          </table:table-cell>
          <table:table-cell office:value-type="float" office:value="8.031" calcext:value-type="float">
            <text:p>8.03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106176" calcext:value-type="float">
            <text:p>0.01061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6176" calcext:value-type="float">
            <text:p>1.06176E-05</text:p>
          </table:table-cell>
          <table:table-cell office:value-type="float" office:value="0.00000847" calcext:value-type="float">
            <text:p>8.47E-06</text:p>
          </table:table-cell>
          <table:table-cell office:value-type="float" office:value="0.000027888" calcext:value-type="float">
            <text:p>2.7888E-05</text:p>
          </table:table-cell>
          <table:table-cell office:value-type="float" office:value="6267" calcext:value-type="float">
            <text:p>6267</text:p>
          </table:table-cell>
          <table:table-cell office:value-type="float" office:value="1000" calcext:value-type="float">
            <text:p>1000</text:p>
          </table:table-cell>
          <table:table-cell office:value-type="float" office:value="6.267" calcext:value-type="float">
            <text:p>6.26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720" calcext:value-type="float">
            <text:p>4720</text:p>
          </table:table-cell>
          <table:table-cell office:value-type="float" office:value="1000" calcext:value-type="float">
            <text:p>1000</text:p>
          </table:table-cell>
          <table:table-cell office:value-type="float" office:value="4.72" calcext:value-type="float">
            <text:p>4.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2.64777499312618" calcext:value-type="float">
            <text:p>2.64777499312618</text:p>
          </table:table-cell>
          <table:table-cell table:formula="of:=LOG([.Q9])/LOG(2)" office:value-type="float" office:value="3.16992500144231" calcext:value-type="float">
            <text:p>3.16992500144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021" calcext:value-type="float">
            <text:p>9021</text:p>
          </table:table-cell>
          <table:table-cell office:value-type="float" office:value="1000" calcext:value-type="float">
            <text:p>1000</text:p>
          </table:table-cell>
          <table:table-cell office:value-type="float" office:value="9.021" calcext:value-type="float">
            <text:p>9.0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110395" calcext:value-type="float">
            <text:p>0.01103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0395" calcext:value-type="float">
            <text:p>1.10395E-05</text:p>
          </table:table-cell>
          <table:table-cell office:value-type="float" office:value="0.000009133" calcext:value-type="float">
            <text:p>9.133E-06</text:p>
          </table:table-cell>
          <table:table-cell office:value-type="float" office:value="0.000031183" calcext:value-type="float">
            <text:p>3.1183E-05</text:p>
          </table:table-cell>
          <table:table-cell office:value-type="float" office:value="6124" calcext:value-type="float">
            <text:p>6124</text:p>
          </table:table-cell>
          <table:table-cell office:value-type="float" office:value="1000" calcext:value-type="float">
            <text:p>1000</text:p>
          </table:table-cell>
          <table:table-cell office:value-type="float" office:value="6.124" calcext:value-type="float">
            <text:p>6.1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249" calcext:value-type="float">
            <text:p>5249</text:p>
          </table:table-cell>
          <table:table-cell office:value-type="float" office:value="1000" calcext:value-type="float">
            <text:p>1000</text:p>
          </table:table-cell>
          <table:table-cell office:value-type="float" office:value="5.249" calcext:value-type="float">
            <text:p>5.24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2.6144742828377" calcext:value-type="float">
            <text:p>2.6144742828377</text:p>
          </table:table-cell>
          <table:table-cell table:formula="of:=LOG([.Q10])/LOG(2)" office:value-type="float" office:value="3" calcext:value-type="float">
            <text:p>3</text:p>
          </table:table-cell>
        </table:table-row>
      </table:table>
      <table:table table:name="summary_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54" calcext:value-type="float">
            <text:p>1454</text:p>
          </table:table-cell>
          <table:table-cell office:value-type="float" office:value="1000" calcext:value-type="float">
            <text:p>1000</text:p>
          </table:table-cell>
          <table:table-cell office:value-type="float" office:value="1.454" calcext:value-type="float">
            <text:p>1.45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929335" calcext:value-type="float">
            <text:p>0.009293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29335" calcext:value-type="float">
            <text:p>9.29335E-06</text:p>
          </table:table-cell>
          <table:table-cell office:value-type="float" office:value="0.000008362" calcext:value-type="float">
            <text:p>8.362E-06</text:p>
          </table:table-cell>
          <table:table-cell office:value-type="float" office:value="0.00002876" calcext:value-type="float">
            <text:p>2.876E-05</text:p>
          </table:table-cell>
          <table:table-cell office:value-type="float" office:value="7018" calcext:value-type="float">
            <text:p>7018</text:p>
          </table:table-cell>
          <table:table-cell office:value-type="float" office:value="1000" calcext:value-type="float">
            <text:p>1000</text:p>
          </table:table-cell>
          <table:table-cell office:value-type="float" office:value="7.018" calcext:value-type="float">
            <text:p>7.0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807" calcext:value-type="float">
            <text:p>2807</text:p>
          </table:table-cell>
          <table:table-cell office:value-type="float" office:value="1000" calcext:value-type="float">
            <text:p>1000</text:p>
          </table:table-cell>
          <table:table-cell office:value-type="float" office:value="2.807" calcext:value-type="float">
            <text:p>2.8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2.81105994774008" calcext:value-type="float">
            <text:p>2.81105994774008</text:p>
          </table:table-cell>
          <table:table-cell table:formula="of:=LOG([.Q2])/LOG(2)" office:value-type="float" office:value="3.16992500144231" calcext:value-type="float">
            <text:p>3.169925001442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04" calcext:value-type="float">
            <text:p>3004</text:p>
          </table:table-cell>
          <table:table-cell office:value-type="float" office:value="1000" calcext:value-type="float">
            <text:p>1000</text:p>
          </table:table-cell>
          <table:table-cell office:value-type="float" office:value="3.004" calcext:value-type="float">
            <text:p>3.0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993049" calcext:value-type="float">
            <text:p>0.009930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93049" calcext:value-type="float">
            <text:p>9.93049E-06</text:p>
          </table:table-cell>
          <table:table-cell office:value-type="float" office:value="0.000008408" calcext:value-type="float">
            <text:p>8.408E-06</text:p>
          </table:table-cell>
          <table:table-cell office:value-type="float" office:value="0.000014697" calcext:value-type="float">
            <text:p>1.4697E-05</text:p>
          </table:table-cell>
          <table:table-cell office:value-type="float" office:value="7128" calcext:value-type="float">
            <text:p>7128</text:p>
          </table:table-cell>
          <table:table-cell office:value-type="float" office:value="1000" calcext:value-type="float">
            <text:p>1000</text:p>
          </table:table-cell>
          <table:table-cell office:value-type="float" office:value="7.128" calcext:value-type="float">
            <text:p>7.12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091" calcext:value-type="float">
            <text:p>3091</text:p>
          </table:table-cell>
          <table:table-cell office:value-type="float" office:value="1000" calcext:value-type="float">
            <text:p>1000</text:p>
          </table:table-cell>
          <table:table-cell office:value-type="float" office:value="3.091" calcext:value-type="float">
            <text:p>3.0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2.83349733685983" calcext:value-type="float">
            <text:p>2.83349733685983</text:p>
          </table:table-cell>
          <table:table-cell table:formula="of:=LOG([.Q3])/LOG(2)" office:value-type="float" office:value="3.4594316186373" calcext:value-type="float">
            <text:p>3.45943161863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524" calcext:value-type="float">
            <text:p>4524</text:p>
          </table:table-cell>
          <table:table-cell office:value-type="float" office:value="1000" calcext:value-type="float">
            <text:p>1000</text:p>
          </table:table-cell>
          <table:table-cell office:value-type="float" office:value="4.524" calcext:value-type="float">
            <text:p>4.5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07733" calcext:value-type="float">
            <text:p>0.01077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7733" calcext:value-type="float">
            <text:p>1.07733E-05</text:p>
          </table:table-cell>
          <table:table-cell office:value-type="float" office:value="0.000008637" calcext:value-type="float">
            <text:p>8.637E-06</text:p>
          </table:table-cell>
          <table:table-cell office:value-type="float" office:value="0.000033117" calcext:value-type="float">
            <text:p>3.3117E-05</text:p>
          </table:table-cell>
          <table:table-cell office:value-type="float" office:value="7387" calcext:value-type="float">
            <text:p>7387</text:p>
          </table:table-cell>
          <table:table-cell office:value-type="float" office:value="1000" calcext:value-type="float">
            <text:p>1000</text:p>
          </table:table-cell>
          <table:table-cell office:value-type="float" office:value="7.387" calcext:value-type="float">
            <text:p>7.38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370" calcext:value-type="float">
            <text:p>3370</text:p>
          </table:table-cell>
          <table:table-cell office:value-type="float" office:value="1000" calcext:value-type="float">
            <text:p>1000</text:p>
          </table:table-cell>
          <table:table-cell office:value-type="float" office:value="3.37" calcext:value-type="float">
            <text:p>3.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2.88498857765124" calcext:value-type="float">
            <text:p>2.88498857765124</text:p>
          </table:table-cell>
          <table:table-cell table:formula="of:=LOG([.Q4])/LOG(2)" office:value-type="float" office:value="3.58496250072116" calcext:value-type="float">
            <text:p>3.58496250072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901" calcext:value-type="float">
            <text:p>5901</text:p>
          </table:table-cell>
          <table:table-cell office:value-type="float" office:value="1000" calcext:value-type="float">
            <text:p>1000</text:p>
          </table:table-cell>
          <table:table-cell office:value-type="float" office:value="5.901" calcext:value-type="float">
            <text:p>5.9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14774" calcext:value-type="float">
            <text:p>0.01147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4774" calcext:value-type="float">
            <text:p>1.14774E-05</text:p>
          </table:table-cell>
          <table:table-cell office:value-type="float" office:value="0.000009182" calcext:value-type="float">
            <text:p>9.182E-06</text:p>
          </table:table-cell>
          <table:table-cell office:value-type="float" office:value="0.000028015" calcext:value-type="float">
            <text:p>2.8015E-05</text:p>
          </table:table-cell>
          <table:table-cell office:value-type="float" office:value="7512" calcext:value-type="float">
            <text:p>7512</text:p>
          </table:table-cell>
          <table:table-cell office:value-type="float" office:value="1000" calcext:value-type="float">
            <text:p>1000</text:p>
          </table:table-cell>
          <table:table-cell office:value-type="float" office:value="7.512" calcext:value-type="float">
            <text:p>7.5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641" calcext:value-type="float">
            <text:p>3641</text:p>
          </table:table-cell>
          <table:table-cell office:value-type="float" office:value="1000" calcext:value-type="float">
            <text:p>1000</text:p>
          </table:table-cell>
          <table:table-cell office:value-type="float" office:value="3.641" calcext:value-type="float">
            <text:p>3.64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2.90919706299169" calcext:value-type="float">
            <text:p>2.90919706299169</text:p>
          </table:table-cell>
          <table:table-cell table:formula="of:=LOG([.Q5])/LOG(2)" office:value-type="float" office:value="3.4594316186373" calcext:value-type="float">
            <text:p>3.45943161863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459" calcext:value-type="float">
            <text:p>7459</text:p>
          </table:table-cell>
          <table:table-cell office:value-type="float" office:value="1000" calcext:value-type="float">
            <text:p>1000</text:p>
          </table:table-cell>
          <table:table-cell office:value-type="float" office:value="7.459" calcext:value-type="float">
            <text:p>7.45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23614" calcext:value-type="float">
            <text:p>0.01236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3614" calcext:value-type="float">
            <text:p>1.23614E-05</text:p>
          </table:table-cell>
          <table:table-cell office:value-type="float" office:value="0.000009117" calcext:value-type="float">
            <text:p>9.117E-06</text:p>
          </table:table-cell>
          <table:table-cell office:value-type="float" office:value="0.000031467" calcext:value-type="float">
            <text:p>3.1467E-05</text:p>
          </table:table-cell>
          <table:table-cell office:value-type="float" office:value="7710" calcext:value-type="float">
            <text:p>7710</text:p>
          </table:table-cell>
          <table:table-cell office:value-type="float" office:value="1000" calcext:value-type="float">
            <text:p>1000</text:p>
          </table:table-cell>
          <table:table-cell office:value-type="float" office:value="7.71" calcext:value-type="float">
            <text:p>7.7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55" calcext:value-type="float">
            <text:p>3955</text:p>
          </table:table-cell>
          <table:table-cell office:value-type="float" office:value="1000" calcext:value-type="float">
            <text:p>1000</text:p>
          </table:table-cell>
          <table:table-cell office:value-type="float" office:value="3.955" calcext:value-type="float">
            <text:p>3.9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2.94673086014031" calcext:value-type="float">
            <text:p>2.94673086014031</text:p>
          </table:table-cell>
          <table:table-cell table:formula="of:=LOG([.Q6])/LOG(2)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8952" calcext:value-type="float">
            <text:p>8952</text:p>
          </table:table-cell>
          <table:table-cell office:value-type="float" office:value="1000" calcext:value-type="float">
            <text:p>1000</text:p>
          </table:table-cell>
          <table:table-cell office:value-type="float" office:value="8.952" calcext:value-type="float">
            <text:p>8.95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132569" calcext:value-type="float">
            <text:p>0.01325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2569" calcext:value-type="float">
            <text:p>1.32569E-05</text:p>
          </table:table-cell>
          <table:table-cell office:value-type="float" office:value="0.000009709" calcext:value-type="float">
            <text:p>9.709E-06</text:p>
          </table:table-cell>
          <table:table-cell office:value-type="float" office:value="0.000038363" calcext:value-type="float">
            <text:p>3.8363E-05</text:p>
          </table:table-cell>
          <table:table-cell office:value-type="float" office:value="7819" calcext:value-type="float">
            <text:p>7819</text:p>
          </table:table-cell>
          <table:table-cell office:value-type="float" office:value="1000" calcext:value-type="float">
            <text:p>1000</text:p>
          </table:table-cell>
          <table:table-cell office:value-type="float" office:value="7.819" calcext:value-type="float">
            <text:p>7.8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309" calcext:value-type="float">
            <text:p>4309</text:p>
          </table:table-cell>
          <table:table-cell office:value-type="float" office:value="1000" calcext:value-type="float">
            <text:p>1000</text:p>
          </table:table-cell>
          <table:table-cell office:value-type="float" office:value="4.309" calcext:value-type="float">
            <text:p>4.3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2.96698410787883" calcext:value-type="float">
            <text:p>2.96698410787883</text:p>
          </table:table-cell>
          <table:table-cell table:formula="of:=LOG([.Q7])/LOG(2)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0444" calcext:value-type="float">
            <text:p>10444</text:p>
          </table:table-cell>
          <table:table-cell office:value-type="float" office:value="1000" calcext:value-type="float">
            <text:p>1000</text:p>
          </table:table-cell>
          <table:table-cell office:value-type="float" office:value="10.444" calcext:value-type="float">
            <text:p>10.44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141058" calcext:value-type="float">
            <text:p>0.01410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1058" calcext:value-type="float">
            <text:p>1.41058E-05</text:p>
          </table:table-cell>
          <table:table-cell office:value-type="float" office:value="0.000009623" calcext:value-type="float">
            <text:p>9.623E-06</text:p>
          </table:table-cell>
          <table:table-cell office:value-type="float" office:value="0.000034518" calcext:value-type="float">
            <text:p>3.4518E-05</text:p>
          </table:table-cell>
          <table:table-cell office:value-type="float" office:value="7818" calcext:value-type="float">
            <text:p>7818</text:p>
          </table:table-cell>
          <table:table-cell office:value-type="float" office:value="1000" calcext:value-type="float">
            <text:p>1000</text:p>
          </table:table-cell>
          <table:table-cell office:value-type="float" office:value="7.818" calcext:value-type="float">
            <text:p>7.81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703" calcext:value-type="float">
            <text:p>4703</text:p>
          </table:table-cell>
          <table:table-cell office:value-type="float" office:value="1000" calcext:value-type="float">
            <text:p>1000</text:p>
          </table:table-cell>
          <table:table-cell office:value-type="float" office:value="4.703" calcext:value-type="float">
            <text:p>4.7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2.9667995846272" calcext:value-type="float">
            <text:p>2.9667995846272</text:p>
          </table:table-cell>
          <table:table-cell table:formula="of:=LOG([.Q8])/LOG(2)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2045" calcext:value-type="float">
            <text:p>12045</text:p>
          </table:table-cell>
          <table:table-cell office:value-type="float" office:value="1000" calcext:value-type="float">
            <text:p>1000</text:p>
          </table:table-cell>
          <table:table-cell office:value-type="float" office:value="12.045" calcext:value-type="float">
            <text:p>12.04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48015" calcext:value-type="float">
            <text:p>0.01480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8015" calcext:value-type="float">
            <text:p>1.48015E-05</text:p>
          </table:table-cell>
          <table:table-cell office:value-type="float" office:value="0.000010766" calcext:value-type="float">
            <text:p>1.0766E-05</text:p>
          </table:table-cell>
          <table:table-cell office:value-type="float" office:value="0.000033654" calcext:value-type="float">
            <text:p>3.3654E-05</text:p>
          </table:table-cell>
          <table:table-cell office:value-type="float" office:value="7682" calcext:value-type="float">
            <text:p>7682</text:p>
          </table:table-cell>
          <table:table-cell office:value-type="float" office:value="1000" calcext:value-type="float">
            <text:p>1000</text:p>
          </table:table-cell>
          <table:table-cell office:value-type="float" office:value="7.682" calcext:value-type="float">
            <text:p>7.68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242" calcext:value-type="float">
            <text:p>5242</text:p>
          </table:table-cell>
          <table:table-cell office:value-type="float" office:value="1000" calcext:value-type="float">
            <text:p>1000</text:p>
          </table:table-cell>
          <table:table-cell office:value-type="float" office:value="5.242" calcext:value-type="float">
            <text:p>5.24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2.94148196386898" calcext:value-type="float">
            <text:p>2.94148196386898</text:p>
          </table:table-cell>
          <table:table-cell table:formula="of:=LOG([.Q9])/LOG(2)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3490" calcext:value-type="float">
            <text:p>13490</text:p>
          </table:table-cell>
          <table:table-cell office:value-type="float" office:value="1000" calcext:value-type="float">
            <text:p>1000</text:p>
          </table:table-cell>
          <table:table-cell office:value-type="float" office:value="13.49" calcext:value-type="float">
            <text:p>13.4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53871" calcext:value-type="float">
            <text:p>0.01538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3871" calcext:value-type="float">
            <text:p>1.53871E-05</text:p>
          </table:table-cell>
          <table:table-cell office:value-type="float" office:value="0.000012108" calcext:value-type="float">
            <text:p>1.2108E-05</text:p>
          </table:table-cell>
          <table:table-cell office:value-type="float" office:value="0.000033264" calcext:value-type="float">
            <text:p>3.3264E-05</text:p>
          </table:table-cell>
          <table:table-cell office:value-type="float" office:value="7308" calcext:value-type="float">
            <text:p>7308</text:p>
          </table:table-cell>
          <table:table-cell office:value-type="float" office:value="1000" calcext:value-type="float">
            <text:p>1000</text:p>
          </table:table-cell>
          <table:table-cell office:value-type="float" office:value="7.308" calcext:value-type="float">
            <text:p>7.30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916" calcext:value-type="float">
            <text:p>5916</text:p>
          </table:table-cell>
          <table:table-cell office:value-type="float" office:value="1000" calcext:value-type="float">
            <text:p>1000</text:p>
          </table:table-cell>
          <table:table-cell office:value-type="float" office:value="5.916" calcext:value-type="float">
            <text:p>5.9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2.8694766339654" calcext:value-type="float">
            <text:p>2.8694766339654</text:p>
          </table:table-cell>
          <table:table-cell table:formula="of:=LOG([.Q10])/LOG(2)" office:value-type="float" office:value="3.90689059560852" calcext:value-type="float">
            <text:p>3.90689059560852</text:p>
          </table:table-cell>
        </table:table-row>
      </table:table>
      <table:table table:name="summary_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79" calcext:value-type="float">
            <text:p>2079</text:p>
          </table:table-cell>
          <table:table-cell office:value-type="float" office:value="1000" calcext:value-type="float">
            <text:p>1000</text:p>
          </table:table-cell>
          <table:table-cell office:value-type="float" office:value="2.079" calcext:value-type="float">
            <text:p>2.0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117472" calcext:value-type="float">
            <text:p>0.01174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7472" calcext:value-type="float">
            <text:p>1.17472E-05</text:p>
          </table:table-cell>
          <table:table-cell office:value-type="float" office:value="0.00001036" calcext:value-type="float">
            <text:p>1.036E-05</text:p>
          </table:table-cell>
          <table:table-cell office:value-type="float" office:value="0.000030619" calcext:value-type="float">
            <text:p>3.0619E-05</text:p>
          </table:table-cell>
          <table:table-cell office:value-type="float" office:value="8054" calcext:value-type="float">
            <text:p>8054</text:p>
          </table:table-cell>
          <table:table-cell office:value-type="float" office:value="1000" calcext:value-type="float">
            <text:p>1000</text:p>
          </table:table-cell>
          <table:table-cell office:value-type="float" office:value="8.054" calcext:value-type="float">
            <text:p>8.05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21" calcext:value-type="float">
            <text:p>2921</text:p>
          </table:table-cell>
          <table:table-cell office:value-type="float" office:value="1000" calcext:value-type="float">
            <text:p>1000</text:p>
          </table:table-cell>
          <table:table-cell office:value-type="float" office:value="2.921" calcext:value-type="float">
            <text:p>2.9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00970547228367" calcext:value-type="float">
            <text:p>3.00970547228367</text:p>
          </table:table-cell>
          <table:table-cell table:formula="of:=LOG([.Q2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087" calcext:value-type="float">
            <text:p>4087</text:p>
          </table:table-cell>
          <table:table-cell office:value-type="float" office:value="1000" calcext:value-type="float">
            <text:p>1000</text:p>
          </table:table-cell>
          <table:table-cell office:value-type="float" office:value="4.087" calcext:value-type="float">
            <text:p>4.08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2667" calcext:value-type="float">
            <text:p>0.0126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667" calcext:value-type="float">
            <text:p>1.2667E-05</text:p>
          </table:table-cell>
          <table:table-cell office:value-type="float" office:value="0.000010454" calcext:value-type="float">
            <text:p>1.0454E-05</text:p>
          </table:table-cell>
          <table:table-cell office:value-type="float" office:value="0.000030064" calcext:value-type="float">
            <text:p>3.0064E-05</text:p>
          </table:table-cell>
          <table:table-cell office:value-type="float" office:value="8318" calcext:value-type="float">
            <text:p>8318</text:p>
          </table:table-cell>
          <table:table-cell office:value-type="float" office:value="1000" calcext:value-type="float">
            <text:p>1000</text:p>
          </table:table-cell>
          <table:table-cell office:value-type="float" office:value="8.318" calcext:value-type="float">
            <text:p>8.3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181" calcext:value-type="float">
            <text:p>3181</text:p>
          </table:table-cell>
          <table:table-cell office:value-type="float" office:value="1000" calcext:value-type="float">
            <text:p>1000</text:p>
          </table:table-cell>
          <table:table-cell office:value-type="float" office:value="3.181" calcext:value-type="float">
            <text:p>3.1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05623668498427" calcext:value-type="float">
            <text:p>3.05623668498427</text:p>
          </table:table-cell>
          <table:table-cell table:formula="of:=LOG([.Q3])/LOG(2)" office:value-type="float" office:value="3.58496250072116" calcext:value-type="float">
            <text:p>3.584962500721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352" calcext:value-type="float">
            <text:p>6352</text:p>
          </table:table-cell>
          <table:table-cell office:value-type="float" office:value="1000" calcext:value-type="float">
            <text:p>1000</text:p>
          </table:table-cell>
          <table:table-cell office:value-type="float" office:value="6.352" calcext:value-type="float">
            <text:p>6.35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38658" calcext:value-type="float">
            <text:p>0.01386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8658" calcext:value-type="float">
            <text:p>1.38658E-05</text:p>
          </table:table-cell>
          <table:table-cell office:value-type="float" office:value="0.000011095" calcext:value-type="float">
            <text:p>1.1095E-05</text:p>
          </table:table-cell>
          <table:table-cell office:value-type="float" office:value="0.000034351" calcext:value-type="float">
            <text:p>3.4351E-05</text:p>
          </table:table-cell>
          <table:table-cell office:value-type="float" office:value="8702" calcext:value-type="float">
            <text:p>8702</text:p>
          </table:table-cell>
          <table:table-cell office:value-type="float" office:value="1000" calcext:value-type="float">
            <text:p>1000</text:p>
          </table:table-cell>
          <table:table-cell office:value-type="float" office:value="8.702" calcext:value-type="float">
            <text:p>8.70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531" calcext:value-type="float">
            <text:p>3531</text:p>
          </table:table-cell>
          <table:table-cell office:value-type="float" office:value="1000" calcext:value-type="float">
            <text:p>1000</text:p>
          </table:table-cell>
          <table:table-cell office:value-type="float" office:value="3.531" calcext:value-type="float">
            <text:p>3.5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3.12134701687844" calcext:value-type="float">
            <text:p>3.12134701687844</text:p>
          </table:table-cell>
          <table:table-cell table:formula="of:=LOG([.Q4])/LOG(2)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8356" calcext:value-type="float">
            <text:p>8356</text:p>
          </table:table-cell>
          <table:table-cell office:value-type="float" office:value="1000" calcext:value-type="float">
            <text:p>1000</text:p>
          </table:table-cell>
          <table:table-cell office:value-type="float" office:value="8.356" calcext:value-type="float">
            <text:p>8.35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151137" calcext:value-type="float">
            <text:p>0.01511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1137" calcext:value-type="float">
            <text:p>1.51137E-05</text:p>
          </table:table-cell>
          <table:table-cell office:value-type="float" office:value="0.000011446" calcext:value-type="float">
            <text:p>1.1446E-05</text:p>
          </table:table-cell>
          <table:table-cell office:value-type="float" office:value="0.000040683" calcext:value-type="float">
            <text:p>4.0683E-05</text:p>
          </table:table-cell>
          <table:table-cell office:value-type="float" office:value="9016" calcext:value-type="float">
            <text:p>9016</text:p>
          </table:table-cell>
          <table:table-cell office:value-type="float" office:value="1000" calcext:value-type="float">
            <text:p>1000</text:p>
          </table:table-cell>
          <table:table-cell office:value-type="float" office:value="9.016" calcext:value-type="float">
            <text:p>9.0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861" calcext:value-type="float">
            <text:p>3861</text:p>
          </table:table-cell>
          <table:table-cell office:value-type="float" office:value="1000" calcext:value-type="float">
            <text:p>1000</text:p>
          </table:table-cell>
          <table:table-cell office:value-type="float" office:value="3.861" calcext:value-type="float">
            <text:p>3.8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3.17248751551013" calcext:value-type="float">
            <text:p>3.17248751551013</text:p>
          </table:table-cell>
          <table:table-cell table:formula="of:=LOG([.Q5])/LOG(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485" calcext:value-type="float">
            <text:p>10485</text:p>
          </table:table-cell>
          <table:table-cell office:value-type="float" office:value="1000" calcext:value-type="float">
            <text:p>1000</text:p>
          </table:table-cell>
          <table:table-cell office:value-type="float" office:value="10.485" calcext:value-type="float">
            <text:p>10.48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0164028" calcext:value-type="float">
            <text:p>0.01640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4028" calcext:value-type="float">
            <text:p>1.64028E-05</text:p>
          </table:table-cell>
          <table:table-cell office:value-type="float" office:value="0.000011784" calcext:value-type="float">
            <text:p>1.1784E-05</text:p>
          </table:table-cell>
          <table:table-cell office:value-type="float" office:value="0.000050846" calcext:value-type="float">
            <text:p>5.0846E-05</text:p>
          </table:table-cell>
          <table:table-cell office:value-type="float" office:value="9204" calcext:value-type="float">
            <text:p>9204</text:p>
          </table:table-cell>
          <table:table-cell office:value-type="float" office:value="1000" calcext:value-type="float">
            <text:p>1000</text:p>
          </table:table-cell>
          <table:table-cell office:value-type="float" office:value="9.204" calcext:value-type="float">
            <text:p>9.20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272" calcext:value-type="float">
            <text:p>4272</text:p>
          </table:table-cell>
          <table:table-cell office:value-type="float" office:value="1000" calcext:value-type="float">
            <text:p>1000</text:p>
          </table:table-cell>
          <table:table-cell office:value-type="float" office:value="4.272" calcext:value-type="float">
            <text:p>4.27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3.202260983562" calcext:value-type="float">
            <text:p>3.202260983562</text:p>
          </table:table-cell>
          <table:table-cell table:formula="of:=LOG([.Q6])/LOG(2)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424" calcext:value-type="float">
            <text:p>12424</text:p>
          </table:table-cell>
          <table:table-cell office:value-type="float" office:value="1000" calcext:value-type="float">
            <text:p>1000</text:p>
          </table:table-cell>
          <table:table-cell office:value-type="float" office:value="12.424" calcext:value-type="float">
            <text:p>12.42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177528" calcext:value-type="float">
            <text:p>0.01775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7528" calcext:value-type="float">
            <text:p>1.77528E-05</text:p>
          </table:table-cell>
          <table:table-cell office:value-type="float" office:value="0.000012659" calcext:value-type="float">
            <text:p>1.2659E-05</text:p>
          </table:table-cell>
          <table:table-cell office:value-type="float" office:value="0.000036832" calcext:value-type="float">
            <text:p>3.6832E-05</text:p>
          </table:table-cell>
          <table:table-cell office:value-type="float" office:value="9529" calcext:value-type="float">
            <text:p>9529</text:p>
          </table:table-cell>
          <table:table-cell office:value-type="float" office:value="1000" calcext:value-type="float">
            <text:p>1000</text:p>
          </table:table-cell>
          <table:table-cell office:value-type="float" office:value="9.529" calcext:value-type="float">
            <text:p>9.52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601" calcext:value-type="float">
            <text:p>4601</text:p>
          </table:table-cell>
          <table:table-cell office:value-type="float" office:value="1000" calcext:value-type="float">
            <text:p>1000</text:p>
          </table:table-cell>
          <table:table-cell office:value-type="float" office:value="4.601" calcext:value-type="float">
            <text:p>4.6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3.25232482161282" calcext:value-type="float">
            <text:p>3.25232482161282</text:p>
          </table:table-cell>
          <table:table-cell table:formula="of:=LOG([.Q7])/LOG(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4578" calcext:value-type="float">
            <text:p>14578</text:p>
          </table:table-cell>
          <table:table-cell office:value-type="float" office:value="1000" calcext:value-type="float">
            <text:p>1000</text:p>
          </table:table-cell>
          <table:table-cell office:value-type="float" office:value="14.578" calcext:value-type="float">
            <text:p>14.57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0189557" calcext:value-type="float">
            <text:p>0.01895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9557" calcext:value-type="float">
            <text:p>1.89557E-05</text:p>
          </table:table-cell>
          <table:table-cell office:value-type="float" office:value="0.000012924" calcext:value-type="float">
            <text:p>1.2924E-05</text:p>
          </table:table-cell>
          <table:table-cell office:value-type="float" office:value="0.000042362" calcext:value-type="float">
            <text:p>4.2362E-05</text:p>
          </table:table-cell>
          <table:table-cell office:value-type="float" office:value="9390" calcext:value-type="float">
            <text:p>9390</text:p>
          </table:table-cell>
          <table:table-cell office:value-type="float" office:value="1000" calcext:value-type="float">
            <text:p>1000</text:p>
          </table:table-cell>
          <table:table-cell office:value-type="float" office:value="9.39" calcext:value-type="float">
            <text:p>9.3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124" calcext:value-type="float">
            <text:p>5124</text:p>
          </table:table-cell>
          <table:table-cell office:value-type="float" office:value="1000" calcext:value-type="float">
            <text:p>1000</text:p>
          </table:table-cell>
          <table:table-cell office:value-type="float" office:value="5.124" calcext:value-type="float">
            <text:p>5.1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3.23112515787905" calcext:value-type="float">
            <text:p>3.23112515787905</text:p>
          </table:table-cell>
          <table:table-cell table:formula="of:=LOG([.Q8])/LOG(2)" office:value-type="float" office:value="4.08746284125034" calcext:value-type="float">
            <text:p>4.087462841250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6870" calcext:value-type="float">
            <text:p>16870</text:p>
          </table:table-cell>
          <table:table-cell office:value-type="float" office:value="1000" calcext:value-type="float">
            <text:p>1000</text:p>
          </table:table-cell>
          <table:table-cell office:value-type="float" office:value="16.87" calcext:value-type="float">
            <text:p>16.8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0202903" calcext:value-type="float">
            <text:p>0.02029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2903" calcext:value-type="float">
            <text:p>2.02903E-05</text:p>
          </table:table-cell>
          <table:table-cell office:value-type="float" office:value="0.000015736" calcext:value-type="float">
            <text:p>1.5736E-05</text:p>
          </table:table-cell>
          <table:table-cell office:value-type="float" office:value="0.000039758" calcext:value-type="float">
            <text:p>3.9758E-05</text:p>
          </table:table-cell>
          <table:table-cell office:value-type="float" office:value="9406" calcext:value-type="float">
            <text:p>9406</text:p>
          </table:table-cell>
          <table:table-cell office:value-type="float" office:value="1000" calcext:value-type="float">
            <text:p>1000</text:p>
          </table:table-cell>
          <table:table-cell office:value-type="float" office:value="9.406" calcext:value-type="float">
            <text:p>9.40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727" calcext:value-type="float">
            <text:p>5727</text:p>
          </table:table-cell>
          <table:table-cell office:value-type="float" office:value="1000" calcext:value-type="float">
            <text:p>1000</text:p>
          </table:table-cell>
          <table:table-cell office:value-type="float" office:value="5.727" calcext:value-type="float">
            <text:p>5.7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3.23358133219589" calcext:value-type="float">
            <text:p>3.23358133219589</text:p>
          </table:table-cell>
          <table:table-cell table:formula="of:=LOG([.Q9])/LOG(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8954" calcext:value-type="float">
            <text:p>18954</text:p>
          </table:table-cell>
          <table:table-cell office:value-type="float" office:value="1000" calcext:value-type="float">
            <text:p>1000</text:p>
          </table:table-cell>
          <table:table-cell office:value-type="float" office:value="18.954" calcext:value-type="float">
            <text:p>18.95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.0209952" calcext:value-type="float">
            <text:p>0.02099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9952" calcext:value-type="float">
            <text:p>2.09952E-05</text:p>
          </table:table-cell>
          <table:table-cell office:value-type="float" office:value="0.000016507" calcext:value-type="float">
            <text:p>1.6507E-05</text:p>
          </table:table-cell>
          <table:table-cell office:value-type="float" office:value="0.000053183" calcext:value-type="float">
            <text:p>5.3183E-05</text:p>
          </table:table-cell>
          <table:table-cell office:value-type="float" office:value="8745" calcext:value-type="float">
            <text:p>8745</text:p>
          </table:table-cell>
          <table:table-cell office:value-type="float" office:value="1000" calcext:value-type="float">
            <text:p>1000</text:p>
          </table:table-cell>
          <table:table-cell office:value-type="float" office:value="8.745" calcext:value-type="float">
            <text:p>8.74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573" calcext:value-type="float">
            <text:p>6573</text:p>
          </table:table-cell>
          <table:table-cell office:value-type="float" office:value="1000" calcext:value-type="float">
            <text:p>1000</text:p>
          </table:table-cell>
          <table:table-cell office:value-type="float" office:value="6.573" calcext:value-type="float">
            <text:p>6.57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3.12845838414693" calcext:value-type="float">
            <text:p>3.12845838414693</text:p>
          </table:table-cell>
          <table:table-cell table:formula="of:=LOG([.Q10])/LOG(2)" office:value-type="float" office:value="4" calcext:value-type="float">
            <text:p>4</text:p>
          </table:table-cell>
        </table:table-row>
      </table:table>
      <table:table table:name="summary_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77" calcext:value-type="float">
            <text:p>2777</text:p>
          </table:table-cell>
          <table:table-cell office:value-type="float" office:value="1000" calcext:value-type="float">
            <text:p>1000</text:p>
          </table:table-cell>
          <table:table-cell office:value-type="float" office:value="2.777" calcext:value-type="float">
            <text:p>2.77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41987" calcext:value-type="float">
            <text:p>0.01419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1987" calcext:value-type="float">
            <text:p>1.41987E-05</text:p>
          </table:table-cell>
          <table:table-cell office:value-type="float" office:value="0.000012638" calcext:value-type="float">
            <text:p>1.2638E-05</text:p>
          </table:table-cell>
          <table:table-cell office:value-type="float" office:value="0.000031997" calcext:value-type="float">
            <text:p>3.1997E-05</text:p>
          </table:table-cell>
          <table:table-cell office:value-type="float" office:value="9106" calcext:value-type="float">
            <text:p>9106</text:p>
          </table:table-cell>
          <table:table-cell office:value-type="float" office:value="1000" calcext:value-type="float">
            <text:p>1000</text:p>
          </table:table-cell>
          <table:table-cell office:value-type="float" office:value="9.106" calcext:value-type="float">
            <text:p>9.10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002" calcext:value-type="float">
            <text:p>3002</text:p>
          </table:table-cell>
          <table:table-cell office:value-type="float" office:value="1000" calcext:value-type="float">
            <text:p>1000</text:p>
          </table:table-cell>
          <table:table-cell office:value-type="float" office:value="3.002" calcext:value-type="float">
            <text:p>3.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18681745935711" calcext:value-type="float">
            <text:p>3.18681745935711</text:p>
          </table:table-cell>
          <table:table-cell table:formula="of:=LOG([.Q2])/LOG(2)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639" calcext:value-type="float">
            <text:p>5639</text:p>
          </table:table-cell>
          <table:table-cell office:value-type="float" office:value="1000" calcext:value-type="float">
            <text:p>1000</text:p>
          </table:table-cell>
          <table:table-cell office:value-type="float" office:value="5.639" calcext:value-type="float">
            <text:p>5.63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5807" calcext:value-type="float">
            <text:p>0.0158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807" calcext:value-type="float">
            <text:p>1.5807E-05</text:p>
          </table:table-cell>
          <table:table-cell office:value-type="float" office:value="0.000012815" calcext:value-type="float">
            <text:p>1.2815E-05</text:p>
          </table:table-cell>
          <table:table-cell office:value-type="float" office:value="0.000039637" calcext:value-type="float">
            <text:p>3.9637E-05</text:p>
          </table:table-cell>
          <table:table-cell office:value-type="float" office:value="9654" calcext:value-type="float">
            <text:p>9654</text:p>
          </table:table-cell>
          <table:table-cell office:value-type="float" office:value="1000" calcext:value-type="float">
            <text:p>1000</text:p>
          </table:table-cell>
          <table:table-cell office:value-type="float" office:value="9.654" calcext:value-type="float">
            <text:p>9.65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339" calcext:value-type="float">
            <text:p>3339</text:p>
          </table:table-cell>
          <table:table-cell office:value-type="float" office:value="1000" calcext:value-type="float">
            <text:p>1000</text:p>
          </table:table-cell>
          <table:table-cell office:value-type="float" office:value="3.339" calcext:value-type="float">
            <text:p>3.3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27112682678252" calcext:value-type="float">
            <text:p>3.27112682678252</text:p>
          </table:table-cell>
          <table:table-cell table:formula="of:=LOG([.Q3])/LOG(2)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234" calcext:value-type="float">
            <text:p>8234</text:p>
          </table:table-cell>
          <table:table-cell office:value-type="float" office:value="1000" calcext:value-type="float">
            <text:p>1000</text:p>
          </table:table-cell>
          <table:table-cell office:value-type="float" office:value="8.234" calcext:value-type="float">
            <text:p>8.23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0173517" calcext:value-type="float">
            <text:p>0.01735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3517" calcext:value-type="float">
            <text:p>1.73517E-05</text:p>
          </table:table-cell>
          <table:table-cell office:value-type="float" office:value="0.000013716" calcext:value-type="float">
            <text:p>1.3716E-05</text:p>
          </table:table-cell>
          <table:table-cell office:value-type="float" office:value="0.000043266" calcext:value-type="float">
            <text:p>4.3266E-05</text:p>
          </table:table-cell>
          <table:table-cell office:value-type="float" office:value="10125" calcext:value-type="float">
            <text:p>10125</text:p>
          </table:table-cell>
          <table:table-cell office:value-type="float" office:value="1000" calcext:value-type="float">
            <text:p>1000</text:p>
          </table:table-cell>
          <table:table-cell office:value-type="float" office:value="10.125" calcext:value-type="float">
            <text:p>10.1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688" calcext:value-type="float">
            <text:p>3688</text:p>
          </table:table-cell>
          <table:table-cell office:value-type="float" office:value="1000" calcext:value-type="float">
            <text:p>1000</text:p>
          </table:table-cell>
          <table:table-cell office:value-type="float" office:value="3.688" calcext:value-type="float">
            <text:p>3.68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3.33985000288463" calcext:value-type="float">
            <text:p>3.33985000288463</text:p>
          </table:table-cell>
          <table:table-cell table:formula="of:=LOG([.Q4])/LOG(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216" calcext:value-type="float">
            <text:p>11216</text:p>
          </table:table-cell>
          <table:table-cell office:value-type="float" office:value="1000" calcext:value-type="float">
            <text:p>1000</text:p>
          </table:table-cell>
          <table:table-cell office:value-type="float" office:value="11.216" calcext:value-type="float">
            <text:p>11.21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192087" calcext:value-type="float">
            <text:p>0.01920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2087" calcext:value-type="float">
            <text:p>1.92087E-05</text:p>
          </table:table-cell>
          <table:table-cell office:value-type="float" office:value="0.000014488" calcext:value-type="float">
            <text:p>1.4488E-05</text:p>
          </table:table-cell>
          <table:table-cell office:value-type="float" office:value="0.000043532" calcext:value-type="float">
            <text:p>4.3532E-05</text:p>
          </table:table-cell>
          <table:table-cell office:value-type="float" office:value="10668" calcext:value-type="float">
            <text:p>10668</text:p>
          </table:table-cell>
          <table:table-cell office:value-type="float" office:value="1000" calcext:value-type="float">
            <text:p>1000</text:p>
          </table:table-cell>
          <table:table-cell office:value-type="float" office:value="10.668" calcext:value-type="float">
            <text:p>10.66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070" calcext:value-type="float">
            <text:p>4070</text:p>
          </table:table-cell>
          <table:table-cell office:value-type="float" office:value="1000" calcext:value-type="float">
            <text:p>1000</text:p>
          </table:table-cell>
          <table:table-cell office:value-type="float" office:value="4.07" calcext:value-type="float">
            <text:p>4.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3.41521782488884" calcext:value-type="float">
            <text:p>3.41521782488884</text:p>
          </table:table-cell>
          <table:table-cell table:formula="of:=LOG([.Q5])/LOG(2)" office:value-type="float" office:value="4.16992500144231" calcext:value-type="float">
            <text:p>4.16992500144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3991" calcext:value-type="float">
            <text:p>13991</text:p>
          </table:table-cell>
          <table:table-cell office:value-type="float" office:value="1000" calcext:value-type="float">
            <text:p>1000</text:p>
          </table:table-cell>
          <table:table-cell office:value-type="float" office:value="13.991" calcext:value-type="float">
            <text:p>13.99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0212838" calcext:value-type="float">
            <text:p>0.02128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2838" calcext:value-type="float">
            <text:p>2.12838E-05</text:p>
          </table:table-cell>
          <table:table-cell office:value-type="float" office:value="0.000015107" calcext:value-type="float">
            <text:p>1.5107E-05</text:p>
          </table:table-cell>
          <table:table-cell office:value-type="float" office:value="0.000053208" calcext:value-type="float">
            <text:p>5.3208E-05</text:p>
          </table:table-cell>
          <table:table-cell office:value-type="float" office:value="11159" calcext:value-type="float">
            <text:p>11159</text:p>
          </table:table-cell>
          <table:table-cell office:value-type="float" office:value="1000" calcext:value-type="float">
            <text:p>1000</text:p>
          </table:table-cell>
          <table:table-cell office:value-type="float" office:value="11.159" calcext:value-type="float">
            <text:p>11.15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478" calcext:value-type="float">
            <text:p>4478</text:p>
          </table:table-cell>
          <table:table-cell office:value-type="float" office:value="1000" calcext:value-type="float">
            <text:p>1000</text:p>
          </table:table-cell>
          <table:table-cell office:value-type="float" office:value="4.478" calcext:value-type="float">
            <text:p>4.47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3.4801358425131" calcext:value-type="float">
            <text:p>3.4801358425131</text:p>
          </table:table-cell>
          <table:table-cell table:formula="of:=LOG([.Q6])/LOG(2)" office:value-type="float" office:value="4.32192809488736" calcext:value-type="float">
            <text:p>4.32192809488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6645" calcext:value-type="float">
            <text:p>16645</text:p>
          </table:table-cell>
          <table:table-cell office:value-type="float" office:value="1000" calcext:value-type="float">
            <text:p>1000</text:p>
          </table:table-cell>
          <table:table-cell office:value-type="float" office:value="16.645" calcext:value-type="float">
            <text:p>16.64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0232703" calcext:value-type="float">
            <text:p>0.02327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2703" calcext:value-type="float">
            <text:p>2.32703E-05</text:p>
          </table:table-cell>
          <table:table-cell office:value-type="float" office:value="0.000016228" calcext:value-type="float">
            <text:p>1.6228E-05</text:p>
          </table:table-cell>
          <table:table-cell office:value-type="float" office:value="0.000068252" calcext:value-type="float">
            <text:p>6.8252E-05</text:p>
          </table:table-cell>
          <table:table-cell office:value-type="float" office:value="11643" calcext:value-type="float">
            <text:p>11643</text:p>
          </table:table-cell>
          <table:table-cell office:value-type="float" office:value="1000" calcext:value-type="float">
            <text:p>1000</text:p>
          </table:table-cell>
          <table:table-cell office:value-type="float" office:value="11.643" calcext:value-type="float">
            <text:p>11.64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879" calcext:value-type="float">
            <text:p>4879</text:p>
          </table:table-cell>
          <table:table-cell office:value-type="float" office:value="1000" calcext:value-type="float">
            <text:p>1000</text:p>
          </table:table-cell>
          <table:table-cell office:value-type="float" office:value="4.879" calcext:value-type="float">
            <text:p>4.87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3.54139093384452" calcext:value-type="float">
            <text:p>3.54139093384452</text:p>
          </table:table-cell>
          <table:table-cell table:formula="of:=LOG([.Q7])/LOG(2)" office:value-type="float" office:value="4.58496250072116" calcext:value-type="float">
            <text:p>4.584962500721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9581" calcext:value-type="float">
            <text:p>19581</text:p>
          </table:table-cell>
          <table:table-cell office:value-type="float" office:value="1000" calcext:value-type="float">
            <text:p>1000</text:p>
          </table:table-cell>
          <table:table-cell office:value-type="float" office:value="19.581" calcext:value-type="float">
            <text:p>19.58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0.0251946" calcext:value-type="float">
            <text:p>0.02519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1946" calcext:value-type="float">
            <text:p>2.51946E-05</text:p>
          </table:table-cell>
          <table:table-cell office:value-type="float" office:value="0.000018408" calcext:value-type="float">
            <text:p>1.8408E-05</text:p>
          </table:table-cell>
          <table:table-cell office:value-type="float" office:value="0.000052157" calcext:value-type="float">
            <text:p>5.2157E-05</text:p>
          </table:table-cell>
          <table:table-cell office:value-type="float" office:value="11687" calcext:value-type="float">
            <text:p>11687</text:p>
          </table:table-cell>
          <table:table-cell office:value-type="float" office:value="1000" calcext:value-type="float">
            <text:p>1000</text:p>
          </table:table-cell>
          <table:table-cell office:value-type="float" office:value="11.687" calcext:value-type="float">
            <text:p>11.68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5459" calcext:value-type="float">
            <text:p>5459</text:p>
          </table:table-cell>
          <table:table-cell office:value-type="float" office:value="1000" calcext:value-type="float">
            <text:p>1000</text:p>
          </table:table-cell>
          <table:table-cell office:value-type="float" office:value="5.459" calcext:value-type="float">
            <text:p>5.45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3.54683273899345" calcext:value-type="float">
            <text:p>3.54683273899345</text:p>
          </table:table-cell>
          <table:table-cell table:formula="of:=LOG([.Q8])/LOG(2)" office:value-type="float" office:value="4.58496250072116" calcext:value-type="float">
            <text:p>4.584962500721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2438" calcext:value-type="float">
            <text:p>22438</text:p>
          </table:table-cell>
          <table:table-cell office:value-type="float" office:value="1000" calcext:value-type="float">
            <text:p>1000</text:p>
          </table:table-cell>
          <table:table-cell office:value-type="float" office:value="22.438" calcext:value-type="float">
            <text:p>22.43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.0266205" calcext:value-type="float">
            <text:p>0.02662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6205" calcext:value-type="float">
            <text:p>2.66205E-05</text:p>
          </table:table-cell>
          <table:table-cell office:value-type="float" office:value="0.000019672" calcext:value-type="float">
            <text:p>1.9672E-05</text:p>
          </table:table-cell>
          <table:table-cell office:value-type="float" office:value="0.000047027" calcext:value-type="float">
            <text:p>4.7027E-05</text:p>
          </table:table-cell>
          <table:table-cell office:value-type="float" office:value="11154" calcext:value-type="float">
            <text:p>11154</text:p>
          </table:table-cell>
          <table:table-cell office:value-type="float" office:value="1000" calcext:value-type="float">
            <text:p>1000</text:p>
          </table:table-cell>
          <table:table-cell office:value-type="float" office:value="11.154" calcext:value-type="float">
            <text:p>11.15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6212" calcext:value-type="float">
            <text:p>6212</text:p>
          </table:table-cell>
          <table:table-cell office:value-type="float" office:value="1000" calcext:value-type="float">
            <text:p>1000</text:p>
          </table:table-cell>
          <table:table-cell office:value-type="float" office:value="6.212" calcext:value-type="float">
            <text:p>6.2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3.47948927097855" calcext:value-type="float">
            <text:p>3.47948927097855</text:p>
          </table:table-cell>
          <table:table-cell table:formula="of:=LOG([.Q9])/LOG(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5216" calcext:value-type="float">
            <text:p>25216</text:p>
          </table:table-cell>
          <table:table-cell office:value-type="float" office:value="1000" calcext:value-type="float">
            <text:p>1000</text:p>
          </table:table-cell>
          <table:table-cell office:value-type="float" office:value="25.216" calcext:value-type="float">
            <text:p>25.2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.0281322" calcext:value-type="float">
            <text:p>0.02813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1322" calcext:value-type="float">
            <text:p>2.81322E-05</text:p>
          </table:table-cell>
          <table:table-cell office:value-type="float" office:value="0.000022363" calcext:value-type="float">
            <text:p>2.2363E-05</text:p>
          </table:table-cell>
          <table:table-cell office:value-type="float" office:value="0.000060907" calcext:value-type="float">
            <text:p>6.0907E-05</text:p>
          </table:table-cell>
          <table:table-cell office:value-type="float" office:value="10375" calcext:value-type="float">
            <text:p>10375</text:p>
          </table:table-cell>
          <table:table-cell office:value-type="float" office:value="1000" calcext:value-type="float">
            <text:p>1000</text:p>
          </table:table-cell>
          <table:table-cell office:value-type="float" office:value="10.375" calcext:value-type="float">
            <text:p>10.37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7158" calcext:value-type="float">
            <text:p>7158</text:p>
          </table:table-cell>
          <table:table-cell office:value-type="float" office:value="1000" calcext:value-type="float">
            <text:p>1000</text:p>
          </table:table-cell>
          <table:table-cell office:value-type="float" office:value="7.158" calcext:value-type="float">
            <text:p>7.15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3.37503943134692" calcext:value-type="float">
            <text:p>3.37503943134692</text:p>
          </table:table-cell>
          <table:table-cell table:formula="of:=LOG([.Q10])/LOG(2)" office:value-type="float" office:value="4.95419631038688" calcext:value-type="float">
            <text:p>4.95419631038688</text:p>
          </table:table-cell>
        </table:table-row>
      </table:table>
      <table:table table:name="summary_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626" calcext:value-type="float">
            <text:p>3626</text:p>
          </table:table-cell>
          <table:table-cell office:value-type="float" office:value="1000" calcext:value-type="float">
            <text:p>1000</text:p>
          </table:table-cell>
          <table:table-cell office:value-type="float" office:value="3.626" calcext:value-type="float">
            <text:p>3.6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73662" calcext:value-type="float">
            <text:p>0.01736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3662" calcext:value-type="float">
            <text:p>1.73662E-05</text:p>
          </table:table-cell>
          <table:table-cell office:value-type="float" office:value="0.000015421" calcext:value-type="float">
            <text:p>1.5421E-05</text:p>
          </table:table-cell>
          <table:table-cell office:value-type="float" office:value="0.000051913" calcext:value-type="float">
            <text:p>5.1913E-05</text:p>
          </table:table-cell>
          <table:table-cell office:value-type="float" office:value="10215" calcext:value-type="float">
            <text:p>10215</text:p>
          </table:table-cell>
          <table:table-cell office:value-type="float" office:value="1000" calcext:value-type="float">
            <text:p>1000</text:p>
          </table:table-cell>
          <table:table-cell office:value-type="float" office:value="10.215" calcext:value-type="float">
            <text:p>10.2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054" calcext:value-type="float">
            <text:p>3054</text:p>
          </table:table-cell>
          <table:table-cell office:value-type="float" office:value="1000" calcext:value-type="float">
            <text:p>1000</text:p>
          </table:table-cell>
          <table:table-cell office:value-type="float" office:value="3.054" calcext:value-type="float">
            <text:p>3.0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3526172989585" calcext:value-type="float">
            <text:p>3.3526172989585</text:p>
          </table:table-cell>
          <table:table-cell table:formula="of:=LOG([.Q2])/LOG(2)" office:value-type="float" office:value="3.8073549220576" calcext:value-type="float">
            <text:p>3.80735492205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234" calcext:value-type="float">
            <text:p>7234</text:p>
          </table:table-cell>
          <table:table-cell office:value-type="float" office:value="1000" calcext:value-type="float">
            <text:p>1000</text:p>
          </table:table-cell>
          <table:table-cell office:value-type="float" office:value="7.234" calcext:value-type="float">
            <text:p>7.23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197474" calcext:value-type="float">
            <text:p>0.01974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7474" calcext:value-type="float">
            <text:p>1.97474E-05</text:p>
          </table:table-cell>
          <table:table-cell office:value-type="float" office:value="0.000015699" calcext:value-type="float">
            <text:p>1.5699E-05</text:p>
          </table:table-cell>
          <table:table-cell office:value-type="float" office:value="0.000054487" calcext:value-type="float">
            <text:p>5.4487E-05</text:p>
          </table:table-cell>
          <table:table-cell office:value-type="float" office:value="11062" calcext:value-type="float">
            <text:p>11062</text:p>
          </table:table-cell>
          <table:table-cell office:value-type="float" office:value="1000" calcext:value-type="float">
            <text:p>1000</text:p>
          </table:table-cell>
          <table:table-cell office:value-type="float" office:value="11.062" calcext:value-type="float">
            <text:p>11.06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435" calcext:value-type="float">
            <text:p>3435</text:p>
          </table:table-cell>
          <table:table-cell office:value-type="float" office:value="1000" calcext:value-type="float">
            <text:p>1000</text:p>
          </table:table-cell>
          <table:table-cell office:value-type="float" office:value="3.435" calcext:value-type="float">
            <text:p>3.4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46754034205384" calcext:value-type="float">
            <text:p>3.46754034205384</text:p>
          </table:table-cell>
          <table:table-cell table:formula="of:=LOG([.Q3])/LOG(2)" office:value-type="float" office:value="4.08746284125034" calcext:value-type="float">
            <text:p>4.087462841250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630" calcext:value-type="float">
            <text:p>10630</text:p>
          </table:table-cell>
          <table:table-cell office:value-type="float" office:value="1000" calcext:value-type="float">
            <text:p>1000</text:p>
          </table:table-cell>
          <table:table-cell office:value-type="float" office:value="10.63" calcext:value-type="float">
            <text:p>10.6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212759" calcext:value-type="float">
            <text:p>0.02127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2759" calcext:value-type="float">
            <text:p>2.12759E-05</text:p>
          </table:table-cell>
          <table:table-cell office:value-type="float" office:value="0.00001675" calcext:value-type="float">
            <text:p>1.675E-05</text:p>
          </table:table-cell>
          <table:table-cell office:value-type="float" office:value="0.00003619" calcext:value-type="float">
            <text:p>3.619E-05</text:p>
          </table:table-cell>
          <table:table-cell office:value-type="float" office:value="11742" calcext:value-type="float">
            <text:p>11742</text:p>
          </table:table-cell>
          <table:table-cell office:value-type="float" office:value="1000" calcext:value-type="float">
            <text:p>1000</text:p>
          </table:table-cell>
          <table:table-cell office:value-type="float" office:value="11.742" calcext:value-type="float">
            <text:p>11.74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829" calcext:value-type="float">
            <text:p>3829</text:p>
          </table:table-cell>
          <table:table-cell office:value-type="float" office:value="1000" calcext:value-type="float">
            <text:p>1000</text:p>
          </table:table-cell>
          <table:table-cell office:value-type="float" office:value="3.829" calcext:value-type="float">
            <text:p>3.8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3.55360625668587" calcext:value-type="float">
            <text:p>3.55360625668587</text:p>
          </table:table-cell>
          <table:table-cell table:formula="of:=LOG([.Q4])/LOG(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4235" calcext:value-type="float">
            <text:p>14235</text:p>
          </table:table-cell>
          <table:table-cell office:value-type="float" office:value="1000" calcext:value-type="float">
            <text:p>1000</text:p>
          </table:table-cell>
          <table:table-cell office:value-type="float" office:value="14.235" calcext:value-type="float">
            <text:p>14.23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0242068" calcext:value-type="float">
            <text:p>0.02420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2068" calcext:value-type="float">
            <text:p>2.42068E-05</text:p>
          </table:table-cell>
          <table:table-cell office:value-type="float" office:value="0.000017695" calcext:value-type="float">
            <text:p>1.7695E-05</text:p>
          </table:table-cell>
          <table:table-cell office:value-type="float" office:value="0.000058813" calcext:value-type="float">
            <text:p>5.8813E-05</text:p>
          </table:table-cell>
          <table:table-cell office:value-type="float" office:value="12603" calcext:value-type="float">
            <text:p>12603</text:p>
          </table:table-cell>
          <table:table-cell office:value-type="float" office:value="1000" calcext:value-type="float">
            <text:p>1000</text:p>
          </table:table-cell>
          <table:table-cell office:value-type="float" office:value="12.603" calcext:value-type="float">
            <text:p>12.60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219" calcext:value-type="float">
            <text:p>4219</text:p>
          </table:table-cell>
          <table:table-cell office:value-type="float" office:value="1000" calcext:value-type="float">
            <text:p>1000</text:p>
          </table:table-cell>
          <table:table-cell office:value-type="float" office:value="4.219" calcext:value-type="float">
            <text:p>4.2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3.65569528654559" calcext:value-type="float">
            <text:p>3.65569528654559</text:p>
          </table:table-cell>
          <table:table-cell table:formula="of:=LOG([.Q5])/LOG(2)" office:value-type="float" office:value="4.4594316186373" calcext:value-type="float">
            <text:p>4.45943161863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7923" calcext:value-type="float">
            <text:p>17923</text:p>
          </table:table-cell>
          <table:table-cell office:value-type="float" office:value="1000" calcext:value-type="float">
            <text:p>1000</text:p>
          </table:table-cell>
          <table:table-cell office:value-type="float" office:value="17.923" calcext:value-type="float">
            <text:p>17.92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0272495" calcext:value-type="float">
            <text:p>0.02724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2495" calcext:value-type="float">
            <text:p>2.72495E-05</text:p>
          </table:table-cell>
          <table:table-cell office:value-type="float" office:value="0.000018877" calcext:value-type="float">
            <text:p>1.8877E-05</text:p>
          </table:table-cell>
          <table:table-cell office:value-type="float" office:value="0.000062421" calcext:value-type="float">
            <text:p>6.2421E-05</text:p>
          </table:table-cell>
          <table:table-cell office:value-type="float" office:value="13462" calcext:value-type="float">
            <text:p>13462</text:p>
          </table:table-cell>
          <table:table-cell office:value-type="float" office:value="1000" calcext:value-type="float">
            <text:p>1000</text:p>
          </table:table-cell>
          <table:table-cell office:value-type="float" office:value="13.462" calcext:value-type="float">
            <text:p>13.46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661" calcext:value-type="float">
            <text:p>4661</text:p>
          </table:table-cell>
          <table:table-cell office:value-type="float" office:value="1000" calcext:value-type="float">
            <text:p>1000</text:p>
          </table:table-cell>
          <table:table-cell office:value-type="float" office:value="4.661" calcext:value-type="float">
            <text:p>4.66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3.75082085667328" calcext:value-type="float">
            <text:p>3.75082085667328</text:p>
          </table:table-cell>
          <table:table-cell table:formula="of:=LOG([.Q6])/LOG(2)" office:value-type="float" office:value="4.58496250072116" calcext:value-type="float">
            <text:p>4.584962500721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1456" calcext:value-type="float">
            <text:p>21456</text:p>
          </table:table-cell>
          <table:table-cell office:value-type="float" office:value="1000" calcext:value-type="float">
            <text:p>1000</text:p>
          </table:table-cell>
          <table:table-cell office:value-type="float" office:value="21.456" calcext:value-type="float">
            <text:p>21.45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.0301213" calcext:value-type="float">
            <text:p>0.03012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1213" calcext:value-type="float">
            <text:p>3.01213E-05</text:p>
          </table:table-cell>
          <table:table-cell office:value-type="float" office:value="0.000020392" calcext:value-type="float">
            <text:p>2.0392E-05</text:p>
          </table:table-cell>
          <table:table-cell office:value-type="float" office:value="0.000077335" calcext:value-type="float">
            <text:p>7.7335E-05</text:p>
          </table:table-cell>
          <table:table-cell office:value-type="float" office:value="13640" calcext:value-type="float">
            <text:p>13640</text:p>
          </table:table-cell>
          <table:table-cell office:value-type="float" office:value="1000" calcext:value-type="float">
            <text:p>1000</text:p>
          </table:table-cell>
          <table:table-cell office:value-type="float" office:value="13.64" calcext:value-type="float">
            <text:p>13.6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213" calcext:value-type="float">
            <text:p>5213</text:p>
          </table:table-cell>
          <table:table-cell office:value-type="float" office:value="1000" calcext:value-type="float">
            <text:p>1000</text:p>
          </table:table-cell>
          <table:table-cell office:value-type="float" office:value="5.213" calcext:value-type="float">
            <text:p>5.2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3.76977173924945" calcext:value-type="float">
            <text:p>3.76977173924945</text:p>
          </table:table-cell>
          <table:table-cell table:formula="of:=LOG([.Q7])/LOG(2)" office:value-type="float" office:value="4.64385618977473" calcext:value-type="float">
            <text:p>4.643856189774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5232" calcext:value-type="float">
            <text:p>25232</text:p>
          </table:table-cell>
          <table:table-cell office:value-type="float" office:value="1000" calcext:value-type="float">
            <text:p>1000</text:p>
          </table:table-cell>
          <table:table-cell office:value-type="float" office:value="25.232" calcext:value-type="float">
            <text:p>25.23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0.033257" calcext:value-type="float">
            <text:p>0.0332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257" calcext:value-type="float">
            <text:p>3.3257E-05</text:p>
          </table:table-cell>
          <table:table-cell office:value-type="float" office:value="0.000022378" calcext:value-type="float">
            <text:p>2.2378E-05</text:p>
          </table:table-cell>
          <table:table-cell office:value-type="float" office:value="0.000073538" calcext:value-type="float">
            <text:p>7.3538E-05</text:p>
          </table:table-cell>
          <table:table-cell office:value-type="float" office:value="14367" calcext:value-type="float">
            <text:p>14367</text:p>
          </table:table-cell>
          <table:table-cell office:value-type="float" office:value="1000" calcext:value-type="float">
            <text:p>1000</text:p>
          </table:table-cell>
          <table:table-cell office:value-type="float" office:value="14.367" calcext:value-type="float">
            <text:p>14.36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799" calcext:value-type="float">
            <text:p>5799</text:p>
          </table:table-cell>
          <table:table-cell office:value-type="float" office:value="1000" calcext:value-type="float">
            <text:p>1000</text:p>
          </table:table-cell>
          <table:table-cell office:value-type="float" office:value="5.799" calcext:value-type="float">
            <text:p>5.79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3.84468693629507" calcext:value-type="float">
            <text:p>3.84468693629507</text:p>
          </table:table-cell>
          <table:table-cell table:formula="of:=LOG([.Q8])/LOG(2)" office:value-type="float" office:value="5.12928301694497" calcext:value-type="float">
            <text:p>5.129283016944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8928" calcext:value-type="float">
            <text:p>28928</text:p>
          </table:table-cell>
          <table:table-cell office:value-type="float" office:value="1000" calcext:value-type="float">
            <text:p>1000</text:p>
          </table:table-cell>
          <table:table-cell office:value-type="float" office:value="28.928" calcext:value-type="float">
            <text:p>28.928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0.0367428" calcext:value-type="float">
            <text:p>0.03674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7428" calcext:value-type="float">
            <text:p>3.67428E-05</text:p>
          </table:table-cell>
          <table:table-cell office:value-type="float" office:value="0.00002551" calcext:value-type="float">
            <text:p>2.551E-05</text:p>
          </table:table-cell>
          <table:table-cell office:value-type="float" office:value="0.000102747" calcext:value-type="float">
            <text:p>0.000102747</text:p>
          </table:table-cell>
          <table:table-cell office:value-type="float" office:value="13618" calcext:value-type="float">
            <text:p>13618</text:p>
          </table:table-cell>
          <table:table-cell office:value-type="float" office:value="1000" calcext:value-type="float">
            <text:p>1000</text:p>
          </table:table-cell>
          <table:table-cell office:value-type="float" office:value="13.618" calcext:value-type="float">
            <text:p>13.61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647" calcext:value-type="float">
            <text:p>6647</text:p>
          </table:table-cell>
          <table:table-cell office:value-type="float" office:value="1000" calcext:value-type="float">
            <text:p>1000</text:p>
          </table:table-cell>
          <table:table-cell office:value-type="float" office:value="6.647" calcext:value-type="float">
            <text:p>6.64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3.76744293318947" calcext:value-type="float">
            <text:p>3.76744293318947</text:p>
          </table:table-cell>
          <table:table-cell table:formula="of:=LOG([.Q9])/LOG(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32599" calcext:value-type="float">
            <text:p>32599</text:p>
          </table:table-cell>
          <table:table-cell office:value-type="float" office:value="1000" calcext:value-type="float">
            <text:p>1000</text:p>
          </table:table-cell>
          <table:table-cell office:value-type="float" office:value="32.599" calcext:value-type="float">
            <text:p>32.599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0.0378095" calcext:value-type="float">
            <text:p>0.03780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8095" calcext:value-type="float">
            <text:p>3.78095E-05</text:p>
          </table:table-cell>
          <table:table-cell office:value-type="float" office:value="0.000030058" calcext:value-type="float">
            <text:p>3.0058E-05</text:p>
          </table:table-cell>
          <table:table-cell office:value-type="float" office:value="0.000120187" calcext:value-type="float">
            <text:p>0.000120187</text:p>
          </table:table-cell>
          <table:table-cell office:value-type="float" office:value="12234" calcext:value-type="float">
            <text:p>12234</text:p>
          </table:table-cell>
          <table:table-cell office:value-type="float" office:value="1000" calcext:value-type="float">
            <text:p>1000</text:p>
          </table:table-cell>
          <table:table-cell office:value-type="float" office:value="12.234" calcext:value-type="float">
            <text:p>12.23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7837" calcext:value-type="float">
            <text:p>7837</text:p>
          </table:table-cell>
          <table:table-cell office:value-type="float" office:value="1000" calcext:value-type="float">
            <text:p>1000</text:p>
          </table:table-cell>
          <table:table-cell office:value-type="float" office:value="7.837" calcext:value-type="float">
            <text:p>7.83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3.61282427607567" calcext:value-type="float">
            <text:p>3.61282427607567</text:p>
          </table:table-cell>
          <table:table-cell table:formula="of:=LOG([.Q10])/LOG(2)" office:value-type="float" office:value="5" calcext:value-type="float">
            <text:p>5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522" calcext:value-type="float">
            <text:p>4522</text:p>
          </table:table-cell>
          <table:table-cell office:value-type="float" office:value="1000" calcext:value-type="float">
            <text:p>1000</text:p>
          </table:table-cell>
          <table:table-cell office:value-type="float" office:value="4.522" calcext:value-type="float">
            <text:p>4.5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212103" calcext:value-type="float">
            <text:p>0.02121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2103" calcext:value-type="float">
            <text:p>2.12103E-05</text:p>
          </table:table-cell>
          <table:table-cell office:value-type="float" office:value="0.00001843" calcext:value-type="float">
            <text:p>1.843E-05</text:p>
          </table:table-cell>
          <table:table-cell office:value-type="float" office:value="0.000077368" calcext:value-type="float">
            <text:p>7.7368E-05</text:p>
          </table:table-cell>
          <table:table-cell office:value-type="float" office:value="11473" calcext:value-type="float">
            <text:p>11473</text:p>
          </table:table-cell>
          <table:table-cell office:value-type="float" office:value="1000" calcext:value-type="float">
            <text:p>1000</text:p>
          </table:table-cell>
          <table:table-cell office:value-type="float" office:value="11.473" calcext:value-type="float">
            <text:p>11.47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107" calcext:value-type="float">
            <text:p>3107</text:p>
          </table:table-cell>
          <table:table-cell office:value-type="float" office:value="1000" calcext:value-type="float">
            <text:p>1000</text:p>
          </table:table-cell>
          <table:table-cell office:value-type="float" office:value="3.107" calcext:value-type="float">
            <text:p>3.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52017077649498" calcext:value-type="float">
            <text:p>3.52017077649498</text:p>
          </table:table-cell>
          <table:table-cell table:formula="of:=LOG([.Q2])/LOG(2)" office:value-type="float" office:value="4.16992500144231" calcext:value-type="float">
            <text:p>4.169925001442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992" calcext:value-type="float">
            <text:p>8992</text:p>
          </table:table-cell>
          <table:table-cell office:value-type="float" office:value="1000" calcext:value-type="float">
            <text:p>1000</text:p>
          </table:table-cell>
          <table:table-cell office:value-type="float" office:value="8.992" calcext:value-type="float">
            <text:p>8.99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0240758" calcext:value-type="float">
            <text:p>0.02407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0758" calcext:value-type="float">
            <text:p>2.40758E-05</text:p>
          </table:table-cell>
          <table:table-cell office:value-type="float" office:value="0.000018617" calcext:value-type="float">
            <text:p>1.8617E-05</text:p>
          </table:table-cell>
          <table:table-cell office:value-type="float" office:value="0.000067126" calcext:value-type="float">
            <text:p>6.7126E-05</text:p>
          </table:table-cell>
          <table:table-cell office:value-type="float" office:value="12482" calcext:value-type="float">
            <text:p>12482</text:p>
          </table:table-cell>
          <table:table-cell office:value-type="float" office:value="1000" calcext:value-type="float">
            <text:p>1000</text:p>
          </table:table-cell>
          <table:table-cell office:value-type="float" office:value="12.482" calcext:value-type="float">
            <text:p>12.48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550" calcext:value-type="float">
            <text:p>3550</text:p>
          </table:table-cell>
          <table:table-cell office:value-type="float" office:value="1000" calcext:value-type="float">
            <text:p>1000</text:p>
          </table:table-cell>
          <table:table-cell office:value-type="float" office:value="3.55" calcext:value-type="float">
            <text:p>3.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64177721169212" calcext:value-type="float">
            <text:p>3.64177721169212</text:p>
          </table:table-cell>
          <table:table-cell table:formula="of:=LOG([.Q3])/LOG(2)" office:value-type="float" office:value="4.32192809488736" calcext:value-type="float">
            <text:p>4.321928094887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249" calcext:value-type="float">
            <text:p>13249</text:p>
          </table:table-cell>
          <table:table-cell office:value-type="float" office:value="1000" calcext:value-type="float">
            <text:p>1000</text:p>
          </table:table-cell>
          <table:table-cell office:value-type="float" office:value="13.249" calcext:value-type="float">
            <text:p>13.24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0272498" calcext:value-type="float">
            <text:p>0.02724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2498" calcext:value-type="float">
            <text:p>2.72498E-05</text:p>
          </table:table-cell>
          <table:table-cell office:value-type="float" office:value="0.000020499" calcext:value-type="float">
            <text:p>2.0499E-05</text:p>
          </table:table-cell>
          <table:table-cell office:value-type="float" office:value="0.000101708" calcext:value-type="float">
            <text:p>0.000101708</text:p>
          </table:table-cell>
          <table:table-cell office:value-type="float" office:value="13525" calcext:value-type="float">
            <text:p>13525</text:p>
          </table:table-cell>
          <table:table-cell office:value-type="float" office:value="1000" calcext:value-type="float">
            <text:p>1000</text:p>
          </table:table-cell>
          <table:table-cell office:value-type="float" office:value="13.525" calcext:value-type="float">
            <text:p>13.52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968" calcext:value-type="float">
            <text:p>3968</text:p>
          </table:table-cell>
          <table:table-cell office:value-type="float" office:value="1000" calcext:value-type="float">
            <text:p>1000</text:p>
          </table:table-cell>
          <table:table-cell office:value-type="float" office:value="3.968" calcext:value-type="float">
            <text:p>3.96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3.75755668893945" calcext:value-type="float">
            <text:p>3.75755668893945</text:p>
          </table:table-cell>
          <table:table-cell table:formula="of:=LOG([.Q4])/LOG(2)" office:value-type="float" office:value="4.39231742277876" calcext:value-type="float">
            <text:p>4.392317422778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7756" calcext:value-type="float">
            <text:p>17756</text:p>
          </table:table-cell>
          <table:table-cell office:value-type="float" office:value="1000" calcext:value-type="float">
            <text:p>1000</text:p>
          </table:table-cell>
          <table:table-cell office:value-type="float" office:value="17.756" calcext:value-type="float">
            <text:p>17.75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0307154" calcext:value-type="float">
            <text:p>0.03071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7154" calcext:value-type="float">
            <text:p>3.07154E-05</text:p>
          </table:table-cell>
          <table:table-cell office:value-type="float" office:value="0.000021995" calcext:value-type="float">
            <text:p>2.1995E-05</text:p>
          </table:table-cell>
          <table:table-cell office:value-type="float" office:value="0.000084913" calcext:value-type="float">
            <text:p>8.4913E-05</text:p>
          </table:table-cell>
          <table:table-cell office:value-type="float" office:value="14655" calcext:value-type="float">
            <text:p>14655</text:p>
          </table:table-cell>
          <table:table-cell office:value-type="float" office:value="1000" calcext:value-type="float">
            <text:p>1000</text:p>
          </table:table-cell>
          <table:table-cell office:value-type="float" office:value="14.655" calcext:value-type="float">
            <text:p>14.65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408" calcext:value-type="float">
            <text:p>4408</text:p>
          </table:table-cell>
          <table:table-cell office:value-type="float" office:value="1000" calcext:value-type="float">
            <text:p>1000</text:p>
          </table:table-cell>
          <table:table-cell office:value-type="float" office:value="4.408" calcext:value-type="float">
            <text:p>4.4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3.87332106291482" calcext:value-type="float">
            <text:p>3.87332106291482</text:p>
          </table:table-cell>
          <table:table-cell table:formula="of:=LOG([.Q5])/LOG(2)" office:value-type="float" office:value="4.58496250072116" calcext:value-type="float">
            <text:p>4.584962500721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390" calcext:value-type="float">
            <text:p>22390</text:p>
          </table:table-cell>
          <table:table-cell office:value-type="float" office:value="1000" calcext:value-type="float">
            <text:p>1000</text:p>
          </table:table-cell>
          <table:table-cell office:value-type="float" office:value="22.39" calcext:value-type="float">
            <text:p>22.3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0.0340969" calcext:value-type="float">
            <text:p>0.03409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0969" calcext:value-type="float">
            <text:p>3.40969E-05</text:p>
          </table:table-cell>
          <table:table-cell office:value-type="float" office:value="0.000022807" calcext:value-type="float">
            <text:p>2.2807E-05</text:p>
          </table:table-cell>
          <table:table-cell office:value-type="float" office:value="0.000109758" calcext:value-type="float">
            <text:p>0.000109758</text:p>
          </table:table-cell>
          <table:table-cell office:value-type="float" office:value="15700" calcext:value-type="float">
            <text:p>15700</text:p>
          </table:table-cell>
          <table:table-cell office:value-type="float" office:value="1000" calcext:value-type="float">
            <text:p>1000</text:p>
          </table:table-cell>
          <table:table-cell office:value-type="float" office:value="15.7" calcext:value-type="float">
            <text:p>15.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908" calcext:value-type="float">
            <text:p>4908</text:p>
          </table:table-cell>
          <table:table-cell office:value-type="float" office:value="1000" calcext:value-type="float">
            <text:p>1000</text:p>
          </table:table-cell>
          <table:table-cell office:value-type="float" office:value="4.908" calcext:value-type="float">
            <text:p>4.90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3.97269265400426" calcext:value-type="float">
            <text:p>3.97269265400426</text:p>
          </table:table-cell>
          <table:table-cell table:formula="of:=LOG([.Q6])/LOG(2)" office:value-type="float" office:value="4.75488750216347" calcext:value-type="float">
            <text:p>4.754887502163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6883" calcext:value-type="float">
            <text:p>26883</text:p>
          </table:table-cell>
          <table:table-cell office:value-type="float" office:value="1000" calcext:value-type="float">
            <text:p>1000</text:p>
          </table:table-cell>
          <table:table-cell office:value-type="float" office:value="26.883" calcext:value-type="float">
            <text:p>26.88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0380314" calcext:value-type="float">
            <text:p>0.03803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0314" calcext:value-type="float">
            <text:p>3.80314E-05</text:p>
          </table:table-cell>
          <table:table-cell office:value-type="float" office:value="0.000025968" calcext:value-type="float">
            <text:p>2.5968E-05</text:p>
          </table:table-cell>
          <table:table-cell office:value-type="float" office:value="0.000076554" calcext:value-type="float">
            <text:p>7.6554E-05</text:p>
          </table:table-cell>
          <table:table-cell office:value-type="float" office:value="16717" calcext:value-type="float">
            <text:p>16717</text:p>
          </table:table-cell>
          <table:table-cell office:value-type="float" office:value="1000" calcext:value-type="float">
            <text:p>1000</text:p>
          </table:table-cell>
          <table:table-cell office:value-type="float" office:value="16.717" calcext:value-type="float">
            <text:p>16.71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5429" calcext:value-type="float">
            <text:p>5429</text:p>
          </table:table-cell>
          <table:table-cell office:value-type="float" office:value="1000" calcext:value-type="float">
            <text:p>1000</text:p>
          </table:table-cell>
          <table:table-cell office:value-type="float" office:value="5.429" calcext:value-type="float">
            <text:p>5.4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4.06324406231487" calcext:value-type="float">
            <text:p>4.06324406231487</text:p>
          </table:table-cell>
          <table:table-cell table:formula="of:=LOG([.Q7])/LOG(2)" office:value-type="float" office:value="5.04439411935845" calcext:value-type="float">
            <text:p>5.044394119358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481" calcext:value-type="float">
            <text:p>31481</text:p>
          </table:table-cell>
          <table:table-cell office:value-type="float" office:value="1000" calcext:value-type="float">
            <text:p>1000</text:p>
          </table:table-cell>
          <table:table-cell office:value-type="float" office:value="31.481" calcext:value-type="float">
            <text:p>31.481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.0428685" calcext:value-type="float">
            <text:p>0.04286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8685" calcext:value-type="float">
            <text:p>4.28685E-05</text:p>
          </table:table-cell>
          <table:table-cell office:value-type="float" office:value="0.000026335" calcext:value-type="float">
            <text:p>2.6335E-05</text:p>
          </table:table-cell>
          <table:table-cell office:value-type="float" office:value="0.000088278" calcext:value-type="float">
            <text:p>8.8278E-05</text:p>
          </table:table-cell>
          <table:table-cell office:value-type="float" office:value="17056" calcext:value-type="float">
            <text:p>17056</text:p>
          </table:table-cell>
          <table:table-cell office:value-type="float" office:value="1000" calcext:value-type="float">
            <text:p>1000</text:p>
          </table:table-cell>
          <table:table-cell office:value-type="float" office:value="17.056" calcext:value-type="float">
            <text:p>17.056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134" calcext:value-type="float">
            <text:p>6134</text:p>
          </table:table-cell>
          <table:table-cell office:value-type="float" office:value="1000" calcext:value-type="float">
            <text:p>1000</text:p>
          </table:table-cell>
          <table:table-cell office:value-type="float" office:value="6.134" calcext:value-type="float">
            <text:p>6.13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4.09220743809709" calcext:value-type="float">
            <text:p>4.09220743809709</text:p>
          </table:table-cell>
          <table:table-cell table:formula="of:=LOG([.Q8])/LOG(2)" office:value-type="float" office:value="5.16992500144231" calcext:value-type="float">
            <text:p>5.169925001442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6025" calcext:value-type="float">
            <text:p>36025</text:p>
          </table:table-cell>
          <table:table-cell office:value-type="float" office:value="1000" calcext:value-type="float">
            <text:p>1000</text:p>
          </table:table-cell>
          <table:table-cell office:value-type="float" office:value="36.025" calcext:value-type="float">
            <text:p>36.025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0.0459407" calcext:value-type="float">
            <text:p>0.04594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9407" calcext:value-type="float">
            <text:p>4.59407E-05</text:p>
          </table:table-cell>
          <table:table-cell office:value-type="float" office:value="0.000032131" calcext:value-type="float">
            <text:p>3.2131E-05</text:p>
          </table:table-cell>
          <table:table-cell office:value-type="float" office:value="0.0001011" calcext:value-type="float">
            <text:p>0.0001011</text:p>
          </table:table-cell>
          <table:table-cell office:value-type="float" office:value="16746" calcext:value-type="float">
            <text:p>16746</text:p>
          </table:table-cell>
          <table:table-cell office:value-type="float" office:value="1000" calcext:value-type="float">
            <text:p>1000</text:p>
          </table:table-cell>
          <table:table-cell office:value-type="float" office:value="16.746" calcext:value-type="float">
            <text:p>16.746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7044" calcext:value-type="float">
            <text:p>7044</text:p>
          </table:table-cell>
          <table:table-cell office:value-type="float" office:value="1000" calcext:value-type="float">
            <text:p>1000</text:p>
          </table:table-cell>
          <table:table-cell office:value-type="float" office:value="7.044" calcext:value-type="float">
            <text:p>7.04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4.06574462512514" calcext:value-type="float">
            <text:p>4.06574462512514</text:p>
          </table:table-cell>
          <table:table-cell table:formula="of:=LOG([.Q9])/LOG(2)" office:value-type="float" office:value="5.24792751344359" calcext:value-type="float">
            <text:p>5.24792751344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490" calcext:value-type="float">
            <text:p>40490</text:p>
          </table:table-cell>
          <table:table-cell office:value-type="float" office:value="1000" calcext:value-type="float">
            <text:p>1000</text:p>
          </table:table-cell>
          <table:table-cell office:value-type="float" office:value="40.49" calcext:value-type="float">
            <text:p>40.49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0.0462365" calcext:value-type="float">
            <text:p>0.0462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2365" calcext:value-type="float">
            <text:p>4.62365E-05</text:p>
          </table:table-cell>
          <table:table-cell office:value-type="float" office:value="0.000035784" calcext:value-type="float">
            <text:p>3.5784E-05</text:p>
          </table:table-cell>
          <table:table-cell office:value-type="float" office:value="0.000105245" calcext:value-type="float">
            <text:p>0.000105245</text:p>
          </table:table-cell>
          <table:table-cell office:value-type="float" office:value="14419" calcext:value-type="float">
            <text:p>14419</text:p>
          </table:table-cell>
          <table:table-cell office:value-type="float" office:value="1000" calcext:value-type="float">
            <text:p>1000</text:p>
          </table:table-cell>
          <table:table-cell office:value-type="float" office:value="14.419" calcext:value-type="float">
            <text:p>14.419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8356" calcext:value-type="float">
            <text:p>8356</text:p>
          </table:table-cell>
          <table:table-cell office:value-type="float" office:value="1000" calcext:value-type="float">
            <text:p>1000</text:p>
          </table:table-cell>
          <table:table-cell office:value-type="float" office:value="8.356" calcext:value-type="float">
            <text:p>8.35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3.84989920779708" calcext:value-type="float">
            <text:p>3.84989920779708</text:p>
          </table:table-cell>
          <table:table-cell table:formula="of:=LOG([.Q10])/LOG(2)" office:value-type="float" office:value="5.61470984411521" calcext:value-type="float">
            <text:p>5.61470984411521</text:p>
          </table:table-cell>
        </table:table-row>
      </table:table>
      <table:table table:name="summary_11" table:style-name="ta1">
        <table:table-column table:style-name="co1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329" calcext:value-type="float">
            <text:p>5329</text:p>
          </table:table-cell>
          <table:table-cell office:value-type="float" office:value="1000" calcext:value-type="float">
            <text:p>1000</text:p>
          </table:table-cell>
          <table:table-cell office:value-type="float" office:value="5.329" calcext:value-type="float">
            <text:p>5.32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24351" calcext:value-type="float">
            <text:p>0.0243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351" calcext:value-type="float">
            <text:p>2.4351E-05</text:p>
          </table:table-cell>
          <table:table-cell office:value-type="float" office:value="0.000021298" calcext:value-type="float">
            <text:p>2.1298E-05</text:p>
          </table:table-cell>
          <table:table-cell office:value-type="float" office:value="0.000080604" calcext:value-type="float">
            <text:p>8.0604E-05</text:p>
          </table:table-cell>
          <table:table-cell office:value-type="float" office:value="12681" calcext:value-type="float">
            <text:p>12681</text:p>
          </table:table-cell>
          <table:table-cell office:value-type="float" office:value="1000" calcext:value-type="float">
            <text:p>1000</text:p>
          </table:table-cell>
          <table:table-cell office:value-type="float" office:value="12.681" calcext:value-type="float">
            <text:p>12.68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113" calcext:value-type="float">
            <text:p>3113</text:p>
          </table:table-cell>
          <table:table-cell office:value-type="float" office:value="1000" calcext:value-type="float">
            <text:p>1000</text:p>
          </table:table-cell>
          <table:table-cell office:value-type="float" office:value="3.113" calcext:value-type="float">
            <text:p>3.1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66459661308986" calcext:value-type="float">
            <text:p>3.66459661308986</text:p>
          </table:table-cell>
          <table:table-cell table:formula="of:=LOG([.Q2])/LOG(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917" calcext:value-type="float">
            <text:p>10917</text:p>
          </table:table-cell>
          <table:table-cell office:value-type="float" office:value="1000" calcext:value-type="float">
            <text:p>1000</text:p>
          </table:table-cell>
          <table:table-cell office:value-type="float" office:value="10.917" calcext:value-type="float">
            <text:p>10.9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0276616" calcext:value-type="float">
            <text:p>0.02766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6616" calcext:value-type="float">
            <text:p>2.76616E-05</text:p>
          </table:table-cell>
          <table:table-cell office:value-type="float" office:value="0.000022137" calcext:value-type="float">
            <text:p>2.2137E-05</text:p>
          </table:table-cell>
          <table:table-cell office:value-type="float" office:value="0.000063412" calcext:value-type="float">
            <text:p>6.3412E-05</text:p>
          </table:table-cell>
          <table:table-cell office:value-type="float" office:value="14173" calcext:value-type="float">
            <text:p>14173</text:p>
          </table:table-cell>
          <table:table-cell office:value-type="float" office:value="1000" calcext:value-type="float">
            <text:p>1000</text:p>
          </table:table-cell>
          <table:table-cell office:value-type="float" office:value="14.173" calcext:value-type="float">
            <text:p>14.17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639" calcext:value-type="float">
            <text:p>3639</text:p>
          </table:table-cell>
          <table:table-cell office:value-type="float" office:value="1000" calcext:value-type="float">
            <text:p>1000</text:p>
          </table:table-cell>
          <table:table-cell office:value-type="float" office:value="3.639" calcext:value-type="float">
            <text:p>3.6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82507326083753" calcext:value-type="float">
            <text:p>3.82507326083753</text:p>
          </table:table-cell>
          <table:table-cell table:formula="of:=LOG([.Q3])/LOG(2)" office:value-type="float" office:value="4.39231742277876" calcext:value-type="float">
            <text:p>4.392317422778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584" calcext:value-type="float">
            <text:p>16584</text:p>
          </table:table-cell>
          <table:table-cell office:value-type="float" office:value="1000" calcext:value-type="float">
            <text:p>1000</text:p>
          </table:table-cell>
          <table:table-cell office:value-type="float" office:value="16.584" calcext:value-type="float">
            <text:p>16.58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.0319451" calcext:value-type="float">
            <text:p>0.03194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9451" calcext:value-type="float">
            <text:p>3.19451E-05</text:p>
          </table:table-cell>
          <table:table-cell office:value-type="float" office:value="0.000023858" calcext:value-type="float">
            <text:p>2.3858E-05</text:p>
          </table:table-cell>
          <table:table-cell office:value-type="float" office:value="0.00008986" calcext:value-type="float">
            <text:p>8.986E-05</text:p>
          </table:table-cell>
          <table:table-cell office:value-type="float" office:value="15708" calcext:value-type="float">
            <text:p>15708</text:p>
          </table:table-cell>
          <table:table-cell office:value-type="float" office:value="1000" calcext:value-type="float">
            <text:p>1000</text:p>
          </table:table-cell>
          <table:table-cell office:value-type="float" office:value="15.708" calcext:value-type="float">
            <text:p>15.70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117" calcext:value-type="float">
            <text:p>4117</text:p>
          </table:table-cell>
          <table:table-cell office:value-type="float" office:value="1000" calcext:value-type="float">
            <text:p>1000</text:p>
          </table:table-cell>
          <table:table-cell office:value-type="float" office:value="4.117" calcext:value-type="float">
            <text:p>4.1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3.97342759800431" calcext:value-type="float">
            <text:p>3.97342759800431</text:p>
          </table:table-cell>
          <table:table-cell table:formula="of:=LOG([.Q4])/LOG(2)" office:value-type="float" office:value="4.64385618977473" calcext:value-type="float">
            <text:p>4.643856189774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2033" calcext:value-type="float">
            <text:p>22033</text:p>
          </table:table-cell>
          <table:table-cell office:value-type="float" office:value="1000" calcext:value-type="float">
            <text:p>1000</text:p>
          </table:table-cell>
          <table:table-cell office:value-type="float" office:value="22.033" calcext:value-type="float">
            <text:p>22.03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0.0368571" calcext:value-type="float">
            <text:p>0.03685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8571" calcext:value-type="float">
            <text:p>3.68571E-05</text:p>
          </table:table-cell>
          <table:table-cell office:value-type="float" office:value="0.000025213" calcext:value-type="float">
            <text:p>2.5213E-05</text:p>
          </table:table-cell>
          <table:table-cell office:value-type="float" office:value="0.000115804" calcext:value-type="float">
            <text:p>0.000115804</text:p>
          </table:table-cell>
          <table:table-cell office:value-type="float" office:value="17455" calcext:value-type="float">
            <text:p>17455</text:p>
          </table:table-cell>
          <table:table-cell office:value-type="float" office:value="1000" calcext:value-type="float">
            <text:p>1000</text:p>
          </table:table-cell>
          <table:table-cell office:value-type="float" office:value="17.455" calcext:value-type="float">
            <text:p>17.45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536" calcext:value-type="float">
            <text:p>4536</text:p>
          </table:table-cell>
          <table:table-cell office:value-type="float" office:value="1000" calcext:value-type="float">
            <text:p>1000</text:p>
          </table:table-cell>
          <table:table-cell office:value-type="float" office:value="4.536" calcext:value-type="float">
            <text:p>4.53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4.12556845177803" calcext:value-type="float">
            <text:p>4.12556845177803</text:p>
          </table:table-cell>
          <table:table-cell table:formula="of:=LOG([.Q5])/LOG(2)" office:value-type="float" office:value="4.8073549220576" calcext:value-type="float">
            <text:p>4.80735492205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7362" calcext:value-type="float">
            <text:p>27362</text:p>
          </table:table-cell>
          <table:table-cell office:value-type="float" office:value="1000" calcext:value-type="float">
            <text:p>1000</text:p>
          </table:table-cell>
          <table:table-cell office:value-type="float" office:value="27.362" calcext:value-type="float">
            <text:p>27.362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0.0419821" calcext:value-type="float">
            <text:p>0.04198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9821" calcext:value-type="float">
            <text:p>4.19821E-05</text:p>
          </table:table-cell>
          <table:table-cell office:value-type="float" office:value="0.00002697" calcext:value-type="float">
            <text:p>2.697E-05</text:p>
          </table:table-cell>
          <table:table-cell office:value-type="float" office:value="0.00008315" calcext:value-type="float">
            <text:p>8.315E-05</text:p>
          </table:table-cell>
          <table:table-cell office:value-type="float" office:value="18716" calcext:value-type="float">
            <text:p>18716</text:p>
          </table:table-cell>
          <table:table-cell office:value-type="float" office:value="1000" calcext:value-type="float">
            <text:p>1000</text:p>
          </table:table-cell>
          <table:table-cell office:value-type="float" office:value="18.716" calcext:value-type="float">
            <text:p>18.71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055" calcext:value-type="float">
            <text:p>5055</text:p>
          </table:table-cell>
          <table:table-cell office:value-type="float" office:value="1000" calcext:value-type="float">
            <text:p>1000</text:p>
          </table:table-cell>
          <table:table-cell office:value-type="float" office:value="5.055" calcext:value-type="float">
            <text:p>5.0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4.22620022869822" calcext:value-type="float">
            <text:p>4.22620022869822</text:p>
          </table:table-cell>
          <table:table-cell table:formula="of:=LOG([.Q6])/LOG(2)" office:value-type="float" office:value="5.04439411935845" calcext:value-type="float">
            <text:p>5.044394119358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2899" calcext:value-type="float">
            <text:p>32899</text:p>
          </table:table-cell>
          <table:table-cell office:value-type="float" office:value="1000" calcext:value-type="float">
            <text:p>1000</text:p>
          </table:table-cell>
          <table:table-cell office:value-type="float" office:value="32.899" calcext:value-type="float">
            <text:p>32.899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0.0488525" calcext:value-type="float">
            <text:p>0.04885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8525" calcext:value-type="float">
            <text:p>4.88525E-05</text:p>
          </table:table-cell>
          <table:table-cell office:value-type="float" office:value="0.000031613" calcext:value-type="float">
            <text:p>3.1613E-05</text:p>
          </table:table-cell>
          <table:table-cell office:value-type="float" office:value="0.000120382" calcext:value-type="float">
            <text:p>0.000120382</text:p>
          </table:table-cell>
          <table:table-cell office:value-type="float" office:value="20091" calcext:value-type="float">
            <text:p>20091</text:p>
          </table:table-cell>
          <table:table-cell office:value-type="float" office:value="1000" calcext:value-type="float">
            <text:p>1000</text:p>
          </table:table-cell>
          <table:table-cell office:value-type="float" office:value="20.091" calcext:value-type="float">
            <text:p>20.09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5673" calcext:value-type="float">
            <text:p>5673</text:p>
          </table:table-cell>
          <table:table-cell office:value-type="float" office:value="1000" calcext:value-type="float">
            <text:p>1000</text:p>
          </table:table-cell>
          <table:table-cell office:value-type="float" office:value="5.673" calcext:value-type="float">
            <text:p>5.6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4.32847746877122" calcext:value-type="float">
            <text:p>4.32847746877122</text:p>
          </table:table-cell>
          <table:table-cell table:formula="of:=LOG([.Q7])/LOG(2)" office:value-type="float" office:value="5.32192809488736" calcext:value-type="float">
            <text:p>5.321928094887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8504" calcext:value-type="float">
            <text:p>38504</text:p>
          </table:table-cell>
          <table:table-cell office:value-type="float" office:value="1000" calcext:value-type="float">
            <text:p>1000</text:p>
          </table:table-cell>
          <table:table-cell office:value-type="float" office:value="38.504" calcext:value-type="float">
            <text:p>38.504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0.0541487" calcext:value-type="float">
            <text:p>0.05414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1487" calcext:value-type="float">
            <text:p>5.41487E-05</text:p>
          </table:table-cell>
          <table:table-cell office:value-type="float" office:value="0.000034735" calcext:value-type="float">
            <text:p>3.4735E-05</text:p>
          </table:table-cell>
          <table:table-cell office:value-type="float" office:value="0.000113914" calcext:value-type="float">
            <text:p>0.000113914</text:p>
          </table:table-cell>
          <table:table-cell office:value-type="float" office:value="20898" calcext:value-type="float">
            <text:p>20898</text:p>
          </table:table-cell>
          <table:table-cell office:value-type="float" office:value="1000" calcext:value-type="float">
            <text:p>1000</text:p>
          </table:table-cell>
          <table:table-cell office:value-type="float" office:value="20.898" calcext:value-type="float">
            <text:p>20.898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6425" calcext:value-type="float">
            <text:p>6425</text:p>
          </table:table-cell>
          <table:table-cell office:value-type="float" office:value="1000" calcext:value-type="float">
            <text:p>1000</text:p>
          </table:table-cell>
          <table:table-cell office:value-type="float" office:value="6.425" calcext:value-type="float">
            <text:p>6.4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4.38529297364579" calcext:value-type="float">
            <text:p>4.38529297364579</text:p>
          </table:table-cell>
          <table:table-cell table:formula="of:=LOG([.Q8])/LOG(2)" office:value-type="float" office:value="5.55458885167764" calcext:value-type="float">
            <text:p>5.554588851677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43946" calcext:value-type="float">
            <text:p>43946</text:p>
          </table:table-cell>
          <table:table-cell office:value-type="float" office:value="1000" calcext:value-type="float">
            <text:p>1000</text:p>
          </table:table-cell>
          <table:table-cell office:value-type="float" office:value="43.946" calcext:value-type="float">
            <text:p>43.946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0.0593764" calcext:value-type="float">
            <text:p>0.05937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3764" calcext:value-type="float">
            <text:p>5.93764E-05</text:p>
          </table:table-cell>
          <table:table-cell office:value-type="float" office:value="0.000038486" calcext:value-type="float">
            <text:p>3.8486E-05</text:p>
          </table:table-cell>
          <table:table-cell office:value-type="float" office:value="0.000162475" calcext:value-type="float">
            <text:p>0.000162475</text:p>
          </table:table-cell>
          <table:table-cell office:value-type="float" office:value="20323" calcext:value-type="float">
            <text:p>20323</text:p>
          </table:table-cell>
          <table:table-cell office:value-type="float" office:value="1000" calcext:value-type="float">
            <text:p>1000</text:p>
          </table:table-cell>
          <table:table-cell office:value-type="float" office:value="20.323" calcext:value-type="float">
            <text:p>20.323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7400" calcext:value-type="float">
            <text:p>7400</text:p>
          </table:table-cell>
          <table:table-cell office:value-type="float" office:value="1000" calcext:value-type="float">
            <text:p>1000</text:p>
          </table:table-cell>
          <table:table-cell office:value-type="float" office:value="7.4" calcext:value-type="float">
            <text:p>7.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4.34504147759093" calcext:value-type="float">
            <text:p>4.34504147759093</text:p>
          </table:table-cell>
          <table:table-cell table:formula="of:=LOG([.Q9])/LOG(2)" office:value-type="float" office:value="5.61470984411521" calcext:value-type="float">
            <text:p>5.614709844115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9532" calcext:value-type="float">
            <text:p>49532</text:p>
          </table:table-cell>
          <table:table-cell office:value-type="float" office:value="1000" calcext:value-type="float">
            <text:p>1000</text:p>
          </table:table-cell>
          <table:table-cell office:value-type="float" office:value="49.532" calcext:value-type="float">
            <text:p>49.532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0.0575924" calcext:value-type="float">
            <text:p>0.05759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5924" calcext:value-type="float">
            <text:p>5.75924E-05</text:p>
          </table:table-cell>
          <table:table-cell office:value-type="float" office:value="0.000045701" calcext:value-type="float">
            <text:p>4.5701E-05</text:p>
          </table:table-cell>
          <table:table-cell office:value-type="float" office:value="0.000132153" calcext:value-type="float">
            <text:p>0.000132153</text:p>
          </table:table-cell>
          <table:table-cell office:value-type="float" office:value="16995" calcext:value-type="float">
            <text:p>16995</text:p>
          </table:table-cell>
          <table:table-cell office:value-type="float" office:value="1000" calcext:value-type="float">
            <text:p>1000</text:p>
          </table:table-cell>
          <table:table-cell office:value-type="float" office:value="16.995" calcext:value-type="float">
            <text:p>16.995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8934" calcext:value-type="float">
            <text:p>8934</text:p>
          </table:table-cell>
          <table:table-cell office:value-type="float" office:value="1000" calcext:value-type="float">
            <text:p>1000</text:p>
          </table:table-cell>
          <table:table-cell office:value-type="float" office:value="8.934" calcext:value-type="float">
            <text:p>8.93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4.08703845676695" calcext:value-type="float">
            <text:p>4.08703845676695</text:p>
          </table:table-cell>
          <table:table-cell table:formula="of:=LOG([.Q10])/LOG(2)" office:value-type="float" office:value="6" calcext:value-type="float">
            <text:p>6</text:p>
          </table:table-cell>
        </table:table-row>
      </table:table>
      <table:table table:name="summary_1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712" calcext:value-type="float">
            <text:p>6712</text:p>
          </table:table-cell>
          <table:table-cell office:value-type="float" office:value="1000" calcext:value-type="float">
            <text:p>1000</text:p>
          </table:table-cell>
          <table:table-cell office:value-type="float" office:value="6.712" calcext:value-type="float">
            <text:p>6.71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283416" calcext:value-type="float">
            <text:p>0.02834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3416" calcext:value-type="float">
            <text:p>2.83416E-05</text:p>
          </table:table-cell>
          <table:table-cell office:value-type="float" office:value="0.000024692" calcext:value-type="float">
            <text:p>2.4692E-05</text:p>
          </table:table-cell>
          <table:table-cell office:value-type="float" office:value="0.000061366" calcext:value-type="float">
            <text:p>6.1366E-05</text:p>
          </table:table-cell>
          <table:table-cell office:value-type="float" office:value="14123" calcext:value-type="float">
            <text:p>14123</text:p>
          </table:table-cell>
          <table:table-cell office:value-type="float" office:value="1000" calcext:value-type="float">
            <text:p>1000</text:p>
          </table:table-cell>
          <table:table-cell office:value-type="float" office:value="14.123" calcext:value-type="float">
            <text:p>14.1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184" calcext:value-type="float">
            <text:p>3184</text:p>
          </table:table-cell>
          <table:table-cell office:value-type="float" office:value="1000" calcext:value-type="float">
            <text:p>1000</text:p>
          </table:table-cell>
          <table:table-cell office:value-type="float" office:value="3.184" calcext:value-type="float">
            <text:p>3.1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81997467254783" calcext:value-type="float">
            <text:p>3.81997467254783</text:p>
          </table:table-cell>
          <table:table-cell table:formula="of:=LOG([.Q2])/LOG(2)" office:value-type="float" office:value="4.4594316186373" calcext:value-type="float">
            <text:p>4.45943161863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299" calcext:value-type="float">
            <text:p>13299</text:p>
          </table:table-cell>
          <table:table-cell office:value-type="float" office:value="1000" calcext:value-type="float">
            <text:p>1000</text:p>
          </table:table-cell>
          <table:table-cell office:value-type="float" office:value="13.299" calcext:value-type="float">
            <text:p>13.29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0323287" calcext:value-type="float">
            <text:p>0.03232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3287" calcext:value-type="float">
            <text:p>3.23287E-05</text:p>
          </table:table-cell>
          <table:table-cell office:value-type="float" office:value="0.00002634" calcext:value-type="float">
            <text:p>2.634E-05</text:p>
          </table:table-cell>
          <table:table-cell office:value-type="float" office:value="0.000065672" calcext:value-type="float">
            <text:p>6.5672E-05</text:p>
          </table:table-cell>
          <table:table-cell office:value-type="float" office:value="15838" calcext:value-type="float">
            <text:p>15838</text:p>
          </table:table-cell>
          <table:table-cell office:value-type="float" office:value="1000" calcext:value-type="float">
            <text:p>1000</text:p>
          </table:table-cell>
          <table:table-cell office:value-type="float" office:value="15.838" calcext:value-type="float">
            <text:p>15.83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751" calcext:value-type="float">
            <text:p>3751</text:p>
          </table:table-cell>
          <table:table-cell office:value-type="float" office:value="1000" calcext:value-type="float">
            <text:p>1000</text:p>
          </table:table-cell>
          <table:table-cell office:value-type="float" office:value="3.751" calcext:value-type="float">
            <text:p>3.75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98531826033926" calcext:value-type="float">
            <text:p>3.98531826033926</text:p>
          </table:table-cell>
          <table:table-cell table:formula="of:=LOG([.Q3])/LOG(2)" office:value-type="float" office:value="4.64385618977473" calcext:value-type="float">
            <text:p>4.643856189774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9694" calcext:value-type="float">
            <text:p>19694</text:p>
          </table:table-cell>
          <table:table-cell office:value-type="float" office:value="1000" calcext:value-type="float">
            <text:p>1000</text:p>
          </table:table-cell>
          <table:table-cell office:value-type="float" office:value="19.694" calcext:value-type="float">
            <text:p>19.69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.0373651" calcext:value-type="float">
            <text:p>0.03736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3651" calcext:value-type="float">
            <text:p>3.73651E-05</text:p>
          </table:table-cell>
          <table:table-cell office:value-type="float" office:value="0.000028269" calcext:value-type="float">
            <text:p>2.8269E-05</text:p>
          </table:table-cell>
          <table:table-cell office:value-type="float" office:value="0.000093154" calcext:value-type="float">
            <text:p>9.3154E-05</text:p>
          </table:table-cell>
          <table:table-cell office:value-type="float" office:value="17904" calcext:value-type="float">
            <text:p>17904</text:p>
          </table:table-cell>
          <table:table-cell office:value-type="float" office:value="1000" calcext:value-type="float">
            <text:p>1000</text:p>
          </table:table-cell>
          <table:table-cell office:value-type="float" office:value="17.904" calcext:value-type="float">
            <text:p>17.90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193" calcext:value-type="float">
            <text:p>4193</text:p>
          </table:table-cell>
          <table:table-cell office:value-type="float" office:value="1000" calcext:value-type="float">
            <text:p>1000</text:p>
          </table:table-cell>
          <table:table-cell office:value-type="float" office:value="4.193" calcext:value-type="float">
            <text:p>4.1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16221003631431" calcext:value-type="float">
            <text:p>4.16221003631431</text:p>
          </table:table-cell>
          <table:table-cell table:formula="of:=LOG([.Q4])/LOG(2)" office:value-type="float" office:value="4.90689059560852" calcext:value-type="float">
            <text:p>4.906890595608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6207" calcext:value-type="float">
            <text:p>26207</text:p>
          </table:table-cell>
          <table:table-cell office:value-type="float" office:value="1000" calcext:value-type="float">
            <text:p>1000</text:p>
          </table:table-cell>
          <table:table-cell office:value-type="float" office:value="26.207" calcext:value-type="float">
            <text:p>26.20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0.0438659" calcext:value-type="float">
            <text:p>0.04386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8659" calcext:value-type="float">
            <text:p>4.38659E-05</text:p>
          </table:table-cell>
          <table:table-cell office:value-type="float" office:value="0.000029729" calcext:value-type="float">
            <text:p>2.9729E-05</text:p>
          </table:table-cell>
          <table:table-cell office:value-type="float" office:value="0.000101155" calcext:value-type="float">
            <text:p>0.000101155</text:p>
          </table:table-cell>
          <table:table-cell office:value-type="float" office:value="19872" calcext:value-type="float">
            <text:p>19872</text:p>
          </table:table-cell>
          <table:table-cell office:value-type="float" office:value="1000" calcext:value-type="float">
            <text:p>1000</text:p>
          </table:table-cell>
          <table:table-cell office:value-type="float" office:value="19.872" calcext:value-type="float">
            <text:p>19.87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686" calcext:value-type="float">
            <text:p>4686</text:p>
          </table:table-cell>
          <table:table-cell office:value-type="float" office:value="1000" calcext:value-type="float">
            <text:p>1000</text:p>
          </table:table-cell>
          <table:table-cell office:value-type="float" office:value="4.686" calcext:value-type="float">
            <text:p>4.68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4.31266517355839" calcext:value-type="float">
            <text:p>4.31266517355839</text:p>
          </table:table-cell>
          <table:table-cell table:formula="of:=LOG([.Q5])/LOG(2)" office:value-type="float" office:value="5.04439411935845" calcext:value-type="float">
            <text:p>5.044394119358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3150" calcext:value-type="float">
            <text:p>33150</text:p>
          </table:table-cell>
          <table:table-cell office:value-type="float" office:value="1000" calcext:value-type="float">
            <text:p>1000</text:p>
          </table:table-cell>
          <table:table-cell office:value-type="float" office:value="33.15" calcext:value-type="float">
            <text:p>33.15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0.0522676" calcext:value-type="float">
            <text:p>0.05226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2676" calcext:value-type="float">
            <text:p>5.22676E-05</text:p>
          </table:table-cell>
          <table:table-cell office:value-type="float" office:value="0.000033104" calcext:value-type="float">
            <text:p>3.3104E-05</text:p>
          </table:table-cell>
          <table:table-cell office:value-type="float" office:value="0.000102485" calcext:value-type="float">
            <text:p>0.000102485</text:p>
          </table:table-cell>
          <table:table-cell office:value-type="float" office:value="22229" calcext:value-type="float">
            <text:p>22229</text:p>
          </table:table-cell>
          <table:table-cell office:value-type="float" office:value="1000" calcext:value-type="float">
            <text:p>1000</text:p>
          </table:table-cell>
          <table:table-cell office:value-type="float" office:value="22.229" calcext:value-type="float">
            <text:p>22.229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5258" calcext:value-type="float">
            <text:p>5258</text:p>
          </table:table-cell>
          <table:table-cell office:value-type="float" office:value="1000" calcext:value-type="float">
            <text:p>1000</text:p>
          </table:table-cell>
          <table:table-cell office:value-type="float" office:value="5.258" calcext:value-type="float">
            <text:p>5.25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4.47437114323017" calcext:value-type="float">
            <text:p>4.47437114323017</text:p>
          </table:table-cell>
          <table:table-cell table:formula="of:=LOG([.Q6])/LOG(2)" office:value-type="float" office:value="5.39231742277876" calcext:value-type="float">
            <text:p>5.392317422778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9623" calcext:value-type="float">
            <text:p>39623</text:p>
          </table:table-cell>
          <table:table-cell office:value-type="float" office:value="1000" calcext:value-type="float">
            <text:p>1000</text:p>
          </table:table-cell>
          <table:table-cell office:value-type="float" office:value="39.623" calcext:value-type="float">
            <text:p>39.623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0.0597479" calcext:value-type="float">
            <text:p>0.05974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7479" calcext:value-type="float">
            <text:p>5.97479E-05</text:p>
          </table:table-cell>
          <table:table-cell office:value-type="float" office:value="0.000036883" calcext:value-type="float">
            <text:p>3.6883E-05</text:p>
          </table:table-cell>
          <table:table-cell office:value-type="float" office:value="0.00011184" calcext:value-type="float">
            <text:p>0.00011184</text:p>
          </table:table-cell>
          <table:table-cell office:value-type="float" office:value="23973" calcext:value-type="float">
            <text:p>23973</text:p>
          </table:table-cell>
          <table:table-cell office:value-type="float" office:value="1000" calcext:value-type="float">
            <text:p>1000</text:p>
          </table:table-cell>
          <table:table-cell office:value-type="float" office:value="23.973" calcext:value-type="float">
            <text:p>23.973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905" calcext:value-type="float">
            <text:p>5905</text:p>
          </table:table-cell>
          <table:table-cell office:value-type="float" office:value="1000" calcext:value-type="float">
            <text:p>1000</text:p>
          </table:table-cell>
          <table:table-cell office:value-type="float" office:value="5.905" calcext:value-type="float">
            <text:p>5.90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4.58333855515941" calcext:value-type="float">
            <text:p>4.58333855515941</text:p>
          </table:table-cell>
          <table:table-cell table:formula="of:=LOG([.Q7])/LOG(2)" office:value-type="float" office:value="5.78135971352466" calcext:value-type="float">
            <text:p>5.781359713524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6468" calcext:value-type="float">
            <text:p>46468</text:p>
          </table:table-cell>
          <table:table-cell office:value-type="float" office:value="1000" calcext:value-type="float">
            <text:p>1000</text:p>
          </table:table-cell>
          <table:table-cell office:value-type="float" office:value="46.468" calcext:value-type="float">
            <text:p>46.468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0.0687558" calcext:value-type="float">
            <text:p>0.06875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7558" calcext:value-type="float">
            <text:p>6.87558E-05</text:p>
          </table:table-cell>
          <table:table-cell office:value-type="float" office:value="0.000041162" calcext:value-type="float">
            <text:p>4.1162E-05</text:p>
          </table:table-cell>
          <table:table-cell office:value-type="float" office:value="0.000129064" calcext:value-type="float">
            <text:p>0.000129064</text:p>
          </table:table-cell>
          <table:table-cell office:value-type="float" office:value="25318" calcext:value-type="float">
            <text:p>25318</text:p>
          </table:table-cell>
          <table:table-cell office:value-type="float" office:value="1000" calcext:value-type="float">
            <text:p>1000</text:p>
          </table:table-cell>
          <table:table-cell office:value-type="float" office:value="25.318" calcext:value-type="float">
            <text:p>25.318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6752" calcext:value-type="float">
            <text:p>6752</text:p>
          </table:table-cell>
          <table:table-cell office:value-type="float" office:value="1000" calcext:value-type="float">
            <text:p>1000</text:p>
          </table:table-cell>
          <table:table-cell office:value-type="float" office:value="6.752" calcext:value-type="float">
            <text:p>6.75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4.66209153819845" calcext:value-type="float">
            <text:p>4.66209153819845</text:p>
          </table:table-cell>
          <table:table-cell table:formula="of:=LOG([.Q8])/LOG(2)" office:value-type="float" office:value="6.02236781302845" calcext:value-type="float">
            <text:p>6.022367813028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52877" calcext:value-type="float">
            <text:p>52877</text:p>
          </table:table-cell>
          <table:table-cell office:value-type="float" office:value="1000" calcext:value-type="float">
            <text:p>1000</text:p>
          </table:table-cell>
          <table:table-cell office:value-type="float" office:value="52.877" calcext:value-type="float">
            <text:p>52.877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0.0754616" calcext:value-type="float">
            <text:p>0.07546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4616" calcext:value-type="float">
            <text:p>7.54616E-05</text:p>
          </table:table-cell>
          <table:table-cell office:value-type="float" office:value="0.000047256" calcext:value-type="float">
            <text:p>4.7256E-05</text:p>
          </table:table-cell>
          <table:table-cell office:value-type="float" office:value="0.00015118" calcext:value-type="float">
            <text:p>0.00015118</text:p>
          </table:table-cell>
          <table:table-cell office:value-type="float" office:value="25194" calcext:value-type="float">
            <text:p>25194</text:p>
          </table:table-cell>
          <table:table-cell office:value-type="float" office:value="1000" calcext:value-type="float">
            <text:p>1000</text:p>
          </table:table-cell>
          <table:table-cell office:value-type="float" office:value="25.194" calcext:value-type="float">
            <text:p>25.194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7784" calcext:value-type="float">
            <text:p>7784</text:p>
          </table:table-cell>
          <table:table-cell office:value-type="float" office:value="1000" calcext:value-type="float">
            <text:p>1000</text:p>
          </table:table-cell>
          <table:table-cell office:value-type="float" office:value="7.784" calcext:value-type="float">
            <text:p>7.78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4.65500828889409" calcext:value-type="float">
            <text:p>4.65500828889409</text:p>
          </table:table-cell>
          <table:table-cell table:formula="of:=LOG([.Q9])/LOG(2)" office:value-type="float" office:value="6.20945336562895" calcext:value-type="float">
            <text:p>6.209453365628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59474" calcext:value-type="float">
            <text:p>59474</text:p>
          </table:table-cell>
          <table:table-cell office:value-type="float" office:value="1000" calcext:value-type="float">
            <text:p>1000</text:p>
          </table:table-cell>
          <table:table-cell office:value-type="float" office:value="59.474" calcext:value-type="float">
            <text:p>59.474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.0730399" calcext:value-type="float">
            <text:p>0.07303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0399" calcext:value-type="float">
            <text:p>7.30399E-05</text:p>
          </table:table-cell>
          <table:table-cell office:value-type="float" office:value="0.000054984" calcext:value-type="float">
            <text:p>5.4984E-05</text:p>
          </table:table-cell>
          <table:table-cell office:value-type="float" office:value="0.000157982" calcext:value-type="float">
            <text:p>0.000157982</text:p>
          </table:table-cell>
          <table:table-cell office:value-type="float" office:value="20602" calcext:value-type="float">
            <text:p>20602</text:p>
          </table:table-cell>
          <table:table-cell office:value-type="float" office:value="1000" calcext:value-type="float">
            <text:p>1000</text:p>
          </table:table-cell>
          <table:table-cell office:value-type="float" office:value="20.602" calcext:value-type="float">
            <text:p>20.602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9444" calcext:value-type="float">
            <text:p>9444</text:p>
          </table:table-cell>
          <table:table-cell office:value-type="float" office:value="1000" calcext:value-type="float">
            <text:p>1000</text:p>
          </table:table-cell>
          <table:table-cell office:value-type="float" office:value="9.444" calcext:value-type="float">
            <text:p>9.44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4.3647124929766" calcext:value-type="float">
            <text:p>4.3647124929766</text:p>
          </table:table-cell>
          <table:table-cell table:formula="of:=LOG([.Q10])/LOG(2)" office:value-type="float" office:value="6.37503943134693" calcext:value-type="float">
            <text:p>6.37503943134693</text:p>
          </table:table-cell>
        </table:table-row>
      </table:table>
      <table:table table:name="summary_1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743" calcext:value-type="float">
            <text:p>7743</text:p>
          </table:table-cell>
          <table:table-cell office:value-type="float" office:value="1000" calcext:value-type="float">
            <text:p>1000</text:p>
          </table:table-cell>
          <table:table-cell office:value-type="float" office:value="7.743" calcext:value-type="float">
            <text:p>7.74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321852" calcext:value-type="float">
            <text:p>0.03218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1852" calcext:value-type="float">
            <text:p>3.21852E-05</text:p>
          </table:table-cell>
          <table:table-cell office:value-type="float" office:value="0.000028385" calcext:value-type="float">
            <text:p>2.8385E-05</text:p>
          </table:table-cell>
          <table:table-cell office:value-type="float" office:value="0.000066181" calcext:value-type="float">
            <text:p>6.6181E-05</text:p>
          </table:table-cell>
          <table:table-cell office:value-type="float" office:value="15367" calcext:value-type="float">
            <text:p>15367</text:p>
          </table:table-cell>
          <table:table-cell office:value-type="float" office:value="1000" calcext:value-type="float">
            <text:p>1000</text:p>
          </table:table-cell>
          <table:table-cell office:value-type="float" office:value="15.367" calcext:value-type="float">
            <text:p>15.36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02" calcext:value-type="float">
            <text:p>3202</text:p>
          </table:table-cell>
          <table:table-cell office:value-type="float" office:value="1000" calcext:value-type="float">
            <text:p>1000</text:p>
          </table:table-cell>
          <table:table-cell office:value-type="float" office:value="3.202" calcext:value-type="float">
            <text:p>3.20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94176363938467" calcext:value-type="float">
            <text:p>3.94176363938467</text:p>
          </table:table-cell>
          <table:table-cell table:formula="of:=LOG([.Q2])/LOG(2)" office:value-type="float" office:value="4.4594316186373" calcext:value-type="float">
            <text:p>4.45943161863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468" calcext:value-type="float">
            <text:p>15468</text:p>
          </table:table-cell>
          <table:table-cell office:value-type="float" office:value="1000" calcext:value-type="float">
            <text:p>1000</text:p>
          </table:table-cell>
          <table:table-cell office:value-type="float" office:value="15.468" calcext:value-type="float">
            <text:p>15.46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037202" calcext:value-type="float">
            <text:p>0.0372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202" calcext:value-type="float">
            <text:p>3.7202E-05</text:p>
          </table:table-cell>
          <table:table-cell office:value-type="float" office:value="0.000030245" calcext:value-type="float">
            <text:p>3.0245E-05</text:p>
          </table:table-cell>
          <table:table-cell office:value-type="float" office:value="0.000072142" calcext:value-type="float">
            <text:p>7.2142E-05</text:p>
          </table:table-cell>
          <table:table-cell office:value-type="float" office:value="17539" calcext:value-type="float">
            <text:p>17539</text:p>
          </table:table-cell>
          <table:table-cell office:value-type="float" office:value="1000" calcext:value-type="float">
            <text:p>1000</text:p>
          </table:table-cell>
          <table:table-cell office:value-type="float" office:value="17.539" calcext:value-type="float">
            <text:p>17.53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846" calcext:value-type="float">
            <text:p>3846</text:p>
          </table:table-cell>
          <table:table-cell office:value-type="float" office:value="1000" calcext:value-type="float">
            <text:p>1000</text:p>
          </table:table-cell>
          <table:table-cell office:value-type="float" office:value="3.846" calcext:value-type="float">
            <text:p>3.8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13249458861252" calcext:value-type="float">
            <text:p>4.13249458861252</text:p>
          </table:table-cell>
          <table:table-cell table:formula="of:=LOG([.Q3])/LOG(2)" office:value-type="float" office:value="4.75488750216347" calcext:value-type="float">
            <text:p>4.754887502163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3464" calcext:value-type="float">
            <text:p>23464</text:p>
          </table:table-cell>
          <table:table-cell office:value-type="float" office:value="1000" calcext:value-type="float">
            <text:p>1000</text:p>
          </table:table-cell>
          <table:table-cell office:value-type="float" office:value="23.464" calcext:value-type="float">
            <text:p>23.464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.0439333" calcext:value-type="float">
            <text:p>0.04393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9333" calcext:value-type="float">
            <text:p>4.39333E-05</text:p>
          </table:table-cell>
          <table:table-cell office:value-type="float" office:value="0.000032826" calcext:value-type="float">
            <text:p>3.2826E-05</text:p>
          </table:table-cell>
          <table:table-cell office:value-type="float" office:value="0.000075082" calcext:value-type="float">
            <text:p>7.5082E-05</text:p>
          </table:table-cell>
          <table:table-cell office:value-type="float" office:value="20486" calcext:value-type="float">
            <text:p>20486</text:p>
          </table:table-cell>
          <table:table-cell office:value-type="float" office:value="1000" calcext:value-type="float">
            <text:p>1000</text:p>
          </table:table-cell>
          <table:table-cell office:value-type="float" office:value="20.486" calcext:value-type="float">
            <text:p>20.48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272" calcext:value-type="float">
            <text:p>4272</text:p>
          </table:table-cell>
          <table:table-cell office:value-type="float" office:value="1000" calcext:value-type="float">
            <text:p>1000</text:p>
          </table:table-cell>
          <table:table-cell office:value-type="float" office:value="4.272" calcext:value-type="float">
            <text:p>4.2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35656641288637" calcext:value-type="float">
            <text:p>4.35656641288637</text:p>
          </table:table-cell>
          <table:table-cell table:formula="of:=LOG([.Q4])/LOG(2)" office:value-type="float" office:value="5.20945336562895" calcext:value-type="float">
            <text:p>5.209453365628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0861" calcext:value-type="float">
            <text:p>30861</text:p>
          </table:table-cell>
          <table:table-cell office:value-type="float" office:value="1000" calcext:value-type="float">
            <text:p>1000</text:p>
          </table:table-cell>
          <table:table-cell office:value-type="float" office:value="30.861" calcext:value-type="float">
            <text:p>30.86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0.0516324" calcext:value-type="float">
            <text:p>0.05163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6324" calcext:value-type="float">
            <text:p>5.16324E-05</text:p>
          </table:table-cell>
          <table:table-cell office:value-type="float" office:value="0.000035647" calcext:value-type="float">
            <text:p>3.5647E-05</text:p>
          </table:table-cell>
          <table:table-cell office:value-type="float" office:value="0.000099085" calcext:value-type="float">
            <text:p>9.9085E-05</text:p>
          </table:table-cell>
          <table:table-cell office:value-type="float" office:value="23056" calcext:value-type="float">
            <text:p>23056</text:p>
          </table:table-cell>
          <table:table-cell office:value-type="float" office:value="1000" calcext:value-type="float">
            <text:p>1000</text:p>
          </table:table-cell>
          <table:table-cell office:value-type="float" office:value="23.056" calcext:value-type="float">
            <text:p>23.05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4803" calcext:value-type="float">
            <text:p>4803</text:p>
          </table:table-cell>
          <table:table-cell office:value-type="float" office:value="1000" calcext:value-type="float">
            <text:p>1000</text:p>
          </table:table-cell>
          <table:table-cell office:value-type="float" office:value="4.803" calcext:value-type="float">
            <text:p>4.8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4.52707033551266" calcext:value-type="float">
            <text:p>4.52707033551266</text:p>
          </table:table-cell>
          <table:table-cell table:formula="of:=LOG([.Q5])/LOG(2)" office:value-type="float" office:value="5.16992500144231" calcext:value-type="float">
            <text:p>5.169925001442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9147" calcext:value-type="float">
            <text:p>39147</text:p>
          </table:table-cell>
          <table:table-cell office:value-type="float" office:value="1000" calcext:value-type="float">
            <text:p>1000</text:p>
          </table:table-cell>
          <table:table-cell office:value-type="float" office:value="39.147" calcext:value-type="float">
            <text:p>39.147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0.062675" calcext:value-type="float">
            <text:p>0.0626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675" calcext:value-type="float">
            <text:p>6.2675E-05</text:p>
          </table:table-cell>
          <table:table-cell office:value-type="float" office:value="0.000039536" calcext:value-type="float">
            <text:p>3.9536E-05</text:p>
          </table:table-cell>
          <table:table-cell office:value-type="float" office:value="0.000099159" calcext:value-type="float">
            <text:p>9.9159E-05</text:p>
          </table:table-cell>
          <table:table-cell office:value-type="float" office:value="26136" calcext:value-type="float">
            <text:p>26136</text:p>
          </table:table-cell>
          <table:table-cell office:value-type="float" office:value="1000" calcext:value-type="float">
            <text:p>1000</text:p>
          </table:table-cell>
          <table:table-cell office:value-type="float" office:value="26.136" calcext:value-type="float">
            <text:p>26.136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5414" calcext:value-type="float">
            <text:p>5414</text:p>
          </table:table-cell>
          <table:table-cell office:value-type="float" office:value="1000" calcext:value-type="float">
            <text:p>1000</text:p>
          </table:table-cell>
          <table:table-cell office:value-type="float" office:value="5.414" calcext:value-type="float">
            <text:p>5.4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4.70796645477598" calcext:value-type="float">
            <text:p>4.70796645477598</text:p>
          </table:table-cell>
          <table:table-cell table:formula="of:=LOG([.Q6])/LOG(2)" office:value-type="float" office:value="5.52356195605701" calcext:value-type="float">
            <text:p>5.523561956057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6684" calcext:value-type="float">
            <text:p>46684</text:p>
          </table:table-cell>
          <table:table-cell office:value-type="float" office:value="1000" calcext:value-type="float">
            <text:p>1000</text:p>
          </table:table-cell>
          <table:table-cell office:value-type="float" office:value="46.684" calcext:value-type="float">
            <text:p>46.684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0.0738492" calcext:value-type="float">
            <text:p>0.07384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8492" calcext:value-type="float">
            <text:p>7.38492E-05</text:p>
          </table:table-cell>
          <table:table-cell office:value-type="float" office:value="0.000045068" calcext:value-type="float">
            <text:p>4.5068E-05</text:p>
          </table:table-cell>
          <table:table-cell office:value-type="float" office:value="0.000131318" calcext:value-type="float">
            <text:p>0.000131318</text:p>
          </table:table-cell>
          <table:table-cell office:value-type="float" office:value="28428" calcext:value-type="float">
            <text:p>28428</text:p>
          </table:table-cell>
          <table:table-cell office:value-type="float" office:value="1000" calcext:value-type="float">
            <text:p>1000</text:p>
          </table:table-cell>
          <table:table-cell office:value-type="float" office:value="28.428" calcext:value-type="float">
            <text:p>28.428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6082" calcext:value-type="float">
            <text:p>6082</text:p>
          </table:table-cell>
          <table:table-cell office:value-type="float" office:value="1000" calcext:value-type="float">
            <text:p>1000</text:p>
          </table:table-cell>
          <table:table-cell office:value-type="float" office:value="6.082" calcext:value-type="float">
            <text:p>6.0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4.8292406992993" calcext:value-type="float">
            <text:p>4.8292406992993</text:p>
          </table:table-cell>
          <table:table-cell table:formula="of:=LOG([.Q7])/LOG(2)" office:value-type="float" office:value="5.97727992349992" calcext:value-type="float">
            <text:p>5.977279923499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4691" calcext:value-type="float">
            <text:p>54691</text:p>
          </table:table-cell>
          <table:table-cell office:value-type="float" office:value="1000" calcext:value-type="float">
            <text:p>1000</text:p>
          </table:table-cell>
          <table:table-cell office:value-type="float" office:value="54.691" calcext:value-type="float">
            <text:p>54.691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0.0859755" calcext:value-type="float">
            <text:p>0.08597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9755" calcext:value-type="float">
            <text:p>8.59755E-05</text:p>
          </table:table-cell>
          <table:table-cell office:value-type="float" office:value="0.000050908" calcext:value-type="float">
            <text:p>5.0908E-05</text:p>
          </table:table-cell>
          <table:table-cell office:value-type="float" office:value="0.000167442" calcext:value-type="float">
            <text:p>0.000167442</text:p>
          </table:table-cell>
          <table:table-cell office:value-type="float" office:value="30389" calcext:value-type="float">
            <text:p>30389</text:p>
          </table:table-cell>
          <table:table-cell office:value-type="float" office:value="1000" calcext:value-type="float">
            <text:p>1000</text:p>
          </table:table-cell>
          <table:table-cell office:value-type="float" office:value="30.389" calcext:value-type="float">
            <text:p>30.389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6990" calcext:value-type="float">
            <text:p>6990</text:p>
          </table:table-cell>
          <table:table-cell office:value-type="float" office:value="1000" calcext:value-type="float">
            <text:p>1000</text:p>
          </table:table-cell>
          <table:table-cell office:value-type="float" office:value="6.99" calcext:value-type="float">
            <text:p>6.9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4.92547729627677" calcext:value-type="float">
            <text:p>4.92547729627677</text:p>
          </table:table-cell>
          <table:table-cell table:formula="of:=LOG([.Q8])/LOG(2)" office:value-type="float" office:value="6.35755200461809" calcext:value-type="float">
            <text:p>6.357552004618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62506" calcext:value-type="float">
            <text:p>62506</text:p>
          </table:table-cell>
          <table:table-cell office:value-type="float" office:value="1000" calcext:value-type="float">
            <text:p>1000</text:p>
          </table:table-cell>
          <table:table-cell office:value-type="float" office:value="62.506" calcext:value-type="float">
            <text:p>62.50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0.0956722" calcext:value-type="float">
            <text:p>0.09567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56722" calcext:value-type="float">
            <text:p>9.56722E-05</text:p>
          </table:table-cell>
          <table:table-cell office:value-type="float" office:value="0.000058382" calcext:value-type="float">
            <text:p>5.8382E-05</text:p>
          </table:table-cell>
          <table:table-cell office:value-type="float" office:value="0.000175573" calcext:value-type="float">
            <text:p>0.000175573</text:p>
          </table:table-cell>
          <table:table-cell office:value-type="float" office:value="30615" calcext:value-type="float">
            <text:p>30615</text:p>
          </table:table-cell>
          <table:table-cell office:value-type="float" office:value="1000" calcext:value-type="float">
            <text:p>1000</text:p>
          </table:table-cell>
          <table:table-cell office:value-type="float" office:value="30.615" calcext:value-type="float">
            <text:p>30.615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8151" calcext:value-type="float">
            <text:p>8151</text:p>
          </table:table-cell>
          <table:table-cell office:value-type="float" office:value="1000" calcext:value-type="float">
            <text:p>1000</text:p>
          </table:table-cell>
          <table:table-cell office:value-type="float" office:value="8.151" calcext:value-type="float">
            <text:p>8.15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4.93616677797915" calcext:value-type="float">
            <text:p>4.93616677797915</text:p>
          </table:table-cell>
          <table:table-cell table:formula="of:=LOG([.Q9])/LOG(2)" office:value-type="float" office:value="6.3037807481771" calcext:value-type="float">
            <text:p>6.30378074817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70244" calcext:value-type="float">
            <text:p>70244</text:p>
          </table:table-cell>
          <table:table-cell office:value-type="float" office:value="1000" calcext:value-type="float">
            <text:p>1000</text:p>
          </table:table-cell>
          <table:table-cell office:value-type="float" office:value="70.244" calcext:value-type="float">
            <text:p>70.244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0.0924934" calcext:value-type="float">
            <text:p>0.09249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24934" calcext:value-type="float">
            <text:p>9.24934E-05</text:p>
          </table:table-cell>
          <table:table-cell office:value-type="float" office:value="0.000065378" calcext:value-type="float">
            <text:p>6.5378E-05</text:p>
          </table:table-cell>
          <table:table-cell office:value-type="float" office:value="0.000182636" calcext:value-type="float">
            <text:p>0.000182636</text:p>
          </table:table-cell>
          <table:table-cell office:value-type="float" office:value="25163" calcext:value-type="float">
            <text:p>25163</text:p>
          </table:table-cell>
          <table:table-cell office:value-type="float" office:value="1000" calcext:value-type="float">
            <text:p>1000</text:p>
          </table:table-cell>
          <table:table-cell office:value-type="float" office:value="25.163" calcext:value-type="float">
            <text:p>25.163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9935" calcext:value-type="float">
            <text:p>9935</text:p>
          </table:table-cell>
          <table:table-cell office:value-type="float" office:value="1000" calcext:value-type="float">
            <text:p>1000</text:p>
          </table:table-cell>
          <table:table-cell office:value-type="float" office:value="9.935" calcext:value-type="float">
            <text:p>9.93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4.65323202931083" calcext:value-type="float">
            <text:p>4.65323202931083</text:p>
          </table:table-cell>
          <table:table-cell table:formula="of:=LOG([.Q10])/LOG(2)" office:value-type="float" office:value="6.53915881110803" calcext:value-type="float">
            <text:p>6.53915881110803</text:p>
          </table:table-cell>
        </table:table-row>
      </table:table>
      <table:table table:name="summary_1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220" calcext:value-type="float">
            <text:p>9220</text:p>
          </table:table-cell>
          <table:table-cell office:value-type="float" office:value="1000" calcext:value-type="float">
            <text:p>1000</text:p>
          </table:table-cell>
          <table:table-cell office:value-type="float" office:value="9.22" calcext:value-type="float">
            <text:p>9.2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370068" calcext:value-type="float">
            <text:p>0.03700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0068" calcext:value-type="float">
            <text:p>3.70068E-05</text:p>
          </table:table-cell>
          <table:table-cell office:value-type="float" office:value="0.000032412" calcext:value-type="float">
            <text:p>3.2412E-05</text:p>
          </table:table-cell>
          <table:table-cell office:value-type="float" office:value="0.000075277" calcext:value-type="float">
            <text:p>7.5277E-05</text:p>
          </table:table-cell>
          <table:table-cell office:value-type="float" office:value="16931" calcext:value-type="float">
            <text:p>16931</text:p>
          </table:table-cell>
          <table:table-cell office:value-type="float" office:value="1000" calcext:value-type="float">
            <text:p>1000</text:p>
          </table:table-cell>
          <table:table-cell office:value-type="float" office:value="16.931" calcext:value-type="float">
            <text:p>16.93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279" calcext:value-type="float">
            <text:p>3279</text:p>
          </table:table-cell>
          <table:table-cell office:value-type="float" office:value="1000" calcext:value-type="float">
            <text:p>1000</text:p>
          </table:table-cell>
          <table:table-cell office:value-type="float" office:value="3.279" calcext:value-type="float">
            <text:p>3.2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08159528090502" calcext:value-type="float">
            <text:p>4.08159528090502</text:p>
          </table:table-cell>
          <table:table-cell table:formula="of:=LOG([.Q2])/LOG(2)" office:value-type="float" office:value="4.64385618977473" calcext:value-type="float">
            <text:p>4.643856189774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329" calcext:value-type="float">
            <text:p>18329</text:p>
          </table:table-cell>
          <table:table-cell office:value-type="float" office:value="1000" calcext:value-type="float">
            <text:p>1000</text:p>
          </table:table-cell>
          <table:table-cell office:value-type="float" office:value="18.329" calcext:value-type="float">
            <text:p>18.32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0429667" calcext:value-type="float">
            <text:p>0.04296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9667" calcext:value-type="float">
            <text:p>4.29667E-05</text:p>
          </table:table-cell>
          <table:table-cell office:value-type="float" office:value="0.000034188" calcext:value-type="float">
            <text:p>3.4188E-05</text:p>
          </table:table-cell>
          <table:table-cell office:value-type="float" office:value="0.000086894" calcext:value-type="float">
            <text:p>8.6894E-05</text:p>
          </table:table-cell>
          <table:table-cell office:value-type="float" office:value="19660" calcext:value-type="float">
            <text:p>19660</text:p>
          </table:table-cell>
          <table:table-cell office:value-type="float" office:value="1000" calcext:value-type="float">
            <text:p>1000</text:p>
          </table:table-cell>
          <table:table-cell office:value-type="float" office:value="19.66" calcext:value-type="float">
            <text:p>19.6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944" calcext:value-type="float">
            <text:p>3944</text:p>
          </table:table-cell>
          <table:table-cell office:value-type="float" office:value="1000" calcext:value-type="float">
            <text:p>1000</text:p>
          </table:table-cell>
          <table:table-cell office:value-type="float" office:value="3.944" calcext:value-type="float">
            <text:p>3.9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29719141656586" calcext:value-type="float">
            <text:p>4.29719141656586</text:p>
          </table:table-cell>
          <table:table-cell table:formula="of:=LOG([.Q3])/LOG(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7581" calcext:value-type="float">
            <text:p>27581</text:p>
          </table:table-cell>
          <table:table-cell office:value-type="float" office:value="1000" calcext:value-type="float">
            <text:p>1000</text:p>
          </table:table-cell>
          <table:table-cell office:value-type="float" office:value="27.581" calcext:value-type="float">
            <text:p>27.58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0515482" calcext:value-type="float">
            <text:p>0.05154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5482" calcext:value-type="float">
            <text:p>5.15482E-05</text:p>
          </table:table-cell>
          <table:table-cell office:value-type="float" office:value="0.000037961" calcext:value-type="float">
            <text:p>3.7961E-05</text:p>
          </table:table-cell>
          <table:table-cell office:value-type="float" office:value="0.000074862" calcext:value-type="float">
            <text:p>7.4862E-05</text:p>
          </table:table-cell>
          <table:table-cell office:value-type="float" office:value="23288" calcext:value-type="float">
            <text:p>23288</text:p>
          </table:table-cell>
          <table:table-cell office:value-type="float" office:value="1000" calcext:value-type="float">
            <text:p>1000</text:p>
          </table:table-cell>
          <table:table-cell office:value-type="float" office:value="23.288" calcext:value-type="float">
            <text:p>23.288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4400" calcext:value-type="float">
            <text:p>4400</text:p>
          </table:table-cell>
          <table:table-cell office:value-type="float" office:value="1000" calcext:value-type="float">
            <text:p>1000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54151483946068" calcext:value-type="float">
            <text:p>4.54151483946068</text:p>
          </table:table-cell>
          <table:table-cell table:formula="of:=LOG([.Q4])/LOG(2)" office:value-type="float" office:value="5.16992500144231" calcext:value-type="float">
            <text:p>5.169925001442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6160" calcext:value-type="float">
            <text:p>36160</text:p>
          </table:table-cell>
          <table:table-cell office:value-type="float" office:value="1000" calcext:value-type="float">
            <text:p>1000</text:p>
          </table:table-cell>
          <table:table-cell office:value-type="float" office:value="36.16" calcext:value-type="float">
            <text:p>36.16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0.0613922" calcext:value-type="float">
            <text:p>0.06139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3922" calcext:value-type="float">
            <text:p>6.13922E-05</text:p>
          </table:table-cell>
          <table:table-cell office:value-type="float" office:value="0.000040993" calcext:value-type="float">
            <text:p>4.0993E-05</text:p>
          </table:table-cell>
          <table:table-cell office:value-type="float" office:value="0.000107595" calcext:value-type="float">
            <text:p>0.000107595</text:p>
          </table:table-cell>
          <table:table-cell office:value-type="float" office:value="26348" calcext:value-type="float">
            <text:p>26348</text:p>
          </table:table-cell>
          <table:table-cell office:value-type="float" office:value="1000" calcext:value-type="float">
            <text:p>1000</text:p>
          </table:table-cell>
          <table:table-cell office:value-type="float" office:value="26.348" calcext:value-type="float">
            <text:p>26.348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4947" calcext:value-type="float">
            <text:p>4947</text:p>
          </table:table-cell>
          <table:table-cell office:value-type="float" office:value="1000" calcext:value-type="float">
            <text:p>1000</text:p>
          </table:table-cell>
          <table:table-cell office:value-type="float" office:value="4.947" calcext:value-type="float">
            <text:p>4.94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4.71962155012405" calcext:value-type="float">
            <text:p>4.71962155012405</text:p>
          </table:table-cell>
          <table:table-cell table:formula="of:=LOG([.Q5])/LOG(2)" office:value-type="float" office:value="5.52356195605701" calcext:value-type="float">
            <text:p>5.523561956057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5651" calcext:value-type="float">
            <text:p>45651</text:p>
          </table:table-cell>
          <table:table-cell office:value-type="float" office:value="1000" calcext:value-type="float">
            <text:p>1000</text:p>
          </table:table-cell>
          <table:table-cell office:value-type="float" office:value="45.651" calcext:value-type="float">
            <text:p>45.651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0.0753799" calcext:value-type="float">
            <text:p>0.07537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3799" calcext:value-type="float">
            <text:p>7.53799E-05</text:p>
          </table:table-cell>
          <table:table-cell office:value-type="float" office:value="0.000046517" calcext:value-type="float">
            <text:p>4.6517E-05</text:p>
          </table:table-cell>
          <table:table-cell office:value-type="float" office:value="0.00013935" calcext:value-type="float">
            <text:p>0.00013935</text:p>
          </table:table-cell>
          <table:table-cell office:value-type="float" office:value="30351" calcext:value-type="float">
            <text:p>30351</text:p>
          </table:table-cell>
          <table:table-cell office:value-type="float" office:value="1000" calcext:value-type="float">
            <text:p>1000</text:p>
          </table:table-cell>
          <table:table-cell office:value-type="float" office:value="30.351" calcext:value-type="float">
            <text:p>30.351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5564" calcext:value-type="float">
            <text:p>5564</text:p>
          </table:table-cell>
          <table:table-cell office:value-type="float" office:value="1000" calcext:value-type="float">
            <text:p>1000</text:p>
          </table:table-cell>
          <table:table-cell office:value-type="float" office:value="5.564" calcext:value-type="float">
            <text:p>5.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4.92367214584192" calcext:value-type="float">
            <text:p>4.92367214584192</text:p>
          </table:table-cell>
          <table:table-cell table:formula="of:=LOG([.Q6])/LOG(2)" office:value-type="float" office:value="5.80735492205761" calcext:value-type="float">
            <text:p>5.807354922057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54603" calcext:value-type="float">
            <text:p>54603</text:p>
          </table:table-cell>
          <table:table-cell office:value-type="float" office:value="1000" calcext:value-type="float">
            <text:p>1000</text:p>
          </table:table-cell>
          <table:table-cell office:value-type="float" office:value="54.603" calcext:value-type="float">
            <text:p>54.603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0.090642" calcext:value-type="float">
            <text:p>0.0906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642" calcext:value-type="float">
            <text:p>9.0642E-05</text:p>
          </table:table-cell>
          <table:table-cell office:value-type="float" office:value="0.000052769" calcext:value-type="float">
            <text:p>5.2769E-05</text:p>
          </table:table-cell>
          <table:table-cell office:value-type="float" office:value="0.000160851" calcext:value-type="float">
            <text:p>0.000160851</text:p>
          </table:table-cell>
          <table:table-cell office:value-type="float" office:value="33807" calcext:value-type="float">
            <text:p>33807</text:p>
          </table:table-cell>
          <table:table-cell office:value-type="float" office:value="1000" calcext:value-type="float">
            <text:p>1000</text:p>
          </table:table-cell>
          <table:table-cell office:value-type="float" office:value="33.807" calcext:value-type="float">
            <text:p>33.807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6270" calcext:value-type="float">
            <text:p>6270</text:p>
          </table:table-cell>
          <table:table-cell office:value-type="float" office:value="1000" calcext:value-type="float">
            <text:p>1000</text:p>
          </table:table-cell>
          <table:table-cell office:value-type="float" office:value="6.27" calcext:value-type="float">
            <text:p>6.2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5.07925009345666" calcext:value-type="float">
            <text:p>5.07925009345666</text:p>
          </table:table-cell>
          <table:table-cell table:formula="of:=LOG([.Q7])/LOG(2)" office:value-type="float" office:value="6.18982455888002" calcext:value-type="float">
            <text:p>6.189824558880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3592" calcext:value-type="float">
            <text:p>63592</text:p>
          </table:table-cell>
          <table:table-cell office:value-type="float" office:value="1000" calcext:value-type="float">
            <text:p>1000</text:p>
          </table:table-cell>
          <table:table-cell office:value-type="float" office:value="63.592" calcext:value-type="float">
            <text:p>63.592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0.106014" calcext:value-type="float">
            <text:p>0.1060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014" calcext:value-type="float">
            <text:p>0.000106014</text:p>
          </table:table-cell>
          <table:table-cell office:value-type="float" office:value="0.000062855" calcext:value-type="float">
            <text:p>6.2855E-05</text:p>
          </table:table-cell>
          <table:table-cell office:value-type="float" office:value="0.000215095" calcext:value-type="float">
            <text:p>0.000215095</text:p>
          </table:table-cell>
          <table:table-cell office:value-type="float" office:value="35731" calcext:value-type="float">
            <text:p>35731</text:p>
          </table:table-cell>
          <table:table-cell office:value-type="float" office:value="1000" calcext:value-type="float">
            <text:p>1000</text:p>
          </table:table-cell>
          <table:table-cell office:value-type="float" office:value="35.731" calcext:value-type="float">
            <text:p>35.731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7255" calcext:value-type="float">
            <text:p>7255</text:p>
          </table:table-cell>
          <table:table-cell office:value-type="float" office:value="1000" calcext:value-type="float">
            <text:p>1000</text:p>
          </table:table-cell>
          <table:table-cell office:value-type="float" office:value="7.255" calcext:value-type="float">
            <text:p>7.25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5.15910438594048" calcext:value-type="float">
            <text:p>5.15910438594048</text:p>
          </table:table-cell>
          <table:table-cell table:formula="of:=LOG([.Q8])/LOG(2)" office:value-type="float" office:value="6.2667865406949" calcext:value-type="float">
            <text:p>6.26678654069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2887" calcext:value-type="float">
            <text:p>72887</text:p>
          </table:table-cell>
          <table:table-cell office:value-type="float" office:value="1000" calcext:value-type="float">
            <text:p>1000</text:p>
          </table:table-cell>
          <table:table-cell office:value-type="float" office:value="72.887" calcext:value-type="float">
            <text:p>72.887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0.121153" calcext:value-type="float">
            <text:p>0.1211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153" calcext:value-type="float">
            <text:p>0.000121153</text:p>
          </table:table-cell>
          <table:table-cell office:value-type="float" office:value="0.000070583" calcext:value-type="float">
            <text:p>7.0583E-05</text:p>
          </table:table-cell>
          <table:table-cell office:value-type="float" office:value="0.000242447" calcext:value-type="float">
            <text:p>0.000242447</text:p>
          </table:table-cell>
          <table:table-cell office:value-type="float" office:value="36728" calcext:value-type="float">
            <text:p>36728</text:p>
          </table:table-cell>
          <table:table-cell office:value-type="float" office:value="1000" calcext:value-type="float">
            <text:p>1000</text:p>
          </table:table-cell>
          <table:table-cell office:value-type="float" office:value="36.728" calcext:value-type="float">
            <text:p>36.728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8512" calcext:value-type="float">
            <text:p>8512</text:p>
          </table:table-cell>
          <table:table-cell office:value-type="float" office:value="1000" calcext:value-type="float">
            <text:p>1000</text:p>
          </table:table-cell>
          <table:table-cell office:value-type="float" office:value="8.512" calcext:value-type="float">
            <text:p>8.5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5.19880843205028" calcext:value-type="float">
            <text:p>5.19880843205028</text:p>
          </table:table-cell>
          <table:table-cell table:formula="of:=LOG([.Q9])/LOG(2)" office:value-type="float" office:value="6.59991284218713" calcext:value-type="float">
            <text:p>6.599912842187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81856" calcext:value-type="float">
            <text:p>81856</text:p>
          </table:table-cell>
          <table:table-cell office:value-type="float" office:value="1000" calcext:value-type="float">
            <text:p>1000</text:p>
          </table:table-cell>
          <table:table-cell office:value-type="float" office:value="81.856" calcext:value-type="float">
            <text:p>81.856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0.118047" calcext:value-type="float">
            <text:p>0.1180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047" calcext:value-type="float">
            <text:p>0.000118047</text:p>
          </table:table-cell>
          <table:table-cell office:value-type="float" office:value="0.000084581" calcext:value-type="float">
            <text:p>8.4581E-05</text:p>
          </table:table-cell>
          <table:table-cell office:value-type="float" office:value="0.000263079" calcext:value-type="float">
            <text:p>0.000263079</text:p>
          </table:table-cell>
          <table:table-cell office:value-type="float" office:value="30563" calcext:value-type="float">
            <text:p>30563</text:p>
          </table:table-cell>
          <table:table-cell office:value-type="float" office:value="1000" calcext:value-type="float">
            <text:p>1000</text:p>
          </table:table-cell>
          <table:table-cell office:value-type="float" office:value="30.563" calcext:value-type="float">
            <text:p>30.563</text:p>
          </table:table-cell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0400" calcext:value-type="float">
            <text:p>10400</text:p>
          </table:table-cell>
          <table:table-cell office:value-type="float" office:value="1000" calcext:value-type="float">
            <text:p>1000</text:p>
          </table:table-cell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4.93371425713203" calcext:value-type="float">
            <text:p>4.93371425713203</text:p>
          </table:table-cell>
          <table:table-cell table:formula="of:=LOG([.Q10])/LOG(2)" office:value-type="float" office:value="6.74146698640115" calcext:value-type="float">
            <text:p>6.74146698640115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523" calcext:value-type="float">
            <text:p>10523</text:p>
          </table:table-cell>
          <table:table-cell office:value-type="float" office:value="1000" calcext:value-type="float">
            <text:p>1000</text:p>
          </table:table-cell>
          <table:table-cell office:value-type="float" office:value="10.523" calcext:value-type="float">
            <text:p>10.52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0418414" calcext:value-type="float">
            <text:p>0.04184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8414" calcext:value-type="float">
            <text:p>4.18414E-05</text:p>
          </table:table-cell>
          <table:table-cell office:value-type="float" office:value="0.000036597" calcext:value-type="float">
            <text:p>3.6597E-05</text:p>
          </table:table-cell>
          <table:table-cell office:value-type="float" office:value="0.000082776" calcext:value-type="float">
            <text:p>8.2776E-05</text:p>
          </table:table-cell>
          <table:table-cell office:value-type="float" office:value="18285" calcext:value-type="float">
            <text:p>18285</text:p>
          </table:table-cell>
          <table:table-cell office:value-type="float" office:value="1000" calcext:value-type="float">
            <text:p>1000</text:p>
          </table:table-cell>
          <table:table-cell office:value-type="float" office:value="18.285" calcext:value-type="float">
            <text:p>18.28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321" calcext:value-type="float">
            <text:p>3321</text:p>
          </table:table-cell>
          <table:table-cell office:value-type="float" office:value="1000" calcext:value-type="float">
            <text:p>1000</text:p>
          </table:table-cell>
          <table:table-cell office:value-type="float" office:value="3.321" calcext:value-type="float">
            <text:p>3.3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19258872156664" calcext:value-type="float">
            <text:p>4.19258872156664</text:p>
          </table:table-cell>
          <table:table-cell table:formula="of:=LOG([.Q2])/LOG(2)" office:value-type="float" office:value="4.75488750216347" calcext:value-type="float">
            <text:p>4.754887502163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0840" calcext:value-type="float">
            <text:p>20840</text:p>
          </table:table-cell>
          <table:table-cell office:value-type="float" office:value="1000" calcext:value-type="float">
            <text:p>1000</text:p>
          </table:table-cell>
          <table:table-cell office:value-type="float" office:value="20.84" calcext:value-type="float">
            <text:p>20.8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0492314" calcext:value-type="float">
            <text:p>0.04923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2314" calcext:value-type="float">
            <text:p>4.92314E-05</text:p>
          </table:table-cell>
          <table:table-cell office:value-type="float" office:value="0.000037463" calcext:value-type="float">
            <text:p>3.7463E-05</text:p>
          </table:table-cell>
          <table:table-cell office:value-type="float" office:value="0.00013259" calcext:value-type="float">
            <text:p>0.00013259</text:p>
          </table:table-cell>
          <table:table-cell office:value-type="float" office:value="21640" calcext:value-type="float">
            <text:p>21640</text:p>
          </table:table-cell>
          <table:table-cell office:value-type="float" office:value="1000" calcext:value-type="float">
            <text:p>1000</text:p>
          </table:table-cell>
          <table:table-cell office:value-type="float" office:value="21.64" calcext:value-type="float">
            <text:p>21.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988" calcext:value-type="float">
            <text:p>3988</text:p>
          </table:table-cell>
          <table:table-cell office:value-type="float" office:value="1000" calcext:value-type="float">
            <text:p>1000</text:p>
          </table:table-cell>
          <table:table-cell office:value-type="float" office:value="3.988" calcext:value-type="float">
            <text:p>3.98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43562859405209" calcext:value-type="float">
            <text:p>4.43562859405209</text:p>
          </table:table-cell>
          <table:table-cell table:formula="of:=LOG([.Q3])/LOG(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1384" calcext:value-type="float">
            <text:p>31384</text:p>
          </table:table-cell>
          <table:table-cell office:value-type="float" office:value="1000" calcext:value-type="float">
            <text:p>1000</text:p>
          </table:table-cell>
          <table:table-cell office:value-type="float" office:value="31.384" calcext:value-type="float">
            <text:p>31.384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0.0597886" calcext:value-type="float">
            <text:p>0.05978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7886" calcext:value-type="float">
            <text:p>5.97886E-05</text:p>
          </table:table-cell>
          <table:table-cell office:value-type="float" office:value="0.000044706" calcext:value-type="float">
            <text:p>4.4706E-05</text:p>
          </table:table-cell>
          <table:table-cell office:value-type="float" office:value="0.000121427" calcext:value-type="float">
            <text:p>0.000121427</text:p>
          </table:table-cell>
          <table:table-cell office:value-type="float" office:value="26040" calcext:value-type="float">
            <text:p>26040</text:p>
          </table:table-cell>
          <table:table-cell office:value-type="float" office:value="1000" calcext:value-type="float">
            <text:p>1000</text:p>
          </table:table-cell>
          <table:table-cell office:value-type="float" office:value="26.04" calcext:value-type="float">
            <text:p>26.04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469" calcext:value-type="float">
            <text:p>4469</text:p>
          </table:table-cell>
          <table:table-cell office:value-type="float" office:value="1000" calcext:value-type="float">
            <text:p>1000</text:p>
          </table:table-cell>
          <table:table-cell office:value-type="float" office:value="4.469" calcext:value-type="float">
            <text:p>4.4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70265754339091" calcext:value-type="float">
            <text:p>4.70265754339091</text:p>
          </table:table-cell>
          <table:table-cell table:formula="of:=LOG([.Q4])/LOG(2)" office:value-type="float" office:value="5.49185309632968" calcext:value-type="float">
            <text:p>5.491853096329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1968" calcext:value-type="float">
            <text:p>41968</text:p>
          </table:table-cell>
          <table:table-cell office:value-type="float" office:value="1000" calcext:value-type="float">
            <text:p>1000</text:p>
          </table:table-cell>
          <table:table-cell office:value-type="float" office:value="41.968" calcext:value-type="float">
            <text:p>41.968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0.0729685" calcext:value-type="float">
            <text:p>0.07296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9685" calcext:value-type="float">
            <text:p>7.29685E-05</text:p>
          </table:table-cell>
          <table:table-cell office:value-type="float" office:value="0.000046375" calcext:value-type="float">
            <text:p>4.6375E-05</text:p>
          </table:table-cell>
          <table:table-cell office:value-type="float" office:value="0.000128243" calcext:value-type="float">
            <text:p>0.000128243</text:p>
          </table:table-cell>
          <table:table-cell office:value-type="float" office:value="30144" calcext:value-type="float">
            <text:p>30144</text:p>
          </table:table-cell>
          <table:table-cell office:value-type="float" office:value="1000" calcext:value-type="float">
            <text:p>1000</text:p>
          </table:table-cell>
          <table:table-cell office:value-type="float" office:value="30.144" calcext:value-type="float">
            <text:p>30.144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5081" calcext:value-type="float">
            <text:p>5081</text:p>
          </table:table-cell>
          <table:table-cell office:value-type="float" office:value="1000" calcext:value-type="float">
            <text:p>1000</text:p>
          </table:table-cell>
          <table:table-cell office:value-type="float" office:value="5.081" calcext:value-type="float">
            <text:p>5.08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4.9137989649507" calcext:value-type="float">
            <text:p>4.9137989649507</text:p>
          </table:table-cell>
          <table:table-cell table:formula="of:=LOG([.Q5])/LOG(2)" office:value-type="float" office:value="5.61470984411521" calcext:value-type="float">
            <text:p>5.614709844115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2355" calcext:value-type="float">
            <text:p>52355</text:p>
          </table:table-cell>
          <table:table-cell office:value-type="float" office:value="1000" calcext:value-type="float">
            <text:p>1000</text:p>
          </table:table-cell>
          <table:table-cell office:value-type="float" office:value="52.355" calcext:value-type="float">
            <text:p>52.355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0.0888395" calcext:value-type="float">
            <text:p>0.08883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88395" calcext:value-type="float">
            <text:p>8.88395E-05</text:p>
          </table:table-cell>
          <table:table-cell office:value-type="float" office:value="0.000050208" calcext:value-type="float">
            <text:p>5.0208E-05</text:p>
          </table:table-cell>
          <table:table-cell office:value-type="float" office:value="0.000147877" calcext:value-type="float">
            <text:p>0.000147877</text:p>
          </table:table-cell>
          <table:table-cell office:value-type="float" office:value="34653" calcext:value-type="float">
            <text:p>34653</text:p>
          </table:table-cell>
          <table:table-cell office:value-type="float" office:value="1000" calcext:value-type="float">
            <text:p>1000</text:p>
          </table:table-cell>
          <table:table-cell office:value-type="float" office:value="34.653" calcext:value-type="float">
            <text:p>34.65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5700" calcext:value-type="float">
            <text:p>5700</text:p>
          </table:table-cell>
          <table:table-cell office:value-type="float" office:value="1000" calcext:value-type="float">
            <text:p>1000</text:p>
          </table:table-cell>
          <table:table-cell office:value-type="float" office:value="5.7" calcext:value-type="float">
            <text:p>5.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5.11490835050441" calcext:value-type="float">
            <text:p>5.11490835050441</text:p>
          </table:table-cell>
          <table:table-cell table:formula="of:=LOG([.Q6])/LOG(2)" office:value-type="float" office:value="6.04439411935845" calcext:value-type="float">
            <text:p>6.044394119358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2925" calcext:value-type="float">
            <text:p>62925</text:p>
          </table:table-cell>
          <table:table-cell office:value-type="float" office:value="1000" calcext:value-type="float">
            <text:p>1000</text:p>
          </table:table-cell>
          <table:table-cell office:value-type="float" office:value="62.925" calcext:value-type="float">
            <text:p>62.925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0.109111" calcext:value-type="float">
            <text:p>0.1091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111" calcext:value-type="float">
            <text:p>0.000109111</text:p>
          </table:table-cell>
          <table:table-cell office:value-type="float" office:value="0.000063974" calcext:value-type="float">
            <text:p>6.3974E-05</text:p>
          </table:table-cell>
          <table:table-cell office:value-type="float" office:value="0.000182967" calcext:value-type="float">
            <text:p>0.000182967</text:p>
          </table:table-cell>
          <table:table-cell office:value-type="float" office:value="38996" calcext:value-type="float">
            <text:p>38996</text:p>
          </table:table-cell>
          <table:table-cell office:value-type="float" office:value="1000" calcext:value-type="float">
            <text:p>1000</text:p>
          </table:table-cell>
          <table:table-cell office:value-type="float" office:value="38.996" calcext:value-type="float">
            <text:p>38.996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6493" calcext:value-type="float">
            <text:p>6493</text:p>
          </table:table-cell>
          <table:table-cell office:value-type="float" office:value="1000" calcext:value-type="float">
            <text:p>1000</text:p>
          </table:table-cell>
          <table:table-cell office:value-type="float" office:value="6.493" calcext:value-type="float">
            <text:p>6.49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5.28525424255145" calcext:value-type="float">
            <text:p>5.28525424255145</text:p>
          </table:table-cell>
          <table:table-cell table:formula="of:=LOG([.Q7])/LOG(2)" office:value-type="float" office:value="6.4093909361377" calcext:value-type="float">
            <text:p>6.40939093613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3527" calcext:value-type="float">
            <text:p>73527</text:p>
          </table:table-cell>
          <table:table-cell office:value-type="float" office:value="1000" calcext:value-type="float">
            <text:p>1000</text:p>
          </table:table-cell>
          <table:table-cell office:value-type="float" office:value="73.527" calcext:value-type="float">
            <text:p>73.527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0.134054" calcext:value-type="float">
            <text:p>0.1340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4054" calcext:value-type="float">
            <text:p>0.000134054</text:p>
          </table:table-cell>
          <table:table-cell office:value-type="float" office:value="0.000074466" calcext:value-type="float">
            <text:p>7.4466E-05</text:p>
          </table:table-cell>
          <table:table-cell office:value-type="float" office:value="0.000262537" calcext:value-type="float">
            <text:p>0.000262537</text:p>
          </table:table-cell>
          <table:table-cell office:value-type="float" office:value="43234" calcext:value-type="float">
            <text:p>43234</text:p>
          </table:table-cell>
          <table:table-cell office:value-type="float" office:value="1000" calcext:value-type="float">
            <text:p>1000</text:p>
          </table:table-cell>
          <table:table-cell office:value-type="float" office:value="43.234" calcext:value-type="float">
            <text:p>43.234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7461" calcext:value-type="float">
            <text:p>7461</text:p>
          </table:table-cell>
          <table:table-cell office:value-type="float" office:value="1000" calcext:value-type="float">
            <text:p>1000</text:p>
          </table:table-cell>
          <table:table-cell office:value-type="float" office:value="7.461" calcext:value-type="float">
            <text:p>7.46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5.4340944151184" calcext:value-type="float">
            <text:p>5.4340944151184</text:p>
          </table:table-cell>
          <table:table-cell table:formula="of:=LOG([.Q8])/LOG(2)" office:value-type="float" office:value="6.35755200461809" calcext:value-type="float">
            <text:p>6.357552004618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83807" calcext:value-type="float">
            <text:p>83807</text:p>
          </table:table-cell>
          <table:table-cell office:value-type="float" office:value="1000" calcext:value-type="float">
            <text:p>1000</text:p>
          </table:table-cell>
          <table:table-cell office:value-type="float" office:value="83.807" calcext:value-type="float">
            <text:p>83.807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0.152675" calcext:value-type="float">
            <text:p>0.1526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2675" calcext:value-type="float">
            <text:p>0.000152675</text:p>
          </table:table-cell>
          <table:table-cell office:value-type="float" office:value="0.000086311" calcext:value-type="float">
            <text:p>8.6311E-05</text:p>
          </table:table-cell>
          <table:table-cell office:value-type="float" office:value="0.000332459" calcext:value-type="float">
            <text:p>0.000332459</text:p>
          </table:table-cell>
          <table:table-cell office:value-type="float" office:value="45393" calcext:value-type="float">
            <text:p>45393</text:p>
          </table:table-cell>
          <table:table-cell office:value-type="float" office:value="1000" calcext:value-type="float">
            <text:p>1000</text:p>
          </table:table-cell>
          <table:table-cell office:value-type="float" office:value="45.393" calcext:value-type="float">
            <text:p>45.393</text:p>
          </table:table-cell>
          <table:table-cell office:value-type="float" office:value="16" calcext:value-type="float">
            <text:p>16</text:p>
          </table:table-cell>
          <table:table-cell office:value-type="float" office:value="134" calcext:value-type="float">
            <text:p>134</text:p>
          </table:table-cell>
          <table:table-cell office:value-type="float" office:value="8748" calcext:value-type="float">
            <text:p>8748</text:p>
          </table:table-cell>
          <table:table-cell office:value-type="float" office:value="1000" calcext:value-type="float">
            <text:p>1000</text:p>
          </table:table-cell>
          <table:table-cell office:value-type="float" office:value="8.748" calcext:value-type="float">
            <text:p>8.74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5.50439793328652" calcext:value-type="float">
            <text:p>5.50439793328652</text:p>
          </table:table-cell>
          <table:table-cell table:formula="of:=LOG([.Q9])/LOG(2)" office:value-type="float" office:value="7.06608919045777" calcext:value-type="float">
            <text:p>7.066089190457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4503" calcext:value-type="float">
            <text:p>94503</text:p>
          </table:table-cell>
          <table:table-cell office:value-type="float" office:value="1000" calcext:value-type="float">
            <text:p>1000</text:p>
          </table:table-cell>
          <table:table-cell office:value-type="float" office:value="94.503" calcext:value-type="float">
            <text:p>94.503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0.149806" calcext:value-type="float">
            <text:p>0.1498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9806" calcext:value-type="float">
            <text:p>0.000149806</text:p>
          </table:table-cell>
          <table:table-cell office:value-type="float" office:value="0.000093485" calcext:value-type="float">
            <text:p>9.3485E-05</text:p>
          </table:table-cell>
          <table:table-cell office:value-type="float" office:value="0.000371708" calcext:value-type="float">
            <text:p>0.000371708</text:p>
          </table:table-cell>
          <table:table-cell office:value-type="float" office:value="38041" calcext:value-type="float">
            <text:p>38041</text:p>
          </table:table-cell>
          <table:table-cell office:value-type="float" office:value="1000" calcext:value-type="float">
            <text:p>1000</text:p>
          </table:table-cell>
          <table:table-cell office:value-type="float" office:value="38.041" calcext:value-type="float">
            <text:p>38.041</text:p>
          </table:table-cell>
          <table:table-cell office:value-type="float" office:value="16" calcext:value-type="float">
            <text:p>16</text:p>
          </table:table-cell>
          <table:table-cell office:value-type="float" office:value="163" calcext:value-type="float">
            <text:p>163</text:p>
          </table:table-cell>
          <table:table-cell office:value-type="float" office:value="10897" calcext:value-type="float">
            <text:p>10897</text:p>
          </table:table-cell>
          <table:table-cell office:value-type="float" office:value="1000" calcext:value-type="float">
            <text:p>1000</text:p>
          </table:table-cell>
          <table:table-cell office:value-type="float" office:value="10.897" calcext:value-type="float">
            <text:p>10.89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5.24948326632449" calcext:value-type="float">
            <text:p>5.24948326632449</text:p>
          </table:table-cell>
          <table:table-cell table:formula="of:=LOG([.Q10])/LOG(2)" office:value-type="float" office:value="7.34872815423108" calcext:value-type="float">
            <text:p>7.34872815423108</text:p>
          </table:table-cell>
        </table:table-row>
      </table:table>
      <table:table table:name="summary_1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0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012" calcext:value-type="float">
            <text:p>12012</text:p>
          </table:table-cell>
          <table:table-cell office:value-type="float" office:value="1000" calcext:value-type="float">
            <text:p>1000</text:p>
          </table:table-cell>
          <table:table-cell office:value-type="float" office:value="12.012" calcext:value-type="float">
            <text:p>12.01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047888" calcext:value-type="float">
            <text:p>0.0478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888" calcext:value-type="float">
            <text:p>4.7888E-05</text:p>
          </table:table-cell>
          <table:table-cell office:value-type="float" office:value="0.000040916" calcext:value-type="float">
            <text:p>4.0916E-05</text:p>
          </table:table-cell>
          <table:table-cell office:value-type="float" office:value="0.0000974" calcext:value-type="float">
            <text:p>9.74E-05</text:p>
          </table:table-cell>
          <table:table-cell office:value-type="float" office:value="19888" calcext:value-type="float">
            <text:p>19888</text:p>
          </table:table-cell>
          <table:table-cell office:value-type="float" office:value="1000" calcext:value-type="float">
            <text:p>1000</text:p>
          </table:table-cell>
          <table:table-cell office:value-type="float" office:value="19.888" calcext:value-type="float">
            <text:p>19.88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394" calcext:value-type="float">
            <text:p>3394</text:p>
          </table:table-cell>
          <table:table-cell office:value-type="float" office:value="1000" calcext:value-type="float">
            <text:p>1000</text:p>
          </table:table-cell>
          <table:table-cell office:value-type="float" office:value="3.394" calcext:value-type="float">
            <text:p>3.3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3138262963904" calcext:value-type="float">
            <text:p>4.3138262963904</text:p>
          </table:table-cell>
          <table:table-cell table:formula="of:=LOG([.Q2])/LOG(2)" office:value-type="float" office:value="4.85798099512757" calcext:value-type="float">
            <text:p>4.857980995127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856" calcext:value-type="float">
            <text:p>23856</text:p>
          </table:table-cell>
          <table:table-cell office:value-type="float" office:value="1000" calcext:value-type="float">
            <text:p>1000</text:p>
          </table:table-cell>
          <table:table-cell office:value-type="float" office:value="23.856" calcext:value-type="float">
            <text:p>23.856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572697" calcext:value-type="float">
            <text:p>0.05726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2697" calcext:value-type="float">
            <text:p>5.72697E-05</text:p>
          </table:table-cell>
          <table:table-cell office:value-type="float" office:value="0.000044056" calcext:value-type="float">
            <text:p>4.4056E-05</text:p>
          </table:table-cell>
          <table:table-cell office:value-type="float" office:value="0.000111655" calcext:value-type="float">
            <text:p>0.000111655</text:p>
          </table:table-cell>
          <table:table-cell office:value-type="float" office:value="23940" calcext:value-type="float">
            <text:p>23940</text:p>
          </table:table-cell>
          <table:table-cell office:value-type="float" office:value="1000" calcext:value-type="float">
            <text:p>1000</text:p>
          </table:table-cell>
          <table:table-cell office:value-type="float" office:value="23.94" calcext:value-type="float">
            <text:p>23.94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038" calcext:value-type="float">
            <text:p>4038</text:p>
          </table:table-cell>
          <table:table-cell office:value-type="float" office:value="1000" calcext:value-type="float">
            <text:p>1000</text:p>
          </table:table-cell>
          <table:table-cell office:value-type="float" office:value="4.038" calcext:value-type="float">
            <text:p>4.0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58135124716878" calcext:value-type="float">
            <text:p>4.58135124716878</text:p>
          </table:table-cell>
          <table:table-cell table:formula="of:=LOG([.Q3])/LOG(2)" office:value-type="float" office:value="5.16992500144231" calcext:value-type="float">
            <text:p>5.169925001442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6088" calcext:value-type="float">
            <text:p>36088</text:p>
          </table:table-cell>
          <table:table-cell office:value-type="float" office:value="1000" calcext:value-type="float">
            <text:p>1000</text:p>
          </table:table-cell>
          <table:table-cell office:value-type="float" office:value="36.088" calcext:value-type="float">
            <text:p>36.088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0.070589" calcext:value-type="float">
            <text:p>0.0705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589" calcext:value-type="float">
            <text:p>7.0589E-05</text:p>
          </table:table-cell>
          <table:table-cell office:value-type="float" office:value="0.000050008" calcext:value-type="float">
            <text:p>5.0008E-05</text:p>
          </table:table-cell>
          <table:table-cell office:value-type="float" office:value="0.000144601" calcext:value-type="float">
            <text:p>0.000144601</text:p>
          </table:table-cell>
          <table:table-cell office:value-type="float" office:value="29387" calcext:value-type="float">
            <text:p>29387</text:p>
          </table:table-cell>
          <table:table-cell office:value-type="float" office:value="1000" calcext:value-type="float">
            <text:p>1000</text:p>
          </table:table-cell>
          <table:table-cell office:value-type="float" office:value="29.387" calcext:value-type="float">
            <text:p>29.387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4575" calcext:value-type="float">
            <text:p>4575</text:p>
          </table:table-cell>
          <table:table-cell office:value-type="float" office:value="1000" calcext:value-type="float">
            <text:p>1000</text:p>
          </table:table-cell>
          <table:table-cell office:value-type="float" office:value="4.575" calcext:value-type="float">
            <text:p>4.5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87710618249064" calcext:value-type="float">
            <text:p>4.87710618249064</text:p>
          </table:table-cell>
          <table:table-cell table:formula="of:=LOG([.Q4])/LOG(2)" office:value-type="float" office:value="5.55458885167764" calcext:value-type="float">
            <text:p>5.554588851677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8082" calcext:value-type="float">
            <text:p>48082</text:p>
          </table:table-cell>
          <table:table-cell office:value-type="float" office:value="1000" calcext:value-type="float">
            <text:p>1000</text:p>
          </table:table-cell>
          <table:table-cell office:value-type="float" office:value="48.082" calcext:value-type="float">
            <text:p>48.082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0.0871469" calcext:value-type="float">
            <text:p>0.08714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1469" calcext:value-type="float">
            <text:p>8.71469E-05</text:p>
          </table:table-cell>
          <table:table-cell office:value-type="float" office:value="0.00005436" calcext:value-type="float">
            <text:p>5.436E-05</text:p>
          </table:table-cell>
          <table:table-cell office:value-type="float" office:value="0.00018212" calcext:value-type="float">
            <text:p>0.00018212</text:p>
          </table:table-cell>
          <table:table-cell office:value-type="float" office:value="34385" calcext:value-type="float">
            <text:p>34385</text:p>
          </table:table-cell>
          <table:table-cell office:value-type="float" office:value="1000" calcext:value-type="float">
            <text:p>1000</text:p>
          </table:table-cell>
          <table:table-cell office:value-type="float" office:value="34.385" calcext:value-type="float">
            <text:p>34.385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5176" calcext:value-type="float">
            <text:p>5176</text:p>
          </table:table-cell>
          <table:table-cell office:value-type="float" office:value="1000" calcext:value-type="float">
            <text:p>1000</text:p>
          </table:table-cell>
          <table:table-cell office:value-type="float" office:value="5.176" calcext:value-type="float">
            <text:p>5.17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10370744048039" calcext:value-type="float">
            <text:p>5.10370744048039</text:p>
          </table:table-cell>
          <table:table-cell table:formula="of:=LOG([.Q5])/LOG(2)" office:value-type="float" office:value="5.80735492205761" calcext:value-type="float">
            <text:p>5.807354922057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9966" calcext:value-type="float">
            <text:p>59966</text:p>
          </table:table-cell>
          <table:table-cell office:value-type="float" office:value="1000" calcext:value-type="float">
            <text:p>1000</text:p>
          </table:table-cell>
          <table:table-cell office:value-type="float" office:value="59.966" calcext:value-type="float">
            <text:p>59.966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0.106605" calcext:value-type="float">
            <text:p>0.1066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605" calcext:value-type="float">
            <text:p>0.000106605</text:p>
          </table:table-cell>
          <table:table-cell office:value-type="float" office:value="0.000062958" calcext:value-type="float">
            <text:p>6.2958E-05</text:p>
          </table:table-cell>
          <table:table-cell office:value-type="float" office:value="0.000167816" calcext:value-type="float">
            <text:p>0.000167816</text:p>
          </table:table-cell>
          <table:table-cell office:value-type="float" office:value="39695" calcext:value-type="float">
            <text:p>39695</text:p>
          </table:table-cell>
          <table:table-cell office:value-type="float" office:value="1000" calcext:value-type="float">
            <text:p>1000</text:p>
          </table:table-cell>
          <table:table-cell office:value-type="float" office:value="39.695" calcext:value-type="float">
            <text:p>39.695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5877" calcext:value-type="float">
            <text:p>5877</text:p>
          </table:table-cell>
          <table:table-cell office:value-type="float" office:value="1000" calcext:value-type="float">
            <text:p>1000</text:p>
          </table:table-cell>
          <table:table-cell office:value-type="float" office:value="5.877" calcext:value-type="float">
            <text:p>5.87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5.31088539118528" calcext:value-type="float">
            <text:p>5.31088539118528</text:p>
          </table:table-cell>
          <table:table-cell table:formula="of:=LOG([.Q6])/LOG(2)" office:value-type="float" office:value="6.18982455888002" calcext:value-type="float">
            <text:p>6.189824558880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71847" calcext:value-type="float">
            <text:p>71847</text:p>
          </table:table-cell>
          <table:table-cell office:value-type="float" office:value="1000" calcext:value-type="float">
            <text:p>1000</text:p>
          </table:table-cell>
          <table:table-cell office:value-type="float" office:value="71.847" calcext:value-type="float">
            <text:p>71.847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0.134935" calcext:value-type="float">
            <text:p>0.1349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4935" calcext:value-type="float">
            <text:p>0.000134935</text:p>
          </table:table-cell>
          <table:table-cell office:value-type="float" office:value="0.000075444" calcext:value-type="float">
            <text:p>7.5444E-05</text:p>
          </table:table-cell>
          <table:table-cell office:value-type="float" office:value="0.00024496" calcext:value-type="float">
            <text:p>0.00024496</text:p>
          </table:table-cell>
          <table:table-cell office:value-type="float" office:value="45913" calcext:value-type="float">
            <text:p>45913</text:p>
          </table:table-cell>
          <table:table-cell office:value-type="float" office:value="1000" calcext:value-type="float">
            <text:p>1000</text:p>
          </table:table-cell>
          <table:table-cell office:value-type="float" office:value="45.913" calcext:value-type="float">
            <text:p>45.913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6632" calcext:value-type="float">
            <text:p>6632</text:p>
          </table:table-cell>
          <table:table-cell office:value-type="float" office:value="1000" calcext:value-type="float">
            <text:p>1000</text:p>
          </table:table-cell>
          <table:table-cell office:value-type="float" office:value="6.632" calcext:value-type="float">
            <text:p>6.6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5.52083079711231" calcext:value-type="float">
            <text:p>5.52083079711231</text:p>
          </table:table-cell>
          <table:table-cell table:formula="of:=LOG([.Q7])/LOG(2)" office:value-type="float" office:value="6.4594316186373" calcext:value-type="float">
            <text:p>6.45943161863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83837" calcext:value-type="float">
            <text:p>83837</text:p>
          </table:table-cell>
          <table:table-cell office:value-type="float" office:value="1000" calcext:value-type="float">
            <text:p>1000</text:p>
          </table:table-cell>
          <table:table-cell office:value-type="float" office:value="83.837" calcext:value-type="float">
            <text:p>83.837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0.166751" calcext:value-type="float">
            <text:p>0.1667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6751" calcext:value-type="float">
            <text:p>0.000166751</text:p>
          </table:table-cell>
          <table:table-cell office:value-type="float" office:value="0.000093399" calcext:value-type="float">
            <text:p>9.3399E-05</text:p>
          </table:table-cell>
          <table:table-cell office:value-type="float" office:value="0.00029555" calcext:value-type="float">
            <text:p>0.00029555</text:p>
          </table:table-cell>
          <table:table-cell office:value-type="float" office:value="52009" calcext:value-type="float">
            <text:p>52009</text:p>
          </table:table-cell>
          <table:table-cell office:value-type="float" office:value="1000" calcext:value-type="float">
            <text:p>1000</text:p>
          </table:table-cell>
          <table:table-cell office:value-type="float" office:value="52.009" calcext:value-type="float">
            <text:p>52.009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7659" calcext:value-type="float">
            <text:p>7659</text:p>
          </table:table-cell>
          <table:table-cell office:value-type="float" office:value="1000" calcext:value-type="float">
            <text:p>1000</text:p>
          </table:table-cell>
          <table:table-cell office:value-type="float" office:value="7.659" calcext:value-type="float">
            <text:p>7.65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5.70068939375379" calcext:value-type="float">
            <text:p>5.70068939375379</text:p>
          </table:table-cell>
          <table:table-cell table:formula="of:=LOG([.Q8])/LOG(2)" office:value-type="float" office:value="6.71424551766612" calcext:value-type="float">
            <text:p>6.714245517666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96153" calcext:value-type="float">
            <text:p>96153</text:p>
          </table:table-cell>
          <table:table-cell office:value-type="float" office:value="1000" calcext:value-type="float">
            <text:p>1000</text:p>
          </table:table-cell>
          <table:table-cell office:value-type="float" office:value="96.153" calcext:value-type="float">
            <text:p>96.153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0.19281" calcext:value-type="float">
            <text:p>0.192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281" calcext:value-type="float">
            <text:p>0.00019281</text:p>
          </table:table-cell>
          <table:table-cell office:value-type="float" office:value="0.00010412" calcext:value-type="float">
            <text:p>0.00010412</text:p>
          </table:table-cell>
          <table:table-cell office:value-type="float" office:value="0.000402436" calcext:value-type="float">
            <text:p>0.000402436</text:p>
          </table:table-cell>
          <table:table-cell office:value-type="float" office:value="54533" calcext:value-type="float">
            <text:p>54533</text:p>
          </table:table-cell>
          <table:table-cell office:value-type="float" office:value="1000" calcext:value-type="float">
            <text:p>1000</text:p>
          </table:table-cell>
          <table:table-cell office:value-type="float" office:value="54.533" calcext:value-type="float">
            <text:p>54.533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float" office:value="9137" calcext:value-type="float">
            <text:p>9137</text:p>
          </table:table-cell>
          <table:table-cell office:value-type="float" office:value="1000" calcext:value-type="float">
            <text:p>1000</text:p>
          </table:table-cell>
          <table:table-cell office:value-type="float" office:value="9.137" calcext:value-type="float">
            <text:p>9.13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5.76905761887694" calcext:value-type="float">
            <text:p>5.76905761887694</text:p>
          </table:table-cell>
          <table:table-cell table:formula="of:=LOG([.Q9])/LOG(2)" office:value-type="float" office:value="7.20945336562895" calcext:value-type="float">
            <text:p>7.209453365628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07870" calcext:value-type="float">
            <text:p>107870</text:p>
          </table:table-cell>
          <table:table-cell office:value-type="float" office:value="1000" calcext:value-type="float">
            <text:p>1000</text:p>
          </table:table-cell>
          <table:table-cell office:value-type="float" office:value="107.87" calcext:value-type="float">
            <text:p>107.87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office:value-type="float" office:value="0.186883" calcext:value-type="float">
            <text:p>0.1868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6883" calcext:value-type="float">
            <text:p>0.000186883</text:p>
          </table:table-cell>
          <table:table-cell office:value-type="float" office:value="0.000111838" calcext:value-type="float">
            <text:p>0.000111838</text:p>
          </table:table-cell>
          <table:table-cell office:value-type="float" office:value="0.000439908" calcext:value-type="float">
            <text:p>0.000439908</text:p>
          </table:table-cell>
          <table:table-cell office:value-type="float" office:value="46069" calcext:value-type="float">
            <text:p>46069</text:p>
          </table:table-cell>
          <table:table-cell office:value-type="float" office:value="1000" calcext:value-type="float">
            <text:p>1000</text:p>
          </table:table-cell>
          <table:table-cell office:value-type="float" office:value="46.069" calcext:value-type="float">
            <text:p>46.069</text:p>
          </table:table-cell>
          <table:table-cell office:value-type="float" office:value="17" calcext:value-type="float">
            <text:p>17</text:p>
          </table:table-cell>
          <table:table-cell office:value-type="float" office:value="205" calcext:value-type="float">
            <text:p>205</text:p>
          </table:table-cell>
          <table:table-cell office:value-type="float" office:value="11312" calcext:value-type="float">
            <text:p>11312</text:p>
          </table:table-cell>
          <table:table-cell office:value-type="float" office:value="1000" calcext:value-type="float">
            <text:p>1000</text:p>
          </table:table-cell>
          <table:table-cell office:value-type="float" office:value="11.312" calcext:value-type="float">
            <text:p>11.3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5.52572437720763" calcext:value-type="float">
            <text:p>5.52572437720763</text:p>
          </table:table-cell>
          <table:table-cell table:formula="of:=LOG([.Q10])/LOG(2)" office:value-type="float" office:value="7.67948009950545" calcext:value-type="float">
            <text:p>7.67948009950545</text:p>
          </table:table-cell>
        </table:table-row>
      </table:table>
      <table:table table:name="summary_1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658" calcext:value-type="float">
            <text:p>13658</text:p>
          </table:table-cell>
          <table:table-cell office:value-type="float" office:value="1000" calcext:value-type="float">
            <text:p>1000</text:p>
          </table:table-cell>
          <table:table-cell office:value-type="float" office:value="13.658" calcext:value-type="float">
            <text:p>13.65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0524594" calcext:value-type="float">
            <text:p>0.05245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4594" calcext:value-type="float">
            <text:p>5.24594E-05</text:p>
          </table:table-cell>
          <table:table-cell office:value-type="float" office:value="0.000045761" calcext:value-type="float">
            <text:p>4.5761E-05</text:p>
          </table:table-cell>
          <table:table-cell office:value-type="float" office:value="0.000091448" calcext:value-type="float">
            <text:p>9.1448E-05</text:p>
          </table:table-cell>
          <table:table-cell office:value-type="float" office:value="21504" calcext:value-type="float">
            <text:p>21504</text:p>
          </table:table-cell>
          <table:table-cell office:value-type="float" office:value="1000" calcext:value-type="float">
            <text:p>1000</text:p>
          </table:table-cell>
          <table:table-cell office:value-type="float" office:value="21.504" calcext:value-type="float">
            <text:p>21.50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442" calcext:value-type="float">
            <text:p>3442</text:p>
          </table:table-cell>
          <table:table-cell office:value-type="float" office:value="1000" calcext:value-type="float">
            <text:p>1000</text:p>
          </table:table-cell>
          <table:table-cell office:value-type="float" office:value="3.442" calcext:value-type="float">
            <text:p>3.4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42653313811667" calcext:value-type="float">
            <text:p>4.42653313811667</text:p>
          </table:table-cell>
          <table:table-cell table:formula="of:=LOG([.Q2])/LOG(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022" calcext:value-type="float">
            <text:p>27022</text:p>
          </table:table-cell>
          <table:table-cell office:value-type="float" office:value="1000" calcext:value-type="float">
            <text:p>1000</text:p>
          </table:table-cell>
          <table:table-cell office:value-type="float" office:value="27.022" calcext:value-type="float">
            <text:p>27.02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0.0631118" calcext:value-type="float">
            <text:p>0.06311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1118" calcext:value-type="float">
            <text:p>6.31118E-05</text:p>
          </table:table-cell>
          <table:table-cell office:value-type="float" office:value="0.000049708" calcext:value-type="float">
            <text:p>4.9708E-05</text:p>
          </table:table-cell>
          <table:table-cell office:value-type="float" office:value="0.000105809" calcext:value-type="float">
            <text:p>0.000105809</text:p>
          </table:table-cell>
          <table:table-cell office:value-type="float" office:value="26487" calcext:value-type="float">
            <text:p>26487</text:p>
          </table:table-cell>
          <table:table-cell office:value-type="float" office:value="1000" calcext:value-type="float">
            <text:p>1000</text:p>
          </table:table-cell>
          <table:table-cell office:value-type="float" office:value="26.487" calcext:value-type="float">
            <text:p>26.48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084" calcext:value-type="float">
            <text:p>4084</text:p>
          </table:table-cell>
          <table:table-cell office:value-type="float" office:value="1000" calcext:value-type="float">
            <text:p>1000</text:p>
          </table:table-cell>
          <table:table-cell office:value-type="float" office:value="4.084" calcext:value-type="float">
            <text:p>4.08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72721254372062" calcext:value-type="float">
            <text:p>4.72721254372062</text:p>
          </table:table-cell>
          <table:table-cell table:formula="of:=LOG([.Q3])/LOG(2)" office:value-type="float" office:value="5.28540221886225" calcext:value-type="float">
            <text:p>5.285402218862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1080" calcext:value-type="float">
            <text:p>41080</text:p>
          </table:table-cell>
          <table:table-cell office:value-type="float" office:value="1000" calcext:value-type="float">
            <text:p>1000</text:p>
          </table:table-cell>
          <table:table-cell office:value-type="float" office:value="41.08" calcext:value-type="float">
            <text:p>41.08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0.0788921" calcext:value-type="float">
            <text:p>0.07889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8921" calcext:value-type="float">
            <text:p>7.88921E-05</text:p>
          </table:table-cell>
          <table:table-cell office:value-type="float" office:value="0.000054522" calcext:value-type="float">
            <text:p>5.4522E-05</text:p>
          </table:table-cell>
          <table:table-cell office:value-type="float" office:value="0.000121116" calcext:value-type="float">
            <text:p>0.000121116</text:p>
          </table:table-cell>
          <table:table-cell office:value-type="float" office:value="32791" calcext:value-type="float">
            <text:p>32791</text:p>
          </table:table-cell>
          <table:table-cell office:value-type="float" office:value="1000" calcext:value-type="float">
            <text:p>1000</text:p>
          </table:table-cell>
          <table:table-cell office:value-type="float" office:value="32.791" calcext:value-type="float">
            <text:p>32.791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4657" calcext:value-type="float">
            <text:p>4657</text:p>
          </table:table-cell>
          <table:table-cell office:value-type="float" office:value="1000" calcext:value-type="float">
            <text:p>1000</text:p>
          </table:table-cell>
          <table:table-cell office:value-type="float" office:value="4.657" calcext:value-type="float">
            <text:p>4.6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03522799396638" calcext:value-type="float">
            <text:p>5.03522799396638</text:p>
          </table:table-cell>
          <table:table-cell table:formula="of:=LOG([.Q4])/LOG(2)" office:value-type="float" office:value="5.83289001416474" calcext:value-type="float">
            <text:p>5.832890014164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4718" calcext:value-type="float">
            <text:p>54718</text:p>
          </table:table-cell>
          <table:table-cell office:value-type="float" office:value="1000" calcext:value-type="float">
            <text:p>1000</text:p>
          </table:table-cell>
          <table:table-cell office:value-type="float" office:value="54.718" calcext:value-type="float">
            <text:p>54.718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0.0996886" calcext:value-type="float">
            <text:p>0.09968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6886" calcext:value-type="float">
            <text:p>9.96886E-05</text:p>
          </table:table-cell>
          <table:table-cell office:value-type="float" office:value="0.000070227" calcext:value-type="float">
            <text:p>7.0227E-05</text:p>
          </table:table-cell>
          <table:table-cell office:value-type="float" office:value="0.000174693" calcext:value-type="float">
            <text:p>0.000174693</text:p>
          </table:table-cell>
          <table:table-cell office:value-type="float" office:value="39559" calcext:value-type="float">
            <text:p>39559</text:p>
          </table:table-cell>
          <table:table-cell office:value-type="float" office:value="1000" calcext:value-type="float">
            <text:p>1000</text:p>
          </table:table-cell>
          <table:table-cell office:value-type="float" office:value="39.559" calcext:value-type="float">
            <text:p>39.559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5268" calcext:value-type="float">
            <text:p>5268</text:p>
          </table:table-cell>
          <table:table-cell office:value-type="float" office:value="1000" calcext:value-type="float">
            <text:p>1000</text:p>
          </table:table-cell>
          <table:table-cell office:value-type="float" office:value="5.268" calcext:value-type="float">
            <text:p>5.26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3059340519936" calcext:value-type="float">
            <text:p>5.3059340519936</text:p>
          </table:table-cell>
          <table:table-cell table:formula="of:=LOG([.Q5])/LOG(2)" office:value-type="float" office:value="6.06608919045777" calcext:value-type="float">
            <text:p>6.066089190457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8234" calcext:value-type="float">
            <text:p>68234</text:p>
          </table:table-cell>
          <table:table-cell office:value-type="float" office:value="1000" calcext:value-type="float">
            <text:p>1000</text:p>
          </table:table-cell>
          <table:table-cell office:value-type="float" office:value="68.234" calcext:value-type="float">
            <text:p>68.234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.12496" calcext:value-type="float">
            <text:p>0.124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496" calcext:value-type="float">
            <text:p>0.00012496</text:p>
          </table:table-cell>
          <table:table-cell office:value-type="float" office:value="0.000078027" calcext:value-type="float">
            <text:p>7.8027E-05</text:p>
          </table:table-cell>
          <table:table-cell office:value-type="float" office:value="0.000231387" calcext:value-type="float">
            <text:p>0.000231387</text:p>
          </table:table-cell>
          <table:table-cell office:value-type="float" office:value="45970" calcext:value-type="float">
            <text:p>45970</text:p>
          </table:table-cell>
          <table:table-cell office:value-type="float" office:value="1000" calcext:value-type="float">
            <text:p>1000</text:p>
          </table:table-cell>
          <table:table-cell office:value-type="float" office:value="45.97" calcext:value-type="float">
            <text:p>45.97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6007" calcext:value-type="float">
            <text:p>6007</text:p>
          </table:table-cell>
          <table:table-cell office:value-type="float" office:value="1000" calcext:value-type="float">
            <text:p>1000</text:p>
          </table:table-cell>
          <table:table-cell office:value-type="float" office:value="6.007" calcext:value-type="float">
            <text:p>6.00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5.52262076104208" calcext:value-type="float">
            <text:p>5.52262076104208</text:p>
          </table:table-cell>
          <table:table-cell table:formula="of:=LOG([.Q6])/LOG(2)" office:value-type="float" office:value="6.3037807481771" calcext:value-type="float">
            <text:p>6.30378074817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81689" calcext:value-type="float">
            <text:p>81689</text:p>
          </table:table-cell>
          <table:table-cell office:value-type="float" office:value="1000" calcext:value-type="float">
            <text:p>1000</text:p>
          </table:table-cell>
          <table:table-cell office:value-type="float" office:value="81.689" calcext:value-type="float">
            <text:p>81.689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.156757" calcext:value-type="float">
            <text:p>0.1567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6757" calcext:value-type="float">
            <text:p>0.000156757</text:p>
          </table:table-cell>
          <table:table-cell office:value-type="float" office:value="0.000094353" calcext:value-type="float">
            <text:p>9.4353E-05</text:p>
          </table:table-cell>
          <table:table-cell office:value-type="float" office:value="0.000273047" calcext:value-type="float">
            <text:p>0.000273047</text:p>
          </table:table-cell>
          <table:table-cell office:value-type="float" office:value="52836" calcext:value-type="float">
            <text:p>52836</text:p>
          </table:table-cell>
          <table:table-cell office:value-type="float" office:value="1000" calcext:value-type="float">
            <text:p>1000</text:p>
          </table:table-cell>
          <table:table-cell office:value-type="float" office:value="52.836" calcext:value-type="float">
            <text:p>52.836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6846" calcext:value-type="float">
            <text:p>6846</text:p>
          </table:table-cell>
          <table:table-cell office:value-type="float" office:value="1000" calcext:value-type="float">
            <text:p>1000</text:p>
          </table:table-cell>
          <table:table-cell office:value-type="float" office:value="6.846" calcext:value-type="float">
            <text:p>6.84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5.72344934499596" calcext:value-type="float">
            <text:p>5.72344934499596</text:p>
          </table:table-cell>
          <table:table-cell table:formula="of:=LOG([.Q7])/LOG(2)" office:value-type="float" office:value="6.6582114827518" calcext:value-type="float">
            <text:p>6.65821148275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95277" calcext:value-type="float">
            <text:p>95277</text:p>
          </table:table-cell>
          <table:table-cell office:value-type="float" office:value="1000" calcext:value-type="float">
            <text:p>1000</text:p>
          </table:table-cell>
          <table:table-cell office:value-type="float" office:value="95.277" calcext:value-type="float">
            <text:p>95.277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0.196618" calcext:value-type="float">
            <text:p>0.1966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6618" calcext:value-type="float">
            <text:p>0.000196618</text:p>
          </table:table-cell>
          <table:table-cell office:value-type="float" office:value="0.000116784" calcext:value-type="float">
            <text:p>0.000116784</text:p>
          </table:table-cell>
          <table:table-cell office:value-type="float" office:value="0.000349501" calcext:value-type="float">
            <text:p>0.000349501</text:p>
          </table:table-cell>
          <table:table-cell office:value-type="float" office:value="60576" calcext:value-type="float">
            <text:p>60576</text:p>
          </table:table-cell>
          <table:table-cell office:value-type="float" office:value="1000" calcext:value-type="float">
            <text:p>1000</text:p>
          </table:table-cell>
          <table:table-cell office:value-type="float" office:value="60.576" calcext:value-type="float">
            <text:p>60.576</text:p>
          </table:table-cell>
          <table:table-cell office:value-type="float" office:value="21" calcext:value-type="float">
            <text:p>21</text:p>
          </table:table-cell>
          <table:table-cell office:value-type="float" office:value="147" calcext:value-type="float">
            <text:p>147</text:p>
          </table:table-cell>
          <table:table-cell office:value-type="float" office:value="7951" calcext:value-type="float">
            <text:p>7951</text:p>
          </table:table-cell>
          <table:table-cell office:value-type="float" office:value="1000" calcext:value-type="float">
            <text:p>1000</text:p>
          </table:table-cell>
          <table:table-cell office:value-type="float" office:value="7.951" calcext:value-type="float">
            <text:p>7.95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5.92067441104162" calcext:value-type="float">
            <text:p>5.92067441104162</text:p>
          </table:table-cell>
          <table:table-cell table:formula="of:=LOG([.Q8])/LOG(2)" office:value-type="float" office:value="7.19967234483636" calcext:value-type="float">
            <text:p>7.199672344836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08689" calcext:value-type="float">
            <text:p>108689</text:p>
          </table:table-cell>
          <table:table-cell office:value-type="float" office:value="1000" calcext:value-type="float">
            <text:p>1000</text:p>
          </table:table-cell>
          <table:table-cell office:value-type="float" office:value="108.689" calcext:value-type="float">
            <text:p>108.689</text:p>
          </table:table-cell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0.236952" calcext:value-type="float">
            <text:p>0.2369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6952" calcext:value-type="float">
            <text:p>0.000236952</text:p>
          </table:table-cell>
          <table:table-cell office:value-type="float" office:value="0.000134101" calcext:value-type="float">
            <text:p>0.000134101</text:p>
          </table:table-cell>
          <table:table-cell office:value-type="float" office:value="0.000493137" calcext:value-type="float">
            <text:p>0.000493137</text:p>
          </table:table-cell>
          <table:table-cell office:value-type="float" office:value="66532" calcext:value-type="float">
            <text:p>66532</text:p>
          </table:table-cell>
          <table:table-cell office:value-type="float" office:value="1000" calcext:value-type="float">
            <text:p>1000</text:p>
          </table:table-cell>
          <table:table-cell office:value-type="float" office:value="66.532" calcext:value-type="float">
            <text:p>66.532</text:p>
          </table:table-cell>
          <table:table-cell office:value-type="float" office:value="22" calcext:value-type="float">
            <text:p>22</text:p>
          </table:table-cell>
          <table:table-cell office:value-type="float" office:value="210" calcext:value-type="float">
            <text:p>210</text:p>
          </table:table-cell>
          <table:table-cell office:value-type="float" office:value="9369" calcext:value-type="float">
            <text:p>9369</text:p>
          </table:table-cell>
          <table:table-cell office:value-type="float" office:value="1000" calcext:value-type="float">
            <text:p>1000</text:p>
          </table:table-cell>
          <table:table-cell office:value-type="float" office:value="9.369" calcext:value-type="float">
            <text:p>9.36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6.05597649771478" calcext:value-type="float">
            <text:p>6.05597649771478</text:p>
          </table:table-cell>
          <table:table-cell table:formula="of:=LOG([.Q9])/LOG(2)" office:value-type="float" office:value="7.71424551766612" calcext:value-type="float">
            <text:p>7.714245517666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22273" calcext:value-type="float">
            <text:p>122273</text:p>
          </table:table-cell>
          <table:table-cell office:value-type="float" office:value="1000" calcext:value-type="float">
            <text:p>1000</text:p>
          </table:table-cell>
          <table:table-cell office:value-type="float" office:value="122.273" calcext:value-type="float">
            <text:p>122.273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0.224782" calcext:value-type="float">
            <text:p>0.2247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4782" calcext:value-type="float">
            <text:p>0.000224782</text:p>
          </table:table-cell>
          <table:table-cell office:value-type="float" office:value="0.000136359" calcext:value-type="float">
            <text:p>0.000136359</text:p>
          </table:table-cell>
          <table:table-cell office:value-type="float" office:value="0.000524311" calcext:value-type="float">
            <text:p>0.000524311</text:p>
          </table:table-cell>
          <table:table-cell office:value-type="float" office:value="54942" calcext:value-type="float">
            <text:p>54942</text:p>
          </table:table-cell>
          <table:table-cell office:value-type="float" office:value="1000" calcext:value-type="float">
            <text:p>1000</text:p>
          </table:table-cell>
          <table:table-cell office:value-type="float" office:value="54.942" calcext:value-type="float">
            <text:p>54.942</text:p>
          </table:table-cell>
          <table:table-cell office:value-type="float" office:value="18" calcext:value-type="float">
            <text:p>18</text:p>
          </table:table-cell>
          <table:table-cell office:value-type="float" office:value="181" calcext:value-type="float">
            <text:p>181</text:p>
          </table:table-cell>
          <table:table-cell office:value-type="float" office:value="11798" calcext:value-type="float">
            <text:p>11798</text:p>
          </table:table-cell>
          <table:table-cell office:value-type="float" office:value="1000" calcext:value-type="float">
            <text:p>1000</text:p>
          </table:table-cell>
          <table:table-cell office:value-type="float" office:value="11.798" calcext:value-type="float">
            <text:p>11.79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5.77983752327645" calcext:value-type="float">
            <text:p>5.77983752327645</text:p>
          </table:table-cell>
          <table:table-cell table:formula="of:=LOG([.Q10])/LOG(2)" office:value-type="float" office:value="7.49984588708321" calcext:value-type="float">
            <text:p>7.49984588708321</text:p>
          </table:table-cell>
        </table:table-row>
      </table:table>
      <table:table table:name="summary_1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444" calcext:value-type="float">
            <text:p>15444</text:p>
          </table:table-cell>
          <table:table-cell office:value-type="float" office:value="1000" calcext:value-type="float">
            <text:p>1000</text:p>
          </table:table-cell>
          <table:table-cell office:value-type="float" office:value="15.444" calcext:value-type="float">
            <text:p>15.44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058377" calcext:value-type="float">
            <text:p>0.0583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377" calcext:value-type="float">
            <text:p>5.8377E-05</text:p>
          </table:table-cell>
          <table:table-cell office:value-type="float" office:value="0.000050889" calcext:value-type="float">
            <text:p>5.0889E-05</text:p>
          </table:table-cell>
          <table:table-cell office:value-type="float" office:value="0.000102755" calcext:value-type="float">
            <text:p>0.000102755</text:p>
          </table:table-cell>
          <table:table-cell office:value-type="float" office:value="23147" calcext:value-type="float">
            <text:p>23147</text:p>
          </table:table-cell>
          <table:table-cell office:value-type="float" office:value="1000" calcext:value-type="float">
            <text:p>1000</text:p>
          </table:table-cell>
          <table:table-cell office:value-type="float" office:value="23.147" calcext:value-type="float">
            <text:p>23.14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503" calcext:value-type="float">
            <text:p>3503</text:p>
          </table:table-cell>
          <table:table-cell office:value-type="float" office:value="1000" calcext:value-type="float">
            <text:p>1000</text:p>
          </table:table-cell>
          <table:table-cell office:value-type="float" office:value="3.503" calcext:value-type="float">
            <text:p>3.5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53275331793726" calcext:value-type="float">
            <text:p>4.53275331793726</text:p>
          </table:table-cell>
          <table:table-cell table:formula="of:=LOG([.Q2])/LOG(2)" office:value-type="float" office:value="5.12928301694497" calcext:value-type="float">
            <text:p>5.129283016944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528" calcext:value-type="float">
            <text:p>30528</text:p>
          </table:table-cell>
          <table:table-cell office:value-type="float" office:value="1000" calcext:value-type="float">
            <text:p>1000</text:p>
          </table:table-cell>
          <table:table-cell office:value-type="float" office:value="30.528" calcext:value-type="float">
            <text:p>30.528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0709565" calcext:value-type="float">
            <text:p>0.07095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9565" calcext:value-type="float">
            <text:p>7.09565E-05</text:p>
          </table:table-cell>
          <table:table-cell office:value-type="float" office:value="0.000054127" calcext:value-type="float">
            <text:p>5.4127E-05</text:p>
          </table:table-cell>
          <table:table-cell office:value-type="float" office:value="0.000118535" calcext:value-type="float">
            <text:p>0.000118535</text:p>
          </table:table-cell>
          <table:table-cell office:value-type="float" office:value="29098" calcext:value-type="float">
            <text:p>29098</text:p>
          </table:table-cell>
          <table:table-cell office:value-type="float" office:value="1000" calcext:value-type="float">
            <text:p>1000</text:p>
          </table:table-cell>
          <table:table-cell office:value-type="float" office:value="29.098" calcext:value-type="float">
            <text:p>29.098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4138" calcext:value-type="float">
            <text:p>4138</text:p>
          </table:table-cell>
          <table:table-cell office:value-type="float" office:value="1000" calcext:value-type="float">
            <text:p>1000</text:p>
          </table:table-cell>
          <table:table-cell office:value-type="float" office:value="4.138" calcext:value-type="float">
            <text:p>4.1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86284809031506" calcext:value-type="float">
            <text:p>4.86284809031506</text:p>
          </table:table-cell>
          <table:table-cell table:formula="of:=LOG([.Q3])/LOG(2)" office:value-type="float" office:value="5.64385618977472" calcext:value-type="float">
            <text:p>5.643856189774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5938" calcext:value-type="float">
            <text:p>45938</text:p>
          </table:table-cell>
          <table:table-cell office:value-type="float" office:value="1000" calcext:value-type="float">
            <text:p>1000</text:p>
          </table:table-cell>
          <table:table-cell office:value-type="float" office:value="45.938" calcext:value-type="float">
            <text:p>45.938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0.0894895" calcext:value-type="float">
            <text:p>0.08948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94895" calcext:value-type="float">
            <text:p>8.94895E-05</text:p>
          </table:table-cell>
          <table:table-cell office:value-type="float" office:value="0.000063926" calcext:value-type="float">
            <text:p>6.3926E-05</text:p>
          </table:table-cell>
          <table:table-cell office:value-type="float" office:value="0.000151732" calcext:value-type="float">
            <text:p>0.000151732</text:p>
          </table:table-cell>
          <table:table-cell office:value-type="float" office:value="36313" calcext:value-type="float">
            <text:p>36313</text:p>
          </table:table-cell>
          <table:table-cell office:value-type="float" office:value="1000" calcext:value-type="float">
            <text:p>1000</text:p>
          </table:table-cell>
          <table:table-cell office:value-type="float" office:value="36.313" calcext:value-type="float">
            <text:p>36.313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4731" calcext:value-type="float">
            <text:p>4731</text:p>
          </table:table-cell>
          <table:table-cell office:value-type="float" office:value="1000" calcext:value-type="float">
            <text:p>1000</text:p>
          </table:table-cell>
          <table:table-cell office:value-type="float" office:value="4.731" calcext:value-type="float">
            <text:p>4.7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18241421825972" calcext:value-type="float">
            <text:p>5.18241421825972</text:p>
          </table:table-cell>
          <table:table-cell table:formula="of:=LOG([.Q4])/LOG(2)" office:value-type="float" office:value="5.83289001416474" calcext:value-type="float">
            <text:p>5.832890014164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1399" calcext:value-type="float">
            <text:p>61399</text:p>
          </table:table-cell>
          <table:table-cell office:value-type="float" office:value="1000" calcext:value-type="float">
            <text:p>1000</text:p>
          </table:table-cell>
          <table:table-cell office:value-type="float" office:value="61.399" calcext:value-type="float">
            <text:p>61.399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0.115167" calcext:value-type="float">
            <text:p>0.1151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167" calcext:value-type="float">
            <text:p>0.000115167</text:p>
          </table:table-cell>
          <table:table-cell office:value-type="float" office:value="0.000076917" calcext:value-type="float">
            <text:p>7.6917E-05</text:p>
          </table:table-cell>
          <table:table-cell office:value-type="float" office:value="0.00017789" calcext:value-type="float">
            <text:p>0.00017789</text:p>
          </table:table-cell>
          <table:table-cell office:value-type="float" office:value="44271" calcext:value-type="float">
            <text:p>44271</text:p>
          </table:table-cell>
          <table:table-cell office:value-type="float" office:value="1000" calcext:value-type="float">
            <text:p>1000</text:p>
          </table:table-cell>
          <table:table-cell office:value-type="float" office:value="44.271" calcext:value-type="float">
            <text:p>44.271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5345" calcext:value-type="float">
            <text:p>5345</text:p>
          </table:table-cell>
          <table:table-cell office:value-type="float" office:value="1000" calcext:value-type="float">
            <text:p>1000</text:p>
          </table:table-cell>
          <table:table-cell office:value-type="float" office:value="5.345" calcext:value-type="float">
            <text:p>5.34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46829005650355" calcext:value-type="float">
            <text:p>5.46829005650355</text:p>
          </table:table-cell>
          <table:table-cell table:formula="of:=LOG([.Q5])/LOG(2)" office:value-type="float" office:value="6.08746284125034" calcext:value-type="float">
            <text:p>6.087462841250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76446" calcext:value-type="float">
            <text:p>76446</text:p>
          </table:table-cell>
          <table:table-cell office:value-type="float" office:value="1000" calcext:value-type="float">
            <text:p>1000</text:p>
          </table:table-cell>
          <table:table-cell office:value-type="float" office:value="76.446" calcext:value-type="float">
            <text:p>76.446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0.144665" calcext:value-type="float">
            <text:p>0.1446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665" calcext:value-type="float">
            <text:p>0.000144665</text:p>
          </table:table-cell>
          <table:table-cell office:value-type="float" office:value="0.000089585" calcext:value-type="float">
            <text:p>8.9585E-05</text:p>
          </table:table-cell>
          <table:table-cell office:value-type="float" office:value="0.000225054" calcext:value-type="float">
            <text:p>0.000225054</text:p>
          </table:table-cell>
          <table:table-cell office:value-type="float" office:value="51713" calcext:value-type="float">
            <text:p>51713</text:p>
          </table:table-cell>
          <table:table-cell office:value-type="float" office:value="1000" calcext:value-type="float">
            <text:p>1000</text:p>
          </table:table-cell>
          <table:table-cell office:value-type="float" office:value="51.713" calcext:value-type="float">
            <text:p>51.713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6121" calcext:value-type="float">
            <text:p>6121</text:p>
          </table:table-cell>
          <table:table-cell office:value-type="float" office:value="1000" calcext:value-type="float">
            <text:p>1000</text:p>
          </table:table-cell>
          <table:table-cell office:value-type="float" office:value="6.121" calcext:value-type="float">
            <text:p>6.1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5.69245509647097" calcext:value-type="float">
            <text:p>5.69245509647097</text:p>
          </table:table-cell>
          <table:table-cell table:formula="of:=LOG([.Q6])/LOG(2)" office:value-type="float" office:value="6.59991284218713" calcext:value-type="float">
            <text:p>6.599912842187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1780" calcext:value-type="float">
            <text:p>91780</text:p>
          </table:table-cell>
          <table:table-cell office:value-type="float" office:value="1000" calcext:value-type="float">
            <text:p>1000</text:p>
          </table:table-cell>
          <table:table-cell office:value-type="float" office:value="91.78" calcext:value-type="float">
            <text:p>91.78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float" office:value="0.186139" calcext:value-type="float">
            <text:p>0.1861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6139" calcext:value-type="float">
            <text:p>0.000186139</text:p>
          </table:table-cell>
          <table:table-cell office:value-type="float" office:value="0.000106567" calcext:value-type="float">
            <text:p>0.000106567</text:p>
          </table:table-cell>
          <table:table-cell office:value-type="float" office:value="0.000298413" calcext:value-type="float">
            <text:p>0.000298413</text:p>
          </table:table-cell>
          <table:table-cell office:value-type="float" office:value="61516" calcext:value-type="float">
            <text:p>61516</text:p>
          </table:table-cell>
          <table:table-cell office:value-type="float" office:value="1000" calcext:value-type="float">
            <text:p>1000</text:p>
          </table:table-cell>
          <table:table-cell office:value-type="float" office:value="61.516" calcext:value-type="float">
            <text:p>61.516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office:value-type="float" office:value="7007" calcext:value-type="float">
            <text:p>7007</text:p>
          </table:table-cell>
          <table:table-cell office:value-type="float" office:value="1000" calcext:value-type="float">
            <text:p>1000</text:p>
          </table:table-cell>
          <table:table-cell office:value-type="float" office:value="7.007" calcext:value-type="float">
            <text:p>7.00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5.94288979181879" calcext:value-type="float">
            <text:p>5.94288979181879</text:p>
          </table:table-cell>
          <table:table-cell table:formula="of:=LOG([.Q7])/LOG(2)" office:value-type="float" office:value="6.82017896241519" calcext:value-type="float">
            <text:p>6.820178962415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07271" calcext:value-type="float">
            <text:p>107271</text:p>
          </table:table-cell>
          <table:table-cell office:value-type="float" office:value="1000" calcext:value-type="float">
            <text:p>1000</text:p>
          </table:table-cell>
          <table:table-cell office:value-type="float" office:value="107.271" calcext:value-type="float">
            <text:p>107.271</text:p>
          </table:table-cell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 office:value-type="float" office:value="0.240837" calcext:value-type="float">
            <text:p>0.2408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0837" calcext:value-type="float">
            <text:p>0.000240837</text:p>
          </table:table-cell>
          <table:table-cell office:value-type="float" office:value="0.000110696" calcext:value-type="float">
            <text:p>0.000110696</text:p>
          </table:table-cell>
          <table:table-cell office:value-type="float" office:value="0.000396371" calcext:value-type="float">
            <text:p>0.000396371</text:p>
          </table:table-cell>
          <table:table-cell office:value-type="float" office:value="72569" calcext:value-type="float">
            <text:p>72569</text:p>
          </table:table-cell>
          <table:table-cell office:value-type="float" office:value="1000" calcext:value-type="float">
            <text:p>1000</text:p>
          </table:table-cell>
          <table:table-cell office:value-type="float" office:value="72.569" calcext:value-type="float">
            <text:p>72.569</text:p>
          </table:table-cell>
          <table:table-cell office:value-type="float" office:value="19" calcext:value-type="float">
            <text:p>19</text:p>
          </table:table-cell>
          <table:table-cell office:value-type="float" office:value="157" calcext:value-type="float">
            <text:p>157</text:p>
          </table:table-cell>
          <table:table-cell office:value-type="float" office:value="8122" calcext:value-type="float">
            <text:p>8122</text:p>
          </table:table-cell>
          <table:table-cell office:value-type="float" office:value="1000" calcext:value-type="float">
            <text:p>1000</text:p>
          </table:table-cell>
          <table:table-cell office:value-type="float" office:value="8.122" calcext:value-type="float">
            <text:p>8.1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6.18128148474197" calcext:value-type="float">
            <text:p>6.18128148474197</text:p>
          </table:table-cell>
          <table:table-cell table:formula="of:=LOG([.Q8])/LOG(2)" office:value-type="float" office:value="7.29462074889163" calcext:value-type="float">
            <text:p>7.294620748891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22497" calcext:value-type="float">
            <text:p>122497</text:p>
          </table:table-cell>
          <table:table-cell office:value-type="float" office:value="1000" calcext:value-type="float">
            <text:p>1000</text:p>
          </table:table-cell>
          <table:table-cell office:value-type="float" office:value="122.497" calcext:value-type="float">
            <text:p>122.497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  <table:table-cell office:value-type="float" office:value="0.291575" calcext:value-type="float">
            <text:p>0.2915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1575" calcext:value-type="float">
            <text:p>0.000291575</text:p>
          </table:table-cell>
          <table:table-cell office:value-type="float" office:value="0.000155573" calcext:value-type="float">
            <text:p>0.000155573</text:p>
          </table:table-cell>
          <table:table-cell office:value-type="float" office:value="0.00060643" calcext:value-type="float">
            <text:p>0.00060643</text:p>
          </table:table-cell>
          <table:table-cell office:value-type="float" office:value="78783" calcext:value-type="float">
            <text:p>78783</text:p>
          </table:table-cell>
          <table:table-cell office:value-type="float" office:value="1000" calcext:value-type="float">
            <text:p>1000</text:p>
          </table:table-cell>
          <table:table-cell office:value-type="float" office:value="78.783" calcext:value-type="float">
            <text:p>78.783</text:p>
          </table:table-cell>
          <table:table-cell office:value-type="float" office:value="23" calcext:value-type="float">
            <text:p>23</text:p>
          </table:table-cell>
          <table:table-cell office:value-type="float" office:value="219" calcext:value-type="float">
            <text:p>219</text:p>
          </table:table-cell>
          <table:table-cell office:value-type="float" office:value="9713" calcext:value-type="float">
            <text:p>9713</text:p>
          </table:table-cell>
          <table:table-cell office:value-type="float" office:value="1000" calcext:value-type="float">
            <text:p>1000</text:p>
          </table:table-cell>
          <table:table-cell office:value-type="float" office:value="9.713" calcext:value-type="float">
            <text:p>9.7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6.29981244967527" calcext:value-type="float">
            <text:p>6.29981244967527</text:p>
          </table:table-cell>
          <table:table-cell table:formula="of:=LOG([.Q9])/LOG(2)" office:value-type="float" office:value="7.77478705960117" calcext:value-type="float">
            <text:p>7.774787059601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37705" calcext:value-type="float">
            <text:p>137705</text:p>
          </table:table-cell>
          <table:table-cell office:value-type="float" office:value="1000" calcext:value-type="float">
            <text:p>1000</text:p>
          </table:table-cell>
          <table:table-cell office:value-type="float" office:value="137.705" calcext:value-type="float">
            <text:p>137.705</text:p>
          </table:table-cell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 office:value-type="float" office:value="0.28257" calcext:value-type="float">
            <text:p>0.282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257" calcext:value-type="float">
            <text:p>0.00028257</text:p>
          </table:table-cell>
          <table:table-cell office:value-type="float" office:value="0.000164344" calcext:value-type="float">
            <text:p>0.000164344</text:p>
          </table:table-cell>
          <table:table-cell office:value-type="float" office:value="0.000701539" calcext:value-type="float">
            <text:p>0.000701539</text:p>
          </table:table-cell>
          <table:table-cell office:value-type="float" office:value="67601" calcext:value-type="float">
            <text:p>67601</text:p>
          </table:table-cell>
          <table:table-cell office:value-type="float" office:value="1000" calcext:value-type="float">
            <text:p>1000</text:p>
          </table:table-cell>
          <table:table-cell office:value-type="float" office:value="67.601" calcext:value-type="float">
            <text:p>67.601</text:p>
          </table:table-cell>
          <table:table-cell office:value-type="float" office:value="19" calcext:value-type="float">
            <text:p>19</text:p>
          </table:table-cell>
          <table:table-cell office:value-type="float" office:value="290" calcext:value-type="float">
            <text:p>290</text:p>
          </table:table-cell>
          <table:table-cell office:value-type="float" office:value="12242" calcext:value-type="float">
            <text:p>12242</text:p>
          </table:table-cell>
          <table:table-cell office:value-type="float" office:value="1000" calcext:value-type="float">
            <text:p>1000</text:p>
          </table:table-cell>
          <table:table-cell office:value-type="float" office:value="12.242" calcext:value-type="float">
            <text:p>12.24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6.07897268287959" calcext:value-type="float">
            <text:p>6.07897268287959</text:p>
          </table:table-cell>
          <table:table-cell table:formula="of:=LOG([.Q10])/LOG(2)" office:value-type="float" office:value="8.17990909001493" calcext:value-type="float">
            <text:p>8.17990909001493</text:p>
          </table:table-cell>
        </table:table-row>
      </table:table>
      <table:table table:name="summary_1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110" calcext:value-type="float">
            <text:p>17110</text:p>
          </table:table-cell>
          <table:table-cell office:value-type="float" office:value="1000" calcext:value-type="float">
            <text:p>1000</text:p>
          </table:table-cell>
          <table:table-cell office:value-type="float" office:value="17.11" calcext:value-type="float">
            <text:p>17.1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0.064566" calcext:value-type="float">
            <text:p>0.0645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4566" calcext:value-type="float">
            <text:p>6.4566E-05</text:p>
          </table:table-cell>
          <table:table-cell office:value-type="float" office:value="0.000056421" calcext:value-type="float">
            <text:p>5.6421E-05</text:p>
          </table:table-cell>
          <table:table-cell office:value-type="float" office:value="0.000105656" calcext:value-type="float">
            <text:p>0.000105656</text:p>
          </table:table-cell>
          <table:table-cell office:value-type="float" office:value="24696" calcext:value-type="float">
            <text:p>24696</text:p>
          </table:table-cell>
          <table:table-cell office:value-type="float" office:value="1000" calcext:value-type="float">
            <text:p>1000</text:p>
          </table:table-cell>
          <table:table-cell office:value-type="float" office:value="24.696" calcext:value-type="float">
            <text:p>24.696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573" calcext:value-type="float">
            <text:p>3573</text:p>
          </table:table-cell>
          <table:table-cell office:value-type="float" office:value="1000" calcext:value-type="float">
            <text:p>1000</text:p>
          </table:table-cell>
          <table:table-cell office:value-type="float" office:value="3.573" calcext:value-type="float">
            <text:p>3.5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62620548295304" calcext:value-type="float">
            <text:p>4.62620548295304</text:p>
          </table:table-cell>
          <table:table-cell table:formula="of:=LOG([.Q2])/LOG(2)" office:value-type="float" office:value="5.20945336562895" calcext:value-type="float">
            <text:p>5.209453365628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4174" calcext:value-type="float">
            <text:p>34174</text:p>
          </table:table-cell>
          <table:table-cell office:value-type="float" office:value="1000" calcext:value-type="float">
            <text:p>1000</text:p>
          </table:table-cell>
          <table:table-cell office:value-type="float" office:value="34.174" calcext:value-type="float">
            <text:p>34.174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0.0801382" calcext:value-type="float">
            <text:p>0.08013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01382" calcext:value-type="float">
            <text:p>8.01382E-05</text:p>
          </table:table-cell>
          <table:table-cell office:value-type="float" office:value="0.000061991" calcext:value-type="float">
            <text:p>6.1991E-05</text:p>
          </table:table-cell>
          <table:table-cell office:value-type="float" office:value="0.000129398" calcext:value-type="float">
            <text:p>0.000129398</text:p>
          </table:table-cell>
          <table:table-cell office:value-type="float" office:value="32206" calcext:value-type="float">
            <text:p>32206</text:p>
          </table:table-cell>
          <table:table-cell office:value-type="float" office:value="1000" calcext:value-type="float">
            <text:p>1000</text:p>
          </table:table-cell>
          <table:table-cell office:value-type="float" office:value="32.206" calcext:value-type="float">
            <text:p>32.20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4171" calcext:value-type="float">
            <text:p>4171</text:p>
          </table:table-cell>
          <table:table-cell office:value-type="float" office:value="1000" calcext:value-type="float">
            <text:p>1000</text:p>
          </table:table-cell>
          <table:table-cell office:value-type="float" office:value="4.171" calcext:value-type="float">
            <text:p>4.1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00925758334744" calcext:value-type="float">
            <text:p>5.00925758334744</text:p>
          </table:table-cell>
          <table:table-cell table:formula="of:=LOG([.Q3])/LOG(2)" office:value-type="float" office:value="5.55458885167764" calcext:value-type="float">
            <text:p>5.554588851677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1226" calcext:value-type="float">
            <text:p>51226</text:p>
          </table:table-cell>
          <table:table-cell office:value-type="float" office:value="1000" calcext:value-type="float">
            <text:p>1000</text:p>
          </table:table-cell>
          <table:table-cell office:value-type="float" office:value="51.226" calcext:value-type="float">
            <text:p>51.226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0.101507" calcext:value-type="float">
            <text:p>0.1015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507" calcext:value-type="float">
            <text:p>0.000101507</text:p>
          </table:table-cell>
          <table:table-cell office:value-type="float" office:value="0.000066986" calcext:value-type="float">
            <text:p>6.6986E-05</text:p>
          </table:table-cell>
          <table:table-cell office:value-type="float" office:value="0.000173404" calcext:value-type="float">
            <text:p>0.000173404</text:p>
          </table:table-cell>
          <table:table-cell office:value-type="float" office:value="40215" calcext:value-type="float">
            <text:p>40215</text:p>
          </table:table-cell>
          <table:table-cell office:value-type="float" office:value="1000" calcext:value-type="float">
            <text:p>1000</text:p>
          </table:table-cell>
          <table:table-cell office:value-type="float" office:value="40.215" calcext:value-type="float">
            <text:p>40.215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4823" calcext:value-type="float">
            <text:p>4823</text:p>
          </table:table-cell>
          <table:table-cell office:value-type="float" office:value="1000" calcext:value-type="float">
            <text:p>1000</text:p>
          </table:table-cell>
          <table:table-cell office:value-type="float" office:value="4.823" calcext:value-type="float">
            <text:p>4.8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32966181492899" calcext:value-type="float">
            <text:p>5.32966181492899</text:p>
          </table:table-cell>
          <table:table-cell table:formula="of:=LOG([.Q4])/LOG(2)" office:value-type="float" office:value="6.04439411935845" calcext:value-type="float">
            <text:p>6.044394119358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68525" calcext:value-type="float">
            <text:p>68525</text:p>
          </table:table-cell>
          <table:table-cell office:value-type="float" office:value="1000" calcext:value-type="float">
            <text:p>1000</text:p>
          </table:table-cell>
          <table:table-cell office:value-type="float" office:value="68.525" calcext:value-type="float">
            <text:p>68.525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0.130987" calcext:value-type="float">
            <text:p>0.1309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987" calcext:value-type="float">
            <text:p>0.000130987</text:p>
          </table:table-cell>
          <table:table-cell office:value-type="float" office:value="0.00008179" calcext:value-type="float">
            <text:p>8.179E-05</text:p>
          </table:table-cell>
          <table:table-cell office:value-type="float" office:value="0.000207881" calcext:value-type="float">
            <text:p>0.000207881</text:p>
          </table:table-cell>
          <table:table-cell office:value-type="float" office:value="49550" calcext:value-type="float">
            <text:p>49550</text:p>
          </table:table-cell>
          <table:table-cell office:value-type="float" office:value="1000" calcext:value-type="float">
            <text:p>1000</text:p>
          </table:table-cell>
          <table:table-cell office:value-type="float" office:value="49.55" calcext:value-type="float">
            <text:p>49.55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5451" calcext:value-type="float">
            <text:p>5451</text:p>
          </table:table-cell>
          <table:table-cell office:value-type="float" office:value="1000" calcext:value-type="float">
            <text:p>1000</text:p>
          </table:table-cell>
          <table:table-cell office:value-type="float" office:value="5.451" calcext:value-type="float">
            <text:p>5.45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63081315229913" calcext:value-type="float">
            <text:p>5.63081315229913</text:p>
          </table:table-cell>
          <table:table-cell table:formula="of:=LOG([.Q5])/LOG(2)" office:value-type="float" office:value="6.39231742277876" calcext:value-type="float">
            <text:p>6.392317422778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85230" calcext:value-type="float">
            <text:p>85230</text:p>
          </table:table-cell>
          <table:table-cell office:value-type="float" office:value="1000" calcext:value-type="float">
            <text:p>1000</text:p>
          </table:table-cell>
          <table:table-cell office:value-type="float" office:value="85.23" calcext:value-type="float">
            <text:p>85.23</text:p>
          </table:table-cell>
          <table:table-cell office:value-type="float" office:value="65" calcext:value-type="float">
            <text:p>65</text:p>
          </table:table-cell>
          <table:table-cell office:value-type="float" office:value="111" calcext:value-type="float">
            <text:p>111</text:p>
          </table:table-cell>
          <table:table-cell office:value-type="float" office:value="0.1694" calcext:value-type="float">
            <text:p>0.16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94" calcext:value-type="float">
            <text:p>0.0001694</text:p>
          </table:table-cell>
          <table:table-cell office:value-type="float" office:value="0.000111901" calcext:value-type="float">
            <text:p>0.000111901</text:p>
          </table:table-cell>
          <table:table-cell office:value-type="float" office:value="0.000265111" calcext:value-type="float">
            <text:p>0.000265111</text:p>
          </table:table-cell>
          <table:table-cell office:value-type="float" office:value="59564" calcext:value-type="float">
            <text:p>59564</text:p>
          </table:table-cell>
          <table:table-cell office:value-type="float" office:value="1000" calcext:value-type="float">
            <text:p>1000</text:p>
          </table:table-cell>
          <table:table-cell office:value-type="float" office:value="59.564" calcext:value-type="float">
            <text:p>59.564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6197" calcext:value-type="float">
            <text:p>6197</text:p>
          </table:table-cell>
          <table:table-cell office:value-type="float" office:value="1000" calcext:value-type="float">
            <text:p>1000</text:p>
          </table:table-cell>
          <table:table-cell office:value-type="float" office:value="6.197" calcext:value-type="float">
            <text:p>6.19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5.8963687357515" calcext:value-type="float">
            <text:p>5.8963687357515</text:p>
          </table:table-cell>
          <table:table-cell table:formula="of:=LOG([.Q6])/LOG(2)" office:value-type="float" office:value="6.87036471958341" calcext:value-type="float">
            <text:p>6.870364719583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02676" calcext:value-type="float">
            <text:p>102676</text:p>
          </table:table-cell>
          <table:table-cell office:value-type="float" office:value="1000" calcext:value-type="float">
            <text:p>1000</text:p>
          </table:table-cell>
          <table:table-cell office:value-type="float" office:value="102.676" calcext:value-type="float">
            <text:p>102.676</text:p>
          </table:table-cell>
          <table:table-cell office:value-type="float" office:value="81" calcext:value-type="float">
            <text:p>81</text:p>
          </table:table-cell>
          <table:table-cell office:value-type="float" office:value="123" calcext:value-type="float">
            <text:p>123</text:p>
          </table:table-cell>
          <table:table-cell office:value-type="float" office:value="0.22232" calcext:value-type="float">
            <text:p>0.222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232" calcext:value-type="float">
            <text:p>0.00022232</text:p>
          </table:table-cell>
          <table:table-cell office:value-type="float" office:value="0.00012541" calcext:value-type="float">
            <text:p>0.00012541</text:p>
          </table:table-cell>
          <table:table-cell office:value-type="float" office:value="0.000356259" calcext:value-type="float">
            <text:p>0.000356259</text:p>
          </table:table-cell>
          <table:table-cell office:value-type="float" office:value="71298" calcext:value-type="float">
            <text:p>71298</text:p>
          </table:table-cell>
          <table:table-cell office:value-type="float" office:value="1000" calcext:value-type="float">
            <text:p>1000</text:p>
          </table:table-cell>
          <table:table-cell office:value-type="float" office:value="71.298" calcext:value-type="float">
            <text:p>71.298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office:value-type="float" office:value="7159" calcext:value-type="float">
            <text:p>7159</text:p>
          </table:table-cell>
          <table:table-cell office:value-type="float" office:value="1000" calcext:value-type="float">
            <text:p>1000</text:p>
          </table:table-cell>
          <table:table-cell office:value-type="float" office:value="7.159" calcext:value-type="float">
            <text:p>7.15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6.15578970268485" calcext:value-type="float">
            <text:p>6.15578970268485</text:p>
          </table:table-cell>
          <table:table-cell table:formula="of:=LOG([.Q7])/LOG(2)" office:value-type="float" office:value="7.12928301694497" calcext:value-type="float">
            <text:p>7.129283016944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19207" calcext:value-type="float">
            <text:p>119207</text:p>
          </table:table-cell>
          <table:table-cell office:value-type="float" office:value="1000" calcext:value-type="float">
            <text:p>1000</text:p>
          </table:table-cell>
          <table:table-cell office:value-type="float" office:value="119.207" calcext:value-type="float">
            <text:p>119.207</text:p>
          </table:table-cell>
          <table:table-cell office:value-type="float" office:value="101" calcext:value-type="float">
            <text:p>101</text:p>
          </table:table-cell>
          <table:table-cell office:value-type="float" office:value="136" calcext:value-type="float">
            <text:p>136</text:p>
          </table:table-cell>
          <table:table-cell office:value-type="float" office:value="0.286587" calcext:value-type="float">
            <text:p>0.2865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6587" calcext:value-type="float">
            <text:p>0.000286587</text:p>
          </table:table-cell>
          <table:table-cell office:value-type="float" office:value="0.000144742" calcext:value-type="float">
            <text:p>0.000144742</text:p>
          </table:table-cell>
          <table:table-cell office:value-type="float" office:value="0.000515278" calcext:value-type="float">
            <text:p>0.000515278</text:p>
          </table:table-cell>
          <table:table-cell office:value-type="float" office:value="84634" calcext:value-type="float">
            <text:p>84634</text:p>
          </table:table-cell>
          <table:table-cell office:value-type="float" office:value="1000" calcext:value-type="float">
            <text:p>1000</text:p>
          </table:table-cell>
          <table:table-cell office:value-type="float" office:value="84.634" calcext:value-type="float">
            <text:p>84.634</text:p>
          </table:table-cell>
          <table:table-cell office:value-type="float" office:value="28" calcext:value-type="float">
            <text:p>28</text:p>
          </table:table-cell>
          <table:table-cell office:value-type="float" office:value="185" calcext:value-type="float">
            <text:p>185</text:p>
          </table:table-cell>
          <table:table-cell office:value-type="float" office:value="8261" calcext:value-type="float">
            <text:p>8261</text:p>
          </table:table-cell>
          <table:table-cell office:value-type="float" office:value="1000" calcext:value-type="float">
            <text:p>1000</text:p>
          </table:table-cell>
          <table:table-cell office:value-type="float" office:value="8.261" calcext:value-type="float">
            <text:p>8.26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6.40316544827183" calcext:value-type="float">
            <text:p>6.40316544827183</text:p>
          </table:table-cell>
          <table:table-cell table:formula="of:=LOG([.Q8])/LOG(2)" office:value-type="float" office:value="7.53138146051631" calcext:value-type="float">
            <text:p>7.531381460516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37045" calcext:value-type="float">
            <text:p>137045</text:p>
          </table:table-cell>
          <table:table-cell office:value-type="float" office:value="1000" calcext:value-type="float">
            <text:p>1000</text:p>
          </table:table-cell>
          <table:table-cell office:value-type="float" office:value="137.045" calcext:value-type="float">
            <text:p>137.045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float" office:value="0.362643" calcext:value-type="float">
            <text:p>0.3626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2643" calcext:value-type="float">
            <text:p>0.000362643</text:p>
          </table:table-cell>
          <table:table-cell office:value-type="float" office:value="0.000180359" calcext:value-type="float">
            <text:p>0.000180359</text:p>
          </table:table-cell>
          <table:table-cell office:value-type="float" office:value="0.000740363" calcext:value-type="float">
            <text:p>0.000740363</text:p>
          </table:table-cell>
          <table:table-cell office:value-type="float" office:value="95873" calcext:value-type="float">
            <text:p>95873</text:p>
          </table:table-cell>
          <table:table-cell office:value-type="float" office:value="1000" calcext:value-type="float">
            <text:p>1000</text:p>
          </table:table-cell>
          <table:table-cell office:value-type="float" office:value="95.873" calcext:value-type="float">
            <text:p>95.873</text:p>
          </table:table-cell>
          <table:table-cell office:value-type="float" office:value="24" calcext:value-type="float">
            <text:p>24</text:p>
          </table:table-cell>
          <table:table-cell office:value-type="float" office:value="274" calcext:value-type="float">
            <text:p>274</text:p>
          </table:table-cell>
          <table:table-cell office:value-type="float" office:value="10009" calcext:value-type="float">
            <text:p>10009</text:p>
          </table:table-cell>
          <table:table-cell office:value-type="float" office:value="1000" calcext:value-type="float">
            <text:p>1000</text:p>
          </table:table-cell>
          <table:table-cell office:value-type="float" office:value="10.009" calcext:value-type="float">
            <text:p>10.00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6.58305267185571" calcext:value-type="float">
            <text:p>6.58305267185571</text:p>
          </table:table-cell>
          <table:table-cell table:formula="of:=LOG([.Q9])/LOG(2)" office:value-type="float" office:value="8.09803208296053" calcext:value-type="float">
            <text:p>8.098032082960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54035" calcext:value-type="float">
            <text:p>154035</text:p>
          </table:table-cell>
          <table:table-cell office:value-type="float" office:value="1000" calcext:value-type="float">
            <text:p>1000</text:p>
          </table:table-cell>
          <table:table-cell office:value-type="float" office:value="154.035" calcext:value-type="float">
            <text:p>154.035</text:p>
          </table:table-cell>
          <table:table-cell office:value-type="float" office:value="138" calcext:value-type="float">
            <text:p>138</text:p>
          </table:table-cell>
          <table:table-cell office:value-type="float" office:value="165" calcext:value-type="float">
            <text:p>165</text:p>
          </table:table-cell>
          <table:table-cell office:value-type="float" office:value="0.353618" calcext:value-type="float">
            <text:p>0.3536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3618" calcext:value-type="float">
            <text:p>0.000353618</text:p>
          </table:table-cell>
          <table:table-cell office:value-type="float" office:value="0.000186695" calcext:value-type="float">
            <text:p>0.000186695</text:p>
          </table:table-cell>
          <table:table-cell office:value-type="float" office:value="0.000868769" calcext:value-type="float">
            <text:p>0.000868769</text:p>
          </table:table-cell>
          <table:table-cell office:value-type="float" office:value="83504" calcext:value-type="float">
            <text:p>83504</text:p>
          </table:table-cell>
          <table:table-cell office:value-type="float" office:value="1000" calcext:value-type="float">
            <text:p>1000</text:p>
          </table:table-cell>
          <table:table-cell office:value-type="float" office:value="83.504" calcext:value-type="float">
            <text:p>83.504</text:p>
          </table:table-cell>
          <table:table-cell office:value-type="float" office:value="20" calcext:value-type="float">
            <text:p>20</text:p>
          </table:table-cell>
          <table:table-cell office:value-type="float" office:value="330" calcext:value-type="float">
            <text:p>330</text:p>
          </table:table-cell>
          <table:table-cell office:value-type="float" office:value="12702" calcext:value-type="float">
            <text:p>12702</text:p>
          </table:table-cell>
          <table:table-cell office:value-type="float" office:value="1000" calcext:value-type="float">
            <text:p>1000</text:p>
          </table:table-cell>
          <table:table-cell office:value-type="float" office:value="12.702" calcext:value-type="float">
            <text:p>12.70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6.38377340195843" calcext:value-type="float">
            <text:p>6.38377340195843</text:p>
          </table:table-cell>
          <table:table-cell table:formula="of:=LOG([.Q10])/LOG(2)" office:value-type="float" office:value="8.36632221424582" calcext:value-type="float">
            <text:p>8.36632221424582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873" calcext:value-type="float">
            <text:p>18873</text:p>
          </table:table-cell>
          <table:table-cell office:value-type="float" office:value="1000" calcext:value-type="float">
            <text:p>1000</text:p>
          </table:table-cell>
          <table:table-cell office:value-type="float" office:value="18.873" calcext:value-type="float">
            <text:p>18.87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.0711666" calcext:value-type="float">
            <text:p>0.07116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1666" calcext:value-type="float">
            <text:p>7.11666E-05</text:p>
          </table:table-cell>
          <table:table-cell office:value-type="float" office:value="0.000062861" calcext:value-type="float">
            <text:p>6.2861E-05</text:p>
          </table:table-cell>
          <table:table-cell office:value-type="float" office:value="0.000111803" calcext:value-type="float">
            <text:p>0.000111803</text:p>
          </table:table-cell>
          <table:table-cell office:value-type="float" office:value="26602" calcext:value-type="float">
            <text:p>26602</text:p>
          </table:table-cell>
          <table:table-cell office:value-type="float" office:value="1000" calcext:value-type="float">
            <text:p>1000</text:p>
          </table:table-cell>
          <table:table-cell office:value-type="float" office:value="26.602" calcext:value-type="float">
            <text:p>26.60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596" calcext:value-type="float">
            <text:p>3596</text:p>
          </table:table-cell>
          <table:table-cell office:value-type="float" office:value="1000" calcext:value-type="float">
            <text:p>1000</text:p>
          </table:table-cell>
          <table:table-cell office:value-type="float" office:value="3.596" calcext:value-type="float">
            <text:p>3.5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73346280984743" calcext:value-type="float">
            <text:p>4.73346280984743</text:p>
          </table:table-cell>
          <table:table-cell table:formula="of:=LOG([.Q2])/LOG(2)" office:value-type="float" office:value="5.32192809488736" calcext:value-type="float">
            <text:p>5.3219280948873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7822" calcext:value-type="float">
            <text:p>37822</text:p>
          </table:table-cell>
          <table:table-cell office:value-type="float" office:value="1000" calcext:value-type="float">
            <text:p>1000</text:p>
          </table:table-cell>
          <table:table-cell office:value-type="float" office:value="37.822" calcext:value-type="float">
            <text:p>37.822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0.0882899" calcext:value-type="float">
            <text:p>0.08828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82899" calcext:value-type="float">
            <text:p>8.82899E-05</text:p>
          </table:table-cell>
          <table:table-cell office:value-type="float" office:value="0.000067264" calcext:value-type="float">
            <text:p>6.7264E-05</text:p>
          </table:table-cell>
          <table:table-cell office:value-type="float" office:value="0.00012949" calcext:value-type="float">
            <text:p>0.00012949</text:p>
          </table:table-cell>
          <table:table-cell office:value-type="float" office:value="34722" calcext:value-type="float">
            <text:p>34722</text:p>
          </table:table-cell>
          <table:table-cell office:value-type="float" office:value="1000" calcext:value-type="float">
            <text:p>1000</text:p>
          </table:table-cell>
          <table:table-cell office:value-type="float" office:value="34.722" calcext:value-type="float">
            <text:p>34.722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4231" calcext:value-type="float">
            <text:p>4231</text:p>
          </table:table-cell>
          <table:table-cell office:value-type="float" office:value="1000" calcext:value-type="float">
            <text:p>1000</text:p>
          </table:table-cell>
          <table:table-cell office:value-type="float" office:value="4.231" calcext:value-type="float">
            <text:p>4.2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11777814482933" calcext:value-type="float">
            <text:p>5.11777814482933</text:p>
          </table:table-cell>
          <table:table-cell table:formula="of:=LOG([.Q3])/LOG(2)" office:value-type="float" office:value="5.75488750216347" calcext:value-type="float">
            <text:p>5.754887502163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7326" calcext:value-type="float">
            <text:p>57326</text:p>
          </table:table-cell>
          <table:table-cell office:value-type="float" office:value="1000" calcext:value-type="float">
            <text:p>1000</text:p>
          </table:table-cell>
          <table:table-cell office:value-type="float" office:value="57.326" calcext:value-type="float">
            <text:p>57.326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0.11548" calcext:value-type="float">
            <text:p>0.115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48" calcext:value-type="float">
            <text:p>0.00011548</text:p>
          </table:table-cell>
          <table:table-cell office:value-type="float" office:value="0.000079782" calcext:value-type="float">
            <text:p>7.9782E-05</text:p>
          </table:table-cell>
          <table:table-cell office:value-type="float" office:value="0.000207816" calcext:value-type="float">
            <text:p>0.000207816</text:p>
          </table:table-cell>
          <table:table-cell office:value-type="float" office:value="44592" calcext:value-type="float">
            <text:p>44592</text:p>
          </table:table-cell>
          <table:table-cell office:value-type="float" office:value="1000" calcext:value-type="float">
            <text:p>1000</text:p>
          </table:table-cell>
          <table:table-cell office:value-type="float" office:value="44.592" calcext:value-type="float">
            <text:p>44.592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4910" calcext:value-type="float">
            <text:p>4910</text:p>
          </table:table-cell>
          <table:table-cell office:value-type="float" office:value="1000" calcext:value-type="float">
            <text:p>1000</text:p>
          </table:table-cell>
          <table:table-cell office:value-type="float" office:value="4.91" calcext:value-type="float">
            <text:p>4.9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47871300244172" calcext:value-type="float">
            <text:p>5.47871300244172</text:p>
          </table:table-cell>
          <table:table-cell table:formula="of:=LOG([.Q4])/LOG(2)" office:value-type="float" office:value="6.18982455888002" calcext:value-type="float">
            <text:p>6.18982455888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6101" calcext:value-type="float">
            <text:p>76101</text:p>
          </table:table-cell>
          <table:table-cell office:value-type="float" office:value="1000" calcext:value-type="float">
            <text:p>1000</text:p>
          </table:table-cell>
          <table:table-cell office:value-type="float" office:value="76.101" calcext:value-type="float">
            <text:p>76.101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0.149848" calcext:value-type="float">
            <text:p>0.1498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9848" calcext:value-type="float">
            <text:p>0.000149848</text:p>
          </table:table-cell>
          <table:table-cell office:value-type="float" office:value="0.000099731" calcext:value-type="float">
            <text:p>9.9731E-05</text:p>
          </table:table-cell>
          <table:table-cell office:value-type="float" office:value="0.000221601" calcext:value-type="float">
            <text:p>0.000221601</text:p>
          </table:table-cell>
          <table:table-cell office:value-type="float" office:value="55352" calcext:value-type="float">
            <text:p>55352</text:p>
          </table:table-cell>
          <table:table-cell office:value-type="float" office:value="1000" calcext:value-type="float">
            <text:p>1000</text:p>
          </table:table-cell>
          <table:table-cell office:value-type="float" office:value="55.352" calcext:value-type="float">
            <text:p>55.352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5548" calcext:value-type="float">
            <text:p>5548</text:p>
          </table:table-cell>
          <table:table-cell office:value-type="float" office:value="1000" calcext:value-type="float">
            <text:p>1000</text:p>
          </table:table-cell>
          <table:table-cell office:value-type="float" office:value="5.548" calcext:value-type="float">
            <text:p>5.5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7905635408545" calcext:value-type="float">
            <text:p>5.7905635408545</text:p>
          </table:table-cell>
          <table:table-cell table:formula="of:=LOG([.Q5])/LOG(2)" office:value-type="float" office:value="6.4594316186373" calcext:value-type="float">
            <text:p>6.4594316186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4772" calcext:value-type="float">
            <text:p>94772</text:p>
          </table:table-cell>
          <table:table-cell office:value-type="float" office:value="1000" calcext:value-type="float">
            <text:p>1000</text:p>
          </table:table-cell>
          <table:table-cell office:value-type="float" office:value="94.772" calcext:value-type="float">
            <text:p>94.772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0.195671" calcext:value-type="float">
            <text:p>0.1956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5671" calcext:value-type="float">
            <text:p>0.000195671</text:p>
          </table:table-cell>
          <table:table-cell office:value-type="float" office:value="0.000114835" calcext:value-type="float">
            <text:p>0.000114835</text:p>
          </table:table-cell>
          <table:table-cell office:value-type="float" office:value="0.000316211" calcext:value-type="float">
            <text:p>0.000316211</text:p>
          </table:table-cell>
          <table:table-cell office:value-type="float" office:value="67169" calcext:value-type="float">
            <text:p>67169</text:p>
          </table:table-cell>
          <table:table-cell office:value-type="float" office:value="1000" calcext:value-type="float">
            <text:p>1000</text:p>
          </table:table-cell>
          <table:table-cell office:value-type="float" office:value="67.169" calcext:value-type="float">
            <text:p>67.169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float" office:value="6317" calcext:value-type="float">
            <text:p>6317</text:p>
          </table:table-cell>
          <table:table-cell office:value-type="float" office:value="1000" calcext:value-type="float">
            <text:p>1000</text:p>
          </table:table-cell>
          <table:table-cell office:value-type="float" office:value="6.317" calcext:value-type="float">
            <text:p>6.3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06972364537443" calcext:value-type="float">
            <text:p>6.06972364537443</text:p>
          </table:table-cell>
          <table:table-cell table:formula="of:=LOG([.Q6])/LOG(2)" office:value-type="float" office:value="6.91886323727459" calcext:value-type="float">
            <text:p>6.918863237274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4046" calcext:value-type="float">
            <text:p>114046</text:p>
          </table:table-cell>
          <table:table-cell office:value-type="float" office:value="1000" calcext:value-type="float">
            <text:p>1000</text:p>
          </table:table-cell>
          <table:table-cell office:value-type="float" office:value="114.046" calcext:value-type="float">
            <text:p>114.046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0.259868" calcext:value-type="float">
            <text:p>0.2598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9868" calcext:value-type="float">
            <text:p>0.000259868</text:p>
          </table:table-cell>
          <table:table-cell office:value-type="float" office:value="0.000158125" calcext:value-type="float">
            <text:p>0.000158125</text:p>
          </table:table-cell>
          <table:table-cell office:value-type="float" office:value="0.000443431" calcext:value-type="float">
            <text:p>0.000443431</text:p>
          </table:table-cell>
          <table:table-cell office:value-type="float" office:value="81367" calcext:value-type="float">
            <text:p>81367</text:p>
          </table:table-cell>
          <table:table-cell office:value-type="float" office:value="1000" calcext:value-type="float">
            <text:p>1000</text:p>
          </table:table-cell>
          <table:table-cell office:value-type="float" office:value="81.367" calcext:value-type="float">
            <text:p>81.367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office:value-type="float" office:value="7314" calcext:value-type="float">
            <text:p>7314</text:p>
          </table:table-cell>
          <table:table-cell office:value-type="float" office:value="1000" calcext:value-type="float">
            <text:p>1000</text:p>
          </table:table-cell>
          <table:table-cell office:value-type="float" office:value="7.314" calcext:value-type="float">
            <text:p>7.3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6.34637189442288" calcext:value-type="float">
            <text:p>6.34637189442288</text:p>
          </table:table-cell>
          <table:table-cell table:formula="of:=LOG([.Q7])/LOG(2)" office:value-type="float" office:value="7.28540221886225" calcext:value-type="float">
            <text:p>7.285402218862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2940" calcext:value-type="float">
            <text:p>132940</text:p>
          </table:table-cell>
          <table:table-cell office:value-type="float" office:value="1000" calcext:value-type="float">
            <text:p>1000</text:p>
          </table:table-cell>
          <table:table-cell office:value-type="float" office:value="132.94" calcext:value-type="float">
            <text:p>132.94</text:p>
          </table:table-cell>
          <table:table-cell office:value-type="float" office:value="116" calcext:value-type="float">
            <text:p>116</text:p>
          </table:table-cell>
          <table:table-cell office:value-type="float" office:value="154" calcext:value-type="float">
            <text:p>154</text:p>
          </table:table-cell>
          <table:table-cell office:value-type="float" office:value="0.34644" calcext:value-type="float">
            <text:p>0.346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644" calcext:value-type="float">
            <text:p>0.00034644</text:p>
          </table:table-cell>
          <table:table-cell office:value-type="float" office:value="0.000186698" calcext:value-type="float">
            <text:p>0.000186698</text:p>
          </table:table-cell>
          <table:table-cell office:value-type="float" office:value="0.000596193" calcext:value-type="float">
            <text:p>0.000596193</text:p>
          </table:table-cell>
          <table:table-cell office:value-type="float" office:value="99785" calcext:value-type="float">
            <text:p>99785</text:p>
          </table:table-cell>
          <table:table-cell office:value-type="float" office:value="1000" calcext:value-type="float">
            <text:p>1000</text:p>
          </table:table-cell>
          <table:table-cell office:value-type="float" office:value="99.785" calcext:value-type="float">
            <text:p>99.785</text:p>
          </table:table-cell>
          <table:table-cell office:value-type="float" office:value="34" calcext:value-type="float">
            <text:p>34</text:p>
          </table:table-cell>
          <table:table-cell office:value-type="float" office:value="223" calcext:value-type="float">
            <text:p>223</text:p>
          </table:table-cell>
          <table:table-cell office:value-type="float" office:value="8489" calcext:value-type="float">
            <text:p>8489</text:p>
          </table:table-cell>
          <table:table-cell office:value-type="float" office:value="1000" calcext:value-type="float">
            <text:p>1000</text:p>
          </table:table-cell>
          <table:table-cell office:value-type="float" office:value="8.489" calcext:value-type="float">
            <text:p>8.48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6.64075105622083" calcext:value-type="float">
            <text:p>6.64075105622083</text:p>
          </table:table-cell>
          <table:table-cell table:formula="of:=LOG([.Q8])/LOG(2)" office:value-type="float" office:value="7.80089989992031" calcext:value-type="float">
            <text:p>7.800899899920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1680" calcext:value-type="float">
            <text:p>151680</text:p>
          </table:table-cell>
          <table:table-cell office:value-type="float" office:value="1000" calcext:value-type="float">
            <text:p>1000</text:p>
          </table:table-cell>
          <table:table-cell office:value-type="float" office:value="151.68" calcext:value-type="float">
            <text:p>151.68</text:p>
          </table:table-cell>
          <table:table-cell office:value-type="float" office:value="135" calcext:value-type="float">
            <text:p>135</text:p>
          </table:table-cell>
          <table:table-cell office:value-type="float" office:value="169" calcext:value-type="float">
            <text:p>169</text:p>
          </table:table-cell>
          <table:table-cell office:value-type="float" office:value="0.444729" calcext:value-type="float">
            <text:p>0.4447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4729" calcext:value-type="float">
            <text:p>0.000444729</text:p>
          </table:table-cell>
          <table:table-cell office:value-type="float" office:value="0.000227874" calcext:value-type="float">
            <text:p>0.000227874</text:p>
          </table:table-cell>
          <table:table-cell office:value-type="float" office:value="0.0010835" calcext:value-type="float">
            <text:p>0.0010835</text:p>
          </table:table-cell>
          <table:table-cell office:value-type="float" office:value="115684" calcext:value-type="float">
            <text:p>115684</text:p>
          </table:table-cell>
          <table:table-cell office:value-type="float" office:value="1000" calcext:value-type="float">
            <text:p>1000</text:p>
          </table:table-cell>
          <table:table-cell office:value-type="float" office:value="115.684" calcext:value-type="float">
            <text:p>115.684</text:p>
          </table:table-cell>
          <table:table-cell office:value-type="float" office:value="27" calcext:value-type="float">
            <text:p>27</text:p>
          </table:table-cell>
          <table:table-cell office:value-type="float" office:value="365" calcext:value-type="float">
            <text:p>365</text:p>
          </table:table-cell>
          <table:table-cell office:value-type="float" office:value="10194" calcext:value-type="float">
            <text:p>10194</text:p>
          </table:table-cell>
          <table:table-cell office:value-type="float" office:value="1000" calcext:value-type="float">
            <text:p>1000</text:p>
          </table:table-cell>
          <table:table-cell office:value-type="float" office:value="10.194" calcext:value-type="float">
            <text:p>10.19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6.85404553203458" calcext:value-type="float">
            <text:p>6.85404553203458</text:p>
          </table:table-cell>
          <table:table-cell table:formula="of:=LOG([.Q9])/LOG(2)" office:value-type="float" office:value="8.51175265376738" calcext:value-type="float">
            <text:p>8.511752653767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0893" calcext:value-type="float">
            <text:p>170893</text:p>
          </table:table-cell>
          <table:table-cell office:value-type="float" office:value="1000" calcext:value-type="float">
            <text:p>1000</text:p>
          </table:table-cell>
          <table:table-cell office:value-type="float" office:value="170.893" calcext:value-type="float">
            <text:p>170.893</text:p>
          </table:table-cell>
          <table:table-cell office:value-type="float" office:value="154" calcext:value-type="float">
            <text:p>154</text:p>
          </table:table-cell>
          <table:table-cell office:value-type="float" office:value="186" calcext:value-type="float">
            <text:p>186</text:p>
          </table:table-cell>
          <table:table-cell office:value-type="float" office:value="0.441979" calcext:value-type="float">
            <text:p>0.4419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1979" calcext:value-type="float">
            <text:p>0.000441979</text:p>
          </table:table-cell>
          <table:table-cell office:value-type="float" office:value="0.00022092" calcext:value-type="float">
            <text:p>0.00022092</text:p>
          </table:table-cell>
          <table:table-cell office:value-type="float" office:value="0.00140584" calcext:value-type="float">
            <text:p>0.00140584</text:p>
          </table:table-cell>
          <table:table-cell office:value-type="float" office:value="101582" calcext:value-type="float">
            <text:p>101582</text:p>
          </table:table-cell>
          <table:table-cell office:value-type="float" office:value="1000" calcext:value-type="float">
            <text:p>1000</text:p>
          </table:table-cell>
          <table:table-cell office:value-type="float" office:value="101.582" calcext:value-type="float">
            <text:p>101.582</text:p>
          </table:table-cell>
          <table:table-cell office:value-type="float" office:value="23" calcext:value-type="float">
            <text:p>23</text:p>
          </table:table-cell>
          <table:table-cell office:value-type="float" office:value="534" calcext:value-type="float">
            <text:p>534</text:p>
          </table:table-cell>
          <table:table-cell office:value-type="float" office:value="13081" calcext:value-type="float">
            <text:p>13081</text:p>
          </table:table-cell>
          <table:table-cell office:value-type="float" office:value="1000" calcext:value-type="float">
            <text:p>1000</text:p>
          </table:table-cell>
          <table:table-cell office:value-type="float" office:value="13.081" calcext:value-type="float">
            <text:p>13.08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6.66650097366268" calcext:value-type="float">
            <text:p>6.66650097366268</text:p>
          </table:table-cell>
          <table:table-cell table:formula="of:=LOG([.Q10])/LOG(2)" office:value-type="float" office:value="9.06069593168755" calcext:value-type="float">
            <text:p>9.06069593168755</text:p>
          </table:table-cell>
        </table:table-row>
      </table:table>
      <table:table table:name="summary_2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930" calcext:value-type="float">
            <text:p>20930</text:p>
          </table:table-cell>
          <table:table-cell office:value-type="float" office:value="1000" calcext:value-type="float">
            <text:p>1000</text:p>
          </table:table-cell>
          <table:table-cell office:value-type="float" office:value="20.93" calcext:value-type="float">
            <text:p>20.9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0.0786281" calcext:value-type="float">
            <text:p>0.07862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6281" calcext:value-type="float">
            <text:p>7.86281E-05</text:p>
          </table:table-cell>
          <table:table-cell office:value-type="float" office:value="0.000066553" calcext:value-type="float">
            <text:p>6.6553E-05</text:p>
          </table:table-cell>
          <table:table-cell office:value-type="float" office:value="0.000125529" calcext:value-type="float">
            <text:p>0.000125529</text:p>
          </table:table-cell>
          <table:table-cell office:value-type="float" office:value="28432" calcext:value-type="float">
            <text:p>28432</text:p>
          </table:table-cell>
          <table:table-cell office:value-type="float" office:value="1000" calcext:value-type="float">
            <text:p>1000</text:p>
          </table:table-cell>
          <table:table-cell office:value-type="float" office:value="28.432" calcext:value-type="float">
            <text:p>28.43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655" calcext:value-type="float">
            <text:p>3655</text:p>
          </table:table-cell>
          <table:table-cell office:value-type="float" office:value="1000" calcext:value-type="float">
            <text:p>1000</text:p>
          </table:table-cell>
          <table:table-cell office:value-type="float" office:value="3.655" calcext:value-type="float">
            <text:p>3.6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82944368136659" calcext:value-type="float">
            <text:p>4.82944368136659</text:p>
          </table:table-cell>
          <table:table-cell table:formula="of:=LOG([.Q2])/LOG(2)" office:value-type="float" office:value="5.32192809488736" calcext:value-type="float">
            <text:p>5.321928094887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994" calcext:value-type="float">
            <text:p>41994</text:p>
          </table:table-cell>
          <table:table-cell office:value-type="float" office:value="1000" calcext:value-type="float">
            <text:p>1000</text:p>
          </table:table-cell>
          <table:table-cell office:value-type="float" office:value="41.994" calcext:value-type="float">
            <text:p>41.994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0.098422" calcext:value-type="float">
            <text:p>0.0984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422" calcext:value-type="float">
            <text:p>9.8422E-05</text:p>
          </table:table-cell>
          <table:table-cell office:value-type="float" office:value="0.00007617" calcext:value-type="float">
            <text:p>7.617E-05</text:p>
          </table:table-cell>
          <table:table-cell office:value-type="float" office:value="0.000156562" calcext:value-type="float">
            <text:p>0.000156562</text:p>
          </table:table-cell>
          <table:table-cell office:value-type="float" office:value="38275" calcext:value-type="float">
            <text:p>38275</text:p>
          </table:table-cell>
          <table:table-cell office:value-type="float" office:value="1000" calcext:value-type="float">
            <text:p>1000</text:p>
          </table:table-cell>
          <table:table-cell office:value-type="float" office:value="38.275" calcext:value-type="float">
            <text:p>38.275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4267" calcext:value-type="float">
            <text:p>4267</text:p>
          </table:table-cell>
          <table:table-cell office:value-type="float" office:value="1000" calcext:value-type="float">
            <text:p>1000</text:p>
          </table:table-cell>
          <table:table-cell office:value-type="float" office:value="4.267" calcext:value-type="float">
            <text:p>4.26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25833047261243" calcext:value-type="float">
            <text:p>5.25833047261243</text:p>
          </table:table-cell>
          <table:table-cell table:formula="of:=LOG([.Q3])/LOG(2)" office:value-type="float" office:value="5.85798099512757" calcext:value-type="float">
            <text:p>5.857980995127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2985" calcext:value-type="float">
            <text:p>62985</text:p>
          </table:table-cell>
          <table:table-cell office:value-type="float" office:value="1000" calcext:value-type="float">
            <text:p>1000</text:p>
          </table:table-cell>
          <table:table-cell office:value-type="float" office:value="62.985" calcext:value-type="float">
            <text:p>62.985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0.128485" calcext:value-type="float">
            <text:p>0.1284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8485" calcext:value-type="float">
            <text:p>0.000128485</text:p>
          </table:table-cell>
          <table:table-cell office:value-type="float" office:value="0.00008382" calcext:value-type="float">
            <text:p>8.382E-05</text:p>
          </table:table-cell>
          <table:table-cell office:value-type="float" office:value="0.000201603" calcext:value-type="float">
            <text:p>0.000201603</text:p>
          </table:table-cell>
          <table:table-cell office:value-type="float" office:value="49011" calcext:value-type="float">
            <text:p>49011</text:p>
          </table:table-cell>
          <table:table-cell office:value-type="float" office:value="1000" calcext:value-type="float">
            <text:p>1000</text:p>
          </table:table-cell>
          <table:table-cell office:value-type="float" office:value="49.011" calcext:value-type="float">
            <text:p>49.011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4949" calcext:value-type="float">
            <text:p>4949</text:p>
          </table:table-cell>
          <table:table-cell office:value-type="float" office:value="1000" calcext:value-type="float">
            <text:p>1000</text:p>
          </table:table-cell>
          <table:table-cell office:value-type="float" office:value="4.949" calcext:value-type="float">
            <text:p>4.94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61503367808316" calcext:value-type="float">
            <text:p>5.61503367808316</text:p>
          </table:table-cell>
          <table:table-cell table:formula="of:=LOG([.Q4])/LOG(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3904" calcext:value-type="float">
            <text:p>83904</text:p>
          </table:table-cell>
          <table:table-cell office:value-type="float" office:value="1000" calcext:value-type="float">
            <text:p>1000</text:p>
          </table:table-cell>
          <table:table-cell office:value-type="float" office:value="83.904" calcext:value-type="float">
            <text:p>83.904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0.169058" calcext:value-type="float">
            <text:p>0.1690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9058" calcext:value-type="float">
            <text:p>0.000169058</text:p>
          </table:table-cell>
          <table:table-cell office:value-type="float" office:value="0.000111286" calcext:value-type="float">
            <text:p>0.000111286</text:p>
          </table:table-cell>
          <table:table-cell office:value-type="float" office:value="0.000253607" calcext:value-type="float">
            <text:p>0.000253607</text:p>
          </table:table-cell>
          <table:table-cell office:value-type="float" office:value="61147" calcext:value-type="float">
            <text:p>61147</text:p>
          </table:table-cell>
          <table:table-cell office:value-type="float" office:value="1000" calcext:value-type="float">
            <text:p>1000</text:p>
          </table:table-cell>
          <table:table-cell office:value-type="float" office:value="61.147" calcext:value-type="float">
            <text:p>61.147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5644" calcext:value-type="float">
            <text:p>5644</text:p>
          </table:table-cell>
          <table:table-cell office:value-type="float" office:value="1000" calcext:value-type="float">
            <text:p>1000</text:p>
          </table:table-cell>
          <table:table-cell office:value-type="float" office:value="5.644" calcext:value-type="float">
            <text:p>5.64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93420981373335" calcext:value-type="float">
            <text:p>5.93420981373335</text:p>
          </table:table-cell>
          <table:table-cell table:formula="of:=LOG([.Q5])/LOG(2)" office:value-type="float" office:value="6.58496250072116" calcext:value-type="float">
            <text:p>6.58496250072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04770" calcext:value-type="float">
            <text:p>104770</text:p>
          </table:table-cell>
          <table:table-cell office:value-type="float" office:value="1000" calcext:value-type="float">
            <text:p>1000</text:p>
          </table:table-cell>
          <table:table-cell office:value-type="float" office:value="104.77" calcext:value-type="float">
            <text:p>104.77</text:p>
          </table:table-cell>
          <table:table-cell office:value-type="float" office:value="84" calcext:value-type="float">
            <text:p>84</text:p>
          </table:table-cell>
          <table:table-cell office:value-type="float" office:value="127" calcext:value-type="float">
            <text:p>127</text:p>
          </table:table-cell>
          <table:table-cell office:value-type="float" office:value="0.225732" calcext:value-type="float">
            <text:p>0.2257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5732" calcext:value-type="float">
            <text:p>0.000225732</text:p>
          </table:table-cell>
          <table:table-cell office:value-type="float" office:value="0.000130989" calcext:value-type="float">
            <text:p>0.000130989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75797" calcext:value-type="float">
            <text:p>75797</text:p>
          </table:table-cell>
          <table:table-cell office:value-type="float" office:value="1000" calcext:value-type="float">
            <text:p>1000</text:p>
          </table:table-cell>
          <table:table-cell office:value-type="float" office:value="75.797" calcext:value-type="float">
            <text:p>75.797</text:p>
          </table:table-cell>
          <table:table-cell office:value-type="float" office:value="32" calcext:value-type="float">
            <text:p>32</text:p>
          </table:table-cell>
          <table:table-cell office:value-type="float" office:value="123" calcext:value-type="float">
            <text:p>123</text:p>
          </table:table-cell>
          <table:table-cell office:value-type="float" office:value="6413" calcext:value-type="float">
            <text:p>6413</text:p>
          </table:table-cell>
          <table:table-cell office:value-type="float" office:value="1000" calcext:value-type="float">
            <text:p>1000</text:p>
          </table:table-cell>
          <table:table-cell office:value-type="float" office:value="6.413" calcext:value-type="float">
            <text:p>6.4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24406884340546" calcext:value-type="float">
            <text:p>6.24406884340546</text:p>
          </table:table-cell>
          <table:table-cell table:formula="of:=LOG([.Q6])/LOG(2)" office:value-type="float" office:value="6.94251450533924" calcext:value-type="float">
            <text:p>6.942514505339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26171" calcext:value-type="float">
            <text:p>126171</text:p>
          </table:table-cell>
          <table:table-cell office:value-type="float" office:value="1000" calcext:value-type="float">
            <text:p>1000</text:p>
          </table:table-cell>
          <table:table-cell office:value-type="float" office:value="126.171" calcext:value-type="float">
            <text:p>126.171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0.304646" calcext:value-type="float">
            <text:p>0.3046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4646" calcext:value-type="float">
            <text:p>0.000304646</text:p>
          </table:table-cell>
          <table:table-cell office:value-type="float" office:value="0.000176306" calcext:value-type="float">
            <text:p>0.000176306</text:p>
          </table:table-cell>
          <table:table-cell office:value-type="float" office:value="0.000545407" calcext:value-type="float">
            <text:p>0.000545407</text:p>
          </table:table-cell>
          <table:table-cell office:value-type="float" office:value="93487" calcext:value-type="float">
            <text:p>93487</text:p>
          </table:table-cell>
          <table:table-cell office:value-type="float" office:value="1000" calcext:value-type="float">
            <text:p>1000</text:p>
          </table:table-cell>
          <table:table-cell office:value-type="float" office:value="93.487" calcext:value-type="float">
            <text:p>93.487</text:p>
          </table:table-cell>
          <table:table-cell office:value-type="float" office:value="34" calcext:value-type="float">
            <text:p>34</text:p>
          </table:table-cell>
          <table:table-cell office:value-type="float" office:value="182" calcext:value-type="float">
            <text:p>182</text:p>
          </table:table-cell>
          <table:table-cell office:value-type="float" office:value="7463" calcext:value-type="float">
            <text:p>7463</text:p>
          </table:table-cell>
          <table:table-cell office:value-type="float" office:value="1000" calcext:value-type="float">
            <text:p>1000</text:p>
          </table:table-cell>
          <table:table-cell office:value-type="float" office:value="7.463" calcext:value-type="float">
            <text:p>7.46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6.54669385732637" calcext:value-type="float">
            <text:p>6.54669385732637</text:p>
          </table:table-cell>
          <table:table-cell table:formula="of:=LOG([.Q7])/LOG(2)" office:value-type="float" office:value="7.5077946401987" calcext:value-type="float">
            <text:p>7.50779464019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46877" calcext:value-type="float">
            <text:p>146877</text:p>
          </table:table-cell>
          <table:table-cell office:value-type="float" office:value="1000" calcext:value-type="float">
            <text:p>1000</text:p>
          </table:table-cell>
          <table:table-cell office:value-type="float" office:value="146.877" calcext:value-type="float">
            <text:p>146.877</text:p>
          </table:table-cell>
          <table:table-cell office:value-type="float" office:value="124" calcext:value-type="float">
            <text:p>124</text:p>
          </table:table-cell>
          <table:table-cell office:value-type="float" office:value="168" calcext:value-type="float">
            <text:p>168</text:p>
          </table:table-cell>
          <table:table-cell office:value-type="float" office:value="0.408861" calcext:value-type="float">
            <text:p>0.4088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8861" calcext:value-type="float">
            <text:p>0.000408861</text:p>
          </table:table-cell>
          <table:table-cell office:value-type="float" office:value="0.000219448" calcext:value-type="float">
            <text:p>0.000219448</text:p>
          </table:table-cell>
          <table:table-cell office:value-type="float" office:value="0.000672517" calcext:value-type="float">
            <text:p>0.000672517</text:p>
          </table:table-cell>
          <table:table-cell office:value-type="float" office:value="113285" calcext:value-type="float">
            <text:p>113285</text:p>
          </table:table-cell>
          <table:table-cell office:value-type="float" office:value="1000" calcext:value-type="float">
            <text:p>1000</text:p>
          </table:table-cell>
          <table:table-cell office:value-type="float" office:value="113.285" calcext:value-type="float">
            <text:p>113.285</text:p>
          </table:table-cell>
          <table:table-cell office:value-type="float" office:value="45" calcext:value-type="float">
            <text:p>45</text:p>
          </table:table-cell>
          <table:table-cell office:value-type="float" office:value="227" calcext:value-type="float">
            <text:p>227</text:p>
          </table:table-cell>
          <table:table-cell office:value-type="float" office:value="8754" calcext:value-type="float">
            <text:p>8754</text:p>
          </table:table-cell>
          <table:table-cell office:value-type="float" office:value="1000" calcext:value-type="float">
            <text:p>1000</text:p>
          </table:table-cell>
          <table:table-cell office:value-type="float" office:value="8.754" calcext:value-type="float">
            <text:p>8.75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6.82381303717986" calcext:value-type="float">
            <text:p>6.82381303717986</text:p>
          </table:table-cell>
          <table:table-cell table:formula="of:=LOG([.Q8])/LOG(2)" office:value-type="float" office:value="7.82654848729092" calcext:value-type="float">
            <text:p>7.826548487290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68040" calcext:value-type="float">
            <text:p>168040</text:p>
          </table:table-cell>
          <table:table-cell office:value-type="float" office:value="1000" calcext:value-type="float">
            <text:p>1000</text:p>
          </table:table-cell>
          <table:table-cell office:value-type="float" office:value="168.04" calcext:value-type="float">
            <text:p>168.04</text:p>
          </table:table-cell>
          <table:table-cell office:value-type="float" office:value="145" calcext:value-type="float">
            <text:p>145</text:p>
          </table:table-cell>
          <table:table-cell office:value-type="float" office:value="186" calcext:value-type="float">
            <text:p>186</text:p>
          </table:table-cell>
          <table:table-cell office:value-type="float" office:value="0.548615" calcext:value-type="float">
            <text:p>0.5486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48615" calcext:value-type="float">
            <text:p>0.000548615</text:p>
          </table:table-cell>
          <table:table-cell office:value-type="float" office:value="0.000260855" calcext:value-type="float">
            <text:p>0.000260855</text:p>
          </table:table-cell>
          <table:table-cell office:value-type="float" office:value="0.00108052" calcext:value-type="float">
            <text:p>0.00108052</text:p>
          </table:table-cell>
          <table:table-cell office:value-type="float" office:value="138254" calcext:value-type="float">
            <text:p>138254</text:p>
          </table:table-cell>
          <table:table-cell office:value-type="float" office:value="1000" calcext:value-type="float">
            <text:p>1000</text:p>
          </table:table-cell>
          <table:table-cell office:value-type="float" office:value="138.254" calcext:value-type="float">
            <text:p>138.254</text:p>
          </table:table-cell>
          <table:table-cell office:value-type="float" office:value="38" calcext:value-type="float">
            <text:p>38</text:p>
          </table:table-cell>
          <table:table-cell office:value-type="float" office:value="388" calcext:value-type="float">
            <text:p>388</text:p>
          </table:table-cell>
          <table:table-cell office:value-type="float" office:value="10487" calcext:value-type="float">
            <text:p>10487</text:p>
          </table:table-cell>
          <table:table-cell office:value-type="float" office:value="1000" calcext:value-type="float">
            <text:p>1000</text:p>
          </table:table-cell>
          <table:table-cell office:value-type="float" office:value="10.487" calcext:value-type="float">
            <text:p>10.48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7.11117741125953" calcext:value-type="float">
            <text:p>7.11117741125953</text:p>
          </table:table-cell>
          <table:table-cell table:formula="of:=LOG([.Q9])/LOG(2)" office:value-type="float" office:value="8.59991284218713" calcext:value-type="float">
            <text:p>8.599912842187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89097" calcext:value-type="float">
            <text:p>189097</text:p>
          </table:table-cell>
          <table:table-cell office:value-type="float" office:value="1000" calcext:value-type="float">
            <text:p>1000</text:p>
          </table:table-cell>
          <table:table-cell office:value-type="float" office:value="189.097" calcext:value-type="float">
            <text:p>189.097</text:p>
          </table:table-cell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office:value-type="float" office:value="0.552528" calcext:value-type="float">
            <text:p>0.5525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52528" calcext:value-type="float">
            <text:p>0.000552528</text:p>
          </table:table-cell>
          <table:table-cell office:value-type="float" office:value="0.000247219" calcext:value-type="float">
            <text:p>0.000247219</text:p>
          </table:table-cell>
          <table:table-cell office:value-type="float" office:value="0.00149714" calcext:value-type="float">
            <text:p>0.00149714</text:p>
          </table:table-cell>
          <table:table-cell office:value-type="float" office:value="124211" calcext:value-type="float">
            <text:p>124211</text:p>
          </table:table-cell>
          <table:table-cell office:value-type="float" office:value="1000" calcext:value-type="float">
            <text:p>1000</text:p>
          </table:table-cell>
          <table:table-cell office:value-type="float" office:value="124.211" calcext:value-type="float">
            <text:p>124.211</text:p>
          </table:table-cell>
          <table:table-cell office:value-type="float" office:value="22" calcext:value-type="float">
            <text:p>22</text:p>
          </table:table-cell>
          <table:table-cell office:value-type="float" office:value="471" calcext:value-type="float">
            <text:p>471</text:p>
          </table:table-cell>
          <table:table-cell office:value-type="float" office:value="13529" calcext:value-type="float">
            <text:p>13529</text:p>
          </table:table-cell>
          <table:table-cell office:value-type="float" office:value="1000" calcext:value-type="float">
            <text:p>1000</text:p>
          </table:table-cell>
          <table:table-cell office:value-type="float" office:value="13.529" calcext:value-type="float">
            <text:p>13.52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6.95664913259825" calcext:value-type="float">
            <text:p>6.95664913259825</text:p>
          </table:table-cell>
          <table:table-cell table:formula="of:=LOG([.Q10])/LOG(2)" office:value-type="float" office:value="8.87958324961278" calcext:value-type="float">
            <text:p>8.87958324961278</text:p>
          </table:table-cell>
        </table:table-row>
      </table:table>
      <table:table table:name="summary_2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046" calcext:value-type="float">
            <text:p>23046</text:p>
          </table:table-cell>
          <table:table-cell office:value-type="float" office:value="1000" calcext:value-type="float">
            <text:p>1000</text:p>
          </table:table-cell>
          <table:table-cell office:value-type="float" office:value="23.046" calcext:value-type="float">
            <text:p>23.046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.0857185" calcext:value-type="float">
            <text:p>0.08571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7185" calcext:value-type="float">
            <text:p>8.57185E-05</text:p>
          </table:table-cell>
          <table:table-cell office:value-type="float" office:value="0.000074337" calcext:value-type="float">
            <text:p>7.4337E-05</text:p>
          </table:table-cell>
          <table:table-cell office:value-type="float" office:value="0.000126303" calcext:value-type="float">
            <text:p>0.000126303</text:p>
          </table:table-cell>
          <table:table-cell office:value-type="float" office:value="30313" calcext:value-type="float">
            <text:p>30313</text:p>
          </table:table-cell>
          <table:table-cell office:value-type="float" office:value="1000" calcext:value-type="float">
            <text:p>1000</text:p>
          </table:table-cell>
          <table:table-cell office:value-type="float" office:value="30.313" calcext:value-type="float">
            <text:p>30.313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704" calcext:value-type="float">
            <text:p>3704</text:p>
          </table:table-cell>
          <table:table-cell office:value-type="float" office:value="1000" calcext:value-type="float">
            <text:p>1000</text:p>
          </table:table-cell>
          <table:table-cell office:value-type="float" office:value="3.704" calcext:value-type="float">
            <text:p>3.7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92186473390983" calcext:value-type="float">
            <text:p>4.92186473390983</text:p>
          </table:table-cell>
          <table:table-cell table:formula="of:=LOG([.Q2])/LOG(2)" office:value-type="float" office:value="5.39231742277876" calcext:value-type="float">
            <text:p>5.392317422778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6050" calcext:value-type="float">
            <text:p>46050</text:p>
          </table:table-cell>
          <table:table-cell office:value-type="float" office:value="1000" calcext:value-type="float">
            <text:p>1000</text:p>
          </table:table-cell>
          <table:table-cell office:value-type="float" office:value="46.05" calcext:value-type="float">
            <text:p>46.05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0.108818" calcext:value-type="float">
            <text:p>0.1088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8818" calcext:value-type="float">
            <text:p>0.000108818</text:p>
          </table:table-cell>
          <table:table-cell office:value-type="float" office:value="0.000083257" calcext:value-type="float">
            <text:p>8.3257E-05</text:p>
          </table:table-cell>
          <table:table-cell office:value-type="float" office:value="0.000163863" calcext:value-type="float">
            <text:p>0.000163863</text:p>
          </table:table-cell>
          <table:table-cell office:value-type="float" office:value="41738" calcext:value-type="float">
            <text:p>41738</text:p>
          </table:table-cell>
          <table:table-cell office:value-type="float" office:value="1000" calcext:value-type="float">
            <text:p>1000</text:p>
          </table:table-cell>
          <table:table-cell office:value-type="float" office:value="41.738" calcext:value-type="float">
            <text:p>41.738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4286" calcext:value-type="float">
            <text:p>4286</text:p>
          </table:table-cell>
          <table:table-cell office:value-type="float" office:value="1000" calcext:value-type="float">
            <text:p>1000</text:p>
          </table:table-cell>
          <table:table-cell office:value-type="float" office:value="4.286" calcext:value-type="float">
            <text:p>4.28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38328956603169" calcext:value-type="float">
            <text:p>5.38328956603169</text:p>
          </table:table-cell>
          <table:table-cell table:formula="of:=LOG([.Q3])/LOG(2)" office:value-type="float" office:value="5.95419631038688" calcext:value-type="float">
            <text:p>5.954196310386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9420" calcext:value-type="float">
            <text:p>69420</text:p>
          </table:table-cell>
          <table:table-cell office:value-type="float" office:value="1000" calcext:value-type="float">
            <text:p>1000</text:p>
          </table:table-cell>
          <table:table-cell office:value-type="float" office:value="69.42" calcext:value-type="float">
            <text:p>69.42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0.142941" calcext:value-type="float">
            <text:p>0.1429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2941" calcext:value-type="float">
            <text:p>0.000142941</text:p>
          </table:table-cell>
          <table:table-cell office:value-type="float" office:value="0.000098446" calcext:value-type="float">
            <text:p>9.8446E-05</text:p>
          </table:table-cell>
          <table:table-cell office:value-type="float" office:value="0.00022364" calcext:value-type="float">
            <text:p>0.00022364</text:p>
          </table:table-cell>
          <table:table-cell office:value-type="float" office:value="53325" calcext:value-type="float">
            <text:p>53325</text:p>
          </table:table-cell>
          <table:table-cell office:value-type="float" office:value="1000" calcext:value-type="float">
            <text:p>1000</text:p>
          </table:table-cell>
          <table:table-cell office:value-type="float" office:value="53.325" calcext:value-type="float">
            <text:p>53.325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5042" calcext:value-type="float">
            <text:p>5042</text:p>
          </table:table-cell>
          <table:table-cell office:value-type="float" office:value="1000" calcext:value-type="float">
            <text:p>1000</text:p>
          </table:table-cell>
          <table:table-cell office:value-type="float" office:value="5.042" calcext:value-type="float">
            <text:p>5.04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73674015545321" calcext:value-type="float">
            <text:p>5.73674015545321</text:p>
          </table:table-cell>
          <table:table-cell table:formula="of:=LOG([.Q4])/LOG(2)" office:value-type="float" office:value="6.33985000288463" calcext:value-type="float">
            <text:p>6.339850002884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92506" calcext:value-type="float">
            <text:p>92506</text:p>
          </table:table-cell>
          <table:table-cell office:value-type="float" office:value="1000" calcext:value-type="float">
            <text:p>1000</text:p>
          </table:table-cell>
          <table:table-cell office:value-type="float" office:value="92.506" calcext:value-type="float">
            <text:p>92.506</text:p>
          </table:table-cell>
          <table:table-cell office:value-type="float" office:value="69" calcext:value-type="float">
            <text:p>69</text:p>
          </table:table-cell>
          <table:table-cell office:value-type="float" office:value="114" calcext:value-type="float">
            <text:p>114</text:p>
          </table:table-cell>
          <table:table-cell office:value-type="float" office:value="0.191756" calcext:value-type="float">
            <text:p>0.1917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1756" calcext:value-type="float">
            <text:p>0.000191756</text:p>
          </table:table-cell>
          <table:table-cell office:value-type="float" office:value="0.000122086" calcext:value-type="float">
            <text:p>0.000122086</text:p>
          </table:table-cell>
          <table:table-cell office:value-type="float" office:value="0.000284297" calcext:value-type="float">
            <text:p>0.000284297</text:p>
          </table:table-cell>
          <table:table-cell office:value-type="float" office:value="67868" calcext:value-type="float">
            <text:p>67868</text:p>
          </table:table-cell>
          <table:table-cell office:value-type="float" office:value="1000" calcext:value-type="float">
            <text:p>1000</text:p>
          </table:table-cell>
          <table:table-cell office:value-type="float" office:value="67.868" calcext:value-type="float">
            <text:p>67.868</text:p>
          </table:table-cell>
          <table:table-cell office:value-type="float" office:value="35" calcext:value-type="float">
            <text:p>35</text:p>
          </table:table-cell>
          <table:table-cell office:value-type="float" office:value="109" calcext:value-type="float">
            <text:p>109</text:p>
          </table:table-cell>
          <table:table-cell office:value-type="float" office:value="5737" calcext:value-type="float">
            <text:p>5737</text:p>
          </table:table-cell>
          <table:table-cell office:value-type="float" office:value="1000" calcext:value-type="float">
            <text:p>1000</text:p>
          </table:table-cell>
          <table:table-cell office:value-type="float" office:value="5.737" calcext:value-type="float">
            <text:p>5.73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08465959390272" calcext:value-type="float">
            <text:p>6.08465959390272</text:p>
          </table:table-cell>
          <table:table-cell table:formula="of:=LOG([.Q5])/LOG(2)" office:value-type="float" office:value="6.76818432477693" calcext:value-type="float">
            <text:p>6.768184324776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15413" calcext:value-type="float">
            <text:p>115413</text:p>
          </table:table-cell>
          <table:table-cell office:value-type="float" office:value="1000" calcext:value-type="float">
            <text:p>1000</text:p>
          </table:table-cell>
          <table:table-cell office:value-type="float" office:value="115.413" calcext:value-type="float">
            <text:p>115.413</text:p>
          </table:table-cell>
          <table:table-cell office:value-type="float" office:value="89" calcext:value-type="float">
            <text:p>89</text:p>
          </table:table-cell>
          <table:table-cell office:value-type="float" office:value="141" calcext:value-type="float">
            <text:p>141</text:p>
          </table:table-cell>
          <table:table-cell office:value-type="float" office:value="0.258431" calcext:value-type="float">
            <text:p>0.2584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8431" calcext:value-type="float">
            <text:p>0.000258431</text:p>
          </table:table-cell>
          <table:table-cell office:value-type="float" office:value="0.000162818" calcext:value-type="float">
            <text:p>0.000162818</text:p>
          </table:table-cell>
          <table:table-cell office:value-type="float" office:value="0.000402873" calcext:value-type="float">
            <text:p>0.000402873</text:p>
          </table:table-cell>
          <table:table-cell office:value-type="float" office:value="84812" calcext:value-type="float">
            <text:p>84812</text:p>
          </table:table-cell>
          <table:table-cell office:value-type="float" office:value="1000" calcext:value-type="float">
            <text:p>1000</text:p>
          </table:table-cell>
          <table:table-cell office:value-type="float" office:value="84.812" calcext:value-type="float">
            <text:p>84.812</text:p>
          </table:table-cell>
          <table:table-cell office:value-type="float" office:value="45" calcext:value-type="float">
            <text:p>45</text:p>
          </table:table-cell>
          <table:table-cell office:value-type="float" office:value="151" calcext:value-type="float">
            <text:p>151</text:p>
          </table:table-cell>
          <table:table-cell office:value-type="float" office:value="6538" calcext:value-type="float">
            <text:p>6538</text:p>
          </table:table-cell>
          <table:table-cell office:value-type="float" office:value="1000" calcext:value-type="float">
            <text:p>1000</text:p>
          </table:table-cell>
          <table:table-cell office:value-type="float" office:value="6.538" calcext:value-type="float">
            <text:p>6.53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40619650019089" calcext:value-type="float">
            <text:p>6.40619650019089</text:p>
          </table:table-cell>
          <table:table-cell table:formula="of:=LOG([.Q6])/LOG(2)" office:value-type="float" office:value="7.23840473932508" calcext:value-type="float">
            <text:p>7.238404739325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38727" calcext:value-type="float">
            <text:p>138727</text:p>
          </table:table-cell>
          <table:table-cell office:value-type="float" office:value="1000" calcext:value-type="float">
            <text:p>1000</text:p>
          </table:table-cell>
          <table:table-cell office:value-type="float" office:value="138.727" calcext:value-type="float">
            <text:p>138.727</text:p>
          </table:table-cell>
          <table:table-cell office:value-type="float" office:value="114" calcext:value-type="float">
            <text:p>114</text:p>
          </table:table-cell>
          <table:table-cell office:value-type="float" office:value="163" calcext:value-type="float">
            <text:p>163</text:p>
          </table:table-cell>
          <table:table-cell office:value-type="float" office:value="0.356043" calcext:value-type="float">
            <text:p>0.3560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6043" calcext:value-type="float">
            <text:p>0.000356043</text:p>
          </table:table-cell>
          <table:table-cell office:value-type="float" office:value="0.000211887" calcext:value-type="float">
            <text:p>0.000211887</text:p>
          </table:table-cell>
          <table:table-cell office:value-type="float" office:value="0.00069508" calcext:value-type="float">
            <text:p>0.00069508</text:p>
          </table:table-cell>
          <table:table-cell office:value-type="float" office:value="106600" calcext:value-type="float">
            <text:p>106600</text:p>
          </table:table-cell>
          <table:table-cell office:value-type="float" office:value="1000" calcext:value-type="float">
            <text:p>1000</text:p>
          </table:table-cell>
          <table:table-cell office:value-type="float" office:value="106.6" calcext:value-type="float">
            <text:p>106.6</text:p>
          </table:table-cell>
          <table:table-cell office:value-type="float" office:value="47" calcext:value-type="float">
            <text:p>47</text:p>
          </table:table-cell>
          <table:table-cell office:value-type="float" office:value="209" calcext:value-type="float">
            <text:p>209</text:p>
          </table:table-cell>
          <table:table-cell office:value-type="float" office:value="7582" calcext:value-type="float">
            <text:p>7582</text:p>
          </table:table-cell>
          <table:table-cell office:value-type="float" office:value="1000" calcext:value-type="float">
            <text:p>1000</text:p>
          </table:table-cell>
          <table:table-cell office:value-type="float" office:value="7.582" calcext:value-type="float">
            <text:p>7.58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6.73606362787181" calcext:value-type="float">
            <text:p>6.73606362787181</text:p>
          </table:table-cell>
          <table:table-cell table:formula="of:=LOG([.Q7])/LOG(2)" office:value-type="float" office:value="7.70735913208088" calcext:value-type="float">
            <text:p>7.707359132080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61303" calcext:value-type="float">
            <text:p>161303</text:p>
          </table:table-cell>
          <table:table-cell office:value-type="float" office:value="1000" calcext:value-type="float">
            <text:p>1000</text:p>
          </table:table-cell>
          <table:table-cell office:value-type="float" office:value="161.303" calcext:value-type="float">
            <text:p>161.303</text:p>
          </table:table-cell>
          <table:table-cell office:value-type="float" office:value="141" calcext:value-type="float">
            <text:p>141</text:p>
          </table:table-cell>
          <table:table-cell office:value-type="float" office:value="182" calcext:value-type="float">
            <text:p>182</text:p>
          </table:table-cell>
          <table:table-cell office:value-type="float" office:value="0.490001" calcext:value-type="float">
            <text:p>0.4900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0001" calcext:value-type="float">
            <text:p>0.000490001</text:p>
          </table:table-cell>
          <table:table-cell office:value-type="float" office:value="0.000250642" calcext:value-type="float">
            <text:p>0.000250642</text:p>
          </table:table-cell>
          <table:table-cell office:value-type="float" office:value="0.000892032" calcext:value-type="float">
            <text:p>0.000892032</text:p>
          </table:table-cell>
          <table:table-cell office:value-type="float" office:value="134834" calcext:value-type="float">
            <text:p>134834</text:p>
          </table:table-cell>
          <table:table-cell office:value-type="float" office:value="1000" calcext:value-type="float">
            <text:p>1000</text:p>
          </table:table-cell>
          <table:table-cell office:value-type="float" office:value="134.834" calcext:value-type="float">
            <text:p>134.834</text:p>
          </table:table-cell>
          <table:table-cell office:value-type="float" office:value="39" calcext:value-type="float">
            <text:p>39</text:p>
          </table:table-cell>
          <table:table-cell office:value-type="float" office:value="339" calcext:value-type="float">
            <text:p>339</text:p>
          </table:table-cell>
          <table:table-cell office:value-type="float" office:value="8853" calcext:value-type="float">
            <text:p>8853</text:p>
          </table:table-cell>
          <table:table-cell office:value-type="float" office:value="1000" calcext:value-type="float">
            <text:p>1000</text:p>
          </table:table-cell>
          <table:table-cell office:value-type="float" office:value="8.853" calcext:value-type="float">
            <text:p>8.85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7.07504052491759" calcext:value-type="float">
            <text:p>7.07504052491759</text:p>
          </table:table-cell>
          <table:table-cell table:formula="of:=LOG([.Q8])/LOG(2)" office:value-type="float" office:value="8.40514146313634" calcext:value-type="float">
            <text:p>8.405141463136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84555" calcext:value-type="float">
            <text:p>184555</text:p>
          </table:table-cell>
          <table:table-cell office:value-type="float" office:value="1000" calcext:value-type="float">
            <text:p>1000</text:p>
          </table:table-cell>
          <table:table-cell office:value-type="float" office:value="184.555" calcext:value-type="float">
            <text:p>184.555</text:p>
          </table:table-cell>
          <table:table-cell office:value-type="float" office:value="163" calcext:value-type="float">
            <text:p>163</text:p>
          </table:table-cell>
          <table:table-cell office:value-type="float" office:value="203" calcext:value-type="float">
            <text:p>203</text:p>
          </table:table-cell>
          <table:table-cell office:value-type="float" office:value="0.656922" calcext:value-type="float">
            <text:p>0.6569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56922" calcext:value-type="float">
            <text:p>0.000656922</text:p>
          </table:table-cell>
          <table:table-cell office:value-type="float" office:value="0.000327594" calcext:value-type="float">
            <text:p>0.000327594</text:p>
          </table:table-cell>
          <table:table-cell office:value-type="float" office:value="0.00132141" calcext:value-type="float">
            <text:p>0.00132141</text:p>
          </table:table-cell>
          <table:table-cell office:value-type="float" office:value="161368" calcext:value-type="float">
            <text:p>161368</text:p>
          </table:table-cell>
          <table:table-cell office:value-type="float" office:value="1000" calcext:value-type="float">
            <text:p>1000</text:p>
          </table:table-cell>
          <table:table-cell office:value-type="float" office:value="161.368" calcext:value-type="float">
            <text:p>161.368</text:p>
          </table:table-cell>
          <table:table-cell office:value-type="float" office:value="45" calcext:value-type="float">
            <text:p>45</text:p>
          </table:table-cell>
          <table:table-cell office:value-type="float" office:value="469" calcext:value-type="float">
            <text:p>469</text:p>
          </table:table-cell>
          <table:table-cell office:value-type="float" office:value="10755" calcext:value-type="float">
            <text:p>10755</text:p>
          </table:table-cell>
          <table:table-cell office:value-type="float" office:value="1000" calcext:value-type="float">
            <text:p>1000</text:p>
          </table:table-cell>
          <table:table-cell office:value-type="float" office:value="10.755" calcext:value-type="float">
            <text:p>10.75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7.33421070383966" calcext:value-type="float">
            <text:p>7.33421070383966</text:p>
          </table:table-cell>
          <table:table-cell table:formula="of:=LOG([.Q9])/LOG(2)" office:value-type="float" office:value="8.87344411251538" calcext:value-type="float">
            <text:p>8.873444112515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08026" calcext:value-type="float">
            <text:p>208026</text:p>
          </table:table-cell>
          <table:table-cell office:value-type="float" office:value="1000" calcext:value-type="float">
            <text:p>1000</text:p>
          </table:table-cell>
          <table:table-cell office:value-type="float" office:value="208.026" calcext:value-type="float">
            <text:p>208.026</text:p>
          </table:table-cell>
          <table:table-cell office:value-type="float" office:value="192" calcext:value-type="float">
            <text:p>192</text:p>
          </table:table-cell>
          <table:table-cell office:value-type="float" office:value="221" calcext:value-type="float">
            <text:p>221</text:p>
          </table:table-cell>
          <table:table-cell office:value-type="float" office:value="0.678334" calcext:value-type="float">
            <text:p>0.6783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78334" calcext:value-type="float">
            <text:p>0.000678334</text:p>
          </table:table-cell>
          <table:table-cell office:value-type="float" office:value="0.00031662" calcext:value-type="float">
            <text:p>0.00031662</text:p>
          </table:table-cell>
          <table:table-cell office:value-type="float" office:value="0.00197981" calcext:value-type="float">
            <text:p>0.00197981</text:p>
          </table:table-cell>
          <table:table-cell office:value-type="float" office:value="149131" calcext:value-type="float">
            <text:p>149131</text:p>
          </table:table-cell>
          <table:table-cell office:value-type="float" office:value="1000" calcext:value-type="float">
            <text:p>1000</text:p>
          </table:table-cell>
          <table:table-cell office:value-type="float" office:value="149.131" calcext:value-type="float">
            <text:p>149.131</text:p>
          </table:table-cell>
          <table:table-cell office:value-type="float" office:value="35" calcext:value-type="float">
            <text:p>35</text:p>
          </table:table-cell>
          <table:table-cell office:value-type="float" office:value="731" calcext:value-type="float">
            <text:p>731</text:p>
          </table:table-cell>
          <table:table-cell office:value-type="float" office:value="13973" calcext:value-type="float">
            <text:p>13973</text:p>
          </table:table-cell>
          <table:table-cell office:value-type="float" office:value="1000" calcext:value-type="float">
            <text:p>1000</text:p>
          </table:table-cell>
          <table:table-cell office:value-type="float" office:value="13.973" calcext:value-type="float">
            <text:p>13.97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7.22043637293319" calcext:value-type="float">
            <text:p>7.22043637293319</text:p>
          </table:table-cell>
          <table:table-cell table:formula="of:=LOG([.Q10])/LOG(2)" office:value-type="float" office:value="9.51372759595244" calcext:value-type="float">
            <text:p>9.51372759595244</text:p>
          </table:table-cell>
        </table:table-row>
      </table:table>
      <table:table table:name="summary_2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5025" calcext:value-type="float">
            <text:p>25025</text:p>
          </table:table-cell>
          <table:table-cell office:value-type="float" office:value="1000" calcext:value-type="float">
            <text:p>1000</text:p>
          </table:table-cell>
          <table:table-cell office:value-type="float" office:value="25.025" calcext:value-type="float">
            <text:p>25.02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0931615" calcext:value-type="float">
            <text:p>0.09316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31615" calcext:value-type="float">
            <text:p>9.31615E-05</text:p>
          </table:table-cell>
          <table:table-cell office:value-type="float" office:value="0.000081677" calcext:value-type="float">
            <text:p>8.1677E-05</text:p>
          </table:table-cell>
          <table:table-cell office:value-type="float" office:value="0.000149149" calcext:value-type="float">
            <text:p>0.000149149</text:p>
          </table:table-cell>
          <table:table-cell office:value-type="float" office:value="31922" calcext:value-type="float">
            <text:p>31922</text:p>
          </table:table-cell>
          <table:table-cell office:value-type="float" office:value="1000" calcext:value-type="float">
            <text:p>1000</text:p>
          </table:table-cell>
          <table:table-cell office:value-type="float" office:value="31.922" calcext:value-type="float">
            <text:p>31.922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3750" calcext:value-type="float">
            <text:p>3750</text:p>
          </table:table-cell>
          <table:table-cell office:value-type="float" office:value="1000" calcext:value-type="float">
            <text:p>1000</text:p>
          </table:table-cell>
          <table:table-cell office:value-type="float" office:value="3.75" calcext:value-type="float">
            <text:p>3.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99647913804195" calcext:value-type="float">
            <text:p>4.99647913804195</text:p>
          </table:table-cell>
          <table:table-cell table:formula="of:=LOG([.Q2])/LOG(2)" office:value-type="float" office:value="5.52356195605701" calcext:value-type="float">
            <text:p>5.523561956057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0658" calcext:value-type="float">
            <text:p>50658</text:p>
          </table:table-cell>
          <table:table-cell office:value-type="float" office:value="1000" calcext:value-type="float">
            <text:p>1000</text:p>
          </table:table-cell>
          <table:table-cell office:value-type="float" office:value="50.658" calcext:value-type="float">
            <text:p>50.658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0.120382" calcext:value-type="float">
            <text:p>0.1203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0382" calcext:value-type="float">
            <text:p>0.000120382</text:p>
          </table:table-cell>
          <table:table-cell office:value-type="float" office:value="0.000093314" calcext:value-type="float">
            <text:p>9.3314E-05</text:p>
          </table:table-cell>
          <table:table-cell office:value-type="float" office:value="0.000168961" calcext:value-type="float">
            <text:p>0.000168961</text:p>
          </table:table-cell>
          <table:table-cell office:value-type="float" office:value="45493" calcext:value-type="float">
            <text:p>45493</text:p>
          </table:table-cell>
          <table:table-cell office:value-type="float" office:value="1000" calcext:value-type="float">
            <text:p>1000</text:p>
          </table:table-cell>
          <table:table-cell office:value-type="float" office:value="45.493" calcext:value-type="float">
            <text:p>45.49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4341" calcext:value-type="float">
            <text:p>4341</text:p>
          </table:table-cell>
          <table:table-cell office:value-type="float" office:value="1000" calcext:value-type="float">
            <text:p>1000</text:p>
          </table:table-cell>
          <table:table-cell office:value-type="float" office:value="4.341" calcext:value-type="float">
            <text:p>4.3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50757267004042" calcext:value-type="float">
            <text:p>5.50757267004042</text:p>
          </table:table-cell>
          <table:table-cell table:formula="of:=LOG([.Q3])/LOG(2)" office:value-type="float" office:value="6.16992500144231" calcext:value-type="float">
            <text:p>6.169925001442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5744" calcext:value-type="float">
            <text:p>75744</text:p>
          </table:table-cell>
          <table:table-cell office:value-type="float" office:value="1000" calcext:value-type="float">
            <text:p>1000</text:p>
          </table:table-cell>
          <table:table-cell office:value-type="float" office:value="75.744" calcext:value-type="float">
            <text:p>75.744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0.15937" calcext:value-type="float">
            <text:p>0.159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937" calcext:value-type="float">
            <text:p>0.00015937</text:p>
          </table:table-cell>
          <table:table-cell office:value-type="float" office:value="0.000108835" calcext:value-type="float">
            <text:p>0.000108835</text:p>
          </table:table-cell>
          <table:table-cell office:value-type="float" office:value="0.000242414" calcext:value-type="float">
            <text:p>0.000242414</text:p>
          </table:table-cell>
          <table:table-cell office:value-type="float" office:value="58458" calcext:value-type="float">
            <text:p>58458</text:p>
          </table:table-cell>
          <table:table-cell office:value-type="float" office:value="1000" calcext:value-type="float">
            <text:p>1000</text:p>
          </table:table-cell>
          <table:table-cell office:value-type="float" office:value="58.458" calcext:value-type="float">
            <text:p>58.458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5082" calcext:value-type="float">
            <text:p>5082</text:p>
          </table:table-cell>
          <table:table-cell office:value-type="float" office:value="1000" calcext:value-type="float">
            <text:p>1000</text:p>
          </table:table-cell>
          <table:table-cell office:value-type="float" office:value="5.082" calcext:value-type="float">
            <text:p>5.08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86932856653151" calcext:value-type="float">
            <text:p>5.86932856653151</text:p>
          </table:table-cell>
          <table:table-cell table:formula="of:=LOG([.Q4])/LOG(2)" office:value-type="float" office:value="6.39231742277876" calcext:value-type="float">
            <text:p>6.392317422778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01474" calcext:value-type="float">
            <text:p>101474</text:p>
          </table:table-cell>
          <table:table-cell office:value-type="float" office:value="1000" calcext:value-type="float">
            <text:p>1000</text:p>
          </table:table-cell>
          <table:table-cell office:value-type="float" office:value="101.474" calcext:value-type="float">
            <text:p>101.474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office:value-type="float" office:value="0.216164" calcext:value-type="float">
            <text:p>0.2161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6164" calcext:value-type="float">
            <text:p>0.000216164</text:p>
          </table:table-cell>
          <table:table-cell office:value-type="float" office:value="0.000139456" calcext:value-type="float">
            <text:p>0.000139456</text:p>
          </table:table-cell>
          <table:table-cell office:value-type="float" office:value="0.000330861" calcext:value-type="float">
            <text:p>0.000330861</text:p>
          </table:table-cell>
          <table:table-cell office:value-type="float" office:value="75001" calcext:value-type="float">
            <text:p>75001</text:p>
          </table:table-cell>
          <table:table-cell office:value-type="float" office:value="1000" calcext:value-type="float">
            <text:p>1000</text:p>
          </table:table-cell>
          <table:table-cell office:value-type="float" office:value="75.001" calcext:value-type="float">
            <text:p>75.001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5821" calcext:value-type="float">
            <text:p>5821</text:p>
          </table:table-cell>
          <table:table-cell office:value-type="float" office:value="1000" calcext:value-type="float">
            <text:p>1000</text:p>
          </table:table-cell>
          <table:table-cell office:value-type="float" office:value="5.821" calcext:value-type="float">
            <text:p>5.8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22883792630152" calcext:value-type="float">
            <text:p>6.22883792630152</text:p>
          </table:table-cell>
          <table:table-cell table:formula="of:=LOG([.Q5])/LOG(2)" office:value-type="float" office:value="6.94251450533924" calcext:value-type="float">
            <text:p>6.942514505339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26540" calcext:value-type="float">
            <text:p>126540</text:p>
          </table:table-cell>
          <table:table-cell office:value-type="float" office:value="1000" calcext:value-type="float">
            <text:p>1000</text:p>
          </table:table-cell>
          <table:table-cell office:value-type="float" office:value="126.54" calcext:value-type="float">
            <text:p>126.54</text:p>
          </table:table-cell>
          <table:table-cell office:value-type="float" office:value="98" calcext:value-type="float">
            <text:p>98</text:p>
          </table:table-cell>
          <table:table-cell office:value-type="float" office:value="157" calcext:value-type="float">
            <text:p>157</text:p>
          </table:table-cell>
          <table:table-cell office:value-type="float" office:value="0.295769" calcext:value-type="float">
            <text:p>0.2957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5769" calcext:value-type="float">
            <text:p>0.000295769</text:p>
          </table:table-cell>
          <table:table-cell office:value-type="float" office:value="0.000188458" calcext:value-type="float">
            <text:p>0.000188458</text:p>
          </table:table-cell>
          <table:table-cell office:value-type="float" office:value="0.000500968" calcext:value-type="float">
            <text:p>0.000500968</text:p>
          </table:table-cell>
          <table:table-cell office:value-type="float" office:value="94981" calcext:value-type="float">
            <text:p>94981</text:p>
          </table:table-cell>
          <table:table-cell office:value-type="float" office:value="1000" calcext:value-type="float">
            <text:p>1000</text:p>
          </table:table-cell>
          <table:table-cell office:value-type="float" office:value="94.981" calcext:value-type="float">
            <text:p>94.981</text:p>
          </table:table-cell>
          <table:table-cell office:value-type="float" office:value="46" calcext:value-type="float">
            <text:p>46</text:p>
          </table:table-cell>
          <table:table-cell office:value-type="float" office:value="163" calcext:value-type="float">
            <text:p>163</text:p>
          </table:table-cell>
          <table:table-cell office:value-type="float" office:value="6654" calcext:value-type="float">
            <text:p>6654</text:p>
          </table:table-cell>
          <table:table-cell office:value-type="float" office:value="1000" calcext:value-type="float">
            <text:p>1000</text:p>
          </table:table-cell>
          <table:table-cell office:value-type="float" office:value="6.654" calcext:value-type="float">
            <text:p>6.6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56956704046502" calcext:value-type="float">
            <text:p>6.56956704046502</text:p>
          </table:table-cell>
          <table:table-cell table:formula="of:=LOG([.Q6])/LOG(2)" office:value-type="float" office:value="7.34872815423108" calcext:value-type="float">
            <text:p>7.348728154231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1717" calcext:value-type="float">
            <text:p>151717</text:p>
          </table:table-cell>
          <table:table-cell office:value-type="float" office:value="1000" calcext:value-type="float">
            <text:p>1000</text:p>
          </table:table-cell>
          <table:table-cell office:value-type="float" office:value="151.717" calcext:value-type="float">
            <text:p>151.717</text:p>
          </table:table-cell>
          <table:table-cell office:value-type="float" office:value="125" calcext:value-type="float">
            <text:p>125</text:p>
          </table:table-cell>
          <table:table-cell office:value-type="float" office:value="174" calcext:value-type="float">
            <text:p>174</text:p>
          </table:table-cell>
          <table:table-cell office:value-type="float" office:value="0.412518" calcext:value-type="float">
            <text:p>0.4125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12518" calcext:value-type="float">
            <text:p>0.000412518</text:p>
          </table:table-cell>
          <table:table-cell office:value-type="float" office:value="0.000240453" calcext:value-type="float">
            <text:p>0.000240453</text:p>
          </table:table-cell>
          <table:table-cell office:value-type="float" office:value="0.000646408" calcext:value-type="float">
            <text:p>0.000646408</text:p>
          </table:table-cell>
          <table:table-cell office:value-type="float" office:value="121454" calcext:value-type="float">
            <text:p>121454</text:p>
          </table:table-cell>
          <table:table-cell office:value-type="float" office:value="1000" calcext:value-type="float">
            <text:p>1000</text:p>
          </table:table-cell>
          <table:table-cell office:value-type="float" office:value="121.454" calcext:value-type="float">
            <text:p>121.454</text:p>
          </table:table-cell>
          <table:table-cell office:value-type="float" office:value="59" calcext:value-type="float">
            <text:p>59</text:p>
          </table:table-cell>
          <table:table-cell office:value-type="float" office:value="222" calcext:value-type="float">
            <text:p>222</text:p>
          </table:table-cell>
          <table:table-cell office:value-type="float" office:value="7699" calcext:value-type="float">
            <text:p>7699</text:p>
          </table:table-cell>
          <table:table-cell office:value-type="float" office:value="1000" calcext:value-type="float">
            <text:p>1000</text:p>
          </table:table-cell>
          <table:table-cell office:value-type="float" office:value="7.699" calcext:value-type="float">
            <text:p>7.69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6.92426619465286" calcext:value-type="float">
            <text:p>6.92426619465286</text:p>
          </table:table-cell>
          <table:table-cell table:formula="of:=LOG([.Q7])/LOG(2)" office:value-type="float" office:value="7.79441586635011" calcext:value-type="float">
            <text:p>7.794415866350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76730" calcext:value-type="float">
            <text:p>176730</text:p>
          </table:table-cell>
          <table:table-cell office:value-type="float" office:value="1000" calcext:value-type="float">
            <text:p>1000</text:p>
          </table:table-cell>
          <table:table-cell office:value-type="float" office:value="176.73" calcext:value-type="float">
            <text:p>176.73</text:p>
          </table:table-cell>
          <table:table-cell office:value-type="float" office:value="151" calcext:value-type="float">
            <text:p>151</text:p>
          </table:table-cell>
          <table:table-cell office:value-type="float" office:value="198" calcext:value-type="float">
            <text:p>198</text:p>
          </table:table-cell>
          <table:table-cell office:value-type="float" office:value="0.583257" calcext:value-type="float">
            <text:p>0.5832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83257" calcext:value-type="float">
            <text:p>0.000583257</text:p>
          </table:table-cell>
          <table:table-cell office:value-type="float" office:value="0.00032441" calcext:value-type="float">
            <text:p>0.00032441</text:p>
          </table:table-cell>
          <table:table-cell office:value-type="float" office:value="0.000991205" calcext:value-type="float">
            <text:p>0.000991205</text:p>
          </table:table-cell>
          <table:table-cell office:value-type="float" office:value="156529" calcext:value-type="float">
            <text:p>156529</text:p>
          </table:table-cell>
          <table:table-cell office:value-type="float" office:value="1000" calcext:value-type="float">
            <text:p>1000</text:p>
          </table:table-cell>
          <table:table-cell office:value-type="float" office:value="156.529" calcext:value-type="float">
            <text:p>156.529</text:p>
          </table:table-cell>
          <table:table-cell office:value-type="float" office:value="59" calcext:value-type="float">
            <text:p>59</text:p>
          </table:table-cell>
          <table:table-cell office:value-type="float" office:value="311" calcext:value-type="float">
            <text:p>311</text:p>
          </table:table-cell>
          <table:table-cell office:value-type="float" office:value="9017" calcext:value-type="float">
            <text:p>9017</text:p>
          </table:table-cell>
          <table:table-cell office:value-type="float" office:value="1000" calcext:value-type="float">
            <text:p>1000</text:p>
          </table:table-cell>
          <table:table-cell office:value-type="float" office:value="9.017" calcext:value-type="float">
            <text:p>9.01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7.29028615862774" calcext:value-type="float">
            <text:p>7.29028615862774</text:p>
          </table:table-cell>
          <table:table-cell table:formula="of:=LOG([.Q8])/LOG(2)" office:value-type="float" office:value="8.2807707701306" calcext:value-type="float">
            <text:p>8.28077077013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02262" calcext:value-type="float">
            <text:p>202262</text:p>
          </table:table-cell>
          <table:table-cell office:value-type="float" office:value="1000" calcext:value-type="float">
            <text:p>1000</text:p>
          </table:table-cell>
          <table:table-cell office:value-type="float" office:value="202.262" calcext:value-type="float">
            <text:p>202.262</text:p>
          </table:table-cell>
          <table:table-cell office:value-type="float" office:value="182" calcext:value-type="float">
            <text:p>182</text:p>
          </table:table-cell>
          <table:table-cell office:value-type="float" office:value="223" calcext:value-type="float">
            <text:p>223</text:p>
          </table:table-cell>
          <table:table-cell office:value-type="float" office:value="0.798775" calcext:value-type="float">
            <text:p>0.7987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98775" calcext:value-type="float">
            <text:p>0.000798775</text:p>
          </table:table-cell>
          <table:table-cell office:value-type="float" office:value="0.000310515" calcext:value-type="float">
            <text:p>0.000310515</text:p>
          </table:table-cell>
          <table:table-cell office:value-type="float" office:value="0.00165382" calcext:value-type="float">
            <text:p>0.00165382</text:p>
          </table:table-cell>
          <table:table-cell office:value-type="float" office:value="190714" calcext:value-type="float">
            <text:p>190714</text:p>
          </table:table-cell>
          <table:table-cell office:value-type="float" office:value="1000" calcext:value-type="float">
            <text:p>1000</text:p>
          </table:table-cell>
          <table:table-cell office:value-type="float" office:value="190.714" calcext:value-type="float">
            <text:p>190.714</text:p>
          </table:table-cell>
          <table:table-cell office:value-type="float" office:value="42" calcext:value-type="float">
            <text:p>42</text:p>
          </table:table-cell>
          <table:table-cell office:value-type="float" office:value="528" calcext:value-type="float">
            <text:p>528</text:p>
          </table:table-cell>
          <table:table-cell office:value-type="float" office:value="11024" calcext:value-type="float">
            <text:p>11024</text:p>
          </table:table-cell>
          <table:table-cell office:value-type="float" office:value="1000" calcext:value-type="float">
            <text:p>1000</text:p>
          </table:table-cell>
          <table:table-cell office:value-type="float" office:value="11.024" calcext:value-type="float">
            <text:p>11.02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7.57526694317481" calcext:value-type="float">
            <text:p>7.57526694317481</text:p>
          </table:table-cell>
          <table:table-cell table:formula="of:=LOG([.Q9])/LOG(2)" office:value-type="float" office:value="9.04439411935845" calcext:value-type="float">
            <text:p>9.044394119358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27387" calcext:value-type="float">
            <text:p>227387</text:p>
          </table:table-cell>
          <table:table-cell office:value-type="float" office:value="1000" calcext:value-type="float">
            <text:p>1000</text:p>
          </table:table-cell>
          <table:table-cell office:value-type="float" office:value="227.387" calcext:value-type="float">
            <text:p>227.387</text:p>
          </table:table-cell>
          <table:table-cell office:value-type="float" office:value="212" calcext:value-type="float">
            <text:p>212</text:p>
          </table:table-cell>
          <table:table-cell office:value-type="float" office:value="242" calcext:value-type="float">
            <text:p>242</text:p>
          </table:table-cell>
          <table:table-cell office:value-type="float" office:value="0.860449" calcext:value-type="float">
            <text:p>0.8604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60449" calcext:value-type="float">
            <text:p>0.000860449</text:p>
          </table:table-cell>
          <table:table-cell office:value-type="float" office:value="0.000355127" calcext:value-type="float">
            <text:p>0.000355127</text:p>
          </table:table-cell>
          <table:table-cell office:value-type="float" office:value="0.00249916" calcext:value-type="float">
            <text:p>0.00249916</text:p>
          </table:table-cell>
          <table:table-cell office:value-type="float" office:value="187932" calcext:value-type="float">
            <text:p>187932</text:p>
          </table:table-cell>
          <table:table-cell office:value-type="float" office:value="1000" calcext:value-type="float">
            <text:p>1000</text:p>
          </table:table-cell>
          <table:table-cell office:value-type="float" office:value="187.932" calcext:value-type="float">
            <text:p>187.932</text:p>
          </table:table-cell>
          <table:table-cell office:value-type="float" office:value="36" calcext:value-type="float">
            <text:p>36</text:p>
          </table:table-cell>
          <table:table-cell office:value-type="float" office:value="861" calcext:value-type="float">
            <text:p>861</text:p>
          </table:table-cell>
          <table:table-cell office:value-type="float" office:value="14225" calcext:value-type="float">
            <text:p>14225</text:p>
          </table:table-cell>
          <table:table-cell office:value-type="float" office:value="1000" calcext:value-type="float">
            <text:p>1000</text:p>
          </table:table-cell>
          <table:table-cell office:value-type="float" office:value="14.225" calcext:value-type="float">
            <text:p>14.22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7.55406693141626" calcext:value-type="float">
            <text:p>7.55406693141626</text:p>
          </table:table-cell>
          <table:table-cell table:formula="of:=LOG([.Q10])/LOG(2)" office:value-type="float" office:value="9.74986942739685" calcext:value-type="float">
            <text:p>9.74986942739685</text:p>
          </table:table-cell>
        </table:table-row>
      </table:table>
      <table:table table:name="summary_2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7641" calcext:value-type="float">
            <text:p>27641</text:p>
          </table:table-cell>
          <table:table-cell office:value-type="float" office:value="1000" calcext:value-type="float">
            <text:p>1000</text:p>
          </table:table-cell>
          <table:table-cell office:value-type="float" office:value="27.641" calcext:value-type="float">
            <text:p>27.641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0.101805" calcext:value-type="float">
            <text:p>0.1018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805" calcext:value-type="float">
            <text:p>0.000101805</text:p>
          </table:table-cell>
          <table:table-cell office:value-type="float" office:value="0.000087656" calcext:value-type="float">
            <text:p>8.7656E-05</text:p>
          </table:table-cell>
          <table:table-cell office:value-type="float" office:value="0.000157474" calcext:value-type="float">
            <text:p>0.000157474</text:p>
          </table:table-cell>
          <table:table-cell office:value-type="float" office:value="34178" calcext:value-type="float">
            <text:p>34178</text:p>
          </table:table-cell>
          <table:table-cell office:value-type="float" office:value="1000" calcext:value-type="float">
            <text:p>1000</text:p>
          </table:table-cell>
          <table:table-cell office:value-type="float" office:value="34.178" calcext:value-type="float">
            <text:p>34.17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3804" calcext:value-type="float">
            <text:p>3804</text:p>
          </table:table-cell>
          <table:table-cell office:value-type="float" office:value="1000" calcext:value-type="float">
            <text:p>1000</text:p>
          </table:table-cell>
          <table:table-cell office:value-type="float" office:value="3.804" calcext:value-type="float">
            <text:p>3.8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09499607193352" calcext:value-type="float">
            <text:p>5.09499607193352</text:p>
          </table:table-cell>
          <table:table-cell table:formula="of:=LOG([.Q2])/LOG(2)" office:value-type="float" office:value="5.58496250072116" calcext:value-type="float">
            <text:p>5.584962500721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5151" calcext:value-type="float">
            <text:p>55151</text:p>
          </table:table-cell>
          <table:table-cell office:value-type="float" office:value="1000" calcext:value-type="float">
            <text:p>1000</text:p>
          </table:table-cell>
          <table:table-cell office:value-type="float" office:value="55.151" calcext:value-type="float">
            <text:p>55.151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0.132004" calcext:value-type="float">
            <text:p>0.1320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2004" calcext:value-type="float">
            <text:p>0.000132004</text:p>
          </table:table-cell>
          <table:table-cell office:value-type="float" office:value="0.000097822" calcext:value-type="float">
            <text:p>9.7822E-05</text:p>
          </table:table-cell>
          <table:table-cell office:value-type="float" office:value="0.000201397" calcext:value-type="float">
            <text:p>0.000201397</text:p>
          </table:table-cell>
          <table:table-cell office:value-type="float" office:value="49041" calcext:value-type="float">
            <text:p>49041</text:p>
          </table:table-cell>
          <table:table-cell office:value-type="float" office:value="1000" calcext:value-type="float">
            <text:p>1000</text:p>
          </table:table-cell>
          <table:table-cell office:value-type="float" office:value="49.041" calcext:value-type="float">
            <text:p>49.041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4387" calcext:value-type="float">
            <text:p>4387</text:p>
          </table:table-cell>
          <table:table-cell office:value-type="float" office:value="1000" calcext:value-type="float">
            <text:p>1000</text:p>
          </table:table-cell>
          <table:table-cell office:value-type="float" office:value="4.387" calcext:value-type="float">
            <text:p>4.38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61591649235675" calcext:value-type="float">
            <text:p>5.61591649235675</text:p>
          </table:table-cell>
          <table:table-cell table:formula="of:=LOG([.Q3])/LOG(2)" office:value-type="float" office:value="6.14974711950468" calcext:value-type="float">
            <text:p>6.149747119504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3022" calcext:value-type="float">
            <text:p>83022</text:p>
          </table:table-cell>
          <table:table-cell office:value-type="float" office:value="1000" calcext:value-type="float">
            <text:p>1000</text:p>
          </table:table-cell>
          <table:table-cell office:value-type="float" office:value="83.022" calcext:value-type="float">
            <text:p>83.022</text:p>
          </table:table-cell>
          <table:table-cell office:value-type="float" office:value="59" calcext:value-type="float">
            <text:p>59</text:p>
          </table:table-cell>
          <table:table-cell office:value-type="float" office:value="108" calcext:value-type="float">
            <text:p>108</text:p>
          </table:table-cell>
          <table:table-cell office:value-type="float" office:value="0.177344" calcext:value-type="float">
            <text:p>0.1773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7344" calcext:value-type="float">
            <text:p>0.000177344</text:p>
          </table:table-cell>
          <table:table-cell office:value-type="float" office:value="0.000124941" calcext:value-type="float">
            <text:p>0.000124941</text:p>
          </table:table-cell>
          <table:table-cell office:value-type="float" office:value="0.000247637" calcext:value-type="float">
            <text:p>0.000247637</text:p>
          </table:table-cell>
          <table:table-cell office:value-type="float" office:value="64086" calcext:value-type="float">
            <text:p>64086</text:p>
          </table:table-cell>
          <table:table-cell office:value-type="float" office:value="1000" calcext:value-type="float">
            <text:p>1000</text:p>
          </table:table-cell>
          <table:table-cell office:value-type="float" office:value="64.086" calcext:value-type="float">
            <text:p>64.086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5129" calcext:value-type="float">
            <text:p>5129</text:p>
          </table:table-cell>
          <table:table-cell office:value-type="float" office:value="1000" calcext:value-type="float">
            <text:p>1000</text:p>
          </table:table-cell>
          <table:table-cell office:value-type="float" office:value="5.129" calcext:value-type="float">
            <text:p>5.1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00193732011556" calcext:value-type="float">
            <text:p>6.00193732011556</text:p>
          </table:table-cell>
          <table:table-cell table:formula="of:=LOG([.Q4])/LOG(2)" office:value-type="float" office:value="6.58496250072116" calcext:value-type="float">
            <text:p>6.584962500721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10422" calcext:value-type="float">
            <text:p>110422</text:p>
          </table:table-cell>
          <table:table-cell office:value-type="float" office:value="1000" calcext:value-type="float">
            <text:p>1000</text:p>
          </table:table-cell>
          <table:table-cell office:value-type="float" office:value="110.422" calcext:value-type="float">
            <text:p>110.422</text:p>
          </table:table-cell>
          <table:table-cell office:value-type="float" office:value="79" calcext:value-type="float">
            <text:p>79</text:p>
          </table:table-cell>
          <table:table-cell office:value-type="float" office:value="134" calcext:value-type="float">
            <text:p>134</text:p>
          </table:table-cell>
          <table:table-cell office:value-type="float" office:value="0.24211" calcext:value-type="float">
            <text:p>0.242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211" calcext:value-type="float">
            <text:p>0.00024211</text:p>
          </table:table-cell>
          <table:table-cell office:value-type="float" office:value="0.000161003" calcext:value-type="float">
            <text:p>0.000161003</text:p>
          </table:table-cell>
          <table:table-cell office:value-type="float" office:value="0.000345492" calcext:value-type="float">
            <text:p>0.000345492</text:p>
          </table:table-cell>
          <table:table-cell office:value-type="float" office:value="82578" calcext:value-type="float">
            <text:p>82578</text:p>
          </table:table-cell>
          <table:table-cell office:value-type="float" office:value="1000" calcext:value-type="float">
            <text:p>1000</text:p>
          </table:table-cell>
          <table:table-cell office:value-type="float" office:value="82.578" calcext:value-type="float">
            <text:p>82.578</text:p>
          </table:table-cell>
          <table:table-cell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office:value-type="float" office:value="5880" calcext:value-type="float">
            <text:p>5880</text:p>
          </table:table-cell>
          <table:table-cell office:value-type="float" office:value="1000" calcext:value-type="float">
            <text:p>1000</text:p>
          </table:table-cell>
          <table:table-cell office:value-type="float" office:value="5.88" calcext:value-type="float">
            <text:p>5.8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36768557243484" calcext:value-type="float">
            <text:p>6.36768557243484</text:p>
          </table:table-cell>
          <table:table-cell table:formula="of:=LOG([.Q5])/LOG(2)" office:value-type="float" office:value="7.09803208296053" calcext:value-type="float">
            <text:p>7.098032082960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37812" calcext:value-type="float">
            <text:p>137812</text:p>
          </table:table-cell>
          <table:table-cell office:value-type="float" office:value="1000" calcext:value-type="float">
            <text:p>1000</text:p>
          </table:table-cell>
          <table:table-cell office:value-type="float" office:value="137.812" calcext:value-type="float">
            <text:p>137.812</text:p>
          </table:table-cell>
          <table:table-cell office:value-type="float" office:value="115" calcext:value-type="float">
            <text:p>115</text:p>
          </table:table-cell>
          <table:table-cell office:value-type="float" office:value="164" calcext:value-type="float">
            <text:p>164</text:p>
          </table:table-cell>
          <table:table-cell office:value-type="float" office:value="0.334803" calcext:value-type="float">
            <text:p>0.3348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4803" calcext:value-type="float">
            <text:p>0.000334803</text:p>
          </table:table-cell>
          <table:table-cell office:value-type="float" office:value="0.000185278" calcext:value-type="float">
            <text:p>0.000185278</text:p>
          </table:table-cell>
          <table:table-cell office:value-type="float" office:value="0.000527908" calcext:value-type="float">
            <text:p>0.000527908</text:p>
          </table:table-cell>
          <table:table-cell office:value-type="float" office:value="105646" calcext:value-type="float">
            <text:p>105646</text:p>
          </table:table-cell>
          <table:table-cell office:value-type="float" office:value="1000" calcext:value-type="float">
            <text:p>1000</text:p>
          </table:table-cell>
          <table:table-cell office:value-type="float" office:value="105.646" calcext:value-type="float">
            <text:p>105.646</text:p>
          </table:table-cell>
          <table:table-cell office:value-type="float" office:value="43" calcext:value-type="float">
            <text:p>43</text:p>
          </table:table-cell>
          <table:table-cell office:value-type="float" office:value="195" calcext:value-type="float">
            <text:p>195</text:p>
          </table:table-cell>
          <table:table-cell office:value-type="float" office:value="6762" calcext:value-type="float">
            <text:p>6762</text:p>
          </table:table-cell>
          <table:table-cell office:value-type="float" office:value="1000" calcext:value-type="float">
            <text:p>1000</text:p>
          </table:table-cell>
          <table:table-cell office:value-type="float" office:value="6.762" calcext:value-type="float">
            <text:p>6.76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72309433433665" calcext:value-type="float">
            <text:p>6.72309433433665</text:p>
          </table:table-cell>
          <table:table-cell table:formula="of:=LOG([.Q6])/LOG(2)" office:value-type="float" office:value="7.60733031374961" calcext:value-type="float">
            <text:p>7.607330313749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65635" calcext:value-type="float">
            <text:p>165635</text:p>
          </table:table-cell>
          <table:table-cell office:value-type="float" office:value="1000" calcext:value-type="float">
            <text:p>1000</text:p>
          </table:table-cell>
          <table:table-cell office:value-type="float" office:value="165.635" calcext:value-type="float">
            <text:p>165.635</text:p>
          </table:table-cell>
          <table:table-cell office:value-type="float" office:value="135" calcext:value-type="float">
            <text:p>135</text:p>
          </table:table-cell>
          <table:table-cell office:value-type="float" office:value="195" calcext:value-type="float">
            <text:p>195</text:p>
          </table:table-cell>
          <table:table-cell office:value-type="float" office:value="0.47758" calcext:value-type="float">
            <text:p>0.477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7758" calcext:value-type="float">
            <text:p>0.00047758</text:p>
          </table:table-cell>
          <table:table-cell office:value-type="float" office:value="0.000286639" calcext:value-type="float">
            <text:p>0.000286639</text:p>
          </table:table-cell>
          <table:table-cell office:value-type="float" office:value="0.00081647" calcext:value-type="float">
            <text:p>0.00081647</text:p>
          </table:table-cell>
          <table:table-cell office:value-type="float" office:value="137552" calcext:value-type="float">
            <text:p>137552</text:p>
          </table:table-cell>
          <table:table-cell office:value-type="float" office:value="1000" calcext:value-type="float">
            <text:p>1000</text:p>
          </table:table-cell>
          <table:table-cell office:value-type="float" office:value="137.552" calcext:value-type="float">
            <text:p>137.552</text:p>
          </table:table-cell>
          <table:table-cell office:value-type="float" office:value="56" calcext:value-type="float">
            <text:p>56</text:p>
          </table:table-cell>
          <table:table-cell office:value-type="float" office:value="264" calcext:value-type="float">
            <text:p>264</text:p>
          </table:table-cell>
          <table:table-cell office:value-type="float" office:value="7835" calcext:value-type="float">
            <text:p>7835</text:p>
          </table:table-cell>
          <table:table-cell office:value-type="float" office:value="1000" calcext:value-type="float">
            <text:p>1000</text:p>
          </table:table-cell>
          <table:table-cell office:value-type="float" office:value="7.835" calcext:value-type="float">
            <text:p>7.83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10383330630348" calcext:value-type="float">
            <text:p>7.10383330630348</text:p>
          </table:table-cell>
          <table:table-cell table:formula="of:=LOG([.Q7])/LOG(2)" office:value-type="float" office:value="8.04439411935845" calcext:value-type="float">
            <text:p>8.044394119358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93068" calcext:value-type="float">
            <text:p>193068</text:p>
          </table:table-cell>
          <table:table-cell office:value-type="float" office:value="1000" calcext:value-type="float">
            <text:p>1000</text:p>
          </table:table-cell>
          <table:table-cell office:value-type="float" office:value="193.068" calcext:value-type="float">
            <text:p>193.068</text:p>
          </table:table-cell>
          <table:table-cell office:value-type="float" office:value="170" calcext:value-type="float">
            <text:p>170</text:p>
          </table:table-cell>
          <table:table-cell office:value-type="float" office:value="217" calcext:value-type="float">
            <text:p>217</text:p>
          </table:table-cell>
          <table:table-cell office:value-type="float" office:value="0.688069" calcext:value-type="float">
            <text:p>0.6880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88069" calcext:value-type="float">
            <text:p>0.000688069</text:p>
          </table:table-cell>
          <table:table-cell office:value-type="float" office:value="0.000389664" calcext:value-type="float">
            <text:p>0.000389664</text:p>
          </table:table-cell>
          <table:table-cell office:value-type="float" office:value="0.00116356" calcext:value-type="float">
            <text:p>0.00116356</text:p>
          </table:table-cell>
          <table:table-cell office:value-type="float" office:value="180683" calcext:value-type="float">
            <text:p>180683</text:p>
          </table:table-cell>
          <table:table-cell office:value-type="float" office:value="1000" calcext:value-type="float">
            <text:p>1000</text:p>
          </table:table-cell>
          <table:table-cell office:value-type="float" office:value="180.683" calcext:value-type="float">
            <text:p>180.683</text:p>
          </table:table-cell>
          <table:table-cell office:value-type="float" office:value="72" calcext:value-type="float">
            <text:p>72</text:p>
          </table:table-cell>
          <table:table-cell office:value-type="float" office:value="417" calcext:value-type="float">
            <text:p>417</text:p>
          </table:table-cell>
          <table:table-cell office:value-type="float" office:value="9220" calcext:value-type="float">
            <text:p>9220</text:p>
          </table:table-cell>
          <table:table-cell office:value-type="float" office:value="1000" calcext:value-type="float">
            <text:p>1000</text:p>
          </table:table-cell>
          <table:table-cell office:value-type="float" office:value="9.22" calcext:value-type="float">
            <text:p>9.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7.49731696288679" calcext:value-type="float">
            <text:p>7.49731696288679</text:p>
          </table:table-cell>
          <table:table-cell table:formula="of:=LOG([.Q8])/LOG(2)" office:value-type="float" office:value="8.70390357344466" calcext:value-type="float">
            <text:p>8.703903573444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220886" calcext:value-type="float">
            <text:p>220886</text:p>
          </table:table-cell>
          <table:table-cell office:value-type="float" office:value="1000" calcext:value-type="float">
            <text:p>1000</text:p>
          </table:table-cell>
          <table:table-cell office:value-type="float" office:value="220.886" calcext:value-type="float">
            <text:p>220.886</text:p>
          </table:table-cell>
          <table:table-cell office:value-type="float" office:value="200" calcext:value-type="float">
            <text:p>200</text:p>
          </table:table-cell>
          <table:table-cell office:value-type="float" office:value="243" calcext:value-type="float">
            <text:p>243</text:p>
          </table:table-cell>
          <table:table-cell office:value-type="float" office:value="0.965977" calcext:value-type="float">
            <text:p>0.9659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65977" calcext:value-type="float">
            <text:p>0.000965977</text:p>
          </table:table-cell>
          <table:table-cell office:value-type="float" office:value="0.000420181" calcext:value-type="float">
            <text:p>0.000420181</text:p>
          </table:table-cell>
          <table:table-cell office:value-type="float" office:value="0.00190977" calcext:value-type="float">
            <text:p>0.00190977</text:p>
          </table:table-cell>
          <table:table-cell office:value-type="float" office:value="226841" calcext:value-type="float">
            <text:p>226841</text:p>
          </table:table-cell>
          <table:table-cell office:value-type="float" office:value="1000" calcext:value-type="float">
            <text:p>1000</text:p>
          </table:table-cell>
          <table:table-cell office:value-type="float" office:value="226.841" calcext:value-type="float">
            <text:p>226.841</text:p>
          </table:table-cell>
          <table:table-cell office:value-type="float" office:value="58" calcext:value-type="float">
            <text:p>58</text:p>
          </table:table-cell>
          <table:table-cell office:value-type="float" office:value="608" calcext:value-type="float">
            <text:p>608</text:p>
          </table:table-cell>
          <table:table-cell office:value-type="float" office:value="11292" calcext:value-type="float">
            <text:p>11292</text:p>
          </table:table-cell>
          <table:table-cell office:value-type="float" office:value="1000" calcext:value-type="float">
            <text:p>1000</text:p>
          </table:table-cell>
          <table:table-cell office:value-type="float" office:value="11.292" calcext:value-type="float">
            <text:p>11.29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7.82553761114316" calcext:value-type="float">
            <text:p>7.82553761114316</text:p>
          </table:table-cell>
          <table:table-cell table:formula="of:=LOG([.Q9])/LOG(2)" office:value-type="float" office:value="9.24792751344359" calcext:value-type="float">
            <text:p>9.247927513443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248460" calcext:value-type="float">
            <text:p>248460</text:p>
          </table:table-cell>
          <table:table-cell office:value-type="float" office:value="1000" calcext:value-type="float">
            <text:p>1000</text:p>
          </table:table-cell>
          <table:table-cell office:value-type="float" office:value="248.46" calcext:value-type="float">
            <text:p>248.46</text:p>
          </table:table-cell>
          <table:table-cell office:value-type="float" office:value="229" calcext:value-type="float">
            <text:p>229</text:p>
          </table:table-cell>
          <table:table-cell office:value-type="float" office:value="261" calcext:value-type="float">
            <text:p>261</text:p>
          </table:table-cell>
          <table:table-cell office:value-type="float" office:value="1.09255" calcext:value-type="float">
            <text:p>1.092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9255" calcext:value-type="float">
            <text:p>0.00109255</text:p>
          </table:table-cell>
          <table:table-cell office:value-type="float" office:value="0.000441816" calcext:value-type="float">
            <text:p>0.000441816</text:p>
          </table:table-cell>
          <table:table-cell office:value-type="float" office:value="0.00339445" calcext:value-type="float">
            <text:p>0.00339445</text:p>
          </table:table-cell>
          <table:table-cell office:value-type="float" office:value="236017" calcext:value-type="float">
            <text:p>236017</text:p>
          </table:table-cell>
          <table:table-cell office:value-type="float" office:value="1000" calcext:value-type="float">
            <text:p>1000</text:p>
          </table:table-cell>
          <table:table-cell office:value-type="float" office:value="236.017" calcext:value-type="float">
            <text:p>236.017</text:p>
          </table:table-cell>
          <table:table-cell office:value-type="float" office:value="45" calcext:value-type="float">
            <text:p>45</text:p>
          </table:table-cell>
          <table:table-cell office:value-type="float" office:value="1167" calcext:value-type="float">
            <text:p>1167</text:p>
          </table:table-cell>
          <table:table-cell office:value-type="float" office:value="14624" calcext:value-type="float">
            <text:p>14624</text:p>
          </table:table-cell>
          <table:table-cell office:value-type="float" office:value="1000" calcext:value-type="float">
            <text:p>1000</text:p>
          </table:table-cell>
          <table:table-cell office:value-type="float" office:value="14.624" calcext:value-type="float">
            <text:p>14.62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7.8827469685669" calcext:value-type="float">
            <text:p>7.8827469685669</text:p>
          </table:table-cell>
          <table:table-cell table:formula="of:=LOG([.Q10])/LOG(2)" office:value-type="float" office:value="10.1885888457074" calcext:value-type="float">
            <text:p>10.1885888457074</text:p>
          </table:table-cell>
        </table:table-row>
      </table:table>
      <table:table table:name="summary_2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034" calcext:value-type="float">
            <text:p>30034</text:p>
          </table:table-cell>
          <table:table-cell office:value-type="float" office:value="1000" calcext:value-type="float">
            <text:p>1000</text:p>
          </table:table-cell>
          <table:table-cell office:value-type="float" office:value="30.034" calcext:value-type="float">
            <text:p>30.03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110141" calcext:value-type="float">
            <text:p>0.110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141" calcext:value-type="float">
            <text:p>0.000110141</text:p>
          </table:table-cell>
          <table:table-cell office:value-type="float" office:value="0.000093843" calcext:value-type="float">
            <text:p>9.3843E-05</text:p>
          </table:table-cell>
          <table:table-cell office:value-type="float" office:value="0.000164109" calcext:value-type="float">
            <text:p>0.000164109</text:p>
          </table:table-cell>
          <table:table-cell office:value-type="float" office:value="35812" calcext:value-type="float">
            <text:p>35812</text:p>
          </table:table-cell>
          <table:table-cell office:value-type="float" office:value="1000" calcext:value-type="float">
            <text:p>1000</text:p>
          </table:table-cell>
          <table:table-cell office:value-type="float" office:value="35.812" calcext:value-type="float">
            <text:p>35.812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868" calcext:value-type="float">
            <text:p>3868</text:p>
          </table:table-cell>
          <table:table-cell office:value-type="float" office:value="1000" calcext:value-type="float">
            <text:p>1000</text:p>
          </table:table-cell>
          <table:table-cell office:value-type="float" office:value="3.868" calcext:value-type="float">
            <text:p>3.8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16237118627715" calcext:value-type="float">
            <text:p>5.16237118627715</text:p>
          </table:table-cell>
          <table:table-cell table:formula="of:=LOG([.Q2])/LOG(2)" office:value-type="float" office:value="5.80735492205761" calcext:value-type="float">
            <text:p>5.807354922057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0263" calcext:value-type="float">
            <text:p>60263</text:p>
          </table:table-cell>
          <table:table-cell office:value-type="float" office:value="1000" calcext:value-type="float">
            <text:p>1000</text:p>
          </table:table-cell>
          <table:table-cell office:value-type="float" office:value="60.263" calcext:value-type="float">
            <text:p>60.263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0.146428" calcext:value-type="float">
            <text:p>0.1464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6428" calcext:value-type="float">
            <text:p>0.000146428</text:p>
          </table:table-cell>
          <table:table-cell office:value-type="float" office:value="0.000110664" calcext:value-type="float">
            <text:p>0.000110664</text:p>
          </table:table-cell>
          <table:table-cell office:value-type="float" office:value="0.000231099" calcext:value-type="float">
            <text:p>0.000231099</text:p>
          </table:table-cell>
          <table:table-cell office:value-type="float" office:value="52831" calcext:value-type="float">
            <text:p>52831</text:p>
          </table:table-cell>
          <table:table-cell office:value-type="float" office:value="1000" calcext:value-type="float">
            <text:p>1000</text:p>
          </table:table-cell>
          <table:table-cell office:value-type="float" office:value="52.831" calcext:value-type="float">
            <text:p>52.831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4464" calcext:value-type="float">
            <text:p>4464</text:p>
          </table:table-cell>
          <table:table-cell office:value-type="float" office:value="1000" calcext:value-type="float">
            <text:p>1000</text:p>
          </table:table-cell>
          <table:table-cell office:value-type="float" office:value="4.464" calcext:value-type="float">
            <text:p>4.4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72331281277285" calcext:value-type="float">
            <text:p>5.72331281277285</text:p>
          </table:table-cell>
          <table:table-cell table:formula="of:=LOG([.Q3])/LOG(2)" office:value-type="float" office:value="6.3037807481771" calcext:value-type="float">
            <text:p>6.30378074817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89840" calcext:value-type="float">
            <text:p>89840</text:p>
          </table:table-cell>
          <table:table-cell office:value-type="float" office:value="1000" calcext:value-type="float">
            <text:p>1000</text:p>
          </table:table-cell>
          <table:table-cell office:value-type="float" office:value="89.84" calcext:value-type="float">
            <text:p>89.84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office:value-type="float" office:value="0.194641" calcext:value-type="float">
            <text:p>0.1946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4641" calcext:value-type="float">
            <text:p>0.000194641</text:p>
          </table:table-cell>
          <table:table-cell office:value-type="float" office:value="0.0001414" calcext:value-type="float">
            <text:p>0.0001414</text:p>
          </table:table-cell>
          <table:table-cell office:value-type="float" office:value="0.000269342" calcext:value-type="float">
            <text:p>0.000269342</text:p>
          </table:table-cell>
          <table:table-cell office:value-type="float" office:value="69362" calcext:value-type="float">
            <text:p>69362</text:p>
          </table:table-cell>
          <table:table-cell office:value-type="float" office:value="1000" calcext:value-type="float">
            <text:p>1000</text:p>
          </table:table-cell>
          <table:table-cell office:value-type="float" office:value="69.362" calcext:value-type="float">
            <text:p>69.362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5182" calcext:value-type="float">
            <text:p>5182</text:p>
          </table:table-cell>
          <table:table-cell office:value-type="float" office:value="1000" calcext:value-type="float">
            <text:p>1000</text:p>
          </table:table-cell>
          <table:table-cell office:value-type="float" office:value="5.182" calcext:value-type="float">
            <text:p>5.1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11607359305037" calcext:value-type="float">
            <text:p>6.11607359305037</text:p>
          </table:table-cell>
          <table:table-cell table:formula="of:=LOG([.Q4])/LOG(2)" office:value-type="float" office:value="6.68650052718322" calcext:value-type="float">
            <text:p>6.686500527183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20292" calcext:value-type="float">
            <text:p>120292</text:p>
          </table:table-cell>
          <table:table-cell office:value-type="float" office:value="1000" calcext:value-type="float">
            <text:p>1000</text:p>
          </table:table-cell>
          <table:table-cell office:value-type="float" office:value="120.292" calcext:value-type="float">
            <text:p>120.292</text:p>
          </table:table-cell>
          <table:table-cell office:value-type="float" office:value="96" calcext:value-type="float">
            <text:p>96</text:p>
          </table:table-cell>
          <table:table-cell office:value-type="float" office:value="146" calcext:value-type="float">
            <text:p>146</text:p>
          </table:table-cell>
          <table:table-cell office:value-type="float" office:value="0.270395" calcext:value-type="float">
            <text:p>0.2703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0395" calcext:value-type="float">
            <text:p>0.000270395</text:p>
          </table:table-cell>
          <table:table-cell office:value-type="float" office:value="0.000189749" calcext:value-type="float">
            <text:p>0.000189749</text:p>
          </table:table-cell>
          <table:table-cell office:value-type="float" office:value="0.000396301" calcext:value-type="float">
            <text:p>0.000396301</text:p>
          </table:table-cell>
          <table:table-cell office:value-type="float" office:value="90279" calcext:value-type="float">
            <text:p>90279</text:p>
          </table:table-cell>
          <table:table-cell office:value-type="float" office:value="1000" calcext:value-type="float">
            <text:p>1000</text:p>
          </table:table-cell>
          <table:table-cell office:value-type="float" office:value="90.279" calcext:value-type="float">
            <text:p>90.279</text:p>
          </table:table-cell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office:value-type="float" office:value="5983" calcext:value-type="float">
            <text:p>5983</text:p>
          </table:table-cell>
          <table:table-cell office:value-type="float" office:value="1000" calcext:value-type="float">
            <text:p>1000</text:p>
          </table:table-cell>
          <table:table-cell office:value-type="float" office:value="5.983" calcext:value-type="float">
            <text:p>5.98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49631853309998" calcext:value-type="float">
            <text:p>6.49631853309998</text:p>
          </table:table-cell>
          <table:table-cell table:formula="of:=LOG([.Q5])/LOG(2)" office:value-type="float" office:value="7.21916852046216" calcext:value-type="float">
            <text:p>7.219168520462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0068" calcext:value-type="float">
            <text:p>150068</text:p>
          </table:table-cell>
          <table:table-cell office:value-type="float" office:value="1000" calcext:value-type="float">
            <text:p>1000</text:p>
          </table:table-cell>
          <table:table-cell office:value-type="float" office:value="150.068" calcext:value-type="float">
            <text:p>150.068</text:p>
          </table:table-cell>
          <table:table-cell office:value-type="float" office:value="124" calcext:value-type="float">
            <text:p>124</text:p>
          </table:table-cell>
          <table:table-cell office:value-type="float" office:value="182" calcext:value-type="float">
            <text:p>182</text:p>
          </table:table-cell>
          <table:table-cell office:value-type="float" office:value="0.381498" calcext:value-type="float">
            <text:p>0.3814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1498" calcext:value-type="float">
            <text:p>0.000381498</text:p>
          </table:table-cell>
          <table:table-cell office:value-type="float" office:value="0.000225812" calcext:value-type="float">
            <text:p>0.000225812</text:p>
          </table:table-cell>
          <table:table-cell office:value-type="float" office:value="0.000755139" calcext:value-type="float">
            <text:p>0.000755139</text:p>
          </table:table-cell>
          <table:table-cell office:value-type="float" office:value="118668" calcext:value-type="float">
            <text:p>118668</text:p>
          </table:table-cell>
          <table:table-cell office:value-type="float" office:value="1000" calcext:value-type="float">
            <text:p>1000</text:p>
          </table:table-cell>
          <table:table-cell office:value-type="float" office:value="118.668" calcext:value-type="float">
            <text:p>118.668</text:p>
          </table:table-cell>
          <table:table-cell office:value-type="float" office:value="47" calcext:value-type="float">
            <text:p>47</text:p>
          </table:table-cell>
          <table:table-cell office:value-type="float" office:value="248" calcext:value-type="float">
            <text:p>248</text:p>
          </table:table-cell>
          <table:table-cell office:value-type="float" office:value="6832" calcext:value-type="float">
            <text:p>6832</text:p>
          </table:table-cell>
          <table:table-cell office:value-type="float" office:value="1000" calcext:value-type="float">
            <text:p>1000</text:p>
          </table:table-cell>
          <table:table-cell office:value-type="float" office:value="6.832" calcext:value-type="float">
            <text:p>6.8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89078714021081" calcext:value-type="float">
            <text:p>6.89078714021081</text:p>
          </table:table-cell>
          <table:table-cell table:formula="of:=LOG([.Q6])/LOG(2)" office:value-type="float" office:value="7.95419631038688" calcext:value-type="float">
            <text:p>7.954196310386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79892" calcext:value-type="float">
            <text:p>179892</text:p>
          </table:table-cell>
          <table:table-cell office:value-type="float" office:value="1000" calcext:value-type="float">
            <text:p>1000</text:p>
          </table:table-cell>
          <table:table-cell office:value-type="float" office:value="179.892" calcext:value-type="float">
            <text:p>179.892</text:p>
          </table:table-cell>
          <table:table-cell office:value-type="float" office:value="150" calcext:value-type="float">
            <text:p>150</text:p>
          </table:table-cell>
          <table:table-cell office:value-type="float" office:value="206" calcext:value-type="float">
            <text:p>206</text:p>
          </table:table-cell>
          <table:table-cell office:value-type="float" office:value="0.547716" calcext:value-type="float">
            <text:p>0.5477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47716" calcext:value-type="float">
            <text:p>0.000547716</text:p>
          </table:table-cell>
          <table:table-cell office:value-type="float" office:value="0.00032486" calcext:value-type="float">
            <text:p>0.00032486</text:p>
          </table:table-cell>
          <table:table-cell office:value-type="float" office:value="0.000918425" calcext:value-type="float">
            <text:p>0.000918425</text:p>
          </table:table-cell>
          <table:table-cell office:value-type="float" office:value="155115" calcext:value-type="float">
            <text:p>155115</text:p>
          </table:table-cell>
          <table:table-cell office:value-type="float" office:value="1000" calcext:value-type="float">
            <text:p>1000</text:p>
          </table:table-cell>
          <table:table-cell office:value-type="float" office:value="155.115" calcext:value-type="float">
            <text:p>155.115</text:p>
          </table:table-cell>
          <table:table-cell office:value-type="float" office:value="81" calcext:value-type="float">
            <text:p>81</text:p>
          </table:table-cell>
          <table:table-cell office:value-type="float" office:value="291" calcext:value-type="float">
            <text:p>291</text:p>
          </table:table-cell>
          <table:table-cell office:value-type="float" office:value="7948" calcext:value-type="float">
            <text:p>7948</text:p>
          </table:table-cell>
          <table:table-cell office:value-type="float" office:value="1000" calcext:value-type="float">
            <text:p>1000</text:p>
          </table:table-cell>
          <table:table-cell office:value-type="float" office:value="7.948" calcext:value-type="float">
            <text:p>7.94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27719439503486" calcext:value-type="float">
            <text:p>7.27719439503486</text:p>
          </table:table-cell>
          <table:table-cell table:formula="of:=LOG([.Q7])/LOG(2)" office:value-type="float" office:value="8.18487534290829" calcext:value-type="float">
            <text:p>8.184875342908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09845" calcext:value-type="float">
            <text:p>209845</text:p>
          </table:table-cell>
          <table:table-cell office:value-type="float" office:value="1000" calcext:value-type="float">
            <text:p>1000</text:p>
          </table:table-cell>
          <table:table-cell office:value-type="float" office:value="209.845" calcext:value-type="float">
            <text:p>209.845</text:p>
          </table:table-cell>
          <table:table-cell office:value-type="float" office:value="189" calcext:value-type="float">
            <text:p>189</text:p>
          </table:table-cell>
          <table:table-cell office:value-type="float" office:value="233" calcext:value-type="float">
            <text:p>233</text:p>
          </table:table-cell>
          <table:table-cell office:value-type="float" office:value="0.807404" calcext:value-type="float">
            <text:p>0.8074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07404" calcext:value-type="float">
            <text:p>0.000807404</text:p>
          </table:table-cell>
          <table:table-cell office:value-type="float" office:value="0.000457202" calcext:value-type="float">
            <text:p>0.000457202</text:p>
          </table:table-cell>
          <table:table-cell office:value-type="float" office:value="0.00139335" calcext:value-type="float">
            <text:p>0.00139335</text:p>
          </table:table-cell>
          <table:table-cell office:value-type="float" office:value="207844" calcext:value-type="float">
            <text:p>207844</text:p>
          </table:table-cell>
          <table:table-cell office:value-type="float" office:value="1000" calcext:value-type="float">
            <text:p>1000</text:p>
          </table:table-cell>
          <table:table-cell office:value-type="float" office:value="207.844" calcext:value-type="float">
            <text:p>207.844</text:p>
          </table:table-cell>
          <table:table-cell office:value-type="float" office:value="82" calcext:value-type="float">
            <text:p>82</text:p>
          </table:table-cell>
          <table:table-cell office:value-type="float" office:value="453" calcext:value-type="float">
            <text:p>453</text:p>
          </table:table-cell>
          <table:table-cell office:value-type="float" office:value="9377" calcext:value-type="float">
            <text:p>9377</text:p>
          </table:table-cell>
          <table:table-cell office:value-type="float" office:value="1000" calcext:value-type="float">
            <text:p>1000</text:p>
          </table:table-cell>
          <table:table-cell office:value-type="float" office:value="9.377" calcext:value-type="float">
            <text:p>9.37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7.69935729089945" calcext:value-type="float">
            <text:p>7.69935729089945</text:p>
          </table:table-cell>
          <table:table-cell table:formula="of:=LOG([.Q8])/LOG(2)" office:value-type="float" office:value="8.82336724004624" calcext:value-type="float">
            <text:p>8.823367240046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40277" calcext:value-type="float">
            <text:p>240277</text:p>
          </table:table-cell>
          <table:table-cell office:value-type="float" office:value="1000" calcext:value-type="float">
            <text:p>1000</text:p>
          </table:table-cell>
          <table:table-cell office:value-type="float" office:value="240.277" calcext:value-type="float">
            <text:p>240.277</text:p>
          </table:table-cell>
          <table:table-cell office:value-type="float" office:value="218" calcext:value-type="float">
            <text:p>218</text:p>
          </table:table-cell>
          <table:table-cell office:value-type="float" office:value="260" calcext:value-type="float">
            <text:p>260</text:p>
          </table:table-cell>
          <table:table-cell office:value-type="float" office:value="1.17594" calcext:value-type="float">
            <text:p>1.175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7594" calcext:value-type="float">
            <text:p>0.00117594</text:p>
          </table:table-cell>
          <table:table-cell office:value-type="float" office:value="0.000477192" calcext:value-type="float">
            <text:p>0.000477192</text:p>
          </table:table-cell>
          <table:table-cell office:value-type="float" office:value="0.00264618" calcext:value-type="float">
            <text:p>0.00264618</text:p>
          </table:table-cell>
          <table:table-cell office:value-type="float" office:value="270750" calcext:value-type="float">
            <text:p>270750</text:p>
          </table:table-cell>
          <table:table-cell office:value-type="float" office:value="1000" calcext:value-type="float">
            <text:p>1000</text:p>
          </table:table-cell>
          <table:table-cell office:value-type="float" office:value="270.75" calcext:value-type="float">
            <text:p>270.75</text:p>
          </table:table-cell>
          <table:table-cell office:value-type="float" office:value="68" calcext:value-type="float">
            <text:p>68</text:p>
          </table:table-cell>
          <table:table-cell office:value-type="float" office:value="802" calcext:value-type="float">
            <text:p>802</text:p>
          </table:table-cell>
          <table:table-cell office:value-type="float" office:value="11504" calcext:value-type="float">
            <text:p>11504</text:p>
          </table:table-cell>
          <table:table-cell office:value-type="float" office:value="1000" calcext:value-type="float">
            <text:p>1000</text:p>
          </table:table-cell>
          <table:table-cell office:value-type="float" office:value="11.504" calcext:value-type="float">
            <text:p>11.50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8.08081752760833" calcext:value-type="float">
            <text:p>8.08081752760833</text:p>
          </table:table-cell>
          <table:table-cell table:formula="of:=LOG([.Q9])/LOG(2)" office:value-type="float" office:value="9.64745842645492" calcext:value-type="float">
            <text:p>9.647458426454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269849" calcext:value-type="float">
            <text:p>269849</text:p>
          </table:table-cell>
          <table:table-cell office:value-type="float" office:value="1000" calcext:value-type="float">
            <text:p>1000</text:p>
          </table:table-cell>
          <table:table-cell office:value-type="float" office:value="269.849" calcext:value-type="float">
            <text:p>269.849</text:p>
          </table:table-cell>
          <table:table-cell office:value-type="float" office:value="253" calcext:value-type="float">
            <text:p>253</text:p>
          </table:table-cell>
          <table:table-cell office:value-type="float" office:value="284" calcext:value-type="float">
            <text:p>284</text:p>
          </table:table-cell>
          <table:table-cell office:value-type="float" office:value="1.33664" calcext:value-type="float">
            <text:p>1.336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3664" calcext:value-type="float">
            <text:p>0.00133664</text:p>
          </table:table-cell>
          <table:table-cell office:value-type="float" office:value="0.000422662" calcext:value-type="float">
            <text:p>0.000422662</text:p>
          </table:table-cell>
          <table:table-cell office:value-type="float" office:value="0.00391432" calcext:value-type="float">
            <text:p>0.00391432</text:p>
          </table:table-cell>
          <table:table-cell office:value-type="float" office:value="284521" calcext:value-type="float">
            <text:p>284521</text:p>
          </table:table-cell>
          <table:table-cell office:value-type="float" office:value="1000" calcext:value-type="float">
            <text:p>1000</text:p>
          </table:table-cell>
          <table:table-cell office:value-type="float" office:value="284.521" calcext:value-type="float">
            <text:p>284.521</text:p>
          </table:table-cell>
          <table:table-cell office:value-type="float" office:value="38" calcext:value-type="float">
            <text:p>38</text:p>
          </table:table-cell>
          <table:table-cell office:value-type="float" office:value="1278" calcext:value-type="float">
            <text:p>1278</text:p>
          </table:table-cell>
          <table:table-cell office:value-type="float" office:value="14993" calcext:value-type="float">
            <text:p>14993</text:p>
          </table:table-cell>
          <table:table-cell office:value-type="float" office:value="1000" calcext:value-type="float">
            <text:p>1000</text:p>
          </table:table-cell>
          <table:table-cell office:value-type="float" office:value="14.993" calcext:value-type="float">
            <text:p>14.99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8.1523913290474" calcext:value-type="float">
            <text:p>8.1523913290474</text:p>
          </table:table-cell>
          <table:table-cell table:formula="of:=LOG([.Q10])/LOG(2)" office:value-type="float" office:value="10.319672120947" calcext:value-type="float">
            <text:p>10.319672120947</text:p>
          </table:table-cell>
        </table:table-row>
      </table:table>
      <table:table table:name="summary_2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2375" calcext:value-type="float">
            <text:p>32375</text:p>
          </table:table-cell>
          <table:table-cell office:value-type="float" office:value="1000" calcext:value-type="float">
            <text:p>1000</text:p>
          </table:table-cell>
          <table:table-cell office:value-type="float" office:value="32.375" calcext:value-type="float">
            <text:p>32.37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0.118322" calcext:value-type="float">
            <text:p>0.1183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322" calcext:value-type="float">
            <text:p>0.000118322</text:p>
          </table:table-cell>
          <table:table-cell office:value-type="float" office:value="0.000102864" calcext:value-type="float">
            <text:p>0.000102864</text:p>
          </table:table-cell>
          <table:table-cell office:value-type="float" office:value="0.000155675" calcext:value-type="float">
            <text:p>0.000155675</text:p>
          </table:table-cell>
          <table:table-cell office:value-type="float" office:value="38203" calcext:value-type="float">
            <text:p>38203</text:p>
          </table:table-cell>
          <table:table-cell office:value-type="float" office:value="1000" calcext:value-type="float">
            <text:p>1000</text:p>
          </table:table-cell>
          <table:table-cell office:value-type="float" office:value="38.203" calcext:value-type="float">
            <text:p>38.20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3886" calcext:value-type="float">
            <text:p>3886</text:p>
          </table:table-cell>
          <table:table-cell office:value-type="float" office:value="1000" calcext:value-type="float">
            <text:p>1000</text:p>
          </table:table-cell>
          <table:table-cell office:value-type="float" office:value="3.886" calcext:value-type="float">
            <text:p>3.88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2556140293573" calcext:value-type="float">
            <text:p>5.2556140293573</text:p>
          </table:table-cell>
          <table:table-cell table:formula="of:=LOG([.Q2])/LOG(2)" office:value-type="float" office:value="5.75488750216347" calcext:value-type="float">
            <text:p>5.754887502163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4939" calcext:value-type="float">
            <text:p>64939</text:p>
          </table:table-cell>
          <table:table-cell office:value-type="float" office:value="1000" calcext:value-type="float">
            <text:p>1000</text:p>
          </table:table-cell>
          <table:table-cell office:value-type="float" office:value="64.939" calcext:value-type="float">
            <text:p>64.939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0.157286" calcext:value-type="float">
            <text:p>0.1572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7286" calcext:value-type="float">
            <text:p>0.000157286</text:p>
          </table:table-cell>
          <table:table-cell office:value-type="float" office:value="0.000119464" calcext:value-type="float">
            <text:p>0.000119464</text:p>
          </table:table-cell>
          <table:table-cell office:value-type="float" office:value="0.000210783" calcext:value-type="float">
            <text:p>0.000210783</text:p>
          </table:table-cell>
          <table:table-cell office:value-type="float" office:value="56674" calcext:value-type="float">
            <text:p>56674</text:p>
          </table:table-cell>
          <table:table-cell office:value-type="float" office:value="1000" calcext:value-type="float">
            <text:p>1000</text:p>
          </table:table-cell>
          <table:table-cell office:value-type="float" office:value="56.674" calcext:value-type="float">
            <text:p>56.674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4499" calcext:value-type="float">
            <text:p>4499</text:p>
          </table:table-cell>
          <table:table-cell office:value-type="float" office:value="1000" calcext:value-type="float">
            <text:p>1000</text:p>
          </table:table-cell>
          <table:table-cell office:value-type="float" office:value="4.499" calcext:value-type="float">
            <text:p>4.49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82461512504806" calcext:value-type="float">
            <text:p>5.82461512504806</text:p>
          </table:table-cell>
          <table:table-cell table:formula="of:=LOG([.Q3])/LOG(2)" office:value-type="float" office:value="6.33985000288463" calcext:value-type="float">
            <text:p>6.339850002884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98105" calcext:value-type="float">
            <text:p>98105</text:p>
          </table:table-cell>
          <table:table-cell office:value-type="float" office:value="1000" calcext:value-type="float">
            <text:p>1000</text:p>
          </table:table-cell>
          <table:table-cell office:value-type="float" office:value="98.105" calcext:value-type="float">
            <text:p>98.105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  <table:table-cell office:value-type="float" office:value="0.217397" calcext:value-type="float">
            <text:p>0.2173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7397" calcext:value-type="float">
            <text:p>0.000217397</text:p>
          </table:table-cell>
          <table:table-cell office:value-type="float" office:value="0.000156319" calcext:value-type="float">
            <text:p>0.000156319</text:p>
          </table:table-cell>
          <table:table-cell office:value-type="float" office:value="0.000302745" calcext:value-type="float">
            <text:p>0.000302745</text:p>
          </table:table-cell>
          <table:table-cell office:value-type="float" office:value="76601" calcext:value-type="float">
            <text:p>76601</text:p>
          </table:table-cell>
          <table:table-cell office:value-type="float" office:value="1000" calcext:value-type="float">
            <text:p>1000</text:p>
          </table:table-cell>
          <table:table-cell office:value-type="float" office:value="76.601" calcext:value-type="float">
            <text:p>76.601</text:p>
          </table:table-cell>
          <table:table-cell office:value-type="float" office:value="47" calcext:value-type="float">
            <text:p>47</text:p>
          </table:table-cell>
          <table:table-cell office:value-type="float" office:value="117" calcext:value-type="float">
            <text:p>117</text:p>
          </table:table-cell>
          <table:table-cell office:value-type="float" office:value="5209" calcext:value-type="float">
            <text:p>5209</text:p>
          </table:table-cell>
          <table:table-cell office:value-type="float" office:value="1000" calcext:value-type="float">
            <text:p>1000</text:p>
          </table:table-cell>
          <table:table-cell office:value-type="float" office:value="5.209" calcext:value-type="float">
            <text:p>5.20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25929132105357" calcext:value-type="float">
            <text:p>6.25929132105357</text:p>
          </table:table-cell>
          <table:table-cell table:formula="of:=LOG([.Q4])/LOG(2)" office:value-type="float" office:value="6.87036471958341" calcext:value-type="float">
            <text:p>6.870364719583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30034" calcext:value-type="float">
            <text:p>130034</text:p>
          </table:table-cell>
          <table:table-cell office:value-type="float" office:value="1000" calcext:value-type="float">
            <text:p>1000</text:p>
          </table:table-cell>
          <table:table-cell office:value-type="float" office:value="130.034" calcext:value-type="float">
            <text:p>130.034</text:p>
          </table:table-cell>
          <table:table-cell office:value-type="float" office:value="96" calcext:value-type="float">
            <text:p>96</text:p>
          </table:table-cell>
          <table:table-cell office:value-type="float" office:value="156" calcext:value-type="float">
            <text:p>156</text:p>
          </table:table-cell>
          <table:table-cell office:value-type="float" office:value="0.301426" calcext:value-type="float">
            <text:p>0.3014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1426" calcext:value-type="float">
            <text:p>0.000301426</text:p>
          </table:table-cell>
          <table:table-cell office:value-type="float" office:value="0.000206923" calcext:value-type="float">
            <text:p>0.000206923</text:p>
          </table:table-cell>
          <table:table-cell office:value-type="float" office:value="0.000477464" calcext:value-type="float">
            <text:p>0.000477464</text:p>
          </table:table-cell>
          <table:table-cell office:value-type="float" office:value="99601" calcext:value-type="float">
            <text:p>99601</text:p>
          </table:table-cell>
          <table:table-cell office:value-type="float" office:value="1000" calcext:value-type="float">
            <text:p>1000</text:p>
          </table:table-cell>
          <table:table-cell office:value-type="float" office:value="99.601" calcext:value-type="float">
            <text:p>99.601</text:p>
          </table:table-cell>
          <table:table-cell office:value-type="float" office:value="57" calcext:value-type="float">
            <text:p>57</text:p>
          </table:table-cell>
          <table:table-cell office:value-type="float" office:value="158" calcext:value-type="float">
            <text:p>158</text:p>
          </table:table-cell>
          <table:table-cell office:value-type="float" office:value="6029" calcext:value-type="float">
            <text:p>6029</text:p>
          </table:table-cell>
          <table:table-cell office:value-type="float" office:value="1000" calcext:value-type="float">
            <text:p>1000</text:p>
          </table:table-cell>
          <table:table-cell office:value-type="float" office:value="6.029" calcext:value-type="float">
            <text:p>6.0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63808832199797" calcext:value-type="float">
            <text:p>6.63808832199797</text:p>
          </table:table-cell>
          <table:table-cell table:formula="of:=LOG([.Q5])/LOG(2)" office:value-type="float" office:value="7.3037807481771" calcext:value-type="float">
            <text:p>7.30378074817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62461" calcext:value-type="float">
            <text:p>162461</text:p>
          </table:table-cell>
          <table:table-cell office:value-type="float" office:value="1000" calcext:value-type="float">
            <text:p>1000</text:p>
          </table:table-cell>
          <table:table-cell office:value-type="float" office:value="162.461" calcext:value-type="float">
            <text:p>162.461</text:p>
          </table:table-cell>
          <table:table-cell office:value-type="float" office:value="136" calcext:value-type="float">
            <text:p>136</text:p>
          </table:table-cell>
          <table:table-cell office:value-type="float" office:value="190" calcext:value-type="float">
            <text:p>190</text:p>
          </table:table-cell>
          <table:table-cell office:value-type="float" office:value="0.431273" calcext:value-type="float">
            <text:p>0.4312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31273" calcext:value-type="float">
            <text:p>0.000431273</text:p>
          </table:table-cell>
          <table:table-cell office:value-type="float" office:value="0.00029497" calcext:value-type="float">
            <text:p>0.00029497</text:p>
          </table:table-cell>
          <table:table-cell office:value-type="float" office:value="0.000723827" calcext:value-type="float">
            <text:p>0.000723827</text:p>
          </table:table-cell>
          <table:table-cell office:value-type="float" office:value="132129" calcext:value-type="float">
            <text:p>132129</text:p>
          </table:table-cell>
          <table:table-cell office:value-type="float" office:value="1000" calcext:value-type="float">
            <text:p>1000</text:p>
          </table:table-cell>
          <table:table-cell office:value-type="float" office:value="132.129" calcext:value-type="float">
            <text:p>132.129</text:p>
          </table:table-cell>
          <table:table-cell office:value-type="float" office:value="71" calcext:value-type="float">
            <text:p>71</text:p>
          </table:table-cell>
          <table:table-cell office:value-type="float" office:value="234" calcext:value-type="float">
            <text:p>234</text:p>
          </table:table-cell>
          <table:table-cell office:value-type="float" office:value="6909" calcext:value-type="float">
            <text:p>6909</text:p>
          </table:table-cell>
          <table:table-cell office:value-type="float" office:value="1000" calcext:value-type="float">
            <text:p>1000</text:p>
          </table:table-cell>
          <table:table-cell office:value-type="float" office:value="6.909" calcext:value-type="float">
            <text:p>6.90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04580333739261" calcext:value-type="float">
            <text:p>7.04580333739261</text:p>
          </table:table-cell>
          <table:table-cell table:formula="of:=LOG([.Q6])/LOG(2)" office:value-type="float" office:value="7.87036471958341" calcext:value-type="float">
            <text:p>7.870364719583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95069" calcext:value-type="float">
            <text:p>195069</text:p>
          </table:table-cell>
          <table:table-cell office:value-type="float" office:value="1000" calcext:value-type="float">
            <text:p>1000</text:p>
          </table:table-cell>
          <table:table-cell office:value-type="float" office:value="195.069" calcext:value-type="float">
            <text:p>195.069</text:p>
          </table:table-cell>
          <table:table-cell office:value-type="float" office:value="166" calcext:value-type="float">
            <text:p>166</text:p>
          </table:table-cell>
          <table:table-cell office:value-type="float" office:value="220" calcext:value-type="float">
            <text:p>220</text:p>
          </table:table-cell>
          <table:table-cell office:value-type="float" office:value="0.634247" calcext:value-type="float">
            <text:p>0.6342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34247" calcext:value-type="float">
            <text:p>0.000634247</text:p>
          </table:table-cell>
          <table:table-cell office:value-type="float" office:value="0.000393182" calcext:value-type="float">
            <text:p>0.000393182</text:p>
          </table:table-cell>
          <table:table-cell office:value-type="float" office:value="0.0010405" calcext:value-type="float">
            <text:p>0.0010405</text:p>
          </table:table-cell>
          <table:table-cell office:value-type="float" office:value="176803" calcext:value-type="float">
            <text:p>176803</text:p>
          </table:table-cell>
          <table:table-cell office:value-type="float" office:value="1000" calcext:value-type="float">
            <text:p>1000</text:p>
          </table:table-cell>
          <table:table-cell office:value-type="float" office:value="176.803" calcext:value-type="float">
            <text:p>176.803</text:p>
          </table:table-cell>
          <table:table-cell office:value-type="float" office:value="87" calcext:value-type="float">
            <text:p>87</text:p>
          </table:table-cell>
          <table:table-cell office:value-type="float" office:value="347" calcext:value-type="float">
            <text:p>347</text:p>
          </table:table-cell>
          <table:table-cell office:value-type="float" office:value="8058" calcext:value-type="float">
            <text:p>8058</text:p>
          </table:table-cell>
          <table:table-cell office:value-type="float" office:value="1000" calcext:value-type="float">
            <text:p>1000</text:p>
          </table:table-cell>
          <table:table-cell office:value-type="float" office:value="8.058" calcext:value-type="float">
            <text:p>8.05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46599894441585" calcext:value-type="float">
            <text:p>7.46599894441585</text:p>
          </table:table-cell>
          <table:table-cell table:formula="of:=LOG([.Q7])/LOG(2)" office:value-type="float" office:value="8.43879185257826" calcext:value-type="float">
            <text:p>8.438791852578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27904" calcext:value-type="float">
            <text:p>227904</text:p>
          </table:table-cell>
          <table:table-cell office:value-type="float" office:value="1000" calcext:value-type="float">
            <text:p>1000</text:p>
          </table:table-cell>
          <table:table-cell office:value-type="float" office:value="227.904" calcext:value-type="float">
            <text:p>227.904</text:p>
          </table:table-cell>
          <table:table-cell office:value-type="float" office:value="201" calcext:value-type="float">
            <text:p>201</text:p>
          </table:table-cell>
          <table:table-cell office:value-type="float" office:value="255" calcext:value-type="float">
            <text:p>255</text:p>
          </table:table-cell>
          <table:table-cell office:value-type="float" office:value="0.953424" calcext:value-type="float">
            <text:p>0.9534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53424" calcext:value-type="float">
            <text:p>0.000953424</text:p>
          </table:table-cell>
          <table:table-cell office:value-type="float" office:value="0.000489546" calcext:value-type="float">
            <text:p>0.000489546</text:p>
          </table:table-cell>
          <table:table-cell office:value-type="float" office:value="0.00163734" calcext:value-type="float">
            <text:p>0.00163734</text:p>
          </table:table-cell>
          <table:table-cell office:value-type="float" office:value="239456" calcext:value-type="float">
            <text:p>239456</text:p>
          </table:table-cell>
          <table:table-cell office:value-type="float" office:value="1000" calcext:value-type="float">
            <text:p>1000</text:p>
          </table:table-cell>
          <table:table-cell office:value-type="float" office:value="239.456" calcext:value-type="float">
            <text:p>239.456</text:p>
          </table:table-cell>
          <table:table-cell office:value-type="float" office:value="82" calcext:value-type="float">
            <text:p>82</text:p>
          </table:table-cell>
          <table:table-cell office:value-type="float" office:value="528" calcext:value-type="float">
            <text:p>528</text:p>
          </table:table-cell>
          <table:table-cell office:value-type="float" office:value="9585" calcext:value-type="float">
            <text:p>9585</text:p>
          </table:table-cell>
          <table:table-cell office:value-type="float" office:value="1000" calcext:value-type="float">
            <text:p>1000</text:p>
          </table:table-cell>
          <table:table-cell office:value-type="float" office:value="9.585" calcext:value-type="float">
            <text:p>9.58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7.90361677511601" calcext:value-type="float">
            <text:p>7.90361677511601</text:p>
          </table:table-cell>
          <table:table-cell table:formula="of:=LOG([.Q8])/LOG(2)" office:value-type="float" office:value="9.04439411935845" calcext:value-type="float">
            <text:p>9.044394119358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259738" calcext:value-type="float">
            <text:p>259738</text:p>
          </table:table-cell>
          <table:table-cell office:value-type="float" office:value="1000" calcext:value-type="float">
            <text:p>1000</text:p>
          </table:table-cell>
          <table:table-cell office:value-type="float" office:value="259.738" calcext:value-type="float">
            <text:p>259.738</text:p>
          </table:table-cell>
          <table:table-cell office:value-type="float" office:value="235" calcext:value-type="float">
            <text:p>235</text:p>
          </table:table-cell>
          <table:table-cell office:value-type="float" office:value="287" calcext:value-type="float">
            <text:p>287</text:p>
          </table:table-cell>
          <table:table-cell office:value-type="float" office:value="1.39381" calcext:value-type="float">
            <text:p>1.393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9381" calcext:value-type="float">
            <text:p>0.00139381</text:p>
          </table:table-cell>
          <table:table-cell office:value-type="float" office:value="0.00063723" calcext:value-type="float">
            <text:p>0.00063723</text:p>
          </table:table-cell>
          <table:table-cell office:value-type="float" office:value="0.00312452" calcext:value-type="float">
            <text:p>0.00312452</text:p>
          </table:table-cell>
          <table:table-cell office:value-type="float" office:value="313474" calcext:value-type="float">
            <text:p>313474</text:p>
          </table:table-cell>
          <table:table-cell office:value-type="float" office:value="1000" calcext:value-type="float">
            <text:p>1000</text:p>
          </table:table-cell>
          <table:table-cell office:value-type="float" office:value="313.474" calcext:value-type="float">
            <text:p>313.474</text:p>
          </table:table-cell>
          <table:table-cell office:value-type="float" office:value="101" calcext:value-type="float">
            <text:p>101</text:p>
          </table:table-cell>
          <table:table-cell office:value-type="float" office:value="743" calcext:value-type="float">
            <text:p>743</text:p>
          </table:table-cell>
          <table:table-cell office:value-type="float" office:value="11725" calcext:value-type="float">
            <text:p>11725</text:p>
          </table:table-cell>
          <table:table-cell office:value-type="float" office:value="1000" calcext:value-type="float">
            <text:p>1000</text:p>
          </table:table-cell>
          <table:table-cell office:value-type="float" office:value="11.725" calcext:value-type="float">
            <text:p>11.72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8.29220197849075" calcext:value-type="float">
            <text:p>8.29220197849075</text:p>
          </table:table-cell>
          <table:table-cell table:formula="of:=LOG([.Q9])/LOG(2)" office:value-type="float" office:value="9.5372184005386" calcext:value-type="float">
            <text:p>9.53721840053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292498" calcext:value-type="float">
            <text:p>292498</text:p>
          </table:table-cell>
          <table:table-cell office:value-type="float" office:value="1000" calcext:value-type="float">
            <text:p>1000</text:p>
          </table:table-cell>
          <table:table-cell office:value-type="float" office:value="292.498" calcext:value-type="float">
            <text:p>292.498</text:p>
          </table:table-cell>
          <table:table-cell office:value-type="float" office:value="274" calcext:value-type="float">
            <text:p>274</text:p>
          </table:table-cell>
          <table:table-cell office:value-type="float" office:value="308" calcext:value-type="float">
            <text:p>308</text:p>
          </table:table-cell>
          <table:table-cell office:value-type="float" office:value="1.63135" calcext:value-type="float">
            <text:p>1.631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3135" calcext:value-type="float">
            <text:p>0.00163135</text:p>
          </table:table-cell>
          <table:table-cell office:value-type="float" office:value="0.000516379" calcext:value-type="float">
            <text:p>0.000516379</text:p>
          </table:table-cell>
          <table:table-cell office:value-type="float" office:value="0.00481932" calcext:value-type="float">
            <text:p>0.00481932</text:p>
          </table:table-cell>
          <table:table-cell office:value-type="float" office:value="338621" calcext:value-type="float">
            <text:p>338621</text:p>
          </table:table-cell>
          <table:table-cell office:value-type="float" office:value="1000" calcext:value-type="float">
            <text:p>1000</text:p>
          </table:table-cell>
          <table:table-cell office:value-type="float" office:value="338.621" calcext:value-type="float">
            <text:p>338.621</text:p>
          </table:table-cell>
          <table:table-cell office:value-type="float" office:value="43" calcext:value-type="float">
            <text:p>43</text:p>
          </table:table-cell>
          <table:table-cell office:value-type="float" office:value="1430" calcext:value-type="float">
            <text:p>1430</text:p>
          </table:table-cell>
          <table:table-cell office:value-type="float" office:value="15390" calcext:value-type="float">
            <text:p>15390</text:p>
          </table:table-cell>
          <table:table-cell office:value-type="float" office:value="1000" calcext:value-type="float">
            <text:p>1000</text:p>
          </table:table-cell>
          <table:table-cell office:value-type="float" office:value="15.39" calcext:value-type="float">
            <text:p>15.3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8.40352763629948" calcext:value-type="float">
            <text:p>8.40352763629948</text:p>
          </table:table-cell>
          <table:table-cell table:formula="of:=LOG([.Q10])/LOG(2)" office:value-type="float" office:value="10.4817994316658" calcext:value-type="float">
            <text:p>10.4817994316658</text:p>
          </table:table-cell>
        </table:table-row>
      </table:table>
      <table:table table:name="summary_2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4901" calcext:value-type="float">
            <text:p>34901</text:p>
          </table:table-cell>
          <table:table-cell office:value-type="float" office:value="1000" calcext:value-type="float">
            <text:p>1000</text:p>
          </table:table-cell>
          <table:table-cell office:value-type="float" office:value="34.901" calcext:value-type="float">
            <text:p>34.901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0.12771" calcext:value-type="float">
            <text:p>0.127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71" calcext:value-type="float">
            <text:p>0.00012771</text:p>
          </table:table-cell>
          <table:table-cell office:value-type="float" office:value="0.000110007" calcext:value-type="float">
            <text:p>0.000110007</text:p>
          </table:table-cell>
          <table:table-cell office:value-type="float" office:value="0.000173439" calcext:value-type="float">
            <text:p>0.000173439</text:p>
          </table:table-cell>
          <table:table-cell office:value-type="float" office:value="40327" calcext:value-type="float">
            <text:p>40327</text:p>
          </table:table-cell>
          <table:table-cell office:value-type="float" office:value="1000" calcext:value-type="float">
            <text:p>1000</text:p>
          </table:table-cell>
          <table:table-cell office:value-type="float" office:value="40.327" calcext:value-type="float">
            <text:p>40.327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3912" calcext:value-type="float">
            <text:p>3912</text:p>
          </table:table-cell>
          <table:table-cell office:value-type="float" office:value="1000" calcext:value-type="float">
            <text:p>1000</text:p>
          </table:table-cell>
          <table:table-cell office:value-type="float" office:value="3.912" calcext:value-type="float">
            <text:p>3.9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33367417987475" calcext:value-type="float">
            <text:p>5.33367417987475</text:p>
          </table:table-cell>
          <table:table-cell table:formula="of:=LOG([.Q2])/LOG(2)" office:value-type="float" office:value="5.93073733756289" calcext:value-type="float">
            <text:p>5.930737337562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69800" calcext:value-type="float">
            <text:p>69800</text:p>
          </table:table-cell>
          <table:table-cell office:value-type="float" office:value="1000" calcext:value-type="float">
            <text:p>1000</text:p>
          </table:table-cell>
          <table:table-cell office:value-type="float" office:value="69.8" calcext:value-type="float">
            <text:p>69.8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.170441" calcext:value-type="float">
            <text:p>0.1704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0441" calcext:value-type="float">
            <text:p>0.000170441</text:p>
          </table:table-cell>
          <table:table-cell office:value-type="float" office:value="0.00012665" calcext:value-type="float">
            <text:p>0.00012665</text:p>
          </table:table-cell>
          <table:table-cell office:value-type="float" office:value="0.000216165" calcext:value-type="float">
            <text:p>0.000216165</text:p>
          </table:table-cell>
          <table:table-cell office:value-type="float" office:value="60448" calcext:value-type="float">
            <text:p>60448</text:p>
          </table:table-cell>
          <table:table-cell office:value-type="float" office:value="1000" calcext:value-type="float">
            <text:p>1000</text:p>
          </table:table-cell>
          <table:table-cell office:value-type="float" office:value="60.448" calcext:value-type="float">
            <text:p>60.448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4557" calcext:value-type="float">
            <text:p>4557</text:p>
          </table:table-cell>
          <table:table-cell office:value-type="float" office:value="1000" calcext:value-type="float">
            <text:p>1000</text:p>
          </table:table-cell>
          <table:table-cell office:value-type="float" office:value="4.557" calcext:value-type="float">
            <text:p>4.55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91762270172628" calcext:value-type="float">
            <text:p>5.91762270172628</text:p>
          </table:table-cell>
          <table:table-cell table:formula="of:=LOG([.Q3])/LOG(2)" office:value-type="float" office:value="6.49185309632968" calcext:value-type="float">
            <text:p>6.491853096329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05197" calcext:value-type="float">
            <text:p>105197</text:p>
          </table:table-cell>
          <table:table-cell office:value-type="float" office:value="1000" calcext:value-type="float">
            <text:p>1000</text:p>
          </table:table-cell>
          <table:table-cell office:value-type="float" office:value="105.197" calcext:value-type="float">
            <text:p>105.197</text:p>
          </table:table-cell>
          <table:table-cell office:value-type="float" office:value="81" calcext:value-type="float">
            <text:p>81</text:p>
          </table:table-cell>
          <table:table-cell office:value-type="float" office:value="132" calcext:value-type="float">
            <text:p>132</text:p>
          </table:table-cell>
          <table:table-cell office:value-type="float" office:value="0.237618" calcext:value-type="float">
            <text:p>0.2376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7618" calcext:value-type="float">
            <text:p>0.000237618</text:p>
          </table:table-cell>
          <table:table-cell office:value-type="float" office:value="0.000179308" calcext:value-type="float">
            <text:p>0.000179308</text:p>
          </table:table-cell>
          <table:table-cell office:value-type="float" office:value="0.000327684" calcext:value-type="float">
            <text:p>0.000327684</text:p>
          </table:table-cell>
          <table:table-cell office:value-type="float" office:value="82951" calcext:value-type="float">
            <text:p>82951</text:p>
          </table:table-cell>
          <table:table-cell office:value-type="float" office:value="1000" calcext:value-type="float">
            <text:p>1000</text:p>
          </table:table-cell>
          <table:table-cell office:value-type="float" office:value="82.951" calcext:value-type="float">
            <text:p>82.951</text:p>
          </table:table-cell>
          <table:table-cell office:value-type="float" office:value="48" calcext:value-type="float">
            <text:p>48</text:p>
          </table:table-cell>
          <table:table-cell office:value-type="float" office:value="126" calcext:value-type="float">
            <text:p>126</text:p>
          </table:table-cell>
          <table:table-cell office:value-type="float" office:value="5246" calcext:value-type="float">
            <text:p>5246</text:p>
          </table:table-cell>
          <table:table-cell office:value-type="float" office:value="1000" calcext:value-type="float">
            <text:p>1000</text:p>
          </table:table-cell>
          <table:table-cell office:value-type="float" office:value="5.246" calcext:value-type="float">
            <text:p>5.24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37418746830894" calcext:value-type="float">
            <text:p>6.37418746830894</text:p>
          </table:table-cell>
          <table:table-cell table:formula="of:=LOG([.Q4])/LOG(2)" office:value-type="float" office:value="6.97727992349992" calcext:value-type="float">
            <text:p>6.977279923499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40478" calcext:value-type="float">
            <text:p>140478</text:p>
          </table:table-cell>
          <table:table-cell office:value-type="float" office:value="1000" calcext:value-type="float">
            <text:p>1000</text:p>
          </table:table-cell>
          <table:table-cell office:value-type="float" office:value="140.478" calcext:value-type="float">
            <text:p>140.478</text:p>
          </table:table-cell>
          <table:table-cell office:value-type="float" office:value="111" calcext:value-type="float">
            <text:p>111</text:p>
          </table:table-cell>
          <table:table-cell office:value-type="float" office:value="169" calcext:value-type="float">
            <text:p>169</text:p>
          </table:table-cell>
          <table:table-cell office:value-type="float" office:value="0.335344" calcext:value-type="float">
            <text:p>0.3353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5344" calcext:value-type="float">
            <text:p>0.000335344</text:p>
          </table:table-cell>
          <table:table-cell office:value-type="float" office:value="0.000229295" calcext:value-type="float">
            <text:p>0.000229295</text:p>
          </table:table-cell>
          <table:table-cell office:value-type="float" office:value="0.000464305" calcext:value-type="float">
            <text:p>0.000464305</text:p>
          </table:table-cell>
          <table:table-cell office:value-type="float" office:value="109211" calcext:value-type="float">
            <text:p>109211</text:p>
          </table:table-cell>
          <table:table-cell office:value-type="float" office:value="1000" calcext:value-type="float">
            <text:p>1000</text:p>
          </table:table-cell>
          <table:table-cell office:value-type="float" office:value="109.211" calcext:value-type="float">
            <text:p>109.211</text:p>
          </table:table-cell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office:value-type="float" office:value="6089" calcext:value-type="float">
            <text:p>6089</text:p>
          </table:table-cell>
          <table:table-cell office:value-type="float" office:value="1000" calcext:value-type="float">
            <text:p>1000</text:p>
          </table:table-cell>
          <table:table-cell office:value-type="float" office:value="6.089" calcext:value-type="float">
            <text:p>6.08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77097436513696" calcext:value-type="float">
            <text:p>6.77097436513696</text:p>
          </table:table-cell>
          <table:table-cell table:formula="of:=LOG([.Q5])/LOG(2)" office:value-type="float" office:value="7.36632221424582" calcext:value-type="float">
            <text:p>7.366322214245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5059" calcext:value-type="float">
            <text:p>175059</text:p>
          </table:table-cell>
          <table:table-cell office:value-type="float" office:value="1000" calcext:value-type="float">
            <text:p>1000</text:p>
          </table:table-cell>
          <table:table-cell office:value-type="float" office:value="175.059" calcext:value-type="float">
            <text:p>175.059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 office:value-type="float" office:value="0.484317" calcext:value-type="float">
            <text:p>0.4843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84317" calcext:value-type="float">
            <text:p>0.000484317</text:p>
          </table:table-cell>
          <table:table-cell office:value-type="float" office:value="0.000319862" calcext:value-type="float">
            <text:p>0.000319862</text:p>
          </table:table-cell>
          <table:table-cell office:value-type="float" office:value="0.000821444" calcext:value-type="float">
            <text:p>0.000821444</text:p>
          </table:table-cell>
          <table:table-cell office:value-type="float" office:value="146429" calcext:value-type="float">
            <text:p>146429</text:p>
          </table:table-cell>
          <table:table-cell office:value-type="float" office:value="1000" calcext:value-type="float">
            <text:p>1000</text:p>
          </table:table-cell>
          <table:table-cell office:value-type="float" office:value="146.429" calcext:value-type="float">
            <text:p>146.429</text:p>
          </table:table-cell>
          <table:table-cell office:value-type="float" office:value="76" calcext:value-type="float">
            <text:p>76</text:p>
          </table:table-cell>
          <table:table-cell office:value-type="float" office:value="280" calcext:value-type="float">
            <text:p>280</text:p>
          </table:table-cell>
          <table:table-cell office:value-type="float" office:value="6989" calcext:value-type="float">
            <text:p>6989</text:p>
          </table:table-cell>
          <table:table-cell office:value-type="float" office:value="1000" calcext:value-type="float">
            <text:p>1000</text:p>
          </table:table-cell>
          <table:table-cell office:value-type="float" office:value="6.989" calcext:value-type="float">
            <text:p>6.9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1940574948511" calcext:value-type="float">
            <text:p>7.1940574948511</text:p>
          </table:table-cell>
          <table:table-cell table:formula="of:=LOG([.Q6])/LOG(2)" office:value-type="float" office:value="8.12928301694497" calcext:value-type="float">
            <text:p>8.129283016944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210366" calcext:value-type="float">
            <text:p>210366</text:p>
          </table:table-cell>
          <table:table-cell office:value-type="float" office:value="1000" calcext:value-type="float">
            <text:p>1000</text:p>
          </table:table-cell>
          <table:table-cell office:value-type="float" office:value="210.366" calcext:value-type="float">
            <text:p>210.366</text:p>
          </table:table-cell>
          <table:table-cell office:value-type="float" office:value="174" calcext:value-type="float">
            <text:p>174</text:p>
          </table:table-cell>
          <table:table-cell office:value-type="float" office:value="244" calcext:value-type="float">
            <text:p>244</text:p>
          </table:table-cell>
          <table:table-cell office:value-type="float" office:value="0.725227" calcext:value-type="float">
            <text:p>0.7252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25227" calcext:value-type="float">
            <text:p>0.000725227</text:p>
          </table:table-cell>
          <table:table-cell office:value-type="float" office:value="0.00042177" calcext:value-type="float">
            <text:p>0.00042177</text:p>
          </table:table-cell>
          <table:table-cell office:value-type="float" office:value="0.00117309" calcext:value-type="float">
            <text:p>0.00117309</text:p>
          </table:table-cell>
          <table:table-cell office:value-type="float" office:value="200120" calcext:value-type="float">
            <text:p>200120</text:p>
          </table:table-cell>
          <table:table-cell office:value-type="float" office:value="1000" calcext:value-type="float">
            <text:p>1000</text:p>
          </table:table-cell>
          <table:table-cell office:value-type="float" office:value="200.12" calcext:value-type="float">
            <text:p>200.12</text:p>
          </table:table-cell>
          <table:table-cell office:value-type="float" office:value="80" calcext:value-type="float">
            <text:p>80</text:p>
          </table:table-cell>
          <table:table-cell office:value-type="float" office:value="419" calcext:value-type="float">
            <text:p>419</text:p>
          </table:table-cell>
          <table:table-cell office:value-type="float" office:value="8142" calcext:value-type="float">
            <text:p>8142</text:p>
          </table:table-cell>
          <table:table-cell office:value-type="float" office:value="1000" calcext:value-type="float">
            <text:p>1000</text:p>
          </table:table-cell>
          <table:table-cell office:value-type="float" office:value="8.142" calcext:value-type="float">
            <text:p>8.14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64472154721798" calcext:value-type="float">
            <text:p>7.64472154721798</text:p>
          </table:table-cell>
          <table:table-cell table:formula="of:=LOG([.Q7])/LOG(2)" office:value-type="float" office:value="8.71080643369935" calcext:value-type="float">
            <text:p>8.710806433699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45340" calcext:value-type="float">
            <text:p>245340</text:p>
          </table:table-cell>
          <table:table-cell office:value-type="float" office:value="1000" calcext:value-type="float">
            <text:p>1000</text:p>
          </table:table-cell>
          <table:table-cell office:value-type="float" office:value="245.34" calcext:value-type="float">
            <text:p>245.34</text:p>
          </table:table-cell>
          <table:table-cell office:value-type="float" office:value="216" calcext:value-type="float">
            <text:p>216</text:p>
          </table:table-cell>
          <table:table-cell office:value-type="float" office:value="273" calcext:value-type="float">
            <text:p>273</text:p>
          </table:table-cell>
          <table:table-cell office:value-type="float" office:value="1.09637" calcext:value-type="float">
            <text:p>1.096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9637" calcext:value-type="float">
            <text:p>0.00109637</text:p>
          </table:table-cell>
          <table:table-cell office:value-type="float" office:value="0.000608775" calcext:value-type="float">
            <text:p>0.000608775</text:p>
          </table:table-cell>
          <table:table-cell office:value-type="float" office:value="0.00191659" calcext:value-type="float">
            <text:p>0.00191659</text:p>
          </table:table-cell>
          <table:table-cell office:value-type="float" office:value="271465" calcext:value-type="float">
            <text:p>271465</text:p>
          </table:table-cell>
          <table:table-cell office:value-type="float" office:value="1000" calcext:value-type="float">
            <text:p>1000</text:p>
          </table:table-cell>
          <table:table-cell office:value-type="float" office:value="271.465" calcext:value-type="float">
            <text:p>271.465</text:p>
          </table:table-cell>
          <table:table-cell office:value-type="float" office:value="104" calcext:value-type="float">
            <text:p>104</text:p>
          </table:table-cell>
          <table:table-cell office:value-type="float" office:value="646" calcext:value-type="float">
            <text:p>646</text:p>
          </table:table-cell>
          <table:table-cell office:value-type="float" office:value="9703" calcext:value-type="float">
            <text:p>9703</text:p>
          </table:table-cell>
          <table:table-cell office:value-type="float" office:value="1000" calcext:value-type="float">
            <text:p>1000</text:p>
          </table:table-cell>
          <table:table-cell office:value-type="float" office:value="9.703" calcext:value-type="float">
            <text:p>9.70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8.08462239302937" calcext:value-type="float">
            <text:p>8.08462239302937</text:p>
          </table:table-cell>
          <table:table-cell table:formula="of:=LOG([.Q8])/LOG(2)" office:value-type="float" office:value="9.33539035469393" calcext:value-type="float">
            <text:p>9.335390354693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80657" calcext:value-type="float">
            <text:p>280657</text:p>
          </table:table-cell>
          <table:table-cell office:value-type="float" office:value="1000" calcext:value-type="float">
            <text:p>1000</text:p>
          </table:table-cell>
          <table:table-cell office:value-type="float" office:value="280.657" calcext:value-type="float">
            <text:p>280.657</text:p>
          </table:table-cell>
          <table:table-cell office:value-type="float" office:value="258" calcext:value-type="float">
            <text:p>258</text:p>
          </table:table-cell>
          <table:table-cell office:value-type="float" office:value="303" calcext:value-type="float">
            <text:p>303</text:p>
          </table:table-cell>
          <table:table-cell office:value-type="float" office:value="1.67612" calcext:value-type="float">
            <text:p>1.676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7612" calcext:value-type="float">
            <text:p>0.00167612</text:p>
          </table:table-cell>
          <table:table-cell office:value-type="float" office:value="0.000726695" calcext:value-type="float">
            <text:p>0.000726695</text:p>
          </table:table-cell>
          <table:table-cell office:value-type="float" office:value="0.00358786" calcext:value-type="float">
            <text:p>0.00358786</text:p>
          </table:table-cell>
          <table:table-cell office:value-type="float" office:value="370746" calcext:value-type="float">
            <text:p>370746</text:p>
          </table:table-cell>
          <table:table-cell office:value-type="float" office:value="1000" calcext:value-type="float">
            <text:p>1000</text:p>
          </table:table-cell>
          <table:table-cell office:value-type="float" office:value="370.746" calcext:value-type="float">
            <text:p>370.746</text:p>
          </table:table-cell>
          <table:table-cell office:value-type="float" office:value="117" calcext:value-type="float">
            <text:p>117</text:p>
          </table:table-cell>
          <table:table-cell office:value-type="float" office:value="844" calcext:value-type="float">
            <text:p>844</text:p>
          </table:table-cell>
          <table:table-cell office:value-type="float" office:value="11917" calcext:value-type="float">
            <text:p>11917</text:p>
          </table:table-cell>
          <table:table-cell office:value-type="float" office:value="1000" calcext:value-type="float">
            <text:p>1000</text:p>
          </table:table-cell>
          <table:table-cell office:value-type="float" office:value="11.917" calcext:value-type="float">
            <text:p>11.9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8.5342873172185" calcext:value-type="float">
            <text:p>8.5342873172185</text:p>
          </table:table-cell>
          <table:table-cell table:formula="of:=LOG([.Q9])/LOG(2)" office:value-type="float" office:value="9.72109918870719" calcext:value-type="float">
            <text:p>9.721099188707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316045" calcext:value-type="float">
            <text:p>316045</text:p>
          </table:table-cell>
          <table:table-cell office:value-type="float" office:value="1000" calcext:value-type="float">
            <text:p>1000</text:p>
          </table:table-cell>
          <table:table-cell office:value-type="float" office:value="316.045" calcext:value-type="float">
            <text:p>316.045</text:p>
          </table:table-cell>
          <table:table-cell office:value-type="float" office:value="297" calcext:value-type="float">
            <text:p>297</text:p>
          </table:table-cell>
          <table:table-cell office:value-type="float" office:value="332" calcext:value-type="float">
            <text:p>332</text:p>
          </table:table-cell>
          <table:table-cell office:value-type="float" office:value="2.03877" calcext:value-type="float">
            <text:p>2.038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3877" calcext:value-type="float">
            <text:p>0.00203877</text:p>
          </table:table-cell>
          <table:table-cell office:value-type="float" office:value="0.000746094" calcext:value-type="float">
            <text:p>0.000746094</text:p>
          </table:table-cell>
          <table:table-cell office:value-type="float" office:value="0.00636081" calcext:value-type="float">
            <text:p>0.00636081</text:p>
          </table:table-cell>
          <table:table-cell office:value-type="float" office:value="413115" calcext:value-type="float">
            <text:p>413115</text:p>
          </table:table-cell>
          <table:table-cell office:value-type="float" office:value="1000" calcext:value-type="float">
            <text:p>1000</text:p>
          </table:table-cell>
          <table:table-cell office:value-type="float" office:value="413.115" calcext:value-type="float">
            <text:p>413.115</text:p>
          </table:table-cell>
          <table:table-cell office:value-type="float" office:value="72" calcext:value-type="float">
            <text:p>72</text:p>
          </table:table-cell>
          <table:table-cell office:value-type="float" office:value="2015" calcext:value-type="float">
            <text:p>2015</text:p>
          </table:table-cell>
          <table:table-cell office:value-type="float" office:value="15755" calcext:value-type="float">
            <text:p>15755</text:p>
          </table:table-cell>
          <table:table-cell office:value-type="float" office:value="1000" calcext:value-type="float">
            <text:p>1000</text:p>
          </table:table-cell>
          <table:table-cell office:value-type="float" office:value="15.755" calcext:value-type="float">
            <text:p>15.75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8.69039963445855" calcext:value-type="float">
            <text:p>8.69039963445855</text:p>
          </table:table-cell>
          <table:table-cell table:formula="of:=LOG([.Q10])/LOG(2)" office:value-type="float" office:value="10.9765641234153" calcext:value-type="float">
            <text:p>10.9765641234153</text:p>
          </table:table-cell>
        </table:table-row>
      </table:table>
      <table:table table:name="summary_2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7924" calcext:value-type="float">
            <text:p>37924</text:p>
          </table:table-cell>
          <table:table-cell office:value-type="float" office:value="1000" calcext:value-type="float">
            <text:p>1000</text:p>
          </table:table-cell>
          <table:table-cell office:value-type="float" office:value="37.924" calcext:value-type="float">
            <text:p>37.924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0.137959" calcext:value-type="float">
            <text:p>0.1379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7959" calcext:value-type="float">
            <text:p>0.000137959</text:p>
          </table:table-cell>
          <table:table-cell office:value-type="float" office:value="0.0001177" calcext:value-type="float">
            <text:p>0.0001177</text:p>
          </table:table-cell>
          <table:table-cell office:value-type="float" office:value="0.000183914" calcext:value-type="float">
            <text:p>0.000183914</text:p>
          </table:table-cell>
          <table:table-cell office:value-type="float" office:value="43171" calcext:value-type="float">
            <text:p>43171</text:p>
          </table:table-cell>
          <table:table-cell office:value-type="float" office:value="1000" calcext:value-type="float">
            <text:p>1000</text:p>
          </table:table-cell>
          <table:table-cell office:value-type="float" office:value="43.171" calcext:value-type="float">
            <text:p>43.171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3937" calcext:value-type="float">
            <text:p>3937</text:p>
          </table:table-cell>
          <table:table-cell office:value-type="float" office:value="1000" calcext:value-type="float">
            <text:p>1000</text:p>
          </table:table-cell>
          <table:table-cell office:value-type="float" office:value="3.937" calcext:value-type="float">
            <text:p>3.9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4319906062258" calcext:value-type="float">
            <text:p>5.4319906062258</text:p>
          </table:table-cell>
          <table:table-cell table:formula="of:=LOG([.Q2])/LOG(2)" office:value-type="float" office:value="5.95419631038688" calcext:value-type="float">
            <text:p>5.954196310386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5347" calcext:value-type="float">
            <text:p>75347</text:p>
          </table:table-cell>
          <table:table-cell office:value-type="float" office:value="1000" calcext:value-type="float">
            <text:p>1000</text:p>
          </table:table-cell>
          <table:table-cell office:value-type="float" office:value="75.347" calcext:value-type="float">
            <text:p>75.347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0.185886" calcext:value-type="float">
            <text:p>0.1858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5886" calcext:value-type="float">
            <text:p>0.000185886</text:p>
          </table:table-cell>
          <table:table-cell office:value-type="float" office:value="0.000144607" calcext:value-type="float">
            <text:p>0.000144607</text:p>
          </table:table-cell>
          <table:table-cell office:value-type="float" office:value="0.000271871" calcext:value-type="float">
            <text:p>0.000271871</text:p>
          </table:table-cell>
          <table:table-cell office:value-type="float" office:value="65243" calcext:value-type="float">
            <text:p>65243</text:p>
          </table:table-cell>
          <table:table-cell office:value-type="float" office:value="1000" calcext:value-type="float">
            <text:p>1000</text:p>
          </table:table-cell>
          <table:table-cell office:value-type="float" office:value="65.243" calcext:value-type="float">
            <text:p>65.243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4599" calcext:value-type="float">
            <text:p>4599</text:p>
          </table:table-cell>
          <table:table-cell office:value-type="float" office:value="1000" calcext:value-type="float">
            <text:p>1000</text:p>
          </table:table-cell>
          <table:table-cell office:value-type="float" office:value="4.599" calcext:value-type="float">
            <text:p>4.59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02775121638557" calcext:value-type="float">
            <text:p>6.02775121638557</text:p>
          </table:table-cell>
          <table:table-cell table:formula="of:=LOG([.Q3])/LOG(2)" office:value-type="float" office:value="6.76818432477693" calcext:value-type="float">
            <text:p>6.768184324776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13628" calcext:value-type="float">
            <text:p>113628</text:p>
          </table:table-cell>
          <table:table-cell office:value-type="float" office:value="1000" calcext:value-type="float">
            <text:p>1000</text:p>
          </table:table-cell>
          <table:table-cell office:value-type="float" office:value="113.628" calcext:value-type="float">
            <text:p>113.628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0.260738" calcext:value-type="float">
            <text:p>0.2607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0738" calcext:value-type="float">
            <text:p>0.000260738</text:p>
          </table:table-cell>
          <table:table-cell office:value-type="float" office:value="0.000190676" calcext:value-type="float">
            <text:p>0.000190676</text:p>
          </table:table-cell>
          <table:table-cell office:value-type="float" office:value="0.000368006" calcext:value-type="float">
            <text:p>0.000368006</text:p>
          </table:table-cell>
          <table:table-cell office:value-type="float" office:value="89375" calcext:value-type="float">
            <text:p>89375</text:p>
          </table:table-cell>
          <table:table-cell office:value-type="float" office:value="1000" calcext:value-type="float">
            <text:p>1000</text:p>
          </table:table-cell>
          <table:table-cell office:value-type="float" office:value="89.375" calcext:value-type="float">
            <text:p>89.375</text:p>
          </table:table-cell>
          <table:table-cell office:value-type="float" office:value="54" calcext:value-type="float">
            <text:p>54</text:p>
          </table:table-cell>
          <table:table-cell office:value-type="float" office:value="127" calcext:value-type="float">
            <text:p>127</text:p>
          </table:table-cell>
          <table:table-cell office:value-type="float" office:value="5323" calcext:value-type="float">
            <text:p>5323</text:p>
          </table:table-cell>
          <table:table-cell office:value-type="float" office:value="1000" calcext:value-type="float">
            <text:p>1000</text:p>
          </table:table-cell>
          <table:table-cell office:value-type="float" office:value="5.323" calcext:value-type="float">
            <text:p>5.3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48179943166575" calcext:value-type="float">
            <text:p>6.48179943166575</text:p>
          </table:table-cell>
          <table:table-cell table:formula="of:=LOG([.Q4])/LOG(2)" office:value-type="float" office:value="6.98868468677217" calcext:value-type="float">
            <text:p>6.988684686772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1153" calcext:value-type="float">
            <text:p>151153</text:p>
          </table:table-cell>
          <table:table-cell office:value-type="float" office:value="1000" calcext:value-type="float">
            <text:p>1000</text:p>
          </table:table-cell>
          <table:table-cell office:value-type="float" office:value="151.153" calcext:value-type="float">
            <text:p>151.153</text:p>
          </table:table-cell>
          <table:table-cell office:value-type="float" office:value="119" calcext:value-type="float">
            <text:p>119</text:p>
          </table:table-cell>
          <table:table-cell office:value-type="float" office:value="187" calcext:value-type="float">
            <text:p>187</text:p>
          </table:table-cell>
          <table:table-cell office:value-type="float" office:value="0.371018" calcext:value-type="float">
            <text:p>0.3710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1018" calcext:value-type="float">
            <text:p>0.000371018</text:p>
          </table:table-cell>
          <table:table-cell office:value-type="float" office:value="0.000266929" calcext:value-type="float">
            <text:p>0.000266929</text:p>
          </table:table-cell>
          <table:table-cell office:value-type="float" office:value="0.000596298" calcext:value-type="float">
            <text:p>0.000596298</text:p>
          </table:table-cell>
          <table:table-cell office:value-type="float" office:value="118505" calcext:value-type="float">
            <text:p>118505</text:p>
          </table:table-cell>
          <table:table-cell office:value-type="float" office:value="1000" calcext:value-type="float">
            <text:p>1000</text:p>
          </table:table-cell>
          <table:table-cell office:value-type="float" office:value="118.505" calcext:value-type="float">
            <text:p>118.505</text:p>
          </table:table-cell>
          <table:table-cell office:value-type="float" office:value="68" calcext:value-type="float">
            <text:p>68</text:p>
          </table:table-cell>
          <table:table-cell office:value-type="float" office:value="207" calcext:value-type="float">
            <text:p>207</text:p>
          </table:table-cell>
          <table:table-cell office:value-type="float" office:value="6163" calcext:value-type="float">
            <text:p>6163</text:p>
          </table:table-cell>
          <table:table-cell office:value-type="float" office:value="1000" calcext:value-type="float">
            <text:p>1000</text:p>
          </table:table-cell>
          <table:table-cell office:value-type="float" office:value="6.163" calcext:value-type="float">
            <text:p>6.16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88880412082253" calcext:value-type="float">
            <text:p>6.88880412082253</text:p>
          </table:table-cell>
          <table:table-cell table:formula="of:=LOG([.Q5])/LOG(2)" office:value-type="float" office:value="7.69348695749933" calcext:value-type="float">
            <text:p>7.693486957499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89907" calcext:value-type="float">
            <text:p>189907</text:p>
          </table:table-cell>
          <table:table-cell office:value-type="float" office:value="1000" calcext:value-type="float">
            <text:p>1000</text:p>
          </table:table-cell>
          <table:table-cell office:value-type="float" office:value="189.907" calcext:value-type="float">
            <text:p>189.907</text:p>
          </table:table-cell>
          <table:table-cell office:value-type="float" office:value="157" calcext:value-type="float">
            <text:p>157</text:p>
          </table:table-cell>
          <table:table-cell office:value-type="float" office:value="222" calcext:value-type="float">
            <text:p>222</text:p>
          </table:table-cell>
          <table:table-cell office:value-type="float" office:value="0.548131" calcext:value-type="float">
            <text:p>0.5481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48131" calcext:value-type="float">
            <text:p>0.000548131</text:p>
          </table:table-cell>
          <table:table-cell office:value-type="float" office:value="0.000352068" calcext:value-type="float">
            <text:p>0.000352068</text:p>
          </table:table-cell>
          <table:table-cell office:value-type="float" office:value="0.00090104" calcext:value-type="float">
            <text:p>0.00090104</text:p>
          </table:table-cell>
          <table:table-cell office:value-type="float" office:value="161664" calcext:value-type="float">
            <text:p>161664</text:p>
          </table:table-cell>
          <table:table-cell office:value-type="float" office:value="1000" calcext:value-type="float">
            <text:p>1000</text:p>
          </table:table-cell>
          <table:table-cell office:value-type="float" office:value="161.664" calcext:value-type="float">
            <text:p>161.664</text:p>
          </table:table-cell>
          <table:table-cell office:value-type="float" office:value="79" calcext:value-type="float">
            <text:p>79</text:p>
          </table:table-cell>
          <table:table-cell office:value-type="float" office:value="319" calcext:value-type="float">
            <text:p>319</text:p>
          </table:table-cell>
          <table:table-cell office:value-type="float" office:value="7135" calcext:value-type="float">
            <text:p>7135</text:p>
          </table:table-cell>
          <table:table-cell office:value-type="float" office:value="1000" calcext:value-type="float">
            <text:p>1000</text:p>
          </table:table-cell>
          <table:table-cell office:value-type="float" office:value="7.135" calcext:value-type="float">
            <text:p>7.1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33685463912547" calcext:value-type="float">
            <text:p>7.33685463912547</text:p>
          </table:table-cell>
          <table:table-cell table:formula="of:=LOG([.Q6])/LOG(2)" office:value-type="float" office:value="8.31741261376487" calcext:value-type="float">
            <text:p>8.317412613764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6724" calcext:value-type="float">
            <text:p>226724</text:p>
          </table:table-cell>
          <table:table-cell office:value-type="float" office:value="1000" calcext:value-type="float">
            <text:p>1000</text:p>
          </table:table-cell>
          <table:table-cell office:value-type="float" office:value="226.724" calcext:value-type="float">
            <text:p>226.724</text:p>
          </table:table-cell>
          <table:table-cell office:value-type="float" office:value="197" calcext:value-type="float">
            <text:p>197</text:p>
          </table:table-cell>
          <table:table-cell office:value-type="float" office:value="252" calcext:value-type="float">
            <text:p>252</text:p>
          </table:table-cell>
          <table:table-cell office:value-type="float" office:value="0.828768" calcext:value-type="float">
            <text:p>0.8287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28768" calcext:value-type="float">
            <text:p>0.000828768</text:p>
          </table:table-cell>
          <table:table-cell office:value-type="float" office:value="0.000488902" calcext:value-type="float">
            <text:p>0.000488902</text:p>
          </table:table-cell>
          <table:table-cell office:value-type="float" office:value="0.00134742" calcext:value-type="float">
            <text:p>0.00134742</text:p>
          </table:table-cell>
          <table:table-cell office:value-type="float" office:value="225223" calcext:value-type="float">
            <text:p>225223</text:p>
          </table:table-cell>
          <table:table-cell office:value-type="float" office:value="1000" calcext:value-type="float">
            <text:p>1000</text:p>
          </table:table-cell>
          <table:table-cell office:value-type="float" office:value="225.223" calcext:value-type="float">
            <text:p>225.223</text:p>
          </table:table-cell>
          <table:table-cell office:value-type="float" office:value="95" calcext:value-type="float">
            <text:p>95</text:p>
          </table:table-cell>
          <table:table-cell office:value-type="float" office:value="400" calcext:value-type="float">
            <text:p>400</text:p>
          </table:table-cell>
          <table:table-cell office:value-type="float" office:value="8270" calcext:value-type="float">
            <text:p>8270</text:p>
          </table:table-cell>
          <table:table-cell office:value-type="float" office:value="1000" calcext:value-type="float">
            <text:p>1000</text:p>
          </table:table-cell>
          <table:table-cell office:value-type="float" office:value="8.27" calcext:value-type="float">
            <text:p>8.2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81521035418929" calcext:value-type="float">
            <text:p>7.81521035418929</text:p>
          </table:table-cell>
          <table:table-cell table:formula="of:=LOG([.Q7])/LOG(2)" office:value-type="float" office:value="8.64385618977473" calcext:value-type="float">
            <text:p>8.643856189774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64362" calcext:value-type="float">
            <text:p>264362</text:p>
          </table:table-cell>
          <table:table-cell office:value-type="float" office:value="1000" calcext:value-type="float">
            <text:p>1000</text:p>
          </table:table-cell>
          <table:table-cell office:value-type="float" office:value="264.362" calcext:value-type="float">
            <text:p>264.362</text:p>
          </table:table-cell>
          <table:table-cell office:value-type="float" office:value="234" calcext:value-type="float">
            <text:p>234</text:p>
          </table:table-cell>
          <table:table-cell office:value-type="float" office:value="292" calcext:value-type="float">
            <text:p>292</text:p>
          </table:table-cell>
          <table:table-cell office:value-type="float" office:value="1.2941" calcext:value-type="float">
            <text:p>1.29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941" calcext:value-type="float">
            <text:p>0.0012941</text:p>
          </table:table-cell>
          <table:table-cell office:value-type="float" office:value="0.000735075" calcext:value-type="float">
            <text:p>0.000735075</text:p>
          </table:table-cell>
          <table:table-cell office:value-type="float" office:value="0.00214996" calcext:value-type="float">
            <text:p>0.00214996</text:p>
          </table:table-cell>
          <table:table-cell office:value-type="float" office:value="315586" calcext:value-type="float">
            <text:p>315586</text:p>
          </table:table-cell>
          <table:table-cell office:value-type="float" office:value="1000" calcext:value-type="float">
            <text:p>1000</text:p>
          </table:table-cell>
          <table:table-cell office:value-type="float" office:value="315.586" calcext:value-type="float">
            <text:p>315.586</text:p>
          </table:table-cell>
          <table:table-cell office:value-type="float" office:value="137" calcext:value-type="float">
            <text:p>137</text:p>
          </table:table-cell>
          <table:table-cell office:value-type="float" office:value="648" calcext:value-type="float">
            <text:p>648</text:p>
          </table:table-cell>
          <table:table-cell office:value-type="float" office:value="9818" calcext:value-type="float">
            <text:p>9818</text:p>
          </table:table-cell>
          <table:table-cell office:value-type="float" office:value="1000" calcext:value-type="float">
            <text:p>1000</text:p>
          </table:table-cell>
          <table:table-cell office:value-type="float" office:value="9.818" calcext:value-type="float">
            <text:p>9.8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8.30188939582771" calcext:value-type="float">
            <text:p>8.30188939582771</text:p>
          </table:table-cell>
          <table:table-cell table:formula="of:=LOG([.Q8])/LOG(2)" office:value-type="float" office:value="9.33985000288462" calcext:value-type="float">
            <text:p>9.339850002884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302476" calcext:value-type="float">
            <text:p>302476</text:p>
          </table:table-cell>
          <table:table-cell office:value-type="float" office:value="1000" calcext:value-type="float">
            <text:p>1000</text:p>
          </table:table-cell>
          <table:table-cell office:value-type="float" office:value="302.476" calcext:value-type="float">
            <text:p>302.476</text:p>
          </table:table-cell>
          <table:table-cell office:value-type="float" office:value="280" calcext:value-type="float">
            <text:p>280</text:p>
          </table:table-cell>
          <table:table-cell office:value-type="float" office:value="324" calcext:value-type="float">
            <text:p>324</text:p>
          </table:table-cell>
          <table:table-cell office:value-type="float" office:value="2.02778" calcext:value-type="float">
            <text:p>2.027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2778" calcext:value-type="float">
            <text:p>0.00202778</text:p>
          </table:table-cell>
          <table:table-cell office:value-type="float" office:value="0.000934485" calcext:value-type="float">
            <text:p>0.000934485</text:p>
          </table:table-cell>
          <table:table-cell office:value-type="float" office:value="0.00400642" calcext:value-type="float">
            <text:p>0.00400642</text:p>
          </table:table-cell>
          <table:table-cell office:value-type="float" office:value="440530" calcext:value-type="float">
            <text:p>440530</text:p>
          </table:table-cell>
          <table:table-cell office:value-type="float" office:value="1000" calcext:value-type="float">
            <text:p>1000</text:p>
          </table:table-cell>
          <table:table-cell office:value-type="float" office:value="440.53" calcext:value-type="float">
            <text:p>440.53</text:p>
          </table:table-cell>
          <table:table-cell office:value-type="float" office:value="129" calcext:value-type="float">
            <text:p>129</text:p>
          </table:table-cell>
          <table:table-cell office:value-type="float" office:value="1283" calcext:value-type="float">
            <text:p>1283</text:p>
          </table:table-cell>
          <table:table-cell office:value-type="float" office:value="12124" calcext:value-type="float">
            <text:p>12124</text:p>
          </table:table-cell>
          <table:table-cell office:value-type="float" office:value="1000" calcext:value-type="float">
            <text:p>1000</text:p>
          </table:table-cell>
          <table:table-cell office:value-type="float" office:value="12.124" calcext:value-type="float">
            <text:p>12.12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8.78309645949359" calcext:value-type="float">
            <text:p>8.78309645949359</text:p>
          </table:table-cell>
          <table:table-cell table:formula="of:=LOG([.Q9])/LOG(2)" office:value-type="float" office:value="10.3253054550897" calcext:value-type="float">
            <text:p>10.32530545508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40209" calcext:value-type="float">
            <text:p>340209</text:p>
          </table:table-cell>
          <table:table-cell office:value-type="float" office:value="1000" calcext:value-type="float">
            <text:p>1000</text:p>
          </table:table-cell>
          <table:table-cell office:value-type="float" office:value="340.209" calcext:value-type="float">
            <text:p>340.209</text:p>
          </table:table-cell>
          <table:table-cell office:value-type="float" office:value="316" calcext:value-type="float">
            <text:p>316</text:p>
          </table:table-cell>
          <table:table-cell office:value-type="float" office:value="359" calcext:value-type="float">
            <text:p>359</text:p>
          </table:table-cell>
          <table:table-cell office:value-type="float" office:value="2.51725" calcext:value-type="float">
            <text:p>2.517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1725" calcext:value-type="float">
            <text:p>0.00251725</text:p>
          </table:table-cell>
          <table:table-cell office:value-type="float" office:value="0.000840598" calcext:value-type="float">
            <text:p>0.000840598</text:p>
          </table:table-cell>
          <table:table-cell office:value-type="float" office:value="0.00706521" calcext:value-type="float">
            <text:p>0.00706521</text:p>
          </table:table-cell>
          <table:table-cell office:value-type="float" office:value="501743" calcext:value-type="float">
            <text:p>501743</text:p>
          </table:table-cell>
          <table:table-cell office:value-type="float" office:value="1000" calcext:value-type="float">
            <text:p>1000</text:p>
          </table:table-cell>
          <table:table-cell office:value-type="float" office:value="501.743" calcext:value-type="float">
            <text:p>501.743</text:p>
          </table:table-cell>
          <table:table-cell office:value-type="float" office:value="80" calcext:value-type="float">
            <text:p>80</text:p>
          </table:table-cell>
          <table:table-cell office:value-type="float" office:value="2620" calcext:value-type="float">
            <text:p>2620</text:p>
          </table:table-cell>
          <table:table-cell office:value-type="float" office:value="16113" calcext:value-type="float">
            <text:p>16113</text:p>
          </table:table-cell>
          <table:table-cell office:value-type="float" office:value="1000" calcext:value-type="float">
            <text:p>1000</text:p>
          </table:table-cell>
          <table:table-cell office:value-type="float" office:value="16.113" calcext:value-type="float">
            <text:p>16.11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8.97080477393714" calcext:value-type="float">
            <text:p>8.97080477393714</text:p>
          </table:table-cell>
          <table:table-cell table:formula="of:=LOG([.Q10])/LOG(2)" office:value-type="float" office:value="11.3553510964248" calcext:value-type="float">
            <text:p>11.3553510964248</text:p>
          </table:table-cell>
        </table:table-row>
      </table:table>
      <table:table table:name="summary_2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0528" calcext:value-type="float">
            <text:p>40528</text:p>
          </table:table-cell>
          <table:table-cell office:value-type="float" office:value="1000" calcext:value-type="float">
            <text:p>1000</text:p>
          </table:table-cell>
          <table:table-cell office:value-type="float" office:value="40.528" calcext:value-type="float">
            <text:p>40.528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0.147575" calcext:value-type="float">
            <text:p>0.1475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575" calcext:value-type="float">
            <text:p>0.000147575</text:p>
          </table:table-cell>
          <table:table-cell office:value-type="float" office:value="0.000128902" calcext:value-type="float">
            <text:p>0.000128902</text:p>
          </table:table-cell>
          <table:table-cell office:value-type="float" office:value="0.000198023" calcext:value-type="float">
            <text:p>0.000198023</text:p>
          </table:table-cell>
          <table:table-cell office:value-type="float" office:value="45163" calcext:value-type="float">
            <text:p>45163</text:p>
          </table:table-cell>
          <table:table-cell office:value-type="float" office:value="1000" calcext:value-type="float">
            <text:p>1000</text:p>
          </table:table-cell>
          <table:table-cell office:value-type="float" office:value="45.163" calcext:value-type="float">
            <text:p>45.163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955" calcext:value-type="float">
            <text:p>3955</text:p>
          </table:table-cell>
          <table:table-cell office:value-type="float" office:value="1000" calcext:value-type="float">
            <text:p>1000</text:p>
          </table:table-cell>
          <table:table-cell office:value-type="float" office:value="3.955" calcext:value-type="float">
            <text:p>3.9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49706941672393" calcext:value-type="float">
            <text:p>5.49706941672393</text:p>
          </table:table-cell>
          <table:table-cell table:formula="of:=LOG([.Q2])/LOG(2)" office:value-type="float" office:value="6.02236781302845" calcext:value-type="float">
            <text:p>6.022367813028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81059" calcext:value-type="float">
            <text:p>81059</text:p>
          </table:table-cell>
          <table:table-cell office:value-type="float" office:value="1000" calcext:value-type="float">
            <text:p>1000</text:p>
          </table:table-cell>
          <table:table-cell office:value-type="float" office:value="81.059" calcext:value-type="float">
            <text:p>81.059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0.200529" calcext:value-type="float">
            <text:p>0.2005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0529" calcext:value-type="float">
            <text:p>0.000200529</text:p>
          </table:table-cell>
          <table:table-cell office:value-type="float" office:value="0.000152267" calcext:value-type="float">
            <text:p>0.000152267</text:p>
          </table:table-cell>
          <table:table-cell office:value-type="float" office:value="0.000276492" calcext:value-type="float">
            <text:p>0.000276492</text:p>
          </table:table-cell>
          <table:table-cell office:value-type="float" office:value="69079" calcext:value-type="float">
            <text:p>69079</text:p>
          </table:table-cell>
          <table:table-cell office:value-type="float" office:value="1000" calcext:value-type="float">
            <text:p>1000</text:p>
          </table:table-cell>
          <table:table-cell office:value-type="float" office:value="69.079" calcext:value-type="float">
            <text:p>69.079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float" office:value="4662" calcext:value-type="float">
            <text:p>4662</text:p>
          </table:table-cell>
          <table:table-cell office:value-type="float" office:value="1000" calcext:value-type="float">
            <text:p>1000</text:p>
          </table:table-cell>
          <table:table-cell office:value-type="float" office:value="4.662" calcext:value-type="float">
            <text:p>4.66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11017529319306" calcext:value-type="float">
            <text:p>6.11017529319306</text:p>
          </table:table-cell>
          <table:table-cell table:formula="of:=LOG([.Q3])/LOG(2)" office:value-type="float" office:value="6.7279204545632" calcext:value-type="float">
            <text:p>6.72792045456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21882" calcext:value-type="float">
            <text:p>121882</text:p>
          </table:table-cell>
          <table:table-cell office:value-type="float" office:value="1000" calcext:value-type="float">
            <text:p>1000</text:p>
          </table:table-cell>
          <table:table-cell office:value-type="float" office:value="121.882" calcext:value-type="float">
            <text:p>121.882</text:p>
          </table:table-cell>
          <table:table-cell office:value-type="float" office:value="92" calcext:value-type="float">
            <text:p>92</text:p>
          </table:table-cell>
          <table:table-cell office:value-type="float" office:value="157" calcext:value-type="float">
            <text:p>157</text:p>
          </table:table-cell>
          <table:table-cell office:value-type="float" office:value="0.285512" calcext:value-type="float">
            <text:p>0.2855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5512" calcext:value-type="float">
            <text:p>0.000285512</text:p>
          </table:table-cell>
          <table:table-cell office:value-type="float" office:value="0.000186788" calcext:value-type="float">
            <text:p>0.000186788</text:p>
          </table:table-cell>
          <table:table-cell office:value-type="float" office:value="0.000395933" calcext:value-type="float">
            <text:p>0.000395933</text:p>
          </table:table-cell>
          <table:table-cell office:value-type="float" office:value="96784" calcext:value-type="float">
            <text:p>96784</text:p>
          </table:table-cell>
          <table:table-cell office:value-type="float" office:value="1000" calcext:value-type="float">
            <text:p>1000</text:p>
          </table:table-cell>
          <table:table-cell office:value-type="float" office:value="96.784" calcext:value-type="float">
            <text:p>96.784</text:p>
          </table:table-cell>
          <table:table-cell office:value-type="float" office:value="49" calcext:value-type="float">
            <text:p>49</text:p>
          </table:table-cell>
          <table:table-cell office:value-type="float" office:value="143" calcext:value-type="float">
            <text:p>143</text:p>
          </table:table-cell>
          <table:table-cell office:value-type="float" office:value="5360" calcext:value-type="float">
            <text:p>5360</text:p>
          </table:table-cell>
          <table:table-cell office:value-type="float" office:value="1000" calcext:value-type="float">
            <text:p>1000</text:p>
          </table:table-cell>
          <table:table-cell office:value-type="float" office:value="5.36" calcext:value-type="float">
            <text:p>5.3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59669666068723" calcext:value-type="float">
            <text:p>6.59669666068723</text:p>
          </table:table-cell>
          <table:table-cell table:formula="of:=LOG([.Q4])/LOG(2)" office:value-type="float" office:value="7.15987133677839" calcext:value-type="float">
            <text:p>7.159871336778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62513" calcext:value-type="float">
            <text:p>162513</text:p>
          </table:table-cell>
          <table:table-cell office:value-type="float" office:value="1000" calcext:value-type="float">
            <text:p>1000</text:p>
          </table:table-cell>
          <table:table-cell office:value-type="float" office:value="162.513" calcext:value-type="float">
            <text:p>162.513</text:p>
          </table:table-cell>
          <table:table-cell office:value-type="float" office:value="124" calcext:value-type="float">
            <text:p>124</text:p>
          </table:table-cell>
          <table:table-cell office:value-type="float" office:value="199" calcext:value-type="float">
            <text:p>199</text:p>
          </table:table-cell>
          <table:table-cell office:value-type="float" office:value="0.409423" calcext:value-type="float">
            <text:p>0.4094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9423" calcext:value-type="float">
            <text:p>0.000409423</text:p>
          </table:table-cell>
          <table:table-cell office:value-type="float" office:value="0.000288014" calcext:value-type="float">
            <text:p>0.000288014</text:p>
          </table:table-cell>
          <table:table-cell office:value-type="float" office:value="0.000604626" calcext:value-type="float">
            <text:p>0.000604626</text:p>
          </table:table-cell>
          <table:table-cell office:value-type="float" office:value="129448" calcext:value-type="float">
            <text:p>129448</text:p>
          </table:table-cell>
          <table:table-cell office:value-type="float" office:value="1000" calcext:value-type="float">
            <text:p>1000</text:p>
          </table:table-cell>
          <table:table-cell office:value-type="float" office:value="129.448" calcext:value-type="float">
            <text:p>129.448</text:p>
          </table:table-cell>
          <table:table-cell office:value-type="float" office:value="78" calcext:value-type="float">
            <text:p>78</text:p>
          </table:table-cell>
          <table:table-cell office:value-type="float" office:value="217" calcext:value-type="float">
            <text:p>217</text:p>
          </table:table-cell>
          <table:table-cell office:value-type="float" office:value="6201" calcext:value-type="float">
            <text:p>6201</text:p>
          </table:table-cell>
          <table:table-cell office:value-type="float" office:value="1000" calcext:value-type="float">
            <text:p>1000</text:p>
          </table:table-cell>
          <table:table-cell office:value-type="float" office:value="6.201" calcext:value-type="float">
            <text:p>6.2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01622886523004" calcext:value-type="float">
            <text:p>7.01622886523004</text:p>
          </table:table-cell>
          <table:table-cell table:formula="of:=LOG([.Q5])/LOG(2)" office:value-type="float" office:value="7.76155123244448" calcext:value-type="float">
            <text:p>7.761551232444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03084" calcext:value-type="float">
            <text:p>203084</text:p>
          </table:table-cell>
          <table:table-cell office:value-type="float" office:value="1000" calcext:value-type="float">
            <text:p>1000</text:p>
          </table:table-cell>
          <table:table-cell office:value-type="float" office:value="203.084" calcext:value-type="float">
            <text:p>203.084</text:p>
          </table:table-cell>
          <table:table-cell office:value-type="float" office:value="175" calcext:value-type="float">
            <text:p>175</text:p>
          </table:table-cell>
          <table:table-cell office:value-type="float" office:value="241" calcext:value-type="float">
            <text:p>241</text:p>
          </table:table-cell>
          <table:table-cell office:value-type="float" office:value="0.608019" calcext:value-type="float">
            <text:p>0.6080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08019" calcext:value-type="float">
            <text:p>0.000608019</text:p>
          </table:table-cell>
          <table:table-cell office:value-type="float" office:value="0.000389973" calcext:value-type="float">
            <text:p>0.000389973</text:p>
          </table:table-cell>
          <table:table-cell office:value-type="float" office:value="0.00106166" calcext:value-type="float">
            <text:p>0.00106166</text:p>
          </table:table-cell>
          <table:table-cell office:value-type="float" office:value="176762" calcext:value-type="float">
            <text:p>176762</text:p>
          </table:table-cell>
          <table:table-cell office:value-type="float" office:value="1000" calcext:value-type="float">
            <text:p>1000</text:p>
          </table:table-cell>
          <table:table-cell office:value-type="float" office:value="176.762" calcext:value-type="float">
            <text:p>176.762</text:p>
          </table:table-cell>
          <table:table-cell office:value-type="float" office:value="89" calcext:value-type="float">
            <text:p>89</text:p>
          </table:table-cell>
          <table:table-cell office:value-type="float" office:value="319" calcext:value-type="float">
            <text:p>319</text:p>
          </table:table-cell>
          <table:table-cell office:value-type="float" office:value="7211" calcext:value-type="float">
            <text:p>7211</text:p>
          </table:table-cell>
          <table:table-cell office:value-type="float" office:value="1000" calcext:value-type="float">
            <text:p>1000</text:p>
          </table:table-cell>
          <table:table-cell office:value-type="float" office:value="7.211" calcext:value-type="float">
            <text:p>7.2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46566434966274" calcext:value-type="float">
            <text:p>7.46566434966274</text:p>
          </table:table-cell>
          <table:table-cell table:formula="of:=LOG([.Q6])/LOG(2)" office:value-type="float" office:value="8.31741261376487" calcext:value-type="float">
            <text:p>8.317412613764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43662" calcext:value-type="float">
            <text:p>243662</text:p>
          </table:table-cell>
          <table:table-cell office:value-type="float" office:value="1000" calcext:value-type="float">
            <text:p>1000</text:p>
          </table:table-cell>
          <table:table-cell office:value-type="float" office:value="243.662" calcext:value-type="float">
            <text:p>243.662</text:p>
          </table:table-cell>
          <table:table-cell office:value-type="float" office:value="209" calcext:value-type="float">
            <text:p>209</text:p>
          </table:table-cell>
          <table:table-cell office:value-type="float" office:value="274" calcext:value-type="float">
            <text:p>274</text:p>
          </table:table-cell>
          <table:table-cell office:value-type="float" office:value="0.945088" calcext:value-type="float">
            <text:p>0.9450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45088" calcext:value-type="float">
            <text:p>0.000945088</text:p>
          </table:table-cell>
          <table:table-cell office:value-type="float" office:value="0.000535533" calcext:value-type="float">
            <text:p>0.000535533</text:p>
          </table:table-cell>
          <table:table-cell office:value-type="float" office:value="0.00160356" calcext:value-type="float">
            <text:p>0.00160356</text:p>
          </table:table-cell>
          <table:table-cell office:value-type="float" office:value="252482" calcext:value-type="float">
            <text:p>252482</text:p>
          </table:table-cell>
          <table:table-cell office:value-type="float" office:value="1000" calcext:value-type="float">
            <text:p>1000</text:p>
          </table:table-cell>
          <table:table-cell office:value-type="float" office:value="252.482" calcext:value-type="float">
            <text:p>252.482</text:p>
          </table:table-cell>
          <table:table-cell office:value-type="float" office:value="100" calcext:value-type="float">
            <text:p>100</text:p>
          </table:table-cell>
          <table:table-cell office:value-type="float" office:value="491" calcext:value-type="float">
            <text:p>491</text:p>
          </table:table-cell>
          <table:table-cell office:value-type="float" office:value="8365" calcext:value-type="float">
            <text:p>8365</text:p>
          </table:table-cell>
          <table:table-cell office:value-type="float" office:value="1000" calcext:value-type="float">
            <text:p>1000</text:p>
          </table:table-cell>
          <table:table-cell office:value-type="float" office:value="8.365" calcext:value-type="float">
            <text:p>8.36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98003672838613" calcext:value-type="float">
            <text:p>7.98003672838613</text:p>
          </table:table-cell>
          <table:table-cell table:formula="of:=LOG([.Q7])/LOG(2)" office:value-type="float" office:value="8.93957921431469" calcext:value-type="float">
            <text:p>8.939579214314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284390" calcext:value-type="float">
            <text:p>284390</text:p>
          </table:table-cell>
          <table:table-cell office:value-type="float" office:value="1000" calcext:value-type="float">
            <text:p>1000</text:p>
          </table:table-cell>
          <table:table-cell office:value-type="float" office:value="284.39" calcext:value-type="float">
            <text:p>284.39</text:p>
          </table:table-cell>
          <table:table-cell office:value-type="float" office:value="251" calcext:value-type="float">
            <text:p>251</text:p>
          </table:table-cell>
          <table:table-cell office:value-type="float" office:value="313" calcext:value-type="float">
            <text:p>313</text:p>
          </table:table-cell>
          <table:table-cell office:value-type="float" office:value="1.4928" calcext:value-type="float">
            <text:p>1.49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928" calcext:value-type="float">
            <text:p>0.0014928</text:p>
          </table:table-cell>
          <table:table-cell office:value-type="float" office:value="0.000867896" calcext:value-type="float">
            <text:p>0.000867896</text:p>
          </table:table-cell>
          <table:table-cell office:value-type="float" office:value="0.00259998" calcext:value-type="float">
            <text:p>0.00259998</text:p>
          </table:table-cell>
          <table:table-cell office:value-type="float" office:value="356420" calcext:value-type="float">
            <text:p>356420</text:p>
          </table:table-cell>
          <table:table-cell office:value-type="float" office:value="1000" calcext:value-type="float">
            <text:p>1000</text:p>
          </table:table-cell>
          <table:table-cell office:value-type="float" office:value="356.42" calcext:value-type="float">
            <text:p>356.42</text:p>
          </table:table-cell>
          <table:table-cell office:value-type="float" office:value="148" calcext:value-type="float">
            <text:p>148</text:p>
          </table:table-cell>
          <table:table-cell office:value-type="float" office:value="763" calcext:value-type="float">
            <text:p>763</text:p>
          </table:table-cell>
          <table:table-cell office:value-type="float" office:value="10007" calcext:value-type="float">
            <text:p>10007</text:p>
          </table:table-cell>
          <table:table-cell office:value-type="float" office:value="1000" calcext:value-type="float">
            <text:p>1000</text:p>
          </table:table-cell>
          <table:table-cell office:value-type="float" office:value="10.007" calcext:value-type="float">
            <text:p>10.00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8.47743448368073" calcext:value-type="float">
            <text:p>8.47743448368073</text:p>
          </table:table-cell>
          <table:table-cell table:formula="of:=LOG([.Q8])/LOG(2)" office:value-type="float" office:value="9.57553924683453" calcext:value-type="float">
            <text:p>9.575539246834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324550" calcext:value-type="float">
            <text:p>324550</text:p>
          </table:table-cell>
          <table:table-cell office:value-type="float" office:value="1000" calcext:value-type="float">
            <text:p>1000</text:p>
          </table:table-cell>
          <table:table-cell office:value-type="float" office:value="324.55" calcext:value-type="float">
            <text:p>324.55</text:p>
          </table:table-cell>
          <table:table-cell office:value-type="float" office:value="296" calcext:value-type="float">
            <text:p>296</text:p>
          </table:table-cell>
          <table:table-cell office:value-type="float" office:value="345" calcext:value-type="float">
            <text:p>345</text:p>
          </table:table-cell>
          <table:table-cell office:value-type="float" office:value="2.39416" calcext:value-type="float">
            <text:p>2.394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9416" calcext:value-type="float">
            <text:p>0.00239416</text:p>
          </table:table-cell>
          <table:table-cell office:value-type="float" office:value="0.000860452" calcext:value-type="float">
            <text:p>0.000860452</text:p>
          </table:table-cell>
          <table:table-cell office:value-type="float" office:value="0.00512535" calcext:value-type="float">
            <text:p>0.00512535</text:p>
          </table:table-cell>
          <table:table-cell office:value-type="float" office:value="509447" calcext:value-type="float">
            <text:p>509447</text:p>
          </table:table-cell>
          <table:table-cell office:value-type="float" office:value="1000" calcext:value-type="float">
            <text:p>1000</text:p>
          </table:table-cell>
          <table:table-cell office:value-type="float" office:value="509.447" calcext:value-type="float">
            <text:p>509.447</text:p>
          </table:table-cell>
          <table:table-cell office:value-type="float" office:value="110" calcext:value-type="float">
            <text:p>110</text:p>
          </table:table-cell>
          <table:table-cell office:value-type="float" office:value="1366" calcext:value-type="float">
            <text:p>1366</text:p>
          </table:table-cell>
          <table:table-cell office:value-type="float" office:value="12339" calcext:value-type="float">
            <text:p>12339</text:p>
          </table:table-cell>
          <table:table-cell office:value-type="float" office:value="1000" calcext:value-type="float">
            <text:p>1000</text:p>
          </table:table-cell>
          <table:table-cell office:value-type="float" office:value="12.339" calcext:value-type="float">
            <text:p>12.33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8.99278825409631" calcext:value-type="float">
            <text:p>8.99278825409631</text:p>
          </table:table-cell>
          <table:table-cell table:formula="of:=LOG([.Q9])/LOG(2)" office:value-type="float" office:value="10.4157417682901" calcext:value-type="float">
            <text:p>10.41574176829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365670" calcext:value-type="float">
            <text:p>365670</text:p>
          </table:table-cell>
          <table:table-cell office:value-type="float" office:value="1000" calcext:value-type="float">
            <text:p>1000</text:p>
          </table:table-cell>
          <table:table-cell office:value-type="float" office:value="365.67" calcext:value-type="float">
            <text:p>365.67</text:p>
          </table:table-cell>
          <table:table-cell office:value-type="float" office:value="341" calcext:value-type="float">
            <text:p>341</text:p>
          </table:table-cell>
          <table:table-cell office:value-type="float" office:value="384" calcext:value-type="float">
            <text:p>384</text:p>
          </table:table-cell>
          <table:table-cell office:value-type="float" office:value="3.05457" calcext:value-type="float">
            <text:p>3.054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305457" calcext:value-type="float">
            <text:p>0.00305457</text:p>
          </table:table-cell>
          <table:table-cell office:value-type="float" office:value="0.000921687" calcext:value-type="float">
            <text:p>0.000921687</text:p>
          </table:table-cell>
          <table:table-cell office:value-type="float" office:value="0.0101219" calcext:value-type="float">
            <text:p>0.0101219</text:p>
          </table:table-cell>
          <table:table-cell office:value-type="float" office:value="593923" calcext:value-type="float">
            <text:p>593923</text:p>
          </table:table-cell>
          <table:table-cell office:value-type="float" office:value="1000" calcext:value-type="float">
            <text:p>1000</text:p>
          </table:table-cell>
          <table:table-cell office:value-type="float" office:value="593.923" calcext:value-type="float">
            <text:p>593.923</text:p>
          </table:table-cell>
          <table:table-cell office:value-type="float" office:value="89" calcext:value-type="float">
            <text:p>89</text:p>
          </table:table-cell>
          <table:table-cell office:value-type="float" office:value="4063" calcext:value-type="float">
            <text:p>4063</text:p>
          </table:table-cell>
          <table:table-cell office:value-type="float" office:value="16514" calcext:value-type="float">
            <text:p>16514</text:p>
          </table:table-cell>
          <table:table-cell office:value-type="float" office:value="1000" calcext:value-type="float">
            <text:p>1000</text:p>
          </table:table-cell>
          <table:table-cell office:value-type="float" office:value="16.514" calcext:value-type="float">
            <text:p>16.51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9.21413209265449" calcext:value-type="float">
            <text:p>9.21413209265449</text:p>
          </table:table-cell>
          <table:table-cell table:formula="of:=LOG([.Q10])/LOG(2)" office:value-type="float" office:value="11.9883296492311" calcext:value-type="float">
            <text:p>11.9883296492311</text:p>
          </table:table-cell>
        </table:table-row>
      </table:table>
      <table:table table:name="summary_3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592" calcext:value-type="float">
            <text:p>43592</text:p>
          </table:table-cell>
          <table:table-cell office:value-type="float" office:value="1000" calcext:value-type="float">
            <text:p>1000</text:p>
          </table:table-cell>
          <table:table-cell office:value-type="float" office:value="43.592" calcext:value-type="float">
            <text:p>43.592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0.158159" calcext:value-type="float">
            <text:p>0.1581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8159" calcext:value-type="float">
            <text:p>0.000158159</text:p>
          </table:table-cell>
          <table:table-cell office:value-type="float" office:value="0.000138012" calcext:value-type="float">
            <text:p>0.000138012</text:p>
          </table:table-cell>
          <table:table-cell office:value-type="float" office:value="0.000205932" calcext:value-type="float">
            <text:p>0.000205932</text:p>
          </table:table-cell>
          <table:table-cell office:value-type="float" office:value="47935" calcext:value-type="float">
            <text:p>47935</text:p>
          </table:table-cell>
          <table:table-cell office:value-type="float" office:value="1000" calcext:value-type="float">
            <text:p>1000</text:p>
          </table:table-cell>
          <table:table-cell office:value-type="float" office:value="47.935" calcext:value-type="float">
            <text:p>47.935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978" calcext:value-type="float">
            <text:p>3978</text:p>
          </table:table-cell>
          <table:table-cell office:value-type="float" office:value="1000" calcext:value-type="float">
            <text:p>1000</text:p>
          </table:table-cell>
          <table:table-cell office:value-type="float" office:value="3.978" calcext:value-type="float">
            <text:p>3.9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58300752720769" calcext:value-type="float">
            <text:p>5.58300752720769</text:p>
          </table:table-cell>
          <table:table-cell table:formula="of:=LOG([.Q2])/LOG(2)" office:value-type="float" office:value="6.06608919045777" calcext:value-type="float">
            <text:p>6.066089190457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7139" calcext:value-type="float">
            <text:p>87139</text:p>
          </table:table-cell>
          <table:table-cell office:value-type="float" office:value="1000" calcext:value-type="float">
            <text:p>1000</text:p>
          </table:table-cell>
          <table:table-cell office:value-type="float" office:value="87.139" calcext:value-type="float">
            <text:p>87.139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0.217277" calcext:value-type="float">
            <text:p>0.2172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7277" calcext:value-type="float">
            <text:p>0.000217277</text:p>
          </table:table-cell>
          <table:table-cell office:value-type="float" office:value="0.000156821" calcext:value-type="float">
            <text:p>0.000156821</text:p>
          </table:table-cell>
          <table:table-cell office:value-type="float" office:value="0.000283752" calcext:value-type="float">
            <text:p>0.000283752</text:p>
          </table:table-cell>
          <table:table-cell office:value-type="float" office:value="73644" calcext:value-type="float">
            <text:p>73644</text:p>
          </table:table-cell>
          <table:table-cell office:value-type="float" office:value="1000" calcext:value-type="float">
            <text:p>1000</text:p>
          </table:table-cell>
          <table:table-cell office:value-type="float" office:value="73.644" calcext:value-type="float">
            <text:p>73.644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float" office:value="4730" calcext:value-type="float">
            <text:p>4730</text:p>
          </table:table-cell>
          <table:table-cell office:value-type="float" office:value="1000" calcext:value-type="float">
            <text:p>1000</text:p>
          </table:table-cell>
          <table:table-cell office:value-type="float" office:value="4.73" calcext:value-type="float">
            <text:p>4.7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20249608419658" calcext:value-type="float">
            <text:p>6.20249608419658</text:p>
          </table:table-cell>
          <table:table-cell table:formula="of:=LOG([.Q3])/LOG(2)" office:value-type="float" office:value="6.76818432477693" calcext:value-type="float">
            <text:p>6.76818432477693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30621" calcext:value-type="float">
            <text:p>130621</text:p>
          </table:table-cell>
          <table:table-cell office:value-type="float" office:value="1000" calcext:value-type="float">
            <text:p>1000</text:p>
          </table:table-cell>
          <table:table-cell office:value-type="float" office:value="130.621" calcext:value-type="float">
            <text:p>130.621</text:p>
          </table:table-cell>
          <table:table-cell office:value-type="float" office:value="104" calcext:value-type="float">
            <text:p>104</text:p>
          </table:table-cell>
          <table:table-cell office:value-type="float" office:value="161" calcext:value-type="float">
            <text:p>161</text:p>
          </table:table-cell>
          <table:table-cell office:value-type="float" office:value="0.311496" calcext:value-type="float">
            <text:p>0.3114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1496" calcext:value-type="float">
            <text:p>0.000311496</text:p>
          </table:table-cell>
          <table:table-cell office:value-type="float" office:value="0.000226555" calcext:value-type="float">
            <text:p>0.000226555</text:p>
          </table:table-cell>
          <table:table-cell office:value-type="float" office:value="0.000441732" calcext:value-type="float">
            <text:p>0.000441732</text:p>
          </table:table-cell>
          <table:table-cell office:value-type="float" office:value="104074" calcext:value-type="float">
            <text:p>104074</text:p>
          </table:table-cell>
          <table:table-cell office:value-type="float" office:value="1000" calcext:value-type="float">
            <text:p>1000</text:p>
          </table:table-cell>
          <table:table-cell office:value-type="float" office:value="104.074" calcext:value-type="float">
            <text:p>104.074</text:p>
          </table:table-cell>
          <table:table-cell office:value-type="float" office:value="66" calcext:value-type="float">
            <text:p>66</text:p>
          </table:table-cell>
          <table:table-cell office:value-type="float" office:value="157" calcext:value-type="float">
            <text:p>157</text:p>
          </table:table-cell>
          <table:table-cell office:value-type="float" office:value="5398" calcext:value-type="float">
            <text:p>5398</text:p>
          </table:table-cell>
          <table:table-cell office:value-type="float" office:value="1000" calcext:value-type="float">
            <text:p>1000</text:p>
          </table:table-cell>
          <table:table-cell office:value-type="float" office:value="5.398" calcext:value-type="float">
            <text:p>5.3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70146588611524" calcext:value-type="float">
            <text:p>6.70146588611524</text:p>
          </table:table-cell>
          <table:table-cell table:formula="of:=LOG([.Q4])/LOG(2)" office:value-type="float" office:value="7.29462074889163" calcext:value-type="float">
            <text:p>7.294620748891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4452" calcext:value-type="float">
            <text:p>174452</text:p>
          </table:table-cell>
          <table:table-cell office:value-type="float" office:value="1000" calcext:value-type="float">
            <text:p>1000</text:p>
          </table:table-cell>
          <table:table-cell office:value-type="float" office:value="174.452" calcext:value-type="float">
            <text:p>174.452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  <table:table-cell office:value-type="float" office:value="0.453377" calcext:value-type="float">
            <text:p>0.4533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53377" calcext:value-type="float">
            <text:p>0.000453377</text:p>
          </table:table-cell>
          <table:table-cell office:value-type="float" office:value="0.000319005" calcext:value-type="float">
            <text:p>0.000319005</text:p>
          </table:table-cell>
          <table:table-cell office:value-type="float" office:value="0.000632155" calcext:value-type="float">
            <text:p>0.000632155</text:p>
          </table:table-cell>
          <table:table-cell office:value-type="float" office:value="140813" calcext:value-type="float">
            <text:p>140813</text:p>
          </table:table-cell>
          <table:table-cell office:value-type="float" office:value="1000" calcext:value-type="float">
            <text:p>1000</text:p>
          </table:table-cell>
          <table:table-cell office:value-type="float" office:value="140.813" calcext:value-type="float">
            <text:p>140.813</text:p>
          </table:table-cell>
          <table:table-cell office:value-type="float" office:value="76" calcext:value-type="float">
            <text:p>76</text:p>
          </table:table-cell>
          <table:table-cell office:value-type="float" office:value="213" calcext:value-type="float">
            <text:p>213</text:p>
          </table:table-cell>
          <table:table-cell office:value-type="float" office:value="6286" calcext:value-type="float">
            <text:p>6286</text:p>
          </table:table-cell>
          <table:table-cell office:value-type="float" office:value="1000" calcext:value-type="float">
            <text:p>1000</text:p>
          </table:table-cell>
          <table:table-cell office:value-type="float" office:value="6.286" calcext:value-type="float">
            <text:p>6.2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13763672097837" calcext:value-type="float">
            <text:p>7.13763672097837</text:p>
          </table:table-cell>
          <table:table-cell table:formula="of:=LOG([.Q5])/LOG(2)" office:value-type="float" office:value="7.73470962022584" calcext:value-type="float">
            <text:p>7.734709620225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7735" calcext:value-type="float">
            <text:p>217735</text:p>
          </table:table-cell>
          <table:table-cell office:value-type="float" office:value="1000" calcext:value-type="float">
            <text:p>1000</text:p>
          </table:table-cell>
          <table:table-cell office:value-type="float" office:value="217.735" calcext:value-type="float">
            <text:p>217.735</text:p>
          </table:table-cell>
          <table:table-cell office:value-type="float" office:value="179" calcext:value-type="float">
            <text:p>179</text:p>
          </table:table-cell>
          <table:table-cell office:value-type="float" office:value="251" calcext:value-type="float">
            <text:p>251</text:p>
          </table:table-cell>
          <table:table-cell office:value-type="float" office:value="0.683018" calcext:value-type="float">
            <text:p>0.6830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83018" calcext:value-type="float">
            <text:p>0.000683018</text:p>
          </table:table-cell>
          <table:table-cell office:value-type="float" office:value="0.000424833" calcext:value-type="float">
            <text:p>0.000424833</text:p>
          </table:table-cell>
          <table:table-cell office:value-type="float" office:value="0.00109178" calcext:value-type="float">
            <text:p>0.00109178</text:p>
          </table:table-cell>
          <table:table-cell office:value-type="float" office:value="196742" calcext:value-type="float">
            <text:p>196742</text:p>
          </table:table-cell>
          <table:table-cell office:value-type="float" office:value="1000" calcext:value-type="float">
            <text:p>1000</text:p>
          </table:table-cell>
          <table:table-cell office:value-type="float" office:value="196.742" calcext:value-type="float">
            <text:p>196.742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float" office:value="7257" calcext:value-type="float">
            <text:p>7257</text:p>
          </table:table-cell>
          <table:table-cell office:value-type="float" office:value="1000" calcext:value-type="float">
            <text:p>1000</text:p>
          </table:table-cell>
          <table:table-cell office:value-type="float" office:value="7.257" calcext:value-type="float">
            <text:p>7.25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62016116327126" calcext:value-type="float">
            <text:p>7.62016116327126</text:p>
          </table:table-cell>
          <table:table-cell table:formula="of:=LOG([.Q6])/LOG(2)" office:value-type="float" office:value="8.64024493622235" calcext:value-type="float">
            <text:p>8.640244936222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0907" calcext:value-type="float">
            <text:p>260907</text:p>
          </table:table-cell>
          <table:table-cell office:value-type="float" office:value="1000" calcext:value-type="float">
            <text:p>1000</text:p>
          </table:table-cell>
          <table:table-cell office:value-type="float" office:value="260.907" calcext:value-type="float">
            <text:p>260.907</text:p>
          </table:table-cell>
          <table:table-cell office:value-type="float" office:value="228" calcext:value-type="float">
            <text:p>228</text:p>
          </table:table-cell>
          <table:table-cell office:value-type="float" office:value="296" calcext:value-type="float">
            <text:p>296</text:p>
          </table:table-cell>
          <table:table-cell office:value-type="float" office:value="1.06666" calcext:value-type="float">
            <text:p>1.066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6666" calcext:value-type="float">
            <text:p>0.00106666</text:p>
          </table:table-cell>
          <table:table-cell office:value-type="float" office:value="0.000680921" calcext:value-type="float">
            <text:p>0.000680921</text:p>
          </table:table-cell>
          <table:table-cell office:value-type="float" office:value="0.00192464" calcext:value-type="float">
            <text:p>0.00192464</text:p>
          </table:table-cell>
          <table:table-cell office:value-type="float" office:value="280255" calcext:value-type="float">
            <text:p>280255</text:p>
          </table:table-cell>
          <table:table-cell office:value-type="float" office:value="1000" calcext:value-type="float">
            <text:p>1000</text:p>
          </table:table-cell>
          <table:table-cell office:value-type="float" office:value="280.255" calcext:value-type="float">
            <text:p>280.255</text:p>
          </table:table-cell>
          <table:table-cell office:value-type="float" office:value="134" calcext:value-type="float">
            <text:p>134</text:p>
          </table:table-cell>
          <table:table-cell office:value-type="float" office:value="530" calcext:value-type="float">
            <text:p>530</text:p>
          </table:table-cell>
          <table:table-cell office:value-type="float" office:value="8481" calcext:value-type="float">
            <text:p>8481</text:p>
          </table:table-cell>
          <table:table-cell office:value-type="float" office:value="1000" calcext:value-type="float">
            <text:p>1000</text:p>
          </table:table-cell>
          <table:table-cell office:value-type="float" office:value="8.481" calcext:value-type="float">
            <text:p>8.48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13059630200563" calcext:value-type="float">
            <text:p>8.13059630200563</text:p>
          </table:table-cell>
          <table:table-cell table:formula="of:=LOG([.Q7])/LOG(2)" office:value-type="float" office:value="9.04984854945056" calcext:value-type="float">
            <text:p>9.049848549450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4468" calcext:value-type="float">
            <text:p>304468</text:p>
          </table:table-cell>
          <table:table-cell office:value-type="float" office:value="1000" calcext:value-type="float">
            <text:p>1000</text:p>
          </table:table-cell>
          <table:table-cell office:value-type="float" office:value="304.468" calcext:value-type="float">
            <text:p>304.468</text:p>
          </table:table-cell>
          <table:table-cell office:value-type="float" office:value="271" calcext:value-type="float">
            <text:p>271</text:p>
          </table:table-cell>
          <table:table-cell office:value-type="float" office:value="337" calcext:value-type="float">
            <text:p>337</text:p>
          </table:table-cell>
          <table:table-cell office:value-type="float" office:value="1.72591" calcext:value-type="float">
            <text:p>1.725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2591" calcext:value-type="float">
            <text:p>0.00172591</text:p>
          </table:table-cell>
          <table:table-cell office:value-type="float" office:value="0.000892474" calcext:value-type="float">
            <text:p>0.000892474</text:p>
          </table:table-cell>
          <table:table-cell office:value-type="float" office:value="0.00405749" calcext:value-type="float">
            <text:p>0.00405749</text:p>
          </table:table-cell>
          <table:table-cell office:value-type="float" office:value="405455" calcext:value-type="float">
            <text:p>405455</text:p>
          </table:table-cell>
          <table:table-cell office:value-type="float" office:value="1000" calcext:value-type="float">
            <text:p>1000</text:p>
          </table:table-cell>
          <table:table-cell office:value-type="float" office:value="405.455" calcext:value-type="float">
            <text:p>405.455</text:p>
          </table:table-cell>
          <table:table-cell office:value-type="float" office:value="153" calcext:value-type="float">
            <text:p>153</text:p>
          </table:table-cell>
          <table:table-cell office:value-type="float" office:value="1188" calcext:value-type="float">
            <text:p>1188</text:p>
          </table:table-cell>
          <table:table-cell office:value-type="float" office:value="10166" calcext:value-type="float">
            <text:p>10166</text:p>
          </table:table-cell>
          <table:table-cell office:value-type="float" office:value="1000" calcext:value-type="float">
            <text:p>1000</text:p>
          </table:table-cell>
          <table:table-cell office:value-type="float" office:value="10.166" calcext:value-type="float">
            <text:p>10.16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8.66339799354059" calcext:value-type="float">
            <text:p>8.66339799354059</text:p>
          </table:table-cell>
          <table:table-cell table:formula="of:=LOG([.Q8])/LOG(2)" office:value-type="float" office:value="10.2143191208008" calcext:value-type="float">
            <text:p>10.21431912080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48569" calcext:value-type="float">
            <text:p>348569</text:p>
          </table:table-cell>
          <table:table-cell office:value-type="float" office:value="1000" calcext:value-type="float">
            <text:p>1000</text:p>
          </table:table-cell>
          <table:table-cell office:value-type="float" office:value="348.569" calcext:value-type="float">
            <text:p>348.569</text:p>
          </table:table-cell>
          <table:table-cell office:value-type="float" office:value="318" calcext:value-type="float">
            <text:p>318</text:p>
          </table:table-cell>
          <table:table-cell office:value-type="float" office:value="377" calcext:value-type="float">
            <text:p>377</text:p>
          </table:table-cell>
          <table:table-cell office:value-type="float" office:value="2.88313" calcext:value-type="float">
            <text:p>2.883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88313" calcext:value-type="float">
            <text:p>0.00288313</text:p>
          </table:table-cell>
          <table:table-cell office:value-type="float" office:value="0.00137115" calcext:value-type="float">
            <text:p>0.00137115</text:p>
          </table:table-cell>
          <table:table-cell office:value-type="float" office:value="0.00556807" calcext:value-type="float">
            <text:p>0.00556807</text:p>
          </table:table-cell>
          <table:table-cell office:value-type="float" office:value="601968" calcext:value-type="float">
            <text:p>601968</text:p>
          </table:table-cell>
          <table:table-cell office:value-type="float" office:value="1000" calcext:value-type="float">
            <text:p>1000</text:p>
          </table:table-cell>
          <table:table-cell office:value-type="float" office:value="601.968" calcext:value-type="float">
            <text:p>601.968</text:p>
          </table:table-cell>
          <table:table-cell office:value-type="float" office:value="189" calcext:value-type="float">
            <text:p>189</text:p>
          </table:table-cell>
          <table:table-cell office:value-type="float" office:value="1366" calcext:value-type="float">
            <text:p>1366</text:p>
          </table:table-cell>
          <table:table-cell office:value-type="float" office:value="12586" calcext:value-type="float">
            <text:p>12586</text:p>
          </table:table-cell>
          <table:table-cell office:value-type="float" office:value="1000" calcext:value-type="float">
            <text:p>1000</text:p>
          </table:table-cell>
          <table:table-cell office:value-type="float" office:value="12.586" calcext:value-type="float">
            <text:p>12.58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9.23354298661292" calcext:value-type="float">
            <text:p>9.23354298661292</text:p>
          </table:table-cell>
          <table:table-cell table:formula="of:=LOG([.Q9])/LOG(2)" office:value-type="float" office:value="10.4157417682901" calcext:value-type="float">
            <text:p>10.41574176829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91778" calcext:value-type="float">
            <text:p>391778</text:p>
          </table:table-cell>
          <table:table-cell office:value-type="float" office:value="1000" calcext:value-type="float">
            <text:p>1000</text:p>
          </table:table-cell>
          <table:table-cell office:value-type="float" office:value="391.778" calcext:value-type="float">
            <text:p>391.778</text:p>
          </table:table-cell>
          <table:table-cell office:value-type="float" office:value="368" calcext:value-type="float">
            <text:p>368</text:p>
          </table:table-cell>
          <table:table-cell office:value-type="float" office:value="413" calcext:value-type="float">
            <text:p>413</text:p>
          </table:table-cell>
          <table:table-cell office:value-type="float" office:value="3.80284" calcext:value-type="float">
            <text:p>3.802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80284" calcext:value-type="float">
            <text:p>0.00380284</text:p>
          </table:table-cell>
          <table:table-cell office:value-type="float" office:value="0.000973943" calcext:value-type="float">
            <text:p>0.000973943</text:p>
          </table:table-cell>
          <table:table-cell office:value-type="float" office:value="0.0131249" calcext:value-type="float">
            <text:p>0.0131249</text:p>
          </table:table-cell>
          <table:table-cell office:value-type="float" office:value="724152" calcext:value-type="float">
            <text:p>724152</text:p>
          </table:table-cell>
          <table:table-cell office:value-type="float" office:value="1000" calcext:value-type="float">
            <text:p>1000</text:p>
          </table:table-cell>
          <table:table-cell office:value-type="float" office:value="724.152" calcext:value-type="float">
            <text:p>724.152</text:p>
          </table:table-cell>
          <table:table-cell office:value-type="float" office:value="102" calcext:value-type="float">
            <text:p>102</text:p>
          </table:table-cell>
          <table:table-cell office:value-type="float" office:value="4637" calcext:value-type="float">
            <text:p>4637</text:p>
          </table:table-cell>
          <table:table-cell office:value-type="float" office:value="16832" calcext:value-type="float">
            <text:p>16832</text:p>
          </table:table-cell>
          <table:table-cell office:value-type="float" office:value="1000" calcext:value-type="float">
            <text:p>1000</text:p>
          </table:table-cell>
          <table:table-cell office:value-type="float" office:value="16.832" calcext:value-type="float">
            <text:p>16.83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9.50014874154464" calcext:value-type="float">
            <text:p>9.50014874154464</text:p>
          </table:table-cell>
          <table:table-cell table:formula="of:=LOG([.Q10])/LOG(2)" office:value-type="float" office:value="12.1789760113745" calcext:value-type="float">
            <text:p>12.1789760113745</text:p>
          </table:table-cell>
        </table:table-row>
      </table:table>
      <table:table table:name="summary_3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6240" calcext:value-type="float">
            <text:p>46240</text:p>
          </table:table-cell>
          <table:table-cell office:value-type="float" office:value="1000" calcext:value-type="float">
            <text:p>1000</text:p>
          </table:table-cell>
          <table:table-cell office:value-type="float" office:value="46.24" calcext:value-type="float">
            <text:p>46.24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0.16863" calcext:value-type="float">
            <text:p>0.168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863" calcext:value-type="float">
            <text:p>0.00016863</text:p>
          </table:table-cell>
          <table:table-cell office:value-type="float" office:value="0.000144384" calcext:value-type="float">
            <text:p>0.000144384</text:p>
          </table:table-cell>
          <table:table-cell office:value-type="float" office:value="0.000219326" calcext:value-type="float">
            <text:p>0.000219326</text:p>
          </table:table-cell>
          <table:table-cell office:value-type="float" office:value="50340" calcext:value-type="float">
            <text:p>50340</text:p>
          </table:table-cell>
          <table:table-cell office:value-type="float" office:value="1000" calcext:value-type="float">
            <text:p>1000</text:p>
          </table:table-cell>
          <table:table-cell office:value-type="float" office:value="50.34" calcext:value-type="float">
            <text:p>50.34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3996" calcext:value-type="float">
            <text:p>3996</text:p>
          </table:table-cell>
          <table:table-cell office:value-type="float" office:value="1000" calcext:value-type="float">
            <text:p>1000</text:p>
          </table:table-cell>
          <table:table-cell office:value-type="float" office:value="3.996" calcext:value-type="float">
            <text:p>3.9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65363331138626" calcext:value-type="float">
            <text:p>5.65363331138626</text:p>
          </table:table-cell>
          <table:table-cell table:formula="of:=LOG([.Q2])/LOG(2)" office:value-type="float" office:value="6.18982455888002" calcext:value-type="float">
            <text:p>6.189824558880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2799" calcext:value-type="float">
            <text:p>92799</text:p>
          </table:table-cell>
          <table:table-cell office:value-type="float" office:value="1000" calcext:value-type="float">
            <text:p>1000</text:p>
          </table:table-cell>
          <table:table-cell office:value-type="float" office:value="92.799" calcext:value-type="float">
            <text:p>92.799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0.233399" calcext:value-type="float">
            <text:p>0.2333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3399" calcext:value-type="float">
            <text:p>0.000233399</text:p>
          </table:table-cell>
          <table:table-cell office:value-type="float" office:value="0.000179997" calcext:value-type="float">
            <text:p>0.000179997</text:p>
          </table:table-cell>
          <table:table-cell office:value-type="float" office:value="0.000305903" calcext:value-type="float">
            <text:p>0.000305903</text:p>
          </table:table-cell>
          <table:table-cell office:value-type="float" office:value="78446" calcext:value-type="float">
            <text:p>78446</text:p>
          </table:table-cell>
          <table:table-cell office:value-type="float" office:value="1000" calcext:value-type="float">
            <text:p>1000</text:p>
          </table:table-cell>
          <table:table-cell office:value-type="float" office:value="78.446" calcext:value-type="float">
            <text:p>78.446</text:p>
          </table:table-cell>
          <table:table-cell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  <table:table-cell office:value-type="float" office:value="4761" calcext:value-type="float">
            <text:p>4761</text:p>
          </table:table-cell>
          <table:table-cell office:value-type="float" office:value="1000" calcext:value-type="float">
            <text:p>1000</text:p>
          </table:table-cell>
          <table:table-cell office:value-type="float" office:value="4.761" calcext:value-type="float">
            <text:p>4.76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29362798022875" calcext:value-type="float">
            <text:p>6.29362798022875</text:p>
          </table:table-cell>
          <table:table-cell table:formula="of:=LOG([.Q3])/LOG(2)" office:value-type="float" office:value="6.83289001416474" calcext:value-type="float">
            <text:p>6.832890014164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39429" calcext:value-type="float">
            <text:p>139429</text:p>
          </table:table-cell>
          <table:table-cell office:value-type="float" office:value="1000" calcext:value-type="float">
            <text:p>1000</text:p>
          </table:table-cell>
          <table:table-cell office:value-type="float" office:value="139.429" calcext:value-type="float">
            <text:p>139.429</text:p>
          </table:table-cell>
          <table:table-cell office:value-type="float" office:value="113" calcext:value-type="float">
            <text:p>113</text:p>
          </table:table-cell>
          <table:table-cell office:value-type="float" office:value="171" calcext:value-type="float">
            <text:p>171</text:p>
          </table:table-cell>
          <table:table-cell office:value-type="float" office:value="0.338734" calcext:value-type="float">
            <text:p>0.3387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8734" calcext:value-type="float">
            <text:p>0.000338734</text:p>
          </table:table-cell>
          <table:table-cell office:value-type="float" office:value="0.000257298" calcext:value-type="float">
            <text:p>0.000257298</text:p>
          </table:table-cell>
          <table:table-cell office:value-type="float" office:value="0.000465312" calcext:value-type="float">
            <text:p>0.000465312</text:p>
          </table:table-cell>
          <table:table-cell office:value-type="float" office:value="112491" calcext:value-type="float">
            <text:p>112491</text:p>
          </table:table-cell>
          <table:table-cell office:value-type="float" office:value="1000" calcext:value-type="float">
            <text:p>1000</text:p>
          </table:table-cell>
          <table:table-cell office:value-type="float" office:value="112.491" calcext:value-type="float">
            <text:p>112.491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office:value-type="float" office:value="5432" calcext:value-type="float">
            <text:p>5432</text:p>
          </table:table-cell>
          <table:table-cell office:value-type="float" office:value="1000" calcext:value-type="float">
            <text:p>1000</text:p>
          </table:table-cell>
          <table:table-cell office:value-type="float" office:value="5.432" calcext:value-type="float">
            <text:p>5.4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8136657709969" calcext:value-type="float">
            <text:p>6.8136657709969</text:p>
          </table:table-cell>
          <table:table-cell table:formula="of:=LOG([.Q4])/LOG(2)" office:value-type="float" office:value="7.4594316186373" calcext:value-type="float">
            <text:p>7.45943161863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86564" calcext:value-type="float">
            <text:p>186564</text:p>
          </table:table-cell>
          <table:table-cell office:value-type="float" office:value="1000" calcext:value-type="float">
            <text:p>1000</text:p>
          </table:table-cell>
          <table:table-cell office:value-type="float" office:value="186.564" calcext:value-type="float">
            <text:p>186.564</text:p>
          </table:table-cell>
          <table:table-cell office:value-type="float" office:value="155" calcext:value-type="float">
            <text:p>155</text:p>
          </table:table-cell>
          <table:table-cell office:value-type="float" office:value="220" calcext:value-type="float">
            <text:p>220</text:p>
          </table:table-cell>
          <table:table-cell office:value-type="float" office:value="0.502286" calcext:value-type="float">
            <text:p>0.5022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02286" calcext:value-type="float">
            <text:p>0.000502286</text:p>
          </table:table-cell>
          <table:table-cell office:value-type="float" office:value="0.000343305" calcext:value-type="float">
            <text:p>0.000343305</text:p>
          </table:table-cell>
          <table:table-cell office:value-type="float" office:value="0.000732542" calcext:value-type="float">
            <text:p>0.000732542</text:p>
          </table:table-cell>
          <table:table-cell office:value-type="float" office:value="155101" calcext:value-type="float">
            <text:p>155101</text:p>
          </table:table-cell>
          <table:table-cell office:value-type="float" office:value="1000" calcext:value-type="float">
            <text:p>1000</text:p>
          </table:table-cell>
          <table:table-cell office:value-type="float" office:value="155.101" calcext:value-type="float">
            <text:p>155.101</text:p>
          </table:table-cell>
          <table:table-cell office:value-type="float" office:value="82" calcext:value-type="float">
            <text:p>82</text:p>
          </table:table-cell>
          <table:table-cell office:value-type="float" office:value="246" calcext:value-type="float">
            <text:p>246</text:p>
          </table:table-cell>
          <table:table-cell office:value-type="float" office:value="6309" calcext:value-type="float">
            <text:p>6309</text:p>
          </table:table-cell>
          <table:table-cell office:value-type="float" office:value="1000" calcext:value-type="float">
            <text:p>1000</text:p>
          </table:table-cell>
          <table:table-cell office:value-type="float" office:value="6.309" calcext:value-type="float">
            <text:p>6.30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27706417782758" calcext:value-type="float">
            <text:p>7.27706417782758</text:p>
          </table:table-cell>
          <table:table-cell table:formula="of:=LOG([.Q5])/LOG(2)" office:value-type="float" office:value="7.94251450533924" calcext:value-type="float">
            <text:p>7.942514505339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32762" calcext:value-type="float">
            <text:p>232762</text:p>
          </table:table-cell>
          <table:table-cell office:value-type="float" office:value="1000" calcext:value-type="float">
            <text:p>1000</text:p>
          </table:table-cell>
          <table:table-cell office:value-type="float" office:value="232.762" calcext:value-type="float">
            <text:p>232.762</text:p>
          </table:table-cell>
          <table:table-cell office:value-type="float" office:value="200" calcext:value-type="float">
            <text:p>200</text:p>
          </table:table-cell>
          <table:table-cell office:value-type="float" office:value="265" calcext:value-type="float">
            <text:p>265</text:p>
          </table:table-cell>
          <table:table-cell office:value-type="float" office:value="0.763758" calcext:value-type="float">
            <text:p>0.7637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63758" calcext:value-type="float">
            <text:p>0.000763758</text:p>
          </table:table-cell>
          <table:table-cell office:value-type="float" office:value="0.000519971" calcext:value-type="float">
            <text:p>0.000519971</text:p>
          </table:table-cell>
          <table:table-cell office:value-type="float" office:value="0.00123762" calcext:value-type="float">
            <text:p>0.00123762</text:p>
          </table:table-cell>
          <table:table-cell office:value-type="float" office:value="217094" calcext:value-type="float">
            <text:p>217094</text:p>
          </table:table-cell>
          <table:table-cell office:value-type="float" office:value="1000" calcext:value-type="float">
            <text:p>1000</text:p>
          </table:table-cell>
          <table:table-cell office:value-type="float" office:value="217.094" calcext:value-type="float">
            <text:p>217.094</text:p>
          </table:table-cell>
          <table:table-cell office:value-type="float" office:value="121" calcext:value-type="float">
            <text:p>121</text:p>
          </table:table-cell>
          <table:table-cell office:value-type="float" office:value="338" calcext:value-type="float">
            <text:p>338</text:p>
          </table:table-cell>
          <table:table-cell office:value-type="float" office:value="7318" calcext:value-type="float">
            <text:p>7318</text:p>
          </table:table-cell>
          <table:table-cell office:value-type="float" office:value="1000" calcext:value-type="float">
            <text:p>1000</text:p>
          </table:table-cell>
          <table:table-cell office:value-type="float" office:value="7.318" calcext:value-type="float">
            <text:p>7.3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76217604336545" calcext:value-type="float">
            <text:p>7.76217604336545</text:p>
          </table:table-cell>
          <table:table-cell table:formula="of:=LOG([.Q6])/LOG(2)" office:value-type="float" office:value="8.40087943628219" calcext:value-type="float">
            <text:p>8.400879436282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279474" calcext:value-type="float">
            <text:p>279474</text:p>
          </table:table-cell>
          <table:table-cell office:value-type="float" office:value="1000" calcext:value-type="float">
            <text:p>1000</text:p>
          </table:table-cell>
          <table:table-cell office:value-type="float" office:value="279.474" calcext:value-type="float">
            <text:p>279.474</text:p>
          </table:table-cell>
          <table:table-cell office:value-type="float" office:value="245" calcext:value-type="float">
            <text:p>245</text:p>
          </table:table-cell>
          <table:table-cell office:value-type="float" office:value="316" calcext:value-type="float">
            <text:p>316</text:p>
          </table:table-cell>
          <table:table-cell office:value-type="float" office:value="1.21921" calcext:value-type="float">
            <text:p>1.219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1921" calcext:value-type="float">
            <text:p>0.00121921</text:p>
          </table:table-cell>
          <table:table-cell office:value-type="float" office:value="0.000743582" calcext:value-type="float">
            <text:p>0.000743582</text:p>
          </table:table-cell>
          <table:table-cell office:value-type="float" office:value="0.0020555" calcext:value-type="float">
            <text:p>0.0020555</text:p>
          </table:table-cell>
          <table:table-cell office:value-type="float" office:value="313404" calcext:value-type="float">
            <text:p>313404</text:p>
          </table:table-cell>
          <table:table-cell office:value-type="float" office:value="1000" calcext:value-type="float">
            <text:p>1000</text:p>
          </table:table-cell>
          <table:table-cell office:value-type="float" office:value="313.404" calcext:value-type="float">
            <text:p>313.404</text:p>
          </table:table-cell>
          <table:table-cell office:value-type="float" office:value="144" calcext:value-type="float">
            <text:p>144</text:p>
          </table:table-cell>
          <table:table-cell office:value-type="float" office:value="602" calcext:value-type="float">
            <text:p>602</text:p>
          </table:table-cell>
          <table:table-cell office:value-type="float" office:value="8608" calcext:value-type="float">
            <text:p>8608</text:p>
          </table:table-cell>
          <table:table-cell office:value-type="float" office:value="1000" calcext:value-type="float">
            <text:p>1000</text:p>
          </table:table-cell>
          <table:table-cell office:value-type="float" office:value="8.608" calcext:value-type="float">
            <text:p>8.60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29187978293345" calcext:value-type="float">
            <text:p>8.29187978293345</text:p>
          </table:table-cell>
          <table:table-cell table:formula="of:=LOG([.Q7])/LOG(2)" office:value-type="float" office:value="9.2336196767597" calcext:value-type="float">
            <text:p>9.23361967675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25654" calcext:value-type="float">
            <text:p>325654</text:p>
          </table:table-cell>
          <table:table-cell office:value-type="float" office:value="1000" calcext:value-type="float">
            <text:p>1000</text:p>
          </table:table-cell>
          <table:table-cell office:value-type="float" office:value="325.654" calcext:value-type="float">
            <text:p>325.654</text:p>
          </table:table-cell>
          <table:table-cell office:value-type="float" office:value="295" calcext:value-type="float">
            <text:p>295</text:p>
          </table:table-cell>
          <table:table-cell office:value-type="float" office:value="357" calcext:value-type="float">
            <text:p>357</text:p>
          </table:table-cell>
          <table:table-cell office:value-type="float" office:value="2.03104" calcext:value-type="float">
            <text:p>2.031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3104" calcext:value-type="float">
            <text:p>0.00203104</text:p>
          </table:table-cell>
          <table:table-cell office:value-type="float" office:value="0.00109477" calcext:value-type="float">
            <text:p>0.00109477</text:p>
          </table:table-cell>
          <table:table-cell office:value-type="float" office:value="0.00342392" calcext:value-type="float">
            <text:p>0.00342392</text:p>
          </table:table-cell>
          <table:table-cell office:value-type="float" office:value="469235" calcext:value-type="float">
            <text:p>469235</text:p>
          </table:table-cell>
          <table:table-cell office:value-type="float" office:value="1000" calcext:value-type="float">
            <text:p>1000</text:p>
          </table:table-cell>
          <table:table-cell office:value-type="float" office:value="469.235" calcext:value-type="float">
            <text:p>469.235</text:p>
          </table:table-cell>
          <table:table-cell office:value-type="float" office:value="166" calcext:value-type="float">
            <text:p>166</text:p>
          </table:table-cell>
          <table:table-cell office:value-type="float" office:value="924" calcext:value-type="float">
            <text:p>924</text:p>
          </table:table-cell>
          <table:table-cell office:value-type="float" office:value="10273" calcext:value-type="float">
            <text:p>10273</text:p>
          </table:table-cell>
          <table:table-cell office:value-type="float" office:value="1000" calcext:value-type="float">
            <text:p>1000</text:p>
          </table:table-cell>
          <table:table-cell office:value-type="float" office:value="10.273" calcext:value-type="float">
            <text:p>10.27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8.87416681704398" calcext:value-type="float">
            <text:p>8.87416681704398</text:p>
          </table:table-cell>
          <table:table-cell table:formula="of:=LOG([.Q8])/LOG(2)" office:value-type="float" office:value="9.85174904141606" calcext:value-type="float">
            <text:p>9.851749041416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371856" calcext:value-type="float">
            <text:p>371856</text:p>
          </table:table-cell>
          <table:table-cell office:value-type="float" office:value="1000" calcext:value-type="float">
            <text:p>1000</text:p>
          </table:table-cell>
          <table:table-cell office:value-type="float" office:value="371.856" calcext:value-type="float">
            <text:p>371.856</text:p>
          </table:table-cell>
          <table:table-cell office:value-type="float" office:value="341" calcext:value-type="float">
            <text:p>341</text:p>
          </table:table-cell>
          <table:table-cell office:value-type="float" office:value="401" calcext:value-type="float">
            <text:p>401</text:p>
          </table:table-cell>
          <table:table-cell office:value-type="float" office:value="3.40186" calcext:value-type="float">
            <text:p>3.401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0186" calcext:value-type="float">
            <text:p>0.00340186</text:p>
          </table:table-cell>
          <table:table-cell office:value-type="float" office:value="0.00168715" calcext:value-type="float">
            <text:p>0.00168715</text:p>
          </table:table-cell>
          <table:table-cell office:value-type="float" office:value="0.00726625" calcext:value-type="float">
            <text:p>0.00726625</text:p>
          </table:table-cell>
          <table:table-cell office:value-type="float" office:value="694897" calcext:value-type="float">
            <text:p>694897</text:p>
          </table:table-cell>
          <table:table-cell office:value-type="float" office:value="1000" calcext:value-type="float">
            <text:p>1000</text:p>
          </table:table-cell>
          <table:table-cell office:value-type="float" office:value="694.897" calcext:value-type="float">
            <text:p>694.897</text:p>
          </table:table-cell>
          <table:table-cell office:value-type="float" office:value="236" calcext:value-type="float">
            <text:p>236</text:p>
          </table:table-cell>
          <table:table-cell office:value-type="float" office:value="1798" calcext:value-type="float">
            <text:p>1798</text:p>
          </table:table-cell>
          <table:table-cell office:value-type="float" office:value="12781" calcext:value-type="float">
            <text:p>12781</text:p>
          </table:table-cell>
          <table:table-cell office:value-type="float" office:value="1000" calcext:value-type="float">
            <text:p>1000</text:p>
          </table:table-cell>
          <table:table-cell office:value-type="float" office:value="12.781" calcext:value-type="float">
            <text:p>12.78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9.44065534228499" calcext:value-type="float">
            <text:p>9.44065534228499</text:p>
          </table:table-cell>
          <table:table-cell table:formula="of:=LOG([.Q9])/LOG(2)" office:value-type="float" office:value="10.8121773055144" calcext:value-type="float">
            <text:p>10.81217730551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418234" calcext:value-type="float">
            <text:p>418234</text:p>
          </table:table-cell>
          <table:table-cell office:value-type="float" office:value="1000" calcext:value-type="float">
            <text:p>1000</text:p>
          </table:table-cell>
          <table:table-cell office:value-type="float" office:value="418.234" calcext:value-type="float">
            <text:p>418.234</text:p>
          </table:table-cell>
          <table:table-cell office:value-type="float" office:value="397" calcext:value-type="float">
            <text:p>397</text:p>
          </table:table-cell>
          <table:table-cell office:value-type="float" office:value="438" calcext:value-type="float">
            <text:p>438</text:p>
          </table:table-cell>
          <table:table-cell office:value-type="float" office:value="4.67817" calcext:value-type="float">
            <text:p>4.678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467817" calcext:value-type="float">
            <text:p>0.00467817</text:p>
          </table:table-cell>
          <table:table-cell office:value-type="float" office:value="0.0012561" calcext:value-type="float">
            <text:p>0.0012561</text:p>
          </table:table-cell>
          <table:table-cell office:value-type="float" office:value="0.0146179" calcext:value-type="float">
            <text:p>0.0146179</text:p>
          </table:table-cell>
          <table:table-cell office:value-type="float" office:value="873443" calcext:value-type="float">
            <text:p>873443</text:p>
          </table:table-cell>
          <table:table-cell office:value-type="float" office:value="1000" calcext:value-type="float">
            <text:p>1000</text:p>
          </table:table-cell>
          <table:table-cell office:value-type="float" office:value="873.443" calcext:value-type="float">
            <text:p>873.443</text:p>
          </table:table-cell>
          <table:table-cell office:value-type="float" office:value="158" calcext:value-type="float">
            <text:p>158</text:p>
          </table:table-cell>
          <table:table-cell office:value-type="float" office:value="4014" calcext:value-type="float">
            <text:p>4014</text:p>
          </table:table-cell>
          <table:table-cell office:value-type="float" office:value="17098" calcext:value-type="float">
            <text:p>17098</text:p>
          </table:table-cell>
          <table:table-cell office:value-type="float" office:value="1000" calcext:value-type="float">
            <text:p>1000</text:p>
          </table:table-cell>
          <table:table-cell office:value-type="float" office:value="17.098" calcext:value-type="float">
            <text:p>17.09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9.77056974718063" calcext:value-type="float">
            <text:p>9.77056974718063</text:p>
          </table:table-cell>
          <table:table-cell table:formula="of:=LOG([.Q10])/LOG(2)" office:value-type="float" office:value="11.9708249013626" calcext:value-type="float">
            <text:p>11.9708249013626</text:p>
          </table:table-cell>
        </table:table-row>
      </table:table>
      <table:table table:name="summary_3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9442" calcext:value-type="float">
            <text:p>49442</text:p>
          </table:table-cell>
          <table:table-cell office:value-type="float" office:value="1000" calcext:value-type="float">
            <text:p>1000</text:p>
          </table:table-cell>
          <table:table-cell office:value-type="float" office:value="49.442" calcext:value-type="float">
            <text:p>49.442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0.180322" calcext:value-type="float">
            <text:p>0.1803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0322" calcext:value-type="float">
            <text:p>0.000180322</text:p>
          </table:table-cell>
          <table:table-cell office:value-type="float" office:value="0.0001562" calcext:value-type="float">
            <text:p>0.0001562</text:p>
          </table:table-cell>
          <table:table-cell office:value-type="float" office:value="0.000229161" calcext:value-type="float">
            <text:p>0.000229161</text:p>
          </table:table-cell>
          <table:table-cell office:value-type="float" office:value="53246" calcext:value-type="float">
            <text:p>53246</text:p>
          </table:table-cell>
          <table:table-cell office:value-type="float" office:value="1000" calcext:value-type="float">
            <text:p>1000</text:p>
          </table:table-cell>
          <table:table-cell office:value-type="float" office:value="53.246" calcext:value-type="float">
            <text:p>53.246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4010" calcext:value-type="float">
            <text:p>4010</text:p>
          </table:table-cell>
          <table:table-cell office:value-type="float" office:value="1000" calcext:value-type="float">
            <text:p>1000</text:p>
          </table:table-cell>
          <table:table-cell office:value-type="float" office:value="4.01" calcext:value-type="float">
            <text:p>4.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73460124469688" calcext:value-type="float">
            <text:p>5.73460124469688</text:p>
          </table:table-cell>
          <table:table-cell table:formula="of:=LOG([.Q2])/LOG(2)" office:value-type="float" office:value="6.20945336562895" calcext:value-type="float">
            <text:p>6.209453365628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9251" calcext:value-type="float">
            <text:p>99251</text:p>
          </table:table-cell>
          <table:table-cell office:value-type="float" office:value="1000" calcext:value-type="float">
            <text:p>1000</text:p>
          </table:table-cell>
          <table:table-cell office:value-type="float" office:value="99.251" calcext:value-type="float">
            <text:p>99.251</text:p>
          </table:table-cell>
          <table:table-cell office:value-type="float" office:value="73" calcext:value-type="float">
            <text:p>73</text:p>
          </table:table-cell>
          <table:table-cell office:value-type="float" office:value="131" calcext:value-type="float">
            <text:p>131</text:p>
          </table:table-cell>
          <table:table-cell office:value-type="float" office:value="0.251159" calcext:value-type="float">
            <text:p>0.2511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1159" calcext:value-type="float">
            <text:p>0.000251159</text:p>
          </table:table-cell>
          <table:table-cell office:value-type="float" office:value="0.00019237" calcext:value-type="float">
            <text:p>0.00019237</text:p>
          </table:table-cell>
          <table:table-cell office:value-type="float" office:value="0.000344273" calcext:value-type="float">
            <text:p>0.000344273</text:p>
          </table:table-cell>
          <table:table-cell office:value-type="float" office:value="83492" calcext:value-type="float">
            <text:p>83492</text:p>
          </table:table-cell>
          <table:table-cell office:value-type="float" office:value="1000" calcext:value-type="float">
            <text:p>1000</text:p>
          </table:table-cell>
          <table:table-cell office:value-type="float" office:value="83.492" calcext:value-type="float">
            <text:p>83.492</text:p>
          </table:table-cell>
          <table:table-cell office:value-type="float" office:value="51" calcext:value-type="float">
            <text:p>51</text:p>
          </table:table-cell>
          <table:table-cell office:value-type="float" office:value="124" calcext:value-type="float">
            <text:p>124</text:p>
          </table:table-cell>
          <table:table-cell office:value-type="float" office:value="4800" calcext:value-type="float">
            <text:p>4800</text:p>
          </table:table-cell>
          <table:table-cell office:value-type="float" office:value="1000" calcext:value-type="float">
            <text:p>1000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38356606357284" calcext:value-type="float">
            <text:p>6.38356606357284</text:p>
          </table:table-cell>
          <table:table-cell table:formula="of:=LOG([.Q3])/LOG(2)" office:value-type="float" office:value="6.95419631038688" calcext:value-type="float">
            <text:p>6.954196310386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48869" calcext:value-type="float">
            <text:p>148869</text:p>
          </table:table-cell>
          <table:table-cell office:value-type="float" office:value="1000" calcext:value-type="float">
            <text:p>1000</text:p>
          </table:table-cell>
          <table:table-cell office:value-type="float" office:value="148.869" calcext:value-type="float">
            <text:p>148.869</text:p>
          </table:table-cell>
          <table:table-cell office:value-type="float" office:value="114" calcext:value-type="float">
            <text:p>114</text:p>
          </table:table-cell>
          <table:table-cell office:value-type="float" office:value="179" calcext:value-type="float">
            <text:p>179</text:p>
          </table:table-cell>
          <table:table-cell office:value-type="float" office:value="0.367089" calcext:value-type="float">
            <text:p>0.3670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7089" calcext:value-type="float">
            <text:p>0.000367089</text:p>
          </table:table-cell>
          <table:table-cell office:value-type="float" office:value="0.000268749" calcext:value-type="float">
            <text:p>0.000268749</text:p>
          </table:table-cell>
          <table:table-cell office:value-type="float" office:value="0.000497511" calcext:value-type="float">
            <text:p>0.000497511</text:p>
          </table:table-cell>
          <table:table-cell office:value-type="float" office:value="119571" calcext:value-type="float">
            <text:p>119571</text:p>
          </table:table-cell>
          <table:table-cell office:value-type="float" office:value="1000" calcext:value-type="float">
            <text:p>1000</text:p>
          </table:table-cell>
          <table:table-cell office:value-type="float" office:value="119.571" calcext:value-type="float">
            <text:p>119.571</text:p>
          </table:table-cell>
          <table:table-cell office:value-type="float" office:value="69" calcext:value-type="float">
            <text:p>69</text:p>
          </table:table-cell>
          <table:table-cell office:value-type="float" office:value="170" calcext:value-type="float">
            <text:p>170</text:p>
          </table:table-cell>
          <table:table-cell office:value-type="float" office:value="5513" calcext:value-type="float">
            <text:p>5513</text:p>
          </table:table-cell>
          <table:table-cell office:value-type="float" office:value="1000" calcext:value-type="float">
            <text:p>1000</text:p>
          </table:table-cell>
          <table:table-cell office:value-type="float" office:value="5.513" calcext:value-type="float">
            <text:p>5.5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90172371953351" calcext:value-type="float">
            <text:p>6.90172371953351</text:p>
          </table:table-cell>
          <table:table-cell table:formula="of:=LOG([.Q4])/LOG(2)" office:value-type="float" office:value="7.4093909361377" calcext:value-type="float">
            <text:p>7.40939093613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98444" calcext:value-type="float">
            <text:p>198444</text:p>
          </table:table-cell>
          <table:table-cell office:value-type="float" office:value="1000" calcext:value-type="float">
            <text:p>1000</text:p>
          </table:table-cell>
          <table:table-cell office:value-type="float" office:value="198.444" calcext:value-type="float">
            <text:p>198.444</text:p>
          </table:table-cell>
          <table:table-cell office:value-type="float" office:value="169" calcext:value-type="float">
            <text:p>169</text:p>
          </table:table-cell>
          <table:table-cell office:value-type="float" office:value="229" calcext:value-type="float">
            <text:p>229</text:p>
          </table:table-cell>
          <table:table-cell office:value-type="float" office:value="0.547347" calcext:value-type="float">
            <text:p>0.5473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47347" calcext:value-type="float">
            <text:p>0.000547347</text:p>
          </table:table-cell>
          <table:table-cell office:value-type="float" office:value="0.000380265" calcext:value-type="float">
            <text:p>0.000380265</text:p>
          </table:table-cell>
          <table:table-cell office:value-type="float" office:value="0.000800803" calcext:value-type="float">
            <text:p>0.000800803</text:p>
          </table:table-cell>
          <table:table-cell office:value-type="float" office:value="166765" calcext:value-type="float">
            <text:p>166765</text:p>
          </table:table-cell>
          <table:table-cell office:value-type="float" office:value="1000" calcext:value-type="float">
            <text:p>1000</text:p>
          </table:table-cell>
          <table:table-cell office:value-type="float" office:value="166.765" calcext:value-type="float">
            <text:p>166.765</text:p>
          </table:table-cell>
          <table:table-cell office:value-type="float" office:value="101" calcext:value-type="float">
            <text:p>101</text:p>
          </table:table-cell>
          <table:table-cell office:value-type="float" office:value="273" calcext:value-type="float">
            <text:p>273</text:p>
          </table:table-cell>
          <table:table-cell office:value-type="float" office:value="6373" calcext:value-type="float">
            <text:p>6373</text:p>
          </table:table-cell>
          <table:table-cell office:value-type="float" office:value="1000" calcext:value-type="float">
            <text:p>1000</text:p>
          </table:table-cell>
          <table:table-cell office:value-type="float" office:value="6.373" calcext:value-type="float">
            <text:p>6.37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38167272301271" calcext:value-type="float">
            <text:p>7.38167272301271</text:p>
          </table:table-cell>
          <table:table-cell table:formula="of:=LOG([.Q5])/LOG(2)" office:value-type="float" office:value="8.09275714091985" calcext:value-type="float">
            <text:p>8.092757140919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48409" calcext:value-type="float">
            <text:p>248409</text:p>
          </table:table-cell>
          <table:table-cell office:value-type="float" office:value="1000" calcext:value-type="float">
            <text:p>1000</text:p>
          </table:table-cell>
          <table:table-cell office:value-type="float" office:value="248.409" calcext:value-type="float">
            <text:p>248.409</text:p>
          </table:table-cell>
          <table:table-cell office:value-type="float" office:value="214" calcext:value-type="float">
            <text:p>214</text:p>
          </table:table-cell>
          <table:table-cell office:value-type="float" office:value="277" calcext:value-type="float">
            <text:p>277</text:p>
          </table:table-cell>
          <table:table-cell office:value-type="float" office:value="0.841988" calcext:value-type="float">
            <text:p>0.8419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41988" calcext:value-type="float">
            <text:p>0.000841988</text:p>
          </table:table-cell>
          <table:table-cell office:value-type="float" office:value="0.00051613" calcext:value-type="float">
            <text:p>0.00051613</text:p>
          </table:table-cell>
          <table:table-cell office:value-type="float" office:value="0.00121726" calcext:value-type="float">
            <text:p>0.00121726</text:p>
          </table:table-cell>
          <table:table-cell office:value-type="float" office:value="235424" calcext:value-type="float">
            <text:p>235424</text:p>
          </table:table-cell>
          <table:table-cell office:value-type="float" office:value="1000" calcext:value-type="float">
            <text:p>1000</text:p>
          </table:table-cell>
          <table:table-cell office:value-type="float" office:value="235.424" calcext:value-type="float">
            <text:p>235.424</text:p>
          </table:table-cell>
          <table:table-cell office:value-type="float" office:value="118" calcext:value-type="float">
            <text:p>118</text:p>
          </table:table-cell>
          <table:table-cell office:value-type="float" office:value="376" calcext:value-type="float">
            <text:p>376</text:p>
          </table:table-cell>
          <table:table-cell office:value-type="float" office:value="7442" calcext:value-type="float">
            <text:p>7442</text:p>
          </table:table-cell>
          <table:table-cell office:value-type="float" office:value="1000" calcext:value-type="float">
            <text:p>1000</text:p>
          </table:table-cell>
          <table:table-cell office:value-type="float" office:value="7.442" calcext:value-type="float">
            <text:p>7.44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8791175913577" calcext:value-type="float">
            <text:p>7.8791175913577</text:p>
          </table:table-cell>
          <table:table-cell table:formula="of:=LOG([.Q6])/LOG(2)" office:value-type="float" office:value="8.55458885167764" calcext:value-type="float">
            <text:p>8.554588851677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297385" calcext:value-type="float">
            <text:p>297385</text:p>
          </table:table-cell>
          <table:table-cell office:value-type="float" office:value="1000" calcext:value-type="float">
            <text:p>1000</text:p>
          </table:table-cell>
          <table:table-cell office:value-type="float" office:value="297.385" calcext:value-type="float">
            <text:p>297.385</text:p>
          </table:table-cell>
          <table:table-cell office:value-type="float" office:value="260" calcext:value-type="float">
            <text:p>260</text:p>
          </table:table-cell>
          <table:table-cell office:value-type="float" office:value="336" calcext:value-type="float">
            <text:p>336</text:p>
          </table:table-cell>
          <table:table-cell office:value-type="float" office:value="1.35828" calcext:value-type="float">
            <text:p>1.358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5828" calcext:value-type="float">
            <text:p>0.00135828</text:p>
          </table:table-cell>
          <table:table-cell office:value-type="float" office:value="0.000858714" calcext:value-type="float">
            <text:p>0.000858714</text:p>
          </table:table-cell>
          <table:table-cell office:value-type="float" office:value="0.00233715" calcext:value-type="float">
            <text:p>0.00233715</text:p>
          </table:table-cell>
          <table:table-cell office:value-type="float" office:value="345394" calcext:value-type="float">
            <text:p>345394</text:p>
          </table:table-cell>
          <table:table-cell office:value-type="float" office:value="1000" calcext:value-type="float">
            <text:p>1000</text:p>
          </table:table-cell>
          <table:table-cell office:value-type="float" office:value="345.394" calcext:value-type="float">
            <text:p>345.394</text:p>
          </table:table-cell>
          <table:table-cell office:value-type="float" office:value="162" calcext:value-type="float">
            <text:p>162</text:p>
          </table:table-cell>
          <table:table-cell office:value-type="float" office:value="726" calcext:value-type="float">
            <text:p>726</text:p>
          </table:table-cell>
          <table:table-cell office:value-type="float" office:value="8685" calcext:value-type="float">
            <text:p>8685</text:p>
          </table:table-cell>
          <table:table-cell office:value-type="float" office:value="1000" calcext:value-type="float">
            <text:p>1000</text:p>
          </table:table-cell>
          <table:table-cell office:value-type="float" office:value="8.685" calcext:value-type="float">
            <text:p>8.68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43209921113192" calcext:value-type="float">
            <text:p>8.43209921113192</text:p>
          </table:table-cell>
          <table:table-cell table:formula="of:=LOG([.Q7])/LOG(2)" office:value-type="float" office:value="9.50382573799575" calcext:value-type="float">
            <text:p>9.503825737995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47062" calcext:value-type="float">
            <text:p>347062</text:p>
          </table:table-cell>
          <table:table-cell office:value-type="float" office:value="1000" calcext:value-type="float">
            <text:p>1000</text:p>
          </table:table-cell>
          <table:table-cell office:value-type="float" office:value="347.062" calcext:value-type="float">
            <text:p>347.062</text:p>
          </table:table-cell>
          <table:table-cell office:value-type="float" office:value="321" calcext:value-type="float">
            <text:p>321</text:p>
          </table:table-cell>
          <table:table-cell office:value-type="float" office:value="377" calcext:value-type="float">
            <text:p>377</text:p>
          </table:table-cell>
          <table:table-cell office:value-type="float" office:value="2.33108" calcext:value-type="float">
            <text:p>2.331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3108" calcext:value-type="float">
            <text:p>0.00233108</text:p>
          </table:table-cell>
          <table:table-cell office:value-type="float" office:value="0.00129085" calcext:value-type="float">
            <text:p>0.00129085</text:p>
          </table:table-cell>
          <table:table-cell office:value-type="float" office:value="0.00415363" calcext:value-type="float">
            <text:p>0.00415363</text:p>
          </table:table-cell>
          <table:table-cell office:value-type="float" office:value="535330" calcext:value-type="float">
            <text:p>535330</text:p>
          </table:table-cell>
          <table:table-cell office:value-type="float" office:value="1000" calcext:value-type="float">
            <text:p>1000</text:p>
          </table:table-cell>
          <table:table-cell office:value-type="float" office:value="535.33" calcext:value-type="float">
            <text:p>535.33</text:p>
          </table:table-cell>
          <table:table-cell office:value-type="float" office:value="215" calcext:value-type="float">
            <text:p>215</text:p>
          </table:table-cell>
          <table:table-cell office:value-type="float" office:value="1123" calcext:value-type="float">
            <text:p>1123</text:p>
          </table:table-cell>
          <table:table-cell office:value-type="float" office:value="10358" calcext:value-type="float">
            <text:p>10358</text:p>
          </table:table-cell>
          <table:table-cell office:value-type="float" office:value="1000" calcext:value-type="float">
            <text:p>1000</text:p>
          </table:table-cell>
          <table:table-cell office:value-type="float" office:value="10.358" calcext:value-type="float">
            <text:p>10.35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06428469361103" calcext:value-type="float">
            <text:p>9.06428469361103</text:p>
          </table:table-cell>
          <table:table-cell table:formula="of:=LOG([.Q8])/LOG(2)" office:value-type="float" office:value="10.1331422124006" calcext:value-type="float">
            <text:p>10.13314221240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96428" calcext:value-type="float">
            <text:p>396428</text:p>
          </table:table-cell>
          <table:table-cell office:value-type="float" office:value="1000" calcext:value-type="float">
            <text:p>1000</text:p>
          </table:table-cell>
          <table:table-cell office:value-type="float" office:value="396.428" calcext:value-type="float">
            <text:p>396.428</text:p>
          </table:table-cell>
          <table:table-cell office:value-type="float" office:value="368" calcext:value-type="float">
            <text:p>368</text:p>
          </table:table-cell>
          <table:table-cell office:value-type="float" office:value="429" calcext:value-type="float">
            <text:p>429</text:p>
          </table:table-cell>
          <table:table-cell office:value-type="float" office:value="4.01411" calcext:value-type="float">
            <text:p>4.014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401411" calcext:value-type="float">
            <text:p>0.00401411</text:p>
          </table:table-cell>
          <table:table-cell office:value-type="float" office:value="0.00139509" calcext:value-type="float">
            <text:p>0.00139509</text:p>
          </table:table-cell>
          <table:table-cell office:value-type="float" office:value="0.00740282" calcext:value-type="float">
            <text:p>0.00740282</text:p>
          </table:table-cell>
          <table:table-cell office:value-type="float" office:value="815576" calcext:value-type="float">
            <text:p>815576</text:p>
          </table:table-cell>
          <table:table-cell office:value-type="float" office:value="1000" calcext:value-type="float">
            <text:p>1000</text:p>
          </table:table-cell>
          <table:table-cell office:value-type="float" office:value="815.576" calcext:value-type="float">
            <text:p>815.576</text:p>
          </table:table-cell>
          <table:table-cell office:value-type="float" office:value="156" calcext:value-type="float">
            <text:p>156</text:p>
          </table:table-cell>
          <table:table-cell office:value-type="float" office:value="1934" calcext:value-type="float">
            <text:p>1934</text:p>
          </table:table-cell>
          <table:table-cell office:value-type="float" office:value="12930" calcext:value-type="float">
            <text:p>12930</text:p>
          </table:table-cell>
          <table:table-cell office:value-type="float" office:value="1000" calcext:value-type="float">
            <text:p>1000</text:p>
          </table:table-cell>
          <table:table-cell office:value-type="float" office:value="12.93" calcext:value-type="float">
            <text:p>12.9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9.67167551148722" calcext:value-type="float">
            <text:p>9.67167551148722</text:p>
          </table:table-cell>
          <table:table-cell table:formula="of:=LOG([.Q9])/LOG(2)" office:value-type="float" office:value="10.9173720794768" calcext:value-type="float">
            <text:p>10.91737207947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46413" calcext:value-type="float">
            <text:p>446413</text:p>
          </table:table-cell>
          <table:table-cell office:value-type="float" office:value="1000" calcext:value-type="float">
            <text:p>1000</text:p>
          </table:table-cell>
          <table:table-cell office:value-type="float" office:value="446.413" calcext:value-type="float">
            <text:p>446.413</text:p>
          </table:table-cell>
          <table:table-cell office:value-type="float" office:value="428" calcext:value-type="float">
            <text:p>428</text:p>
          </table:table-cell>
          <table:table-cell office:value-type="float" office:value="464" calcext:value-type="float">
            <text:p>464</text:p>
          </table:table-cell>
          <table:table-cell office:value-type="float" office:value="5.71694" calcext:value-type="float">
            <text:p>5.716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571694" calcext:value-type="float">
            <text:p>0.00571694</text:p>
          </table:table-cell>
          <table:table-cell office:value-type="float" office:value="0.00175734" calcext:value-type="float">
            <text:p>0.00175734</text:p>
          </table:table-cell>
          <table:table-cell office:value-type="float" office:value="0.0149158" calcext:value-type="float">
            <text:p>0.0149158</text:p>
          </table:table-cell>
          <table:table-cell office:value-type="float" office:value="1046472" calcext:value-type="float">
            <text:p>1046472</text:p>
          </table:table-cell>
          <table:table-cell office:value-type="float" office:value="1000" calcext:value-type="float">
            <text:p>1000</text:p>
          </table:table-cell>
          <table:table-cell office:value-type="float" office:value="1046.47" calcext:value-type="float">
            <text:p>1046.47</text:p>
          </table:table-cell>
          <table:table-cell office:value-type="float" office:value="164" calcext:value-type="float">
            <text:p>164</text:p>
          </table:table-cell>
          <table:table-cell office:value-type="float" office:value="3368" calcext:value-type="float">
            <text:p>3368</text:p>
          </table:table-cell>
          <table:table-cell office:value-type="float" office:value="17448" calcext:value-type="float">
            <text:p>17448</text:p>
          </table:table-cell>
          <table:table-cell office:value-type="float" office:value="1000" calcext:value-type="float">
            <text:p>1000</text:p>
          </table:table-cell>
          <table:table-cell office:value-type="float" office:value="17.448" calcext:value-type="float">
            <text:p>17.44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0.0313152379455" calcext:value-type="float">
            <text:p>10.0313152379455</text:p>
          </table:table-cell>
          <table:table-cell table:formula="of:=LOG([.Q10])/LOG(2)" office:value-type="float" office:value="11.7176764230664" calcext:value-type="float">
            <text:p>11.7176764230664</text:p>
          </table:table-cell>
        </table:table-row>
      </table:table>
      <table:table table:name="summary_3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2615" calcext:value-type="float">
            <text:p>52615</text:p>
          </table:table-cell>
          <table:table-cell office:value-type="float" office:value="1000" calcext:value-type="float">
            <text:p>1000</text:p>
          </table:table-cell>
          <table:table-cell office:value-type="float" office:value="52.615" calcext:value-type="float">
            <text:p>52.615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0.191918" calcext:value-type="float">
            <text:p>0.1919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1918" calcext:value-type="float">
            <text:p>0.000191918</text:p>
          </table:table-cell>
          <table:table-cell office:value-type="float" office:value="0.000164934" calcext:value-type="float">
            <text:p>0.000164934</text:p>
          </table:table-cell>
          <table:table-cell office:value-type="float" office:value="0.000234857" calcext:value-type="float">
            <text:p>0.000234857</text:p>
          </table:table-cell>
          <table:table-cell office:value-type="float" office:value="55876" calcext:value-type="float">
            <text:p>55876</text:p>
          </table:table-cell>
          <table:table-cell office:value-type="float" office:value="1000" calcext:value-type="float">
            <text:p>1000</text:p>
          </table:table-cell>
          <table:table-cell office:value-type="float" office:value="55.876" calcext:value-type="float">
            <text:p>55.876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4025" calcext:value-type="float">
            <text:p>4025</text:p>
          </table:table-cell>
          <table:table-cell office:value-type="float" office:value="1000" calcext:value-type="float">
            <text:p>1000</text:p>
          </table:table-cell>
          <table:table-cell office:value-type="float" office:value="4.025" calcext:value-type="float">
            <text:p>4.0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80415684099774" calcext:value-type="float">
            <text:p>5.80415684099774</text:p>
          </table:table-cell>
          <table:table-cell table:formula="of:=LOG([.Q2])/LOG(2)" office:value-type="float" office:value="6.22881869049588" calcext:value-type="float">
            <text:p>6.228818690495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06065" calcext:value-type="float">
            <text:p>106065</text:p>
          </table:table-cell>
          <table:table-cell office:value-type="float" office:value="1000" calcext:value-type="float">
            <text:p>1000</text:p>
          </table:table-cell>
          <table:table-cell office:value-type="float" office:value="106.065" calcext:value-type="float">
            <text:p>106.065</text:p>
          </table:table-cell>
          <table:table-cell office:value-type="float" office:value="76" calcext:value-type="float">
            <text:p>76</text:p>
          </table:table-cell>
          <table:table-cell office:value-type="float" office:value="136" calcext:value-type="float">
            <text:p>136</text:p>
          </table:table-cell>
          <table:table-cell office:value-type="float" office:value="0.270687" calcext:value-type="float">
            <text:p>0.2706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0687" calcext:value-type="float">
            <text:p>0.000270687</text:p>
          </table:table-cell>
          <table:table-cell office:value-type="float" office:value="0.000216106" calcext:value-type="float">
            <text:p>0.000216106</text:p>
          </table:table-cell>
          <table:table-cell office:value-type="float" office:value="0.000356932" calcext:value-type="float">
            <text:p>0.000356932</text:p>
          </table:table-cell>
          <table:table-cell office:value-type="float" office:value="88654" calcext:value-type="float">
            <text:p>88654</text:p>
          </table:table-cell>
          <table:table-cell office:value-type="float" office:value="1000" calcext:value-type="float">
            <text:p>1000</text:p>
          </table:table-cell>
          <table:table-cell office:value-type="float" office:value="88.654" calcext:value-type="float">
            <text:p>88.654</text:p>
          </table:table-cell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  <table:table-cell office:value-type="float" office:value="4847" calcext:value-type="float">
            <text:p>4847</text:p>
          </table:table-cell>
          <table:table-cell office:value-type="float" office:value="1000" calcext:value-type="float">
            <text:p>1000</text:p>
          </table:table-cell>
          <table:table-cell office:value-type="float" office:value="4.847" calcext:value-type="float">
            <text:p>4.8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4701138207657" calcext:value-type="float">
            <text:p>6.4701138207657</text:p>
          </table:table-cell>
          <table:table-cell table:formula="of:=LOG([.Q3])/LOG(2)" office:value-type="float" office:value="6.96578428466209" calcext:value-type="float">
            <text:p>6.965784284662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58760" calcext:value-type="float">
            <text:p>158760</text:p>
          </table:table-cell>
          <table:table-cell office:value-type="float" office:value="1000" calcext:value-type="float">
            <text:p>1000</text:p>
          </table:table-cell>
          <table:table-cell office:value-type="float" office:value="158.76" calcext:value-type="float">
            <text:p>158.76</text:p>
          </table:table-cell>
          <table:table-cell office:value-type="float" office:value="119" calcext:value-type="float">
            <text:p>119</text:p>
          </table:table-cell>
          <table:table-cell office:value-type="float" office:value="191" calcext:value-type="float">
            <text:p>191</text:p>
          </table:table-cell>
          <table:table-cell office:value-type="float" office:value="0.399414" calcext:value-type="float">
            <text:p>0.3994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9414" calcext:value-type="float">
            <text:p>0.000399414</text:p>
          </table:table-cell>
          <table:table-cell office:value-type="float" office:value="0.000273539" calcext:value-type="float">
            <text:p>0.000273539</text:p>
          </table:table-cell>
          <table:table-cell office:value-type="float" office:value="0.000541684" calcext:value-type="float">
            <text:p>0.000541684</text:p>
          </table:table-cell>
          <table:table-cell office:value-type="float" office:value="128633" calcext:value-type="float">
            <text:p>128633</text:p>
          </table:table-cell>
          <table:table-cell office:value-type="float" office:value="1000" calcext:value-type="float">
            <text:p>1000</text:p>
          </table:table-cell>
          <table:table-cell office:value-type="float" office:value="128.633" calcext:value-type="float">
            <text:p>128.633</text:p>
          </table:table-cell>
          <table:table-cell office:value-type="float" office:value="74" calcext:value-type="float">
            <text:p>74</text:p>
          </table:table-cell>
          <table:table-cell office:value-type="float" office:value="195" calcext:value-type="float">
            <text:p>195</text:p>
          </table:table-cell>
          <table:table-cell office:value-type="float" office:value="5550" calcext:value-type="float">
            <text:p>5550</text:p>
          </table:table-cell>
          <table:table-cell office:value-type="float" office:value="1000" calcext:value-type="float">
            <text:p>1000</text:p>
          </table:table-cell>
          <table:table-cell office:value-type="float" office:value="5.55" calcext:value-type="float">
            <text:p>5.5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00711699440744" calcext:value-type="float">
            <text:p>7.00711699440744</text:p>
          </table:table-cell>
          <table:table-cell table:formula="of:=LOG([.Q4])/LOG(2)" office:value-type="float" office:value="7.60733031374961" calcext:value-type="float">
            <text:p>7.607330313749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11455" calcext:value-type="float">
            <text:p>211455</text:p>
          </table:table-cell>
          <table:table-cell office:value-type="float" office:value="1000" calcext:value-type="float">
            <text:p>1000</text:p>
          </table:table-cell>
          <table:table-cell office:value-type="float" office:value="211.455" calcext:value-type="float">
            <text:p>211.455</text:p>
          </table:table-cell>
          <table:table-cell office:value-type="float" office:value="177" calcext:value-type="float">
            <text:p>177</text:p>
          </table:table-cell>
          <table:table-cell office:value-type="float" office:value="245" calcext:value-type="float">
            <text:p>245</text:p>
          </table:table-cell>
          <table:table-cell office:value-type="float" office:value="0.599313" calcext:value-type="float">
            <text:p>0.5993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9313" calcext:value-type="float">
            <text:p>0.000599313</text:p>
          </table:table-cell>
          <table:table-cell office:value-type="float" office:value="0.00042832" calcext:value-type="float">
            <text:p>0.00042832</text:p>
          </table:table-cell>
          <table:table-cell office:value-type="float" office:value="0.000860787" calcext:value-type="float">
            <text:p>0.000860787</text:p>
          </table:table-cell>
          <table:table-cell office:value-type="float" office:value="179995" calcext:value-type="float">
            <text:p>179995</text:p>
          </table:table-cell>
          <table:table-cell office:value-type="float" office:value="1000" calcext:value-type="float">
            <text:p>1000</text:p>
          </table:table-cell>
          <table:table-cell office:value-type="float" office:value="179.995" calcext:value-type="float">
            <text:p>179.995</text:p>
          </table:table-cell>
          <table:table-cell office:value-type="float" office:value="106" calcext:value-type="float">
            <text:p>106</text:p>
          </table:table-cell>
          <table:table-cell office:value-type="float" office:value="272" calcext:value-type="float">
            <text:p>272</text:p>
          </table:table-cell>
          <table:table-cell office:value-type="float" office:value="6443" calcext:value-type="float">
            <text:p>6443</text:p>
          </table:table-cell>
          <table:table-cell office:value-type="float" office:value="1000" calcext:value-type="float">
            <text:p>1000</text:p>
          </table:table-cell>
          <table:table-cell office:value-type="float" office:value="6.443" calcext:value-type="float">
            <text:p>6.44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49181302091082" calcext:value-type="float">
            <text:p>7.49181302091082</text:p>
          </table:table-cell>
          <table:table-cell table:formula="of:=LOG([.Q5])/LOG(2)" office:value-type="float" office:value="8.08746284125034" calcext:value-type="float">
            <text:p>8.087462841250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63899" calcext:value-type="float">
            <text:p>263899</text:p>
          </table:table-cell>
          <table:table-cell office:value-type="float" office:value="1000" calcext:value-type="float">
            <text:p>1000</text:p>
          </table:table-cell>
          <table:table-cell office:value-type="float" office:value="263.899" calcext:value-type="float">
            <text:p>263.899</text:p>
          </table:table-cell>
          <table:table-cell office:value-type="float" office:value="229" calcext:value-type="float">
            <text:p>229</text:p>
          </table:table-cell>
          <table:table-cell office:value-type="float" office:value="299" calcext:value-type="float">
            <text:p>299</text:p>
          </table:table-cell>
          <table:table-cell office:value-type="float" office:value="0.930882" calcext:value-type="float">
            <text:p>0.9308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30882" calcext:value-type="float">
            <text:p>0.000930882</text:p>
          </table:table-cell>
          <table:table-cell office:value-type="float" office:value="0.000614365" calcext:value-type="float">
            <text:p>0.000614365</text:p>
          </table:table-cell>
          <table:table-cell office:value-type="float" office:value="0.00137024" calcext:value-type="float">
            <text:p>0.00137024</text:p>
          </table:table-cell>
          <table:table-cell office:value-type="float" office:value="256547" calcext:value-type="float">
            <text:p>256547</text:p>
          </table:table-cell>
          <table:table-cell office:value-type="float" office:value="1000" calcext:value-type="float">
            <text:p>1000</text:p>
          </table:table-cell>
          <table:table-cell office:value-type="float" office:value="256.547" calcext:value-type="float">
            <text:p>256.547</text:p>
          </table:table-cell>
          <table:table-cell office:value-type="float" office:value="130" calcext:value-type="float">
            <text:p>130</text:p>
          </table:table-cell>
          <table:table-cell office:value-type="float" office:value="414" calcext:value-type="float">
            <text:p>414</text:p>
          </table:table-cell>
          <table:table-cell office:value-type="float" office:value="7504" calcext:value-type="float">
            <text:p>7504</text:p>
          </table:table-cell>
          <table:table-cell office:value-type="float" office:value="1000" calcext:value-type="float">
            <text:p>1000</text:p>
          </table:table-cell>
          <table:table-cell office:value-type="float" office:value="7.504" calcext:value-type="float">
            <text:p>7.50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00307934486777" calcext:value-type="float">
            <text:p>8.00307934486777</text:p>
          </table:table-cell>
          <table:table-cell table:formula="of:=LOG([.Q6])/LOG(2)" office:value-type="float" office:value="8.69348695749933" calcext:value-type="float">
            <text:p>8.693486957499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316439" calcext:value-type="float">
            <text:p>316439</text:p>
          </table:table-cell>
          <table:table-cell office:value-type="float" office:value="1000" calcext:value-type="float">
            <text:p>1000</text:p>
          </table:table-cell>
          <table:table-cell office:value-type="float" office:value="316.439" calcext:value-type="float">
            <text:p>316.439</text:p>
          </table:table-cell>
          <table:table-cell office:value-type="float" office:value="279" calcext:value-type="float">
            <text:p>279</text:p>
          </table:table-cell>
          <table:table-cell office:value-type="float" office:value="355" calcext:value-type="float">
            <text:p>355</text:p>
          </table:table-cell>
          <table:table-cell office:value-type="float" office:value="1.53492" calcext:value-type="float">
            <text:p>1.534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3492" calcext:value-type="float">
            <text:p>0.00153492</text:p>
          </table:table-cell>
          <table:table-cell office:value-type="float" office:value="0.000964811" calcext:value-type="float">
            <text:p>0.000964811</text:p>
          </table:table-cell>
          <table:table-cell office:value-type="float" office:value="0.00244802" calcext:value-type="float">
            <text:p>0.00244802</text:p>
          </table:table-cell>
          <table:table-cell office:value-type="float" office:value="384393" calcext:value-type="float">
            <text:p>384393</text:p>
          </table:table-cell>
          <table:table-cell office:value-type="float" office:value="1000" calcext:value-type="float">
            <text:p>1000</text:p>
          </table:table-cell>
          <table:table-cell office:value-type="float" office:value="384.393" calcext:value-type="float">
            <text:p>384.393</text:p>
          </table:table-cell>
          <table:table-cell office:value-type="float" office:value="172" calcext:value-type="float">
            <text:p>172</text:p>
          </table:table-cell>
          <table:table-cell office:value-type="float" office:value="678" calcext:value-type="float">
            <text:p>678</text:p>
          </table:table-cell>
          <table:table-cell office:value-type="float" office:value="8793" calcext:value-type="float">
            <text:p>8793</text:p>
          </table:table-cell>
          <table:table-cell office:value-type="float" office:value="1000" calcext:value-type="float">
            <text:p>1000</text:p>
          </table:table-cell>
          <table:table-cell office:value-type="float" office:value="8.793" calcext:value-type="float">
            <text:p>8.79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58643825388525" calcext:value-type="float">
            <text:p>8.58643825388525</text:p>
          </table:table-cell>
          <table:table-cell table:formula="of:=LOG([.Q7])/LOG(2)" office:value-type="float" office:value="9.40514146313634" calcext:value-type="float">
            <text:p>9.405141463136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69141" calcext:value-type="float">
            <text:p>369141</text:p>
          </table:table-cell>
          <table:table-cell office:value-type="float" office:value="1000" calcext:value-type="float">
            <text:p>1000</text:p>
          </table:table-cell>
          <table:table-cell office:value-type="float" office:value="369.141" calcext:value-type="float">
            <text:p>369.141</text:p>
          </table:table-cell>
          <table:table-cell office:value-type="float" office:value="338" calcext:value-type="float">
            <text:p>338</text:p>
          </table:table-cell>
          <table:table-cell office:value-type="float" office:value="403" calcext:value-type="float">
            <text:p>403</text:p>
          </table:table-cell>
          <table:table-cell office:value-type="float" office:value="2.63553" calcext:value-type="float">
            <text:p>2.635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3553" calcext:value-type="float">
            <text:p>0.00263553</text:p>
          </table:table-cell>
          <table:table-cell office:value-type="float" office:value="0.00122611" calcext:value-type="float">
            <text:p>0.00122611</text:p>
          </table:table-cell>
          <table:table-cell office:value-type="float" office:value="0.00438606" calcext:value-type="float">
            <text:p>0.00438606</text:p>
          </table:table-cell>
          <table:table-cell office:value-type="float" office:value="588670" calcext:value-type="float">
            <text:p>588670</text:p>
          </table:table-cell>
          <table:table-cell office:value-type="float" office:value="1000" calcext:value-type="float">
            <text:p>1000</text:p>
          </table:table-cell>
          <table:table-cell office:value-type="float" office:value="588.67" calcext:value-type="float">
            <text:p>588.67</text:p>
          </table:table-cell>
          <table:table-cell office:value-type="float" office:value="208" calcext:value-type="float">
            <text:p>208</text:p>
          </table:table-cell>
          <table:table-cell office:value-type="float" office:value="1122" calcext:value-type="float">
            <text:p>1122</text:p>
          </table:table-cell>
          <table:table-cell office:value-type="float" office:value="10543" calcext:value-type="float">
            <text:p>10543</text:p>
          </table:table-cell>
          <table:table-cell office:value-type="float" office:value="1000" calcext:value-type="float">
            <text:p>1000</text:p>
          </table:table-cell>
          <table:table-cell office:value-type="float" office:value="10.543" calcext:value-type="float">
            <text:p>10.54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20131529618527" calcext:value-type="float">
            <text:p>9.20131529618527</text:p>
          </table:table-cell>
          <table:table-cell table:formula="of:=LOG([.Q8])/LOG(2)" office:value-type="float" office:value="10.1318569606088" calcext:value-type="float">
            <text:p>10.13185696060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422463" calcext:value-type="float">
            <text:p>422463</text:p>
          </table:table-cell>
          <table:table-cell office:value-type="float" office:value="1000" calcext:value-type="float">
            <text:p>1000</text:p>
          </table:table-cell>
          <table:table-cell office:value-type="float" office:value="422.463" calcext:value-type="float">
            <text:p>422.463</text:p>
          </table:table-cell>
          <table:table-cell office:value-type="float" office:value="388" calcext:value-type="float">
            <text:p>388</text:p>
          </table:table-cell>
          <table:table-cell office:value-type="float" office:value="450" calcext:value-type="float">
            <text:p>450</text:p>
          </table:table-cell>
          <table:table-cell office:value-type="float" office:value="4.74216" calcext:value-type="float">
            <text:p>4.742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474216" calcext:value-type="float">
            <text:p>0.00474216</text:p>
          </table:table-cell>
          <table:table-cell office:value-type="float" office:value="0.00193192" calcext:value-type="float">
            <text:p>0.00193192</text:p>
          </table:table-cell>
          <table:table-cell office:value-type="float" office:value="0.0101884" calcext:value-type="float">
            <text:p>0.0101884</text:p>
          </table:table-cell>
          <table:table-cell office:value-type="float" office:value="936914" calcext:value-type="float">
            <text:p>936914</text:p>
          </table:table-cell>
          <table:table-cell office:value-type="float" office:value="1000" calcext:value-type="float">
            <text:p>1000</text:p>
          </table:table-cell>
          <table:table-cell office:value-type="float" office:value="936.914" calcext:value-type="float">
            <text:p>936.914</text:p>
          </table:table-cell>
          <table:table-cell office:value-type="float" office:value="206" calcext:value-type="float">
            <text:p>206</text:p>
          </table:table-cell>
          <table:table-cell office:value-type="float" office:value="2743" calcext:value-type="float">
            <text:p>2743</text:p>
          </table:table-cell>
          <table:table-cell office:value-type="float" office:value="13170" calcext:value-type="float">
            <text:p>13170</text:p>
          </table:table-cell>
          <table:table-cell office:value-type="float" office:value="1000" calcext:value-type="float">
            <text:p>1000</text:p>
          </table:table-cell>
          <table:table-cell office:value-type="float" office:value="13.17" calcext:value-type="float">
            <text:p>13.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9.87177281773639" calcext:value-type="float">
            <text:p>9.87177281773639</text:p>
          </table:table-cell>
          <table:table-cell table:formula="of:=LOG([.Q9])/LOG(2)" office:value-type="float" office:value="11.4215389068483" calcext:value-type="float">
            <text:p>11.42153890684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475096" calcext:value-type="float">
            <text:p>475096</text:p>
          </table:table-cell>
          <table:table-cell office:value-type="float" office:value="1000" calcext:value-type="float">
            <text:p>1000</text:p>
          </table:table-cell>
          <table:table-cell office:value-type="float" office:value="475.096" calcext:value-type="float">
            <text:p>475.096</text:p>
          </table:table-cell>
          <table:table-cell office:value-type="float" office:value="454" calcext:value-type="float">
            <text:p>454</text:p>
          </table:table-cell>
          <table:table-cell office:value-type="float" office:value="495" calcext:value-type="float">
            <text:p>495</text:p>
          </table:table-cell>
          <table:table-cell office:value-type="float" office:value="7.06678" calcext:value-type="float">
            <text:p>7.066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706678" calcext:value-type="float">
            <text:p>0.00706678</text:p>
          </table:table-cell>
          <table:table-cell office:value-type="float" office:value="0.00145665" calcext:value-type="float">
            <text:p>0.00145665</text:p>
          </table:table-cell>
          <table:table-cell office:value-type="float" office:value="0.0226347" calcext:value-type="float">
            <text:p>0.0226347</text:p>
          </table:table-cell>
          <table:table-cell office:value-type="float" office:value="1279061" calcext:value-type="float">
            <text:p>1279061</text:p>
          </table:table-cell>
          <table:table-cell office:value-type="float" office:value="1000" calcext:value-type="float">
            <text:p>1000</text:p>
          </table:table-cell>
          <table:table-cell office:value-type="float" office:value="1279.06" calcext:value-type="float">
            <text:p>1279.06</text:p>
          </table:table-cell>
          <table:table-cell office:value-type="float" office:value="144" calcext:value-type="float">
            <text:p>144</text:p>
          </table:table-cell>
          <table:table-cell office:value-type="float" office:value="5621" calcext:value-type="float">
            <text:p>5621</text:p>
          </table:table-cell>
          <table:table-cell office:value-type="float" office:value="17744" calcext:value-type="float">
            <text:p>17744</text:p>
          </table:table-cell>
          <table:table-cell office:value-type="float" office:value="1000" calcext:value-type="float">
            <text:p>1000</text:p>
          </table:table-cell>
          <table:table-cell office:value-type="float" office:value="17.744" calcext:value-type="float">
            <text:p>17.74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0.3208682264986" calcext:value-type="float">
            <text:p>10.3208682264986</text:p>
          </table:table-cell>
          <table:table-cell table:formula="of:=LOG([.Q10])/LOG(2)" office:value-type="float" office:value="12.4566110995749" calcext:value-type="float">
            <text:p>12.4566110995749</text:p>
          </table:table-cell>
        </table:table-row>
      </table:table>
      <table:table table:name="summary_3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6264" calcext:value-type="float">
            <text:p>56264</text:p>
          </table:table-cell>
          <table:table-cell office:value-type="float" office:value="1000" calcext:value-type="float">
            <text:p>1000</text:p>
          </table:table-cell>
          <table:table-cell office:value-type="float" office:value="56.264" calcext:value-type="float">
            <text:p>56.264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0.204234" calcext:value-type="float">
            <text:p>0.2042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4234" calcext:value-type="float">
            <text:p>0.000204234</text:p>
          </table:table-cell>
          <table:table-cell office:value-type="float" office:value="0.000175809" calcext:value-type="float">
            <text:p>0.000175809</text:p>
          </table:table-cell>
          <table:table-cell office:value-type="float" office:value="0.000256269" calcext:value-type="float">
            <text:p>0.000256269</text:p>
          </table:table-cell>
          <table:table-cell office:value-type="float" office:value="59212" calcext:value-type="float">
            <text:p>59212</text:p>
          </table:table-cell>
          <table:table-cell office:value-type="float" office:value="1000" calcext:value-type="float">
            <text:p>1000</text:p>
          </table:table-cell>
          <table:table-cell office:value-type="float" office:value="59.212" calcext:value-type="float">
            <text:p>59.212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4023" calcext:value-type="float">
            <text:p>4023</text:p>
          </table:table-cell>
          <table:table-cell office:value-type="float" office:value="1000" calcext:value-type="float">
            <text:p>1000</text:p>
          </table:table-cell>
          <table:table-cell office:value-type="float" office:value="4.023" calcext:value-type="float">
            <text:p>4.0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88781767929055" calcext:value-type="float">
            <text:p>5.88781767929055</text:p>
          </table:table-cell>
          <table:table-cell table:formula="of:=LOG([.Q2])/LOG(2)" office:value-type="float" office:value="6.37503943134693" calcext:value-type="float">
            <text:p>6.375039431346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12095" calcext:value-type="float">
            <text:p>112095</text:p>
          </table:table-cell>
          <table:table-cell office:value-type="float" office:value="1000" calcext:value-type="float">
            <text:p>1000</text:p>
          </table:table-cell>
          <table:table-cell office:value-type="float" office:value="112.095" calcext:value-type="float">
            <text:p>112.095</text:p>
          </table:table-cell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  <table:table-cell office:value-type="float" office:value="0.28911" calcext:value-type="float">
            <text:p>0.289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911" calcext:value-type="float">
            <text:p>0.00028911</text:p>
          </table:table-cell>
          <table:table-cell office:value-type="float" office:value="0.000222497" calcext:value-type="float">
            <text:p>0.000222497</text:p>
          </table:table-cell>
          <table:table-cell office:value-type="float" office:value="0.000380976" calcext:value-type="float">
            <text:p>0.000380976</text:p>
          </table:table-cell>
          <table:table-cell office:value-type="float" office:value="93892" calcext:value-type="float">
            <text:p>93892</text:p>
          </table:table-cell>
          <table:table-cell office:value-type="float" office:value="1000" calcext:value-type="float">
            <text:p>1000</text:p>
          </table:table-cell>
          <table:table-cell office:value-type="float" office:value="93.892" calcext:value-type="float">
            <text:p>93.892</text:p>
          </table:table-cell>
          <table:table-cell office:value-type="float" office:value="56" calcext:value-type="float">
            <text:p>56</text:p>
          </table:table-cell>
          <table:table-cell office:value-type="float" office:value="147" calcext:value-type="float">
            <text:p>147</text:p>
          </table:table-cell>
          <table:table-cell office:value-type="float" office:value="4866" calcext:value-type="float">
            <text:p>4866</text:p>
          </table:table-cell>
          <table:table-cell office:value-type="float" office:value="1000" calcext:value-type="float">
            <text:p>1000</text:p>
          </table:table-cell>
          <table:table-cell office:value-type="float" office:value="4.866" calcext:value-type="float">
            <text:p>4.8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55293033421467" calcext:value-type="float">
            <text:p>6.55293033421467</text:p>
          </table:table-cell>
          <table:table-cell table:formula="of:=LOG([.Q3])/LOG(2)" office:value-type="float" office:value="7.19967234483636" calcext:value-type="float">
            <text:p>7.199672344836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68556" calcext:value-type="float">
            <text:p>168556</text:p>
          </table:table-cell>
          <table:table-cell office:value-type="float" office:value="1000" calcext:value-type="float">
            <text:p>1000</text:p>
          </table:table-cell>
          <table:table-cell office:value-type="float" office:value="168.556" calcext:value-type="float">
            <text:p>168.556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office:value-type="float" office:value="0.429686" calcext:value-type="float">
            <text:p>0.4296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9686" calcext:value-type="float">
            <text:p>0.000429686</text:p>
          </table:table-cell>
          <table:table-cell office:value-type="float" office:value="0.000319794" calcext:value-type="float">
            <text:p>0.000319794</text:p>
          </table:table-cell>
          <table:table-cell office:value-type="float" office:value="0.000564824" calcext:value-type="float">
            <text:p>0.000564824</text:p>
          </table:table-cell>
          <table:table-cell office:value-type="float" office:value="136215" calcext:value-type="float">
            <text:p>136215</text:p>
          </table:table-cell>
          <table:table-cell office:value-type="float" office:value="1000" calcext:value-type="float">
            <text:p>1000</text:p>
          </table:table-cell>
          <table:table-cell office:value-type="float" office:value="136.215" calcext:value-type="float">
            <text:p>136.215</text:p>
          </table:table-cell>
          <table:table-cell office:value-type="float" office:value="83" calcext:value-type="float">
            <text:p>83</text:p>
          </table:table-cell>
          <table:table-cell office:value-type="float" office:value="198" calcext:value-type="float">
            <text:p>198</text:p>
          </table:table-cell>
          <table:table-cell office:value-type="float" office:value="5632" calcext:value-type="float">
            <text:p>5632</text:p>
          </table:table-cell>
          <table:table-cell office:value-type="float" office:value="1000" calcext:value-type="float">
            <text:p>1000</text:p>
          </table:table-cell>
          <table:table-cell office:value-type="float" office:value="5.632" calcext:value-type="float">
            <text:p>5.6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0897417714951" calcext:value-type="float">
            <text:p>7.0897417714951</text:p>
          </table:table-cell>
          <table:table-cell table:formula="of:=LOG([.Q4])/LOG(2)" office:value-type="float" office:value="7.62935662007961" calcext:value-type="float">
            <text:p>7.629356620079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24330" calcext:value-type="float">
            <text:p>224330</text:p>
          </table:table-cell>
          <table:table-cell office:value-type="float" office:value="1000" calcext:value-type="float">
            <text:p>1000</text:p>
          </table:table-cell>
          <table:table-cell office:value-type="float" office:value="224.33" calcext:value-type="float">
            <text:p>224.33</text:p>
          </table:table-cell>
          <table:table-cell office:value-type="float" office:value="190" calcext:value-type="float">
            <text:p>190</text:p>
          </table:table-cell>
          <table:table-cell office:value-type="float" office:value="261" calcext:value-type="float">
            <text:p>261</text:p>
          </table:table-cell>
          <table:table-cell office:value-type="float" office:value="0.653936" calcext:value-type="float">
            <text:p>0.6539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53936" calcext:value-type="float">
            <text:p>0.000653936</text:p>
          </table:table-cell>
          <table:table-cell office:value-type="float" office:value="0.000475054" calcext:value-type="float">
            <text:p>0.000475054</text:p>
          </table:table-cell>
          <table:table-cell office:value-type="float" office:value="0.00104054" calcext:value-type="float">
            <text:p>0.00104054</text:p>
          </table:table-cell>
          <table:table-cell office:value-type="float" office:value="194341" calcext:value-type="float">
            <text:p>194341</text:p>
          </table:table-cell>
          <table:table-cell office:value-type="float" office:value="1000" calcext:value-type="float">
            <text:p>1000</text:p>
          </table:table-cell>
          <table:table-cell office:value-type="float" office:value="194.341" calcext:value-type="float">
            <text:p>194.341</text:p>
          </table:table-cell>
          <table:table-cell office:value-type="float" office:value="116" calcext:value-type="float">
            <text:p>116</text:p>
          </table:table-cell>
          <table:table-cell office:value-type="float" office:value="326" calcext:value-type="float">
            <text:p>326</text:p>
          </table:table-cell>
          <table:table-cell office:value-type="float" office:value="6475" calcext:value-type="float">
            <text:p>6475</text:p>
          </table:table-cell>
          <table:table-cell office:value-type="float" office:value="1000" calcext:value-type="float">
            <text:p>1000</text:p>
          </table:table-cell>
          <table:table-cell office:value-type="float" office:value="6.475" calcext:value-type="float">
            <text:p>6.4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60244648728453" calcext:value-type="float">
            <text:p>7.60244648728453</text:p>
          </table:table-cell>
          <table:table-cell table:formula="of:=LOG([.Q5])/LOG(2)" office:value-type="float" office:value="8.34872815423108" calcext:value-type="float">
            <text:p>8.348728154231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280966" calcext:value-type="float">
            <text:p>280966</text:p>
          </table:table-cell>
          <table:table-cell office:value-type="float" office:value="1000" calcext:value-type="float">
            <text:p>1000</text:p>
          </table:table-cell>
          <table:table-cell office:value-type="float" office:value="280.966" calcext:value-type="float">
            <text:p>280.966</text:p>
          </table:table-cell>
          <table:table-cell office:value-type="float" office:value="242" calcext:value-type="float">
            <text:p>242</text:p>
          </table:table-cell>
          <table:table-cell office:value-type="float" office:value="320" calcext:value-type="float">
            <text:p>320</text:p>
          </table:table-cell>
          <table:table-cell office:value-type="float" office:value="1.03776" calcext:value-type="float">
            <text:p>1.037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3776" calcext:value-type="float">
            <text:p>0.00103776</text:p>
          </table:table-cell>
          <table:table-cell office:value-type="float" office:value="0.000676335" calcext:value-type="float">
            <text:p>0.000676335</text:p>
          </table:table-cell>
          <table:table-cell office:value-type="float" office:value="0.00169454" calcext:value-type="float">
            <text:p>0.00169454</text:p>
          </table:table-cell>
          <table:table-cell office:value-type="float" office:value="283146" calcext:value-type="float">
            <text:p>283146</text:p>
          </table:table-cell>
          <table:table-cell office:value-type="float" office:value="1000" calcext:value-type="float">
            <text:p>1000</text:p>
          </table:table-cell>
          <table:table-cell office:value-type="float" office:value="283.146" calcext:value-type="float">
            <text:p>283.146</text:p>
          </table:table-cell>
          <table:table-cell office:value-type="float" office:value="142" calcext:value-type="float">
            <text:p>142</text:p>
          </table:table-cell>
          <table:table-cell office:value-type="float" office:value="503" calcext:value-type="float">
            <text:p>503</text:p>
          </table:table-cell>
          <table:table-cell office:value-type="float" office:value="7578" calcext:value-type="float">
            <text:p>7578</text:p>
          </table:table-cell>
          <table:table-cell office:value-type="float" office:value="1000" calcext:value-type="float">
            <text:p>1000</text:p>
          </table:table-cell>
          <table:table-cell office:value-type="float" office:value="7.578" calcext:value-type="float">
            <text:p>7.57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14540233880939" calcext:value-type="float">
            <text:p>8.14540233880939</text:p>
          </table:table-cell>
          <table:table-cell table:formula="of:=LOG([.Q6])/LOG(2)" office:value-type="float" office:value="8.97441458980553" calcext:value-type="float">
            <text:p>8.974414589805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336366" calcext:value-type="float">
            <text:p>336366</text:p>
          </table:table-cell>
          <table:table-cell office:value-type="float" office:value="1000" calcext:value-type="float">
            <text:p>1000</text:p>
          </table:table-cell>
          <table:table-cell office:value-type="float" office:value="336.366" calcext:value-type="float">
            <text:p>336.366</text:p>
          </table:table-cell>
          <table:table-cell office:value-type="float" office:value="300" calcext:value-type="float">
            <text:p>300</text:p>
          </table:table-cell>
          <table:table-cell office:value-type="float" office:value="367" calcext:value-type="float">
            <text:p>367</text:p>
          </table:table-cell>
          <table:table-cell office:value-type="float" office:value="1.72521" calcext:value-type="float">
            <text:p>1.725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2521" calcext:value-type="float">
            <text:p>0.00172521</text:p>
          </table:table-cell>
          <table:table-cell office:value-type="float" office:value="0.0010444" calcext:value-type="float">
            <text:p>0.0010444</text:p>
          </table:table-cell>
          <table:table-cell office:value-type="float" office:value="0.00266571" calcext:value-type="float">
            <text:p>0.00266571</text:p>
          </table:table-cell>
          <table:table-cell office:value-type="float" office:value="428833" calcext:value-type="float">
            <text:p>428833</text:p>
          </table:table-cell>
          <table:table-cell office:value-type="float" office:value="1000" calcext:value-type="float">
            <text:p>1000</text:p>
          </table:table-cell>
          <table:table-cell office:value-type="float" office:value="428.833" calcext:value-type="float">
            <text:p>428.833</text:p>
          </table:table-cell>
          <table:table-cell office:value-type="float" office:value="181" calcext:value-type="float">
            <text:p>181</text:p>
          </table:table-cell>
          <table:table-cell office:value-type="float" office:value="711" calcext:value-type="float">
            <text:p>711</text:p>
          </table:table-cell>
          <table:table-cell office:value-type="float" office:value="8864" calcext:value-type="float">
            <text:p>8864</text:p>
          </table:table-cell>
          <table:table-cell office:value-type="float" office:value="1000" calcext:value-type="float">
            <text:p>1000</text:p>
          </table:table-cell>
          <table:table-cell office:value-type="float" office:value="8.864" calcext:value-type="float">
            <text:p>8.86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74427211960137" calcext:value-type="float">
            <text:p>8.74427211960137</text:p>
          </table:table-cell>
          <table:table-cell table:formula="of:=LOG([.Q7])/LOG(2)" office:value-type="float" office:value="9.47370574961942" calcext:value-type="float">
            <text:p>9.473705749619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392632" calcext:value-type="float">
            <text:p>392632</text:p>
          </table:table-cell>
          <table:table-cell office:value-type="float" office:value="1000" calcext:value-type="float">
            <text:p>1000</text:p>
          </table:table-cell>
          <table:table-cell office:value-type="float" office:value="392.632" calcext:value-type="float">
            <text:p>392.632</text:p>
          </table:table-cell>
          <table:table-cell office:value-type="float" office:value="355" calcext:value-type="float">
            <text:p>355</text:p>
          </table:table-cell>
          <table:table-cell office:value-type="float" office:value="426" calcext:value-type="float">
            <text:p>426</text:p>
          </table:table-cell>
          <table:table-cell office:value-type="float" office:value="3.04843" calcext:value-type="float">
            <text:p>3.048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04843" calcext:value-type="float">
            <text:p>0.00304843</text:p>
          </table:table-cell>
          <table:table-cell office:value-type="float" office:value="0.00161172" calcext:value-type="float">
            <text:p>0.00161172</text:p>
          </table:table-cell>
          <table:table-cell office:value-type="float" office:value="0.00533035" calcext:value-type="float">
            <text:p>0.00533035</text:p>
          </table:table-cell>
          <table:table-cell office:value-type="float" office:value="673110" calcext:value-type="float">
            <text:p>673110</text:p>
          </table:table-cell>
          <table:table-cell office:value-type="float" office:value="1000" calcext:value-type="float">
            <text:p>1000</text:p>
          </table:table-cell>
          <table:table-cell office:value-type="float" office:value="673.11" calcext:value-type="float">
            <text:p>673.11</text:p>
          </table:table-cell>
          <table:table-cell office:value-type="float" office:value="234" calcext:value-type="float">
            <text:p>234</text:p>
          </table:table-cell>
          <table:table-cell office:value-type="float" office:value="1364" calcext:value-type="float">
            <text:p>1364</text:p>
          </table:table-cell>
          <table:table-cell office:value-type="float" office:value="10657" calcext:value-type="float">
            <text:p>10657</text:p>
          </table:table-cell>
          <table:table-cell office:value-type="float" office:value="1000" calcext:value-type="float">
            <text:p>1000</text:p>
          </table:table-cell>
          <table:table-cell office:value-type="float" office:value="10.657" calcext:value-type="float">
            <text:p>10.65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39469847988025" calcext:value-type="float">
            <text:p>9.39469847988025</text:p>
          </table:table-cell>
          <table:table-cell table:formula="of:=LOG([.Q8])/LOG(2)" office:value-type="float" office:value="10.4136279290242" calcext:value-type="float">
            <text:p>10.41362792902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449014" calcext:value-type="float">
            <text:p>449014</text:p>
          </table:table-cell>
          <table:table-cell office:value-type="float" office:value="1000" calcext:value-type="float">
            <text:p>1000</text:p>
          </table:table-cell>
          <table:table-cell office:value-type="float" office:value="449.014" calcext:value-type="float">
            <text:p>449.014</text:p>
          </table:table-cell>
          <table:table-cell office:value-type="float" office:value="408" calcext:value-type="float">
            <text:p>408</text:p>
          </table:table-cell>
          <table:table-cell office:value-type="float" office:value="490" calcext:value-type="float">
            <text:p>490</text:p>
          </table:table-cell>
          <table:table-cell office:value-type="float" office:value="5.55712" calcext:value-type="float">
            <text:p>5.557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55712" calcext:value-type="float">
            <text:p>0.00555712</text:p>
          </table:table-cell>
          <table:table-cell office:value-type="float" office:value="0.00241376" calcext:value-type="float">
            <text:p>0.00241376</text:p>
          </table:table-cell>
          <table:table-cell office:value-type="float" office:value="0.011684" calcext:value-type="float">
            <text:p>0.011684</text:p>
          </table:table-cell>
          <table:table-cell office:value-type="float" office:value="1080092" calcext:value-type="float">
            <text:p>1080092</text:p>
          </table:table-cell>
          <table:table-cell office:value-type="float" office:value="1000" calcext:value-type="float">
            <text:p>1000</text:p>
          </table:table-cell>
          <table:table-cell office:value-type="float" office:value="1080.09" calcext:value-type="float">
            <text:p>1080.09</text:p>
          </table:table-cell>
          <table:table-cell office:value-type="float" office:value="289" calcext:value-type="float">
            <text:p>289</text:p>
          </table:table-cell>
          <table:table-cell office:value-type="float" office:value="3098" calcext:value-type="float">
            <text:p>3098</text:p>
          </table:table-cell>
          <table:table-cell office:value-type="float" office:value="13364" calcext:value-type="float">
            <text:p>13364</text:p>
          </table:table-cell>
          <table:table-cell office:value-type="float" office:value="1000" calcext:value-type="float">
            <text:p>1000</text:p>
          </table:table-cell>
          <table:table-cell office:value-type="float" office:value="13.364" calcext:value-type="float">
            <text:p>13.36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0.0769358166285" calcext:value-type="float">
            <text:p>10.0769358166285</text:p>
          </table:table-cell>
          <table:table-cell table:formula="of:=LOG([.Q9])/LOG(2)" office:value-type="float" office:value="11.5971214287896" calcext:value-type="float">
            <text:p>11.59712142878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504805" calcext:value-type="float">
            <text:p>504805</text:p>
          </table:table-cell>
          <table:table-cell office:value-type="float" office:value="1000" calcext:value-type="float">
            <text:p>1000</text:p>
          </table:table-cell>
          <table:table-cell office:value-type="float" office:value="504.805" calcext:value-type="float">
            <text:p>504.805</text:p>
          </table:table-cell>
          <table:table-cell office:value-type="float" office:value="483" calcext:value-type="float">
            <text:p>483</text:p>
          </table:table-cell>
          <table:table-cell office:value-type="float" office:value="526" calcext:value-type="float">
            <text:p>526</text:p>
          </table:table-cell>
          <table:table-cell office:value-type="float" office:value="8.8192" calcext:value-type="float">
            <text:p>8.81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88192" calcext:value-type="float">
            <text:p>0.0088192</text:p>
          </table:table-cell>
          <table:table-cell office:value-type="float" office:value="0.00256887" calcext:value-type="float">
            <text:p>0.00256887</text:p>
          </table:table-cell>
          <table:table-cell office:value-type="float" office:value="0.0249535" calcext:value-type="float">
            <text:p>0.0249535</text:p>
          </table:table-cell>
          <table:table-cell office:value-type="float" office:value="1567381" calcext:value-type="float">
            <text:p>1567381</text:p>
          </table:table-cell>
          <table:table-cell office:value-type="float" office:value="1000" calcext:value-type="float">
            <text:p>1000</text:p>
          </table:table-cell>
          <table:table-cell office:value-type="float" office:value="1567.38" calcext:value-type="float">
            <text:p>1567.38</text:p>
          </table:table-cell>
          <table:table-cell office:value-type="float" office:value="321" calcext:value-type="float">
            <text:p>321</text:p>
          </table:table-cell>
          <table:table-cell office:value-type="float" office:value="5318" calcext:value-type="float">
            <text:p>5318</text:p>
          </table:table-cell>
          <table:table-cell office:value-type="float" office:value="18013" calcext:value-type="float">
            <text:p>18013</text:p>
          </table:table-cell>
          <table:table-cell office:value-type="float" office:value="1000" calcext:value-type="float">
            <text:p>1000</text:p>
          </table:table-cell>
          <table:table-cell office:value-type="float" office:value="18.013" calcext:value-type="float">
            <text:p>18.0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0.6141392779082" calcext:value-type="float">
            <text:p>10.6141392779082</text:p>
          </table:table-cell>
          <table:table-cell table:formula="of:=LOG([.Q10])/LOG(2)" office:value-type="float" office:value="12.3766680618577" calcext:value-type="float">
            <text:p>12.3766680618577</text:p>
          </table:table-cell>
        </table:table-row>
      </table:table>
      <table:table table:name="summary_3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9184" calcext:value-type="float">
            <text:p>59184</text:p>
          </table:table-cell>
          <table:table-cell office:value-type="float" office:value="1000" calcext:value-type="float">
            <text:p>1000</text:p>
          </table:table-cell>
          <table:table-cell office:value-type="float" office:value="59.184" calcext:value-type="float">
            <text:p>59.184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0.216839" calcext:value-type="float">
            <text:p>0.2168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6839" calcext:value-type="float">
            <text:p>0.000216839</text:p>
          </table:table-cell>
          <table:table-cell office:value-type="float" office:value="0.000180446" calcext:value-type="float">
            <text:p>0.000180446</text:p>
          </table:table-cell>
          <table:table-cell office:value-type="float" office:value="0.000279958" calcext:value-type="float">
            <text:p>0.000279958</text:p>
          </table:table-cell>
          <table:table-cell office:value-type="float" office:value="62050" calcext:value-type="float">
            <text:p>62050</text:p>
          </table:table-cell>
          <table:table-cell office:value-type="float" office:value="1000" calcext:value-type="float">
            <text:p>1000</text:p>
          </table:table-cell>
          <table:table-cell office:value-type="float" office:value="62.05" calcext:value-type="float">
            <text:p>62.05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4043" calcext:value-type="float">
            <text:p>4043</text:p>
          </table:table-cell>
          <table:table-cell office:value-type="float" office:value="1000" calcext:value-type="float">
            <text:p>1000</text:p>
          </table:table-cell>
          <table:table-cell office:value-type="float" office:value="4.043" calcext:value-type="float">
            <text:p>4.04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95535930524299" calcext:value-type="float">
            <text:p>5.95535930524299</text:p>
          </table:table-cell>
          <table:table-cell table:formula="of:=LOG([.Q2])/LOG(2)" office:value-type="float" office:value="6.55458885167764" calcext:value-type="float">
            <text:p>6.554588851677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19114" calcext:value-type="float">
            <text:p>119114</text:p>
          </table:table-cell>
          <table:table-cell office:value-type="float" office:value="1000" calcext:value-type="float">
            <text:p>1000</text:p>
          </table:table-cell>
          <table:table-cell office:value-type="float" office:value="119.114" calcext:value-type="float">
            <text:p>119.114</text:p>
          </table:table-cell>
          <table:table-cell office:value-type="float" office:value="89" calcext:value-type="float">
            <text:p>89</text:p>
          </table:table-cell>
          <table:table-cell office:value-type="float" office:value="152" calcext:value-type="float">
            <text:p>152</text:p>
          </table:table-cell>
          <table:table-cell office:value-type="float" office:value="0.3104" calcext:value-type="float">
            <text:p>0.31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04" calcext:value-type="float">
            <text:p>0.0003104</text:p>
          </table:table-cell>
          <table:table-cell office:value-type="float" office:value="0.000245798" calcext:value-type="float">
            <text:p>0.000245798</text:p>
          </table:table-cell>
          <table:table-cell office:value-type="float" office:value="0.000405724" calcext:value-type="float">
            <text:p>0.000405724</text:p>
          </table:table-cell>
          <table:table-cell office:value-type="float" office:value="99474" calcext:value-type="float">
            <text:p>99474</text:p>
          </table:table-cell>
          <table:table-cell office:value-type="float" office:value="1000" calcext:value-type="float">
            <text:p>1000</text:p>
          </table:table-cell>
          <table:table-cell office:value-type="float" office:value="99.474" calcext:value-type="float">
            <text:p>99.474</text:p>
          </table:table-cell>
          <table:table-cell office:value-type="float" office:value="63" calcext:value-type="float">
            <text:p>63</text:p>
          </table:table-cell>
          <table:table-cell office:value-type="float" office:value="147" calcext:value-type="float">
            <text:p>147</text:p>
          </table:table-cell>
          <table:table-cell office:value-type="float" office:value="4895" calcext:value-type="float">
            <text:p>4895</text:p>
          </table:table-cell>
          <table:table-cell office:value-type="float" office:value="1000" calcext:value-type="float">
            <text:p>1000</text:p>
          </table:table-cell>
          <table:table-cell office:value-type="float" office:value="4.895" calcext:value-type="float">
            <text:p>4.89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63624758564184" calcext:value-type="float">
            <text:p>6.63624758564184</text:p>
          </table:table-cell>
          <table:table-cell table:formula="of:=LOG([.Q3])/LOG(2)" office:value-type="float" office:value="7.19967234483636" calcext:value-type="float">
            <text:p>7.199672344836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78077" calcext:value-type="float">
            <text:p>178077</text:p>
          </table:table-cell>
          <table:table-cell office:value-type="float" office:value="1000" calcext:value-type="float">
            <text:p>1000</text:p>
          </table:table-cell>
          <table:table-cell office:value-type="float" office:value="178.077" calcext:value-type="float">
            <text:p>178.077</text:p>
          </table:table-cell>
          <table:table-cell office:value-type="float" office:value="147" calcext:value-type="float">
            <text:p>147</text:p>
          </table:table-cell>
          <table:table-cell office:value-type="float" office:value="214" calcext:value-type="float">
            <text:p>214</text:p>
          </table:table-cell>
          <table:table-cell office:value-type="float" office:value="0.463607" calcext:value-type="float">
            <text:p>0.4636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3607" calcext:value-type="float">
            <text:p>0.000463607</text:p>
          </table:table-cell>
          <table:table-cell office:value-type="float" office:value="0.000337919" calcext:value-type="float">
            <text:p>0.000337919</text:p>
          </table:table-cell>
          <table:table-cell office:value-type="float" office:value="0.000621961" calcext:value-type="float">
            <text:p>0.000621961</text:p>
          </table:table-cell>
          <table:table-cell office:value-type="float" office:value="146045" calcext:value-type="float">
            <text:p>146045</text:p>
          </table:table-cell>
          <table:table-cell office:value-type="float" office:value="1000" calcext:value-type="float">
            <text:p>1000</text:p>
          </table:table-cell>
          <table:table-cell office:value-type="float" office:value="146.045" calcext:value-type="float">
            <text:p>146.045</text:p>
          </table:table-cell>
          <table:table-cell office:value-type="float" office:value="93" calcext:value-type="float">
            <text:p>93</text:p>
          </table:table-cell>
          <table:table-cell office:value-type="float" office:value="205" calcext:value-type="float">
            <text:p>205</text:p>
          </table:table-cell>
          <table:table-cell office:value-type="float" office:value="5641" calcext:value-type="float">
            <text:p>5641</text:p>
          </table:table-cell>
          <table:table-cell office:value-type="float" office:value="1000" calcext:value-type="float">
            <text:p>1000</text:p>
          </table:table-cell>
          <table:table-cell office:value-type="float" office:value="5.641" calcext:value-type="float">
            <text:p>5.6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19026915664648" calcext:value-type="float">
            <text:p>7.19026915664648</text:p>
          </table:table-cell>
          <table:table-cell table:formula="of:=LOG([.Q4])/LOG(2)" office:value-type="float" office:value="7.67948009950545" calcext:value-type="float">
            <text:p>7.679480099505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38263" calcext:value-type="float">
            <text:p>238263</text:p>
          </table:table-cell>
          <table:table-cell office:value-type="float" office:value="1000" calcext:value-type="float">
            <text:p>1000</text:p>
          </table:table-cell>
          <table:table-cell office:value-type="float" office:value="238.263" calcext:value-type="float">
            <text:p>238.263</text:p>
          </table:table-cell>
          <table:table-cell office:value-type="float" office:value="207" calcext:value-type="float">
            <text:p>207</text:p>
          </table:table-cell>
          <table:table-cell office:value-type="float" office:value="279" calcext:value-type="float">
            <text:p>279</text:p>
          </table:table-cell>
          <table:table-cell office:value-type="float" office:value="0.715954" calcext:value-type="float">
            <text:p>0.7159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15954" calcext:value-type="float">
            <text:p>0.000715954</text:p>
          </table:table-cell>
          <table:table-cell office:value-type="float" office:value="0.000533159" calcext:value-type="float">
            <text:p>0.000533159</text:p>
          </table:table-cell>
          <table:table-cell office:value-type="float" office:value="0.00113178" calcext:value-type="float">
            <text:p>0.00113178</text:p>
          </table:table-cell>
          <table:table-cell office:value-type="float" office:value="211420" calcext:value-type="float">
            <text:p>211420</text:p>
          </table:table-cell>
          <table:table-cell office:value-type="float" office:value="1000" calcext:value-type="float">
            <text:p>1000</text:p>
          </table:table-cell>
          <table:table-cell office:value-type="float" office:value="211.42" calcext:value-type="float">
            <text:p>211.42</text:p>
          </table:table-cell>
          <table:table-cell office:value-type="float" office:value="136" calcext:value-type="float">
            <text:p>136</text:p>
          </table:table-cell>
          <table:table-cell office:value-type="float" office:value="374" calcext:value-type="float">
            <text:p>374</text:p>
          </table:table-cell>
          <table:table-cell office:value-type="float" office:value="6526" calcext:value-type="float">
            <text:p>6526</text:p>
          </table:table-cell>
          <table:table-cell office:value-type="float" office:value="1000" calcext:value-type="float">
            <text:p>1000</text:p>
          </table:table-cell>
          <table:table-cell office:value-type="float" office:value="6.526" calcext:value-type="float">
            <text:p>6.5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72396804963632" calcext:value-type="float">
            <text:p>7.72396804963632</text:p>
          </table:table-cell>
          <table:table-cell table:formula="of:=LOG([.Q5])/LOG(2)" office:value-type="float" office:value="8.54689445988764" calcext:value-type="float">
            <text:p>8.546894459887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97468" calcext:value-type="float">
            <text:p>297468</text:p>
          </table:table-cell>
          <table:table-cell office:value-type="float" office:value="1000" calcext:value-type="float">
            <text:p>1000</text:p>
          </table:table-cell>
          <table:table-cell office:value-type="float" office:value="297.468" calcext:value-type="float">
            <text:p>297.468</text:p>
          </table:table-cell>
          <table:table-cell office:value-type="float" office:value="259" calcext:value-type="float">
            <text:p>259</text:p>
          </table:table-cell>
          <table:table-cell office:value-type="float" office:value="330" calcext:value-type="float">
            <text:p>330</text:p>
          </table:table-cell>
          <table:table-cell office:value-type="float" office:value="1.14125" calcext:value-type="float">
            <text:p>1.141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4125" calcext:value-type="float">
            <text:p>0.00114125</text:p>
          </table:table-cell>
          <table:table-cell office:value-type="float" office:value="0.000741732" calcext:value-type="float">
            <text:p>0.000741732</text:p>
          </table:table-cell>
          <table:table-cell office:value-type="float" office:value="0.00172022" calcext:value-type="float">
            <text:p>0.00172022</text:p>
          </table:table-cell>
          <table:table-cell office:value-type="float" office:value="308022" calcext:value-type="float">
            <text:p>308022</text:p>
          </table:table-cell>
          <table:table-cell office:value-type="float" office:value="1000" calcext:value-type="float">
            <text:p>1000</text:p>
          </table:table-cell>
          <table:table-cell office:value-type="float" office:value="308.022" calcext:value-type="float">
            <text:p>308.022</text:p>
          </table:table-cell>
          <table:table-cell office:value-type="float" office:value="162" calcext:value-type="float">
            <text:p>162</text:p>
          </table:table-cell>
          <table:table-cell office:value-type="float" office:value="515" calcext:value-type="float">
            <text:p>515</text:p>
          </table:table-cell>
          <table:table-cell office:value-type="float" office:value="7649" calcext:value-type="float">
            <text:p>7649</text:p>
          </table:table-cell>
          <table:table-cell office:value-type="float" office:value="1000" calcext:value-type="float">
            <text:p>1000</text:p>
          </table:table-cell>
          <table:table-cell office:value-type="float" office:value="7.649" calcext:value-type="float">
            <text:p>7.64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26688958666051" calcext:value-type="float">
            <text:p>8.26688958666051</text:p>
          </table:table-cell>
          <table:table-cell table:formula="of:=LOG([.Q6])/LOG(2)" office:value-type="float" office:value="9.00842862207058" calcext:value-type="float">
            <text:p>9.008428622070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6755" calcext:value-type="float">
            <text:p>356755</text:p>
          </table:table-cell>
          <table:table-cell office:value-type="float" office:value="1000" calcext:value-type="float">
            <text:p>1000</text:p>
          </table:table-cell>
          <table:table-cell office:value-type="float" office:value="356.755" calcext:value-type="float">
            <text:p>356.755</text:p>
          </table:table-cell>
          <table:table-cell office:value-type="float" office:value="324" calcext:value-type="float">
            <text:p>324</text:p>
          </table:table-cell>
          <table:table-cell office:value-type="float" office:value="393" calcext:value-type="float">
            <text:p>393</text:p>
          </table:table-cell>
          <table:table-cell office:value-type="float" office:value="1.92518" calcext:value-type="float">
            <text:p>1.925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2518" calcext:value-type="float">
            <text:p>0.00192518</text:p>
          </table:table-cell>
          <table:table-cell office:value-type="float" office:value="0.00112742" calcext:value-type="float">
            <text:p>0.00112742</text:p>
          </table:table-cell>
          <table:table-cell office:value-type="float" office:value="0.00287959" calcext:value-type="float">
            <text:p>0.00287959</text:p>
          </table:table-cell>
          <table:table-cell office:value-type="float" office:value="466873" calcext:value-type="float">
            <text:p>466873</text:p>
          </table:table-cell>
          <table:table-cell office:value-type="float" office:value="1000" calcext:value-type="float">
            <text:p>1000</text:p>
          </table:table-cell>
          <table:table-cell office:value-type="float" office:value="466.873" calcext:value-type="float">
            <text:p>466.873</text:p>
          </table:table-cell>
          <table:table-cell office:value-type="float" office:value="177" calcext:value-type="float">
            <text:p>177</text:p>
          </table:table-cell>
          <table:table-cell office:value-type="float" office:value="779" calcext:value-type="float">
            <text:p>779</text:p>
          </table:table-cell>
          <table:table-cell office:value-type="float" office:value="9017" calcext:value-type="float">
            <text:p>9017</text:p>
          </table:table-cell>
          <table:table-cell office:value-type="float" office:value="1000" calcext:value-type="float">
            <text:p>1000</text:p>
          </table:table-cell>
          <table:table-cell office:value-type="float" office:value="9.017" calcext:value-type="float">
            <text:p>9.01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86688634744364" calcext:value-type="float">
            <text:p>8.86688634744364</text:p>
          </table:table-cell>
          <table:table-cell table:formula="of:=LOG([.Q7])/LOG(2)" office:value-type="float" office:value="9.60547951806167" calcext:value-type="float">
            <text:p>9.605479518061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16275" calcext:value-type="float">
            <text:p>416275</text:p>
          </table:table-cell>
          <table:table-cell office:value-type="float" office:value="1000" calcext:value-type="float">
            <text:p>1000</text:p>
          </table:table-cell>
          <table:table-cell office:value-type="float" office:value="416.275" calcext:value-type="float">
            <text:p>416.275</text:p>
          </table:table-cell>
          <table:table-cell office:value-type="float" office:value="383" calcext:value-type="float">
            <text:p>383</text:p>
          </table:table-cell>
          <table:table-cell office:value-type="float" office:value="449" calcext:value-type="float">
            <text:p>449</text:p>
          </table:table-cell>
          <table:table-cell office:value-type="float" office:value="3.48724" calcext:value-type="float">
            <text:p>3.487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8724" calcext:value-type="float">
            <text:p>0.00348724</text:p>
          </table:table-cell>
          <table:table-cell office:value-type="float" office:value="0.00206882" calcext:value-type="float">
            <text:p>0.00206882</text:p>
          </table:table-cell>
          <table:table-cell office:value-type="float" office:value="0.00629123" calcext:value-type="float">
            <text:p>0.00629123</text:p>
          </table:table-cell>
          <table:table-cell office:value-type="float" office:value="760733" calcext:value-type="float">
            <text:p>760733</text:p>
          </table:table-cell>
          <table:table-cell office:value-type="float" office:value="1000" calcext:value-type="float">
            <text:p>1000</text:p>
          </table:table-cell>
          <table:table-cell office:value-type="float" office:value="760.733" calcext:value-type="float">
            <text:p>760.733</text:p>
          </table:table-cell>
          <table:table-cell office:value-type="float" office:value="351" calcext:value-type="float">
            <text:p>351</text:p>
          </table:table-cell>
          <table:table-cell office:value-type="float" office:value="1727" calcext:value-type="float">
            <text:p>1727</text:p>
          </table:table-cell>
          <table:table-cell office:value-type="float" office:value="10783" calcext:value-type="float">
            <text:p>10783</text:p>
          </table:table-cell>
          <table:table-cell office:value-type="float" office:value="1000" calcext:value-type="float">
            <text:p>1000</text:p>
          </table:table-cell>
          <table:table-cell office:value-type="float" office:value="10.783" calcext:value-type="float">
            <text:p>10.78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57124637915905" calcext:value-type="float">
            <text:p>9.57124637915905</text:p>
          </table:table-cell>
          <table:table-cell table:formula="of:=LOG([.Q8])/LOG(2)" office:value-type="float" office:value="10.7540523675289" calcext:value-type="float">
            <text:p>10.75405236752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475564" calcext:value-type="float">
            <text:p>475564</text:p>
          </table:table-cell>
          <table:table-cell office:value-type="float" office:value="1000" calcext:value-type="float">
            <text:p>1000</text:p>
          </table:table-cell>
          <table:table-cell office:value-type="float" office:value="475.564" calcext:value-type="float">
            <text:p>475.564</text:p>
          </table:table-cell>
          <table:table-cell office:value-type="float" office:value="443" calcext:value-type="float">
            <text:p>443</text:p>
          </table:table-cell>
          <table:table-cell office:value-type="float" office:value="506" calcext:value-type="float">
            <text:p>506</text:p>
          </table:table-cell>
          <table:table-cell office:value-type="float" office:value="6.56552" calcext:value-type="float">
            <text:p>6.565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656552" calcext:value-type="float">
            <text:p>0.00656552</text:p>
          </table:table-cell>
          <table:table-cell office:value-type="float" office:value="0.00310592" calcext:value-type="float">
            <text:p>0.00310592</text:p>
          </table:table-cell>
          <table:table-cell office:value-type="float" office:value="0.0120361" calcext:value-type="float">
            <text:p>0.0120361</text:p>
          </table:table-cell>
          <table:table-cell office:value-type="float" office:value="1258320" calcext:value-type="float">
            <text:p>1258320</text:p>
          </table:table-cell>
          <table:table-cell office:value-type="float" office:value="1000" calcext:value-type="float">
            <text:p>1000</text:p>
          </table:table-cell>
          <table:table-cell office:value-type="float" office:value="1258.32" calcext:value-type="float">
            <text:p>1258.32</text:p>
          </table:table-cell>
          <table:table-cell office:value-type="float" office:value="425" calcext:value-type="float">
            <text:p>425</text:p>
          </table:table-cell>
          <table:table-cell office:value-type="float" office:value="2875" calcext:value-type="float">
            <text:p>2875</text:p>
          </table:table-cell>
          <table:table-cell office:value-type="float" office:value="13498" calcext:value-type="float">
            <text:p>13498</text:p>
          </table:table-cell>
          <table:table-cell office:value-type="float" office:value="1000" calcext:value-type="float">
            <text:p>1000</text:p>
          </table:table-cell>
          <table:table-cell office:value-type="float" office:value="13.498" calcext:value-type="float">
            <text:p>13.49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0.2972831414628" calcext:value-type="float">
            <text:p>10.2972831414628</text:p>
          </table:table-cell>
          <table:table-cell table:formula="of:=LOG([.Q9])/LOG(2)" office:value-type="float" office:value="11.4893462407191" calcext:value-type="float">
            <text:p>11.48934624071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535460" calcext:value-type="float">
            <text:p>535460</text:p>
          </table:table-cell>
          <table:table-cell office:value-type="float" office:value="1000" calcext:value-type="float">
            <text:p>1000</text:p>
          </table:table-cell>
          <table:table-cell office:value-type="float" office:value="535.46" calcext:value-type="float">
            <text:p>535.46</text:p>
          </table:table-cell>
          <table:table-cell office:value-type="float" office:value="514" calcext:value-type="float">
            <text:p>514</text:p>
          </table:table-cell>
          <table:table-cell office:value-type="float" office:value="559" calcext:value-type="float">
            <text:p>559</text:p>
          </table:table-cell>
          <table:table-cell office:value-type="float" office:value="10.4326" calcext:value-type="float">
            <text:p>10.4326</text:p>
          </table:table-cell>
          <table:table-cell office:value-type="float" office:value="1000" calcext:value-type="float">
            <text:p>1000</text:p>
          </table:table-cell>
          <table:table-cell office:value-type="float" office:value="0.0104326" calcext:value-type="float">
            <text:p>0.0104326</text:p>
          </table:table-cell>
          <table:table-cell office:value-type="float" office:value="0.00259887" calcext:value-type="float">
            <text:p>0.00259887</text:p>
          </table:table-cell>
          <table:table-cell office:value-type="float" office:value="0.0349139" calcext:value-type="float">
            <text:p>0.0349139</text:p>
          </table:table-cell>
          <table:table-cell office:value-type="float" office:value="1835302" calcext:value-type="float">
            <text:p>1835302</text:p>
          </table:table-cell>
          <table:table-cell office:value-type="float" office:value="1000" calcext:value-type="float">
            <text:p>1000</text:p>
          </table:table-cell>
          <table:table-cell office:value-type="float" office:value="1835.3" calcext:value-type="float">
            <text:p>1835.3</text:p>
          </table:table-cell>
          <table:table-cell office:value-type="float" office:value="246" calcext:value-type="float">
            <text:p>246</text:p>
          </table:table-cell>
          <table:table-cell office:value-type="float" office:value="8239" calcext:value-type="float">
            <text:p>8239</text:p>
          </table:table-cell>
          <table:table-cell office:value-type="float" office:value="18390" calcext:value-type="float">
            <text:p>18390</text:p>
          </table:table-cell>
          <table:table-cell office:value-type="float" office:value="1000" calcext:value-type="float">
            <text:p>1000</text:p>
          </table:table-cell>
          <table:table-cell office:value-type="float" office:value="18.39" calcext:value-type="float">
            <text:p>18.3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0.8418001914018" calcext:value-type="float">
            <text:p>10.8418001914018</text:p>
          </table:table-cell>
          <table:table-cell table:formula="of:=LOG([.Q10])/LOG(2)" office:value-type="float" office:value="13.0082535270961" calcext:value-type="float">
            <text:p>13.0082535270961</text:p>
          </table:table-cell>
        </table:table-row>
      </table:table>
      <table:table table:name="summary_3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3113" calcext:value-type="float">
            <text:p>63113</text:p>
          </table:table-cell>
          <table:table-cell office:value-type="float" office:value="1000" calcext:value-type="float">
            <text:p>1000</text:p>
          </table:table-cell>
          <table:table-cell office:value-type="float" office:value="63.113" calcext:value-type="float">
            <text:p>63.113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0.231246" calcext:value-type="float">
            <text:p>0.2312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1246" calcext:value-type="float">
            <text:p>0.000231246</text:p>
          </table:table-cell>
          <table:table-cell office:value-type="float" office:value="0.000197525" calcext:value-type="float">
            <text:p>0.000197525</text:p>
          </table:table-cell>
          <table:table-cell office:value-type="float" office:value="0.000294462" calcext:value-type="float">
            <text:p>0.000294462</text:p>
          </table:table-cell>
          <table:table-cell office:value-type="float" office:value="65912" calcext:value-type="float">
            <text:p>65912</text:p>
          </table:table-cell>
          <table:table-cell office:value-type="float" office:value="1000" calcext:value-type="float">
            <text:p>1000</text:p>
          </table:table-cell>
          <table:table-cell office:value-type="float" office:value="65.912" calcext:value-type="float">
            <text:p>65.912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4042" calcext:value-type="float">
            <text:p>4042</text:p>
          </table:table-cell>
          <table:table-cell office:value-type="float" office:value="1000" calcext:value-type="float">
            <text:p>1000</text:p>
          </table:table-cell>
          <table:table-cell office:value-type="float" office:value="4.042" calcext:value-type="float">
            <text:p>4.0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04246924243396" calcext:value-type="float">
            <text:p>6.04246924243396</text:p>
          </table:table-cell>
          <table:table-cell table:formula="of:=LOG([.Q2])/LOG(2)" office:value-type="float" office:value="6.49185309632968" calcext:value-type="float">
            <text:p>6.491853096329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25489" calcext:value-type="float">
            <text:p>125489</text:p>
          </table:table-cell>
          <table:table-cell office:value-type="float" office:value="1000" calcext:value-type="float">
            <text:p>1000</text:p>
          </table:table-cell>
          <table:table-cell office:value-type="float" office:value="125.489" calcext:value-type="float">
            <text:p>125.489</text:p>
          </table:table-cell>
          <table:table-cell office:value-type="float" office:value="91" calcext:value-type="float">
            <text:p>91</text:p>
          </table:table-cell>
          <table:table-cell office:value-type="float" office:value="160" calcext:value-type="float">
            <text:p>160</text:p>
          </table:table-cell>
          <table:table-cell office:value-type="float" office:value="0.329933" calcext:value-type="float">
            <text:p>0.3299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9933" calcext:value-type="float">
            <text:p>0.000329933</text:p>
          </table:table-cell>
          <table:table-cell office:value-type="float" office:value="0.000250683" calcext:value-type="float">
            <text:p>0.000250683</text:p>
          </table:table-cell>
          <table:table-cell office:value-type="float" office:value="0.000424582" calcext:value-type="float">
            <text:p>0.000424582</text:p>
          </table:table-cell>
          <table:table-cell office:value-type="float" office:value="104753" calcext:value-type="float">
            <text:p>104753</text:p>
          </table:table-cell>
          <table:table-cell office:value-type="float" office:value="1000" calcext:value-type="float">
            <text:p>1000</text:p>
          </table:table-cell>
          <table:table-cell office:value-type="float" office:value="104.753" calcext:value-type="float">
            <text:p>104.753</text:p>
          </table:table-cell>
          <table:table-cell office:value-type="float" office:value="61" calcext:value-type="float">
            <text:p>61</text:p>
          </table:table-cell>
          <table:table-cell office:value-type="float" office:value="148" calcext:value-type="float">
            <text:p>148</text:p>
          </table:table-cell>
          <table:table-cell office:value-type="float" office:value="4933" calcext:value-type="float">
            <text:p>4933</text:p>
          </table:table-cell>
          <table:table-cell office:value-type="float" office:value="1000" calcext:value-type="float">
            <text:p>1000</text:p>
          </table:table-cell>
          <table:table-cell office:value-type="float" office:value="4.933" calcext:value-type="float">
            <text:p>4.9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71084775134275" calcext:value-type="float">
            <text:p>6.71084775134275</text:p>
          </table:table-cell>
          <table:table-cell table:formula="of:=LOG([.Q3])/LOG(2)" office:value-type="float" office:value="7.20945336562895" calcext:value-type="float">
            <text:p>7.209453365628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88888" calcext:value-type="float">
            <text:p>188888</text:p>
          </table:table-cell>
          <table:table-cell office:value-type="float" office:value="1000" calcext:value-type="float">
            <text:p>1000</text:p>
          </table:table-cell>
          <table:table-cell office:value-type="float" office:value="188.888" calcext:value-type="float">
            <text:p>188.888</text:p>
          </table:table-cell>
          <table:table-cell office:value-type="float" office:value="154" calcext:value-type="float">
            <text:p>154</text:p>
          </table:table-cell>
          <table:table-cell office:value-type="float" office:value="228" calcext:value-type="float">
            <text:p>228</text:p>
          </table:table-cell>
          <table:table-cell office:value-type="float" office:value="0.498725" calcext:value-type="float">
            <text:p>0.4987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8725" calcext:value-type="float">
            <text:p>0.000498725</text:p>
          </table:table-cell>
          <table:table-cell office:value-type="float" office:value="0.000376241" calcext:value-type="float">
            <text:p>0.000376241</text:p>
          </table:table-cell>
          <table:table-cell office:value-type="float" office:value="0.000687865" calcext:value-type="float">
            <text:p>0.000687865</text:p>
          </table:table-cell>
          <table:table-cell office:value-type="float" office:value="154809" calcext:value-type="float">
            <text:p>154809</text:p>
          </table:table-cell>
          <table:table-cell office:value-type="float" office:value="1000" calcext:value-type="float">
            <text:p>1000</text:p>
          </table:table-cell>
          <table:table-cell office:value-type="float" office:value="154.809" calcext:value-type="float">
            <text:p>154.809</text:p>
          </table:table-cell>
          <table:table-cell office:value-type="float" office:value="105" calcext:value-type="float">
            <text:p>105</text:p>
          </table:table-cell>
          <table:table-cell office:value-type="float" office:value="231" calcext:value-type="float">
            <text:p>231</text:p>
          </table:table-cell>
          <table:table-cell office:value-type="float" office:value="5723" calcext:value-type="float">
            <text:p>5723</text:p>
          </table:table-cell>
          <table:table-cell office:value-type="float" office:value="1000" calcext:value-type="float">
            <text:p>1000</text:p>
          </table:table-cell>
          <table:table-cell office:value-type="float" office:value="5.723" calcext:value-type="float">
            <text:p>5.7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2743455364375" calcext:value-type="float">
            <text:p>7.2743455364375</text:p>
          </table:table-cell>
          <table:table-cell table:formula="of:=LOG([.Q4])/LOG(2)" office:value-type="float" office:value="7.85174904141606" calcext:value-type="float">
            <text:p>7.851749041416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2386" calcext:value-type="float">
            <text:p>252386</text:p>
          </table:table-cell>
          <table:table-cell office:value-type="float" office:value="1000" calcext:value-type="float">
            <text:p>1000</text:p>
          </table:table-cell>
          <table:table-cell office:value-type="float" office:value="252.386" calcext:value-type="float">
            <text:p>252.386</text:p>
          </table:table-cell>
          <table:table-cell office:value-type="float" office:value="213" calcext:value-type="float">
            <text:p>213</text:p>
          </table:table-cell>
          <table:table-cell office:value-type="float" office:value="299" calcext:value-type="float">
            <text:p>299</text:p>
          </table:table-cell>
          <table:table-cell office:value-type="float" office:value="0.776224" calcext:value-type="float">
            <text:p>0.7762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76224" calcext:value-type="float">
            <text:p>0.000776224</text:p>
          </table:table-cell>
          <table:table-cell office:value-type="float" office:value="0.000527718" calcext:value-type="float">
            <text:p>0.000527718</text:p>
          </table:table-cell>
          <table:table-cell office:value-type="float" office:value="0.00112084" calcext:value-type="float">
            <text:p>0.00112084</text:p>
          </table:table-cell>
          <table:table-cell office:value-type="float" office:value="225815" calcext:value-type="float">
            <text:p>225815</text:p>
          </table:table-cell>
          <table:table-cell office:value-type="float" office:value="1000" calcext:value-type="float">
            <text:p>1000</text:p>
          </table:table-cell>
          <table:table-cell office:value-type="float" office:value="225.815" calcext:value-type="float">
            <text:p>225.815</text:p>
          </table:table-cell>
          <table:table-cell office:value-type="float" office:value="124" calcext:value-type="float">
            <text:p>124</text:p>
          </table:table-cell>
          <table:table-cell office:value-type="float" office:value="373" calcext:value-type="float">
            <text:p>373</text:p>
          </table:table-cell>
          <table:table-cell office:value-type="float" office:value="6616" calcext:value-type="float">
            <text:p>6616</text:p>
          </table:table-cell>
          <table:table-cell office:value-type="float" office:value="1000" calcext:value-type="float">
            <text:p>1000</text:p>
          </table:table-cell>
          <table:table-cell office:value-type="float" office:value="6.616" calcext:value-type="float">
            <text:p>6.6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8189975116113" calcext:value-type="float">
            <text:p>7.8189975116113</text:p>
          </table:table-cell>
          <table:table-cell table:formula="of:=LOG([.Q5])/LOG(2)" office:value-type="float" office:value="8.54303182025524" calcext:value-type="float">
            <text:p>8.543031820255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15156" calcext:value-type="float">
            <text:p>315156</text:p>
          </table:table-cell>
          <table:table-cell office:value-type="float" office:value="1000" calcext:value-type="float">
            <text:p>1000</text:p>
          </table:table-cell>
          <table:table-cell office:value-type="float" office:value="315.156" calcext:value-type="float">
            <text:p>315.156</text:p>
          </table:table-cell>
          <table:table-cell office:value-type="float" office:value="269" calcext:value-type="float">
            <text:p>269</text:p>
          </table:table-cell>
          <table:table-cell office:value-type="float" office:value="357" calcext:value-type="float">
            <text:p>357</text:p>
          </table:table-cell>
          <table:table-cell office:value-type="float" office:value="1.26277" calcext:value-type="float">
            <text:p>1.262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6277" calcext:value-type="float">
            <text:p>0.00126277</text:p>
          </table:table-cell>
          <table:table-cell office:value-type="float" office:value="0.000808268" calcext:value-type="float">
            <text:p>0.000808268</text:p>
          </table:table-cell>
          <table:table-cell office:value-type="float" office:value="0.00186039" calcext:value-type="float">
            <text:p>0.00186039</text:p>
          </table:table-cell>
          <table:table-cell office:value-type="float" office:value="337565" calcext:value-type="float">
            <text:p>337565</text:p>
          </table:table-cell>
          <table:table-cell office:value-type="float" office:value="1000" calcext:value-type="float">
            <text:p>1000</text:p>
          </table:table-cell>
          <table:table-cell office:value-type="float" office:value="337.565" calcext:value-type="float">
            <text:p>337.565</text:p>
          </table:table-cell>
          <table:table-cell office:value-type="float" office:value="154" calcext:value-type="float">
            <text:p>154</text:p>
          </table:table-cell>
          <table:table-cell office:value-type="float" office:value="578" calcext:value-type="float">
            <text:p>578</text:p>
          </table:table-cell>
          <table:table-cell office:value-type="float" office:value="7696" calcext:value-type="float">
            <text:p>7696</text:p>
          </table:table-cell>
          <table:table-cell office:value-type="float" office:value="1000" calcext:value-type="float">
            <text:p>1000</text:p>
          </table:table-cell>
          <table:table-cell office:value-type="float" office:value="7.696" calcext:value-type="float">
            <text:p>7.69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39902151756372" calcext:value-type="float">
            <text:p>8.39902151756372</text:p>
          </table:table-cell>
          <table:table-cell table:formula="of:=LOG([.Q6])/LOG(2)" office:value-type="float" office:value="9.17492568250068" calcext:value-type="float">
            <text:p>9.174925682500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378384" calcext:value-type="float">
            <text:p>378384</text:p>
          </table:table-cell>
          <table:table-cell office:value-type="float" office:value="1000" calcext:value-type="float">
            <text:p>1000</text:p>
          </table:table-cell>
          <table:table-cell office:value-type="float" office:value="378.384" calcext:value-type="float">
            <text:p>378.384</text:p>
          </table:table-cell>
          <table:table-cell office:value-type="float" office:value="341" calcext:value-type="float">
            <text:p>341</text:p>
          </table:table-cell>
          <table:table-cell office:value-type="float" office:value="418" calcext:value-type="float">
            <text:p>418</text:p>
          </table:table-cell>
          <table:table-cell office:value-type="float" office:value="2.18861" calcext:value-type="float">
            <text:p>2.188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8861" calcext:value-type="float">
            <text:p>0.00218861</text:p>
          </table:table-cell>
          <table:table-cell office:value-type="float" office:value="0.00140657" calcext:value-type="float">
            <text:p>0.00140657</text:p>
          </table:table-cell>
          <table:table-cell office:value-type="float" office:value="0.00346321" calcext:value-type="float">
            <text:p>0.00346321</text:p>
          </table:table-cell>
          <table:table-cell office:value-type="float" office:value="526160" calcext:value-type="float">
            <text:p>526160</text:p>
          </table:table-cell>
          <table:table-cell office:value-type="float" office:value="1000" calcext:value-type="float">
            <text:p>1000</text:p>
          </table:table-cell>
          <table:table-cell office:value-type="float" office:value="526.16" calcext:value-type="float">
            <text:p>526.16</text:p>
          </table:table-cell>
          <table:table-cell office:value-type="float" office:value="241" calcext:value-type="float">
            <text:p>241</text:p>
          </table:table-cell>
          <table:table-cell office:value-type="float" office:value="877" calcext:value-type="float">
            <text:p>877</text:p>
          </table:table-cell>
          <table:table-cell office:value-type="float" office:value="9070" calcext:value-type="float">
            <text:p>9070</text:p>
          </table:table-cell>
          <table:table-cell office:value-type="float" office:value="1000" calcext:value-type="float">
            <text:p>1000</text:p>
          </table:table-cell>
          <table:table-cell office:value-type="float" office:value="9.07" calcext:value-type="float">
            <text:p>9.0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0393577651597" calcext:value-type="float">
            <text:p>9.0393577651597</text:p>
          </table:table-cell>
          <table:table-cell table:formula="of:=LOG([.Q7])/LOG(2)" office:value-type="float" office:value="9.77643303244473" calcext:value-type="float">
            <text:p>9.776433032444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441171" calcext:value-type="float">
            <text:p>441171</text:p>
          </table:table-cell>
          <table:table-cell office:value-type="float" office:value="1000" calcext:value-type="float">
            <text:p>1000</text:p>
          </table:table-cell>
          <table:table-cell office:value-type="float" office:value="441.171" calcext:value-type="float">
            <text:p>441.171</text:p>
          </table:table-cell>
          <table:table-cell office:value-type="float" office:value="403" calcext:value-type="float">
            <text:p>403</text:p>
          </table:table-cell>
          <table:table-cell office:value-type="float" office:value="478" calcext:value-type="float">
            <text:p>478</text:p>
          </table:table-cell>
          <table:table-cell office:value-type="float" office:value="4.00284" calcext:value-type="float">
            <text:p>4.002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00284" calcext:value-type="float">
            <text:p>0.00400284</text:p>
          </table:table-cell>
          <table:table-cell office:value-type="float" office:value="0.00220823" calcext:value-type="float">
            <text:p>0.00220823</text:p>
          </table:table-cell>
          <table:table-cell office:value-type="float" office:value="0.00761751" calcext:value-type="float">
            <text:p>0.00761751</text:p>
          </table:table-cell>
          <table:table-cell office:value-type="float" office:value="860358" calcext:value-type="float">
            <text:p>860358</text:p>
          </table:table-cell>
          <table:table-cell office:value-type="float" office:value="1000" calcext:value-type="float">
            <text:p>1000</text:p>
          </table:table-cell>
          <table:table-cell office:value-type="float" office:value="860.358" calcext:value-type="float">
            <text:p>860.358</text:p>
          </table:table-cell>
          <table:table-cell office:value-type="float" office:value="427" calcext:value-type="float">
            <text:p>427</text:p>
          </table:table-cell>
          <table:table-cell office:value-type="float" office:value="1848" calcext:value-type="float">
            <text:p>1848</text:p>
          </table:table-cell>
          <table:table-cell office:value-type="float" office:value="10906" calcext:value-type="float">
            <text:p>10906</text:p>
          </table:table-cell>
          <table:table-cell office:value-type="float" office:value="1000" calcext:value-type="float">
            <text:p>1000</text:p>
          </table:table-cell>
          <table:table-cell office:value-type="float" office:value="10.906" calcext:value-type="float">
            <text:p>10.90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74879328837266" calcext:value-type="float">
            <text:p>9.74879328837266</text:p>
          </table:table-cell>
          <table:table-cell table:formula="of:=LOG([.Q8])/LOG(2)" office:value-type="float" office:value="10.8517490414161" calcext:value-type="float">
            <text:p>10.85174904141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504290" calcext:value-type="float">
            <text:p>504290</text:p>
          </table:table-cell>
          <table:table-cell office:value-type="float" office:value="1000" calcext:value-type="float">
            <text:p>1000</text:p>
          </table:table-cell>
          <table:table-cell office:value-type="float" office:value="504.29" calcext:value-type="float">
            <text:p>504.29</text:p>
          </table:table-cell>
          <table:table-cell office:value-type="float" office:value="474" calcext:value-type="float">
            <text:p>474</text:p>
          </table:table-cell>
          <table:table-cell office:value-type="float" office:value="534" calcext:value-type="float">
            <text:p>534</text:p>
          </table:table-cell>
          <table:table-cell office:value-type="float" office:value="7.78823" calcext:value-type="float">
            <text:p>7.788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778823" calcext:value-type="float">
            <text:p>0.00778823</text:p>
          </table:table-cell>
          <table:table-cell office:value-type="float" office:value="0.00322273" calcext:value-type="float">
            <text:p>0.00322273</text:p>
          </table:table-cell>
          <table:table-cell office:value-type="float" office:value="0.0155432" calcext:value-type="float">
            <text:p>0.0155432</text:p>
          </table:table-cell>
          <table:table-cell office:value-type="float" office:value="1474390" calcext:value-type="float">
            <text:p>1474390</text:p>
          </table:table-cell>
          <table:table-cell office:value-type="float" office:value="1000" calcext:value-type="float">
            <text:p>1000</text:p>
          </table:table-cell>
          <table:table-cell office:value-type="float" office:value="1474.39" calcext:value-type="float">
            <text:p>1474.39</text:p>
          </table:table-cell>
          <table:table-cell office:value-type="float" office:value="466" calcext:value-type="float">
            <text:p>466</text:p>
          </table:table-cell>
          <table:table-cell office:value-type="float" office:value="3885" calcext:value-type="float">
            <text:p>3885</text:p>
          </table:table-cell>
          <table:table-cell office:value-type="float" office:value="13693" calcext:value-type="float">
            <text:p>13693</text:p>
          </table:table-cell>
          <table:table-cell office:value-type="float" office:value="1000" calcext:value-type="float">
            <text:p>1000</text:p>
          </table:table-cell>
          <table:table-cell office:value-type="float" office:value="13.693" calcext:value-type="float">
            <text:p>13.69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0.5259024757465" calcext:value-type="float">
            <text:p>10.5259024757465</text:p>
          </table:table-cell>
          <table:table-cell table:formula="of:=LOG([.Q9])/LOG(2)" office:value-type="float" office:value="11.9236988832951" calcext:value-type="float">
            <text:p>11.92369888329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566586" calcext:value-type="float">
            <text:p>566586</text:p>
          </table:table-cell>
          <table:table-cell office:value-type="float" office:value="1000" calcext:value-type="float">
            <text:p>1000</text:p>
          </table:table-cell>
          <table:table-cell office:value-type="float" office:value="566.586" calcext:value-type="float">
            <text:p>566.586</text:p>
          </table:table-cell>
          <table:table-cell office:value-type="float" office:value="543" calcext:value-type="float">
            <text:p>543</text:p>
          </table:table-cell>
          <table:table-cell office:value-type="float" office:value="589" calcext:value-type="float">
            <text:p>589</text:p>
          </table:table-cell>
          <table:table-cell office:value-type="float" office:value="13.0088" calcext:value-type="float">
            <text:p>13.0088</text:p>
          </table:table-cell>
          <table:table-cell office:value-type="float" office:value="1000" calcext:value-type="float">
            <text:p>1000</text:p>
          </table:table-cell>
          <table:table-cell office:value-type="float" office:value="0.0130088" calcext:value-type="float">
            <text:p>0.0130088</text:p>
          </table:table-cell>
          <table:table-cell office:value-type="float" office:value="0.00248436" calcext:value-type="float">
            <text:p>0.00248436</text:p>
          </table:table-cell>
          <table:table-cell office:value-type="float" office:value="0.0390325" calcext:value-type="float">
            <text:p>0.0390325</text:p>
          </table:table-cell>
          <table:table-cell office:value-type="float" office:value="2232487" calcext:value-type="float">
            <text:p>2232487</text:p>
          </table:table-cell>
          <table:table-cell office:value-type="float" office:value="1000" calcext:value-type="float">
            <text:p>1000</text:p>
          </table:table-cell>
          <table:table-cell office:value-type="float" office:value="2232.49" calcext:value-type="float">
            <text:p>2232.49</text:p>
          </table:table-cell>
          <table:table-cell office:value-type="float" office:value="211" calcext:value-type="float">
            <text:p>211</text:p>
          </table:table-cell>
          <table:table-cell office:value-type="float" office:value="8918" calcext:value-type="float">
            <text:p>8918</text:p>
          </table:table-cell>
          <table:table-cell office:value-type="float" office:value="18606" calcext:value-type="float">
            <text:p>18606</text:p>
          </table:table-cell>
          <table:table-cell office:value-type="float" office:value="1000" calcext:value-type="float">
            <text:p>1000</text:p>
          </table:table-cell>
          <table:table-cell office:value-type="float" office:value="18.606" calcext:value-type="float">
            <text:p>18.60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1.1244379977543" calcext:value-type="float">
            <text:p>11.1244379977543</text:p>
          </table:table-cell>
          <table:table-cell table:formula="of:=LOG([.Q10])/LOG(2)" office:value-type="float" office:value="13.1225044843139" calcext:value-type="float">
            <text:p>13.1225044843139</text:p>
          </table:table-cell>
        </table:table-row>
      </table:table>
      <table:table table:name="summary_3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6566" calcext:value-type="float">
            <text:p>66566</text:p>
          </table:table-cell>
          <table:table-cell office:value-type="float" office:value="1000" calcext:value-type="float">
            <text:p>1000</text:p>
          </table:table-cell>
          <table:table-cell office:value-type="float" office:value="66.566" calcext:value-type="float">
            <text:p>66.566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0.244307" calcext:value-type="float">
            <text:p>0.2443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4307" calcext:value-type="float">
            <text:p>0.000244307</text:p>
          </table:table-cell>
          <table:table-cell office:value-type="float" office:value="0.000209751" calcext:value-type="float">
            <text:p>0.000209751</text:p>
          </table:table-cell>
          <table:table-cell office:value-type="float" office:value="0.000329708" calcext:value-type="float">
            <text:p>0.000329708</text:p>
          </table:table-cell>
          <table:table-cell office:value-type="float" office:value="69128" calcext:value-type="float">
            <text:p>69128</text:p>
          </table:table-cell>
          <table:table-cell office:value-type="float" office:value="1000" calcext:value-type="float">
            <text:p>1000</text:p>
          </table:table-cell>
          <table:table-cell office:value-type="float" office:value="69.128" calcext:value-type="float">
            <text:p>69.128</text:p>
          </table:table-cell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office:value-type="float" office:value="4055" calcext:value-type="float">
            <text:p>4055</text:p>
          </table:table-cell>
          <table:table-cell office:value-type="float" office:value="1000" calcext:value-type="float">
            <text:p>1000</text:p>
          </table:table-cell>
          <table:table-cell office:value-type="float" office:value="4.055" calcext:value-type="float">
            <text:p>4.0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11119828131907" calcext:value-type="float">
            <text:p>6.11119828131907</text:p>
          </table:table-cell>
          <table:table-cell table:formula="of:=LOG([.Q2])/LOG(2)" office:value-type="float" office:value="6.68650052718322" calcext:value-type="float">
            <text:p>6.686500527183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32952" calcext:value-type="float">
            <text:p>132952</text:p>
          </table:table-cell>
          <table:table-cell office:value-type="float" office:value="1000" calcext:value-type="float">
            <text:p>1000</text:p>
          </table:table-cell>
          <table:table-cell office:value-type="float" office:value="132.952" calcext:value-type="float">
            <text:p>132.952</text:p>
          </table:table-cell>
          <table:table-cell office:value-type="float" office:value="103" calcext:value-type="float">
            <text:p>103</text:p>
          </table:table-cell>
          <table:table-cell office:value-type="float" office:value="167" calcext:value-type="float">
            <text:p>167</text:p>
          </table:table-cell>
          <table:table-cell office:value-type="float" office:value="0.35215" calcext:value-type="float">
            <text:p>0.352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215" calcext:value-type="float">
            <text:p>0.00035215</text:p>
          </table:table-cell>
          <table:table-cell office:value-type="float" office:value="0.000286996" calcext:value-type="float">
            <text:p>0.000286996</text:p>
          </table:table-cell>
          <table:table-cell office:value-type="float" office:value="0.000450787" calcext:value-type="float">
            <text:p>0.000450787</text:p>
          </table:table-cell>
          <table:table-cell office:value-type="float" office:value="110711" calcext:value-type="float">
            <text:p>110711</text:p>
          </table:table-cell>
          <table:table-cell office:value-type="float" office:value="1000" calcext:value-type="float">
            <text:p>1000</text:p>
          </table:table-cell>
          <table:table-cell office:value-type="float" office:value="110.711" calcext:value-type="float">
            <text:p>110.711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4963" calcext:value-type="float">
            <text:p>4963</text:p>
          </table:table-cell>
          <table:table-cell office:value-type="float" office:value="1000" calcext:value-type="float">
            <text:p>1000</text:p>
          </table:table-cell>
          <table:table-cell office:value-type="float" office:value="4.963" calcext:value-type="float">
            <text:p>4.96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79065476200293" calcext:value-type="float">
            <text:p>6.79065476200293</text:p>
          </table:table-cell>
          <table:table-cell table:formula="of:=LOG([.Q3])/LOG(2)" office:value-type="float" office:value="7.32192809488736" calcext:value-type="float">
            <text:p>7.321928094887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99735" calcext:value-type="float">
            <text:p>199735</text:p>
          </table:table-cell>
          <table:table-cell office:value-type="float" office:value="1000" calcext:value-type="float">
            <text:p>1000</text:p>
          </table:table-cell>
          <table:table-cell office:value-type="float" office:value="199.735" calcext:value-type="float">
            <text:p>199.735</text:p>
          </table:table-cell>
          <table:table-cell office:value-type="float" office:value="164" calcext:value-type="float">
            <text:p>164</text:p>
          </table:table-cell>
          <table:table-cell office:value-type="float" office:value="236" calcext:value-type="float">
            <text:p>236</text:p>
          </table:table-cell>
          <table:table-cell office:value-type="float" office:value="0.536883" calcext:value-type="float">
            <text:p>0.5368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36883" calcext:value-type="float">
            <text:p>0.000536883</text:p>
          </table:table-cell>
          <table:table-cell office:value-type="float" office:value="0.000397663" calcext:value-type="float">
            <text:p>0.000397663</text:p>
          </table:table-cell>
          <table:table-cell office:value-type="float" office:value="0.00071464" calcext:value-type="float">
            <text:p>0.00071464</text:p>
          </table:table-cell>
          <table:table-cell office:value-type="float" office:value="164080" calcext:value-type="float">
            <text:p>164080</text:p>
          </table:table-cell>
          <table:table-cell office:value-type="float" office:value="1000" calcext:value-type="float">
            <text:p>1000</text:p>
          </table:table-cell>
          <table:table-cell office:value-type="float" office:value="164.08" calcext:value-type="float">
            <text:p>164.08</text:p>
          </table:table-cell>
          <table:table-cell office:value-type="float" office:value="102" calcext:value-type="float">
            <text:p>102</text:p>
          </table:table-cell>
          <table:table-cell office:value-type="float" office:value="237" calcext:value-type="float">
            <text:p>237</text:p>
          </table:table-cell>
          <table:table-cell office:value-type="float" office:value="5773" calcext:value-type="float">
            <text:p>5773</text:p>
          </table:table-cell>
          <table:table-cell office:value-type="float" office:value="1000" calcext:value-type="float">
            <text:p>1000</text:p>
          </table:table-cell>
          <table:table-cell office:value-type="float" office:value="5.773" calcext:value-type="float">
            <text:p>5.77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35825558670513" calcext:value-type="float">
            <text:p>7.35825558670513</text:p>
          </table:table-cell>
          <table:table-cell table:formula="of:=LOG([.Q4])/LOG(2)" office:value-type="float" office:value="7.88874324889826" calcext:value-type="float">
            <text:p>7.888743248898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66208" calcext:value-type="float">
            <text:p>266208</text:p>
          </table:table-cell>
          <table:table-cell office:value-type="float" office:value="1000" calcext:value-type="float">
            <text:p>1000</text:p>
          </table:table-cell>
          <table:table-cell office:value-type="float" office:value="266.208" calcext:value-type="float">
            <text:p>266.208</text:p>
          </table:table-cell>
          <table:table-cell office:value-type="float" office:value="226" calcext:value-type="float">
            <text:p>226</text:p>
          </table:table-cell>
          <table:table-cell office:value-type="float" office:value="306" calcext:value-type="float">
            <text:p>306</text:p>
          </table:table-cell>
          <table:table-cell office:value-type="float" office:value="0.839476" calcext:value-type="float">
            <text:p>0.8394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39476" calcext:value-type="float">
            <text:p>0.000839476</text:p>
          </table:table-cell>
          <table:table-cell office:value-type="float" office:value="0.00057791" calcext:value-type="float">
            <text:p>0.00057791</text:p>
          </table:table-cell>
          <table:table-cell office:value-type="float" office:value="0.0011737" calcext:value-type="float">
            <text:p>0.0011737</text:p>
          </table:table-cell>
          <table:table-cell office:value-type="float" office:value="241080" calcext:value-type="float">
            <text:p>241080</text:p>
          </table:table-cell>
          <table:table-cell office:value-type="float" office:value="1000" calcext:value-type="float">
            <text:p>1000</text:p>
          </table:table-cell>
          <table:table-cell office:value-type="float" office:value="241.08" calcext:value-type="float">
            <text:p>241.08</text:p>
          </table:table-cell>
          <table:table-cell office:value-type="float" office:value="151" calcext:value-type="float">
            <text:p>151</text:p>
          </table:table-cell>
          <table:table-cell office:value-type="float" office:value="386" calcext:value-type="float">
            <text:p>386</text:p>
          </table:table-cell>
          <table:table-cell office:value-type="float" office:value="6667" calcext:value-type="float">
            <text:p>6667</text:p>
          </table:table-cell>
          <table:table-cell office:value-type="float" office:value="1000" calcext:value-type="float">
            <text:p>1000</text:p>
          </table:table-cell>
          <table:table-cell office:value-type="float" office:value="6.667" calcext:value-type="float">
            <text:p>6.66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91336815967972" calcext:value-type="float">
            <text:p>7.91336815967972</text:p>
          </table:table-cell>
          <table:table-cell table:formula="of:=LOG([.Q5])/LOG(2)" office:value-type="float" office:value="8.59245703726808" calcext:value-type="float">
            <text:p>8.592457037268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32410" calcext:value-type="float">
            <text:p>332410</text:p>
          </table:table-cell>
          <table:table-cell office:value-type="float" office:value="1000" calcext:value-type="float">
            <text:p>1000</text:p>
          </table:table-cell>
          <table:table-cell office:value-type="float" office:value="332.41" calcext:value-type="float">
            <text:p>332.41</text:p>
          </table:table-cell>
          <table:table-cell office:value-type="float" office:value="290" calcext:value-type="float">
            <text:p>290</text:p>
          </table:table-cell>
          <table:table-cell office:value-type="float" office:value="381" calcext:value-type="float">
            <text:p>381</text:p>
          </table:table-cell>
          <table:table-cell office:value-type="float" office:value="1.37838" calcext:value-type="float">
            <text:p>1.378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7838" calcext:value-type="float">
            <text:p>0.00137838</text:p>
          </table:table-cell>
          <table:table-cell office:value-type="float" office:value="0.000938717" calcext:value-type="float">
            <text:p>0.000938717</text:p>
          </table:table-cell>
          <table:table-cell office:value-type="float" office:value="0.00222192" calcext:value-type="float">
            <text:p>0.00222192</text:p>
          </table:table-cell>
          <table:table-cell office:value-type="float" office:value="363946" calcext:value-type="float">
            <text:p>363946</text:p>
          </table:table-cell>
          <table:table-cell office:value-type="float" office:value="1000" calcext:value-type="float">
            <text:p>1000</text:p>
          </table:table-cell>
          <table:table-cell office:value-type="float" office:value="363.946" calcext:value-type="float">
            <text:p>363.946</text:p>
          </table:table-cell>
          <table:table-cell office:value-type="float" office:value="213" calcext:value-type="float">
            <text:p>213</text:p>
          </table:table-cell>
          <table:table-cell office:value-type="float" office:value="645" calcext:value-type="float">
            <text:p>645</text:p>
          </table:table-cell>
          <table:table-cell office:value-type="float" office:value="7759" calcext:value-type="float">
            <text:p>7759</text:p>
          </table:table-cell>
          <table:table-cell office:value-type="float" office:value="1000" calcext:value-type="float">
            <text:p>1000</text:p>
          </table:table-cell>
          <table:table-cell office:value-type="float" office:value="7.759" calcext:value-type="float">
            <text:p>7.75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50758059813417" calcext:value-type="float">
            <text:p>8.50758059813417</text:p>
          </table:table-cell>
          <table:table-cell table:formula="of:=LOG([.Q6])/LOG(2)" office:value-type="float" office:value="9.33315535031062" calcext:value-type="float">
            <text:p>9.333155350310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399219" calcext:value-type="float">
            <text:p>399219</text:p>
          </table:table-cell>
          <table:table-cell office:value-type="float" office:value="1000" calcext:value-type="float">
            <text:p>1000</text:p>
          </table:table-cell>
          <table:table-cell office:value-type="float" office:value="399.219" calcext:value-type="float">
            <text:p>399.219</text:p>
          </table:table-cell>
          <table:table-cell office:value-type="float" office:value="351" calcext:value-type="float">
            <text:p>351</text:p>
          </table:table-cell>
          <table:table-cell office:value-type="float" office:value="444" calcext:value-type="float">
            <text:p>444</text:p>
          </table:table-cell>
          <table:table-cell office:value-type="float" office:value="2.42575" calcext:value-type="float">
            <text:p>2.425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42575" calcext:value-type="float">
            <text:p>0.00242575</text:p>
          </table:table-cell>
          <table:table-cell office:value-type="float" office:value="0.00148329" calcext:value-type="float">
            <text:p>0.00148329</text:p>
          </table:table-cell>
          <table:table-cell office:value-type="float" office:value="0.00376573" calcext:value-type="float">
            <text:p>0.00376573</text:p>
          </table:table-cell>
          <table:table-cell office:value-type="float" office:value="579063" calcext:value-type="float">
            <text:p>579063</text:p>
          </table:table-cell>
          <table:table-cell office:value-type="float" office:value="1000" calcext:value-type="float">
            <text:p>1000</text:p>
          </table:table-cell>
          <table:table-cell office:value-type="float" office:value="579.063" calcext:value-type="float">
            <text:p>579.063</text:p>
          </table:table-cell>
          <table:table-cell office:value-type="float" office:value="282" calcext:value-type="float">
            <text:p>282</text:p>
          </table:table-cell>
          <table:table-cell office:value-type="float" office:value="957" calcext:value-type="float">
            <text:p>957</text:p>
          </table:table-cell>
          <table:table-cell office:value-type="float" office:value="9128" calcext:value-type="float">
            <text:p>9128</text:p>
          </table:table-cell>
          <table:table-cell office:value-type="float" office:value="1000" calcext:value-type="float">
            <text:p>1000</text:p>
          </table:table-cell>
          <table:table-cell office:value-type="float" office:value="9.128" calcext:value-type="float">
            <text:p>9.12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17757650663026" calcext:value-type="float">
            <text:p>9.17757650663026</text:p>
          </table:table-cell>
          <table:table-cell table:formula="of:=LOG([.Q7])/LOG(2)" office:value-type="float" office:value="9.90237511448603" calcext:value-type="float">
            <text:p>9.902375114486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466388" calcext:value-type="float">
            <text:p>466388</text:p>
          </table:table-cell>
          <table:table-cell office:value-type="float" office:value="1000" calcext:value-type="float">
            <text:p>1000</text:p>
          </table:table-cell>
          <table:table-cell office:value-type="float" office:value="466.388" calcext:value-type="float">
            <text:p>466.388</text:p>
          </table:table-cell>
          <table:table-cell office:value-type="float" office:value="433" calcext:value-type="float">
            <text:p>433</text:p>
          </table:table-cell>
          <table:table-cell office:value-type="float" office:value="505" calcext:value-type="float">
            <text:p>505</text:p>
          </table:table-cell>
          <table:table-cell office:value-type="float" office:value="4.54207" calcext:value-type="float">
            <text:p>4.542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454207" calcext:value-type="float">
            <text:p>0.00454207</text:p>
          </table:table-cell>
          <table:table-cell office:value-type="float" office:value="0.00261392" calcext:value-type="float">
            <text:p>0.00261392</text:p>
          </table:table-cell>
          <table:table-cell office:value-type="float" office:value="0.00757182" calcext:value-type="float">
            <text:p>0.00757182</text:p>
          </table:table-cell>
          <table:table-cell office:value-type="float" office:value="960791" calcext:value-type="float">
            <text:p>960791</text:p>
          </table:table-cell>
          <table:table-cell office:value-type="float" office:value="1000" calcext:value-type="float">
            <text:p>1000</text:p>
          </table:table-cell>
          <table:table-cell office:value-type="float" office:value="960.791" calcext:value-type="float">
            <text:p>960.791</text:p>
          </table:table-cell>
          <table:table-cell office:value-type="float" office:value="379" calcext:value-type="float">
            <text:p>379</text:p>
          </table:table-cell>
          <table:table-cell office:value-type="float" office:value="2083" calcext:value-type="float">
            <text:p>2083</text:p>
          </table:table-cell>
          <table:table-cell office:value-type="float" office:value="11036" calcext:value-type="float">
            <text:p>11036</text:p>
          </table:table-cell>
          <table:table-cell office:value-type="float" office:value="1000" calcext:value-type="float">
            <text:p>1000</text:p>
          </table:table-cell>
          <table:table-cell office:value-type="float" office:value="11.036" calcext:value-type="float">
            <text:p>11.03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90807882675064" calcext:value-type="float">
            <text:p>9.90807882675064</text:p>
          </table:table-cell>
          <table:table-cell table:formula="of:=LOG([.Q8])/LOG(2)" office:value-type="float" office:value="11.0244471240406" calcext:value-type="float">
            <text:p>11.02444712404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532569" calcext:value-type="float">
            <text:p>532569</text:p>
          </table:table-cell>
          <table:table-cell office:value-type="float" office:value="1000" calcext:value-type="float">
            <text:p>1000</text:p>
          </table:table-cell>
          <table:table-cell office:value-type="float" office:value="532.569" calcext:value-type="float">
            <text:p>532.569</text:p>
          </table:table-cell>
          <table:table-cell office:value-type="float" office:value="497" calcext:value-type="float">
            <text:p>497</text:p>
          </table:table-cell>
          <table:table-cell office:value-type="float" office:value="566" calcext:value-type="float">
            <text:p>566</text:p>
          </table:table-cell>
          <table:table-cell office:value-type="float" office:value="9.06606" calcext:value-type="float">
            <text:p>9.066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906606" calcext:value-type="float">
            <text:p>0.00906606</text:p>
          </table:table-cell>
          <table:table-cell office:value-type="float" office:value="0.00456524" calcext:value-type="float">
            <text:p>0.00456524</text:p>
          </table:table-cell>
          <table:table-cell office:value-type="float" office:value="0.0182402" calcext:value-type="float">
            <text:p>0.0182402</text:p>
          </table:table-cell>
          <table:table-cell office:value-type="float" office:value="1686127" calcext:value-type="float">
            <text:p>1686127</text:p>
          </table:table-cell>
          <table:table-cell office:value-type="float" office:value="1000" calcext:value-type="float">
            <text:p>1000</text:p>
          </table:table-cell>
          <table:table-cell office:value-type="float" office:value="1686.13" calcext:value-type="float">
            <text:p>1686.13</text:p>
          </table:table-cell>
          <table:table-cell office:value-type="float" office:value="522" calcext:value-type="float">
            <text:p>522</text:p>
          </table:table-cell>
          <table:table-cell office:value-type="float" office:value="4539" calcext:value-type="float">
            <text:p>4539</text:p>
          </table:table-cell>
          <table:table-cell office:value-type="float" office:value="13823" calcext:value-type="float">
            <text:p>13823</text:p>
          </table:table-cell>
          <table:table-cell office:value-type="float" office:value="1000" calcext:value-type="float">
            <text:p>1000</text:p>
          </table:table-cell>
          <table:table-cell office:value-type="float" office:value="13.823" calcext:value-type="float">
            <text:p>13.82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0.7195000564848" calcext:value-type="float">
            <text:p>10.7195000564848</text:p>
          </table:table-cell>
          <table:table-cell table:formula="of:=LOG([.Q9])/LOG(2)" office:value-type="float" office:value="12.1481587729379" calcext:value-type="float">
            <text:p>12.14815877293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599440" calcext:value-type="float">
            <text:p>599440</text:p>
          </table:table-cell>
          <table:table-cell office:value-type="float" office:value="1000" calcext:value-type="float">
            <text:p>1000</text:p>
          </table:table-cell>
          <table:table-cell office:value-type="float" office:value="599.44" calcext:value-type="float">
            <text:p>599.44</text:p>
          </table:table-cell>
          <table:table-cell office:value-type="float" office:value="576" calcext:value-type="float">
            <text:p>576</text:p>
          </table:table-cell>
          <table:table-cell office:value-type="float" office:value="622" calcext:value-type="float">
            <text:p>622</text:p>
          </table:table-cell>
          <table:table-cell office:value-type="float" office:value="15.6287" calcext:value-type="float">
            <text:p>15.6287</text:p>
          </table:table-cell>
          <table:table-cell office:value-type="float" office:value="1000" calcext:value-type="float">
            <text:p>1000</text:p>
          </table:table-cell>
          <table:table-cell office:value-type="float" office:value="0.0156287" calcext:value-type="float">
            <text:p>0.0156287</text:p>
          </table:table-cell>
          <table:table-cell office:value-type="float" office:value="0.00283277" calcext:value-type="float">
            <text:p>0.00283277</text:p>
          </table:table-cell>
          <table:table-cell office:value-type="float" office:value="0.0496719" calcext:value-type="float">
            <text:p>0.0496719</text:p>
          </table:table-cell>
          <table:table-cell office:value-type="float" office:value="2618968" calcext:value-type="float">
            <text:p>2618968</text:p>
          </table:table-cell>
          <table:table-cell office:value-type="float" office:value="1000" calcext:value-type="float">
            <text:p>1000</text:p>
          </table:table-cell>
          <table:table-cell office:value-type="float" office:value="2618.97" calcext:value-type="float">
            <text:p>2618.97</text:p>
          </table:table-cell>
          <table:table-cell office:value-type="float" office:value="262" calcext:value-type="float">
            <text:p>262</text:p>
          </table:table-cell>
          <table:table-cell office:value-type="float" office:value="10723" calcext:value-type="float">
            <text:p>10723</text:p>
          </table:table-cell>
          <table:table-cell office:value-type="float" office:value="18988" calcext:value-type="float">
            <text:p>18988</text:p>
          </table:table-cell>
          <table:table-cell office:value-type="float" office:value="1000" calcext:value-type="float">
            <text:p>1000</text:p>
          </table:table-cell>
          <table:table-cell office:value-type="float" office:value="18.988" calcext:value-type="float">
            <text:p>18.98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1.3547838185396" calcext:value-type="float">
            <text:p>11.3547838185396</text:p>
          </table:table-cell>
          <table:table-cell table:formula="of:=LOG([.Q10])/LOG(2)" office:value-type="float" office:value="13.3884209681461" calcext:value-type="float">
            <text:p>13.3884209681461</text:p>
          </table:table-cell>
        </table:table-row>
      </table:table>
      <table:table table:name="summary_3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0727" calcext:value-type="float">
            <text:p>70727</text:p>
          </table:table-cell>
          <table:table-cell office:value-type="float" office:value="1000" calcext:value-type="float">
            <text:p>1000</text:p>
          </table:table-cell>
          <table:table-cell office:value-type="float" office:value="70.727" calcext:value-type="float">
            <text:p>70.727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0.258743" calcext:value-type="float">
            <text:p>0.2587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8743" calcext:value-type="float">
            <text:p>0.000258743</text:p>
          </table:table-cell>
          <table:table-cell office:value-type="float" office:value="0.000226593" calcext:value-type="float">
            <text:p>0.000226593</text:p>
          </table:table-cell>
          <table:table-cell office:value-type="float" office:value="0.000310171" calcext:value-type="float">
            <text:p>0.000310171</text:p>
          </table:table-cell>
          <table:table-cell office:value-type="float" office:value="72661" calcext:value-type="float">
            <text:p>72661</text:p>
          </table:table-cell>
          <table:table-cell office:value-type="float" office:value="1000" calcext:value-type="float">
            <text:p>1000</text:p>
          </table:table-cell>
          <table:table-cell office:value-type="float" office:value="72.661" calcext:value-type="float">
            <text:p>72.661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4063" calcext:value-type="float">
            <text:p>4063</text:p>
          </table:table-cell>
          <table:table-cell office:value-type="float" office:value="1000" calcext:value-type="float">
            <text:p>1000</text:p>
          </table:table-cell>
          <table:table-cell office:value-type="float" office:value="4.063" calcext:value-type="float">
            <text:p>4.0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18310931592721" calcext:value-type="float">
            <text:p>6.18310931592721</text:p>
          </table:table-cell>
          <table:table-cell table:formula="of:=LOG([.Q2])/LOG(2)" office:value-type="float" office:value="6.64385618977473" calcext:value-type="float">
            <text:p>6.643856189774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39897" calcext:value-type="float">
            <text:p>139897</text:p>
          </table:table-cell>
          <table:table-cell office:value-type="float" office:value="1000" calcext:value-type="float">
            <text:p>1000</text:p>
          </table:table-cell>
          <table:table-cell office:value-type="float" office:value="139.897" calcext:value-type="float">
            <text:p>139.897</text:p>
          </table:table-cell>
          <table:table-cell office:value-type="float" office:value="107" calcext:value-type="float">
            <text:p>107</text:p>
          </table:table-cell>
          <table:table-cell office:value-type="float" office:value="174" calcext:value-type="float">
            <text:p>174</text:p>
          </table:table-cell>
          <table:table-cell office:value-type="float" office:value="0.374855" calcext:value-type="float">
            <text:p>0.3748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4855" calcext:value-type="float">
            <text:p>0.000374855</text:p>
          </table:table-cell>
          <table:table-cell office:value-type="float" office:value="0.000289367" calcext:value-type="float">
            <text:p>0.000289367</text:p>
          </table:table-cell>
          <table:table-cell office:value-type="float" office:value="0.000476286" calcext:value-type="float">
            <text:p>0.000476286</text:p>
          </table:table-cell>
          <table:table-cell office:value-type="float" office:value="116955" calcext:value-type="float">
            <text:p>116955</text:p>
          </table:table-cell>
          <table:table-cell office:value-type="float" office:value="1000" calcext:value-type="float">
            <text:p>1000</text:p>
          </table:table-cell>
          <table:table-cell office:value-type="float" office:value="116.955" calcext:value-type="float">
            <text:p>116.955</text:p>
          </table:table-cell>
          <table:table-cell office:value-type="float" office:value="71" calcext:value-type="float">
            <text:p>71</text:p>
          </table:table-cell>
          <table:table-cell office:value-type="float" office:value="161" calcext:value-type="float">
            <text:p>161</text:p>
          </table:table-cell>
          <table:table-cell office:value-type="float" office:value="4971" calcext:value-type="float">
            <text:p>4971</text:p>
          </table:table-cell>
          <table:table-cell office:value-type="float" office:value="1000" calcext:value-type="float">
            <text:p>1000</text:p>
          </table:table-cell>
          <table:table-cell office:value-type="float" office:value="4.971" calcext:value-type="float">
            <text:p>4.97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86980973013979" calcext:value-type="float">
            <text:p>6.86980973013979</text:p>
          </table:table-cell>
          <table:table-cell table:formula="of:=LOG([.Q3])/LOG(2)" office:value-type="float" office:value="7.33091687811462" calcext:value-type="float">
            <text:p>7.330916878114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10980" calcext:value-type="float">
            <text:p>210980</text:p>
          </table:table-cell>
          <table:table-cell office:value-type="float" office:value="1000" calcext:value-type="float">
            <text:p>1000</text:p>
          </table:table-cell>
          <table:table-cell office:value-type="float" office:value="210.98" calcext:value-type="float">
            <text:p>210.98</text:p>
          </table:table-cell>
          <table:table-cell office:value-type="float" office:value="180" calcext:value-type="float">
            <text:p>180</text:p>
          </table:table-cell>
          <table:table-cell office:value-type="float" office:value="249" calcext:value-type="float">
            <text:p>249</text:p>
          </table:table-cell>
          <table:table-cell office:value-type="float" office:value="0.57745" calcext:value-type="float">
            <text:p>0.577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7745" calcext:value-type="float">
            <text:p>0.00057745</text:p>
          </table:table-cell>
          <table:table-cell office:value-type="float" office:value="0.00042085" calcext:value-type="float">
            <text:p>0.00042085</text:p>
          </table:table-cell>
          <table:table-cell office:value-type="float" office:value="0.00075359" calcext:value-type="float">
            <text:p>0.00075359</text:p>
          </table:table-cell>
          <table:table-cell office:value-type="float" office:value="174960" calcext:value-type="float">
            <text:p>174960</text:p>
          </table:table-cell>
          <table:table-cell office:value-type="float" office:value="1000" calcext:value-type="float">
            <text:p>1000</text:p>
          </table:table-cell>
          <table:table-cell office:value-type="float" office:value="174.96" calcext:value-type="float">
            <text:p>174.96</text:p>
          </table:table-cell>
          <table:table-cell office:value-type="float" office:value="114" calcext:value-type="float">
            <text:p>114</text:p>
          </table:table-cell>
          <table:table-cell office:value-type="float" office:value="253" calcext:value-type="float">
            <text:p>253</text:p>
          </table:table-cell>
          <table:table-cell office:value-type="float" office:value="5806" calcext:value-type="float">
            <text:p>5806</text:p>
          </table:table-cell>
          <table:table-cell office:value-type="float" office:value="1000" calcext:value-type="float">
            <text:p>1000</text:p>
          </table:table-cell>
          <table:table-cell office:value-type="float" office:value="5.806" calcext:value-type="float">
            <text:p>5.80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45088131527337" calcext:value-type="float">
            <text:p>7.45088131527337</text:p>
          </table:table-cell>
          <table:table-cell table:formula="of:=LOG([.Q4])/LOG(2)" office:value-type="float" office:value="7.98299357469431" calcext:value-type="float">
            <text:p>7.982993574694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80717" calcext:value-type="float">
            <text:p>280717</text:p>
          </table:table-cell>
          <table:table-cell office:value-type="float" office:value="1000" calcext:value-type="float">
            <text:p>1000</text:p>
          </table:table-cell>
          <table:table-cell office:value-type="float" office:value="280.717" calcext:value-type="float">
            <text:p>280.717</text:p>
          </table:table-cell>
          <table:table-cell office:value-type="float" office:value="241" calcext:value-type="float">
            <text:p>241</text:p>
          </table:table-cell>
          <table:table-cell office:value-type="float" office:value="324" calcext:value-type="float">
            <text:p>324</text:p>
          </table:table-cell>
          <table:table-cell office:value-type="float" office:value="0.909346" calcext:value-type="float">
            <text:p>0.9093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09346" calcext:value-type="float">
            <text:p>0.000909346</text:p>
          </table:table-cell>
          <table:table-cell office:value-type="float" office:value="0.000678184" calcext:value-type="float">
            <text:p>0.000678184</text:p>
          </table:table-cell>
          <table:table-cell office:value-type="float" office:value="0.00122437" calcext:value-type="float">
            <text:p>0.00122437</text:p>
          </table:table-cell>
          <table:table-cell office:value-type="float" office:value="258570" calcext:value-type="float">
            <text:p>258570</text:p>
          </table:table-cell>
          <table:table-cell office:value-type="float" office:value="1000" calcext:value-type="float">
            <text:p>1000</text:p>
          </table:table-cell>
          <table:table-cell office:value-type="float" office:value="258.57" calcext:value-type="float">
            <text:p>258.57</text:p>
          </table:table-cell>
          <table:table-cell office:value-type="float" office:value="166" calcext:value-type="float">
            <text:p>166</text:p>
          </table:table-cell>
          <table:table-cell office:value-type="float" office:value="397" calcext:value-type="float">
            <text:p>397</text:p>
          </table:table-cell>
          <table:table-cell office:value-type="float" office:value="6717" calcext:value-type="float">
            <text:p>6717</text:p>
          </table:table-cell>
          <table:table-cell office:value-type="float" office:value="1000" calcext:value-type="float">
            <text:p>1000</text:p>
          </table:table-cell>
          <table:table-cell office:value-type="float" office:value="6.717" calcext:value-type="float">
            <text:p>6.7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01441108920011" calcext:value-type="float">
            <text:p>8.01441108920011</text:p>
          </table:table-cell>
          <table:table-cell table:formula="of:=LOG([.Q5])/LOG(2)" office:value-type="float" office:value="8.63299519714296" calcext:value-type="float">
            <text:p>8.632995197142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51508" calcext:value-type="float">
            <text:p>351508</text:p>
          </table:table-cell>
          <table:table-cell office:value-type="float" office:value="1000" calcext:value-type="float">
            <text:p>1000</text:p>
          </table:table-cell>
          <table:table-cell office:value-type="float" office:value="351.508" calcext:value-type="float">
            <text:p>351.508</text:p>
          </table:table-cell>
          <table:table-cell office:value-type="float" office:value="309" calcext:value-type="float">
            <text:p>309</text:p>
          </table:table-cell>
          <table:table-cell office:value-type="float" office:value="392" calcext:value-type="float">
            <text:p>392</text:p>
          </table:table-cell>
          <table:table-cell office:value-type="float" office:value="1.5296" calcext:value-type="float">
            <text:p>1.52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296" calcext:value-type="float">
            <text:p>0.0015296</text:p>
          </table:table-cell>
          <table:table-cell office:value-type="float" office:value="0.00103022" calcext:value-type="float">
            <text:p>0.00103022</text:p>
          </table:table-cell>
          <table:table-cell office:value-type="float" office:value="0.0023221" calcext:value-type="float">
            <text:p>0.0023221</text:p>
          </table:table-cell>
          <table:table-cell office:value-type="float" office:value="399721" calcext:value-type="float">
            <text:p>399721</text:p>
          </table:table-cell>
          <table:table-cell office:value-type="float" office:value="1000" calcext:value-type="float">
            <text:p>1000</text:p>
          </table:table-cell>
          <table:table-cell office:value-type="float" office:value="399.721" calcext:value-type="float">
            <text:p>399.721</text:p>
          </table:table-cell>
          <table:table-cell office:value-type="float" office:value="217" calcext:value-type="float">
            <text:p>217</text:p>
          </table:table-cell>
          <table:table-cell office:value-type="float" office:value="676" calcext:value-type="float">
            <text:p>676</text:p>
          </table:table-cell>
          <table:table-cell office:value-type="float" office:value="7830" calcext:value-type="float">
            <text:p>7830</text:p>
          </table:table-cell>
          <table:table-cell office:value-type="float" office:value="1000" calcext:value-type="float">
            <text:p>1000</text:p>
          </table:table-cell>
          <table:table-cell office:value-type="float" office:value="7.83" calcext:value-type="float">
            <text:p>7.8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64284955888036" calcext:value-type="float">
            <text:p>8.64284955888036</text:p>
          </table:table-cell>
          <table:table-cell table:formula="of:=LOG([.Q6])/LOG(2)" office:value-type="float" office:value="9.40087943628219" calcext:value-type="float">
            <text:p>9.400879436282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421373" calcext:value-type="float">
            <text:p>421373</text:p>
          </table:table-cell>
          <table:table-cell office:value-type="float" office:value="1000" calcext:value-type="float">
            <text:p>1000</text:p>
          </table:table-cell>
          <table:table-cell office:value-type="float" office:value="421.373" calcext:value-type="float">
            <text:p>421.373</text:p>
          </table:table-cell>
          <table:table-cell office:value-type="float" office:value="375" calcext:value-type="float">
            <text:p>375</text:p>
          </table:table-cell>
          <table:table-cell office:value-type="float" office:value="459" calcext:value-type="float">
            <text:p>459</text:p>
          </table:table-cell>
          <table:table-cell office:value-type="float" office:value="2.69949" calcext:value-type="float">
            <text:p>2.699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9949" calcext:value-type="float">
            <text:p>0.00269949</text:p>
          </table:table-cell>
          <table:table-cell office:value-type="float" office:value="0.00157642" calcext:value-type="float">
            <text:p>0.00157642</text:p>
          </table:table-cell>
          <table:table-cell office:value-type="float" office:value="0.00415866" calcext:value-type="float">
            <text:p>0.00415866</text:p>
          </table:table-cell>
          <table:table-cell office:value-type="float" office:value="636013" calcext:value-type="float">
            <text:p>636013</text:p>
          </table:table-cell>
          <table:table-cell office:value-type="float" office:value="1000" calcext:value-type="float">
            <text:p>1000</text:p>
          </table:table-cell>
          <table:table-cell office:value-type="float" office:value="636.013" calcext:value-type="float">
            <text:p>636.013</text:p>
          </table:table-cell>
          <table:table-cell office:value-type="float" office:value="307" calcext:value-type="float">
            <text:p>307</text:p>
          </table:table-cell>
          <table:table-cell office:value-type="float" office:value="1056" calcext:value-type="float">
            <text:p>1056</text:p>
          </table:table-cell>
          <table:table-cell office:value-type="float" office:value="9215" calcext:value-type="float">
            <text:p>9215</text:p>
          </table:table-cell>
          <table:table-cell office:value-type="float" office:value="1000" calcext:value-type="float">
            <text:p>1000</text:p>
          </table:table-cell>
          <table:table-cell office:value-type="float" office:value="9.215" calcext:value-type="float">
            <text:p>9.2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31291244403256" calcext:value-type="float">
            <text:p>9.31291244403256</text:p>
          </table:table-cell>
          <table:table-cell table:formula="of:=LOG([.Q7])/LOG(2)" office:value-type="float" office:value="10.0443941193585" calcext:value-type="float">
            <text:p>10.04439411935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492438" calcext:value-type="float">
            <text:p>492438</text:p>
          </table:table-cell>
          <table:table-cell office:value-type="float" office:value="1000" calcext:value-type="float">
            <text:p>1000</text:p>
          </table:table-cell>
          <table:table-cell office:value-type="float" office:value="492.438" calcext:value-type="float">
            <text:p>492.438</text:p>
          </table:table-cell>
          <table:table-cell office:value-type="float" office:value="454" calcext:value-type="float">
            <text:p>454</text:p>
          </table:table-cell>
          <table:table-cell office:value-type="float" office:value="529" calcext:value-type="float">
            <text:p>529</text:p>
          </table:table-cell>
          <table:table-cell office:value-type="float" office:value="5.17942" calcext:value-type="float">
            <text:p>5.179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17942" calcext:value-type="float">
            <text:p>0.00517942</text:p>
          </table:table-cell>
          <table:table-cell office:value-type="float" office:value="0.0028067" calcext:value-type="float">
            <text:p>0.0028067</text:p>
          </table:table-cell>
          <table:table-cell office:value-type="float" office:value="0.00898635" calcext:value-type="float">
            <text:p>0.00898635</text:p>
          </table:table-cell>
          <table:table-cell office:value-type="float" office:value="1081667" calcext:value-type="float">
            <text:p>1081667</text:p>
          </table:table-cell>
          <table:table-cell office:value-type="float" office:value="1000" calcext:value-type="float">
            <text:p>1000</text:p>
          </table:table-cell>
          <table:table-cell office:value-type="float" office:value="1081.67" calcext:value-type="float">
            <text:p>1081.67</text:p>
          </table:table-cell>
          <table:table-cell office:value-type="float" office:value="479" calcext:value-type="float">
            <text:p>479</text:p>
          </table:table-cell>
          <table:table-cell office:value-type="float" office:value="2048" calcext:value-type="float">
            <text:p>2048</text:p>
          </table:table-cell>
          <table:table-cell office:value-type="float" office:value="11159" calcext:value-type="float">
            <text:p>11159</text:p>
          </table:table-cell>
          <table:table-cell office:value-type="float" office:value="1000" calcext:value-type="float">
            <text:p>1000</text:p>
          </table:table-cell>
          <table:table-cell office:value-type="float" office:value="11.159" calcext:value-type="float">
            <text:p>11.15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07904470806" calcext:value-type="float">
            <text:p>10.07904470806</text:p>
          </table:table-cell>
          <table:table-cell table:formula="of:=LOG([.Q8])/LOG(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562485" calcext:value-type="float">
            <text:p>562485</text:p>
          </table:table-cell>
          <table:table-cell office:value-type="float" office:value="1000" calcext:value-type="float">
            <text:p>1000</text:p>
          </table:table-cell>
          <table:table-cell office:value-type="float" office:value="562.485" calcext:value-type="float">
            <text:p>562.485</text:p>
          </table:table-cell>
          <table:table-cell office:value-type="float" office:value="535" calcext:value-type="float">
            <text:p>535</text:p>
          </table:table-cell>
          <table:table-cell office:value-type="float" office:value="596" calcext:value-type="float">
            <text:p>596</text:p>
          </table:table-cell>
          <table:table-cell office:value-type="float" office:value="10.5926" calcext:value-type="float">
            <text:p>10.5926</text:p>
          </table:table-cell>
          <table:table-cell office:value-type="float" office:value="1000" calcext:value-type="float">
            <text:p>1000</text:p>
          </table:table-cell>
          <table:table-cell office:value-type="float" office:value="0.0105926" calcext:value-type="float">
            <text:p>0.0105926</text:p>
          </table:table-cell>
          <table:table-cell office:value-type="float" office:value="0.0045059" calcext:value-type="float">
            <text:p>0.0045059</text:p>
          </table:table-cell>
          <table:table-cell office:value-type="float" office:value="0.0192884" calcext:value-type="float">
            <text:p>0.0192884</text:p>
          </table:table-cell>
          <table:table-cell office:value-type="float" office:value="1949375" calcext:value-type="float">
            <text:p>1949375</text:p>
          </table:table-cell>
          <table:table-cell office:value-type="float" office:value="1000" calcext:value-type="float">
            <text:p>1000</text:p>
          </table:table-cell>
          <table:table-cell office:value-type="float" office:value="1949.38" calcext:value-type="float">
            <text:p>1949.38</text:p>
          </table:table-cell>
          <table:table-cell office:value-type="float" office:value="592" calcext:value-type="float">
            <text:p>592</text:p>
          </table:table-cell>
          <table:table-cell office:value-type="float" office:value="4300" calcext:value-type="float">
            <text:p>4300</text:p>
          </table:table-cell>
          <table:table-cell office:value-type="float" office:value="14009" calcext:value-type="float">
            <text:p>14009</text:p>
          </table:table-cell>
          <table:table-cell office:value-type="float" office:value="1000" calcext:value-type="float">
            <text:p>1000</text:p>
          </table:table-cell>
          <table:table-cell office:value-type="float" office:value="14.009" calcext:value-type="float">
            <text:p>14.00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0.9287996326609" calcext:value-type="float">
            <text:p>10.9287996326609</text:p>
          </table:table-cell>
          <table:table-cell table:formula="of:=LOG([.Q9])/LOG(2)" office:value-type="float" office:value="12.0701209444768" calcext:value-type="float">
            <text:p>12.07012094447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632809" calcext:value-type="float">
            <text:p>632809</text:p>
          </table:table-cell>
          <table:table-cell office:value-type="float" office:value="1000" calcext:value-type="float">
            <text:p>1000</text:p>
          </table:table-cell>
          <table:table-cell office:value-type="float" office:value="632.809" calcext:value-type="float">
            <text:p>632.809</text:p>
          </table:table-cell>
          <table:table-cell office:value-type="float" office:value="610" calcext:value-type="float">
            <text:p>610</text:p>
          </table:table-cell>
          <table:table-cell office:value-type="float" office:value="654" calcext:value-type="float">
            <text:p>654</text:p>
          </table:table-cell>
          <table:table-cell office:value-type="float" office:value="18.9026" calcext:value-type="float">
            <text:p>18.9026</text:p>
          </table:table-cell>
          <table:table-cell office:value-type="float" office:value="1000" calcext:value-type="float">
            <text:p>1000</text:p>
          </table:table-cell>
          <table:table-cell office:value-type="float" office:value="0.0189026" calcext:value-type="float">
            <text:p>0.0189026</text:p>
          </table:table-cell>
          <table:table-cell office:value-type="float" office:value="0.00493488" calcext:value-type="float">
            <text:p>0.00493488</text:p>
          </table:table-cell>
          <table:table-cell office:value-type="float" office:value="0.0494594" calcext:value-type="float">
            <text:p>0.0494594</text:p>
          </table:table-cell>
          <table:table-cell office:value-type="float" office:value="3109766" calcext:value-type="float">
            <text:p>3109766</text:p>
          </table:table-cell>
          <table:table-cell office:value-type="float" office:value="1000" calcext:value-type="float">
            <text:p>1000</text:p>
          </table:table-cell>
          <table:table-cell office:value-type="float" office:value="3109.77" calcext:value-type="float">
            <text:p>3109.77</text:p>
          </table:table-cell>
          <table:table-cell office:value-type="float" office:value="449" calcext:value-type="float">
            <text:p>449</text:p>
          </table:table-cell>
          <table:table-cell office:value-type="float" office:value="10108" calcext:value-type="float">
            <text:p>10108</text:p>
          </table:table-cell>
          <table:table-cell office:value-type="float" office:value="19291" calcext:value-type="float">
            <text:p>19291</text:p>
          </table:table-cell>
          <table:table-cell office:value-type="float" office:value="1000" calcext:value-type="float">
            <text:p>1000</text:p>
          </table:table-cell>
          <table:table-cell office:value-type="float" office:value="19.291" calcext:value-type="float">
            <text:p>19.29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1.6025921665839" calcext:value-type="float">
            <text:p>11.6025921665839</text:p>
          </table:table-cell>
          <table:table-cell table:formula="of:=LOG([.Q10])/LOG(2)" office:value-type="float" office:value="13.3032099489448" calcext:value-type="float">
            <text:p>13.3032099489448</text:p>
          </table:table-cell>
        </table:table-row>
      </table:table>
      <table:table table:name="summary_3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4121" calcext:value-type="float">
            <text:p>74121</text:p>
          </table:table-cell>
          <table:table-cell office:value-type="float" office:value="1000" calcext:value-type="float">
            <text:p>1000</text:p>
          </table:table-cell>
          <table:table-cell office:value-type="float" office:value="74.121" calcext:value-type="float">
            <text:p>74.121</text:p>
          </table:table-cell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  <table:table-cell office:value-type="float" office:value="0.272997" calcext:value-type="float">
            <text:p>0.2729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2997" calcext:value-type="float">
            <text:p>0.000272997</text:p>
          </table:table-cell>
          <table:table-cell office:value-type="float" office:value="0.000229327" calcext:value-type="float">
            <text:p>0.000229327</text:p>
          </table:table-cell>
          <table:table-cell office:value-type="float" office:value="0.000330185" calcext:value-type="float">
            <text:p>0.000330185</text:p>
          </table:table-cell>
          <table:table-cell office:value-type="float" office:value="76020" calcext:value-type="float">
            <text:p>76020</text:p>
          </table:table-cell>
          <table:table-cell office:value-type="float" office:value="1000" calcext:value-type="float">
            <text:p>1000</text:p>
          </table:table-cell>
          <table:table-cell office:value-type="float" office:value="76.02" calcext:value-type="float">
            <text:p>76.02</text:p>
          </table:table-cell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  <table:table-cell office:value-type="float" office:value="4079" calcext:value-type="float">
            <text:p>4079</text:p>
          </table:table-cell>
          <table:table-cell office:value-type="float" office:value="1000" calcext:value-type="float">
            <text:p>1000</text:p>
          </table:table-cell>
          <table:table-cell office:value-type="float" office:value="4.079" calcext:value-type="float">
            <text:p>4.0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24830712008724" calcext:value-type="float">
            <text:p>6.24830712008724</text:p>
          </table:table-cell>
          <table:table-cell table:formula="of:=LOG([.Q2])/LOG(2)" office:value-type="float" office:value="6.6582114827518" calcext:value-type="float">
            <text:p>6.65821148275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48602" calcext:value-type="float">
            <text:p>148602</text:p>
          </table:table-cell>
          <table:table-cell office:value-type="float" office:value="1000" calcext:value-type="float">
            <text:p>1000</text:p>
          </table:table-cell>
          <table:table-cell office:value-type="float" office:value="148.602" calcext:value-type="float">
            <text:p>148.602</text:p>
          </table:table-cell>
          <table:table-cell office:value-type="float" office:value="112" calcext:value-type="float">
            <text:p>112</text:p>
          </table:table-cell>
          <table:table-cell office:value-type="float" office:value="185" calcext:value-type="float">
            <text:p>185</text:p>
          </table:table-cell>
          <table:table-cell office:value-type="float" office:value="0.401853" calcext:value-type="float">
            <text:p>0.4018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1853" calcext:value-type="float">
            <text:p>0.000401853</text:p>
          </table:table-cell>
          <table:table-cell office:value-type="float" office:value="0.000329787" calcext:value-type="float">
            <text:p>0.000329787</text:p>
          </table:table-cell>
          <table:table-cell office:value-type="float" office:value="0.000509513" calcext:value-type="float">
            <text:p>0.000509513</text:p>
          </table:table-cell>
          <table:table-cell office:value-type="float" office:value="123841" calcext:value-type="float">
            <text:p>123841</text:p>
          </table:table-cell>
          <table:table-cell office:value-type="float" office:value="1000" calcext:value-type="float">
            <text:p>1000</text:p>
          </table:table-cell>
          <table:table-cell office:value-type="float" office:value="123.841" calcext:value-type="float">
            <text:p>123.841</text:p>
          </table:table-cell>
          <table:table-cell office:value-type="float" office:value="90" calcext:value-type="float">
            <text:p>90</text:p>
          </table:table-cell>
          <table:table-cell office:value-type="float" office:value="167" calcext:value-type="float">
            <text:p>167</text:p>
          </table:table-cell>
          <table:table-cell office:value-type="float" office:value="5012" calcext:value-type="float">
            <text:p>5012</text:p>
          </table:table-cell>
          <table:table-cell office:value-type="float" office:value="1000" calcext:value-type="float">
            <text:p>1000</text:p>
          </table:table-cell>
          <table:table-cell office:value-type="float" office:value="5.012" calcext:value-type="float">
            <text:p>5.0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95234521599191" calcext:value-type="float">
            <text:p>6.95234521599191</text:p>
          </table:table-cell>
          <table:table-cell table:formula="of:=LOG([.Q3])/LOG(2)" office:value-type="float" office:value="7.38370429247405" calcext:value-type="float">
            <text:p>7.383704292474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22831" calcext:value-type="float">
            <text:p>222831</text:p>
          </table:table-cell>
          <table:table-cell office:value-type="float" office:value="1000" calcext:value-type="float">
            <text:p>1000</text:p>
          </table:table-cell>
          <table:table-cell office:value-type="float" office:value="222.831" calcext:value-type="float">
            <text:p>222.831</text:p>
          </table:table-cell>
          <table:table-cell office:value-type="float" office:value="180" calcext:value-type="float">
            <text:p>180</text:p>
          </table:table-cell>
          <table:table-cell office:value-type="float" office:value="266" calcext:value-type="float">
            <text:p>266</text:p>
          </table:table-cell>
          <table:table-cell office:value-type="float" office:value="0.620121" calcext:value-type="float">
            <text:p>0.6201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20121" calcext:value-type="float">
            <text:p>0.000620121</text:p>
          </table:table-cell>
          <table:table-cell office:value-type="float" office:value="0.000452077" calcext:value-type="float">
            <text:p>0.000452077</text:p>
          </table:table-cell>
          <table:table-cell office:value-type="float" office:value="0.000840767" calcext:value-type="float">
            <text:p>0.000840767</text:p>
          </table:table-cell>
          <table:table-cell office:value-type="float" office:value="185039" calcext:value-type="float">
            <text:p>185039</text:p>
          </table:table-cell>
          <table:table-cell office:value-type="float" office:value="1000" calcext:value-type="float">
            <text:p>1000</text:p>
          </table:table-cell>
          <table:table-cell office:value-type="float" office:value="185.039" calcext:value-type="float">
            <text:p>185.039</text:p>
          </table:table-cell>
          <table:table-cell office:value-type="float" office:value="103" calcext:value-type="float">
            <text:p>103</text:p>
          </table:table-cell>
          <table:table-cell office:value-type="float" office:value="294" calcext:value-type="float">
            <text:p>294</text:p>
          </table:table-cell>
          <table:table-cell office:value-type="float" office:value="5866" calcext:value-type="float">
            <text:p>5866</text:p>
          </table:table-cell>
          <table:table-cell office:value-type="float" office:value="1000" calcext:value-type="float">
            <text:p>1000</text:p>
          </table:table-cell>
          <table:table-cell office:value-type="float" office:value="5.866" calcext:value-type="float">
            <text:p>5.86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53168556417459" calcext:value-type="float">
            <text:p>7.53168556417459</text:p>
          </table:table-cell>
          <table:table-cell table:formula="of:=LOG([.Q4])/LOG(2)" office:value-type="float" office:value="8.19967234483636" calcext:value-type="float">
            <text:p>8.199672344836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96555" calcext:value-type="float">
            <text:p>296555</text:p>
          </table:table-cell>
          <table:table-cell office:value-type="float" office:value="1000" calcext:value-type="float">
            <text:p>1000</text:p>
          </table:table-cell>
          <table:table-cell office:value-type="float" office:value="296.555" calcext:value-type="float">
            <text:p>296.555</text:p>
          </table:table-cell>
          <table:table-cell office:value-type="float" office:value="257" calcext:value-type="float">
            <text:p>257</text:p>
          </table:table-cell>
          <table:table-cell office:value-type="float" office:value="340" calcext:value-type="float">
            <text:p>340</text:p>
          </table:table-cell>
          <table:table-cell office:value-type="float" office:value="0.98627" calcext:value-type="float">
            <text:p>0.986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8627" calcext:value-type="float">
            <text:p>0.00098627</text:p>
          </table:table-cell>
          <table:table-cell office:value-type="float" office:value="0.000693972" calcext:value-type="float">
            <text:p>0.000693972</text:p>
          </table:table-cell>
          <table:table-cell office:value-type="float" office:value="0.0014349" calcext:value-type="float">
            <text:p>0.0014349</text:p>
          </table:table-cell>
          <table:table-cell office:value-type="float" office:value="276719" calcext:value-type="float">
            <text:p>276719</text:p>
          </table:table-cell>
          <table:table-cell office:value-type="float" office:value="1000" calcext:value-type="float">
            <text:p>1000</text:p>
          </table:table-cell>
          <table:table-cell office:value-type="float" office:value="276.719" calcext:value-type="float">
            <text:p>276.719</text:p>
          </table:table-cell>
          <table:table-cell office:value-type="float" office:value="159" calcext:value-type="float">
            <text:p>159</text:p>
          </table:table-cell>
          <table:table-cell office:value-type="float" office:value="415" calcext:value-type="float">
            <text:p>415</text:p>
          </table:table-cell>
          <table:table-cell office:value-type="float" office:value="6786" calcext:value-type="float">
            <text:p>6786</text:p>
          </table:table-cell>
          <table:table-cell office:value-type="float" office:value="1000" calcext:value-type="float">
            <text:p>1000</text:p>
          </table:table-cell>
          <table:table-cell office:value-type="float" office:value="6.786" calcext:value-type="float">
            <text:p>6.78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11227789503342" calcext:value-type="float">
            <text:p>8.11227789503342</text:p>
          </table:table-cell>
          <table:table-cell table:formula="of:=LOG([.Q5])/LOG(2)" office:value-type="float" office:value="8.69696752623429" calcext:value-type="float">
            <text:p>8.696967526234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70829" calcext:value-type="float">
            <text:p>370829</text:p>
          </table:table-cell>
          <table:table-cell office:value-type="float" office:value="1000" calcext:value-type="float">
            <text:p>1000</text:p>
          </table:table-cell>
          <table:table-cell office:value-type="float" office:value="370.829" calcext:value-type="float">
            <text:p>370.829</text:p>
          </table:table-cell>
          <table:table-cell office:value-type="float" office:value="317" calcext:value-type="float">
            <text:p>317</text:p>
          </table:table-cell>
          <table:table-cell office:value-type="float" office:value="412" calcext:value-type="float">
            <text:p>412</text:p>
          </table:table-cell>
          <table:table-cell office:value-type="float" office:value="1.68155" calcext:value-type="float">
            <text:p>1.681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8155" calcext:value-type="float">
            <text:p>0.00168155</text:p>
          </table:table-cell>
          <table:table-cell office:value-type="float" office:value="0.00106688" calcext:value-type="float">
            <text:p>0.00106688</text:p>
          </table:table-cell>
          <table:table-cell office:value-type="float" office:value="0.00262974" calcext:value-type="float">
            <text:p>0.00262974</text:p>
          </table:table-cell>
          <table:table-cell office:value-type="float" office:value="436353" calcext:value-type="float">
            <text:p>436353</text:p>
          </table:table-cell>
          <table:table-cell office:value-type="float" office:value="1000" calcext:value-type="float">
            <text:p>1000</text:p>
          </table:table-cell>
          <table:table-cell office:value-type="float" office:value="436.353" calcext:value-type="float">
            <text:p>436.353</text:p>
          </table:table-cell>
          <table:table-cell office:value-type="float" office:value="241" calcext:value-type="float">
            <text:p>241</text:p>
          </table:table-cell>
          <table:table-cell office:value-type="float" office:value="682" calcext:value-type="float">
            <text:p>682</text:p>
          </table:table-cell>
          <table:table-cell office:value-type="float" office:value="7886" calcext:value-type="float">
            <text:p>7886</text:p>
          </table:table-cell>
          <table:table-cell office:value-type="float" office:value="1000" calcext:value-type="float">
            <text:p>1000</text:p>
          </table:table-cell>
          <table:table-cell office:value-type="float" office:value="7.886" calcext:value-type="float">
            <text:p>7.88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76935190573838" calcext:value-type="float">
            <text:p>8.76935190573838</text:p>
          </table:table-cell>
          <table:table-cell table:formula="of:=LOG([.Q6])/LOG(2)" office:value-type="float" office:value="9.41362792902417" calcext:value-type="float">
            <text:p>9.413627929024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444962" calcext:value-type="float">
            <text:p>444962</text:p>
          </table:table-cell>
          <table:table-cell office:value-type="float" office:value="1000" calcext:value-type="float">
            <text:p>1000</text:p>
          </table:table-cell>
          <table:table-cell office:value-type="float" office:value="444.962" calcext:value-type="float">
            <text:p>444.962</text:p>
          </table:table-cell>
          <table:table-cell office:value-type="float" office:value="403" calcext:value-type="float">
            <text:p>403</text:p>
          </table:table-cell>
          <table:table-cell office:value-type="float" office:value="487" calcext:value-type="float">
            <text:p>487</text:p>
          </table:table-cell>
          <table:table-cell office:value-type="float" office:value="3.01957" calcext:value-type="float">
            <text:p>3.019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301957" calcext:value-type="float">
            <text:p>0.00301957</text:p>
          </table:table-cell>
          <table:table-cell office:value-type="float" office:value="0.00182278" calcext:value-type="float">
            <text:p>0.00182278</text:p>
          </table:table-cell>
          <table:table-cell office:value-type="float" office:value="0.00531729" calcext:value-type="float">
            <text:p>0.00531729</text:p>
          </table:table-cell>
          <table:table-cell office:value-type="float" office:value="701737" calcext:value-type="float">
            <text:p>701737</text:p>
          </table:table-cell>
          <table:table-cell office:value-type="float" office:value="1000" calcext:value-type="float">
            <text:p>1000</text:p>
          </table:table-cell>
          <table:table-cell office:value-type="float" office:value="701.737" calcext:value-type="float">
            <text:p>701.737</text:p>
          </table:table-cell>
          <table:table-cell office:value-type="float" office:value="357" calcext:value-type="float">
            <text:p>357</text:p>
          </table:table-cell>
          <table:table-cell office:value-type="float" office:value="1530" calcext:value-type="float">
            <text:p>1530</text:p>
          </table:table-cell>
          <table:table-cell office:value-type="float" office:value="9320" calcext:value-type="float">
            <text:p>9320</text:p>
          </table:table-cell>
          <table:table-cell office:value-type="float" office:value="1000" calcext:value-type="float">
            <text:p>1000</text:p>
          </table:table-cell>
          <table:table-cell office:value-type="float" office:value="9.32" calcext:value-type="float">
            <text:p>9.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4547866221723" calcext:value-type="float">
            <text:p>9.4547866221723</text:p>
          </table:table-cell>
          <table:table-cell table:formula="of:=LOG([.Q7])/LOG(2)" office:value-type="float" office:value="10.57931593758" calcext:value-type="float">
            <text:p>10.579315937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519118" calcext:value-type="float">
            <text:p>519118</text:p>
          </table:table-cell>
          <table:table-cell office:value-type="float" office:value="1000" calcext:value-type="float">
            <text:p>1000</text:p>
          </table:table-cell>
          <table:table-cell office:value-type="float" office:value="519.118" calcext:value-type="float">
            <text:p>519.118</text:p>
          </table:table-cell>
          <table:table-cell office:value-type="float" office:value="480" calcext:value-type="float">
            <text:p>480</text:p>
          </table:table-cell>
          <table:table-cell office:value-type="float" office:value="558" calcext:value-type="float">
            <text:p>558</text:p>
          </table:table-cell>
          <table:table-cell office:value-type="float" office:value="5.87985" calcext:value-type="float">
            <text:p>5.879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587985" calcext:value-type="float">
            <text:p>0.00587985</text:p>
          </table:table-cell>
          <table:table-cell office:value-type="float" office:value="0.00332668" calcext:value-type="float">
            <text:p>0.00332668</text:p>
          </table:table-cell>
          <table:table-cell office:value-type="float" office:value="0.0100747" calcext:value-type="float">
            <text:p>0.0100747</text:p>
          </table:table-cell>
          <table:table-cell office:value-type="float" office:value="1206897" calcext:value-type="float">
            <text:p>1206897</text:p>
          </table:table-cell>
          <table:table-cell office:value-type="float" office:value="1000" calcext:value-type="float">
            <text:p>1000</text:p>
          </table:table-cell>
          <table:table-cell office:value-type="float" office:value="1206.9" calcext:value-type="float">
            <text:p>1206.9</text:p>
          </table:table-cell>
          <table:table-cell office:value-type="float" office:value="562" calcext:value-type="float">
            <text:p>562</text:p>
          </table:table-cell>
          <table:table-cell office:value-type="float" office:value="2232" calcext:value-type="float">
            <text:p>2232</text:p>
          </table:table-cell>
          <table:table-cell office:value-type="float" office:value="11297" calcext:value-type="float">
            <text:p>11297</text:p>
          </table:table-cell>
          <table:table-cell office:value-type="float" office:value="1000" calcext:value-type="float">
            <text:p>1000</text:p>
          </table:table-cell>
          <table:table-cell office:value-type="float" office:value="11.297" calcext:value-type="float">
            <text:p>11.29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2370904284594" calcext:value-type="float">
            <text:p>10.2370904284594</text:p>
          </table:table-cell>
          <table:table-cell table:formula="of:=LOG([.Q8])/LOG(2)" office:value-type="float" office:value="11.1241213118292" calcext:value-type="float">
            <text:p>11.12412131182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593115" calcext:value-type="float">
            <text:p>593115</text:p>
          </table:table-cell>
          <table:table-cell office:value-type="float" office:value="1000" calcext:value-type="float">
            <text:p>1000</text:p>
          </table:table-cell>
          <table:table-cell office:value-type="float" office:value="593.115" calcext:value-type="float">
            <text:p>593.115</text:p>
          </table:table-cell>
          <table:table-cell office:value-type="float" office:value="562" calcext:value-type="float">
            <text:p>562</text:p>
          </table:table-cell>
          <table:table-cell office:value-type="float" office:value="625" calcext:value-type="float">
            <text:p>625</text:p>
          </table:table-cell>
          <table:table-cell office:value-type="float" office:value="12.3399" calcext:value-type="float">
            <text:p>12.3399</text:p>
          </table:table-cell>
          <table:table-cell office:value-type="float" office:value="1000" calcext:value-type="float">
            <text:p>1000</text:p>
          </table:table-cell>
          <table:table-cell office:value-type="float" office:value="0.0123399" calcext:value-type="float">
            <text:p>0.0123399</text:p>
          </table:table-cell>
          <table:table-cell office:value-type="float" office:value="0.00598656" calcext:value-type="float">
            <text:p>0.00598656</text:p>
          </table:table-cell>
          <table:table-cell office:value-type="float" office:value="0.0237212" calcext:value-type="float">
            <text:p>0.0237212</text:p>
          </table:table-cell>
          <table:table-cell office:value-type="float" office:value="2226032" calcext:value-type="float">
            <text:p>2226032</text:p>
          </table:table-cell>
          <table:table-cell office:value-type="float" office:value="1000" calcext:value-type="float">
            <text:p>1000</text:p>
          </table:table-cell>
          <table:table-cell office:value-type="float" office:value="2226.03" calcext:value-type="float">
            <text:p>2226.03</text:p>
          </table:table-cell>
          <table:table-cell office:value-type="float" office:value="809" calcext:value-type="float">
            <text:p>809</text:p>
          </table:table-cell>
          <table:table-cell office:value-type="float" office:value="5424" calcext:value-type="float">
            <text:p>5424</text:p>
          </table:table-cell>
          <table:table-cell office:value-type="float" office:value="14216" calcext:value-type="float">
            <text:p>14216</text:p>
          </table:table-cell>
          <table:table-cell office:value-type="float" office:value="1000" calcext:value-type="float">
            <text:p>1000</text:p>
          </table:table-cell>
          <table:table-cell office:value-type="float" office:value="14.216" calcext:value-type="float">
            <text:p>14.21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1.1202573205403" calcext:value-type="float">
            <text:p>11.1202573205403</text:p>
          </table:table-cell>
          <table:table-cell table:formula="of:=LOG([.Q9])/LOG(2)" office:value-type="float" office:value="12.4051414631363" calcext:value-type="float">
            <text:p>12.40514146313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666634" calcext:value-type="float">
            <text:p>666634</text:p>
          </table:table-cell>
          <table:table-cell office:value-type="float" office:value="1000" calcext:value-type="float">
            <text:p>1000</text:p>
          </table:table-cell>
          <table:table-cell office:value-type="float" office:value="666.634" calcext:value-type="float">
            <text:p>666.634</text:p>
          </table:table-cell>
          <table:table-cell office:value-type="float" office:value="633" calcext:value-type="float">
            <text:p>633</text:p>
          </table:table-cell>
          <table:table-cell office:value-type="float" office:value="692" calcext:value-type="float">
            <text:p>692</text:p>
          </table:table-cell>
          <table:table-cell office:value-type="float" office:value="23.1847" calcext:value-type="float">
            <text:p>23.1847</text:p>
          </table:table-cell>
          <table:table-cell office:value-type="float" office:value="1000" calcext:value-type="float">
            <text:p>1000</text:p>
          </table:table-cell>
          <table:table-cell office:value-type="float" office:value="0.0231847" calcext:value-type="float">
            <text:p>0.0231847</text:p>
          </table:table-cell>
          <table:table-cell office:value-type="float" office:value="0.00480689" calcext:value-type="float">
            <text:p>0.00480689</text:p>
          </table:table-cell>
          <table:table-cell office:value-type="float" office:value="0.0601208" calcext:value-type="float">
            <text:p>0.0601208</text:p>
          </table:table-cell>
          <table:table-cell office:value-type="float" office:value="3714410" calcext:value-type="float">
            <text:p>3714410</text:p>
          </table:table-cell>
          <table:table-cell office:value-type="float" office:value="1000" calcext:value-type="float">
            <text:p>1000</text:p>
          </table:table-cell>
          <table:table-cell office:value-type="float" office:value="3714.41" calcext:value-type="float">
            <text:p>3714.41</text:p>
          </table:table-cell>
          <table:table-cell office:value-type="float" office:value="423" calcext:value-type="float">
            <text:p>423</text:p>
          </table:table-cell>
          <table:table-cell office:value-type="float" office:value="12184" calcext:value-type="float">
            <text:p>12184</text:p>
          </table:table-cell>
          <table:table-cell office:value-type="float" office:value="19532" calcext:value-type="float">
            <text:p>19532</text:p>
          </table:table-cell>
          <table:table-cell office:value-type="float" office:value="1000" calcext:value-type="float">
            <text:p>1000</text:p>
          </table:table-cell>
          <table:table-cell office:value-type="float" office:value="19.532" calcext:value-type="float">
            <text:p>19.53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1.8589173547335" calcext:value-type="float">
            <text:p>11.8589173547335</text:p>
          </table:table-cell>
          <table:table-cell table:formula="of:=LOG([.Q10])/LOG(2)" office:value-type="float" office:value="13.5727002264873" calcext:value-type="float">
            <text:p>13.5727002264873</text:p>
          </table:table-cell>
        </table:table-row>
      </table:table>
      <table:table table:name="summary_4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7962" calcext:value-type="float">
            <text:p>77962</text:p>
          </table:table-cell>
          <table:table-cell office:value-type="float" office:value="1000" calcext:value-type="float">
            <text:p>1000</text:p>
          </table:table-cell>
          <table:table-cell office:value-type="float" office:value="77.962" calcext:value-type="float">
            <text:p>77.962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float" office:value="0.288152" calcext:value-type="float">
            <text:p>0.2881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8152" calcext:value-type="float">
            <text:p>0.000288152</text:p>
          </table:table-cell>
          <table:table-cell office:value-type="float" office:value="0.000255236" calcext:value-type="float">
            <text:p>0.000255236</text:p>
          </table:table-cell>
          <table:table-cell office:value-type="float" office:value="0.000359161" calcext:value-type="float">
            <text:p>0.000359161</text:p>
          </table:table-cell>
          <table:table-cell office:value-type="float" office:value="79559" calcext:value-type="float">
            <text:p>79559</text:p>
          </table:table-cell>
          <table:table-cell office:value-type="float" office:value="1000" calcext:value-type="float">
            <text:p>1000</text:p>
          </table:table-cell>
          <table:table-cell office:value-type="float" office:value="79.559" calcext:value-type="float">
            <text:p>79.559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office:value-type="float" office:value="4077" calcext:value-type="float">
            <text:p>4077</text:p>
          </table:table-cell>
          <table:table-cell office:value-type="float" office:value="1000" calcext:value-type="float">
            <text:p>1000</text:p>
          </table:table-cell>
          <table:table-cell office:value-type="float" office:value="4.077" calcext:value-type="float">
            <text:p>4.0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31395323752323" calcext:value-type="float">
            <text:p>6.31395323752323</text:p>
          </table:table-cell>
          <table:table-cell table:formula="of:=LOG([.Q2])/LOG(2)" office:value-type="float" office:value="6.7279204545632" calcext:value-type="float">
            <text:p>6.72792045456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5887" calcext:value-type="float">
            <text:p>155887</text:p>
          </table:table-cell>
          <table:table-cell office:value-type="float" office:value="1000" calcext:value-type="float">
            <text:p>1000</text:p>
          </table:table-cell>
          <table:table-cell office:value-type="float" office:value="155.887" calcext:value-type="float">
            <text:p>155.887</text:p>
          </table:table-cell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office:value-type="float" office:value="0.425839" calcext:value-type="float">
            <text:p>0.4258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5839" calcext:value-type="float">
            <text:p>0.000425839</text:p>
          </table:table-cell>
          <table:table-cell office:value-type="float" office:value="0.000342581" calcext:value-type="float">
            <text:p>0.000342581</text:p>
          </table:table-cell>
          <table:table-cell office:value-type="float" office:value="0.000530201" calcext:value-type="float">
            <text:p>0.000530201</text:p>
          </table:table-cell>
          <table:table-cell office:value-type="float" office:value="130425" calcext:value-type="float">
            <text:p>130425</text:p>
          </table:table-cell>
          <table:table-cell office:value-type="float" office:value="1000" calcext:value-type="float">
            <text:p>1000</text:p>
          </table:table-cell>
          <table:table-cell office:value-type="float" office:value="130.425" calcext:value-type="float">
            <text:p>130.425</text:p>
          </table:table-cell>
          <table:table-cell office:value-type="float" office:value="84" calcext:value-type="float">
            <text:p>84</text:p>
          </table:table-cell>
          <table:table-cell office:value-type="float" office:value="184" calcext:value-type="float">
            <text:p>184</text:p>
          </table:table-cell>
          <table:table-cell office:value-type="float" office:value="5029" calcext:value-type="float">
            <text:p>5029</text:p>
          </table:table-cell>
          <table:table-cell office:value-type="float" office:value="1000" calcext:value-type="float">
            <text:p>1000</text:p>
          </table:table-cell>
          <table:table-cell office:value-type="float" office:value="5.029" calcext:value-type="float">
            <text:p>5.0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02707662314038" calcext:value-type="float">
            <text:p>7.02707662314038</text:p>
          </table:table-cell>
          <table:table-cell table:formula="of:=LOG([.Q3])/LOG(2)" office:value-type="float" office:value="7.52356195605701" calcext:value-type="float">
            <text:p>7.523561956057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33776" calcext:value-type="float">
            <text:p>233776</text:p>
          </table:table-cell>
          <table:table-cell office:value-type="float" office:value="1000" calcext:value-type="float">
            <text:p>1000</text:p>
          </table:table-cell>
          <table:table-cell office:value-type="float" office:value="233.776" calcext:value-type="float">
            <text:p>233.776</text:p>
          </table:table-cell>
          <table:table-cell office:value-type="float" office:value="187" calcext:value-type="float">
            <text:p>187</text:p>
          </table:table-cell>
          <table:table-cell office:value-type="float" office:value="275" calcext:value-type="float">
            <text:p>275</text:p>
          </table:table-cell>
          <table:table-cell office:value-type="float" office:value="0.661475" calcext:value-type="float">
            <text:p>0.6614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1475" calcext:value-type="float">
            <text:p>0.000661475</text:p>
          </table:table-cell>
          <table:table-cell office:value-type="float" office:value="0.000488705" calcext:value-type="float">
            <text:p>0.000488705</text:p>
          </table:table-cell>
          <table:table-cell office:value-type="float" office:value="0.000872987" calcext:value-type="float">
            <text:p>0.000872987</text:p>
          </table:table-cell>
          <table:table-cell office:value-type="float" office:value="195795" calcext:value-type="float">
            <text:p>195795</text:p>
          </table:table-cell>
          <table:table-cell office:value-type="float" office:value="1000" calcext:value-type="float">
            <text:p>1000</text:p>
          </table:table-cell>
          <table:table-cell office:value-type="float" office:value="195.795" calcext:value-type="float">
            <text:p>195.795</text:p>
          </table:table-cell>
          <table:table-cell office:value-type="float" office:value="118" calcext:value-type="float">
            <text:p>118</text:p>
          </table:table-cell>
          <table:table-cell office:value-type="float" office:value="310" calcext:value-type="float">
            <text:p>310</text:p>
          </table:table-cell>
          <table:table-cell office:value-type="float" office:value="5884" calcext:value-type="float">
            <text:p>5884</text:p>
          </table:table-cell>
          <table:table-cell office:value-type="float" office:value="1000" calcext:value-type="float">
            <text:p>1000</text:p>
          </table:table-cell>
          <table:table-cell office:value-type="float" office:value="5.884" calcext:value-type="float">
            <text:p>5.88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61320011320812" calcext:value-type="float">
            <text:p>7.61320011320812</text:p>
          </table:table-cell>
          <table:table-cell table:formula="of:=LOG([.Q4])/LOG(2)" office:value-type="float" office:value="8.27612440527424" calcext:value-type="float">
            <text:p>8.27612440527424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12291" calcext:value-type="float">
            <text:p>312291</text:p>
          </table:table-cell>
          <table:table-cell office:value-type="float" office:value="1000" calcext:value-type="float">
            <text:p>1000</text:p>
          </table:table-cell>
          <table:table-cell office:value-type="float" office:value="312.291" calcext:value-type="float">
            <text:p>312.291</text:p>
          </table:table-cell>
          <table:table-cell office:value-type="float" office:value="267" calcext:value-type="float">
            <text:p>267</text:p>
          </table:table-cell>
          <table:table-cell office:value-type="float" office:value="354" calcext:value-type="float">
            <text:p>354</text:p>
          </table:table-cell>
          <table:table-cell office:value-type="float" office:value="1.0693" calcext:value-type="float">
            <text:p>1.06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693" calcext:value-type="float">
            <text:p>0.0010693</text:p>
          </table:table-cell>
          <table:table-cell office:value-type="float" office:value="0.000752228" calcext:value-type="float">
            <text:p>0.000752228</text:p>
          </table:table-cell>
          <table:table-cell office:value-type="float" office:value="0.0014735" calcext:value-type="float">
            <text:p>0.0014735</text:p>
          </table:table-cell>
          <table:table-cell office:value-type="float" office:value="297082" calcext:value-type="float">
            <text:p>297082</text:p>
          </table:table-cell>
          <table:table-cell office:value-type="float" office:value="1000" calcext:value-type="float">
            <text:p>1000</text:p>
          </table:table-cell>
          <table:table-cell office:value-type="float" office:value="297.082" calcext:value-type="float">
            <text:p>297.082</text:p>
          </table:table-cell>
          <table:table-cell office:value-type="float" office:value="171" calcext:value-type="float">
            <text:p>171</text:p>
          </table:table-cell>
          <table:table-cell office:value-type="float" office:value="490" calcext:value-type="float">
            <text:p>490</text:p>
          </table:table-cell>
          <table:table-cell office:value-type="float" office:value="6849" calcext:value-type="float">
            <text:p>6849</text:p>
          </table:table-cell>
          <table:table-cell office:value-type="float" office:value="1000" calcext:value-type="float">
            <text:p>1000</text:p>
          </table:table-cell>
          <table:table-cell office:value-type="float" office:value="6.849" calcext:value-type="float">
            <text:p>6.84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21471738566691" calcext:value-type="float">
            <text:p>8.21471738566691</text:p>
          </table:table-cell>
          <table:table-cell table:formula="of:=LOG([.Q5])/LOG(2)" office:value-type="float" office:value="8.93663793900257" calcext:value-type="float">
            <text:p>8.936637939002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89925" calcext:value-type="float">
            <text:p>389925</text:p>
          </table:table-cell>
          <table:table-cell office:value-type="float" office:value="1000" calcext:value-type="float">
            <text:p>1000</text:p>
          </table:table-cell>
          <table:table-cell office:value-type="float" office:value="389.925" calcext:value-type="float">
            <text:p>389.925</text:p>
          </table:table-cell>
          <table:table-cell office:value-type="float" office:value="345" calcext:value-type="float">
            <text:p>345</text:p>
          </table:table-cell>
          <table:table-cell office:value-type="float" office:value="430" calcext:value-type="float">
            <text:p>430</text:p>
          </table:table-cell>
          <table:table-cell office:value-type="float" office:value="1.8283" calcext:value-type="float">
            <text:p>1.82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283" calcext:value-type="float">
            <text:p>0.0018283</text:p>
          </table:table-cell>
          <table:table-cell office:value-type="float" office:value="0.00118951" calcext:value-type="float">
            <text:p>0.00118951</text:p>
          </table:table-cell>
          <table:table-cell office:value-type="float" office:value="0.00272376" calcext:value-type="float">
            <text:p>0.00272376</text:p>
          </table:table-cell>
          <table:table-cell office:value-type="float" office:value="466039" calcext:value-type="float">
            <text:p>466039</text:p>
          </table:table-cell>
          <table:table-cell office:value-type="float" office:value="1000" calcext:value-type="float">
            <text:p>1000</text:p>
          </table:table-cell>
          <table:table-cell office:value-type="float" office:value="466.039" calcext:value-type="float">
            <text:p>466.039</text:p>
          </table:table-cell>
          <table:table-cell office:value-type="float" office:value="259" calcext:value-type="float">
            <text:p>259</text:p>
          </table:table-cell>
          <table:table-cell office:value-type="float" office:value="755" calcext:value-type="float">
            <text:p>755</text:p>
          </table:table-cell>
          <table:table-cell office:value-type="float" office:value="7977" calcext:value-type="float">
            <text:p>7977</text:p>
          </table:table-cell>
          <table:table-cell office:value-type="float" office:value="1000" calcext:value-type="float">
            <text:p>1000</text:p>
          </table:table-cell>
          <table:table-cell office:value-type="float" office:value="7.977" calcext:value-type="float">
            <text:p>7.97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86430688017421" calcext:value-type="float">
            <text:p>8.86430688017421</text:p>
          </table:table-cell>
          <table:table-cell table:formula="of:=LOG([.Q6])/LOG(2)" office:value-type="float" office:value="9.56033283421244" calcext:value-type="float">
            <text:p>9.560332834212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68104" calcext:value-type="float">
            <text:p>468104</text:p>
          </table:table-cell>
          <table:table-cell office:value-type="float" office:value="1000" calcext:value-type="float">
            <text:p>1000</text:p>
          </table:table-cell>
          <table:table-cell office:value-type="float" office:value="468.104" calcext:value-type="float">
            <text:p>468.104</text:p>
          </table:table-cell>
          <table:table-cell office:value-type="float" office:value="424" calcext:value-type="float">
            <text:p>424</text:p>
          </table:table-cell>
          <table:table-cell office:value-type="float" office:value="507" calcext:value-type="float">
            <text:p>507</text:p>
          </table:table-cell>
          <table:table-cell office:value-type="float" office:value="3.35261" calcext:value-type="float">
            <text:p>3.352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5261" calcext:value-type="float">
            <text:p>0.00335261</text:p>
          </table:table-cell>
          <table:table-cell office:value-type="float" office:value="0.00224377" calcext:value-type="float">
            <text:p>0.00224377</text:p>
          </table:table-cell>
          <table:table-cell office:value-type="float" office:value="0.00552212" calcext:value-type="float">
            <text:p>0.00552212</text:p>
          </table:table-cell>
          <table:table-cell office:value-type="float" office:value="770620" calcext:value-type="float">
            <text:p>770620</text:p>
          </table:table-cell>
          <table:table-cell office:value-type="float" office:value="1000" calcext:value-type="float">
            <text:p>1000</text:p>
          </table:table-cell>
          <table:table-cell office:value-type="float" office:value="770.62" calcext:value-type="float">
            <text:p>770.62</text:p>
          </table:table-cell>
          <table:table-cell office:value-type="float" office:value="383" calcext:value-type="float">
            <text:p>383</text:p>
          </table:table-cell>
          <table:table-cell office:value-type="float" office:value="1510" calcext:value-type="float">
            <text:p>1510</text:p>
          </table:table-cell>
          <table:table-cell office:value-type="float" office:value="9393" calcext:value-type="float">
            <text:p>9393</text:p>
          </table:table-cell>
          <table:table-cell office:value-type="float" office:value="1000" calcext:value-type="float">
            <text:p>1000</text:p>
          </table:table-cell>
          <table:table-cell office:value-type="float" office:value="9.393" calcext:value-type="float">
            <text:p>9.39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58987581870807" calcext:value-type="float">
            <text:p>9.58987581870807</text:p>
          </table:table-cell>
          <table:table-cell table:formula="of:=LOG([.Q7])/LOG(2)" office:value-type="float" office:value="10.5603328342124" calcext:value-type="float">
            <text:p>10.56033283421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45871" calcext:value-type="float">
            <text:p>545871</text:p>
          </table:table-cell>
          <table:table-cell office:value-type="float" office:value="1000" calcext:value-type="float">
            <text:p>1000</text:p>
          </table:table-cell>
          <table:table-cell office:value-type="float" office:value="545.871" calcext:value-type="float">
            <text:p>545.871</text:p>
          </table:table-cell>
          <table:table-cell office:value-type="float" office:value="510" calcext:value-type="float">
            <text:p>510</text:p>
          </table:table-cell>
          <table:table-cell office:value-type="float" office:value="599" calcext:value-type="float">
            <text:p>599</text:p>
          </table:table-cell>
          <table:table-cell office:value-type="float" office:value="6.60635" calcext:value-type="float">
            <text:p>6.606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660635" calcext:value-type="float">
            <text:p>0.00660635</text:p>
          </table:table-cell>
          <table:table-cell office:value-type="float" office:value="0.00371574" calcext:value-type="float">
            <text:p>0.00371574</text:p>
          </table:table-cell>
          <table:table-cell office:value-type="float" office:value="0.0111184" calcext:value-type="float">
            <text:p>0.0111184</text:p>
          </table:table-cell>
          <table:table-cell office:value-type="float" office:value="1348625" calcext:value-type="float">
            <text:p>1348625</text:p>
          </table:table-cell>
          <table:table-cell office:value-type="float" office:value="1000" calcext:value-type="float">
            <text:p>1000</text:p>
          </table:table-cell>
          <table:table-cell office:value-type="float" office:value="1348.62" calcext:value-type="float">
            <text:p>1348.62</text:p>
          </table:table-cell>
          <table:table-cell office:value-type="float" office:value="606" calcext:value-type="float">
            <text:p>606</text:p>
          </table:table-cell>
          <table:table-cell office:value-type="float" office:value="2734" calcext:value-type="float">
            <text:p>2734</text:p>
          </table:table-cell>
          <table:table-cell office:value-type="float" office:value="11359" calcext:value-type="float">
            <text:p>11359</text:p>
          </table:table-cell>
          <table:table-cell office:value-type="float" office:value="1000" calcext:value-type="float">
            <text:p>1000</text:p>
          </table:table-cell>
          <table:table-cell office:value-type="float" office:value="11.359" calcext:value-type="float">
            <text:p>11.35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3972681827298" calcext:value-type="float">
            <text:p>10.3972681827298</text:p>
          </table:table-cell>
          <table:table-cell table:formula="of:=LOG([.Q8])/LOG(2)" office:value-type="float" office:value="11.4167975276061" calcext:value-type="float">
            <text:p>11.41679752760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23751" calcext:value-type="float">
            <text:p>623751</text:p>
          </table:table-cell>
          <table:table-cell office:value-type="float" office:value="1000" calcext:value-type="float">
            <text:p>1000</text:p>
          </table:table-cell>
          <table:table-cell office:value-type="float" office:value="623.751" calcext:value-type="float">
            <text:p>623.751</text:p>
          </table:table-cell>
          <table:table-cell office:value-type="float" office:value="587" calcext:value-type="float">
            <text:p>587</text:p>
          </table:table-cell>
          <table:table-cell office:value-type="float" office:value="663" calcext:value-type="float">
            <text:p>663</text:p>
          </table:table-cell>
          <table:table-cell office:value-type="float" office:value="14.3691" calcext:value-type="float">
            <text:p>14.3691</text:p>
          </table:table-cell>
          <table:table-cell office:value-type="float" office:value="1000" calcext:value-type="float">
            <text:p>1000</text:p>
          </table:table-cell>
          <table:table-cell office:value-type="float" office:value="0.0143691" calcext:value-type="float">
            <text:p>0.0143691</text:p>
          </table:table-cell>
          <table:table-cell office:value-type="float" office:value="0.00700864" calcext:value-type="float">
            <text:p>0.00700864</text:p>
          </table:table-cell>
          <table:table-cell office:value-type="float" office:value="0.0255762" calcext:value-type="float">
            <text:p>0.0255762</text:p>
          </table:table-cell>
          <table:table-cell office:value-type="float" office:value="2561505" calcext:value-type="float">
            <text:p>2561505</text:p>
          </table:table-cell>
          <table:table-cell office:value-type="float" office:value="1000" calcext:value-type="float">
            <text:p>1000</text:p>
          </table:table-cell>
          <table:table-cell office:value-type="float" office:value="2561.51" calcext:value-type="float">
            <text:p>2561.51</text:p>
          </table:table-cell>
          <table:table-cell office:value-type="float" office:value="822" calcext:value-type="float">
            <text:p>822</text:p>
          </table:table-cell>
          <table:table-cell office:value-type="float" office:value="6332" calcext:value-type="float">
            <text:p>6332</text:p>
          </table:table-cell>
          <table:table-cell office:value-type="float" office:value="14339" calcext:value-type="float">
            <text:p>14339</text:p>
          </table:table-cell>
          <table:table-cell office:value-type="float" office:value="1000" calcext:value-type="float">
            <text:p>1000</text:p>
          </table:table-cell>
          <table:table-cell office:value-type="float" office:value="14.339" calcext:value-type="float">
            <text:p>14.33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1.3227788086709" calcext:value-type="float">
            <text:p>11.3227788086709</text:p>
          </table:table-cell>
          <table:table-cell table:formula="of:=LOG([.Q9])/LOG(2)" office:value-type="float" office:value="12.6284455401372" calcext:value-type="float">
            <text:p>12.62844554013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01959" calcext:value-type="float">
            <text:p>701959</text:p>
          </table:table-cell>
          <table:table-cell office:value-type="float" office:value="1000" calcext:value-type="float">
            <text:p>1000</text:p>
          </table:table-cell>
          <table:table-cell office:value-type="float" office:value="701.959" calcext:value-type="float">
            <text:p>701.959</text:p>
          </table:table-cell>
          <table:table-cell office:value-type="float" office:value="672" calcext:value-type="float">
            <text:p>672</text:p>
          </table:table-cell>
          <table:table-cell office:value-type="float" office:value="727" calcext:value-type="float">
            <text:p>727</text:p>
          </table:table-cell>
          <table:table-cell office:value-type="float" office:value="28.285" calcext:value-type="float">
            <text:p>28.285</text:p>
          </table:table-cell>
          <table:table-cell office:value-type="float" office:value="1000" calcext:value-type="float">
            <text:p>1000</text:p>
          </table:table-cell>
          <table:table-cell office:value-type="float" office:value="0.028285" calcext:value-type="float">
            <text:p>0.028285</text:p>
          </table:table-cell>
          <table:table-cell office:value-type="float" office:value="0.00723415" calcext:value-type="float">
            <text:p>0.00723415</text:p>
          </table:table-cell>
          <table:table-cell office:value-type="float" office:value="0.0726339" calcext:value-type="float">
            <text:p>0.0726339</text:p>
          </table:table-cell>
          <table:table-cell office:value-type="float" office:value="4488295" calcext:value-type="float">
            <text:p>4488295</text:p>
          </table:table-cell>
          <table:table-cell office:value-type="float" office:value="1000" calcext:value-type="float">
            <text:p>1000</text:p>
          </table:table-cell>
          <table:table-cell office:value-type="float" office:value="4488.3" calcext:value-type="float">
            <text:p>4488.3</text:p>
          </table:table-cell>
          <table:table-cell office:value-type="float" office:value="619" calcext:value-type="float">
            <text:p>619</text:p>
          </table:table-cell>
          <table:table-cell office:value-type="float" office:value="18070" calcext:value-type="float">
            <text:p>18070</text:p>
          </table:table-cell>
          <table:table-cell office:value-type="float" office:value="19812" calcext:value-type="float">
            <text:p>19812</text:p>
          </table:table-cell>
          <table:table-cell office:value-type="float" office:value="1000" calcext:value-type="float">
            <text:p>1000</text:p>
          </table:table-cell>
          <table:table-cell office:value-type="float" office:value="19.812" calcext:value-type="float">
            <text:p>19.8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2.1319533942201" calcext:value-type="float">
            <text:p>12.1319533942201</text:p>
          </table:table-cell>
          <table:table-cell table:formula="of:=LOG([.Q10])/LOG(2)" office:value-type="float" office:value="14.141308885752" calcext:value-type="float">
            <text:p>14.141308885752</text:p>
          </table:table-cell>
        </table:table-row>
      </table:table>
      <table:table table:name="summary_4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81776" calcext:value-type="float">
            <text:p>81776</text:p>
          </table:table-cell>
          <table:table-cell office:value-type="float" office:value="1000" calcext:value-type="float">
            <text:p>1000</text:p>
          </table:table-cell>
          <table:table-cell office:value-type="float" office:value="81.776" calcext:value-type="float">
            <text:p>81.776</text:p>
          </table:table-cell>
          <table:table-cell office:value-type="float" office:value="49" calcext:value-type="float">
            <text:p>49</text:p>
          </table:table-cell>
          <table:table-cell office:value-type="float" office:value="111" calcext:value-type="float">
            <text:p>111</text:p>
          </table:table-cell>
          <table:table-cell office:value-type="float" office:value="0.30321" calcext:value-type="float">
            <text:p>0.303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321" calcext:value-type="float">
            <text:p>0.00030321</text:p>
          </table:table-cell>
          <table:table-cell office:value-type="float" office:value="0.000260113" calcext:value-type="float">
            <text:p>0.000260113</text:p>
          </table:table-cell>
          <table:table-cell office:value-type="float" office:value="0.000352746" calcext:value-type="float">
            <text:p>0.000352746</text:p>
          </table:table-cell>
          <table:table-cell office:value-type="float" office:value="83062" calcext:value-type="float">
            <text:p>83062</text:p>
          </table:table-cell>
          <table:table-cell office:value-type="float" office:value="1000" calcext:value-type="float">
            <text:p>1000</text:p>
          </table:table-cell>
          <table:table-cell office:value-type="float" office:value="83.062" calcext:value-type="float">
            <text:p>83.062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office:value-type="float" office:value="4083" calcext:value-type="float">
            <text:p>4083</text:p>
          </table:table-cell>
          <table:table-cell office:value-type="float" office:value="1000" calcext:value-type="float">
            <text:p>1000</text:p>
          </table:table-cell>
          <table:table-cell office:value-type="float" office:value="4.083" calcext:value-type="float">
            <text:p>4.08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37611670485551" calcext:value-type="float">
            <text:p>6.37611670485551</text:p>
          </table:table-cell>
          <table:table-cell table:formula="of:=LOG([.Q2])/LOG(2)" office:value-type="float" office:value="6.79441586635011" calcext:value-type="float">
            <text:p>6.794415866350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64285" calcext:value-type="float">
            <text:p>164285</text:p>
          </table:table-cell>
          <table:table-cell office:value-type="float" office:value="1000" calcext:value-type="float">
            <text:p>1000</text:p>
          </table:table-cell>
          <table:table-cell office:value-type="float" office:value="164.285" calcext:value-type="float">
            <text:p>164.285</text:p>
          </table:table-cell>
          <table:table-cell office:value-type="float" office:value="126" calcext:value-type="float">
            <text:p>126</text:p>
          </table:table-cell>
          <table:table-cell office:value-type="float" office:value="199" calcext:value-type="float">
            <text:p>199</text:p>
          </table:table-cell>
          <table:table-cell office:value-type="float" office:value="0.452836" calcext:value-type="float">
            <text:p>0.452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52836" calcext:value-type="float">
            <text:p>0.000452836</text:p>
          </table:table-cell>
          <table:table-cell office:value-type="float" office:value="0.00034919" calcext:value-type="float">
            <text:p>0.00034919</text:p>
          </table:table-cell>
          <table:table-cell office:value-type="float" office:value="0.000564677" calcext:value-type="float">
            <text:p>0.000564677</text:p>
          </table:table-cell>
          <table:table-cell office:value-type="float" office:value="137604" calcext:value-type="float">
            <text:p>137604</text:p>
          </table:table-cell>
          <table:table-cell office:value-type="float" office:value="1000" calcext:value-type="float">
            <text:p>1000</text:p>
          </table:table-cell>
          <table:table-cell office:value-type="float" office:value="137.604" calcext:value-type="float">
            <text:p>137.604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5051" calcext:value-type="float">
            <text:p>5051</text:p>
          </table:table-cell>
          <table:table-cell office:value-type="float" office:value="1000" calcext:value-type="float">
            <text:p>1000</text:p>
          </table:table-cell>
          <table:table-cell office:value-type="float" office:value="5.051" calcext:value-type="float">
            <text:p>5.05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1043785980145" calcext:value-type="float">
            <text:p>7.1043785980145</text:p>
          </table:table-cell>
          <table:table-cell table:formula="of:=LOG([.Q3])/LOG(2)" office:value-type="float" office:value="7.51569983828404" calcext:value-type="float">
            <text:p>7.515699838284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45213" calcext:value-type="float">
            <text:p>245213</text:p>
          </table:table-cell>
          <table:table-cell office:value-type="float" office:value="1000" calcext:value-type="float">
            <text:p>1000</text:p>
          </table:table-cell>
          <table:table-cell office:value-type="float" office:value="245.213" calcext:value-type="float">
            <text:p>245.213</text:p>
          </table:table-cell>
          <table:table-cell office:value-type="float" office:value="202" calcext:value-type="float">
            <text:p>202</text:p>
          </table:table-cell>
          <table:table-cell office:value-type="float" office:value="283" calcext:value-type="float">
            <text:p>283</text:p>
          </table:table-cell>
          <table:table-cell office:value-type="float" office:value="0.706259" calcext:value-type="float">
            <text:p>0.7062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06259" calcext:value-type="float">
            <text:p>0.000706259</text:p>
          </table:table-cell>
          <table:table-cell office:value-type="float" office:value="0.000526681" calcext:value-type="float">
            <text:p>0.000526681</text:p>
          </table:table-cell>
          <table:table-cell office:value-type="float" office:value="0.000971501" calcext:value-type="float">
            <text:p>0.000971501</text:p>
          </table:table-cell>
          <table:table-cell office:value-type="float" office:value="206944" calcext:value-type="float">
            <text:p>206944</text:p>
          </table:table-cell>
          <table:table-cell office:value-type="float" office:value="1000" calcext:value-type="float">
            <text:p>1000</text:p>
          </table:table-cell>
          <table:table-cell office:value-type="float" office:value="206.944" calcext:value-type="float">
            <text:p>206.944</text:p>
          </table:table-cell>
          <table:table-cell office:value-type="float" office:value="140" calcext:value-type="float">
            <text:p>140</text:p>
          </table:table-cell>
          <table:table-cell office:value-type="float" office:value="301" calcext:value-type="float">
            <text:p>301</text:p>
          </table:table-cell>
          <table:table-cell office:value-type="float" office:value="5926" calcext:value-type="float">
            <text:p>5926</text:p>
          </table:table-cell>
          <table:table-cell office:value-type="float" office:value="1000" calcext:value-type="float">
            <text:p>1000</text:p>
          </table:table-cell>
          <table:table-cell office:value-type="float" office:value="5.926" calcext:value-type="float">
            <text:p>5.92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69309661038579" calcext:value-type="float">
            <text:p>7.69309661038579</text:p>
          </table:table-cell>
          <table:table-cell table:formula="of:=LOG([.Q4])/LOG(2)" office:value-type="float" office:value="8.2336196767597" calcext:value-type="float">
            <text:p>8.23361967675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27556" calcext:value-type="float">
            <text:p>327556</text:p>
          </table:table-cell>
          <table:table-cell office:value-type="float" office:value="1000" calcext:value-type="float">
            <text:p>1000</text:p>
          </table:table-cell>
          <table:table-cell office:value-type="float" office:value="327.556" calcext:value-type="float">
            <text:p>327.556</text:p>
          </table:table-cell>
          <table:table-cell office:value-type="float" office:value="274" calcext:value-type="float">
            <text:p>274</text:p>
          </table:table-cell>
          <table:table-cell office:value-type="float" office:value="372" calcext:value-type="float">
            <text:p>372</text:p>
          </table:table-cell>
          <table:table-cell office:value-type="float" office:value="1.15435" calcext:value-type="float">
            <text:p>1.154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5435" calcext:value-type="float">
            <text:p>0.00115435</text:p>
          </table:table-cell>
          <table:table-cell office:value-type="float" office:value="0.000809537" calcext:value-type="float">
            <text:p>0.000809537</text:p>
          </table:table-cell>
          <table:table-cell office:value-type="float" office:value="0.00166777" calcext:value-type="float">
            <text:p>0.00166777</text:p>
          </table:table-cell>
          <table:table-cell office:value-type="float" office:value="319215" calcext:value-type="float">
            <text:p>319215</text:p>
          </table:table-cell>
          <table:table-cell office:value-type="float" office:value="1000" calcext:value-type="float">
            <text:p>1000</text:p>
          </table:table-cell>
          <table:table-cell office:value-type="float" office:value="319.215" calcext:value-type="float">
            <text:p>319.215</text:p>
          </table:table-cell>
          <table:table-cell office:value-type="float" office:value="197" calcext:value-type="float">
            <text:p>197</text:p>
          </table:table-cell>
          <table:table-cell office:value-type="float" office:value="489" calcext:value-type="float">
            <text:p>489</text:p>
          </table:table-cell>
          <table:table-cell office:value-type="float" office:value="6853" calcext:value-type="float">
            <text:p>6853</text:p>
          </table:table-cell>
          <table:table-cell office:value-type="float" office:value="1000" calcext:value-type="float">
            <text:p>1000</text:p>
          </table:table-cell>
          <table:table-cell office:value-type="float" office:value="6.853" calcext:value-type="float">
            <text:p>6.85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31838463556168" calcext:value-type="float">
            <text:p>8.31838463556168</text:p>
          </table:table-cell>
          <table:table-cell table:formula="of:=LOG([.Q5])/LOG(2)" office:value-type="float" office:value="8.93369065495224" calcext:value-type="float">
            <text:p>8.933690654952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09773" calcext:value-type="float">
            <text:p>409773</text:p>
          </table:table-cell>
          <table:table-cell office:value-type="float" office:value="1000" calcext:value-type="float">
            <text:p>1000</text:p>
          </table:table-cell>
          <table:table-cell office:value-type="float" office:value="409.773" calcext:value-type="float">
            <text:p>409.773</text:p>
          </table:table-cell>
          <table:table-cell office:value-type="float" office:value="371" calcext:value-type="float">
            <text:p>371</text:p>
          </table:table-cell>
          <table:table-cell office:value-type="float" office:value="449" calcext:value-type="float">
            <text:p>449</text:p>
          </table:table-cell>
          <table:table-cell office:value-type="float" office:value="1.99345" calcext:value-type="float">
            <text:p>1.993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9345" calcext:value-type="float">
            <text:p>0.00199345</text:p>
          </table:table-cell>
          <table:table-cell office:value-type="float" office:value="0.00139848" calcext:value-type="float">
            <text:p>0.00139848</text:p>
          </table:table-cell>
          <table:table-cell office:value-type="float" office:value="0.00296698" calcext:value-type="float">
            <text:p>0.00296698</text:p>
          </table:table-cell>
          <table:table-cell office:value-type="float" office:value="505291" calcext:value-type="float">
            <text:p>505291</text:p>
          </table:table-cell>
          <table:table-cell office:value-type="float" office:value="1000" calcext:value-type="float">
            <text:p>1000</text:p>
          </table:table-cell>
          <table:table-cell office:value-type="float" office:value="505.291" calcext:value-type="float">
            <text:p>505.291</text:p>
          </table:table-cell>
          <table:table-cell office:value-type="float" office:value="293" calcext:value-type="float">
            <text:p>293</text:p>
          </table:table-cell>
          <table:table-cell office:value-type="float" office:value="805" calcext:value-type="float">
            <text:p>805</text:p>
          </table:table-cell>
          <table:table-cell office:value-type="float" office:value="8014" calcext:value-type="float">
            <text:p>8014</text:p>
          </table:table-cell>
          <table:table-cell office:value-type="float" office:value="1000" calcext:value-type="float">
            <text:p>1000</text:p>
          </table:table-cell>
          <table:table-cell office:value-type="float" office:value="8.014" calcext:value-type="float">
            <text:p>8.0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98097067337001" calcext:value-type="float">
            <text:p>8.98097067337001</text:p>
          </table:table-cell>
          <table:table-cell table:formula="of:=LOG([.Q6])/LOG(2)" office:value-type="float" office:value="9.65284497300198" calcext:value-type="float">
            <text:p>9.652844973001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92316" calcext:value-type="float">
            <text:p>492316</text:p>
          </table:table-cell>
          <table:table-cell office:value-type="float" office:value="1000" calcext:value-type="float">
            <text:p>1000</text:p>
          </table:table-cell>
          <table:table-cell office:value-type="float" office:value="492.316" calcext:value-type="float">
            <text:p>492.316</text:p>
          </table:table-cell>
          <table:table-cell office:value-type="float" office:value="450" calcext:value-type="float">
            <text:p>450</text:p>
          </table:table-cell>
          <table:table-cell office:value-type="float" office:value="540" calcext:value-type="float">
            <text:p>540</text:p>
          </table:table-cell>
          <table:table-cell office:value-type="float" office:value="3.71396" calcext:value-type="float">
            <text:p>3.713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371396" calcext:value-type="float">
            <text:p>0.00371396</text:p>
          </table:table-cell>
          <table:table-cell office:value-type="float" office:value="0.0022554" calcext:value-type="float">
            <text:p>0.0022554</text:p>
          </table:table-cell>
          <table:table-cell office:value-type="float" office:value="0.00573163" calcext:value-type="float">
            <text:p>0.00573163</text:p>
          </table:table-cell>
          <table:table-cell office:value-type="float" office:value="842217" calcext:value-type="float">
            <text:p>842217</text:p>
          </table:table-cell>
          <table:table-cell office:value-type="float" office:value="1000" calcext:value-type="float">
            <text:p>1000</text:p>
          </table:table-cell>
          <table:table-cell office:value-type="float" office:value="842.217" calcext:value-type="float">
            <text:p>842.217</text:p>
          </table:table-cell>
          <table:table-cell office:value-type="float" office:value="433" calcext:value-type="float">
            <text:p>433</text:p>
          </table:table-cell>
          <table:table-cell office:value-type="float" office:value="1364" calcext:value-type="float">
            <text:p>1364</text:p>
          </table:table-cell>
          <table:table-cell office:value-type="float" office:value="9504" calcext:value-type="float">
            <text:p>9504</text:p>
          </table:table-cell>
          <table:table-cell office:value-type="float" office:value="1000" calcext:value-type="float">
            <text:p>1000</text:p>
          </table:table-cell>
          <table:table-cell office:value-type="float" office:value="9.504" calcext:value-type="float">
            <text:p>9.50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71804818611784" calcext:value-type="float">
            <text:p>9.71804818611784</text:p>
          </table:table-cell>
          <table:table-cell table:formula="of:=LOG([.Q7])/LOG(2)" office:value-type="float" office:value="10.4136279290242" calcext:value-type="float">
            <text:p>10.41362792902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74110" calcext:value-type="float">
            <text:p>574110</text:p>
          </table:table-cell>
          <table:table-cell office:value-type="float" office:value="1000" calcext:value-type="float">
            <text:p>1000</text:p>
          </table:table-cell>
          <table:table-cell office:value-type="float" office:value="574.11" calcext:value-type="float">
            <text:p>574.11</text:p>
          </table:table-cell>
          <table:table-cell office:value-type="float" office:value="535" calcext:value-type="float">
            <text:p>535</text:p>
          </table:table-cell>
          <table:table-cell office:value-type="float" office:value="612" calcext:value-type="float">
            <text:p>612</text:p>
          </table:table-cell>
          <table:table-cell office:value-type="float" office:value="7.48933" calcext:value-type="float">
            <text:p>7.489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748933" calcext:value-type="float">
            <text:p>0.00748933</text:p>
          </table:table-cell>
          <table:table-cell office:value-type="float" office:value="0.00401157" calcext:value-type="float">
            <text:p>0.00401157</text:p>
          </table:table-cell>
          <table:table-cell office:value-type="float" office:value="0.0126993" calcext:value-type="float">
            <text:p>0.0126993</text:p>
          </table:table-cell>
          <table:table-cell office:value-type="float" office:value="1505063" calcext:value-type="float">
            <text:p>1505063</text:p>
          </table:table-cell>
          <table:table-cell office:value-type="float" office:value="1000" calcext:value-type="float">
            <text:p>1000</text:p>
          </table:table-cell>
          <table:table-cell office:value-type="float" office:value="1505.06" calcext:value-type="float">
            <text:p>1505.06</text:p>
          </table:table-cell>
          <table:table-cell office:value-type="float" office:value="601" calcext:value-type="float">
            <text:p>601</text:p>
          </table:table-cell>
          <table:table-cell office:value-type="float" office:value="3151" calcext:value-type="float">
            <text:p>3151</text:p>
          </table:table-cell>
          <table:table-cell office:value-type="float" office:value="11488" calcext:value-type="float">
            <text:p>11488</text:p>
          </table:table-cell>
          <table:table-cell office:value-type="float" office:value="1000" calcext:value-type="float">
            <text:p>1000</text:p>
          </table:table-cell>
          <table:table-cell office:value-type="float" office:value="11.488" calcext:value-type="float">
            <text:p>11.48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555605286582" calcext:value-type="float">
            <text:p>10.555605286582</text:p>
          </table:table-cell>
          <table:table-cell table:formula="of:=LOG([.Q8])/LOG(2)" office:value-type="float" office:value="11.6215940390175" calcext:value-type="float">
            <text:p>11.62159403901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655896" calcext:value-type="float">
            <text:p>655896</text:p>
          </table:table-cell>
          <table:table-cell office:value-type="float" office:value="1000" calcext:value-type="float">
            <text:p>1000</text:p>
          </table:table-cell>
          <table:table-cell office:value-type="float" office:value="655.896" calcext:value-type="float">
            <text:p>655.896</text:p>
          </table:table-cell>
          <table:table-cell office:value-type="float" office:value="615" calcext:value-type="float">
            <text:p>615</text:p>
          </table:table-cell>
          <table:table-cell office:value-type="float" office:value="690" calcext:value-type="float">
            <text:p>690</text:p>
          </table:table-cell>
          <table:table-cell office:value-type="float" office:value="16.7473" calcext:value-type="float">
            <text:p>16.7473</text:p>
          </table:table-cell>
          <table:table-cell office:value-type="float" office:value="1000" calcext:value-type="float">
            <text:p>1000</text:p>
          </table:table-cell>
          <table:table-cell office:value-type="float" office:value="0.0167473" calcext:value-type="float">
            <text:p>0.0167473</text:p>
          </table:table-cell>
          <table:table-cell office:value-type="float" office:value="0.00762192" calcext:value-type="float">
            <text:p>0.00762192</text:p>
          </table:table-cell>
          <table:table-cell office:value-type="float" office:value="0.0318781" calcext:value-type="float">
            <text:p>0.0318781</text:p>
          </table:table-cell>
          <table:table-cell office:value-type="float" office:value="2945169" calcext:value-type="float">
            <text:p>2945169</text:p>
          </table:table-cell>
          <table:table-cell office:value-type="float" office:value="1000" calcext:value-type="float">
            <text:p>1000</text:p>
          </table:table-cell>
          <table:table-cell office:value-type="float" office:value="2945.17" calcext:value-type="float">
            <text:p>2945.17</text:p>
          </table:table-cell>
          <table:table-cell office:value-type="float" office:value="853" calcext:value-type="float">
            <text:p>853</text:p>
          </table:table-cell>
          <table:table-cell office:value-type="float" office:value="7524" calcext:value-type="float">
            <text:p>7524</text:p>
          </table:table-cell>
          <table:table-cell office:value-type="float" office:value="14500" calcext:value-type="float">
            <text:p>14500</text:p>
          </table:table-cell>
          <table:table-cell office:value-type="float" office:value="1000" calcext:value-type="float">
            <text:p>1000</text:p>
          </table:table-cell>
          <table:table-cell office:value-type="float" office:value="14.5" calcext:value-type="float">
            <text:p>14.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1.5241351958243" calcext:value-type="float">
            <text:p>11.5241351958243</text:p>
          </table:table-cell>
          <table:table-cell table:formula="of:=LOG([.Q9])/LOG(2)" office:value-type="float" office:value="12.8772841335232" calcext:value-type="float">
            <text:p>12.87728413352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738174" calcext:value-type="float">
            <text:p>738174</text:p>
          </table:table-cell>
          <table:table-cell office:value-type="float" office:value="1000" calcext:value-type="float">
            <text:p>1000</text:p>
          </table:table-cell>
          <table:table-cell office:value-type="float" office:value="738.174" calcext:value-type="float">
            <text:p>738.174</text:p>
          </table:table-cell>
          <table:table-cell office:value-type="float" office:value="711" calcext:value-type="float">
            <text:p>711</text:p>
          </table:table-cell>
          <table:table-cell office:value-type="float" office:value="763" calcext:value-type="float">
            <text:p>763</text:p>
          </table:table-cell>
          <table:table-cell office:value-type="float" office:value="34.5683" calcext:value-type="float">
            <text:p>34.5683</text:p>
          </table:table-cell>
          <table:table-cell office:value-type="float" office:value="1000" calcext:value-type="float">
            <text:p>1000</text:p>
          </table:table-cell>
          <table:table-cell office:value-type="float" office:value="0.0345683" calcext:value-type="float">
            <text:p>0.0345683</text:p>
          </table:table-cell>
          <table:table-cell office:value-type="float" office:value="0.00712456" calcext:value-type="float">
            <text:p>0.00712456</text:p>
          </table:table-cell>
          <table:table-cell office:value-type="float" office:value="0.115256" calcext:value-type="float">
            <text:p>0.115256</text:p>
          </table:table-cell>
          <table:table-cell office:value-type="float" office:value="5390560" calcext:value-type="float">
            <text:p>5390560</text:p>
          </table:table-cell>
          <table:table-cell office:value-type="float" office:value="1000" calcext:value-type="float">
            <text:p>1000</text:p>
          </table:table-cell>
          <table:table-cell office:value-type="float" office:value="5390.56" calcext:value-type="float">
            <text:p>5390.56</text:p>
          </table:table-cell>
          <table:table-cell office:value-type="float" office:value="727" calcext:value-type="float">
            <text:p>727</text:p>
          </table:table-cell>
          <table:table-cell office:value-type="float" office:value="23899" calcext:value-type="float">
            <text:p>23899</text:p>
          </table:table-cell>
          <table:table-cell office:value-type="float" office:value="20120" calcext:value-type="float">
            <text:p>20120</text:p>
          </table:table-cell>
          <table:table-cell office:value-type="float" office:value="1000" calcext:value-type="float">
            <text:p>1000</text:p>
          </table:table-cell>
          <table:table-cell office:value-type="float" office:value="20.12" calcext:value-type="float">
            <text:p>20.1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2.3962194402478" calcext:value-type="float">
            <text:p>12.3962194402478</text:p>
          </table:table-cell>
          <table:table-cell table:formula="of:=LOG([.Q10])/LOG(2)" office:value-type="float" office:value="14.5446626326834" calcext:value-type="float">
            <text:p>14.5446626326834</text:p>
          </table:table-cell>
        </table:table-row>
      </table:table>
      <table:table table:name="summary_4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86172" calcext:value-type="float">
            <text:p>86172</text:p>
          </table:table-cell>
          <table:table-cell office:value-type="float" office:value="1000" calcext:value-type="float">
            <text:p>1000</text:p>
          </table:table-cell>
          <table:table-cell office:value-type="float" office:value="86.172" calcext:value-type="float">
            <text:p>86.172</text:p>
          </table:table-cell>
          <table:table-cell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  <table:table-cell office:value-type="float" office:value="0.32005" calcext:value-type="float">
            <text:p>0.320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005" calcext:value-type="float">
            <text:p>0.00032005</text:p>
          </table:table-cell>
          <table:table-cell office:value-type="float" office:value="0.0002812" calcext:value-type="float">
            <text:p>0.0002812</text:p>
          </table:table-cell>
          <table:table-cell office:value-type="float" office:value="0.000386145" calcext:value-type="float">
            <text:p>0.000386145</text:p>
          </table:table-cell>
          <table:table-cell office:value-type="float" office:value="87393" calcext:value-type="float">
            <text:p>87393</text:p>
          </table:table-cell>
          <table:table-cell office:value-type="float" office:value="1000" calcext:value-type="float">
            <text:p>1000</text:p>
          </table:table-cell>
          <table:table-cell office:value-type="float" office:value="87.393" calcext:value-type="float">
            <text:p>87.393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4100" calcext:value-type="float">
            <text:p>4100</text:p>
          </table:table-cell>
          <table:table-cell office:value-type="float" office:value="1000" calcext:value-type="float">
            <text:p>1000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44944582232806" calcext:value-type="float">
            <text:p>6.44944582232806</text:p>
          </table:table-cell>
          <table:table-cell table:formula="of:=LOG([.Q2])/LOG(2)" office:value-type="float" office:value="6.91886323727459" calcext:value-type="float">
            <text:p>6.918863237274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72408" calcext:value-type="float">
            <text:p>172408</text:p>
          </table:table-cell>
          <table:table-cell office:value-type="float" office:value="1000" calcext:value-type="float">
            <text:p>1000</text:p>
          </table:table-cell>
          <table:table-cell office:value-type="float" office:value="172.408" calcext:value-type="float">
            <text:p>172.408</text:p>
          </table:table-cell>
          <table:table-cell office:value-type="float" office:value="139" calcext:value-type="float">
            <text:p>139</text:p>
          </table:table-cell>
          <table:table-cell office:value-type="float" office:value="210" calcext:value-type="float">
            <text:p>210</text:p>
          </table:table-cell>
          <table:table-cell office:value-type="float" office:value="0.48005" calcext:value-type="float">
            <text:p>0.480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8005" calcext:value-type="float">
            <text:p>0.00048005</text:p>
          </table:table-cell>
          <table:table-cell office:value-type="float" office:value="0.00037567" calcext:value-type="float">
            <text:p>0.00037567</text:p>
          </table:table-cell>
          <table:table-cell office:value-type="float" office:value="0.00060495" calcext:value-type="float">
            <text:p>0.00060495</text:p>
          </table:table-cell>
          <table:table-cell office:value-type="float" office:value="144705" calcext:value-type="float">
            <text:p>144705</text:p>
          </table:table-cell>
          <table:table-cell office:value-type="float" office:value="1000" calcext:value-type="float">
            <text:p>1000</text:p>
          </table:table-cell>
          <table:table-cell office:value-type="float" office:value="144.705" calcext:value-type="float">
            <text:p>144.705</text:p>
          </table:table-cell>
          <table:table-cell office:value-type="float" office:value="97" calcext:value-type="float">
            <text:p>97</text:p>
          </table:table-cell>
          <table:table-cell office:value-type="float" office:value="192" calcext:value-type="float">
            <text:p>192</text:p>
          </table:table-cell>
          <table:table-cell office:value-type="float" office:value="5060" calcext:value-type="float">
            <text:p>5060</text:p>
          </table:table-cell>
          <table:table-cell office:value-type="float" office:value="1000" calcext:value-type="float">
            <text:p>1000</text:p>
          </table:table-cell>
          <table:table-cell office:value-type="float" office:value="5.06" calcext:value-type="float">
            <text:p>5.0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17697096202846" calcext:value-type="float">
            <text:p>7.17697096202846</text:p>
          </table:table-cell>
          <table:table-cell table:formula="of:=LOG([.Q3])/LOG(2)" office:value-type="float" office:value="7.58496250072116" calcext:value-type="float">
            <text:p>7.584962500721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58571" calcext:value-type="float">
            <text:p>258571</text:p>
          </table:table-cell>
          <table:table-cell office:value-type="float" office:value="1000" calcext:value-type="float">
            <text:p>1000</text:p>
          </table:table-cell>
          <table:table-cell office:value-type="float" office:value="258.571" calcext:value-type="float">
            <text:p>258.571</text:p>
          </table:table-cell>
          <table:table-cell office:value-type="float" office:value="219" calcext:value-type="float">
            <text:p>219</text:p>
          </table:table-cell>
          <table:table-cell office:value-type="float" office:value="304" calcext:value-type="float">
            <text:p>304</text:p>
          </table:table-cell>
          <table:table-cell office:value-type="float" office:value="0.757353" calcext:value-type="float">
            <text:p>0.7573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57353" calcext:value-type="float">
            <text:p>0.000757353</text:p>
          </table:table-cell>
          <table:table-cell office:value-type="float" office:value="0.000587721" calcext:value-type="float">
            <text:p>0.000587721</text:p>
          </table:table-cell>
          <table:table-cell office:value-type="float" office:value="0.000997114" calcext:value-type="float">
            <text:p>0.000997114</text:p>
          </table:table-cell>
          <table:table-cell office:value-type="float" office:value="220690" calcext:value-type="float">
            <text:p>220690</text:p>
          </table:table-cell>
          <table:table-cell office:value-type="float" office:value="1000" calcext:value-type="float">
            <text:p>1000</text:p>
          </table:table-cell>
          <table:table-cell office:value-type="float" office:value="220.69" calcext:value-type="float">
            <text:p>220.69</text:p>
          </table:table-cell>
          <table:table-cell office:value-type="float" office:value="153" calcext:value-type="float">
            <text:p>153</text:p>
          </table:table-cell>
          <table:table-cell office:value-type="float" office:value="309" calcext:value-type="float">
            <text:p>309</text:p>
          </table:table-cell>
          <table:table-cell office:value-type="float" office:value="5944" calcext:value-type="float">
            <text:p>5944</text:p>
          </table:table-cell>
          <table:table-cell office:value-type="float" office:value="1000" calcext:value-type="float">
            <text:p>1000</text:p>
          </table:table-cell>
          <table:table-cell office:value-type="float" office:value="5.944" calcext:value-type="float">
            <text:p>5.94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78587744885639" calcext:value-type="float">
            <text:p>7.78587744885639</text:p>
          </table:table-cell>
          <table:table-cell table:formula="of:=LOG([.Q4])/LOG(2)" office:value-type="float" office:value="8.27146302790438" calcext:value-type="float">
            <text:p>8.271463027904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44204" calcext:value-type="float">
            <text:p>344204</text:p>
          </table:table-cell>
          <table:table-cell office:value-type="float" office:value="1000" calcext:value-type="float">
            <text:p>1000</text:p>
          </table:table-cell>
          <table:table-cell office:value-type="float" office:value="344.204" calcext:value-type="float">
            <text:p>344.204</text:p>
          </table:table-cell>
          <table:table-cell office:value-type="float" office:value="298" calcext:value-type="float">
            <text:p>298</text:p>
          </table:table-cell>
          <table:table-cell office:value-type="float" office:value="393" calcext:value-type="float">
            <text:p>393</text:p>
          </table:table-cell>
          <table:table-cell office:value-type="float" office:value="1.24179" calcext:value-type="float">
            <text:p>1.241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4179" calcext:value-type="float">
            <text:p>0.00124179</text:p>
          </table:table-cell>
          <table:table-cell office:value-type="float" office:value="0.00087418" calcext:value-type="float">
            <text:p>0.00087418</text:p>
          </table:table-cell>
          <table:table-cell office:value-type="float" office:value="0.00180706" calcext:value-type="float">
            <text:p>0.00180706</text:p>
          </table:table-cell>
          <table:table-cell office:value-type="float" office:value="340728" calcext:value-type="float">
            <text:p>340728</text:p>
          </table:table-cell>
          <table:table-cell office:value-type="float" office:value="1000" calcext:value-type="float">
            <text:p>1000</text:p>
          </table:table-cell>
          <table:table-cell office:value-type="float" office:value="340.728" calcext:value-type="float">
            <text:p>340.728</text:p>
          </table:table-cell>
          <table:table-cell office:value-type="float" office:value="208" calcext:value-type="float">
            <text:p>208</text:p>
          </table:table-cell>
          <table:table-cell office:value-type="float" office:value="513" calcext:value-type="float">
            <text:p>513</text:p>
          </table:table-cell>
          <table:table-cell office:value-type="float" office:value="6916" calcext:value-type="float">
            <text:p>6916</text:p>
          </table:table-cell>
          <table:table-cell office:value-type="float" office:value="1000" calcext:value-type="float">
            <text:p>1000</text:p>
          </table:table-cell>
          <table:table-cell office:value-type="float" office:value="6.916" calcext:value-type="float">
            <text:p>6.9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41247669841037" calcext:value-type="float">
            <text:p>8.41247669841037</text:p>
          </table:table-cell>
          <table:table-cell table:formula="of:=LOG([.Q5])/LOG(2)" office:value-type="float" office:value="9.00281501560705" calcext:value-type="float">
            <text:p>9.002815015607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30894" calcext:value-type="float">
            <text:p>430894</text:p>
          </table:table-cell>
          <table:table-cell office:value-type="float" office:value="1000" calcext:value-type="float">
            <text:p>1000</text:p>
          </table:table-cell>
          <table:table-cell office:value-type="float" office:value="430.894" calcext:value-type="float">
            <text:p>430.894</text:p>
          </table:table-cell>
          <table:table-cell office:value-type="float" office:value="387" calcext:value-type="float">
            <text:p>387</text:p>
          </table:table-cell>
          <table:table-cell office:value-type="float" office:value="480" calcext:value-type="float">
            <text:p>480</text:p>
          </table:table-cell>
          <table:table-cell office:value-type="float" office:value="2.19399" calcext:value-type="float">
            <text:p>2.193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9399" calcext:value-type="float">
            <text:p>0.00219399</text:p>
          </table:table-cell>
          <table:table-cell office:value-type="float" office:value="0.0014323" calcext:value-type="float">
            <text:p>0.0014323</text:p>
          </table:table-cell>
          <table:table-cell office:value-type="float" office:value="0.00321207" calcext:value-type="float">
            <text:p>0.00321207</text:p>
          </table:table-cell>
          <table:table-cell office:value-type="float" office:value="547487" calcext:value-type="float">
            <text:p>547487</text:p>
          </table:table-cell>
          <table:table-cell office:value-type="float" office:value="1000" calcext:value-type="float">
            <text:p>1000</text:p>
          </table:table-cell>
          <table:table-cell office:value-type="float" office:value="547.487" calcext:value-type="float">
            <text:p>547.487</text:p>
          </table:table-cell>
          <table:table-cell office:value-type="float" office:value="324" calcext:value-type="float">
            <text:p>324</text:p>
          </table:table-cell>
          <table:table-cell office:value-type="float" office:value="941" calcext:value-type="float">
            <text:p>941</text:p>
          </table:table-cell>
          <table:table-cell office:value-type="float" office:value="8099" calcext:value-type="float">
            <text:p>8099</text:p>
          </table:table-cell>
          <table:table-cell office:value-type="float" office:value="1000" calcext:value-type="float">
            <text:p>1000</text:p>
          </table:table-cell>
          <table:table-cell office:value-type="float" office:value="8.099" calcext:value-type="float">
            <text:p>8.09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09668089830918" calcext:value-type="float">
            <text:p>9.09668089830918</text:p>
          </table:table-cell>
          <table:table-cell table:formula="of:=LOG([.Q6])/LOG(2)" office:value-type="float" office:value="9.87805091272854" calcext:value-type="float">
            <text:p>9.878050912728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15674" calcext:value-type="float">
            <text:p>515674</text:p>
          </table:table-cell>
          <table:table-cell office:value-type="float" office:value="1000" calcext:value-type="float">
            <text:p>1000</text:p>
          </table:table-cell>
          <table:table-cell office:value-type="float" office:value="515.674" calcext:value-type="float">
            <text:p>515.674</text:p>
          </table:table-cell>
          <table:table-cell office:value-type="float" office:value="464" calcext:value-type="float">
            <text:p>464</text:p>
          </table:table-cell>
          <table:table-cell office:value-type="float" office:value="564" calcext:value-type="float">
            <text:p>564</text:p>
          </table:table-cell>
          <table:table-cell office:value-type="float" office:value="4.07285" calcext:value-type="float">
            <text:p>4.072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407285" calcext:value-type="float">
            <text:p>0.00407285</text:p>
          </table:table-cell>
          <table:table-cell office:value-type="float" office:value="0.00273707" calcext:value-type="float">
            <text:p>0.00273707</text:p>
          </table:table-cell>
          <table:table-cell office:value-type="float" office:value="0.00639801" calcext:value-type="float">
            <text:p>0.00639801</text:p>
          </table:table-cell>
          <table:table-cell office:value-type="float" office:value="916938" calcext:value-type="float">
            <text:p>916938</text:p>
          </table:table-cell>
          <table:table-cell office:value-type="float" office:value="1000" calcext:value-type="float">
            <text:p>1000</text:p>
          </table:table-cell>
          <table:table-cell office:value-type="float" office:value="916.938" calcext:value-type="float">
            <text:p>916.938</text:p>
          </table:table-cell>
          <table:table-cell office:value-type="float" office:value="490" calcext:value-type="float">
            <text:p>490</text:p>
          </table:table-cell>
          <table:table-cell office:value-type="float" office:value="1604" calcext:value-type="float">
            <text:p>1604</text:p>
          </table:table-cell>
          <table:table-cell office:value-type="float" office:value="9542" calcext:value-type="float">
            <text:p>9542</text:p>
          </table:table-cell>
          <table:table-cell office:value-type="float" office:value="1000" calcext:value-type="float">
            <text:p>1000</text:p>
          </table:table-cell>
          <table:table-cell office:value-type="float" office:value="9.542" calcext:value-type="float">
            <text:p>9.54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84068037712122" calcext:value-type="float">
            <text:p>9.84068037712122</text:p>
          </table:table-cell>
          <table:table-cell table:formula="of:=LOG([.Q7])/LOG(2)" office:value-type="float" office:value="10.6474584264549" calcext:value-type="float">
            <text:p>10.64745842645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602638" calcext:value-type="float">
            <text:p>602638</text:p>
          </table:table-cell>
          <table:table-cell office:value-type="float" office:value="1000" calcext:value-type="float">
            <text:p>1000</text:p>
          </table:table-cell>
          <table:table-cell office:value-type="float" office:value="602.638" calcext:value-type="float">
            <text:p>602.638</text:p>
          </table:table-cell>
          <table:table-cell office:value-type="float" office:value="561" calcext:value-type="float">
            <text:p>561</text:p>
          </table:table-cell>
          <table:table-cell office:value-type="float" office:value="648" calcext:value-type="float">
            <text:p>648</text:p>
          </table:table-cell>
          <table:table-cell office:value-type="float" office:value="8.41532" calcext:value-type="float">
            <text:p>8.415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841532" calcext:value-type="float">
            <text:p>0.00841532</text:p>
          </table:table-cell>
          <table:table-cell office:value-type="float" office:value="0.00462896" calcext:value-type="float">
            <text:p>0.00462896</text:p>
          </table:table-cell>
          <table:table-cell office:value-type="float" office:value="0.0138256" calcext:value-type="float">
            <text:p>0.0138256</text:p>
          </table:table-cell>
          <table:table-cell office:value-type="float" office:value="1659149" calcext:value-type="float">
            <text:p>1659149</text:p>
          </table:table-cell>
          <table:table-cell office:value-type="float" office:value="1000" calcext:value-type="float">
            <text:p>1000</text:p>
          </table:table-cell>
          <table:table-cell office:value-type="float" office:value="1659.15" calcext:value-type="float">
            <text:p>1659.15</text:p>
          </table:table-cell>
          <table:table-cell office:value-type="float" office:value="681" calcext:value-type="float">
            <text:p>681</text:p>
          </table:table-cell>
          <table:table-cell office:value-type="float" office:value="3520" calcext:value-type="float">
            <text:p>3520</text:p>
          </table:table-cell>
          <table:table-cell office:value-type="float" office:value="11636" calcext:value-type="float">
            <text:p>11636</text:p>
          </table:table-cell>
          <table:table-cell office:value-type="float" office:value="1000" calcext:value-type="float">
            <text:p>1000</text:p>
          </table:table-cell>
          <table:table-cell office:value-type="float" office:value="11.636" calcext:value-type="float">
            <text:p>11.63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6962286076488" calcext:value-type="float">
            <text:p>10.6962286076488</text:p>
          </table:table-cell>
          <table:table-cell table:formula="of:=LOG([.Q8])/LOG(2)" office:value-type="float" office:value="11.7813597135247" calcext:value-type="float">
            <text:p>11.78135971352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688396" calcext:value-type="float">
            <text:p>688396</text:p>
          </table:table-cell>
          <table:table-cell office:value-type="float" office:value="1000" calcext:value-type="float">
            <text:p>1000</text:p>
          </table:table-cell>
          <table:table-cell office:value-type="float" office:value="688.396" calcext:value-type="float">
            <text:p>688.396</text:p>
          </table:table-cell>
          <table:table-cell office:value-type="float" office:value="644" calcext:value-type="float">
            <text:p>644</text:p>
          </table:table-cell>
          <table:table-cell office:value-type="float" office:value="722" calcext:value-type="float">
            <text:p>722</text:p>
          </table:table-cell>
          <table:table-cell office:value-type="float" office:value="19.3174" calcext:value-type="float">
            <text:p>19.3174</text:p>
          </table:table-cell>
          <table:table-cell office:value-type="float" office:value="1000" calcext:value-type="float">
            <text:p>1000</text:p>
          </table:table-cell>
          <table:table-cell office:value-type="float" office:value="0.0193174" calcext:value-type="float">
            <text:p>0.0193174</text:p>
          </table:table-cell>
          <table:table-cell office:value-type="float" office:value="0.00827345" calcext:value-type="float">
            <text:p>0.00827345</text:p>
          </table:table-cell>
          <table:table-cell office:value-type="float" office:value="0.0367548" calcext:value-type="float">
            <text:p>0.0367548</text:p>
          </table:table-cell>
          <table:table-cell office:value-type="float" office:value="3325078" calcext:value-type="float">
            <text:p>3325078</text:p>
          </table:table-cell>
          <table:table-cell office:value-type="float" office:value="1000" calcext:value-type="float">
            <text:p>1000</text:p>
          </table:table-cell>
          <table:table-cell office:value-type="float" office:value="3325.08" calcext:value-type="float">
            <text:p>3325.08</text:p>
          </table:table-cell>
          <table:table-cell office:value-type="float" office:value="972" calcext:value-type="float">
            <text:p>972</text:p>
          </table:table-cell>
          <table:table-cell office:value-type="float" office:value="8266" calcext:value-type="float">
            <text:p>8266</text:p>
          </table:table-cell>
          <table:table-cell office:value-type="float" office:value="14680" calcext:value-type="float">
            <text:p>14680</text:p>
          </table:table-cell>
          <table:table-cell office:value-type="float" office:value="1000" calcext:value-type="float">
            <text:p>1000</text:p>
          </table:table-cell>
          <table:table-cell office:value-type="float" office:value="14.68" calcext:value-type="float">
            <text:p>14.6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1.699173336318" calcext:value-type="float">
            <text:p>11.699173336318</text:p>
          </table:table-cell>
          <table:table-cell table:formula="of:=LOG([.Q9])/LOG(2)" office:value-type="float" office:value="13.0129736483745" calcext:value-type="float">
            <text:p>13.01297364837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775288" calcext:value-type="float">
            <text:p>775288</text:p>
          </table:table-cell>
          <table:table-cell office:value-type="float" office:value="1000" calcext:value-type="float">
            <text:p>1000</text:p>
          </table:table-cell>
          <table:table-cell office:value-type="float" office:value="775.288" calcext:value-type="float">
            <text:p>775.288</text:p>
          </table:table-cell>
          <table:table-cell office:value-type="float" office:value="744" calcext:value-type="float">
            <text:p>744</text:p>
          </table:table-cell>
          <table:table-cell office:value-type="float" office:value="800" calcext:value-type="float">
            <text:p>800</text:p>
          </table:table-cell>
          <table:table-cell office:value-type="float" office:value="40.604" calcext:value-type="float">
            <text:p>40.604</text:p>
          </table:table-cell>
          <table:table-cell office:value-type="float" office:value="1000" calcext:value-type="float">
            <text:p>1000</text:p>
          </table:table-cell>
          <table:table-cell office:value-type="float" office:value="0.040604" calcext:value-type="float">
            <text:p>0.040604</text:p>
          </table:table-cell>
          <table:table-cell office:value-type="float" office:value="0.0108266" calcext:value-type="float">
            <text:p>0.0108266</text:p>
          </table:table-cell>
          <table:table-cell office:value-type="float" office:value="0.111813" calcext:value-type="float">
            <text:p>0.111813</text:p>
          </table:table-cell>
          <table:table-cell office:value-type="float" office:value="6148576" calcext:value-type="float">
            <text:p>6148576</text:p>
          </table:table-cell>
          <table:table-cell office:value-type="float" office:value="1000" calcext:value-type="float">
            <text:p>1000</text:p>
          </table:table-cell>
          <table:table-cell office:value-type="float" office:value="6148.58" calcext:value-type="float">
            <text:p>6148.58</text:p>
          </table:table-cell>
          <table:table-cell office:value-type="float" office:value="910" calcext:value-type="float">
            <text:p>910</text:p>
          </table:table-cell>
          <table:table-cell office:value-type="float" office:value="21051" calcext:value-type="float">
            <text:p>21051</text:p>
          </table:table-cell>
          <table:table-cell office:value-type="float" office:value="20488" calcext:value-type="float">
            <text:p>20488</text:p>
          </table:table-cell>
          <table:table-cell office:value-type="float" office:value="1000" calcext:value-type="float">
            <text:p>1000</text:p>
          </table:table-cell>
          <table:table-cell office:value-type="float" office:value="20.488" calcext:value-type="float">
            <text:p>20.48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2.586037546577" calcext:value-type="float">
            <text:p>12.586037546577</text:p>
          </table:table-cell>
          <table:table-cell table:formula="of:=LOG([.Q10])/LOG(2)" office:value-type="float" office:value="14.3616011477947" calcext:value-type="float">
            <text:p>14.3616011477947</text:p>
          </table:table-cell>
        </table:table-row>
      </table:table>
      <table:table table:name="summary_4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90700" calcext:value-type="float">
            <text:p>90700</text:p>
          </table:table-cell>
          <table:table-cell office:value-type="float" office:value="1000" calcext:value-type="float">
            <text:p>1000</text:p>
          </table:table-cell>
          <table:table-cell office:value-type="float" office:value="90.7" calcext:value-type="float">
            <text:p>90.7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.337126" calcext:value-type="float">
            <text:p>0.3371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7126" calcext:value-type="float">
            <text:p>0.000337126</text:p>
          </table:table-cell>
          <table:table-cell office:value-type="float" office:value="0.000292229" calcext:value-type="float">
            <text:p>0.000292229</text:p>
          </table:table-cell>
          <table:table-cell office:value-type="float" office:value="0.000399778" calcext:value-type="float">
            <text:p>0.000399778</text:p>
          </table:table-cell>
          <table:table-cell office:value-type="float" office:value="91595" calcext:value-type="float">
            <text:p>91595</text:p>
          </table:table-cell>
          <table:table-cell office:value-type="float" office:value="1000" calcext:value-type="float">
            <text:p>1000</text:p>
          </table:table-cell>
          <table:table-cell office:value-type="float" office:value="91.595" calcext:value-type="float">
            <text:p>91.595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4100" calcext:value-type="float">
            <text:p>4100</text:p>
          </table:table-cell>
          <table:table-cell office:value-type="float" office:value="1000" calcext:value-type="float">
            <text:p>1000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51719694133092" calcext:value-type="float">
            <text:p>6.51719694133092</text:p>
          </table:table-cell>
          <table:table-cell table:formula="of:=LOG([.Q2])/LOG(2)" office:value-type="float" office:value="6.87036471958341" calcext:value-type="float">
            <text:p>6.870364719583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80992" calcext:value-type="float">
            <text:p>180992</text:p>
          </table:table-cell>
          <table:table-cell office:value-type="float" office:value="1000" calcext:value-type="float">
            <text:p>1000</text:p>
          </table:table-cell>
          <table:table-cell office:value-type="float" office:value="180.992" calcext:value-type="float">
            <text:p>180.992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0.508911" calcext:value-type="float">
            <text:p>0.5089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08911" calcext:value-type="float">
            <text:p>0.000508911</text:p>
          </table:table-cell>
          <table:table-cell office:value-type="float" office:value="0.000400919" calcext:value-type="float">
            <text:p>0.000400919</text:p>
          </table:table-cell>
          <table:table-cell office:value-type="float" office:value="0.000654371" calcext:value-type="float">
            <text:p>0.000654371</text:p>
          </table:table-cell>
          <table:table-cell office:value-type="float" office:value="152598" calcext:value-type="float">
            <text:p>152598</text:p>
          </table:table-cell>
          <table:table-cell office:value-type="float" office:value="1000" calcext:value-type="float">
            <text:p>1000</text:p>
          </table:table-cell>
          <table:table-cell office:value-type="float" office:value="152.598" calcext:value-type="float">
            <text:p>152.598</text:p>
          </table:table-cell>
          <table:table-cell office:value-type="float" office:value="107" calcext:value-type="float">
            <text:p>107</text:p>
          </table:table-cell>
          <table:table-cell office:value-type="float" office:value="204" calcext:value-type="float">
            <text:p>204</text:p>
          </table:table-cell>
          <table:table-cell office:value-type="float" office:value="5062" calcext:value-type="float">
            <text:p>5062</text:p>
          </table:table-cell>
          <table:table-cell office:value-type="float" office:value="1000" calcext:value-type="float">
            <text:p>1000</text:p>
          </table:table-cell>
          <table:table-cell office:value-type="float" office:value="5.062" calcext:value-type="float">
            <text:p>5.06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25359224363138" calcext:value-type="float">
            <text:p>7.25359224363138</text:p>
          </table:table-cell>
          <table:table-cell table:formula="of:=LOG([.Q3])/LOG(2)" office:value-type="float" office:value="7.6724253419715" calcext:value-type="float">
            <text:p>7.67242534197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71041" calcext:value-type="float">
            <text:p>271041</text:p>
          </table:table-cell>
          <table:table-cell office:value-type="float" office:value="1000" calcext:value-type="float">
            <text:p>1000</text:p>
          </table:table-cell>
          <table:table-cell office:value-type="float" office:value="271.041" calcext:value-type="float">
            <text:p>271.041</text:p>
          </table:table-cell>
          <table:table-cell office:value-type="float" office:value="225" calcext:value-type="float">
            <text:p>225</text:p>
          </table:table-cell>
          <table:table-cell office:value-type="float" office:value="318" calcext:value-type="float">
            <text:p>318</text:p>
          </table:table-cell>
          <table:table-cell office:value-type="float" office:value="0.808045" calcext:value-type="float">
            <text:p>0.8080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08045" calcext:value-type="float">
            <text:p>0.000808045</text:p>
          </table:table-cell>
          <table:table-cell office:value-type="float" office:value="0.000579919" calcext:value-type="float">
            <text:p>0.000579919</text:p>
          </table:table-cell>
          <table:table-cell office:value-type="float" office:value="0.00120238" calcext:value-type="float">
            <text:p>0.00120238</text:p>
          </table:table-cell>
          <table:table-cell office:value-type="float" office:value="232380" calcext:value-type="float">
            <text:p>232380</text:p>
          </table:table-cell>
          <table:table-cell office:value-type="float" office:value="1000" calcext:value-type="float">
            <text:p>1000</text:p>
          </table:table-cell>
          <table:table-cell office:value-type="float" office:value="232.38" calcext:value-type="float">
            <text:p>232.38</text:p>
          </table:table-cell>
          <table:table-cell office:value-type="float" office:value="139" calcext:value-type="float">
            <text:p>139</text:p>
          </table:table-cell>
          <table:table-cell office:value-type="float" office:value="367" calcext:value-type="float">
            <text:p>367</text:p>
          </table:table-cell>
          <table:table-cell office:value-type="float" office:value="5981" calcext:value-type="float">
            <text:p>5981</text:p>
          </table:table-cell>
          <table:table-cell office:value-type="float" office:value="1000" calcext:value-type="float">
            <text:p>1000</text:p>
          </table:table-cell>
          <table:table-cell office:value-type="float" office:value="5.981" calcext:value-type="float">
            <text:p>5.98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86034209697478" calcext:value-type="float">
            <text:p>7.86034209697478</text:p>
          </table:table-cell>
          <table:table-cell table:formula="of:=LOG([.Q4])/LOG(2)" office:value-type="float" office:value="8.51963625284322" calcext:value-type="float">
            <text:p>8.519636252843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61799" calcext:value-type="float">
            <text:p>361799</text:p>
          </table:table-cell>
          <table:table-cell office:value-type="float" office:value="1000" calcext:value-type="float">
            <text:p>1000</text:p>
          </table:table-cell>
          <table:table-cell office:value-type="float" office:value="361.799" calcext:value-type="float">
            <text:p>361.799</text:p>
          </table:table-cell>
          <table:table-cell office:value-type="float" office:value="311" calcext:value-type="float">
            <text:p>311</text:p>
          </table:table-cell>
          <table:table-cell office:value-type="float" office:value="411" calcext:value-type="float">
            <text:p>411</text:p>
          </table:table-cell>
          <table:table-cell office:value-type="float" office:value="1.33993" calcext:value-type="float">
            <text:p>1.339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3993" calcext:value-type="float">
            <text:p>0.00133993</text:p>
          </table:table-cell>
          <table:table-cell office:value-type="float" office:value="0.000974055" calcext:value-type="float">
            <text:p>0.000974055</text:p>
          </table:table-cell>
          <table:table-cell office:value-type="float" office:value="0.00187033" calcext:value-type="float">
            <text:p>0.00187033</text:p>
          </table:table-cell>
          <table:table-cell office:value-type="float" office:value="361326" calcext:value-type="float">
            <text:p>361326</text:p>
          </table:table-cell>
          <table:table-cell office:value-type="float" office:value="1000" calcext:value-type="float">
            <text:p>1000</text:p>
          </table:table-cell>
          <table:table-cell office:value-type="float" office:value="361.326" calcext:value-type="float">
            <text:p>361.326</text:p>
          </table:table-cell>
          <table:table-cell office:value-type="float" office:value="232" calcext:value-type="float">
            <text:p>232</text:p>
          </table:table-cell>
          <table:table-cell office:value-type="float" office:value="610" calcext:value-type="float">
            <text:p>610</text:p>
          </table:table-cell>
          <table:table-cell office:value-type="float" office:value="6999" calcext:value-type="float">
            <text:p>6999</text:p>
          </table:table-cell>
          <table:table-cell office:value-type="float" office:value="1000" calcext:value-type="float">
            <text:p>1000</text:p>
          </table:table-cell>
          <table:table-cell office:value-type="float" office:value="6.999" calcext:value-type="float">
            <text:p>6.99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49715726054694" calcext:value-type="float">
            <text:p>8.49715726054694</text:p>
          </table:table-cell>
          <table:table-cell table:formula="of:=LOG([.Q5])/LOG(2)" office:value-type="float" office:value="9.25266543245025" calcext:value-type="float">
            <text:p>9.252665432450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51875" calcext:value-type="float">
            <text:p>451875</text:p>
          </table:table-cell>
          <table:table-cell office:value-type="float" office:value="1000" calcext:value-type="float">
            <text:p>1000</text:p>
          </table:table-cell>
          <table:table-cell office:value-type="float" office:value="451.875" calcext:value-type="float">
            <text:p>451.875</text:p>
          </table:table-cell>
          <table:table-cell office:value-type="float" office:value="406" calcext:value-type="float">
            <text:p>406</text:p>
          </table:table-cell>
          <table:table-cell office:value-type="float" office:value="497" calcext:value-type="float">
            <text:p>497</text:p>
          </table:table-cell>
          <table:table-cell office:value-type="float" office:value="2.38724" calcext:value-type="float">
            <text:p>2.387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8724" calcext:value-type="float">
            <text:p>0.00238724</text:p>
          </table:table-cell>
          <table:table-cell office:value-type="float" office:value="0.00163597" calcext:value-type="float">
            <text:p>0.00163597</text:p>
          </table:table-cell>
          <table:table-cell office:value-type="float" office:value="0.00348131" calcext:value-type="float">
            <text:p>0.00348131</text:p>
          </table:table-cell>
          <table:table-cell office:value-type="float" office:value="592016" calcext:value-type="float">
            <text:p>592016</text:p>
          </table:table-cell>
          <table:table-cell office:value-type="float" office:value="1000" calcext:value-type="float">
            <text:p>1000</text:p>
          </table:table-cell>
          <table:table-cell office:value-type="float" office:value="592.016" calcext:value-type="float">
            <text:p>592.016</text:p>
          </table:table-cell>
          <table:table-cell office:value-type="float" office:value="358" calcext:value-type="float">
            <text:p>358</text:p>
          </table:table-cell>
          <table:table-cell office:value-type="float" office:value="933" calcext:value-type="float">
            <text:p>933</text:p>
          </table:table-cell>
          <table:table-cell office:value-type="float" office:value="8155" calcext:value-type="float">
            <text:p>8155</text:p>
          </table:table-cell>
          <table:table-cell office:value-type="float" office:value="1000" calcext:value-type="float">
            <text:p>1000</text:p>
          </table:table-cell>
          <table:table-cell office:value-type="float" office:value="8.155" calcext:value-type="float">
            <text:p>8.15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20949235685991" calcext:value-type="float">
            <text:p>9.20949235685991</text:p>
          </table:table-cell>
          <table:table-cell table:formula="of:=LOG([.Q6])/LOG(2)" office:value-type="float" office:value="9.86573327085176" calcext:value-type="float">
            <text:p>9.865733270851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42401" calcext:value-type="float">
            <text:p>542401</text:p>
          </table:table-cell>
          <table:table-cell office:value-type="float" office:value="1000" calcext:value-type="float">
            <text:p>1000</text:p>
          </table:table-cell>
          <table:table-cell office:value-type="float" office:value="542.401" calcext:value-type="float">
            <text:p>542.401</text:p>
          </table:table-cell>
          <table:table-cell office:value-type="float" office:value="500" calcext:value-type="float">
            <text:p>500</text:p>
          </table:table-cell>
          <table:table-cell office:value-type="float" office:value="585" calcext:value-type="float">
            <text:p>585</text:p>
          </table:table-cell>
          <table:table-cell office:value-type="float" office:value="4.54988" calcext:value-type="float">
            <text:p>4.549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454988" calcext:value-type="float">
            <text:p>0.00454988</text:p>
          </table:table-cell>
          <table:table-cell office:value-type="float" office:value="0.00280163" calcext:value-type="float">
            <text:p>0.00280163</text:p>
          </table:table-cell>
          <table:table-cell office:value-type="float" office:value="0.00711924" calcext:value-type="float">
            <text:p>0.00711924</text:p>
          </table:table-cell>
          <table:table-cell office:value-type="float" office:value="1014364" calcext:value-type="float">
            <text:p>1014364</text:p>
          </table:table-cell>
          <table:table-cell office:value-type="float" office:value="1000" calcext:value-type="float">
            <text:p>1000</text:p>
          </table:table-cell>
          <table:table-cell office:value-type="float" office:value="1014.36" calcext:value-type="float">
            <text:p>1014.36</text:p>
          </table:table-cell>
          <table:table-cell office:value-type="float" office:value="530" calcext:value-type="float">
            <text:p>530</text:p>
          </table:table-cell>
          <table:table-cell office:value-type="float" office:value="2035" calcext:value-type="float">
            <text:p>2035</text:p>
          </table:table-cell>
          <table:table-cell office:value-type="float" office:value="9643" calcext:value-type="float">
            <text:p>9643</text:p>
          </table:table-cell>
          <table:table-cell office:value-type="float" office:value="1000" calcext:value-type="float">
            <text:p>1000</text:p>
          </table:table-cell>
          <table:table-cell office:value-type="float" office:value="9.643" calcext:value-type="float">
            <text:p>9.64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98635404552468" calcext:value-type="float">
            <text:p>9.98635404552468</text:p>
          </table:table-cell>
          <table:table-cell table:formula="of:=LOG([.Q7])/LOG(2)" office:value-type="float" office:value="10.9908130791536" calcext:value-type="float">
            <text:p>10.99081307915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631639" calcext:value-type="float">
            <text:p>631639</text:p>
          </table:table-cell>
          <table:table-cell office:value-type="float" office:value="1000" calcext:value-type="float">
            <text:p>1000</text:p>
          </table:table-cell>
          <table:table-cell office:value-type="float" office:value="631.639" calcext:value-type="float">
            <text:p>631.639</text:p>
          </table:table-cell>
          <table:table-cell office:value-type="float" office:value="593" calcext:value-type="float">
            <text:p>593</text:p>
          </table:table-cell>
          <table:table-cell office:value-type="float" office:value="689" calcext:value-type="float">
            <text:p>689</text:p>
          </table:table-cell>
          <table:table-cell office:value-type="float" office:value="9.48054" calcext:value-type="float">
            <text:p>9.480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948054" calcext:value-type="float">
            <text:p>0.00948054</text:p>
          </table:table-cell>
          <table:table-cell office:value-type="float" office:value="0.00468183" calcext:value-type="float">
            <text:p>0.00468183</text:p>
          </table:table-cell>
          <table:table-cell office:value-type="float" office:value="0.0166619" calcext:value-type="float">
            <text:p>0.0166619</text:p>
          </table:table-cell>
          <table:table-cell office:value-type="float" office:value="1850897" calcext:value-type="float">
            <text:p>1850897</text:p>
          </table:table-cell>
          <table:table-cell office:value-type="float" office:value="1000" calcext:value-type="float">
            <text:p>1000</text:p>
          </table:table-cell>
          <table:table-cell office:value-type="float" office:value="1850.9" calcext:value-type="float">
            <text:p>1850.9</text:p>
          </table:table-cell>
          <table:table-cell office:value-type="float" office:value="631" calcext:value-type="float">
            <text:p>631</text:p>
          </table:table-cell>
          <table:table-cell office:value-type="float" office:value="3075" calcext:value-type="float">
            <text:p>3075</text:p>
          </table:table-cell>
          <table:table-cell office:value-type="float" office:value="11699" calcext:value-type="float">
            <text:p>11699</text:p>
          </table:table-cell>
          <table:table-cell office:value-type="float" office:value="1000" calcext:value-type="float">
            <text:p>1000</text:p>
          </table:table-cell>
          <table:table-cell office:value-type="float" office:value="11.699" calcext:value-type="float">
            <text:p>11.69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8540112363799" calcext:value-type="float">
            <text:p>10.8540112363799</text:p>
          </table:table-cell>
          <table:table-cell table:formula="of:=LOG([.Q8])/LOG(2)" office:value-type="float" office:value="11.586370695114" calcext:value-type="float">
            <text:p>11.5863706951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723013" calcext:value-type="float">
            <text:p>723013</text:p>
          </table:table-cell>
          <table:table-cell office:value-type="float" office:value="1000" calcext:value-type="float">
            <text:p>1000</text:p>
          </table:table-cell>
          <table:table-cell office:value-type="float" office:value="723.013" calcext:value-type="float">
            <text:p>723.013</text:p>
          </table:table-cell>
          <table:table-cell office:value-type="float" office:value="673" calcext:value-type="float">
            <text:p>673</text:p>
          </table:table-cell>
          <table:table-cell office:value-type="float" office:value="762" calcext:value-type="float">
            <text:p>762</text:p>
          </table:table-cell>
          <table:table-cell office:value-type="float" office:value="22.3589" calcext:value-type="float">
            <text:p>22.3589</text:p>
          </table:table-cell>
          <table:table-cell office:value-type="float" office:value="1000" calcext:value-type="float">
            <text:p>1000</text:p>
          </table:table-cell>
          <table:table-cell office:value-type="float" office:value="0.0223589" calcext:value-type="float">
            <text:p>0.0223589</text:p>
          </table:table-cell>
          <table:table-cell office:value-type="float" office:value="0.00992702" calcext:value-type="float">
            <text:p>0.00992702</text:p>
          </table:table-cell>
          <table:table-cell office:value-type="float" office:value="0.0406995" calcext:value-type="float">
            <text:p>0.0406995</text:p>
          </table:table-cell>
          <table:table-cell office:value-type="float" office:value="3773804" calcext:value-type="float">
            <text:p>3773804</text:p>
          </table:table-cell>
          <table:table-cell office:value-type="float" office:value="1000" calcext:value-type="float">
            <text:p>1000</text:p>
          </table:table-cell>
          <table:table-cell office:value-type="float" office:value="3773.8" calcext:value-type="float">
            <text:p>3773.8</text:p>
          </table:table-cell>
          <table:table-cell office:value-type="float" office:value="914" calcext:value-type="float">
            <text:p>914</text:p>
          </table:table-cell>
          <table:table-cell office:value-type="float" office:value="7994" calcext:value-type="float">
            <text:p>7994</text:p>
          </table:table-cell>
          <table:table-cell office:value-type="float" office:value="14882" calcext:value-type="float">
            <text:p>14882</text:p>
          </table:table-cell>
          <table:table-cell office:value-type="float" office:value="1000" calcext:value-type="float">
            <text:p>1000</text:p>
          </table:table-cell>
          <table:table-cell office:value-type="float" office:value="14.882" calcext:value-type="float">
            <text:p>14.88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1.8818022511474" calcext:value-type="float">
            <text:p>11.8818022511474</text:p>
          </table:table-cell>
          <table:table-cell table:formula="of:=LOG([.Q9])/LOG(2)" office:value-type="float" office:value="12.9647018574204" calcext:value-type="float">
            <text:p>12.96470185742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812712" calcext:value-type="float">
            <text:p>812712</text:p>
          </table:table-cell>
          <table:table-cell office:value-type="float" office:value="1000" calcext:value-type="float">
            <text:p>1000</text:p>
          </table:table-cell>
          <table:table-cell office:value-type="float" office:value="812.712" calcext:value-type="float">
            <text:p>812.712</text:p>
          </table:table-cell>
          <table:table-cell office:value-type="float" office:value="781" calcext:value-type="float">
            <text:p>781</text:p>
          </table:table-cell>
          <table:table-cell office:value-type="float" office:value="850" calcext:value-type="float">
            <text:p>850</text:p>
          </table:table-cell>
          <table:table-cell office:value-type="float" office:value="51.3663" calcext:value-type="float">
            <text:p>51.3663</text:p>
          </table:table-cell>
          <table:table-cell office:value-type="float" office:value="1000" calcext:value-type="float">
            <text:p>1000</text:p>
          </table:table-cell>
          <table:table-cell office:value-type="float" office:value="0.0513663" calcext:value-type="float">
            <text:p>0.0513663</text:p>
          </table:table-cell>
          <table:table-cell office:value-type="float" office:value="0.0117524" calcext:value-type="float">
            <text:p>0.0117524</text:p>
          </table:table-cell>
          <table:table-cell office:value-type="float" office:value="0.159607" calcext:value-type="float">
            <text:p>0.159607</text:p>
          </table:table-cell>
          <table:table-cell office:value-type="float" office:value="7799486" calcext:value-type="float">
            <text:p>7799486</text:p>
          </table:table-cell>
          <table:table-cell office:value-type="float" office:value="1000" calcext:value-type="float">
            <text:p>1000</text:p>
          </table:table-cell>
          <table:table-cell office:value-type="float" office:value="7799.49" calcext:value-type="float">
            <text:p>7799.49</text:p>
          </table:table-cell>
          <table:table-cell office:value-type="float" office:value="1100" calcext:value-type="float">
            <text:p>1100</text:p>
          </table:table-cell>
          <table:table-cell office:value-type="float" office:value="26943" calcext:value-type="float">
            <text:p>26943</text:p>
          </table:table-cell>
          <table:table-cell office:value-type="float" office:value="20610" calcext:value-type="float">
            <text:p>20610</text:p>
          </table:table-cell>
          <table:table-cell office:value-type="float" office:value="1000" calcext:value-type="float">
            <text:p>1000</text:p>
          </table:table-cell>
          <table:table-cell office:value-type="float" office:value="20.61" calcext:value-type="float">
            <text:p>20.6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2.9291640754926" calcext:value-type="float">
            <text:p>12.9291640754926</text:p>
          </table:table-cell>
          <table:table-cell table:formula="of:=LOG([.Q10])/LOG(2)" office:value-type="float" office:value="14.7176228778684" calcext:value-type="float">
            <text:p>14.7176228778684</text:p>
          </table:table-cell>
        </table:table-row>
      </table:table>
      <table:table table:name="summary_4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94622" calcext:value-type="float">
            <text:p>94622</text:p>
          </table:table-cell>
          <table:table-cell office:value-type="float" office:value="1000" calcext:value-type="float">
            <text:p>1000</text:p>
          </table:table-cell>
          <table:table-cell office:value-type="float" office:value="94.622" calcext:value-type="float">
            <text:p>94.622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0.353745" calcext:value-type="float">
            <text:p>0.3537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3745" calcext:value-type="float">
            <text:p>0.000353745</text:p>
          </table:table-cell>
          <table:table-cell office:value-type="float" office:value="0.000309471" calcext:value-type="float">
            <text:p>0.000309471</text:p>
          </table:table-cell>
          <table:table-cell office:value-type="float" office:value="0.000451821" calcext:value-type="float">
            <text:p>0.000451821</text:p>
          </table:table-cell>
          <table:table-cell office:value-type="float" office:value="95446" calcext:value-type="float">
            <text:p>95446</text:p>
          </table:table-cell>
          <table:table-cell office:value-type="float" office:value="1000" calcext:value-type="float">
            <text:p>1000</text:p>
          </table:table-cell>
          <table:table-cell office:value-type="float" office:value="95.446" calcext:value-type="float">
            <text:p>95.446</text:p>
          </table:table-cell>
          <table:table-cell office:value-type="float" office:value="59" calcext:value-type="float">
            <text:p>59</text:p>
          </table:table-cell>
          <table:table-cell office:value-type="float" office:value="133" calcext:value-type="float">
            <text:p>133</text:p>
          </table:table-cell>
          <table:table-cell office:value-type="float" office:value="4108" calcext:value-type="float">
            <text:p>4108</text:p>
          </table:table-cell>
          <table:table-cell office:value-type="float" office:value="1000" calcext:value-type="float">
            <text:p>1000</text:p>
          </table:table-cell>
          <table:table-cell office:value-type="float" office:value="4.108" calcext:value-type="float">
            <text:p>4.10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57661283257855" calcext:value-type="float">
            <text:p>6.57661283257855</text:p>
          </table:table-cell>
          <table:table-cell table:formula="of:=LOG([.Q2])/LOG(2)" office:value-type="float" office:value="7.05528243550119" calcext:value-type="float">
            <text:p>7.055282435501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88823" calcext:value-type="float">
            <text:p>188823</text:p>
          </table:table-cell>
          <table:table-cell office:value-type="float" office:value="1000" calcext:value-type="float">
            <text:p>1000</text:p>
          </table:table-cell>
          <table:table-cell office:value-type="float" office:value="188.823" calcext:value-type="float">
            <text:p>188.823</text:p>
          </table:table-cell>
          <table:table-cell office:value-type="float" office:value="146" calcext:value-type="float">
            <text:p>146</text:p>
          </table:table-cell>
          <table:table-cell office:value-type="float" office:value="229" calcext:value-type="float">
            <text:p>229</text:p>
          </table:table-cell>
          <table:table-cell office:value-type="float" office:value="0.537154" calcext:value-type="float">
            <text:p>0.5371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37154" calcext:value-type="float">
            <text:p>0.000537154</text:p>
          </table:table-cell>
          <table:table-cell office:value-type="float" office:value="0.000427396" calcext:value-type="float">
            <text:p>0.000427396</text:p>
          </table:table-cell>
          <table:table-cell office:value-type="float" office:value="0.0006687" calcext:value-type="float">
            <text:p>0.0006687</text:p>
          </table:table-cell>
          <table:table-cell office:value-type="float" office:value="159273" calcext:value-type="float">
            <text:p>159273</text:p>
          </table:table-cell>
          <table:table-cell office:value-type="float" office:value="1000" calcext:value-type="float">
            <text:p>1000</text:p>
          </table:table-cell>
          <table:table-cell office:value-type="float" office:value="159.273" calcext:value-type="float">
            <text:p>159.273</text:p>
          </table:table-cell>
          <table:table-cell office:value-type="float" office:value="103" calcext:value-type="float">
            <text:p>103</text:p>
          </table:table-cell>
          <table:table-cell office:value-type="float" office:value="205" calcext:value-type="float">
            <text:p>205</text:p>
          </table:table-cell>
          <table:table-cell office:value-type="float" office:value="5076" calcext:value-type="float">
            <text:p>5076</text:p>
          </table:table-cell>
          <table:table-cell office:value-type="float" office:value="1000" calcext:value-type="float">
            <text:p>1000</text:p>
          </table:table-cell>
          <table:table-cell office:value-type="float" office:value="5.076" calcext:value-type="float">
            <text:p>5.07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31535791132998" calcext:value-type="float">
            <text:p>7.31535791132998</text:p>
          </table:table-cell>
          <table:table-cell table:formula="of:=LOG([.Q3])/LOG(2)" office:value-type="float" office:value="7.67948009950545" calcext:value-type="float">
            <text:p>7.679480099505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83883" calcext:value-type="float">
            <text:p>283883</text:p>
          </table:table-cell>
          <table:table-cell office:value-type="float" office:value="1000" calcext:value-type="float">
            <text:p>1000</text:p>
          </table:table-cell>
          <table:table-cell office:value-type="float" office:value="283.883" calcext:value-type="float">
            <text:p>283.883</text:p>
          </table:table-cell>
          <table:table-cell office:value-type="float" office:value="241" calcext:value-type="float">
            <text:p>241</text:p>
          </table:table-cell>
          <table:table-cell office:value-type="float" office:value="324" calcext:value-type="float">
            <text:p>324</text:p>
          </table:table-cell>
          <table:table-cell office:value-type="float" office:value="0.860858" calcext:value-type="float">
            <text:p>0.8608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60858" calcext:value-type="float">
            <text:p>0.000860858</text:p>
          </table:table-cell>
          <table:table-cell office:value-type="float" office:value="0.000641083" calcext:value-type="float">
            <text:p>0.000641083</text:p>
          </table:table-cell>
          <table:table-cell office:value-type="float" office:value="0.00111217" calcext:value-type="float">
            <text:p>0.00111217</text:p>
          </table:table-cell>
          <table:table-cell office:value-type="float" office:value="245469" calcext:value-type="float">
            <text:p>245469</text:p>
          </table:table-cell>
          <table:table-cell office:value-type="float" office:value="1000" calcext:value-type="float">
            <text:p>1000</text:p>
          </table:table-cell>
          <table:table-cell office:value-type="float" office:value="245.469" calcext:value-type="float">
            <text:p>245.469</text:p>
          </table:table-cell>
          <table:table-cell office:value-type="float" office:value="168" calcext:value-type="float">
            <text:p>168</text:p>
          </table:table-cell>
          <table:table-cell office:value-type="float" office:value="346" calcext:value-type="float">
            <text:p>346</text:p>
          </table:table-cell>
          <table:table-cell office:value-type="float" office:value="6012" calcext:value-type="float">
            <text:p>6012</text:p>
          </table:table-cell>
          <table:table-cell office:value-type="float" office:value="1000" calcext:value-type="float">
            <text:p>1000</text:p>
          </table:table-cell>
          <table:table-cell office:value-type="float" office:value="6.012" calcext:value-type="float">
            <text:p>6.0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9393970295074" calcext:value-type="float">
            <text:p>7.9393970295074</text:p>
          </table:table-cell>
          <table:table-cell table:formula="of:=LOG([.Q4])/LOG(2)" office:value-type="float" office:value="8.43462822763673" calcext:value-type="float">
            <text:p>8.434628227636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78533" calcext:value-type="float">
            <text:p>378533</text:p>
          </table:table-cell>
          <table:table-cell office:value-type="float" office:value="1000" calcext:value-type="float">
            <text:p>1000</text:p>
          </table:table-cell>
          <table:table-cell office:value-type="float" office:value="378.533" calcext:value-type="float">
            <text:p>378.533</text:p>
          </table:table-cell>
          <table:table-cell office:value-type="float" office:value="329" calcext:value-type="float">
            <text:p>329</text:p>
          </table:table-cell>
          <table:table-cell office:value-type="float" office:value="422" calcext:value-type="float">
            <text:p>422</text:p>
          </table:table-cell>
          <table:table-cell office:value-type="float" office:value="1.44853" calcext:value-type="float">
            <text:p>1.448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4853" calcext:value-type="float">
            <text:p>0.00144853</text:p>
          </table:table-cell>
          <table:table-cell office:value-type="float" office:value="0.00100302" calcext:value-type="float">
            <text:p>0.00100302</text:p>
          </table:table-cell>
          <table:table-cell office:value-type="float" office:value="0.00189975" calcext:value-type="float">
            <text:p>0.00189975</text:p>
          </table:table-cell>
          <table:table-cell office:value-type="float" office:value="391344" calcext:value-type="float">
            <text:p>391344</text:p>
          </table:table-cell>
          <table:table-cell office:value-type="float" office:value="1000" calcext:value-type="float">
            <text:p>1000</text:p>
          </table:table-cell>
          <table:table-cell office:value-type="float" office:value="391.344" calcext:value-type="float">
            <text:p>391.344</text:p>
          </table:table-cell>
          <table:table-cell office:value-type="float" office:value="227" calcext:value-type="float">
            <text:p>227</text:p>
          </table:table-cell>
          <table:table-cell office:value-type="float" office:value="617" calcext:value-type="float">
            <text:p>617</text:p>
          </table:table-cell>
          <table:table-cell office:value-type="float" office:value="6962" calcext:value-type="float">
            <text:p>6962</text:p>
          </table:table-cell>
          <table:table-cell office:value-type="float" office:value="1000" calcext:value-type="float">
            <text:p>1000</text:p>
          </table:table-cell>
          <table:table-cell office:value-type="float" office:value="6.962" calcext:value-type="float">
            <text:p>6.9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61229351573825" calcext:value-type="float">
            <text:p>8.61229351573825</text:p>
          </table:table-cell>
          <table:table-cell table:formula="of:=LOG([.Q5])/LOG(2)" office:value-type="float" office:value="9.26912667914942" calcext:value-type="float">
            <text:p>9.269126679149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3044" calcext:value-type="float">
            <text:p>473044</text:p>
          </table:table-cell>
          <table:table-cell office:value-type="float" office:value="1000" calcext:value-type="float">
            <text:p>1000</text:p>
          </table:table-cell>
          <table:table-cell office:value-type="float" office:value="473.044" calcext:value-type="float">
            <text:p>473.044</text:p>
          </table:table-cell>
          <table:table-cell office:value-type="float" office:value="427" calcext:value-type="float">
            <text:p>427</text:p>
          </table:table-cell>
          <table:table-cell office:value-type="float" office:value="525" calcext:value-type="float">
            <text:p>525</text:p>
          </table:table-cell>
          <table:table-cell office:value-type="float" office:value="2.58499" calcext:value-type="float">
            <text:p>2.584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8499" calcext:value-type="float">
            <text:p>0.00258499</text:p>
          </table:table-cell>
          <table:table-cell office:value-type="float" office:value="0.00168562" calcext:value-type="float">
            <text:p>0.00168562</text:p>
          </table:table-cell>
          <table:table-cell office:value-type="float" office:value="0.00414029" calcext:value-type="float">
            <text:p>0.00414029</text:p>
          </table:table-cell>
          <table:table-cell office:value-type="float" office:value="634059" calcext:value-type="float">
            <text:p>634059</text:p>
          </table:table-cell>
          <table:table-cell office:value-type="float" office:value="1000" calcext:value-type="float">
            <text:p>1000</text:p>
          </table:table-cell>
          <table:table-cell office:value-type="float" office:value="634.059" calcext:value-type="float">
            <text:p>634.059</text:p>
          </table:table-cell>
          <table:table-cell office:value-type="float" office:value="296" calcext:value-type="float">
            <text:p>296</text:p>
          </table:table-cell>
          <table:table-cell office:value-type="float" office:value="1100" calcext:value-type="float">
            <text:p>1100</text:p>
          </table:table-cell>
          <table:table-cell office:value-type="float" office:value="8213" calcext:value-type="float">
            <text:p>8213</text:p>
          </table:table-cell>
          <table:table-cell office:value-type="float" office:value="1000" calcext:value-type="float">
            <text:p>1000</text:p>
          </table:table-cell>
          <table:table-cell office:value-type="float" office:value="8.213" calcext:value-type="float">
            <text:p>8.2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3084732810023" calcext:value-type="float">
            <text:p>9.3084732810023</text:p>
          </table:table-cell>
          <table:table-cell table:formula="of:=LOG([.Q6])/LOG(2)" office:value-type="float" office:value="10.103287808412" calcext:value-type="float">
            <text:p>10.1032878084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67266" calcext:value-type="float">
            <text:p>567266</text:p>
          </table:table-cell>
          <table:table-cell office:value-type="float" office:value="1000" calcext:value-type="float">
            <text:p>1000</text:p>
          </table:table-cell>
          <table:table-cell office:value-type="float" office:value="567.266" calcext:value-type="float">
            <text:p>567.266</text:p>
          </table:table-cell>
          <table:table-cell office:value-type="float" office:value="516" calcext:value-type="float">
            <text:p>516</text:p>
          </table:table-cell>
          <table:table-cell office:value-type="float" office:value="615" calcext:value-type="float">
            <text:p>615</text:p>
          </table:table-cell>
          <table:table-cell office:value-type="float" office:value="4.97892" calcext:value-type="float">
            <text:p>4.978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497892" calcext:value-type="float">
            <text:p>0.00497892</text:p>
          </table:table-cell>
          <table:table-cell office:value-type="float" office:value="0.00300094" calcext:value-type="float">
            <text:p>0.00300094</text:p>
          </table:table-cell>
          <table:table-cell office:value-type="float" office:value="0.00793562" calcext:value-type="float">
            <text:p>0.00793562</text:p>
          </table:table-cell>
          <table:table-cell office:value-type="float" office:value="1092864" calcext:value-type="float">
            <text:p>1092864</text:p>
          </table:table-cell>
          <table:table-cell office:value-type="float" office:value="1000" calcext:value-type="float">
            <text:p>1000</text:p>
          </table:table-cell>
          <table:table-cell office:value-type="float" office:value="1092.86" calcext:value-type="float">
            <text:p>1092.86</text:p>
          </table:table-cell>
          <table:table-cell office:value-type="float" office:value="578" calcext:value-type="float">
            <text:p>578</text:p>
          </table:table-cell>
          <table:table-cell office:value-type="float" office:value="1799" calcext:value-type="float">
            <text:p>1799</text:p>
          </table:table-cell>
          <table:table-cell office:value-type="float" office:value="9727" calcext:value-type="float">
            <text:p>9727</text:p>
          </table:table-cell>
          <table:table-cell office:value-type="float" office:value="1000" calcext:value-type="float">
            <text:p>1000</text:p>
          </table:table-cell>
          <table:table-cell office:value-type="float" office:value="9.727" calcext:value-type="float">
            <text:p>9.72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0938928821566" calcext:value-type="float">
            <text:p>10.0938928821566</text:p>
          </table:table-cell>
          <table:table-cell table:formula="of:=LOG([.Q7])/LOG(2)" office:value-type="float" office:value="10.8129794712515" calcext:value-type="float">
            <text:p>10.81297947125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661807" calcext:value-type="float">
            <text:p>661807</text:p>
          </table:table-cell>
          <table:table-cell office:value-type="float" office:value="1000" calcext:value-type="float">
            <text:p>1000</text:p>
          </table:table-cell>
          <table:table-cell office:value-type="float" office:value="661.807" calcext:value-type="float">
            <text:p>661.807</text:p>
          </table:table-cell>
          <table:table-cell office:value-type="float" office:value="619" calcext:value-type="float">
            <text:p>619</text:p>
          </table:table-cell>
          <table:table-cell office:value-type="float" office:value="705" calcext:value-type="float">
            <text:p>705</text:p>
          </table:table-cell>
          <table:table-cell office:value-type="float" office:value="10.6969" calcext:value-type="float">
            <text:p>10.6969</text:p>
          </table:table-cell>
          <table:table-cell office:value-type="float" office:value="1000" calcext:value-type="float">
            <text:p>1000</text:p>
          </table:table-cell>
          <table:table-cell office:value-type="float" office:value="0.0106969" calcext:value-type="float">
            <text:p>0.0106969</text:p>
          </table:table-cell>
          <table:table-cell office:value-type="float" office:value="0.00507102" calcext:value-type="float">
            <text:p>0.00507102</text:p>
          </table:table-cell>
          <table:table-cell office:value-type="float" office:value="0.0172387" calcext:value-type="float">
            <text:p>0.0172387</text:p>
          </table:table-cell>
          <table:table-cell office:value-type="float" office:value="2073683" calcext:value-type="float">
            <text:p>2073683</text:p>
          </table:table-cell>
          <table:table-cell office:value-type="float" office:value="1000" calcext:value-type="float">
            <text:p>1000</text:p>
          </table:table-cell>
          <table:table-cell office:value-type="float" office:value="2073.68" calcext:value-type="float">
            <text:p>2073.68</text:p>
          </table:table-cell>
          <table:table-cell office:value-type="float" office:value="759" calcext:value-type="float">
            <text:p>759</text:p>
          </table:table-cell>
          <table:table-cell office:value-type="float" office:value="4065" calcext:value-type="float">
            <text:p>4065</text:p>
          </table:table-cell>
          <table:table-cell office:value-type="float" office:value="11783" calcext:value-type="float">
            <text:p>11783</text:p>
          </table:table-cell>
          <table:table-cell office:value-type="float" office:value="1000" calcext:value-type="float">
            <text:p>1000</text:p>
          </table:table-cell>
          <table:table-cell office:value-type="float" office:value="11.783" calcext:value-type="float">
            <text:p>11.78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0179775664545" calcext:value-type="float">
            <text:p>11.0179775664545</text:p>
          </table:table-cell>
          <table:table-cell table:formula="of:=LOG([.Q8])/LOG(2)" office:value-type="float" office:value="11.9890396369624" calcext:value-type="float">
            <text:p>11.98903963696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756647" calcext:value-type="float">
            <text:p>756647</text:p>
          </table:table-cell>
          <table:table-cell office:value-type="float" office:value="1000" calcext:value-type="float">
            <text:p>1000</text:p>
          </table:table-cell>
          <table:table-cell office:value-type="float" office:value="756.647" calcext:value-type="float">
            <text:p>756.647</text:p>
          </table:table-cell>
          <table:table-cell office:value-type="float" office:value="717" calcext:value-type="float">
            <text:p>717</text:p>
          </table:table-cell>
          <table:table-cell office:value-type="float" office:value="800" calcext:value-type="float">
            <text:p>800</text:p>
          </table:table-cell>
          <table:table-cell office:value-type="float" office:value="25.7472" calcext:value-type="float">
            <text:p>25.747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7472" calcext:value-type="float">
            <text:p>0.0257472</text:p>
          </table:table-cell>
          <table:table-cell office:value-type="float" office:value="0.0121065" calcext:value-type="float">
            <text:p>0.0121065</text:p>
          </table:table-cell>
          <table:table-cell office:value-type="float" office:value="0.0591525" calcext:value-type="float">
            <text:p>0.0591525</text:p>
          </table:table-cell>
          <table:table-cell office:value-type="float" office:value="4329851" calcext:value-type="float">
            <text:p>4329851</text:p>
          </table:table-cell>
          <table:table-cell office:value-type="float" office:value="1000" calcext:value-type="float">
            <text:p>1000</text:p>
          </table:table-cell>
          <table:table-cell office:value-type="float" office:value="4329.85" calcext:value-type="float">
            <text:p>4329.85</text:p>
          </table:table-cell>
          <table:table-cell office:value-type="float" office:value="1514" calcext:value-type="float">
            <text:p>1514</text:p>
          </table:table-cell>
          <table:table-cell office:value-type="float" office:value="12281" calcext:value-type="float">
            <text:p>12281</text:p>
          </table:table-cell>
          <table:table-cell office:value-type="float" office:value="14985" calcext:value-type="float">
            <text:p>14985</text:p>
          </table:table-cell>
          <table:table-cell office:value-type="float" office:value="1000" calcext:value-type="float">
            <text:p>1000</text:p>
          </table:table-cell>
          <table:table-cell office:value-type="float" office:value="14.985" calcext:value-type="float">
            <text:p>14.98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0801013308602" calcext:value-type="float">
            <text:p>12.0801013308602</text:p>
          </table:table-cell>
          <table:table-cell table:formula="of:=LOG([.Q9])/LOG(2)" office:value-type="float" office:value="13.5841404187838" calcext:value-type="float">
            <text:p>13.58414041878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851562" calcext:value-type="float">
            <text:p>851562</text:p>
          </table:table-cell>
          <table:table-cell office:value-type="float" office:value="1000" calcext:value-type="float">
            <text:p>1000</text:p>
          </table:table-cell>
          <table:table-cell office:value-type="float" office:value="851.562" calcext:value-type="float">
            <text:p>851.562</text:p>
          </table:table-cell>
          <table:table-cell office:value-type="float" office:value="821" calcext:value-type="float">
            <text:p>821</text:p>
          </table:table-cell>
          <table:table-cell office:value-type="float" office:value="875" calcext:value-type="float">
            <text:p>875</text:p>
          </table:table-cell>
          <table:table-cell office:value-type="float" office:value="60.4559" calcext:value-type="float">
            <text:p>60.4559</text:p>
          </table:table-cell>
          <table:table-cell office:value-type="float" office:value="1000" calcext:value-type="float">
            <text:p>1000</text:p>
          </table:table-cell>
          <table:table-cell office:value-type="float" office:value="0.0604559" calcext:value-type="float">
            <text:p>0.0604559</text:p>
          </table:table-cell>
          <table:table-cell office:value-type="float" office:value="0.0102746" calcext:value-type="float">
            <text:p>0.0102746</text:p>
          </table:table-cell>
          <table:table-cell office:value-type="float" office:value="0.163733" calcext:value-type="float">
            <text:p>0.163733</text:p>
          </table:table-cell>
          <table:table-cell office:value-type="float" office:value="8913135" calcext:value-type="float">
            <text:p>8913135</text:p>
          </table:table-cell>
          <table:table-cell office:value-type="float" office:value="1000" calcext:value-type="float">
            <text:p>1000</text:p>
          </table:table-cell>
          <table:table-cell office:value-type="float" office:value="8913.14" calcext:value-type="float">
            <text:p>8913.14</text:p>
          </table:table-cell>
          <table:table-cell office:value-type="float" office:value="844" calcext:value-type="float">
            <text:p>844</text:p>
          </table:table-cell>
          <table:table-cell office:value-type="float" office:value="35421" calcext:value-type="float">
            <text:p>35421</text:p>
          </table:table-cell>
          <table:table-cell office:value-type="float" office:value="20969" calcext:value-type="float">
            <text:p>20969</text:p>
          </table:table-cell>
          <table:table-cell office:value-type="float" office:value="1000" calcext:value-type="float">
            <text:p>1000</text:p>
          </table:table-cell>
          <table:table-cell office:value-type="float" office:value="20.969" calcext:value-type="float">
            <text:p>20.96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3.1217180513576" calcext:value-type="float">
            <text:p>13.1217180513576</text:p>
          </table:table-cell>
          <table:table-cell table:formula="of:=LOG([.Q10])/LOG(2)" office:value-type="float" office:value="15.1123173221496" calcext:value-type="float">
            <text:p>15.1123173221496</text:p>
          </table:table-cell>
        </table:table-row>
      </table:table>
      <table:table table:name="summary_4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8699" calcext:value-type="float">
            <text:p>98699</text:p>
          </table:table-cell>
          <table:table-cell office:value-type="float" office:value="1000" calcext:value-type="float">
            <text:p>1000</text:p>
          </table:table-cell>
          <table:table-cell office:value-type="float" office:value="98.699" calcext:value-type="float">
            <text:p>98.699</text:p>
          </table:table-cell>
          <table:table-cell office:value-type="float" office:value="72" calcext:value-type="float">
            <text:p>72</text:p>
          </table:table-cell>
          <table:table-cell office:value-type="float" office:value="132" calcext:value-type="float">
            <text:p>132</text:p>
          </table:table-cell>
          <table:table-cell office:value-type="float" office:value="0.369783" calcext:value-type="float">
            <text:p>0.3697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9783" calcext:value-type="float">
            <text:p>0.000369783</text:p>
          </table:table-cell>
          <table:table-cell office:value-type="float" office:value="0.000311824" calcext:value-type="float">
            <text:p>0.000311824</text:p>
          </table:table-cell>
          <table:table-cell office:value-type="float" office:value="0.000446824" calcext:value-type="float">
            <text:p>0.000446824</text:p>
          </table:table-cell>
          <table:table-cell office:value-type="float" office:value="99103" calcext:value-type="float">
            <text:p>99103</text:p>
          </table:table-cell>
          <table:table-cell office:value-type="float" office:value="1000" calcext:value-type="float">
            <text:p>1000</text:p>
          </table:table-cell>
          <table:table-cell office:value-type="float" office:value="99.103" calcext:value-type="float">
            <text:p>99.103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 office:value-type="float" office:value="4119" calcext:value-type="float">
            <text:p>4119</text:p>
          </table:table-cell>
          <table:table-cell office:value-type="float" office:value="1000" calcext:value-type="float">
            <text:p>1000</text:p>
          </table:table-cell>
          <table:table-cell office:value-type="float" office:value="4.119" calcext:value-type="float">
            <text:p>4.1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63085682555456" calcext:value-type="float">
            <text:p>6.63085682555456</text:p>
          </table:table-cell>
          <table:table-cell table:formula="of:=LOG([.Q2])/LOG(2)" office:value-type="float" office:value="7.03342300153745" calcext:value-type="float">
            <text:p>7.033423001537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98442" calcext:value-type="float">
            <text:p>198442</text:p>
          </table:table-cell>
          <table:table-cell office:value-type="float" office:value="1000" calcext:value-type="float">
            <text:p>1000</text:p>
          </table:table-cell>
          <table:table-cell office:value-type="float" office:value="198.442" calcext:value-type="float">
            <text:p>198.442</text:p>
          </table:table-cell>
          <table:table-cell office:value-type="float" office:value="154" calcext:value-type="float">
            <text:p>154</text:p>
          </table:table-cell>
          <table:table-cell office:value-type="float" office:value="235" calcext:value-type="float">
            <text:p>235</text:p>
          </table:table-cell>
          <table:table-cell office:value-type="float" office:value="0.568955" calcext:value-type="float">
            <text:p>0.5689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68955" calcext:value-type="float">
            <text:p>0.000568955</text:p>
          </table:table-cell>
          <table:table-cell office:value-type="float" office:value="0.000435403" calcext:value-type="float">
            <text:p>0.000435403</text:p>
          </table:table-cell>
          <table:table-cell office:value-type="float" office:value="0.000713803" calcext:value-type="float">
            <text:p>0.000713803</text:p>
          </table:table-cell>
          <table:table-cell office:value-type="float" office:value="167849" calcext:value-type="float">
            <text:p>167849</text:p>
          </table:table-cell>
          <table:table-cell office:value-type="float" office:value="1000" calcext:value-type="float">
            <text:p>1000</text:p>
          </table:table-cell>
          <table:table-cell office:value-type="float" office:value="167.849" calcext:value-type="float">
            <text:p>167.849</text:p>
          </table:table-cell>
          <table:table-cell office:value-type="float" office:value="106" calcext:value-type="float">
            <text:p>106</text:p>
          </table:table-cell>
          <table:table-cell office:value-type="float" office:value="227" calcext:value-type="float">
            <text:p>227</text:p>
          </table:table-cell>
          <table:table-cell office:value-type="float" office:value="5106" calcext:value-type="float">
            <text:p>5106</text:p>
          </table:table-cell>
          <table:table-cell office:value-type="float" office:value="1000" calcext:value-type="float">
            <text:p>1000</text:p>
          </table:table-cell>
          <table:table-cell office:value-type="float" office:value="5.106" calcext:value-type="float">
            <text:p>5.1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39102013163987" calcext:value-type="float">
            <text:p>7.39102013163987</text:p>
          </table:table-cell>
          <table:table-cell table:formula="of:=LOG([.Q3])/LOG(2)" office:value-type="float" office:value="7.82654848729092" calcext:value-type="float">
            <text:p>7.826548487290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97376" calcext:value-type="float">
            <text:p>297376</text:p>
          </table:table-cell>
          <table:table-cell office:value-type="float" office:value="1000" calcext:value-type="float">
            <text:p>1000</text:p>
          </table:table-cell>
          <table:table-cell office:value-type="float" office:value="297.376" calcext:value-type="float">
            <text:p>297.376</text:p>
          </table:table-cell>
          <table:table-cell office:value-type="float" office:value="259" calcext:value-type="float">
            <text:p>259</text:p>
          </table:table-cell>
          <table:table-cell office:value-type="float" office:value="343" calcext:value-type="float">
            <text:p>343</text:p>
          </table:table-cell>
          <table:table-cell office:value-type="float" office:value="0.918861" calcext:value-type="float">
            <text:p>0.9188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18861" calcext:value-type="float">
            <text:p>0.000918861</text:p>
          </table:table-cell>
          <table:table-cell office:value-type="float" office:value="0.000733874" calcext:value-type="float">
            <text:p>0.000733874</text:p>
          </table:table-cell>
          <table:table-cell office:value-type="float" office:value="0.00127314" calcext:value-type="float">
            <text:p>0.00127314</text:p>
          </table:table-cell>
          <table:table-cell office:value-type="float" office:value="259773" calcext:value-type="float">
            <text:p>259773</text:p>
          </table:table-cell>
          <table:table-cell office:value-type="float" office:value="1000" calcext:value-type="float">
            <text:p>1000</text:p>
          </table:table-cell>
          <table:table-cell office:value-type="float" office:value="259.773" calcext:value-type="float">
            <text:p>259.773</text:p>
          </table:table-cell>
          <table:table-cell office:value-type="float" office:value="176" calcext:value-type="float">
            <text:p>176</text:p>
          </table:table-cell>
          <table:table-cell office:value-type="float" office:value="368" calcext:value-type="float">
            <text:p>368</text:p>
          </table:table-cell>
          <table:table-cell office:value-type="float" office:value="6051" calcext:value-type="float">
            <text:p>6051</text:p>
          </table:table-cell>
          <table:table-cell office:value-type="float" office:value="1000" calcext:value-type="float">
            <text:p>1000</text:p>
          </table:table-cell>
          <table:table-cell office:value-type="float" office:value="6.051" calcext:value-type="float">
            <text:p>6.05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02110767910421" calcext:value-type="float">
            <text:p>8.02110767910421</text:p>
          </table:table-cell>
          <table:table-cell table:formula="of:=LOG([.Q4])/LOG(2)" office:value-type="float" office:value="8.52356195605701" calcext:value-type="float">
            <text:p>8.523561956057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95493" calcext:value-type="float">
            <text:p>395493</text:p>
          </table:table-cell>
          <table:table-cell office:value-type="float" office:value="1000" calcext:value-type="float">
            <text:p>1000</text:p>
          </table:table-cell>
          <table:table-cell office:value-type="float" office:value="395.493" calcext:value-type="float">
            <text:p>395.493</text:p>
          </table:table-cell>
          <table:table-cell office:value-type="float" office:value="344" calcext:value-type="float">
            <text:p>344</text:p>
          </table:table-cell>
          <table:table-cell office:value-type="float" office:value="447" calcext:value-type="float">
            <text:p>447</text:p>
          </table:table-cell>
          <table:table-cell office:value-type="float" office:value="1.54749" calcext:value-type="float">
            <text:p>1.547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4749" calcext:value-type="float">
            <text:p>0.00154749</text:p>
          </table:table-cell>
          <table:table-cell office:value-type="float" office:value="0.00102766" calcext:value-type="float">
            <text:p>0.00102766</text:p>
          </table:table-cell>
          <table:table-cell office:value-type="float" office:value="0.00209932" calcext:value-type="float">
            <text:p>0.00209932</text:p>
          </table:table-cell>
          <table:table-cell office:value-type="float" office:value="413940" calcext:value-type="float">
            <text:p>413940</text:p>
          </table:table-cell>
          <table:table-cell office:value-type="float" office:value="1000" calcext:value-type="float">
            <text:p>1000</text:p>
          </table:table-cell>
          <table:table-cell office:value-type="float" office:value="413.94" calcext:value-type="float">
            <text:p>413.94</text:p>
          </table:table-cell>
          <table:table-cell office:value-type="float" office:value="230" calcext:value-type="float">
            <text:p>230</text:p>
          </table:table-cell>
          <table:table-cell office:value-type="float" office:value="669" calcext:value-type="float">
            <text:p>669</text:p>
          </table:table-cell>
          <table:table-cell office:value-type="float" office:value="7024" calcext:value-type="float">
            <text:p>7024</text:p>
          </table:table-cell>
          <table:table-cell office:value-type="float" office:value="1000" calcext:value-type="float">
            <text:p>1000</text:p>
          </table:table-cell>
          <table:table-cell office:value-type="float" office:value="7.024" calcext:value-type="float">
            <text:p>7.02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69327785610887" calcext:value-type="float">
            <text:p>8.69327785610887</text:p>
          </table:table-cell>
          <table:table-cell table:formula="of:=LOG([.Q5])/LOG(2)" office:value-type="float" office:value="9.38586240064146" calcext:value-type="float">
            <text:p>9.385862400641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94522" calcext:value-type="float">
            <text:p>494522</text:p>
          </table:table-cell>
          <table:table-cell office:value-type="float" office:value="1000" calcext:value-type="float">
            <text:p>1000</text:p>
          </table:table-cell>
          <table:table-cell office:value-type="float" office:value="494.522" calcext:value-type="float">
            <text:p>494.522</text:p>
          </table:table-cell>
          <table:table-cell office:value-type="float" office:value="450" calcext:value-type="float">
            <text:p>450</text:p>
          </table:table-cell>
          <table:table-cell office:value-type="float" office:value="542" calcext:value-type="float">
            <text:p>542</text:p>
          </table:table-cell>
          <table:table-cell office:value-type="float" office:value="2.82356" calcext:value-type="float">
            <text:p>2.823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82356" calcext:value-type="float">
            <text:p>0.00282356</text:p>
          </table:table-cell>
          <table:table-cell office:value-type="float" office:value="0.00188075" calcext:value-type="float">
            <text:p>0.00188075</text:p>
          </table:table-cell>
          <table:table-cell office:value-type="float" office:value="0.00465437" calcext:value-type="float">
            <text:p>0.00465437</text:p>
          </table:table-cell>
          <table:table-cell office:value-type="float" office:value="688733" calcext:value-type="float">
            <text:p>688733</text:p>
          </table:table-cell>
          <table:table-cell office:value-type="float" office:value="1000" calcext:value-type="float">
            <text:p>1000</text:p>
          </table:table-cell>
          <table:table-cell office:value-type="float" office:value="688.733" calcext:value-type="float">
            <text:p>688.733</text:p>
          </table:table-cell>
          <table:table-cell office:value-type="float" office:value="365" calcext:value-type="float">
            <text:p>365</text:p>
          </table:table-cell>
          <table:table-cell office:value-type="float" office:value="1257" calcext:value-type="float">
            <text:p>1257</text:p>
          </table:table-cell>
          <table:table-cell office:value-type="float" office:value="8208" calcext:value-type="float">
            <text:p>8208</text:p>
          </table:table-cell>
          <table:table-cell office:value-type="float" office:value="1000" calcext:value-type="float">
            <text:p>1000</text:p>
          </table:table-cell>
          <table:table-cell office:value-type="float" office:value="8.208" calcext:value-type="float">
            <text:p>8.20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42780099384926" calcext:value-type="float">
            <text:p>9.42780099384926</text:p>
          </table:table-cell>
          <table:table-cell table:formula="of:=LOG([.Q6])/LOG(2)" office:value-type="float" office:value="10.2957689344205" calcext:value-type="float">
            <text:p>10.29576893442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93447" calcext:value-type="float">
            <text:p>593447</text:p>
          </table:table-cell>
          <table:table-cell office:value-type="float" office:value="1000" calcext:value-type="float">
            <text:p>1000</text:p>
          </table:table-cell>
          <table:table-cell office:value-type="float" office:value="593.447" calcext:value-type="float">
            <text:p>593.447</text:p>
          </table:table-cell>
          <table:table-cell office:value-type="float" office:value="543" calcext:value-type="float">
            <text:p>543</text:p>
          </table:table-cell>
          <table:table-cell office:value-type="float" office:value="656" calcext:value-type="float">
            <text:p>656</text:p>
          </table:table-cell>
          <table:table-cell office:value-type="float" office:value="5.54367" calcext:value-type="float">
            <text:p>5.543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554367" calcext:value-type="float">
            <text:p>0.00554367</text:p>
          </table:table-cell>
          <table:table-cell office:value-type="float" office:value="0.00362371" calcext:value-type="float">
            <text:p>0.00362371</text:p>
          </table:table-cell>
          <table:table-cell office:value-type="float" office:value="0.0105477" calcext:value-type="float">
            <text:p>0.0105477</text:p>
          </table:table-cell>
          <table:table-cell office:value-type="float" office:value="1212749" calcext:value-type="float">
            <text:p>1212749</text:p>
          </table:table-cell>
          <table:table-cell office:value-type="float" office:value="1000" calcext:value-type="float">
            <text:p>1000</text:p>
          </table:table-cell>
          <table:table-cell office:value-type="float" office:value="1212.75" calcext:value-type="float">
            <text:p>1212.75</text:p>
          </table:table-cell>
          <table:table-cell office:value-type="float" office:value="617" calcext:value-type="float">
            <text:p>617</text:p>
          </table:table-cell>
          <table:table-cell office:value-type="float" office:value="2360" calcext:value-type="float">
            <text:p>2360</text:p>
          </table:table-cell>
          <table:table-cell office:value-type="float" office:value="9743" calcext:value-type="float">
            <text:p>9743</text:p>
          </table:table-cell>
          <table:table-cell office:value-type="float" office:value="1000" calcext:value-type="float">
            <text:p>1000</text:p>
          </table:table-cell>
          <table:table-cell office:value-type="float" office:value="9.743" calcext:value-type="float">
            <text:p>9.74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2440664641948" calcext:value-type="float">
            <text:p>10.2440664641948</text:p>
          </table:table-cell>
          <table:table-cell table:formula="of:=LOG([.Q7])/LOG(2)" office:value-type="float" office:value="11.2045711442492" calcext:value-type="float">
            <text:p>11.20457114424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692888" calcext:value-type="float">
            <text:p>692888</text:p>
          </table:table-cell>
          <table:table-cell office:value-type="float" office:value="1000" calcext:value-type="float">
            <text:p>1000</text:p>
          </table:table-cell>
          <table:table-cell office:value-type="float" office:value="692.888" calcext:value-type="float">
            <text:p>692.888</text:p>
          </table:table-cell>
          <table:table-cell office:value-type="float" office:value="639" calcext:value-type="float">
            <text:p>639</text:p>
          </table:table-cell>
          <table:table-cell office:value-type="float" office:value="741" calcext:value-type="float">
            <text:p>741</text:p>
          </table:table-cell>
          <table:table-cell office:value-type="float" office:value="12.0305" calcext:value-type="float">
            <text:p>12.0305</text:p>
          </table:table-cell>
          <table:table-cell office:value-type="float" office:value="1000" calcext:value-type="float">
            <text:p>1000</text:p>
          </table:table-cell>
          <table:table-cell office:value-type="float" office:value="0.0120305" calcext:value-type="float">
            <text:p>0.0120305</text:p>
          </table:table-cell>
          <table:table-cell office:value-type="float" office:value="0.00682033" calcext:value-type="float">
            <text:p>0.00682033</text:p>
          </table:table-cell>
          <table:table-cell office:value-type="float" office:value="0.0197885" calcext:value-type="float">
            <text:p>0.0197885</text:p>
          </table:table-cell>
          <table:table-cell office:value-type="float" office:value="2302143" calcext:value-type="float">
            <text:p>2302143</text:p>
          </table:table-cell>
          <table:table-cell office:value-type="float" office:value="1000" calcext:value-type="float">
            <text:p>1000</text:p>
          </table:table-cell>
          <table:table-cell office:value-type="float" office:value="2302.14" calcext:value-type="float">
            <text:p>2302.14</text:p>
          </table:table-cell>
          <table:table-cell office:value-type="float" office:value="1063" calcext:value-type="float">
            <text:p>1063</text:p>
          </table:table-cell>
          <table:table-cell office:value-type="float" office:value="4261" calcext:value-type="float">
            <text:p>4261</text:p>
          </table:table-cell>
          <table:table-cell office:value-type="float" office:value="11897" calcext:value-type="float">
            <text:p>11897</text:p>
          </table:table-cell>
          <table:table-cell office:value-type="float" office:value="1000" calcext:value-type="float">
            <text:p>1000</text:p>
          </table:table-cell>
          <table:table-cell office:value-type="float" office:value="11.897" calcext:value-type="float">
            <text:p>11.89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1687598553886" calcext:value-type="float">
            <text:p>11.1687598553886</text:p>
          </table:table-cell>
          <table:table-cell table:formula="of:=LOG([.Q8])/LOG(2)" office:value-type="float" office:value="12.0569763361782" calcext:value-type="float">
            <text:p>12.05697633617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92247" calcext:value-type="float">
            <text:p>792247</text:p>
          </table:table-cell>
          <table:table-cell office:value-type="float" office:value="1000" calcext:value-type="float">
            <text:p>1000</text:p>
          </table:table-cell>
          <table:table-cell office:value-type="float" office:value="792.247" calcext:value-type="float">
            <text:p>792.247</text:p>
          </table:table-cell>
          <table:table-cell office:value-type="float" office:value="747" calcext:value-type="float">
            <text:p>747</text:p>
          </table:table-cell>
          <table:table-cell office:value-type="float" office:value="831" calcext:value-type="float">
            <text:p>831</text:p>
          </table:table-cell>
          <table:table-cell office:value-type="float" office:value="30.0517" calcext:value-type="float">
            <text:p>30.0517</text:p>
          </table:table-cell>
          <table:table-cell office:value-type="float" office:value="1000" calcext:value-type="float">
            <text:p>1000</text:p>
          </table:table-cell>
          <table:table-cell office:value-type="float" office:value="0.0300517" calcext:value-type="float">
            <text:p>0.0300517</text:p>
          </table:table-cell>
          <table:table-cell office:value-type="float" office:value="0.0113507" calcext:value-type="float">
            <text:p>0.0113507</text:p>
          </table:table-cell>
          <table:table-cell office:value-type="float" office:value="0.0598128" calcext:value-type="float">
            <text:p>0.0598128</text:p>
          </table:table-cell>
          <table:table-cell office:value-type="float" office:value="4982637" calcext:value-type="float">
            <text:p>4982637</text:p>
          </table:table-cell>
          <table:table-cell office:value-type="float" office:value="1000" calcext:value-type="float">
            <text:p>1000</text:p>
          </table:table-cell>
          <table:table-cell office:value-type="float" office:value="4982.64" calcext:value-type="float">
            <text:p>4982.64</text:p>
          </table:table-cell>
          <table:table-cell office:value-type="float" office:value="1334" calcext:value-type="float">
            <text:p>1334</text:p>
          </table:table-cell>
          <table:table-cell office:value-type="float" office:value="11041" calcext:value-type="float">
            <text:p>11041</text:p>
          </table:table-cell>
          <table:table-cell office:value-type="float" office:value="15131" calcext:value-type="float">
            <text:p>15131</text:p>
          </table:table-cell>
          <table:table-cell office:value-type="float" office:value="1000" calcext:value-type="float">
            <text:p>1000</text:p>
          </table:table-cell>
          <table:table-cell office:value-type="float" office:value="15.131" calcext:value-type="float">
            <text:p>15.13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2826946264988" calcext:value-type="float">
            <text:p>12.2826946264988</text:p>
          </table:table-cell>
          <table:table-cell table:formula="of:=LOG([.Q9])/LOG(2)" office:value-type="float" office:value="13.4305832246461" calcext:value-type="float">
            <text:p>13.43058322464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891253" calcext:value-type="float">
            <text:p>891253</text:p>
          </table:table-cell>
          <table:table-cell office:value-type="float" office:value="1000" calcext:value-type="float">
            <text:p>1000</text:p>
          </table:table-cell>
          <table:table-cell office:value-type="float" office:value="891.253" calcext:value-type="float">
            <text:p>891.253</text:p>
          </table:table-cell>
          <table:table-cell office:value-type="float" office:value="862" calcext:value-type="float">
            <text:p>862</text:p>
          </table:table-cell>
          <table:table-cell office:value-type="float" office:value="920" calcext:value-type="float">
            <text:p>920</text:p>
          </table:table-cell>
          <table:table-cell office:value-type="float" office:value="73.2181" calcext:value-type="float">
            <text:p>73.2181</text:p>
          </table:table-cell>
          <table:table-cell office:value-type="float" office:value="1000" calcext:value-type="float">
            <text:p>1000</text:p>
          </table:table-cell>
          <table:table-cell office:value-type="float" office:value="0.0732181" calcext:value-type="float">
            <text:p>0.0732181</text:p>
          </table:table-cell>
          <table:table-cell office:value-type="float" office:value="0.0147058" calcext:value-type="float">
            <text:p>0.0147058</text:p>
          </table:table-cell>
          <table:table-cell office:value-type="float" office:value="0.175183" calcext:value-type="float">
            <text:p>0.175183</text:p>
          </table:table-cell>
          <table:table-cell office:value-type="float" office:value="10651736" calcext:value-type="float">
            <text:p>10651736</text:p>
          </table:table-cell>
          <table:table-cell office:value-type="float" office:value="1000" calcext:value-type="float">
            <text:p>1000</text:p>
          </table:table-cell>
          <table:table-cell office:value-type="float" office:value="10651.7" calcext:value-type="float">
            <text:p>10651.7</text:p>
          </table:table-cell>
          <table:table-cell office:value-type="float" office:value="1462" calcext:value-type="float">
            <text:p>1462</text:p>
          </table:table-cell>
          <table:table-cell office:value-type="float" office:value="34005" calcext:value-type="float">
            <text:p>34005</text:p>
          </table:table-cell>
          <table:table-cell office:value-type="float" office:value="21181" calcext:value-type="float">
            <text:p>21181</text:p>
          </table:table-cell>
          <table:table-cell office:value-type="float" office:value="1000" calcext:value-type="float">
            <text:p>1000</text:p>
          </table:table-cell>
          <table:table-cell office:value-type="float" office:value="21.181" calcext:value-type="float">
            <text:p>21.18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3.3787960809719" calcext:value-type="float">
            <text:p>13.3787960809719</text:p>
          </table:table-cell>
          <table:table-cell table:formula="of:=LOG([.Q10])/LOG(2)" office:value-type="float" office:value="15.0534592713493" calcext:value-type="float">
            <text:p>15.0534592713493</text:p>
          </table:table-cell>
        </table:table-row>
      </table:table>
      <table:table table:name="summary_4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03941" calcext:value-type="float">
            <text:p>103941</text:p>
          </table:table-cell>
          <table:table-cell office:value-type="float" office:value="1000" calcext:value-type="float">
            <text:p>1000</text:p>
          </table:table-cell>
          <table:table-cell office:value-type="float" office:value="103.941" calcext:value-type="float">
            <text:p>103.941</text:p>
          </table:table-cell>
          <table:table-cell office:value-type="float" office:value="76" calcext:value-type="float">
            <text:p>76</text:p>
          </table:table-cell>
          <table:table-cell office:value-type="float" office:value="133" calcext:value-type="float">
            <text:p>133</text:p>
          </table:table-cell>
          <table:table-cell office:value-type="float" office:value="0.389627" calcext:value-type="float">
            <text:p>0.3896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9627" calcext:value-type="float">
            <text:p>0.000389627</text:p>
          </table:table-cell>
          <table:table-cell office:value-type="float" office:value="0.000333106" calcext:value-type="float">
            <text:p>0.000333106</text:p>
          </table:table-cell>
          <table:table-cell office:value-type="float" office:value="0.000538124" calcext:value-type="float">
            <text:p>0.000538124</text:p>
          </table:table-cell>
          <table:table-cell office:value-type="float" office:value="103917" calcext:value-type="float">
            <text:p>103917</text:p>
          </table:table-cell>
          <table:table-cell office:value-type="float" office:value="1000" calcext:value-type="float">
            <text:p>1000</text:p>
          </table:table-cell>
          <table:table-cell office:value-type="float" office:value="103.917" calcext:value-type="float">
            <text:p>103.917</text:p>
          </table:table-cell>
          <table:table-cell office:value-type="float" office:value="66" calcext:value-type="float">
            <text:p>66</text:p>
          </table:table-cell>
          <table:table-cell office:value-type="float" office:value="138" calcext:value-type="float">
            <text:p>138</text:p>
          </table:table-cell>
          <table:table-cell office:value-type="float" office:value="4146" calcext:value-type="float">
            <text:p>4146</text:p>
          </table:table-cell>
          <table:table-cell office:value-type="float" office:value="1000" calcext:value-type="float">
            <text:p>1000</text:p>
          </table:table-cell>
          <table:table-cell office:value-type="float" office:value="4.146" calcext:value-type="float">
            <text:p>4.14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69928787683178" calcext:value-type="float">
            <text:p>6.69928787683178</text:p>
          </table:table-cell>
          <table:table-cell table:formula="of:=LOG([.Q2])/LOG(2)" office:value-type="float" office:value="7.10852445677817" calcext:value-type="float">
            <text:p>7.108524456778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06948" calcext:value-type="float">
            <text:p>206948</text:p>
          </table:table-cell>
          <table:table-cell office:value-type="float" office:value="1000" calcext:value-type="float">
            <text:p>1000</text:p>
          </table:table-cell>
          <table:table-cell office:value-type="float" office:value="206.948" calcext:value-type="float">
            <text:p>206.948</text:p>
          </table:table-cell>
          <table:table-cell office:value-type="float" office:value="172" calcext:value-type="float">
            <text:p>172</text:p>
          </table:table-cell>
          <table:table-cell office:value-type="float" office:value="248" calcext:value-type="float">
            <text:p>248</text:p>
          </table:table-cell>
          <table:table-cell office:value-type="float" office:value="0.599611" calcext:value-type="float">
            <text:p>0.5996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9611" calcext:value-type="float">
            <text:p>0.000599611</text:p>
          </table:table-cell>
          <table:table-cell office:value-type="float" office:value="0.000482908" calcext:value-type="float">
            <text:p>0.000482908</text:p>
          </table:table-cell>
          <table:table-cell office:value-type="float" office:value="0.000809836" calcext:value-type="float">
            <text:p>0.000809836</text:p>
          </table:table-cell>
          <table:table-cell office:value-type="float" office:value="175181" calcext:value-type="float">
            <text:p>175181</text:p>
          </table:table-cell>
          <table:table-cell office:value-type="float" office:value="1000" calcext:value-type="float">
            <text:p>1000</text:p>
          </table:table-cell>
          <table:table-cell office:value-type="float" office:value="175.181" calcext:value-type="float">
            <text:p>175.181</text:p>
          </table:table-cell>
          <table:table-cell office:value-type="float" office:value="124" calcext:value-type="float">
            <text:p>124</text:p>
          </table:table-cell>
          <table:table-cell office:value-type="float" office:value="227" calcext:value-type="float">
            <text:p>227</text:p>
          </table:table-cell>
          <table:table-cell office:value-type="float" office:value="5125" calcext:value-type="float">
            <text:p>5125</text:p>
          </table:table-cell>
          <table:table-cell office:value-type="float" office:value="1000" calcext:value-type="float">
            <text:p>1000</text:p>
          </table:table-cell>
          <table:table-cell office:value-type="float" office:value="5.125" calcext:value-type="float">
            <text:p>5.1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45270249957556" calcext:value-type="float">
            <text:p>7.45270249957556</text:p>
          </table:table-cell>
          <table:table-cell table:formula="of:=LOG([.Q3])/LOG(2)" office:value-type="float" office:value="7.82654848729092" calcext:value-type="float">
            <text:p>7.826548487290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10394" calcext:value-type="float">
            <text:p>310394</text:p>
          </table:table-cell>
          <table:table-cell office:value-type="float" office:value="1000" calcext:value-type="float">
            <text:p>1000</text:p>
          </table:table-cell>
          <table:table-cell office:value-type="float" office:value="310.394" calcext:value-type="float">
            <text:p>310.394</text:p>
          </table:table-cell>
          <table:table-cell office:value-type="float" office:value="269" calcext:value-type="float">
            <text:p>269</text:p>
          </table:table-cell>
          <table:table-cell office:value-type="float" office:value="364" calcext:value-type="float">
            <text:p>364</text:p>
          </table:table-cell>
          <table:table-cell office:value-type="float" office:value="0.969477" calcext:value-type="float">
            <text:p>0.9694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69477" calcext:value-type="float">
            <text:p>0.000969477</text:p>
          </table:table-cell>
          <table:table-cell office:value-type="float" office:value="0.000771041" calcext:value-type="float">
            <text:p>0.000771041</text:p>
          </table:table-cell>
          <table:table-cell office:value-type="float" office:value="0.00124144" calcext:value-type="float">
            <text:p>0.00124144</text:p>
          </table:table-cell>
          <table:table-cell office:value-type="float" office:value="272271" calcext:value-type="float">
            <text:p>272271</text:p>
          </table:table-cell>
          <table:table-cell office:value-type="float" office:value="1000" calcext:value-type="float">
            <text:p>1000</text:p>
          </table:table-cell>
          <table:table-cell office:value-type="float" office:value="272.271" calcext:value-type="float">
            <text:p>272.271</text:p>
          </table:table-cell>
          <table:table-cell office:value-type="float" office:value="184" calcext:value-type="float">
            <text:p>184</text:p>
          </table:table-cell>
          <table:table-cell office:value-type="float" office:value="373" calcext:value-type="float">
            <text:p>373</text:p>
          </table:table-cell>
          <table:table-cell office:value-type="float" office:value="6071" calcext:value-type="float">
            <text:p>6071</text:p>
          </table:table-cell>
          <table:table-cell office:value-type="float" office:value="1000" calcext:value-type="float">
            <text:p>1000</text:p>
          </table:table-cell>
          <table:table-cell office:value-type="float" office:value="6.071" calcext:value-type="float">
            <text:p>6.07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08889951668736" calcext:value-type="float">
            <text:p>8.08889951668736</text:p>
          </table:table-cell>
          <table:table-cell table:formula="of:=LOG([.Q4])/LOG(2)" office:value-type="float" office:value="8.54303182025524" calcext:value-type="float">
            <text:p>8.543031820255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14247" calcext:value-type="float">
            <text:p>414247</text:p>
          </table:table-cell>
          <table:table-cell office:value-type="float" office:value="1000" calcext:value-type="float">
            <text:p>1000</text:p>
          </table:table-cell>
          <table:table-cell office:value-type="float" office:value="414.247" calcext:value-type="float">
            <text:p>414.247</text:p>
          </table:table-cell>
          <table:table-cell office:value-type="float" office:value="365" calcext:value-type="float">
            <text:p>365</text:p>
          </table:table-cell>
          <table:table-cell office:value-type="float" office:value="473" calcext:value-type="float">
            <text:p>473</text:p>
          </table:table-cell>
          <table:table-cell office:value-type="float" office:value="1.66689" calcext:value-type="float">
            <text:p>1.666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6689" calcext:value-type="float">
            <text:p>0.00166689</text:p>
          </table:table-cell>
          <table:table-cell office:value-type="float" office:value="0.00119585" calcext:value-type="float">
            <text:p>0.00119585</text:p>
          </table:table-cell>
          <table:table-cell office:value-type="float" office:value="0.00233766" calcext:value-type="float">
            <text:p>0.00233766</text:p>
          </table:table-cell>
          <table:table-cell office:value-type="float" office:value="441549" calcext:value-type="float">
            <text:p>441549</text:p>
          </table:table-cell>
          <table:table-cell office:value-type="float" office:value="1000" calcext:value-type="float">
            <text:p>1000</text:p>
          </table:table-cell>
          <table:table-cell office:value-type="float" office:value="441.549" calcext:value-type="float">
            <text:p>441.549</text:p>
          </table:table-cell>
          <table:table-cell office:value-type="float" office:value="267" calcext:value-type="float">
            <text:p>267</text:p>
          </table:table-cell>
          <table:table-cell office:value-type="float" office:value="721" calcext:value-type="float">
            <text:p>721</text:p>
          </table:table-cell>
          <table:table-cell office:value-type="float" office:value="7066" calcext:value-type="float">
            <text:p>7066</text:p>
          </table:table-cell>
          <table:table-cell office:value-type="float" office:value="1000" calcext:value-type="float">
            <text:p>1000</text:p>
          </table:table-cell>
          <table:table-cell office:value-type="float" office:value="7.066" calcext:value-type="float">
            <text:p>7.06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78642973667317" calcext:value-type="float">
            <text:p>8.78642973667317</text:p>
          </table:table-cell>
          <table:table-cell table:formula="of:=LOG([.Q5])/LOG(2)" office:value-type="float" office:value="9.49385544924082" calcext:value-type="float">
            <text:p>9.4938554492408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6424" calcext:value-type="float">
            <text:p>516424</text:p>
          </table:table-cell>
          <table:table-cell office:value-type="float" office:value="1000" calcext:value-type="float">
            <text:p>1000</text:p>
          </table:table-cell>
          <table:table-cell office:value-type="float" office:value="516.424" calcext:value-type="float">
            <text:p>516.424</text:p>
          </table:table-cell>
          <table:table-cell office:value-type="float" office:value="463" calcext:value-type="float">
            <text:p>463</text:p>
          </table:table-cell>
          <table:table-cell office:value-type="float" office:value="572" calcext:value-type="float">
            <text:p>572</text:p>
          </table:table-cell>
          <table:table-cell office:value-type="float" office:value="3.06638" calcext:value-type="float">
            <text:p>3.066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306638" calcext:value-type="float">
            <text:p>0.00306638</text:p>
          </table:table-cell>
          <table:table-cell office:value-type="float" office:value="0.00201936" calcext:value-type="float">
            <text:p>0.00201936</text:p>
          </table:table-cell>
          <table:table-cell office:value-type="float" office:value="0.00446483" calcext:value-type="float">
            <text:p>0.00446483</text:p>
          </table:table-cell>
          <table:table-cell office:value-type="float" office:value="747718" calcext:value-type="float">
            <text:p>747718</text:p>
          </table:table-cell>
          <table:table-cell office:value-type="float" office:value="1000" calcext:value-type="float">
            <text:p>1000</text:p>
          </table:table-cell>
          <table:table-cell office:value-type="float" office:value="747.718" calcext:value-type="float">
            <text:p>747.718</text:p>
          </table:table-cell>
          <table:table-cell office:value-type="float" office:value="379" calcext:value-type="float">
            <text:p>379</text:p>
          </table:table-cell>
          <table:table-cell office:value-type="float" office:value="1164" calcext:value-type="float">
            <text:p>1164</text:p>
          </table:table-cell>
          <table:table-cell office:value-type="float" office:value="8238" calcext:value-type="float">
            <text:p>8238</text:p>
          </table:table-cell>
          <table:table-cell office:value-type="float" office:value="1000" calcext:value-type="float">
            <text:p>1000</text:p>
          </table:table-cell>
          <table:table-cell office:value-type="float" office:value="8.238" calcext:value-type="float">
            <text:p>8.23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54635045358919" calcext:value-type="float">
            <text:p>9.54635045358919</text:p>
          </table:table-cell>
          <table:table-cell table:formula="of:=LOG([.Q6])/LOG(2)" office:value-type="float" office:value="10.1848753429083" calcext:value-type="float">
            <text:p>10.18487534290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620319" calcext:value-type="float">
            <text:p>620319</text:p>
          </table:table-cell>
          <table:table-cell office:value-type="float" office:value="1000" calcext:value-type="float">
            <text:p>1000</text:p>
          </table:table-cell>
          <table:table-cell office:value-type="float" office:value="620.319" calcext:value-type="float">
            <text:p>620.319</text:p>
          </table:table-cell>
          <table:table-cell office:value-type="float" office:value="565" calcext:value-type="float">
            <text:p>565</text:p>
          </table:table-cell>
          <table:table-cell office:value-type="float" office:value="675" calcext:value-type="float">
            <text:p>675</text:p>
          </table:table-cell>
          <table:table-cell office:value-type="float" office:value="6.05454" calcext:value-type="float">
            <text:p>6.054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605454" calcext:value-type="float">
            <text:p>0.00605454</text:p>
          </table:table-cell>
          <table:table-cell office:value-type="float" office:value="0.00271012" calcext:value-type="float">
            <text:p>0.00271012</text:p>
          </table:table-cell>
          <table:table-cell office:value-type="float" office:value="0.00924539" calcext:value-type="float">
            <text:p>0.00924539</text:p>
          </table:table-cell>
          <table:table-cell office:value-type="float" office:value="1303431" calcext:value-type="float">
            <text:p>1303431</text:p>
          </table:table-cell>
          <table:table-cell office:value-type="float" office:value="1000" calcext:value-type="float">
            <text:p>1000</text:p>
          </table:table-cell>
          <table:table-cell office:value-type="float" office:value="1303.43" calcext:value-type="float">
            <text:p>1303.43</text:p>
          </table:table-cell>
          <table:table-cell office:value-type="float" office:value="426" calcext:value-type="float">
            <text:p>426</text:p>
          </table:table-cell>
          <table:table-cell office:value-type="float" office:value="2104" calcext:value-type="float">
            <text:p>2104</text:p>
          </table:table-cell>
          <table:table-cell office:value-type="float" office:value="9869" calcext:value-type="float">
            <text:p>9869</text:p>
          </table:table-cell>
          <table:table-cell office:value-type="float" office:value="1000" calcext:value-type="float">
            <text:p>1000</text:p>
          </table:table-cell>
          <table:table-cell office:value-type="float" office:value="9.869" calcext:value-type="float">
            <text:p>9.86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3480973904626" calcext:value-type="float">
            <text:p>10.3480973904626</text:p>
          </table:table-cell>
          <table:table-cell table:formula="of:=LOG([.Q7])/LOG(2)" office:value-type="float" office:value="11.0389189892923" calcext:value-type="float">
            <text:p>11.03891898929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724744" calcext:value-type="float">
            <text:p>724744</text:p>
          </table:table-cell>
          <table:table-cell office:value-type="float" office:value="1000" calcext:value-type="float">
            <text:p>1000</text:p>
          </table:table-cell>
          <table:table-cell office:value-type="float" office:value="724.744" calcext:value-type="float">
            <text:p>724.744</text:p>
          </table:table-cell>
          <table:table-cell office:value-type="float" office:value="672" calcext:value-type="float">
            <text:p>672</text:p>
          </table:table-cell>
          <table:table-cell office:value-type="float" office:value="767" calcext:value-type="float">
            <text:p>767</text:p>
          </table:table-cell>
          <table:table-cell office:value-type="float" office:value="13.552" calcext:value-type="float">
            <text:p>13.552</text:p>
          </table:table-cell>
          <table:table-cell office:value-type="float" office:value="1000" calcext:value-type="float">
            <text:p>1000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0.00774389" calcext:value-type="float">
            <text:p>0.00774389</text:p>
          </table:table-cell>
          <table:table-cell office:value-type="float" office:value="0.0236049" calcext:value-type="float">
            <text:p>0.0236049</text:p>
          </table:table-cell>
          <table:table-cell office:value-type="float" office:value="2573831" calcext:value-type="float">
            <text:p>2573831</text:p>
          </table:table-cell>
          <table:table-cell office:value-type="float" office:value="1000" calcext:value-type="float">
            <text:p>1000</text:p>
          </table:table-cell>
          <table:table-cell office:value-type="float" office:value="2573.83" calcext:value-type="float">
            <text:p>2573.83</text:p>
          </table:table-cell>
          <table:table-cell office:value-type="float" office:value="1104" calcext:value-type="float">
            <text:p>1104</text:p>
          </table:table-cell>
          <table:table-cell office:value-type="float" office:value="5061" calcext:value-type="float">
            <text:p>5061</text:p>
          </table:table-cell>
          <table:table-cell office:value-type="float" office:value="12001" calcext:value-type="float">
            <text:p>12001</text:p>
          </table:table-cell>
          <table:table-cell office:value-type="float" office:value="1000" calcext:value-type="float">
            <text:p>1000</text:p>
          </table:table-cell>
          <table:table-cell office:value-type="float" office:value="12.001" calcext:value-type="float">
            <text:p>12.00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3297010521848" calcext:value-type="float">
            <text:p>11.3297010521848</text:p>
          </table:table-cell>
          <table:table-cell table:formula="of:=LOG([.Q8])/LOG(2)" office:value-type="float" office:value="12.3052067590087" calcext:value-type="float">
            <text:p>12.30520675900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828307" calcext:value-type="float">
            <text:p>828307</text:p>
          </table:table-cell>
          <table:table-cell office:value-type="float" office:value="1000" calcext:value-type="float">
            <text:p>1000</text:p>
          </table:table-cell>
          <table:table-cell office:value-type="float" office:value="828.307" calcext:value-type="float">
            <text:p>828.307</text:p>
          </table:table-cell>
          <table:table-cell office:value-type="float" office:value="784" calcext:value-type="float">
            <text:p>784</text:p>
          </table:table-cell>
          <table:table-cell office:value-type="float" office:value="866" calcext:value-type="float">
            <text:p>866</text:p>
          </table:table-cell>
          <table:table-cell office:value-type="float" office:value="34.5522" calcext:value-type="float">
            <text:p>34.5522</text:p>
          </table:table-cell>
          <table:table-cell office:value-type="float" office:value="1000" calcext:value-type="float">
            <text:p>1000</text:p>
          </table:table-cell>
          <table:table-cell office:value-type="float" office:value="0.0345522" calcext:value-type="float">
            <text:p>0.0345522</text:p>
          </table:table-cell>
          <table:table-cell office:value-type="float" office:value="0.0162368" calcext:value-type="float">
            <text:p>0.0162368</text:p>
          </table:table-cell>
          <table:table-cell office:value-type="float" office:value="0.0669418" calcext:value-type="float">
            <text:p>0.0669418</text:p>
          </table:table-cell>
          <table:table-cell office:value-type="float" office:value="5647168" calcext:value-type="float">
            <text:p>5647168</text:p>
          </table:table-cell>
          <table:table-cell office:value-type="float" office:value="1000" calcext:value-type="float">
            <text:p>1000</text:p>
          </table:table-cell>
          <table:table-cell office:value-type="float" office:value="5647.17" calcext:value-type="float">
            <text:p>5647.17</text:p>
          </table:table-cell>
          <table:table-cell office:value-type="float" office:value="1661" calcext:value-type="float">
            <text:p>1661</text:p>
          </table:table-cell>
          <table:table-cell office:value-type="float" office:value="12360" calcext:value-type="float">
            <text:p>12360</text:p>
          </table:table-cell>
          <table:table-cell office:value-type="float" office:value="15283" calcext:value-type="float">
            <text:p>15283</text:p>
          </table:table-cell>
          <table:table-cell office:value-type="float" office:value="1000" calcext:value-type="float">
            <text:p>1000</text:p>
          </table:table-cell>
          <table:table-cell office:value-type="float" office:value="15.283" calcext:value-type="float">
            <text:p>15.28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4633123469119" calcext:value-type="float">
            <text:p>12.4633123469119</text:p>
          </table:table-cell>
          <table:table-cell table:formula="of:=LOG([.Q9])/LOG(2)" office:value-type="float" office:value="13.5933911227917" calcext:value-type="float">
            <text:p>13.59339112279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931113" calcext:value-type="float">
            <text:p>931113</text:p>
          </table:table-cell>
          <table:table-cell office:value-type="float" office:value="1000" calcext:value-type="float">
            <text:p>1000</text:p>
          </table:table-cell>
          <table:table-cell office:value-type="float" office:value="931.113" calcext:value-type="float">
            <text:p>931.113</text:p>
          </table:table-cell>
          <table:table-cell office:value-type="float" office:value="900" calcext:value-type="float">
            <text:p>900</text:p>
          </table:table-cell>
          <table:table-cell office:value-type="float" office:value="959" calcext:value-type="float">
            <text:p>959</text:p>
          </table:table-cell>
          <table:table-cell office:value-type="float" office:value="87.3236" calcext:value-type="float">
            <text:p>87.3236</text:p>
          </table:table-cell>
          <table:table-cell office:value-type="float" office:value="1000" calcext:value-type="float">
            <text:p>1000</text:p>
          </table:table-cell>
          <table:table-cell office:value-type="float" office:value="0.0873236" calcext:value-type="float">
            <text:p>0.0873236</text:p>
          </table:table-cell>
          <table:table-cell office:value-type="float" office:value="0.0180245" calcext:value-type="float">
            <text:p>0.0180245</text:p>
          </table:table-cell>
          <table:table-cell office:value-type="float" office:value="0.241114" calcext:value-type="float">
            <text:p>0.241114</text:p>
          </table:table-cell>
          <table:table-cell office:value-type="float" office:value="12399478" calcext:value-type="float">
            <text:p>12399478</text:p>
          </table:table-cell>
          <table:table-cell office:value-type="float" office:value="1000" calcext:value-type="float">
            <text:p>1000</text:p>
          </table:table-cell>
          <table:table-cell office:value-type="float" office:value="12399.5" calcext:value-type="float">
            <text:p>12399.5</text:p>
          </table:table-cell>
          <table:table-cell office:value-type="float" office:value="1458" calcext:value-type="float">
            <text:p>1458</text:p>
          </table:table-cell>
          <table:table-cell office:value-type="float" office:value="45142" calcext:value-type="float">
            <text:p>45142</text:p>
          </table:table-cell>
          <table:table-cell office:value-type="float" office:value="21428" calcext:value-type="float">
            <text:p>21428</text:p>
          </table:table-cell>
          <table:table-cell office:value-type="float" office:value="1000" calcext:value-type="float">
            <text:p>1000</text:p>
          </table:table-cell>
          <table:table-cell office:value-type="float" office:value="21.428" calcext:value-type="float">
            <text:p>21.42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3.5979943258016" calcext:value-type="float">
            <text:p>13.5979943258016</text:p>
          </table:table-cell>
          <table:table-cell table:formula="of:=LOG([.Q10])/LOG(2)" office:value-type="float" office:value="15.4621827175777" calcext:value-type="float">
            <text:p>15.4621827175777</text:p>
          </table:table-cell>
        </table:table-row>
      </table:table>
      <table:table table:name="summary_4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08241" calcext:value-type="float">
            <text:p>108241</text:p>
          </table:table-cell>
          <table:table-cell office:value-type="float" office:value="1000" calcext:value-type="float">
            <text:p>1000</text:p>
          </table:table-cell>
          <table:table-cell office:value-type="float" office:value="108.241" calcext:value-type="float">
            <text:p>108.241</text:p>
          </table:table-cell>
          <table:table-cell office:value-type="float" office:value="77" calcext:value-type="float">
            <text:p>77</text:p>
          </table:table-cell>
          <table:table-cell office:value-type="float" office:value="139" calcext:value-type="float">
            <text:p>139</text:p>
          </table:table-cell>
          <table:table-cell office:value-type="float" office:value="0.406018" calcext:value-type="float">
            <text:p>0.4060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6018" calcext:value-type="float">
            <text:p>0.000406018</text:p>
          </table:table-cell>
          <table:table-cell office:value-type="float" office:value="0.000352217" calcext:value-type="float">
            <text:p>0.000352217</text:p>
          </table:table-cell>
          <table:table-cell office:value-type="float" office:value="0.00046449" calcext:value-type="float">
            <text:p>0.00046449</text:p>
          </table:table-cell>
          <table:table-cell office:value-type="float" office:value="108207" calcext:value-type="float">
            <text:p>108207</text:p>
          </table:table-cell>
          <table:table-cell office:value-type="float" office:value="1000" calcext:value-type="float">
            <text:p>1000</text:p>
          </table:table-cell>
          <table:table-cell office:value-type="float" office:value="108.207" calcext:value-type="float">
            <text:p>108.207</text:p>
          </table:table-cell>
          <table:table-cell office:value-type="float" office:value="70" calcext:value-type="float">
            <text:p>70</text:p>
          </table:table-cell>
          <table:table-cell office:value-type="float" office:value="139" calcext:value-type="float">
            <text:p>139</text:p>
          </table:table-cell>
          <table:table-cell office:value-type="float" office:value="4148" calcext:value-type="float">
            <text:p>4148</text:p>
          </table:table-cell>
          <table:table-cell office:value-type="float" office:value="1000" calcext:value-type="float">
            <text:p>1000</text:p>
          </table:table-cell>
          <table:table-cell office:value-type="float" office:value="4.148" calcext:value-type="float">
            <text:p>4.1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75765002108943" calcext:value-type="float">
            <text:p>6.75765002108943</text:p>
          </table:table-cell>
          <table:table-cell table:formula="of:=LOG([.Q2])/LOG(2)" office:value-type="float" office:value="7.11894107272351" calcext:value-type="float">
            <text:p>7.118941072723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16101" calcext:value-type="float">
            <text:p>216101</text:p>
          </table:table-cell>
          <table:table-cell office:value-type="float" office:value="1000" calcext:value-type="float">
            <text:p>1000</text:p>
          </table:table-cell>
          <table:table-cell office:value-type="float" office:value="216.101" calcext:value-type="float">
            <text:p>216.101</text:p>
          </table:table-cell>
          <table:table-cell office:value-type="float" office:value="171" calcext:value-type="float">
            <text:p>171</text:p>
          </table:table-cell>
          <table:table-cell office:value-type="float" office:value="265" calcext:value-type="float">
            <text:p>265</text:p>
          </table:table-cell>
          <table:table-cell office:value-type="float" office:value="0.631365" calcext:value-type="float">
            <text:p>0.631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31365" calcext:value-type="float">
            <text:p>0.000631365</text:p>
          </table:table-cell>
          <table:table-cell office:value-type="float" office:value="0.000507523" calcext:value-type="float">
            <text:p>0.000507523</text:p>
          </table:table-cell>
          <table:table-cell office:value-type="float" office:value="0.000797042" calcext:value-type="float">
            <text:p>0.000797042</text:p>
          </table:table-cell>
          <table:table-cell office:value-type="float" office:value="184635" calcext:value-type="float">
            <text:p>184635</text:p>
          </table:table-cell>
          <table:table-cell office:value-type="float" office:value="1000" calcext:value-type="float">
            <text:p>1000</text:p>
          </table:table-cell>
          <table:table-cell office:value-type="float" office:value="184.635" calcext:value-type="float">
            <text:p>184.635</text:p>
          </table:table-cell>
          <table:table-cell office:value-type="float" office:value="125" calcext:value-type="float">
            <text:p>125</text:p>
          </table:table-cell>
          <table:table-cell office:value-type="float" office:value="246" calcext:value-type="float">
            <text:p>246</text:p>
          </table:table-cell>
          <table:table-cell office:value-type="float" office:value="5115" calcext:value-type="float">
            <text:p>5115</text:p>
          </table:table-cell>
          <table:table-cell office:value-type="float" office:value="1000" calcext:value-type="float">
            <text:p>1000</text:p>
          </table:table-cell>
          <table:table-cell office:value-type="float" office:value="5.115" calcext:value-type="float">
            <text:p>5.1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52853225056012" calcext:value-type="float">
            <text:p>7.52853225056012</text:p>
          </table:table-cell>
          <table:table-cell table:formula="of:=LOG([.Q3])/LOG(2)" office:value-type="float" office:value="7.94251450533924" calcext:value-type="float">
            <text:p>7.942514505339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323910" calcext:value-type="float">
            <text:p>323910</text:p>
          </table:table-cell>
          <table:table-cell office:value-type="float" office:value="1000" calcext:value-type="float">
            <text:p>1000</text:p>
          </table:table-cell>
          <table:table-cell office:value-type="float" office:value="323.91" calcext:value-type="float">
            <text:p>323.91</text:p>
          </table:table-cell>
          <table:table-cell office:value-type="float" office:value="278" calcext:value-type="float">
            <text:p>278</text:p>
          </table:table-cell>
          <table:table-cell office:value-type="float" office:value="374" calcext:value-type="float">
            <text:p>374</text:p>
          </table:table-cell>
          <table:table-cell office:value-type="float" office:value="1.02991" calcext:value-type="float">
            <text:p>1.029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2991" calcext:value-type="float">
            <text:p>0.00102991</text:p>
          </table:table-cell>
          <table:table-cell office:value-type="float" office:value="0.000744877" calcext:value-type="float">
            <text:p>0.000744877</text:p>
          </table:table-cell>
          <table:table-cell office:value-type="float" office:value="0.00139167" calcext:value-type="float">
            <text:p>0.00139167</text:p>
          </table:table-cell>
          <table:table-cell office:value-type="float" office:value="287160" calcext:value-type="float">
            <text:p>287160</text:p>
          </table:table-cell>
          <table:table-cell office:value-type="float" office:value="1000" calcext:value-type="float">
            <text:p>1000</text:p>
          </table:table-cell>
          <table:table-cell office:value-type="float" office:value="287.16" calcext:value-type="float">
            <text:p>287.16</text:p>
          </table:table-cell>
          <table:table-cell office:value-type="float" office:value="183" calcext:value-type="float">
            <text:p>183</text:p>
          </table:table-cell>
          <table:table-cell office:value-type="float" office:value="404" calcext:value-type="float">
            <text:p>404</text:p>
          </table:table-cell>
          <table:table-cell office:value-type="float" office:value="6082" calcext:value-type="float">
            <text:p>6082</text:p>
          </table:table-cell>
          <table:table-cell office:value-type="float" office:value="1000" calcext:value-type="float">
            <text:p>1000</text:p>
          </table:table-cell>
          <table:table-cell office:value-type="float" office:value="6.082" calcext:value-type="float">
            <text:p>6.08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16571099248493" calcext:value-type="float">
            <text:p>8.16571099248493</text:p>
          </table:table-cell>
          <table:table-cell table:formula="of:=LOG([.Q4])/LOG(2)" office:value-type="float" office:value="8.6582114827518" calcext:value-type="float">
            <text:p>8.65821148275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32269" calcext:value-type="float">
            <text:p>432269</text:p>
          </table:table-cell>
          <table:table-cell office:value-type="float" office:value="1000" calcext:value-type="float">
            <text:p>1000</text:p>
          </table:table-cell>
          <table:table-cell office:value-type="float" office:value="432.269" calcext:value-type="float">
            <text:p>432.269</text:p>
          </table:table-cell>
          <table:table-cell office:value-type="float" office:value="375" calcext:value-type="float">
            <text:p>375</text:p>
          </table:table-cell>
          <table:table-cell office:value-type="float" office:value="499" calcext:value-type="float">
            <text:p>499</text:p>
          </table:table-cell>
          <table:table-cell office:value-type="float" office:value="1.78655" calcext:value-type="float">
            <text:p>1.786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8655" calcext:value-type="float">
            <text:p>0.00178655</text:p>
          </table:table-cell>
          <table:table-cell office:value-type="float" office:value="0.00132281" calcext:value-type="float">
            <text:p>0.00132281</text:p>
          </table:table-cell>
          <table:table-cell office:value-type="float" office:value="0.00294196" calcext:value-type="float">
            <text:p>0.00294196</text:p>
          </table:table-cell>
          <table:table-cell office:value-type="float" office:value="470928" calcext:value-type="float">
            <text:p>470928</text:p>
          </table:table-cell>
          <table:table-cell office:value-type="float" office:value="1000" calcext:value-type="float">
            <text:p>1000</text:p>
          </table:table-cell>
          <table:table-cell office:value-type="float" office:value="470.928" calcext:value-type="float">
            <text:p>470.928</text:p>
          </table:table-cell>
          <table:table-cell office:value-type="float" office:value="293" calcext:value-type="float">
            <text:p>293</text:p>
          </table:table-cell>
          <table:table-cell office:value-type="float" office:value="783" calcext:value-type="float">
            <text:p>783</text:p>
          </table:table-cell>
          <table:table-cell office:value-type="float" office:value="7084" calcext:value-type="float">
            <text:p>7084</text:p>
          </table:table-cell>
          <table:table-cell office:value-type="float" office:value="1000" calcext:value-type="float">
            <text:p>1000</text:p>
          </table:table-cell>
          <table:table-cell office:value-type="float" office:value="7.084" calcext:value-type="float">
            <text:p>7.08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87936269338525" calcext:value-type="float">
            <text:p>8.87936269338525</text:p>
          </table:table-cell>
          <table:table-cell table:formula="of:=LOG([.Q5])/LOG(2)" office:value-type="float" office:value="9.61286849729104" calcext:value-type="float">
            <text:p>9.612868497291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9568" calcext:value-type="float">
            <text:p>539568</text:p>
          </table:table-cell>
          <table:table-cell office:value-type="float" office:value="1000" calcext:value-type="float">
            <text:p>1000</text:p>
          </table:table-cell>
          <table:table-cell office:value-type="float" office:value="539.568" calcext:value-type="float">
            <text:p>539.568</text:p>
          </table:table-cell>
          <table:table-cell office:value-type="float" office:value="488" calcext:value-type="float">
            <text:p>488</text:p>
          </table:table-cell>
          <table:table-cell office:value-type="float" office:value="588" calcext:value-type="float">
            <text:p>588</text:p>
          </table:table-cell>
          <table:table-cell office:value-type="float" office:value="3.30468" calcext:value-type="float">
            <text:p>3.304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0468" calcext:value-type="float">
            <text:p>0.00330468</text:p>
          </table:table-cell>
          <table:table-cell office:value-type="float" office:value="0.00216894" calcext:value-type="float">
            <text:p>0.00216894</text:p>
          </table:table-cell>
          <table:table-cell office:value-type="float" office:value="0.00487049" calcext:value-type="float">
            <text:p>0.00487049</text:p>
          </table:table-cell>
          <table:table-cell office:value-type="float" office:value="794991" calcext:value-type="float">
            <text:p>794991</text:p>
          </table:table-cell>
          <table:table-cell office:value-type="float" office:value="1000" calcext:value-type="float">
            <text:p>1000</text:p>
          </table:table-cell>
          <table:table-cell office:value-type="float" office:value="794.991" calcext:value-type="float">
            <text:p>794.991</text:p>
          </table:table-cell>
          <table:table-cell office:value-type="float" office:value="451" calcext:value-type="float">
            <text:p>451</text:p>
          </table:table-cell>
          <table:table-cell office:value-type="float" office:value="1340" calcext:value-type="float">
            <text:p>1340</text:p>
          </table:table-cell>
          <table:table-cell office:value-type="float" office:value="8329" calcext:value-type="float">
            <text:p>8329</text:p>
          </table:table-cell>
          <table:table-cell office:value-type="float" office:value="1000" calcext:value-type="float">
            <text:p>1000</text:p>
          </table:table-cell>
          <table:table-cell office:value-type="float" office:value="8.329" calcext:value-type="float">
            <text:p>8.32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63479471768258" calcext:value-type="float">
            <text:p>9.63479471768258</text:p>
          </table:table-cell>
          <table:table-cell table:formula="of:=LOG([.Q6])/LOG(2)" office:value-type="float" office:value="10.3880172853451" calcext:value-type="float">
            <text:p>10.38801728534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648748" calcext:value-type="float">
            <text:p>648748</text:p>
          </table:table-cell>
          <table:table-cell office:value-type="float" office:value="1000" calcext:value-type="float">
            <text:p>1000</text:p>
          </table:table-cell>
          <table:table-cell office:value-type="float" office:value="648.748" calcext:value-type="float">
            <text:p>648.748</text:p>
          </table:table-cell>
          <table:table-cell office:value-type="float" office:value="591" calcext:value-type="float">
            <text:p>591</text:p>
          </table:table-cell>
          <table:table-cell office:value-type="float" office:value="700" calcext:value-type="float">
            <text:p>700</text:p>
          </table:table-cell>
          <table:table-cell office:value-type="float" office:value="6.7151" calcext:value-type="float">
            <text:p>6.71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67151" calcext:value-type="float">
            <text:p>0.0067151</text:p>
          </table:table-cell>
          <table:table-cell office:value-type="float" office:value="0.00418306" calcext:value-type="float">
            <text:p>0.00418306</text:p>
          </table:table-cell>
          <table:table-cell office:value-type="float" office:value="0.0100282" calcext:value-type="float">
            <text:p>0.0100282</text:p>
          </table:table-cell>
          <table:table-cell office:value-type="float" office:value="1434399" calcext:value-type="float">
            <text:p>1434399</text:p>
          </table:table-cell>
          <table:table-cell office:value-type="float" office:value="1000" calcext:value-type="float">
            <text:p>1000</text:p>
          </table:table-cell>
          <table:table-cell office:value-type="float" office:value="1434.4" calcext:value-type="float">
            <text:p>1434.4</text:p>
          </table:table-cell>
          <table:table-cell office:value-type="float" office:value="834" calcext:value-type="float">
            <text:p>834</text:p>
          </table:table-cell>
          <table:table-cell office:value-type="float" office:value="2460" calcext:value-type="float">
            <text:p>2460</text:p>
          </table:table-cell>
          <table:table-cell office:value-type="float" office:value="9923" calcext:value-type="float">
            <text:p>9923</text:p>
          </table:table-cell>
          <table:table-cell office:value-type="float" office:value="1000" calcext:value-type="float">
            <text:p>1000</text:p>
          </table:table-cell>
          <table:table-cell office:value-type="float" office:value="9.923" calcext:value-type="float">
            <text:p>9.9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486231677981" calcext:value-type="float">
            <text:p>10.486231677981</text:p>
          </table:table-cell>
          <table:table-cell table:formula="of:=LOG([.Q7])/LOG(2)" office:value-type="float" office:value="11.2644426002266" calcext:value-type="float">
            <text:p>11.26444260022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756453" calcext:value-type="float">
            <text:p>756453</text:p>
          </table:table-cell>
          <table:table-cell office:value-type="float" office:value="1000" calcext:value-type="float">
            <text:p>1000</text:p>
          </table:table-cell>
          <table:table-cell office:value-type="float" office:value="756.453" calcext:value-type="float">
            <text:p>756.453</text:p>
          </table:table-cell>
          <table:table-cell office:value-type="float" office:value="708" calcext:value-type="float">
            <text:p>708</text:p>
          </table:table-cell>
          <table:table-cell office:value-type="float" office:value="801" calcext:value-type="float">
            <text:p>801</text:p>
          </table:table-cell>
          <table:table-cell office:value-type="float" office:value="15.0901" calcext:value-type="float">
            <text:p>15.0901</text:p>
          </table:table-cell>
          <table:table-cell office:value-type="float" office:value="1000" calcext:value-type="float">
            <text:p>1000</text:p>
          </table:table-cell>
          <table:table-cell office:value-type="float" office:value="0.0150901" calcext:value-type="float">
            <text:p>0.0150901</text:p>
          </table:table-cell>
          <table:table-cell office:value-type="float" office:value="0.00833006" calcext:value-type="float">
            <text:p>0.00833006</text:p>
          </table:table-cell>
          <table:table-cell office:value-type="float" office:value="0.0279793" calcext:value-type="float">
            <text:p>0.0279793</text:p>
          </table:table-cell>
          <table:table-cell office:value-type="float" office:value="2830318" calcext:value-type="float">
            <text:p>2830318</text:p>
          </table:table-cell>
          <table:table-cell office:value-type="float" office:value="1000" calcext:value-type="float">
            <text:p>1000</text:p>
          </table:table-cell>
          <table:table-cell office:value-type="float" office:value="2830.32" calcext:value-type="float">
            <text:p>2830.32</text:p>
          </table:table-cell>
          <table:table-cell office:value-type="float" office:value="1171" calcext:value-type="float">
            <text:p>1171</text:p>
          </table:table-cell>
          <table:table-cell office:value-type="float" office:value="5527" calcext:value-type="float">
            <text:p>5527</text:p>
          </table:table-cell>
          <table:table-cell office:value-type="float" office:value="12076" calcext:value-type="float">
            <text:p>12076</text:p>
          </table:table-cell>
          <table:table-cell office:value-type="float" office:value="1000" calcext:value-type="float">
            <text:p>1000</text:p>
          </table:table-cell>
          <table:table-cell office:value-type="float" office:value="12.076" calcext:value-type="float">
            <text:p>12.07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4667494600917" calcext:value-type="float">
            <text:p>11.4667494600917</text:p>
          </table:table-cell>
          <table:table-cell table:formula="of:=LOG([.Q8])/LOG(2)" office:value-type="float" office:value="12.4322808972142" calcext:value-type="float">
            <text:p>12.43228089721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864785" calcext:value-type="float">
            <text:p>864785</text:p>
          </table:table-cell>
          <table:table-cell office:value-type="float" office:value="1000" calcext:value-type="float">
            <text:p>1000</text:p>
          </table:table-cell>
          <table:table-cell office:value-type="float" office:value="864.785" calcext:value-type="float">
            <text:p>864.785</text:p>
          </table:table-cell>
          <table:table-cell office:value-type="float" office:value="819" calcext:value-type="float">
            <text:p>819</text:p>
          </table:table-cell>
          <table:table-cell office:value-type="float" office:value="907" calcext:value-type="float">
            <text:p>907</text:p>
          </table:table-cell>
          <table:table-cell office:value-type="float" office:value="39.0986" calcext:value-type="float">
            <text:p>39.0986</text:p>
          </table:table-cell>
          <table:table-cell office:value-type="float" office:value="1000" calcext:value-type="float">
            <text:p>1000</text:p>
          </table:table-cell>
          <table:table-cell office:value-type="float" office:value="0.0390986" calcext:value-type="float">
            <text:p>0.0390986</text:p>
          </table:table-cell>
          <table:table-cell office:value-type="float" office:value="0.0156474" calcext:value-type="float">
            <text:p>0.0156474</text:p>
          </table:table-cell>
          <table:table-cell office:value-type="float" office:value="0.0696887" calcext:value-type="float">
            <text:p>0.0696887</text:p>
          </table:table-cell>
          <table:table-cell office:value-type="float" office:value="6296698" calcext:value-type="float">
            <text:p>6296698</text:p>
          </table:table-cell>
          <table:table-cell office:value-type="float" office:value="1000" calcext:value-type="float">
            <text:p>1000</text:p>
          </table:table-cell>
          <table:table-cell office:value-type="float" office:value="6296.7" calcext:value-type="float">
            <text:p>6296.7</text:p>
          </table:table-cell>
          <table:table-cell office:value-type="float" office:value="1921" calcext:value-type="float">
            <text:p>1921</text:p>
          </table:table-cell>
          <table:table-cell office:value-type="float" office:value="12543" calcext:value-type="float">
            <text:p>12543</text:p>
          </table:table-cell>
          <table:table-cell office:value-type="float" office:value="15446" calcext:value-type="float">
            <text:p>15446</text:p>
          </table:table-cell>
          <table:table-cell office:value-type="float" office:value="1000" calcext:value-type="float">
            <text:p>1000</text:p>
          </table:table-cell>
          <table:table-cell office:value-type="float" office:value="15.446" calcext:value-type="float">
            <text:p>15.44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6203802178824" calcext:value-type="float">
            <text:p>12.6203802178824</text:p>
          </table:table-cell>
          <table:table-cell table:formula="of:=LOG([.Q9])/LOG(2)" office:value-type="float" office:value="13.6145948287653" calcext:value-type="float">
            <text:p>13.61459482876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972508" calcext:value-type="float">
            <text:p>972508</text:p>
          </table:table-cell>
          <table:table-cell office:value-type="float" office:value="1000" calcext:value-type="float">
            <text:p>1000</text:p>
          </table:table-cell>
          <table:table-cell office:value-type="float" office:value="972.508" calcext:value-type="float">
            <text:p>972.508</text:p>
          </table:table-cell>
          <table:table-cell office:value-type="float" office:value="941" calcext:value-type="float">
            <text:p>941</text:p>
          </table:table-cell>
          <table:table-cell office:value-type="float" office:value="1006" calcext:value-type="float">
            <text:p>1006</text:p>
          </table:table-cell>
          <table:table-cell office:value-type="float" office:value="104.333" calcext:value-type="float">
            <text:p>104.333</text:p>
          </table:table-cell>
          <table:table-cell office:value-type="float" office:value="1000" calcext:value-type="float">
            <text:p>1000</text:p>
          </table:table-cell>
          <table:table-cell office:value-type="float" office:value="0.104333" calcext:value-type="float">
            <text:p>0.104333</text:p>
          </table:table-cell>
          <table:table-cell office:value-type="float" office:value="0.0262139" calcext:value-type="float">
            <text:p>0.0262139</text:p>
          </table:table-cell>
          <table:table-cell office:value-type="float" office:value="0.278217" calcext:value-type="float">
            <text:p>0.278217</text:p>
          </table:table-cell>
          <table:table-cell office:value-type="float" office:value="14507990" calcext:value-type="float">
            <text:p>14507990</text:p>
          </table:table-cell>
          <table:table-cell office:value-type="float" office:value="1000" calcext:value-type="float">
            <text:p>1000</text:p>
          </table:table-cell>
          <table:table-cell office:value-type="float" office:value="14508" calcext:value-type="float">
            <text:p>14508</text:p>
          </table:table-cell>
          <table:table-cell office:value-type="float" office:value="2266" calcext:value-type="float">
            <text:p>2266</text:p>
          </table:table-cell>
          <table:table-cell office:value-type="float" office:value="53426" calcext:value-type="float">
            <text:p>53426</text:p>
          </table:table-cell>
          <table:table-cell office:value-type="float" office:value="21688" calcext:value-type="float">
            <text:p>21688</text:p>
          </table:table-cell>
          <table:table-cell office:value-type="float" office:value="1000" calcext:value-type="float">
            <text:p>1000</text:p>
          </table:table-cell>
          <table:table-cell office:value-type="float" office:value="21.688" calcext:value-type="float">
            <text:p>21.68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3.8245610299703" calcext:value-type="float">
            <text:p>13.8245610299703</text:p>
          </table:table-cell>
          <table:table-cell table:formula="of:=LOG([.Q10])/LOG(2)" office:value-type="float" office:value="15.7052543863005" calcext:value-type="float">
            <text:p>15.7052543863005</text:p>
          </table:table-cell>
        </table:table-row>
      </table:table>
      <table:table table:name="summary_4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12545" calcext:value-type="float">
            <text:p>112545</text:p>
          </table:table-cell>
          <table:table-cell office:value-type="float" office:value="1000" calcext:value-type="float">
            <text:p>1000</text:p>
          </table:table-cell>
          <table:table-cell office:value-type="float" office:value="112.545" calcext:value-type="float">
            <text:p>112.545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0.424588" calcext:value-type="float">
            <text:p>0.4245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4588" calcext:value-type="float">
            <text:p>0.000424588</text:p>
          </table:table-cell>
          <table:table-cell office:value-type="float" office:value="0.00036623" calcext:value-type="float">
            <text:p>0.00036623</text:p>
          </table:table-cell>
          <table:table-cell office:value-type="float" office:value="0.00049112" calcext:value-type="float">
            <text:p>0.00049112</text:p>
          </table:table-cell>
          <table:table-cell office:value-type="float" office:value="111560" calcext:value-type="float">
            <text:p>111560</text:p>
          </table:table-cell>
          <table:table-cell office:value-type="float" office:value="1000" calcext:value-type="float">
            <text:p>1000</text:p>
          </table:table-cell>
          <table:table-cell office:value-type="float" office:value="111.56" calcext:value-type="float">
            <text:p>111.56</text:p>
          </table:table-cell>
          <table:table-cell office:value-type="float" office:value="72" calcext:value-type="float">
            <text:p>72</text:p>
          </table:table-cell>
          <table:table-cell office:value-type="float" office:value="142" calcext:value-type="float">
            <text:p>142</text:p>
          </table:table-cell>
          <table:table-cell office:value-type="float" office:value="4172" calcext:value-type="float">
            <text:p>4172</text:p>
          </table:table-cell>
          <table:table-cell office:value-type="float" office:value="1000" calcext:value-type="float">
            <text:p>1000</text:p>
          </table:table-cell>
          <table:table-cell office:value-type="float" office:value="4.172" calcext:value-type="float">
            <text:p>4.17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80167602925359" calcext:value-type="float">
            <text:p>6.80167602925359</text:p>
          </table:table-cell>
          <table:table-cell table:formula="of:=LOG([.Q2])/LOG(2)" office:value-type="float" office:value="7.14974711950468" calcext:value-type="float">
            <text:p>7.149747119504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25647" calcext:value-type="float">
            <text:p>225647</text:p>
          </table:table-cell>
          <table:table-cell office:value-type="float" office:value="1000" calcext:value-type="float">
            <text:p>1000</text:p>
          </table:table-cell>
          <table:table-cell office:value-type="float" office:value="225.647" calcext:value-type="float">
            <text:p>225.647</text:p>
          </table:table-cell>
          <table:table-cell office:value-type="float" office:value="179" calcext:value-type="float">
            <text:p>179</text:p>
          </table:table-cell>
          <table:table-cell office:value-type="float" office:value="268" calcext:value-type="float">
            <text:p>268</text:p>
          </table:table-cell>
          <table:table-cell office:value-type="float" office:value="0.667098" calcext:value-type="float">
            <text:p>0.6670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7098" calcext:value-type="float">
            <text:p>0.000667098</text:p>
          </table:table-cell>
          <table:table-cell office:value-type="float" office:value="0.000546741" calcext:value-type="float">
            <text:p>0.000546741</text:p>
          </table:table-cell>
          <table:table-cell office:value-type="float" office:value="0.000804345" calcext:value-type="float">
            <text:p>0.000804345</text:p>
          </table:table-cell>
          <table:table-cell office:value-type="float" office:value="193041" calcext:value-type="float">
            <text:p>193041</text:p>
          </table:table-cell>
          <table:table-cell office:value-type="float" office:value="1000" calcext:value-type="float">
            <text:p>1000</text:p>
          </table:table-cell>
          <table:table-cell office:value-type="float" office:value="193.041" calcext:value-type="float">
            <text:p>193.041</text:p>
          </table:table-cell>
          <table:table-cell office:value-type="float" office:value="133" calcext:value-type="float">
            <text:p>133</text:p>
          </table:table-cell>
          <table:table-cell office:value-type="float" office:value="254" calcext:value-type="float">
            <text:p>254</text:p>
          </table:table-cell>
          <table:table-cell office:value-type="float" office:value="5140" calcext:value-type="float">
            <text:p>5140</text:p>
          </table:table-cell>
          <table:table-cell office:value-type="float" office:value="1000" calcext:value-type="float">
            <text:p>1000</text:p>
          </table:table-cell>
          <table:table-cell office:value-type="float" office:value="5.14" calcext:value-type="float">
            <text:p>5.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59276348397658" calcext:value-type="float">
            <text:p>7.59276348397658</text:p>
          </table:table-cell>
          <table:table-cell table:formula="of:=LOG([.Q3])/LOG(2)" office:value-type="float" office:value="7.98868468677217" calcext:value-type="float">
            <text:p>7.988684686772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37854" calcext:value-type="float">
            <text:p>337854</text:p>
          </table:table-cell>
          <table:table-cell office:value-type="float" office:value="1000" calcext:value-type="float">
            <text:p>1000</text:p>
          </table:table-cell>
          <table:table-cell office:value-type="float" office:value="337.854" calcext:value-type="float">
            <text:p>337.854</text:p>
          </table:table-cell>
          <table:table-cell office:value-type="float" office:value="289" calcext:value-type="float">
            <text:p>289</text:p>
          </table:table-cell>
          <table:table-cell office:value-type="float" office:value="385" calcext:value-type="float">
            <text:p>385</text:p>
          </table:table-cell>
          <table:table-cell office:value-type="float" office:value="1.09692" calcext:value-type="float">
            <text:p>1.096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9692" calcext:value-type="float">
            <text:p>0.00109692</text:p>
          </table:table-cell>
          <table:table-cell office:value-type="float" office:value="0.000780006" calcext:value-type="float">
            <text:p>0.000780006</text:p>
          </table:table-cell>
          <table:table-cell office:value-type="float" office:value="0.00141671" calcext:value-type="float">
            <text:p>0.00141671</text:p>
          </table:table-cell>
          <table:table-cell office:value-type="float" office:value="304113" calcext:value-type="float">
            <text:p>304113</text:p>
          </table:table-cell>
          <table:table-cell office:value-type="float" office:value="1000" calcext:value-type="float">
            <text:p>1000</text:p>
          </table:table-cell>
          <table:table-cell office:value-type="float" office:value="304.113" calcext:value-type="float">
            <text:p>304.113</text:p>
          </table:table-cell>
          <table:table-cell office:value-type="float" office:value="188" calcext:value-type="float">
            <text:p>188</text:p>
          </table:table-cell>
          <table:table-cell office:value-type="float" office:value="415" calcext:value-type="float">
            <text:p>415</text:p>
          </table:table-cell>
          <table:table-cell office:value-type="float" office:value="6086" calcext:value-type="float">
            <text:p>6086</text:p>
          </table:table-cell>
          <table:table-cell office:value-type="float" office:value="1000" calcext:value-type="float">
            <text:p>1000</text:p>
          </table:table-cell>
          <table:table-cell office:value-type="float" office:value="6.086" calcext:value-type="float">
            <text:p>6.0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24846367873358" calcext:value-type="float">
            <text:p>8.24846367873358</text:p>
          </table:table-cell>
          <table:table-cell table:formula="of:=LOG([.Q4])/LOG(2)" office:value-type="float" office:value="8.69696752623429" calcext:value-type="float">
            <text:p>8.696967526234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50642" calcext:value-type="float">
            <text:p>450642</text:p>
          </table:table-cell>
          <table:table-cell office:value-type="float" office:value="1000" calcext:value-type="float">
            <text:p>1000</text:p>
          </table:table-cell>
          <table:table-cell office:value-type="float" office:value="450.642" calcext:value-type="float">
            <text:p>450.642</text:p>
          </table:table-cell>
          <table:table-cell office:value-type="float" office:value="401" calcext:value-type="float">
            <text:p>401</text:p>
          </table:table-cell>
          <table:table-cell office:value-type="float" office:value="503" calcext:value-type="float">
            <text:p>503</text:p>
          </table:table-cell>
          <table:table-cell office:value-type="float" office:value="1.9111" calcext:value-type="float">
            <text:p>1.91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111" calcext:value-type="float">
            <text:p>0.0019111</text:p>
          </table:table-cell>
          <table:table-cell office:value-type="float" office:value="0.0014076" calcext:value-type="float">
            <text:p>0.0014076</text:p>
          </table:table-cell>
          <table:table-cell office:value-type="float" office:value="0.00265867" calcext:value-type="float">
            <text:p>0.00265867</text:p>
          </table:table-cell>
          <table:table-cell office:value-type="float" office:value="499705" calcext:value-type="float">
            <text:p>499705</text:p>
          </table:table-cell>
          <table:table-cell office:value-type="float" office:value="1000" calcext:value-type="float">
            <text:p>1000</text:p>
          </table:table-cell>
          <table:table-cell office:value-type="float" office:value="499.705" calcext:value-type="float">
            <text:p>499.705</text:p>
          </table:table-cell>
          <table:table-cell office:value-type="float" office:value="301" calcext:value-type="float">
            <text:p>301</text:p>
          </table:table-cell>
          <table:table-cell office:value-type="float" office:value="722" calcext:value-type="float">
            <text:p>722</text:p>
          </table:table-cell>
          <table:table-cell office:value-type="float" office:value="7127" calcext:value-type="float">
            <text:p>7127</text:p>
          </table:table-cell>
          <table:table-cell office:value-type="float" office:value="1000" calcext:value-type="float">
            <text:p>1000</text:p>
          </table:table-cell>
          <table:table-cell office:value-type="float" office:value="7.127" calcext:value-type="float">
            <text:p>7.1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96493284338808" calcext:value-type="float">
            <text:p>8.96493284338808</text:p>
          </table:table-cell>
          <table:table-cell table:formula="of:=LOG([.Q5])/LOG(2)" office:value-type="float" office:value="9.49585502688717" calcext:value-type="float">
            <text:p>9.495855026887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3753" calcext:value-type="float">
            <text:p>563753</text:p>
          </table:table-cell>
          <table:table-cell office:value-type="float" office:value="1000" calcext:value-type="float">
            <text:p>1000</text:p>
          </table:table-cell>
          <table:table-cell office:value-type="float" office:value="563.753" calcext:value-type="float">
            <text:p>563.753</text:p>
          </table:table-cell>
          <table:table-cell office:value-type="float" office:value="506" calcext:value-type="float">
            <text:p>506</text:p>
          </table:table-cell>
          <table:table-cell office:value-type="float" office:value="619" calcext:value-type="float">
            <text:p>619</text:p>
          </table:table-cell>
          <table:table-cell office:value-type="float" office:value="3.6042" calcext:value-type="float">
            <text:p>3.60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042" calcext:value-type="float">
            <text:p>0.0036042</text:p>
          </table:table-cell>
          <table:table-cell office:value-type="float" office:value="0.00234443" calcext:value-type="float">
            <text:p>0.00234443</text:p>
          </table:table-cell>
          <table:table-cell office:value-type="float" office:value="0.00529186" calcext:value-type="float">
            <text:p>0.00529186</text:p>
          </table:table-cell>
          <table:table-cell office:value-type="float" office:value="860268" calcext:value-type="float">
            <text:p>860268</text:p>
          </table:table-cell>
          <table:table-cell office:value-type="float" office:value="1000" calcext:value-type="float">
            <text:p>1000</text:p>
          </table:table-cell>
          <table:table-cell office:value-type="float" office:value="860.268" calcext:value-type="float">
            <text:p>860.268</text:p>
          </table:table-cell>
          <table:table-cell office:value-type="float" office:value="505" calcext:value-type="float">
            <text:p>505</text:p>
          </table:table-cell>
          <table:table-cell office:value-type="float" office:value="1317" calcext:value-type="float">
            <text:p>1317</text:p>
          </table:table-cell>
          <table:table-cell office:value-type="float" office:value="8370" calcext:value-type="float">
            <text:p>8370</text:p>
          </table:table-cell>
          <table:table-cell office:value-type="float" office:value="1000" calcext:value-type="float">
            <text:p>1000</text:p>
          </table:table-cell>
          <table:table-cell office:value-type="float" office:value="8.37" calcext:value-type="float">
            <text:p>8.3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74864236358854" calcext:value-type="float">
            <text:p>9.74864236358854</text:p>
          </table:table-cell>
          <table:table-cell table:formula="of:=LOG([.Q6])/LOG(2)" office:value-type="float" office:value="10.3630396302565" calcext:value-type="float">
            <text:p>10.36303963025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76382" calcext:value-type="float">
            <text:p>676382</text:p>
          </table:table-cell>
          <table:table-cell office:value-type="float" office:value="1000" calcext:value-type="float">
            <text:p>1000</text:p>
          </table:table-cell>
          <table:table-cell office:value-type="float" office:value="676.382" calcext:value-type="float">
            <text:p>676.382</text:p>
          </table:table-cell>
          <table:table-cell office:value-type="float" office:value="631" calcext:value-type="float">
            <text:p>631</text:p>
          </table:table-cell>
          <table:table-cell office:value-type="float" office:value="727" calcext:value-type="float">
            <text:p>727</text:p>
          </table:table-cell>
          <table:table-cell office:value-type="float" office:value="7.31808" calcext:value-type="float">
            <text:p>7.318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731808" calcext:value-type="float">
            <text:p>0.00731808</text:p>
          </table:table-cell>
          <table:table-cell office:value-type="float" office:value="0.0043617" calcext:value-type="float">
            <text:p>0.0043617</text:p>
          </table:table-cell>
          <table:table-cell office:value-type="float" office:value="0.0105389" calcext:value-type="float">
            <text:p>0.0105389</text:p>
          </table:table-cell>
          <table:table-cell office:value-type="float" office:value="1543819" calcext:value-type="float">
            <text:p>1543819</text:p>
          </table:table-cell>
          <table:table-cell office:value-type="float" office:value="1000" calcext:value-type="float">
            <text:p>1000</text:p>
          </table:table-cell>
          <table:table-cell office:value-type="float" office:value="1543.82" calcext:value-type="float">
            <text:p>1543.82</text:p>
          </table:table-cell>
          <table:table-cell office:value-type="float" office:value="776" calcext:value-type="float">
            <text:p>776</text:p>
          </table:table-cell>
          <table:table-cell office:value-type="float" office:value="2459" calcext:value-type="float">
            <text:p>2459</text:p>
          </table:table-cell>
          <table:table-cell office:value-type="float" office:value="10036" calcext:value-type="float">
            <text:p>10036</text:p>
          </table:table-cell>
          <table:table-cell office:value-type="float" office:value="1000" calcext:value-type="float">
            <text:p>1000</text:p>
          </table:table-cell>
          <table:table-cell office:value-type="float" office:value="10.036" calcext:value-type="float">
            <text:p>10.03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5922888376271" calcext:value-type="float">
            <text:p>10.5922888376271</text:p>
          </table:table-cell>
          <table:table-cell table:formula="of:=LOG([.Q7])/LOG(2)" office:value-type="float" office:value="11.2638560195961" calcext:value-type="float">
            <text:p>11.26385601959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789910" calcext:value-type="float">
            <text:p>789910</text:p>
          </table:table-cell>
          <table:table-cell office:value-type="float" office:value="1000" calcext:value-type="float">
            <text:p>1000</text:p>
          </table:table-cell>
          <table:table-cell office:value-type="float" office:value="789.91" calcext:value-type="float">
            <text:p>789.91</text:p>
          </table:table-cell>
          <table:table-cell office:value-type="float" office:value="732" calcext:value-type="float">
            <text:p>732</text:p>
          </table:table-cell>
          <table:table-cell office:value-type="float" office:value="836" calcext:value-type="float">
            <text:p>836</text:p>
          </table:table-cell>
          <table:table-cell office:value-type="float" office:value="16.9347" calcext:value-type="float">
            <text:p>16.9347</text:p>
          </table:table-cell>
          <table:table-cell office:value-type="float" office:value="1000" calcext:value-type="float">
            <text:p>1000</text:p>
          </table:table-cell>
          <table:table-cell office:value-type="float" office:value="0.0169347" calcext:value-type="float">
            <text:p>0.0169347</text:p>
          </table:table-cell>
          <table:table-cell office:value-type="float" office:value="0.00807176" calcext:value-type="float">
            <text:p>0.00807176</text:p>
          </table:table-cell>
          <table:table-cell office:value-type="float" office:value="0.028115" calcext:value-type="float">
            <text:p>0.028115</text:p>
          </table:table-cell>
          <table:table-cell office:value-type="float" office:value="3131399" calcext:value-type="float">
            <text:p>3131399</text:p>
          </table:table-cell>
          <table:table-cell office:value-type="float" office:value="1000" calcext:value-type="float">
            <text:p>1000</text:p>
          </table:table-cell>
          <table:table-cell office:value-type="float" office:value="3131.4" calcext:value-type="float">
            <text:p>3131.4</text:p>
          </table:table-cell>
          <table:table-cell office:value-type="float" office:value="1091" calcext:value-type="float">
            <text:p>1091</text:p>
          </table:table-cell>
          <table:table-cell office:value-type="float" office:value="5556" calcext:value-type="float">
            <text:p>5556</text:p>
          </table:table-cell>
          <table:table-cell office:value-type="float" office:value="12219" calcext:value-type="float">
            <text:p>12219</text:p>
          </table:table-cell>
          <table:table-cell office:value-type="float" office:value="1000" calcext:value-type="float">
            <text:p>1000</text:p>
          </table:table-cell>
          <table:table-cell office:value-type="float" office:value="12.219" calcext:value-type="float">
            <text:p>12.2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6125920924543" calcext:value-type="float">
            <text:p>11.6125920924543</text:p>
          </table:table-cell>
          <table:table-cell table:formula="of:=LOG([.Q8])/LOG(2)" office:value-type="float" office:value="12.4398308839814" calcext:value-type="float">
            <text:p>12.43983088398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902976" calcext:value-type="float">
            <text:p>902976</text:p>
          </table:table-cell>
          <table:table-cell office:value-type="float" office:value="1000" calcext:value-type="float">
            <text:p>1000</text:p>
          </table:table-cell>
          <table:table-cell office:value-type="float" office:value="902.976" calcext:value-type="float">
            <text:p>902.976</text:p>
          </table:table-cell>
          <table:table-cell office:value-type="float" office:value="858" calcext:value-type="float">
            <text:p>858</text:p>
          </table:table-cell>
          <table:table-cell office:value-type="float" office:value="947" calcext:value-type="float">
            <text:p>947</text:p>
          </table:table-cell>
          <table:table-cell office:value-type="float" office:value="45.8907" calcext:value-type="float">
            <text:p>45.8907</text:p>
          </table:table-cell>
          <table:table-cell office:value-type="float" office:value="1000" calcext:value-type="float">
            <text:p>1000</text:p>
          </table:table-cell>
          <table:table-cell office:value-type="float" office:value="0.0458907" calcext:value-type="float">
            <text:p>0.0458907</text:p>
          </table:table-cell>
          <table:table-cell office:value-type="float" office:value="0.0230582" calcext:value-type="float">
            <text:p>0.0230582</text:p>
          </table:table-cell>
          <table:table-cell office:value-type="float" office:value="0.0841019" calcext:value-type="float">
            <text:p>0.0841019</text:p>
          </table:table-cell>
          <table:table-cell office:value-type="float" office:value="7364105" calcext:value-type="float">
            <text:p>7364105</text:p>
          </table:table-cell>
          <table:table-cell office:value-type="float" office:value="1000" calcext:value-type="float">
            <text:p>1000</text:p>
          </table:table-cell>
          <table:table-cell office:value-type="float" office:value="7364.1" calcext:value-type="float">
            <text:p>7364.1</text:p>
          </table:table-cell>
          <table:table-cell office:value-type="float" office:value="2582" calcext:value-type="float">
            <text:p>2582</text:p>
          </table:table-cell>
          <table:table-cell office:value-type="float" office:value="17106" calcext:value-type="float">
            <text:p>17106</text:p>
          </table:table-cell>
          <table:table-cell office:value-type="float" office:value="15573" calcext:value-type="float">
            <text:p>15573</text:p>
          </table:table-cell>
          <table:table-cell office:value-type="float" office:value="1000" calcext:value-type="float">
            <text:p>1000</text:p>
          </table:table-cell>
          <table:table-cell office:value-type="float" office:value="15.573" calcext:value-type="float">
            <text:p>15.57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8462935024043" calcext:value-type="float">
            <text:p>12.8462935024043</text:p>
          </table:table-cell>
          <table:table-cell table:formula="of:=LOG([.Q9])/LOG(2)" office:value-type="float" office:value="14.0622148246591" calcext:value-type="float">
            <text:p>14.06221482465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015334" calcext:value-type="float">
            <text:p>1015334</text:p>
          </table:table-cell>
          <table:table-cell office:value-type="float" office:value="1000" calcext:value-type="float">
            <text:p>1000</text:p>
          </table:table-cell>
          <table:table-cell office:value-type="float" office:value="1015.33" calcext:value-type="float">
            <text:p>1015.33</text:p>
          </table:table-cell>
          <table:table-cell office:value-type="float" office:value="975" calcext:value-type="float">
            <text:p>975</text:p>
          </table:table-cell>
          <table:table-cell office:value-type="float" office:value="1044" calcext:value-type="float">
            <text:p>1044</text:p>
          </table:table-cell>
          <table:table-cell office:value-type="float" office:value="128.614" calcext:value-type="float">
            <text:p>128.614</text:p>
          </table:table-cell>
          <table:table-cell office:value-type="float" office:value="1000" calcext:value-type="float">
            <text:p>1000</text:p>
          </table:table-cell>
          <table:table-cell office:value-type="float" office:value="0.128614" calcext:value-type="float">
            <text:p>0.128614</text:p>
          </table:table-cell>
          <table:table-cell office:value-type="float" office:value="0.0432736" calcext:value-type="float">
            <text:p>0.0432736</text:p>
          </table:table-cell>
          <table:table-cell office:value-type="float" office:value="0.343095" calcext:value-type="float">
            <text:p>0.343095</text:p>
          </table:table-cell>
          <table:table-cell office:value-type="float" office:value="17727950" calcext:value-type="float">
            <text:p>17727950</text:p>
          </table:table-cell>
          <table:table-cell office:value-type="float" office:value="1000" calcext:value-type="float">
            <text:p>1000</text:p>
          </table:table-cell>
          <table:table-cell office:value-type="float" office:value="17728" calcext:value-type="float">
            <text:p>17728</text:p>
          </table:table-cell>
          <table:table-cell office:value-type="float" office:value="3499" calcext:value-type="float">
            <text:p>3499</text:p>
          </table:table-cell>
          <table:table-cell office:value-type="float" office:value="64918" calcext:value-type="float">
            <text:p>64918</text:p>
          </table:table-cell>
          <table:table-cell office:value-type="float" office:value="21919" calcext:value-type="float">
            <text:p>21919</text:p>
          </table:table-cell>
          <table:table-cell office:value-type="float" office:value="1000" calcext:value-type="float">
            <text:p>1000</text:p>
          </table:table-cell>
          <table:table-cell office:value-type="float" office:value="21.919" calcext:value-type="float">
            <text:p>21.91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4.1137421660492" calcext:value-type="float">
            <text:p>14.1137421660492</text:p>
          </table:table-cell>
          <table:table-cell table:formula="of:=LOG([.Q10])/LOG(2)" office:value-type="float" office:value="15.9863309334321" calcext:value-type="float">
            <text:p>15.9863309334321</text:p>
          </table:table-cell>
        </table:table-row>
      </table:table>
      <table:table table:name="summary_4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7534" calcext:value-type="float">
            <text:p>117534</text:p>
          </table:table-cell>
          <table:table-cell office:value-type="float" office:value="1000" calcext:value-type="float">
            <text:p>1000</text:p>
          </table:table-cell>
          <table:table-cell office:value-type="float" office:value="117.534" calcext:value-type="float">
            <text:p>117.534</text:p>
          </table:table-cell>
          <table:table-cell office:value-type="float" office:value="86" calcext:value-type="float">
            <text:p>86</text:p>
          </table:table-cell>
          <table:table-cell office:value-type="float" office:value="148" calcext:value-type="float">
            <text:p>148</text:p>
          </table:table-cell>
          <table:table-cell office:value-type="float" office:value="0.446138" calcext:value-type="float">
            <text:p>0.4461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6138" calcext:value-type="float">
            <text:p>0.000446138</text:p>
          </table:table-cell>
          <table:table-cell office:value-type="float" office:value="0.000388016" calcext:value-type="float">
            <text:p>0.000388016</text:p>
          </table:table-cell>
          <table:table-cell office:value-type="float" office:value="0.000577639" calcext:value-type="float">
            <text:p>0.000577639</text:p>
          </table:table-cell>
          <table:table-cell office:value-type="float" office:value="116935" calcext:value-type="float">
            <text:p>116935</text:p>
          </table:table-cell>
          <table:table-cell office:value-type="float" office:value="1000" calcext:value-type="float">
            <text:p>1000</text:p>
          </table:table-cell>
          <table:table-cell office:value-type="float" office:value="116.935" calcext:value-type="float">
            <text:p>116.935</text:p>
          </table:table-cell>
          <table:table-cell office:value-type="float" office:value="70" calcext:value-type="float">
            <text:p>70</text:p>
          </table:table-cell>
          <table:table-cell office:value-type="float" office:value="152" calcext:value-type="float">
            <text:p>152</text:p>
          </table:table-cell>
          <table:table-cell office:value-type="float" office:value="4163" calcext:value-type="float">
            <text:p>4163</text:p>
          </table:table-cell>
          <table:table-cell office:value-type="float" office:value="1000" calcext:value-type="float">
            <text:p>1000</text:p>
          </table:table-cell>
          <table:table-cell office:value-type="float" office:value="4.163" calcext:value-type="float">
            <text:p>4.16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86956299961785" calcext:value-type="float">
            <text:p>6.86956299961785</text:p>
          </table:table-cell>
          <table:table-cell table:formula="of:=LOG([.Q2])/LOG(2)" office:value-type="float" office:value="7.24792751344359" calcext:value-type="float">
            <text:p>7.247927513443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235345" calcext:value-type="float">
            <text:p>235345</text:p>
          </table:table-cell>
          <table:table-cell office:value-type="float" office:value="1000" calcext:value-type="float">
            <text:p>1000</text:p>
          </table:table-cell>
          <table:table-cell office:value-type="float" office:value="235.345" calcext:value-type="float">
            <text:p>235.345</text:p>
          </table:table-cell>
          <table:table-cell office:value-type="float" office:value="194" calcext:value-type="float">
            <text:p>194</text:p>
          </table:table-cell>
          <table:table-cell office:value-type="float" office:value="276" calcext:value-type="float">
            <text:p>276</text:p>
          </table:table-cell>
          <table:table-cell office:value-type="float" office:value="0.703644" calcext:value-type="float">
            <text:p>0.7036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03644" calcext:value-type="float">
            <text:p>0.000703644</text:p>
          </table:table-cell>
          <table:table-cell office:value-type="float" office:value="0.000573833" calcext:value-type="float">
            <text:p>0.000573833</text:p>
          </table:table-cell>
          <table:table-cell office:value-type="float" office:value="0.000857247" calcext:value-type="float">
            <text:p>0.000857247</text:p>
          </table:table-cell>
          <table:table-cell office:value-type="float" office:value="202270" calcext:value-type="float">
            <text:p>202270</text:p>
          </table:table-cell>
          <table:table-cell office:value-type="float" office:value="1000" calcext:value-type="float">
            <text:p>1000</text:p>
          </table:table-cell>
          <table:table-cell office:value-type="float" office:value="202.27" calcext:value-type="float">
            <text:p>202.27</text:p>
          </table:table-cell>
          <table:table-cell office:value-type="float" office:value="132" calcext:value-type="float">
            <text:p>132</text:p>
          </table:table-cell>
          <table:table-cell office:value-type="float" office:value="257" calcext:value-type="float">
            <text:p>257</text:p>
          </table:table-cell>
          <table:table-cell office:value-type="float" office:value="5136" calcext:value-type="float">
            <text:p>5136</text:p>
          </table:table-cell>
          <table:table-cell office:value-type="float" office:value="1000" calcext:value-type="float">
            <text:p>1000</text:p>
          </table:table-cell>
          <table:table-cell office:value-type="float" office:value="5.136" calcext:value-type="float">
            <text:p>5.13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66013854990472" calcext:value-type="float">
            <text:p>7.66013854990472</text:p>
          </table:table-cell>
          <table:table-cell table:formula="of:=LOG([.Q3])/LOG(2)" office:value-type="float" office:value="8.00562454919388" calcext:value-type="float">
            <text:p>8.005624549193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353514" calcext:value-type="float">
            <text:p>353514</text:p>
          </table:table-cell>
          <table:table-cell office:value-type="float" office:value="1000" calcext:value-type="float">
            <text:p>1000</text:p>
          </table:table-cell>
          <table:table-cell office:value-type="float" office:value="353.514" calcext:value-type="float">
            <text:p>353.514</text:p>
          </table:table-cell>
          <table:table-cell office:value-type="float" office:value="303" calcext:value-type="float">
            <text:p>303</text:p>
          </table:table-cell>
          <table:table-cell office:value-type="float" office:value="409" calcext:value-type="float">
            <text:p>409</text:p>
          </table:table-cell>
          <table:table-cell office:value-type="float" office:value="1.16921" calcext:value-type="float">
            <text:p>1.169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6921" calcext:value-type="float">
            <text:p>0.00116921</text:p>
          </table:table-cell>
          <table:table-cell office:value-type="float" office:value="0.000896974" calcext:value-type="float">
            <text:p>0.000896974</text:p>
          </table:table-cell>
          <table:table-cell office:value-type="float" office:value="0.00158244" calcext:value-type="float">
            <text:p>0.00158244</text:p>
          </table:table-cell>
          <table:table-cell office:value-type="float" office:value="320965" calcext:value-type="float">
            <text:p>320965</text:p>
          </table:table-cell>
          <table:table-cell office:value-type="float" office:value="1000" calcext:value-type="float">
            <text:p>1000</text:p>
          </table:table-cell>
          <table:table-cell office:value-type="float" office:value="320.965" calcext:value-type="float">
            <text:p>320.965</text:p>
          </table:table-cell>
          <table:table-cell office:value-type="float" office:value="220" calcext:value-type="float">
            <text:p>220</text:p>
          </table:table-cell>
          <table:table-cell office:value-type="float" office:value="444" calcext:value-type="float">
            <text:p>444</text:p>
          </table:table-cell>
          <table:table-cell office:value-type="float" office:value="6123" calcext:value-type="float">
            <text:p>6123</text:p>
          </table:table-cell>
          <table:table-cell office:value-type="float" office:value="1000" calcext:value-type="float">
            <text:p>1000</text:p>
          </table:table-cell>
          <table:table-cell office:value-type="float" office:value="6.123" calcext:value-type="float">
            <text:p>6.1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32627217534836" calcext:value-type="float">
            <text:p>8.32627217534836</text:p>
          </table:table-cell>
          <table:table-cell table:formula="of:=LOG([.Q4])/LOG(2)" office:value-type="float" office:value="8.79441586635011" calcext:value-type="float">
            <text:p>8.794415866350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70021" calcext:value-type="float">
            <text:p>470021</text:p>
          </table:table-cell>
          <table:table-cell office:value-type="float" office:value="1000" calcext:value-type="float">
            <text:p>1000</text:p>
          </table:table-cell>
          <table:table-cell office:value-type="float" office:value="470.021" calcext:value-type="float">
            <text:p>470.021</text:p>
          </table:table-cell>
          <table:table-cell office:value-type="float" office:value="422" calcext:value-type="float">
            <text:p>422</text:p>
          </table:table-cell>
          <table:table-cell office:value-type="float" office:value="521" calcext:value-type="float">
            <text:p>521</text:p>
          </table:table-cell>
          <table:table-cell office:value-type="float" office:value="2.03883" calcext:value-type="float">
            <text:p>2.038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3883" calcext:value-type="float">
            <text:p>0.00203883</text:p>
          </table:table-cell>
          <table:table-cell office:value-type="float" office:value="0.00144794" calcext:value-type="float">
            <text:p>0.00144794</text:p>
          </table:table-cell>
          <table:table-cell office:value-type="float" office:value="0.00280805" calcext:value-type="float">
            <text:p>0.00280805</text:p>
          </table:table-cell>
          <table:table-cell office:value-type="float" office:value="528519" calcext:value-type="float">
            <text:p>528519</text:p>
          </table:table-cell>
          <table:table-cell office:value-type="float" office:value="1000" calcext:value-type="float">
            <text:p>1000</text:p>
          </table:table-cell>
          <table:table-cell office:value-type="float" office:value="528.519" calcext:value-type="float">
            <text:p>528.519</text:p>
          </table:table-cell>
          <table:table-cell office:value-type="float" office:value="296" calcext:value-type="float">
            <text:p>296</text:p>
          </table:table-cell>
          <table:table-cell office:value-type="float" office:value="823" calcext:value-type="float">
            <text:p>823</text:p>
          </table:table-cell>
          <table:table-cell office:value-type="float" office:value="7170" calcext:value-type="float">
            <text:p>7170</text:p>
          </table:table-cell>
          <table:table-cell office:value-type="float" office:value="1000" calcext:value-type="float">
            <text:p>1000</text:p>
          </table:table-cell>
          <table:table-cell office:value-type="float" office:value="7.17" calcext:value-type="float">
            <text:p>7.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04581152649728" calcext:value-type="float">
            <text:p>9.04581152649728</text:p>
          </table:table-cell>
          <table:table-cell table:formula="of:=LOG([.Q5])/LOG(2)" office:value-type="float" office:value="9.68474862042163" calcext:value-type="float">
            <text:p>9.684748620421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88073" calcext:value-type="float">
            <text:p>588073</text:p>
          </table:table-cell>
          <table:table-cell office:value-type="float" office:value="1000" calcext:value-type="float">
            <text:p>1000</text:p>
          </table:table-cell>
          <table:table-cell office:value-type="float" office:value="588.073" calcext:value-type="float">
            <text:p>588.073</text:p>
          </table:table-cell>
          <table:table-cell office:value-type="float" office:value="535" calcext:value-type="float">
            <text:p>535</text:p>
          </table:table-cell>
          <table:table-cell office:value-type="float" office:value="641" calcext:value-type="float">
            <text:p>641</text:p>
          </table:table-cell>
          <table:table-cell office:value-type="float" office:value="3.91748" calcext:value-type="float">
            <text:p>3.917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391748" calcext:value-type="float">
            <text:p>0.00391748</text:p>
          </table:table-cell>
          <table:table-cell office:value-type="float" office:value="0.00258685" calcext:value-type="float">
            <text:p>0.00258685</text:p>
          </table:table-cell>
          <table:table-cell office:value-type="float" office:value="0.00581471" calcext:value-type="float">
            <text:p>0.00581471</text:p>
          </table:table-cell>
          <table:table-cell office:value-type="float" office:value="929354" calcext:value-type="float">
            <text:p>929354</text:p>
          </table:table-cell>
          <table:table-cell office:value-type="float" office:value="1000" calcext:value-type="float">
            <text:p>1000</text:p>
          </table:table-cell>
          <table:table-cell office:value-type="float" office:value="929.354" calcext:value-type="float">
            <text:p>929.354</text:p>
          </table:table-cell>
          <table:table-cell office:value-type="float" office:value="501" calcext:value-type="float">
            <text:p>501</text:p>
          </table:table-cell>
          <table:table-cell office:value-type="float" office:value="1402" calcext:value-type="float">
            <text:p>1402</text:p>
          </table:table-cell>
          <table:table-cell office:value-type="float" office:value="8411" calcext:value-type="float">
            <text:p>8411</text:p>
          </table:table-cell>
          <table:table-cell office:value-type="float" office:value="1000" calcext:value-type="float">
            <text:p>1000</text:p>
          </table:table-cell>
          <table:table-cell office:value-type="float" office:value="8.411" calcext:value-type="float">
            <text:p>8.4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86008442767883" calcext:value-type="float">
            <text:p>9.86008442767883</text:p>
          </table:table-cell>
          <table:table-cell table:formula="of:=LOG([.Q6])/LOG(2)" office:value-type="float" office:value="10.4532706340106" calcext:value-type="float">
            <text:p>10.45327063401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705096" calcext:value-type="float">
            <text:p>705096</text:p>
          </table:table-cell>
          <table:table-cell office:value-type="float" office:value="1000" calcext:value-type="float">
            <text:p>1000</text:p>
          </table:table-cell>
          <table:table-cell office:value-type="float" office:value="705.096" calcext:value-type="float">
            <text:p>705.096</text:p>
          </table:table-cell>
          <table:table-cell office:value-type="float" office:value="650" calcext:value-type="float">
            <text:p>650</text:p>
          </table:table-cell>
          <table:table-cell office:value-type="float" office:value="754" calcext:value-type="float">
            <text:p>754</text:p>
          </table:table-cell>
          <table:table-cell office:value-type="float" office:value="8.04773" calcext:value-type="float">
            <text:p>8.047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804773" calcext:value-type="float">
            <text:p>0.00804773</text:p>
          </table:table-cell>
          <table:table-cell office:value-type="float" office:value="0.00489146" calcext:value-type="float">
            <text:p>0.00489146</text:p>
          </table:table-cell>
          <table:table-cell office:value-type="float" office:value="0.0122281" calcext:value-type="float">
            <text:p>0.0122281</text:p>
          </table:table-cell>
          <table:table-cell office:value-type="float" office:value="1690097" calcext:value-type="float">
            <text:p>1690097</text:p>
          </table:table-cell>
          <table:table-cell office:value-type="float" office:value="1000" calcext:value-type="float">
            <text:p>1000</text:p>
          </table:table-cell>
          <table:table-cell office:value-type="float" office:value="1690.1" calcext:value-type="float">
            <text:p>1690.1</text:p>
          </table:table-cell>
          <table:table-cell office:value-type="float" office:value="954" calcext:value-type="float">
            <text:p>954</text:p>
          </table:table-cell>
          <table:table-cell office:value-type="float" office:value="2698" calcext:value-type="float">
            <text:p>2698</text:p>
          </table:table-cell>
          <table:table-cell office:value-type="float" office:value="10055" calcext:value-type="float">
            <text:p>10055</text:p>
          </table:table-cell>
          <table:table-cell office:value-type="float" office:value="1000" calcext:value-type="float">
            <text:p>1000</text:p>
          </table:table-cell>
          <table:table-cell office:value-type="float" office:value="10.055" calcext:value-type="float">
            <text:p>10.05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7228928952145" calcext:value-type="float">
            <text:p>10.7228928952145</text:p>
          </table:table-cell>
          <table:table-cell table:formula="of:=LOG([.Q7])/LOG(2)" office:value-type="float" office:value="11.3976746329483" calcext:value-type="float">
            <text:p>11.39767463294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822942" calcext:value-type="float">
            <text:p>822942</text:p>
          </table:table-cell>
          <table:table-cell office:value-type="float" office:value="1000" calcext:value-type="float">
            <text:p>1000</text:p>
          </table:table-cell>
          <table:table-cell office:value-type="float" office:value="822.942" calcext:value-type="float">
            <text:p>822.942</text:p>
          </table:table-cell>
          <table:table-cell office:value-type="float" office:value="768" calcext:value-type="float">
            <text:p>768</text:p>
          </table:table-cell>
          <table:table-cell office:value-type="float" office:value="880" calcext:value-type="float">
            <text:p>880</text:p>
          </table:table-cell>
          <table:table-cell office:value-type="float" office:value="18.8999" calcext:value-type="float">
            <text:p>18.8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188999" calcext:value-type="float">
            <text:p>0.0188999</text:p>
          </table:table-cell>
          <table:table-cell office:value-type="float" office:value="0.0105645" calcext:value-type="float">
            <text:p>0.0105645</text:p>
          </table:table-cell>
          <table:table-cell office:value-type="float" office:value="0.0313796" calcext:value-type="float">
            <text:p>0.0313796</text:p>
          </table:table-cell>
          <table:table-cell office:value-type="float" office:value="3483874" calcext:value-type="float">
            <text:p>3483874</text:p>
          </table:table-cell>
          <table:table-cell office:value-type="float" office:value="1000" calcext:value-type="float">
            <text:p>1000</text:p>
          </table:table-cell>
          <table:table-cell office:value-type="float" office:value="3483.87" calcext:value-type="float">
            <text:p>3483.87</text:p>
          </table:table-cell>
          <table:table-cell office:value-type="float" office:value="1638" calcext:value-type="float">
            <text:p>1638</text:p>
          </table:table-cell>
          <table:table-cell office:value-type="float" office:value="6611" calcext:value-type="float">
            <text:p>6611</text:p>
          </table:table-cell>
          <table:table-cell office:value-type="float" office:value="12275" calcext:value-type="float">
            <text:p>12275</text:p>
          </table:table-cell>
          <table:table-cell office:value-type="float" office:value="1000" calcext:value-type="float">
            <text:p>1000</text:p>
          </table:table-cell>
          <table:table-cell office:value-type="float" office:value="12.275" calcext:value-type="float">
            <text:p>12.27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76647507569" calcext:value-type="float">
            <text:p>11.76647507569</text:p>
          </table:table-cell>
          <table:table-cell table:formula="of:=LOG([.Q8])/LOG(2)" office:value-type="float" office:value="12.6906527993485" calcext:value-type="float">
            <text:p>12.69065279934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940109" calcext:value-type="float">
            <text:p>940109</text:p>
          </table:table-cell>
          <table:table-cell office:value-type="float" office:value="1000" calcext:value-type="float">
            <text:p>1000</text:p>
          </table:table-cell>
          <table:table-cell office:value-type="float" office:value="940.109" calcext:value-type="float">
            <text:p>940.109</text:p>
          </table:table-cell>
          <table:table-cell office:value-type="float" office:value="894" calcext:value-type="float">
            <text:p>894</text:p>
          </table:table-cell>
          <table:table-cell office:value-type="float" office:value="978" calcext:value-type="float">
            <text:p>978</text:p>
          </table:table-cell>
          <table:table-cell office:value-type="float" office:value="51.3478" calcext:value-type="float">
            <text:p>51.3478</text:p>
          </table:table-cell>
          <table:table-cell office:value-type="float" office:value="1000" calcext:value-type="float">
            <text:p>1000</text:p>
          </table:table-cell>
          <table:table-cell office:value-type="float" office:value="0.0513478" calcext:value-type="float">
            <text:p>0.0513478</text:p>
          </table:table-cell>
          <table:table-cell office:value-type="float" office:value="0.0214258" calcext:value-type="float">
            <text:p>0.0214258</text:p>
          </table:table-cell>
          <table:table-cell office:value-type="float" office:value="0.0957908" calcext:value-type="float">
            <text:p>0.0957908</text:p>
          </table:table-cell>
          <table:table-cell office:value-type="float" office:value="8064539" calcext:value-type="float">
            <text:p>8064539</text:p>
          </table:table-cell>
          <table:table-cell office:value-type="float" office:value="1000" calcext:value-type="float">
            <text:p>1000</text:p>
          </table:table-cell>
          <table:table-cell office:value-type="float" office:value="8064.54" calcext:value-type="float">
            <text:p>8064.54</text:p>
          </table:table-cell>
          <table:table-cell office:value-type="float" office:value="2530" calcext:value-type="float">
            <text:p>2530</text:p>
          </table:table-cell>
          <table:table-cell office:value-type="float" office:value="18129" calcext:value-type="float">
            <text:p>18129</text:p>
          </table:table-cell>
          <table:table-cell office:value-type="float" office:value="15706" calcext:value-type="float">
            <text:p>15706</text:p>
          </table:table-cell>
          <table:table-cell office:value-type="float" office:value="1000" calcext:value-type="float">
            <text:p>1000</text:p>
          </table:table-cell>
          <table:table-cell office:value-type="float" office:value="15.706" calcext:value-type="float">
            <text:p>15.70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9773765293083" calcext:value-type="float">
            <text:p>12.9773765293083</text:p>
          </table:table-cell>
          <table:table-cell table:formula="of:=LOG([.Q9])/LOG(2)" office:value-type="float" office:value="14.1460117274208" calcext:value-type="float">
            <text:p>14.14601172742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1058200" calcext:value-type="float">
            <text:p>1058200</text:p>
          </table:table-cell>
          <table:table-cell office:value-type="float" office:value="1000" calcext:value-type="float">
            <text:p>1000</text:p>
          </table:table-cell>
          <table:table-cell office:value-type="float" office:value="1058.2" calcext:value-type="float">
            <text:p>1058.2</text:p>
          </table:table-cell>
          <table:table-cell office:value-type="float" office:value="1025" calcext:value-type="float">
            <text:p>1025</text:p>
          </table:table-cell>
          <table:table-cell office:value-type="float" office:value="1091" calcext:value-type="float">
            <text:p>1091</text:p>
          </table:table-cell>
          <table:table-cell office:value-type="float" office:value="151.396" calcext:value-type="float">
            <text:p>151.396</text:p>
          </table:table-cell>
          <table:table-cell office:value-type="float" office:value="1000" calcext:value-type="float">
            <text:p>1000</text:p>
          </table:table-cell>
          <table:table-cell office:value-type="float" office:value="0.151396" calcext:value-type="float">
            <text:p>0.151396</text:p>
          </table:table-cell>
          <table:table-cell office:value-type="float" office:value="0.0359758" calcext:value-type="float">
            <text:p>0.0359758</text:p>
          </table:table-cell>
          <table:table-cell office:value-type="float" office:value="0.458718" calcext:value-type="float">
            <text:p>0.458718</text:p>
          </table:table-cell>
          <table:table-cell office:value-type="float" office:value="20585604" calcext:value-type="float">
            <text:p>20585604</text:p>
          </table:table-cell>
          <table:table-cell office:value-type="float" office:value="1000" calcext:value-type="float">
            <text:p>1000</text:p>
          </table:table-cell>
          <table:table-cell office:value-type="float" office:value="20585.6" calcext:value-type="float">
            <text:p>20585.6</text:p>
          </table:table-cell>
          <table:table-cell office:value-type="float" office:value="3185" calcext:value-type="float">
            <text:p>3185</text:p>
          </table:table-cell>
          <table:table-cell office:value-type="float" office:value="84258" calcext:value-type="float">
            <text:p>84258</text:p>
          </table:table-cell>
          <table:table-cell office:value-type="float" office:value="22190" calcext:value-type="float">
            <text:p>22190</text:p>
          </table:table-cell>
          <table:table-cell office:value-type="float" office:value="1000" calcext:value-type="float">
            <text:p>1000</text:p>
          </table:table-cell>
          <table:table-cell office:value-type="float" office:value="22.19" calcext:value-type="float">
            <text:p>22.1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4.3293478784593" calcext:value-type="float">
            <text:p>14.3293478784593</text:p>
          </table:table-cell>
          <table:table-cell table:formula="of:=LOG([.Q10])/LOG(2)" office:value-type="float" office:value="16.3625260511543" calcext:value-type="float">
            <text:p>16.3625260511543</text:p>
          </table:table-cell>
        </table:table-row>
      </table:table>
      <table:table table:name="summary_50" table:style-name="ta1">
        <table:table-column table:style-name="co2" table:number-columns-repeated="2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2815" calcext:value-type="float">
            <text:p>122815</text:p>
          </table:table-cell>
          <table:table-cell office:value-type="float" office:value="1000" calcext:value-type="float">
            <text:p>1000</text:p>
          </table:table-cell>
          <table:table-cell office:value-type="float" office:value="122.815" calcext:value-type="float">
            <text:p>122.815</text:p>
          </table:table-cell>
          <table:table-cell office:value-type="float" office:value="91" calcext:value-type="float">
            <text:p>91</text:p>
          </table:table-cell>
          <table:table-cell office:value-type="float" office:value="161" calcext:value-type="float">
            <text:p>161</text:p>
          </table:table-cell>
          <table:table-cell office:value-type="float" office:value="0.464638" calcext:value-type="float">
            <text:p>0.4646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4638" calcext:value-type="float">
            <text:p>0.000464638</text:p>
          </table:table-cell>
          <table:table-cell office:value-type="float" office:value="0.000403305" calcext:value-type="float">
            <text:p>0.000403305</text:p>
          </table:table-cell>
          <table:table-cell office:value-type="float" office:value="0.000542366" calcext:value-type="float">
            <text:p>0.000542366</text:p>
          </table:table-cell>
          <table:table-cell office:value-type="float" office:value="120761" calcext:value-type="float">
            <text:p>120761</text:p>
          </table:table-cell>
          <table:table-cell office:value-type="float" office:value="1000" calcext:value-type="float">
            <text:p>1000</text:p>
          </table:table-cell>
          <table:table-cell office:value-type="float" office:value="120.761" calcext:value-type="float">
            <text:p>120.761</text:p>
          </table:table-cell>
          <table:table-cell office:value-type="float" office:value="78" calcext:value-type="float">
            <text:p>78</text:p>
          </table:table-cell>
          <table:table-cell office:value-type="float" office:value="161" calcext:value-type="float">
            <text:p>161</text:p>
          </table:table-cell>
          <table:table-cell office:value-type="float" office:value="4213" calcext:value-type="float">
            <text:p>4213</text:p>
          </table:table-cell>
          <table:table-cell office:value-type="float" office:value="1000" calcext:value-type="float">
            <text:p>1000</text:p>
          </table:table-cell>
          <table:table-cell office:value-type="float" office:value="4.213" calcext:value-type="float">
            <text:p>4.2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91601079848507" calcext:value-type="float">
            <text:p>6.91601079848507</text:p>
          </table:table-cell>
          <table:table-cell table:formula="of:=LOG([.Q2])/LOG(2)" office:value-type="float" office:value="7.33091687811462" calcext:value-type="float">
            <text:p>7.330916878114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45393" calcext:value-type="float">
            <text:p>245393</text:p>
          </table:table-cell>
          <table:table-cell office:value-type="float" office:value="1000" calcext:value-type="float">
            <text:p>1000</text:p>
          </table:table-cell>
          <table:table-cell office:value-type="float" office:value="245.393" calcext:value-type="float">
            <text:p>245.393</text:p>
          </table:table-cell>
          <table:table-cell office:value-type="float" office:value="204" calcext:value-type="float">
            <text:p>204</text:p>
          </table:table-cell>
          <table:table-cell office:value-type="float" office:value="300" calcext:value-type="float">
            <text:p>300</text:p>
          </table:table-cell>
          <table:table-cell office:value-type="float" office:value="0.739144" calcext:value-type="float">
            <text:p>0.7391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39144" calcext:value-type="float">
            <text:p>0.000739144</text:p>
          </table:table-cell>
          <table:table-cell office:value-type="float" office:value="0.000610144" calcext:value-type="float">
            <text:p>0.000610144</text:p>
          </table:table-cell>
          <table:table-cell office:value-type="float" office:value="0.000932651" calcext:value-type="float">
            <text:p>0.000932651</text:p>
          </table:table-cell>
          <table:table-cell office:value-type="float" office:value="210737" calcext:value-type="float">
            <text:p>210737</text:p>
          </table:table-cell>
          <table:table-cell office:value-type="float" office:value="1000" calcext:value-type="float">
            <text:p>1000</text:p>
          </table:table-cell>
          <table:table-cell office:value-type="float" office:value="210.737" calcext:value-type="float">
            <text:p>210.737</text:p>
          </table:table-cell>
          <table:table-cell office:value-type="float" office:value="143" calcext:value-type="float">
            <text:p>143</text:p>
          </table:table-cell>
          <table:table-cell office:value-type="float" office:value="280" calcext:value-type="float">
            <text:p>280</text:p>
          </table:table-cell>
          <table:table-cell office:value-type="float" office:value="5185" calcext:value-type="float">
            <text:p>5185</text:p>
          </table:table-cell>
          <table:table-cell office:value-type="float" office:value="1000" calcext:value-type="float">
            <text:p>1000</text:p>
          </table:table-cell>
          <table:table-cell office:value-type="float" office:value="5.185" calcext:value-type="float">
            <text:p>5.1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71929982633234" calcext:value-type="float">
            <text:p>7.71929982633234</text:p>
          </table:table-cell>
          <table:table-cell table:formula="of:=LOG([.Q3])/LOG(2)" office:value-type="float" office:value="8.12928301694497" calcext:value-type="float">
            <text:p>8.129283016944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66706" calcext:value-type="float">
            <text:p>366706</text:p>
          </table:table-cell>
          <table:table-cell office:value-type="float" office:value="1000" calcext:value-type="float">
            <text:p>1000</text:p>
          </table:table-cell>
          <table:table-cell office:value-type="float" office:value="366.706" calcext:value-type="float">
            <text:p>366.706</text:p>
          </table:table-cell>
          <table:table-cell office:value-type="float" office:value="313" calcext:value-type="float">
            <text:p>313</text:p>
          </table:table-cell>
          <table:table-cell office:value-type="float" office:value="416" calcext:value-type="float">
            <text:p>416</text:p>
          </table:table-cell>
          <table:table-cell office:value-type="float" office:value="1.23168" calcext:value-type="float">
            <text:p>1.231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3168" calcext:value-type="float">
            <text:p>0.00123168</text:p>
          </table:table-cell>
          <table:table-cell office:value-type="float" office:value="0.000925445" calcext:value-type="float">
            <text:p>0.000925445</text:p>
          </table:table-cell>
          <table:table-cell office:value-type="float" office:value="0.00158525" calcext:value-type="float">
            <text:p>0.00158525</text:p>
          </table:table-cell>
          <table:table-cell office:value-type="float" office:value="336582" calcext:value-type="float">
            <text:p>336582</text:p>
          </table:table-cell>
          <table:table-cell office:value-type="float" office:value="1000" calcext:value-type="float">
            <text:p>1000</text:p>
          </table:table-cell>
          <table:table-cell office:value-type="float" office:value="336.582" calcext:value-type="float">
            <text:p>336.582</text:p>
          </table:table-cell>
          <table:table-cell office:value-type="float" office:value="232" calcext:value-type="float">
            <text:p>232</text:p>
          </table:table-cell>
          <table:table-cell office:value-type="float" office:value="488" calcext:value-type="float">
            <text:p>488</text:p>
          </table:table-cell>
          <table:table-cell office:value-type="float" office:value="6133" calcext:value-type="float">
            <text:p>6133</text:p>
          </table:table-cell>
          <table:table-cell office:value-type="float" office:value="1000" calcext:value-type="float">
            <text:p>1000</text:p>
          </table:table-cell>
          <table:table-cell office:value-type="float" office:value="6.133" calcext:value-type="float">
            <text:p>6.1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39481421491227" calcext:value-type="float">
            <text:p>8.39481421491227</text:p>
          </table:table-cell>
          <table:table-cell table:formula="of:=LOG([.Q4])/LOG(2)" office:value-type="float" office:value="8.93073733756289" calcext:value-type="float">
            <text:p>8.930737337562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90200" calcext:value-type="float">
            <text:p>490200</text:p>
          </table:table-cell>
          <table:table-cell office:value-type="float" office:value="1000" calcext:value-type="float">
            <text:p>1000</text:p>
          </table:table-cell>
          <table:table-cell office:value-type="float" office:value="490.2" calcext:value-type="float">
            <text:p>490.2</text:p>
          </table:table-cell>
          <table:table-cell office:value-type="float" office:value="432" calcext:value-type="float">
            <text:p>432</text:p>
          </table:table-cell>
          <table:table-cell office:value-type="float" office:value="543" calcext:value-type="float">
            <text:p>543</text:p>
          </table:table-cell>
          <table:table-cell office:value-type="float" office:value="2.19317" calcext:value-type="float">
            <text:p>2.193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9317" calcext:value-type="float">
            <text:p>0.00219317</text:p>
          </table:table-cell>
          <table:table-cell office:value-type="float" office:value="0.00149869" calcext:value-type="float">
            <text:p>0.00149869</text:p>
          </table:table-cell>
          <table:table-cell office:value-type="float" office:value="0.00300724" calcext:value-type="float">
            <text:p>0.00300724</text:p>
          </table:table-cell>
          <table:table-cell office:value-type="float" office:value="564474" calcext:value-type="float">
            <text:p>564474</text:p>
          </table:table-cell>
          <table:table-cell office:value-type="float" office:value="1000" calcext:value-type="float">
            <text:p>1000</text:p>
          </table:table-cell>
          <table:table-cell office:value-type="float" office:value="564.474" calcext:value-type="float">
            <text:p>564.474</text:p>
          </table:table-cell>
          <table:table-cell office:value-type="float" office:value="339" calcext:value-type="float">
            <text:p>339</text:p>
          </table:table-cell>
          <table:table-cell office:value-type="float" office:value="848" calcext:value-type="float">
            <text:p>848</text:p>
          </table:table-cell>
          <table:table-cell office:value-type="float" office:value="7205" calcext:value-type="float">
            <text:p>7205</text:p>
          </table:table-cell>
          <table:table-cell office:value-type="float" office:value="1000" calcext:value-type="float">
            <text:p>1000</text:p>
          </table:table-cell>
          <table:table-cell office:value-type="float" office:value="7.205" calcext:value-type="float">
            <text:p>7.20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14076332093258" calcext:value-type="float">
            <text:p>9.14076332093258</text:p>
          </table:table-cell>
          <table:table-cell table:formula="of:=LOG([.Q5])/LOG(2)" office:value-type="float" office:value="9.7279204545632" calcext:value-type="float">
            <text:p>9.727920454563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12251" calcext:value-type="float">
            <text:p>612251</text:p>
          </table:table-cell>
          <table:table-cell office:value-type="float" office:value="1000" calcext:value-type="float">
            <text:p>1000</text:p>
          </table:table-cell>
          <table:table-cell office:value-type="float" office:value="612.251" calcext:value-type="float">
            <text:p>612.251</text:p>
          </table:table-cell>
          <table:table-cell office:value-type="float" office:value="556" calcext:value-type="float">
            <text:p>556</text:p>
          </table:table-cell>
          <table:table-cell office:value-type="float" office:value="677" calcext:value-type="float">
            <text:p>677</text:p>
          </table:table-cell>
          <table:table-cell office:value-type="float" office:value="4.21869" calcext:value-type="float">
            <text:p>4.218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421869" calcext:value-type="float">
            <text:p>0.00421869</text:p>
          </table:table-cell>
          <table:table-cell office:value-type="float" office:value="0.00281771" calcext:value-type="float">
            <text:p>0.00281771</text:p>
          </table:table-cell>
          <table:table-cell office:value-type="float" office:value="0.00616721" calcext:value-type="float">
            <text:p>0.00616721</text:p>
          </table:table-cell>
          <table:table-cell office:value-type="float" office:value="988412" calcext:value-type="float">
            <text:p>988412</text:p>
          </table:table-cell>
          <table:table-cell office:value-type="float" office:value="1000" calcext:value-type="float">
            <text:p>1000</text:p>
          </table:table-cell>
          <table:table-cell office:value-type="float" office:value="988.412" calcext:value-type="float">
            <text:p>988.412</text:p>
          </table:table-cell>
          <table:table-cell office:value-type="float" office:value="590" calcext:value-type="float">
            <text:p>590</text:p>
          </table:table-cell>
          <table:table-cell office:value-type="float" office:value="1497" calcext:value-type="float">
            <text:p>1497</text:p>
          </table:table-cell>
          <table:table-cell office:value-type="float" office:value="8488" calcext:value-type="float">
            <text:p>8488</text:p>
          </table:table-cell>
          <table:table-cell office:value-type="float" office:value="1000" calcext:value-type="float">
            <text:p>1000</text:p>
          </table:table-cell>
          <table:table-cell office:value-type="float" office:value="8.488" calcext:value-type="float">
            <text:p>8.48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94896871585563" calcext:value-type="float">
            <text:p>9.94896871585563</text:p>
          </table:table-cell>
          <table:table-cell table:formula="of:=LOG([.Q6])/LOG(2)" office:value-type="float" office:value="10.5478585060584" calcext:value-type="float">
            <text:p>10.54785850605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34583" calcext:value-type="float">
            <text:p>734583</text:p>
          </table:table-cell>
          <table:table-cell office:value-type="float" office:value="1000" calcext:value-type="float">
            <text:p>1000</text:p>
          </table:table-cell>
          <table:table-cell office:value-type="float" office:value="734.583" calcext:value-type="float">
            <text:p>734.583</text:p>
          </table:table-cell>
          <table:table-cell office:value-type="float" office:value="674" calcext:value-type="float">
            <text:p>674</text:p>
          </table:table-cell>
          <table:table-cell office:value-type="float" office:value="792" calcext:value-type="float">
            <text:p>792</text:p>
          </table:table-cell>
          <table:table-cell office:value-type="float" office:value="8.83457" calcext:value-type="float">
            <text:p>8.834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883457" calcext:value-type="float">
            <text:p>0.00883457</text:p>
          </table:table-cell>
          <table:table-cell office:value-type="float" office:value="0.00515112" calcext:value-type="float">
            <text:p>0.00515112</text:p>
          </table:table-cell>
          <table:table-cell office:value-type="float" office:value="0.0134532" calcext:value-type="float">
            <text:p>0.0134532</text:p>
          </table:table-cell>
          <table:table-cell office:value-type="float" office:value="1845145" calcext:value-type="float">
            <text:p>1845145</text:p>
          </table:table-cell>
          <table:table-cell office:value-type="float" office:value="1000" calcext:value-type="float">
            <text:p>1000</text:p>
          </table:table-cell>
          <table:table-cell office:value-type="float" office:value="1845.14" calcext:value-type="float">
            <text:p>1845.14</text:p>
          </table:table-cell>
          <table:table-cell office:value-type="float" office:value="835" calcext:value-type="float">
            <text:p>835</text:p>
          </table:table-cell>
          <table:table-cell office:value-type="float" office:value="3077" calcext:value-type="float">
            <text:p>3077</text:p>
          </table:table-cell>
          <table:table-cell office:value-type="float" office:value="10100" calcext:value-type="float">
            <text:p>10100</text:p>
          </table:table-cell>
          <table:table-cell office:value-type="float" office:value="1000" calcext:value-type="float">
            <text:p>1000</text:p>
          </table:table-cell>
          <table:table-cell office:value-type="float" office:value="10.1" calcext:value-type="float">
            <text:p>10.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849514569589" calcext:value-type="float">
            <text:p>10.849514569589</text:p>
          </table:table-cell>
          <table:table-cell table:formula="of:=LOG([.Q7])/LOG(2)" office:value-type="float" office:value="11.5873087283335" calcext:value-type="float">
            <text:p>11.58730872833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57615" calcext:value-type="float">
            <text:p>857615</text:p>
          </table:table-cell>
          <table:table-cell office:value-type="float" office:value="1000" calcext:value-type="float">
            <text:p>1000</text:p>
          </table:table-cell>
          <table:table-cell office:value-type="float" office:value="857.615" calcext:value-type="float">
            <text:p>857.615</text:p>
          </table:table-cell>
          <table:table-cell office:value-type="float" office:value="806" calcext:value-type="float">
            <text:p>806</text:p>
          </table:table-cell>
          <table:table-cell office:value-type="float" office:value="903" calcext:value-type="float">
            <text:p>903</text:p>
          </table:table-cell>
          <table:table-cell office:value-type="float" office:value="20.9735" calcext:value-type="float">
            <text:p>20.9735</text:p>
          </table:table-cell>
          <table:table-cell office:value-type="float" office:value="1000" calcext:value-type="float">
            <text:p>1000</text:p>
          </table:table-cell>
          <table:table-cell office:value-type="float" office:value="0.0209735" calcext:value-type="float">
            <text:p>0.0209735</text:p>
          </table:table-cell>
          <table:table-cell office:value-type="float" office:value="0.0118526" calcext:value-type="float">
            <text:p>0.0118526</text:p>
          </table:table-cell>
          <table:table-cell office:value-type="float" office:value="0.0359837" calcext:value-type="float">
            <text:p>0.0359837</text:p>
          </table:table-cell>
          <table:table-cell office:value-type="float" office:value="3796023" calcext:value-type="float">
            <text:p>3796023</text:p>
          </table:table-cell>
          <table:table-cell office:value-type="float" office:value="1000" calcext:value-type="float">
            <text:p>1000</text:p>
          </table:table-cell>
          <table:table-cell office:value-type="float" office:value="3796.02" calcext:value-type="float">
            <text:p>3796.02</text:p>
          </table:table-cell>
          <table:table-cell office:value-type="float" office:value="1770" calcext:value-type="float">
            <text:p>1770</text:p>
          </table:table-cell>
          <table:table-cell office:value-type="float" office:value="7426" calcext:value-type="float">
            <text:p>7426</text:p>
          </table:table-cell>
          <table:table-cell office:value-type="float" office:value="12408" calcext:value-type="float">
            <text:p>12408</text:p>
          </table:table-cell>
          <table:table-cell office:value-type="float" office:value="1000" calcext:value-type="float">
            <text:p>1000</text:p>
          </table:table-cell>
          <table:table-cell office:value-type="float" office:value="12.408" calcext:value-type="float">
            <text:p>12.40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8902718781341" calcext:value-type="float">
            <text:p>11.8902718781341</text:p>
          </table:table-cell>
          <table:table-cell table:formula="of:=LOG([.Q8])/LOG(2)" office:value-type="float" office:value="12.8583695998547" calcext:value-type="float">
            <text:p>12.85836959985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79539" calcext:value-type="float">
            <text:p>979539</text:p>
          </table:table-cell>
          <table:table-cell office:value-type="float" office:value="1000" calcext:value-type="float">
            <text:p>1000</text:p>
          </table:table-cell>
          <table:table-cell office:value-type="float" office:value="979.539" calcext:value-type="float">
            <text:p>979.539</text:p>
          </table:table-cell>
          <table:table-cell office:value-type="float" office:value="931" calcext:value-type="float">
            <text:p>931</text:p>
          </table:table-cell>
          <table:table-cell office:value-type="float" office:value="1024" calcext:value-type="float">
            <text:p>1024</text:p>
          </table:table-cell>
          <table:table-cell office:value-type="float" office:value="58.3033" calcext:value-type="float">
            <text:p>58.3033</text:p>
          </table:table-cell>
          <table:table-cell office:value-type="float" office:value="1000" calcext:value-type="float">
            <text:p>1000</text:p>
          </table:table-cell>
          <table:table-cell office:value-type="float" office:value="0.0583033" calcext:value-type="float">
            <text:p>0.0583033</text:p>
          </table:table-cell>
          <table:table-cell office:value-type="float" office:value="0.0252649" calcext:value-type="float">
            <text:p>0.0252649</text:p>
          </table:table-cell>
          <table:table-cell office:value-type="float" office:value="0.114167" calcext:value-type="float">
            <text:p>0.114167</text:p>
          </table:table-cell>
          <table:table-cell office:value-type="float" office:value="9006105" calcext:value-type="float">
            <text:p>9006105</text:p>
          </table:table-cell>
          <table:table-cell office:value-type="float" office:value="1000" calcext:value-type="float">
            <text:p>1000</text:p>
          </table:table-cell>
          <table:table-cell office:value-type="float" office:value="9006.1" calcext:value-type="float">
            <text:p>9006.1</text:p>
          </table:table-cell>
          <table:table-cell office:value-type="float" office:value="2752" calcext:value-type="float">
            <text:p>2752</text:p>
          </table:table-cell>
          <table:table-cell office:value-type="float" office:value="19510" calcext:value-type="float">
            <text:p>19510</text:p>
          </table:table-cell>
          <table:table-cell office:value-type="float" office:value="15889" calcext:value-type="float">
            <text:p>15889</text:p>
          </table:table-cell>
          <table:table-cell office:value-type="float" office:value="1000" calcext:value-type="float">
            <text:p>1000</text:p>
          </table:table-cell>
          <table:table-cell office:value-type="float" office:value="15.889" calcext:value-type="float">
            <text:p>15.88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3.1366867815183" calcext:value-type="float">
            <text:p>13.1366867815183</text:p>
          </table:table-cell>
          <table:table-cell table:formula="of:=LOG([.Q9])/LOG(2)" office:value-type="float" office:value="14.2519261574964" calcext:value-type="float">
            <text:p>14.25192615749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02426" calcext:value-type="float">
            <text:p>1102426</text:p>
          </table:table-cell>
          <table:table-cell office:value-type="float" office:value="1000" calcext:value-type="float">
            <text:p>1000</text:p>
          </table:table-cell>
          <table:table-cell office:value-type="float" office:value="1102.43" calcext:value-type="float">
            <text:p>1102.43</text:p>
          </table:table-cell>
          <table:table-cell office:value-type="float" office:value="1067" calcext:value-type="float">
            <text:p>1067</text:p>
          </table:table-cell>
          <table:table-cell office:value-type="float" office:value="1137" calcext:value-type="float">
            <text:p>1137</text:p>
          </table:table-cell>
          <table:table-cell office:value-type="float" office:value="181.613" calcext:value-type="float">
            <text:p>181.613</text:p>
          </table:table-cell>
          <table:table-cell office:value-type="float" office:value="1000" calcext:value-type="float">
            <text:p>1000</text:p>
          </table:table-cell>
          <table:table-cell office:value-type="float" office:value="0.181613" calcext:value-type="float">
            <text:p>0.181613</text:p>
          </table:table-cell>
          <table:table-cell office:value-type="float" office:value="0.0419776" calcext:value-type="float">
            <text:p>0.0419776</text:p>
          </table:table-cell>
          <table:table-cell office:value-type="float" office:value="0.495397" calcext:value-type="float">
            <text:p>0.495397</text:p>
          </table:table-cell>
          <table:table-cell office:value-type="float" office:value="24384383" calcext:value-type="float">
            <text:p>24384383</text:p>
          </table:table-cell>
          <table:table-cell office:value-type="float" office:value="1000" calcext:value-type="float">
            <text:p>1000</text:p>
          </table:table-cell>
          <table:table-cell office:value-type="float" office:value="24384.4" calcext:value-type="float">
            <text:p>24384.4</text:p>
          </table:table-cell>
          <table:table-cell office:value-type="float" office:value="3402" calcext:value-type="float">
            <text:p>3402</text:p>
          </table:table-cell>
          <table:table-cell office:value-type="float" office:value="103917" calcext:value-type="float">
            <text:p>103917</text:p>
          </table:table-cell>
          <table:table-cell office:value-type="float" office:value="22429" calcext:value-type="float">
            <text:p>22429</text:p>
          </table:table-cell>
          <table:table-cell office:value-type="float" office:value="1000" calcext:value-type="float">
            <text:p>1000</text:p>
          </table:table-cell>
          <table:table-cell office:value-type="float" office:value="22.429" calcext:value-type="float">
            <text:p>22.42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4.5736708535564" calcext:value-type="float">
            <text:p>14.5736708535564</text:p>
          </table:table-cell>
          <table:table-cell table:formula="of:=LOG([.Q10])/LOG(2)" office:value-type="float" office:value="16.6650721614939" calcext:value-type="float">
            <text:p>16.6650721614939</text:p>
          </table:table-cell>
        </table:table-row>
      </table:table>
      <table:table table:name="data" table:style-name="ta1"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og(n)</text:p>
          </table:table-cell>
          <table:table-cell office:value-type="string" calcext:value-type="string">
            <text:p>nlog(n)</text:p>
          </table:table-cell>
          <table:table-cell office:value-type="string" calcext:value-type="string">
            <text:p>(log(n))^2</text:p>
          </table:table-cell>
          <table:table-cell office:value-type="string" calcext:value-type="string">
            <text:p>n^2</text:p>
          </table:table-cell>
          <table:table-cell office:value-type="string" calcext:value-type="string">
            <text:p>n-klog(n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log(n)</text:p>
          </table:table-cell>
          <table:table-cell office:value-type="string" calcext:value-type="string">
            <text:p>tn</text:p>
          </table:table-cell>
          <table:table-cell/>
          <table:table-cell office:value-type="float" office:value="-1.292306929563" calcext:value-type="float">
            <text:p>-1.292306929563</text:p>
          </table:table-cell>
          <table:table-cell/>
          <table:table-cell office:value-type="string" calcext:value-type="string">
            <text:p>fi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.A2];2)" office:value-type="float" office:value="2.32192809488736" calcext:value-type="float">
            <text:p>2.32192809488736</text:p>
          </table:table-cell>
          <table:table-cell table:formula="of:=[.A2]*[.B2]" office:value-type="float" office:value="11.6096404744368" calcext:value-type="float">
            <text:p>11.6096404744368</text:p>
          </table:table-cell>
          <table:table-cell table:formula="of:=[.B2]*[.B2]" office:value-type="float" office:value="5.39135007782726" calcext:value-type="float">
            <text:p>5.39135007782726</text:p>
          </table:table-cell>
          <table:table-cell table:formula="of:=[.A2]*[.A2]" office:value-type="float" office:value="25" calcext:value-type="float">
            <text:p>25</text:p>
          </table:table-cell>
          <table:table-cell table:formula="of:=[.A2]-[.$F$49]*LOG([.A2];2)" office:value-type="float" office:value="2.67807190511264" calcext:value-type="float">
            <text:p>2.67807190511264</text:p>
          </table:table-cell>
          <table:table-cell table:formula="of:=[$summary_5.$AC$10]" office:value-type="float" office:value="3" calcext:value-type="float">
            <text:p>3</text:p>
          </table:table-cell>
          <table:table-cell table:formula="of:=[.G2]*[.B2]" office:value-type="float" office:value="6.96578428466209" calcext:value-type="float">
            <text:p>6.96578428466209</text:p>
          </table:table-cell>
          <table:table-cell table:formula="of:=[.G2]*[.A2]" office:value-type="float" office:value="15" calcext:value-type="float">
            <text:p>15</text:p>
          </table:table-cell>
          <table:table-cell/>
          <table:table-cell office:value-type="float" office:value="1.488910818593" calcext:value-type="float">
            <text:p>1.488910818593</text:p>
          </table:table-cell>
          <table:table-cell/>
          <table:table-cell table:formula="of:=[.$K$3]*[.A2]+[.$K$2]*[.B2]+[.$K$1]" office:value-type="float" office:value="3.09868680352783" calcext:value-type="float">
            <text:p>3.098686803527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([.A3];2)" office:value-type="float" office:value="2.58496250072116" calcext:value-type="float">
            <text:p>2.58496250072116</text:p>
          </table:table-cell>
          <table:table-cell table:formula="of:=[.A3]*[.B3]" office:value-type="float" office:value="15.5097750043269" calcext:value-type="float">
            <text:p>15.5097750043269</text:p>
          </table:table-cell>
          <table:table-cell table:formula="of:=[.B3]*[.B3]" office:value-type="float" office:value="6.68203113013457" calcext:value-type="float">
            <text:p>6.68203113013457</text:p>
          </table:table-cell>
          <table:table-cell table:formula="of:=[.A3]*[.A3]" office:value-type="float" office:value="36" calcext:value-type="float">
            <text:p>36</text:p>
          </table:table-cell>
          <table:table-cell table:formula="of:=[.A3]-[.$F$49]*LOG([.A3];2)" office:value-type="float" office:value="3.41503749927884" calcext:value-type="float">
            <text:p>3.41503749927884</text:p>
          </table:table-cell>
          <table:table-cell table:formula="of:=[$summary_6.$AC$10]" office:value-type="float" office:value="3.90689059560852" calcext:value-type="float">
            <text:p>3.90689059560852</text:p>
          </table:table-cell>
          <table:table-cell table:formula="of:=[.G3]*[.B3]" office:value-type="float" office:value="10.0991656840682" calcext:value-type="float">
            <text:p>10.0991656840682</text:p>
          </table:table-cell>
          <table:table-cell table:formula="of:=[.G3]*[.A3]" office:value-type="float" office:value="23.4413435736511" calcext:value-type="float">
            <text:p>23.4413435736511</text:p>
          </table:table-cell>
          <table:table-cell/>
          <table:table-cell office:value-type="float" office:value="0.1867699745236" calcext:value-type="float">
            <text:p>0.1867699745236</text:p>
          </table:table-cell>
          <table:table-cell/>
          <table:table-cell table:formula="of:=[.$K$3]*[.A3]+[.$K$2]*[.B3]+[.$K$1]" office:value-type="float" office:value="3.67709155055954" calcext:value-type="float">
            <text:p>3.677091550559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G([.A4];2)" office:value-type="float" office:value="2.8073549220576" calcext:value-type="float">
            <text:p>2.8073549220576</text:p>
          </table:table-cell>
          <table:table-cell table:formula="of:=[.A4]*[.B4]" office:value-type="float" office:value="19.6514844544032" calcext:value-type="float">
            <text:p>19.6514844544032</text:p>
          </table:table-cell>
          <table:table-cell table:formula="of:=[.B4]*[.B4]" office:value-type="float" office:value="7.88124165840106" calcext:value-type="float">
            <text:p>7.88124165840106</text:p>
          </table:table-cell>
          <table:table-cell table:formula="of:=[.A4]*[.A4]" office:value-type="float" office:value="49" calcext:value-type="float">
            <text:p>49</text:p>
          </table:table-cell>
          <table:table-cell table:formula="of:=[.A4]-[.$F$49]*LOG([.A4];2)" office:value-type="float" office:value="4.1926450779424" calcext:value-type="float">
            <text:p>4.1926450779424</text:p>
          </table:table-cell>
          <table:table-cell table:formula="of:=[$summary_7.$AC$10]" office:value-type="float" office:value="4" calcext:value-type="float">
            <text:p>4</text:p>
          </table:table-cell>
          <table:table-cell table:formula="of:=[.G4]*[.B4]" office:value-type="float" office:value="11.2294196882304" calcext:value-type="float">
            <text:p>11.2294196882304</text:p>
          </table:table-cell>
          <table:table-cell table:formula="of:=[.G4]*[.A4]" office:value-type="float" office:value="28" calcext:value-type="float">
            <text:p>28</text:p>
          </table:table-cell>
          <table:table-cell table:number-columns-repeated="3"/>
          <table:table-cell table:formula="of:=[.$K$3]*[.A4]+[.$K$2]*[.B4]+[.$K$1]" office:value-type="float" office:value="4.19498400718407" calcext:value-type="float">
            <text:p>4.194984007184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([.A5];2)" office:value-type="float" office:value="3" calcext:value-type="float">
            <text:p>3</text:p>
          </table:table-cell>
          <table:table-cell table:formula="of:=[.A5]*[.B5]" office:value-type="float" office:value="24" calcext:value-type="float">
            <text:p>24</text:p>
          </table:table-cell>
          <table:table-cell table:formula="of:=[.B5]*[.B5]" office:value-type="float" office:value="9" calcext:value-type="float">
            <text:p>9</text:p>
          </table:table-cell>
          <table:table-cell table:formula="of:=[.A5]*[.A5]" office:value-type="float" office:value="64" calcext:value-type="float">
            <text:p>64</text:p>
          </table:table-cell>
          <table:table-cell table:formula="of:=[.A5]-[.$F$49]*LOG([.A5];2)" office:value-type="float" office:value="5" calcext:value-type="float">
            <text:p>5</text:p>
          </table:table-cell>
          <table:table-cell table:formula="of:=[$summary_8.$AC$10]" office:value-type="float" office:value="4.95419631038688" calcext:value-type="float">
            <text:p>4.95419631038688</text:p>
          </table:table-cell>
          <table:table-cell table:formula="of:=[.G5]*[.B5]" office:value-type="float" office:value="14.8625889311606" calcext:value-type="float">
            <text:p>14.8625889311606</text:p>
          </table:table-cell>
          <table:table-cell table:formula="of:=[.G5]*[.A5]" office:value-type="float" office:value="39.633570483095" calcext:value-type="float">
            <text:p>39.633570483095</text:p>
          </table:table-cell>
          <table:table-cell table:number-columns-repeated="3"/>
          <table:table-cell table:formula="of:=[.$K$3]*[.A5]+[.$K$2]*[.B5]+[.$K$1]" office:value-type="float" office:value="4.6685853224048" calcext:value-type="float">
            <text:p>4.66858532240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OG([.A6];2)" office:value-type="float" office:value="3.16992500144231" calcext:value-type="float">
            <text:p>3.16992500144231</text:p>
          </table:table-cell>
          <table:table-cell table:formula="of:=[.A6]*[.B6]" office:value-type="float" office:value="28.5293250129808" calcext:value-type="float">
            <text:p>28.5293250129808</text:p>
          </table:table-cell>
          <table:table-cell table:formula="of:=[.B6]*[.B6]" office:value-type="float" office:value="10.048424514769" calcext:value-type="float">
            <text:p>10.048424514769</text:p>
          </table:table-cell>
          <table:table-cell table:formula="of:=[.A6]*[.A6]" office:value-type="float" office:value="81" calcext:value-type="float">
            <text:p>81</text:p>
          </table:table-cell>
          <table:table-cell table:formula="of:=[.A6]-[.$F$49]*LOG([.A6];2)" office:value-type="float" office:value="5.83007499855769" calcext:value-type="float">
            <text:p>5.83007499855769</text:p>
          </table:table-cell>
          <table:table-cell table:formula="of:=[$summary_9.$AC$10]" office:value-type="float" office:value="5" calcext:value-type="float">
            <text:p>5</text:p>
          </table:table-cell>
          <table:table-cell table:formula="of:=[.G6]*[.B6]" office:value-type="float" office:value="15.8496250072116" calcext:value-type="float">
            <text:p>15.8496250072116</text:p>
          </table:table-cell>
          <table:table-cell table:formula="of:=[.G6]*[.A6]" office:value-type="float" office:value="45" calcext:value-type="float">
            <text:p>45</text:p>
          </table:table-cell>
          <table:table-cell table:number-columns-repeated="3"/>
          <table:table-cell table:formula="of:=[.$K$3]*[.A6]+[.$K$2]*[.B6]+[.$K$1]" office:value-type="float" office:value="5.10835846992529" calcext:value-type="float">
            <text:p>5.108358469925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([.A7];2)" office:value-type="float" office:value="3.32192809488736" calcext:value-type="float">
            <text:p>3.32192809488736</text:p>
          </table:table-cell>
          <table:table-cell table:formula="of:=[.A7]*[.B7]" office:value-type="float" office:value="33.2192809488736" calcext:value-type="float">
            <text:p>33.2192809488736</text:p>
          </table:table-cell>
          <table:table-cell table:formula="of:=[.B7]*[.B7]" office:value-type="float" office:value="11.035206267602" calcext:value-type="float">
            <text:p>11.035206267602</text:p>
          </table:table-cell>
          <table:table-cell table:formula="of:=[.A7]*[.A7]" office:value-type="float" office:value="100" calcext:value-type="float">
            <text:p>100</text:p>
          </table:table-cell>
          <table:table-cell table:formula="of:=[.A7]-[.$F$49]*LOG([.A7];2)" office:value-type="float" office:value="6.67807190511264" calcext:value-type="float">
            <text:p>6.67807190511264</text:p>
          </table:table-cell>
          <table:table-cell table:formula="of:=[$summary_10.$AC$10]" office:value-type="float" office:value="5.61470984411521" calcext:value-type="float">
            <text:p>5.61470984411521</text:p>
          </table:table-cell>
          <table:table-cell table:formula="of:=[.G7]*[.B7]" office:value-type="float" office:value="18.651662375807" calcext:value-type="float">
            <text:p>18.651662375807</text:p>
          </table:table-cell>
          <table:table-cell table:formula="of:=[.G7]*[.A7]" office:value-type="float" office:value="56.1470984411521" calcext:value-type="float">
            <text:p>56.1470984411521</text:p>
          </table:table-cell>
          <table:table-cell table:number-columns-repeated="3"/>
          <table:table-cell table:formula="of:=[.$K$3]*[.A7]+[.$K$2]*[.B7]+[.$K$1]" office:value-type="float" office:value="5.52144749473883" calcext:value-type="float">
            <text:p>5.521447494738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OG([.A8];2)" office:value-type="float" office:value="3.4594316186373" calcext:value-type="float">
            <text:p>3.4594316186373</text:p>
          </table:table-cell>
          <table:table-cell table:formula="of:=[.A8]*[.B8]" office:value-type="float" office:value="38.0537478050103" calcext:value-type="float">
            <text:p>38.0537478050103</text:p>
          </table:table-cell>
          <table:table-cell table:formula="of:=[.B8]*[.B8]" office:value-type="float" office:value="11.9676671240275" calcext:value-type="float">
            <text:p>11.9676671240275</text:p>
          </table:table-cell>
          <table:table-cell table:formula="of:=[.A8]*[.A8]" office:value-type="float" office:value="121" calcext:value-type="float">
            <text:p>121</text:p>
          </table:table-cell>
          <table:table-cell table:formula="of:=[.A8]-[.$F$49]*LOG([.A8];2)" office:value-type="float" office:value="7.5405683813627" calcext:value-type="float">
            <text:p>7.5405683813627</text:p>
          </table:table-cell>
          <table:table-cell table:formula="of:=[$summary_11.$AC$10]" office:value-type="float" office:value="6" calcext:value-type="float">
            <text:p>6</text:p>
          </table:table-cell>
          <table:table-cell table:formula="of:=[.G8]*[.B8]" office:value-type="float" office:value="20.7565897118238" calcext:value-type="float">
            <text:p>20.7565897118238</text:p>
          </table:table-cell>
          <table:table-cell table:formula="of:=[.G8]*[.A8]" office:value-type="float" office:value="66" calcext:value-type="float">
            <text:p>66</text:p>
          </table:table-cell>
          <table:table-cell table:number-columns-repeated="3"/>
          <table:table-cell table:formula="of:=[.$K$3]*[.A8]+[.$K$2]*[.B8]+[.$K$1]" office:value-type="float" office:value="5.91294795336837" calcext:value-type="float">
            <text:p>5.912947953368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OG([.A9];2)" office:value-type="float" office:value="3.58496250072116" calcext:value-type="float">
            <text:p>3.58496250072116</text:p>
          </table:table-cell>
          <table:table-cell table:formula="of:=[.A9]*[.B9]" office:value-type="float" office:value="43.0195500086539" calcext:value-type="float">
            <text:p>43.0195500086539</text:p>
          </table:table-cell>
          <table:table-cell table:formula="of:=[.B9]*[.B9]" office:value-type="float" office:value="12.8519561315769" calcext:value-type="float">
            <text:p>12.8519561315769</text:p>
          </table:table-cell>
          <table:table-cell table:formula="of:=[.A9]*[.A9]" office:value-type="float" office:value="144" calcext:value-type="float">
            <text:p>144</text:p>
          </table:table-cell>
          <table:table-cell table:formula="of:=[.A9]-[.$F$49]*LOG([.A9];2)" office:value-type="float" office:value="8.41503749927884" calcext:value-type="float">
            <text:p>8.41503749927884</text:p>
          </table:table-cell>
          <table:table-cell table:formula="of:=[$summary_12.$AC$10]" office:value-type="float" office:value="6.37503943134693" calcext:value-type="float">
            <text:p>6.37503943134693</text:p>
          </table:table-cell>
          <table:table-cell table:formula="of:=[.G9]*[.B9]" office:value-type="float" office:value="22.8542773019975" calcext:value-type="float">
            <text:p>22.8542773019975</text:p>
          </table:table-cell>
          <table:table-cell table:formula="of:=[.G9]*[.A9]" office:value-type="float" office:value="76.5004731761631" calcext:value-type="float">
            <text:p>76.5004731761631</text:p>
          </table:table-cell>
          <table:table-cell table:number-columns-repeated="3"/>
          <table:table-cell table:formula="of:=[.$K$3]*[.A9]+[.$K$2]*[.B9]+[.$K$1]" office:value-type="float" office:value="6.28662221629415" calcext:value-type="float">
            <text:p>6.286622216294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LOG([.A10];2)" office:value-type="float" office:value="3.70043971814109" calcext:value-type="float">
            <text:p>3.70043971814109</text:p>
          </table:table-cell>
          <table:table-cell table:formula="of:=[.A10]*[.B10]" office:value-type="float" office:value="48.1057163358342" calcext:value-type="float">
            <text:p>48.1057163358342</text:p>
          </table:table-cell>
          <table:table-cell table:formula="of:=[.B10]*[.B10]" office:value-type="float" office:value="13.6932541075961" calcext:value-type="float">
            <text:p>13.6932541075961</text:p>
          </table:table-cell>
          <table:table-cell table:formula="of:=[.A10]*[.A10]" office:value-type="float" office:value="169" calcext:value-type="float">
            <text:p>169</text:p>
          </table:table-cell>
          <table:table-cell table:formula="of:=[.A10]-[.$F$49]*LOG([.A10];2)" office:value-type="float" office:value="9.29956028185891" calcext:value-type="float">
            <text:p>9.29956028185891</text:p>
          </table:table-cell>
          <table:table-cell table:formula="of:=[$summary_13.$AC$10]" office:value-type="float" office:value="6.53915881110803" calcext:value-type="float">
            <text:p>6.53915881110803</text:p>
          </table:table-cell>
          <table:table-cell table:formula="of:=[.G10]*[.B10]" office:value-type="float" office:value="24.1977629878564" calcext:value-type="float">
            <text:p>24.1977629878564</text:p>
          </table:table-cell>
          <table:table-cell table:formula="of:=[.G10]*[.A10]" office:value-type="float" office:value="85.0090645444044" calcext:value-type="float">
            <text:p>85.0090645444044</text:p>
          </table:table-cell>
          <table:table-cell table:number-columns-repeated="3"/>
          <table:table-cell table:formula="of:=[.$K$3]*[.A10]+[.$K$2]*[.B10]+[.$K$1]" office:value-type="float" office:value="6.6453274691353" calcext:value-type="float">
            <text:p>6.64532746913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LOG([.A11];2)" office:value-type="float" office:value="3.8073549220576" calcext:value-type="float">
            <text:p>3.8073549220576</text:p>
          </table:table-cell>
          <table:table-cell table:formula="of:=[.A11]*[.B11]" office:value-type="float" office:value="53.3029689088064" calcext:value-type="float">
            <text:p>53.3029689088064</text:p>
          </table:table-cell>
          <table:table-cell table:formula="of:=[.B11]*[.B11]" office:value-type="float" office:value="14.4959515025163" calcext:value-type="float">
            <text:p>14.4959515025163</text:p>
          </table:table-cell>
          <table:table-cell table:formula="of:=[.A11]*[.A11]" office:value-type="float" office:value="196" calcext:value-type="float">
            <text:p>196</text:p>
          </table:table-cell>
          <table:table-cell table:formula="of:=[.A11]-[.$F$49]*LOG([.A11];2)" office:value-type="float" office:value="10.1926450779424" calcext:value-type="float">
            <text:p>10.1926450779424</text:p>
          </table:table-cell>
          <table:table-cell table:formula="of:=[$summary_14.$AC$10]" office:value-type="float" office:value="6.74146698640115" calcext:value-type="float">
            <text:p>6.74146698640115</text:p>
          </table:table-cell>
          <table:table-cell table:formula="of:=[.G11]*[.B11]" office:value-type="float" office:value="25.6671575125632" calcext:value-type="float">
            <text:p>25.6671575125632</text:p>
          </table:table-cell>
          <table:table-cell table:formula="of:=[.G11]*[.A11]" office:value-type="float" office:value="94.3805378096161" calcext:value-type="float">
            <text:p>94.3805378096161</text:p>
          </table:table-cell>
          <table:table-cell table:number-columns-repeated="3"/>
          <table:table-cell table:formula="of:=[.$K$3]*[.A11]+[.$K$2]*[.B11]+[.$K$1]" office:value-type="float" office:value="6.99128464744228" calcext:value-type="float">
            <text:p>6.991284647442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OG([.A12];2)" office:value-type="float" office:value="3.90689059560852" calcext:value-type="float">
            <text:p>3.90689059560852</text:p>
          </table:table-cell>
          <table:table-cell table:formula="of:=[.A12]*[.B12]" office:value-type="float" office:value="58.6033589341278" calcext:value-type="float">
            <text:p>58.6033589341278</text:p>
          </table:table-cell>
          <table:table-cell table:formula="of:=[.B12]*[.B12]" office:value-type="float" office:value="15.2637941260543" calcext:value-type="float">
            <text:p>15.2637941260543</text:p>
          </table:table-cell>
          <table:table-cell table:formula="of:=[.A12]*[.A12]" office:value-type="float" office:value="225" calcext:value-type="float">
            <text:p>225</text:p>
          </table:table-cell>
          <table:table-cell table:formula="of:=[.A12]-[.$F$49]*LOG([.A12];2)" office:value-type="float" office:value="11.0931094043915" calcext:value-type="float">
            <text:p>11.0931094043915</text:p>
          </table:table-cell>
          <table:table-cell table:formula="of:=[$summary_15.$AC$10]" office:value-type="float" office:value="7.34872815423108" calcext:value-type="float">
            <text:p>7.34872815423108</text:p>
          </table:table-cell>
          <table:table-cell table:formula="of:=[.G12]*[.B12]" office:value-type="float" office:value="28.7106769154489" calcext:value-type="float">
            <text:p>28.7106769154489</text:p>
          </table:table-cell>
          <table:table-cell table:formula="of:=[.G12]*[.A12]" office:value-type="float" office:value="110.230922313466" calcext:value-type="float">
            <text:p>110.230922313466</text:p>
          </table:table-cell>
          <table:table-cell table:number-columns-repeated="3"/>
          <table:table-cell table:formula="of:=[.$K$3]*[.A12]+[.$K$2]*[.B12]+[.$K$1]" office:value-type="float" office:value="7.32625436315177" calcext:value-type="float">
            <text:p>7.326254363151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LOG([.A13];2)" office:value-type="float" office:value="4" calcext:value-type="float">
            <text:p>4</text:p>
          </table:table-cell>
          <table:table-cell table:formula="of:=[.A13]*[.B13]" office:value-type="float" office:value="64" calcext:value-type="float">
            <text:p>64</text:p>
          </table:table-cell>
          <table:table-cell table:formula="of:=[.B13]*[.B13]" office:value-type="float" office:value="16" calcext:value-type="float">
            <text:p>16</text:p>
          </table:table-cell>
          <table:table-cell table:formula="of:=[.A13]*[.A13]" office:value-type="float" office:value="256" calcext:value-type="float">
            <text:p>256</text:p>
          </table:table-cell>
          <table:table-cell table:formula="of:=[.A13]-[.$F$49]*LOG([.A13];2)" office:value-type="float" office:value="12" calcext:value-type="float">
            <text:p>12</text:p>
          </table:table-cell>
          <table:table-cell table:formula="of:=[$summary_16.$AC$10]" office:value-type="float" office:value="7.67948009950545" calcext:value-type="float">
            <text:p>7.67948009950545</text:p>
          </table:table-cell>
          <table:table-cell table:formula="of:=[.G13]*[.B13]" office:value-type="float" office:value="30.7179203980218" calcext:value-type="float">
            <text:p>30.7179203980218</text:p>
          </table:table-cell>
          <table:table-cell table:formula="of:=[.G13]*[.A13]" office:value-type="float" office:value="122.871681592087" calcext:value-type="float">
            <text:p>122.871681592087</text:p>
          </table:table-cell>
          <table:table-cell table:number-columns-repeated="3"/>
          <table:table-cell table:formula="of:=[.$K$3]*[.A13]+[.$K$2]*[.B13]+[.$K$1]" office:value-type="float" office:value="7.6516559371866" calcext:value-type="float">
            <text:p>7.65165593718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LOG([.A14];2)" office:value-type="float" office:value="4.08746284125034" calcext:value-type="float">
            <text:p>4.08746284125034</text:p>
          </table:table-cell>
          <table:table-cell table:formula="of:=[.A14]*[.B14]" office:value-type="float" office:value="69.4868683012558" calcext:value-type="float">
            <text:p>69.4868683012558</text:p>
          </table:table-cell>
          <table:table-cell table:formula="of:=[.B14]*[.B14]" office:value-type="float" office:value="16.7073524786023" calcext:value-type="float">
            <text:p>16.7073524786023</text:p>
          </table:table-cell>
          <table:table-cell table:formula="of:=[.A14]*[.A14]" office:value-type="float" office:value="289" calcext:value-type="float">
            <text:p>289</text:p>
          </table:table-cell>
          <table:table-cell table:formula="of:=[.A14]-[.$F$49]*LOG([.A14];2)" office:value-type="float" office:value="12.9125371587497" calcext:value-type="float">
            <text:p>12.9125371587497</text:p>
          </table:table-cell>
          <table:table-cell table:formula="of:=[$summary_17.$AC$10]" office:value-type="float" office:value="7.49984588708321" calcext:value-type="float">
            <text:p>7.49984588708321</text:p>
          </table:table-cell>
          <table:table-cell table:formula="of:=[.G14]*[.B14]" office:value-type="float" office:value="30.6553413785568" calcext:value-type="float">
            <text:p>30.6553413785568</text:p>
          </table:table-cell>
          <table:table-cell table:formula="of:=[.G14]*[.A14]" office:value-type="float" office:value="127.497380080415" calcext:value-type="float">
            <text:p>127.497380080415</text:p>
          </table:table-cell>
          <table:table-cell table:number-columns-repeated="3"/>
          <table:table-cell table:formula="of:=[.$K$3]*[.A14]+[.$K$2]*[.B14]+[.$K$1]" office:value-type="float" office:value="7.96865028227271" calcext:value-type="float">
            <text:p>7.968650282272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LOG([.A15];2)" office:value-type="float" office:value="4.16992500144231" calcext:value-type="float">
            <text:p>4.16992500144231</text:p>
          </table:table-cell>
          <table:table-cell table:formula="of:=[.A15]*[.B15]" office:value-type="float" office:value="75.0586500259616" calcext:value-type="float">
            <text:p>75.0586500259616</text:p>
          </table:table-cell>
          <table:table-cell table:formula="of:=[.B15]*[.B15]" office:value-type="float" office:value="17.3882745176537" calcext:value-type="float">
            <text:p>17.3882745176537</text:p>
          </table:table-cell>
          <table:table-cell table:formula="of:=[.A15]*[.A15]" office:value-type="float" office:value="324" calcext:value-type="float">
            <text:p>324</text:p>
          </table:table-cell>
          <table:table-cell table:formula="of:=[.A15]-[.$F$49]*LOG([.A15];2)" office:value-type="float" office:value="13.8300749985577" calcext:value-type="float">
            <text:p>13.8300749985577</text:p>
          </table:table-cell>
          <table:table-cell table:formula="of:=[$summary_18.$AC$10]" office:value-type="float" office:value="8.17990909001493" calcext:value-type="float">
            <text:p>8.17990909001493</text:p>
          </table:table-cell>
          <table:table-cell table:formula="of:=[.G15]*[.B15]" office:value-type="float" office:value="34.1096074239785" calcext:value-type="float">
            <text:p>34.1096074239785</text:p>
          </table:table-cell>
          <table:table-cell table:formula="of:=[.G15]*[.A15]" office:value-type="float" office:value="147.238363620269" calcext:value-type="float">
            <text:p>147.238363620269</text:p>
          </table:table-cell>
          <table:table-cell table:number-columns-repeated="3"/>
          <table:table-cell table:formula="of:=[.$K$3]*[.A15]+[.$K$2]*[.B15]+[.$K$1]" office:value-type="float" office:value="8.27819905923069" calcext:value-type="float">
            <text:p>8.278199059230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LOG([.A16];2)" office:value-type="float" office:value="4.24792751344359" calcext:value-type="float">
            <text:p>4.24792751344359</text:p>
          </table:table-cell>
          <table:table-cell table:formula="of:=[.A16]*[.B16]" office:value-type="float" office:value="80.7106227554281" calcext:value-type="float">
            <text:p>80.7106227554281</text:p>
          </table:table-cell>
          <table:table-cell table:formula="of:=[.B16]*[.B16]" office:value-type="float" office:value="18.044888159471" calcext:value-type="float">
            <text:p>18.044888159471</text:p>
          </table:table-cell>
          <table:table-cell table:formula="of:=[.A16]*[.A16]" office:value-type="float" office:value="361" calcext:value-type="float">
            <text:p>361</text:p>
          </table:table-cell>
          <table:table-cell table:formula="of:=[.A16]-[.$F$49]*LOG([.A16];2)" office:value-type="float" office:value="14.7520724865564" calcext:value-type="float">
            <text:p>14.7520724865564</text:p>
          </table:table-cell>
          <table:table-cell table:formula="of:=[$summary_19.$AC$10]" office:value-type="float" office:value="8.36632221424582" calcext:value-type="float">
            <text:p>8.36632221424582</text:p>
          </table:table-cell>
          <table:table-cell table:formula="of:=[.G16]*[.B16]" office:value-type="float" office:value="35.5395303202291" calcext:value-type="float">
            <text:p>35.5395303202291</text:p>
          </table:table-cell>
          <table:table-cell table:formula="of:=[.G16]*[.A16]" office:value-type="float" office:value="158.960122070671" calcext:value-type="float">
            <text:p>158.960122070671</text:p>
          </table:table-cell>
          <table:table-cell table:number-columns-repeated="3"/>
          <table:table-cell table:formula="of:=[.$K$3]*[.A16]+[.$K$2]*[.B16]+[.$K$1]" office:value-type="float" office:value="8.58110781775041" calcext:value-type="float">
            <text:p>8.581107817750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LOG([.A17];2)" office:value-type="float" office:value="4.32192809488736" calcext:value-type="float">
            <text:p>4.32192809488736</text:p>
          </table:table-cell>
          <table:table-cell table:formula="of:=[.A17]*[.B17]" office:value-type="float" office:value="86.4385618977473" calcext:value-type="float">
            <text:p>86.4385618977473</text:p>
          </table:table-cell>
          <table:table-cell table:formula="of:=[.B17]*[.B17]" office:value-type="float" office:value="18.6790624573767" calcext:value-type="float">
            <text:p>18.6790624573767</text:p>
          </table:table-cell>
          <table:table-cell table:formula="of:=[.A17]*[.A17]" office:value-type="float" office:value="400" calcext:value-type="float">
            <text:p>400</text:p>
          </table:table-cell>
          <table:table-cell table:formula="of:=[.A17]-[.$F$49]*LOG([.A17];2)" office:value-type="float" office:value="15.6780719051126" calcext:value-type="float">
            <text:p>15.6780719051126</text:p>
          </table:table-cell>
          <table:table-cell table:formula="of:=[$summary_20.$AC$10]" office:value-type="float" office:value="9.06069593168755" calcext:value-type="float">
            <text:p>9.06069593168755</text:p>
          </table:table-cell>
          <table:table-cell table:formula="of:=[.G17]*[.B17]" office:value-type="float" office:value="39.1596763063921" calcext:value-type="float">
            <text:p>39.1596763063921</text:p>
          </table:table-cell>
          <table:table-cell table:formula="of:=[.G17]*[.A17]" office:value-type="float" office:value="181.213918633751" calcext:value-type="float">
            <text:p>181.213918633751</text:p>
          </table:table-cell>
          <table:table-cell table:number-columns-repeated="3"/>
          <table:table-cell table:formula="of:=[.$K$3]*[.A17]+[.$K$2]*[.B17]+[.$K$1]" office:value-type="float" office:value="8.87805805856783" calcext:value-type="float">
            <text:p>8.878058058567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LOG([.A18];2)" office:value-type="float" office:value="4.39231742277876" calcext:value-type="float">
            <text:p>4.39231742277876</text:p>
          </table:table-cell>
          <table:table-cell table:formula="of:=[.A18]*[.B18]" office:value-type="float" office:value="92.238665878354" calcext:value-type="float">
            <text:p>92.238665878354</text:p>
          </table:table-cell>
          <table:table-cell table:formula="of:=[.B18]*[.B18]" office:value-type="float" office:value="19.2924523424459" calcext:value-type="float">
            <text:p>19.2924523424459</text:p>
          </table:table-cell>
          <table:table-cell table:formula="of:=[.A18]*[.A18]" office:value-type="float" office:value="441" calcext:value-type="float">
            <text:p>441</text:p>
          </table:table-cell>
          <table:table-cell table:formula="of:=[.A18]-[.$F$49]*LOG([.A18];2)" office:value-type="float" office:value="16.6076825772212" calcext:value-type="float">
            <text:p>16.6076825772212</text:p>
          </table:table-cell>
          <table:table-cell table:formula="of:=[$summary_21.$AC$10]" office:value-type="float" office:value="8.87958324961278" calcext:value-type="float">
            <text:p>8.87958324961278</text:p>
          </table:table-cell>
          <table:table-cell table:formula="of:=[.G18]*[.B18]" office:value-type="float" office:value="39.0019482142887" calcext:value-type="float">
            <text:p>39.0019482142887</text:p>
          </table:table-cell>
          <table:table-cell table:formula="of:=[.G18]*[.A18]" office:value-type="float" office:value="186.471248241868" calcext:value-type="float">
            <text:p>186.471248241868</text:p>
          </table:table-cell>
          <table:table-cell table:number-columns-repeated="3"/>
          <table:table-cell table:formula="of:=[.$K$3]*[.A18]+[.$K$2]*[.B18]+[.$K$1]" office:value-type="float" office:value="9.16963146490242" calcext:value-type="float">
            <text:p>9.169631464902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LOG([.A19];2)" office:value-type="float" office:value="4.4594316186373" calcext:value-type="float">
            <text:p>4.4594316186373</text:p>
          </table:table-cell>
          <table:table-cell table:formula="of:=[.A19]*[.B19]" office:value-type="float" office:value="98.1074956100205" calcext:value-type="float">
            <text:p>98.1074956100205</text:p>
          </table:table-cell>
          <table:table-cell table:formula="of:=[.B19]*[.B19]" office:value-type="float" office:value="19.8865303613021" calcext:value-type="float">
            <text:p>19.8865303613021</text:p>
          </table:table-cell>
          <table:table-cell table:formula="of:=[.A19]*[.A19]" office:value-type="float" office:value="484" calcext:value-type="float">
            <text:p>484</text:p>
          </table:table-cell>
          <table:table-cell table:formula="of:=[.A19]-[.$F$49]*LOG([.A19];2)" office:value-type="float" office:value="17.5405683813627" calcext:value-type="float">
            <text:p>17.5405683813627</text:p>
          </table:table-cell>
          <table:table-cell table:formula="of:=[$summary_22.$AC$10]" office:value-type="float" office:value="9.51372759595244" calcext:value-type="float">
            <text:p>9.51372759595244</text:p>
          </table:table-cell>
          <table:table-cell table:formula="of:=[.G19]*[.B19]" office:value-type="float" office:value="42.4258176524925" calcext:value-type="float">
            <text:p>42.4258176524925</text:p>
          </table:table-cell>
          <table:table-cell table:formula="of:=[.G19]*[.A19]" office:value-type="float" office:value="209.302007110954" calcext:value-type="float">
            <text:p>209.302007110954</text:p>
          </table:table-cell>
          <table:table-cell table:number-columns-repeated="3"/>
          <table:table-cell table:formula="of:=[.$K$3]*[.A19]+[.$K$2]*[.B19]+[.$K$1]" office:value-type="float" office:value="9.45632849172096" calcext:value-type="float">
            <text:p>9.456328491720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LOG([.A20];2)" office:value-type="float" office:value="4.52356195605701" calcext:value-type="float">
            <text:p>4.52356195605701</text:p>
          </table:table-cell>
          <table:table-cell table:formula="of:=[.A20]*[.B20]" office:value-type="float" office:value="104.041924989311" calcext:value-type="float">
            <text:p>104.041924989311</text:p>
          </table:table-cell>
          <table:table-cell table:formula="of:=[.B20]*[.B20]" office:value-type="float" office:value="20.4626127702863" calcext:value-type="float">
            <text:p>20.4626127702863</text:p>
          </table:table-cell>
          <table:table-cell table:formula="of:=[.A20]*[.A20]" office:value-type="float" office:value="529" calcext:value-type="float">
            <text:p>529</text:p>
          </table:table-cell>
          <table:table-cell table:formula="of:=[.A20]-[.$F$49]*LOG([.A20];2)" office:value-type="float" office:value="18.476438043943" calcext:value-type="float">
            <text:p>18.476438043943</text:p>
          </table:table-cell>
          <table:table-cell table:formula="of:=[$summary_23.$AC$10]" office:value-type="float" office:value="9.74986942739685" calcext:value-type="float">
            <text:p>9.74986942739685</text:p>
          </table:table-cell>
          <table:table-cell table:formula="of:=[.G20]*[.B20]" office:value-type="float" office:value="44.1041384182958" calcext:value-type="float">
            <text:p>44.1041384182958</text:p>
          </table:table-cell>
          <table:table-cell table:formula="of:=[.G20]*[.A20]" office:value-type="float" office:value="224.246996830127" calcext:value-type="float">
            <text:p>224.246996830127</text:p>
          </table:table-cell>
          <table:table-cell table:number-columns-repeated="3"/>
          <table:table-cell table:formula="of:=[.$K$3]*[.A20]+[.$K$2]*[.B20]+[.$K$1]" office:value-type="float" office:value="9.7385828194288" calcext:value-type="float">
            <text:p>9.73858281942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LOG([.A21];2)" office:value-type="float" office:value="4.58496250072116" calcext:value-type="float">
            <text:p>4.58496250072116</text:p>
          </table:table-cell>
          <table:table-cell table:formula="of:=[.A21]*[.B21]" office:value-type="float" office:value="110.039100017308" calcext:value-type="float">
            <text:p>110.039100017308</text:p>
          </table:table-cell>
          <table:table-cell table:formula="of:=[.B21]*[.B21]" office:value-type="float" office:value="21.0218811330192" calcext:value-type="float">
            <text:p>21.0218811330192</text:p>
          </table:table-cell>
          <table:table-cell table:formula="of:=[.A21]*[.A21]" office:value-type="float" office:value="576" calcext:value-type="float">
            <text:p>576</text:p>
          </table:table-cell>
          <table:table-cell table:formula="of:=[.A21]-[.$F$49]*LOG([.A21];2)" office:value-type="float" office:value="19.4150374992788" calcext:value-type="float">
            <text:p>19.4150374992788</text:p>
          </table:table-cell>
          <table:table-cell table:formula="of:=[$summary_24.$AC$10]" office:value-type="float" office:value="10.1885888457074" calcext:value-type="float">
            <text:p>10.1885888457074</text:p>
          </table:table-cell>
          <table:table-cell table:formula="of:=[.G21]*[.B21]" office:value-type="float" office:value="46.7142977928341" calcext:value-type="float">
            <text:p>46.7142977928341</text:p>
          </table:table-cell>
          <table:table-cell table:formula="of:=[.G21]*[.A21]" office:value-type="float" office:value="244.526132296976" calcext:value-type="float">
            <text:p>244.526132296976</text:p>
          </table:table-cell>
          <table:table-cell table:number-columns-repeated="3"/>
          <table:table-cell table:formula="of:=[.$K$3]*[.A21]+[.$K$2]*[.B21]+[.$K$1]" office:value-type="float" office:value="10.0167727291703" calcext:value-type="float">
            <text:p>10.01677272917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LOG([.A22];2)" office:value-type="float" office:value="4.64385618977472" calcext:value-type="float">
            <text:p>4.64385618977472</text:p>
          </table:table-cell>
          <table:table-cell table:formula="of:=[.A22]*[.B22]" office:value-type="float" office:value="116.096404744368" calcext:value-type="float">
            <text:p>116.096404744368</text:p>
          </table:table-cell>
          <table:table-cell table:formula="of:=[.B22]*[.B22]" office:value-type="float" office:value="21.565400311309" calcext:value-type="float">
            <text:p>21.565400311309</text:p>
          </table:table-cell>
          <table:table-cell table:formula="of:=[.A22]*[.A22]" office:value-type="float" office:value="625" calcext:value-type="float">
            <text:p>625</text:p>
          </table:table-cell>
          <table:table-cell table:formula="of:=[.A22]-[.$F$49]*LOG([.A22];2)" office:value-type="float" office:value="20.3561438102253" calcext:value-type="float">
            <text:p>20.3561438102253</text:p>
          </table:table-cell>
          <table:table-cell table:formula="of:=[$summary_25.$AC$10]" office:value-type="float" office:value="10.319672120947" calcext:value-type="float">
            <text:p>10.319672120947</text:p>
          </table:table-cell>
          <table:table-cell table:formula="of:=[.G22]*[.B22]" office:value-type="float" office:value="47.9230732553054" calcext:value-type="float">
            <text:p>47.9230732553054</text:p>
          </table:table-cell>
          <table:table-cell table:formula="of:=[.G22]*[.A22]" office:value-type="float" office:value="257.991803023675" calcext:value-type="float">
            <text:p>257.991803023675</text:p>
          </table:table-cell>
          <table:table-cell table:number-columns-repeated="3"/>
          <table:table-cell table:formula="of:=[.$K$3]*[.A22]+[.$K$2]*[.B22]+[.$K$1]" office:value-type="float" office:value="10.2912301544727" calcext:value-type="float">
            <text:p>10.29123015447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LOG([.A23];2)" office:value-type="float" office:value="4.70043971814109" calcext:value-type="float">
            <text:p>4.70043971814109</text:p>
          </table:table-cell>
          <table:table-cell table:formula="of:=[.A23]*[.B23]" office:value-type="float" office:value="122.211432671668" calcext:value-type="float">
            <text:p>122.211432671668</text:p>
          </table:table-cell>
          <table:table-cell table:formula="of:=[.B23]*[.B23]" office:value-type="float" office:value="22.0941335438783" calcext:value-type="float">
            <text:p>22.0941335438783</text:p>
          </table:table-cell>
          <table:table-cell table:formula="of:=[.A23]*[.A23]" office:value-type="float" office:value="676" calcext:value-type="float">
            <text:p>676</text:p>
          </table:table-cell>
          <table:table-cell table:formula="of:=[.A23]-[.$F$49]*LOG([.A23];2)" office:value-type="float" office:value="21.2995602818589" calcext:value-type="float">
            <text:p>21.2995602818589</text:p>
          </table:table-cell>
          <table:table-cell table:formula="of:=[$summary_26.$AC$10]" office:value-type="float" office:value="10.4817994316658" calcext:value-type="float">
            <text:p>10.4817994316658</text:p>
          </table:table-cell>
          <table:table-cell table:formula="of:=[.G23]*[.B23]" office:value-type="float" office:value="49.2690663661904" calcext:value-type="float">
            <text:p>49.2690663661904</text:p>
          </table:table-cell>
          <table:table-cell table:formula="of:=[.G23]*[.A23]" office:value-type="float" office:value="272.52678522331" calcext:value-type="float">
            <text:p>272.52678522331</text:p>
          </table:table-cell>
          <table:table-cell table:number-columns-repeated="3"/>
          <table:table-cell table:formula="of:=[.$K$3]*[.A23]+[.$K$2]*[.B23]+[.$K$1]" office:value-type="float" office:value="10.5622479565351" calcext:value-type="float">
            <text:p>10.56224795653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LOG([.A24];2)" office:value-type="float" office:value="4.75488750216347" calcext:value-type="float">
            <text:p>4.75488750216347</text:p>
          </table:table-cell>
          <table:table-cell table:formula="of:=[.A24]*[.B24]" office:value-type="float" office:value="128.381962558414" calcext:value-type="float">
            <text:p>128.381962558414</text:p>
          </table:table-cell>
          <table:table-cell table:formula="of:=[.B24]*[.B24]" office:value-type="float" office:value="22.6089551582304" calcext:value-type="float">
            <text:p>22.6089551582304</text:p>
          </table:table-cell>
          <table:table-cell table:formula="of:=[.A24]*[.A24]" office:value-type="float" office:value="729" calcext:value-type="float">
            <text:p>729</text:p>
          </table:table-cell>
          <table:table-cell table:formula="of:=[.A24]-[.$F$49]*LOG([.A24];2)" office:value-type="float" office:value="22.2451124978365" calcext:value-type="float">
            <text:p>22.2451124978365</text:p>
          </table:table-cell>
          <table:table-cell table:formula="of:=[$summary_27.$AC$10]" office:value-type="float" office:value="10.9765641234153" calcext:value-type="float">
            <text:p>10.9765641234153</text:p>
          </table:table-cell>
          <table:table-cell table:formula="of:=[.G24]*[.B24]" office:value-type="float" office:value="52.1923275671235" calcext:value-type="float">
            <text:p>52.1923275671235</text:p>
          </table:table-cell>
          <table:table-cell table:formula="of:=[.G24]*[.A24]" office:value-type="float" office:value="296.367231332214" calcext:value-type="float">
            <text:p>296.367231332214</text:p>
          </table:table-cell>
          <table:table-cell table:number-columns-repeated="3"/>
          <table:table-cell table:formula="of:=[.$K$3]*[.A24]+[.$K$2]*[.B24]+[.$K$1]" office:value-type="float" office:value="10.830085825738" calcext:value-type="float">
            <text:p>10.8300858257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LOG([.A25];2)" office:value-type="float" office:value="4.8073549220576" calcext:value-type="float">
            <text:p>4.8073549220576</text:p>
          </table:table-cell>
          <table:table-cell table:formula="of:=[.A25]*[.B25]" office:value-type="float" office:value="134.605937817613" calcext:value-type="float">
            <text:p>134.605937817613</text:p>
          </table:table-cell>
          <table:table-cell table:formula="of:=[.B25]*[.B25]" office:value-type="float" office:value="23.1106613466315" calcext:value-type="float">
            <text:p>23.1106613466315</text:p>
          </table:table-cell>
          <table:table-cell table:formula="of:=[.A25]*[.A25]" office:value-type="float" office:value="784" calcext:value-type="float">
            <text:p>784</text:p>
          </table:table-cell>
          <table:table-cell table:formula="of:=[.A25]-[.$F$49]*LOG([.A25];2)" office:value-type="float" office:value="23.1926450779424" calcext:value-type="float">
            <text:p>23.1926450779424</text:p>
          </table:table-cell>
          <table:table-cell table:formula="of:=[$summary_28.$AC$10]" office:value-type="float" office:value="11.3553510964248" calcext:value-type="float">
            <text:p>11.3553510964248</text:p>
          </table:table-cell>
          <table:table-cell table:formula="of:=[.G25]*[.B25]" office:value-type="float" office:value="54.58920298509" calcext:value-type="float">
            <text:p>54.58920298509</text:p>
          </table:table-cell>
          <table:table-cell table:formula="of:=[.G25]*[.A25]" office:value-type="float" office:value="317.949830699895" calcext:value-type="float">
            <text:p>317.949830699895</text:p>
          </table:table-cell>
          <table:table-cell table:number-columns-repeated="3"/>
          <table:table-cell table:formula="of:=[.$K$3]*[.A25]+[.$K$2]*[.B25]+[.$K$1]" office:value-type="float" office:value="11.0949751093657" calcext:value-type="float">
            <text:p>11.09497510936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LOG([.A26];2)" office:value-type="float" office:value="4.85798099512757" calcext:value-type="float">
            <text:p>4.85798099512757</text:p>
          </table:table-cell>
          <table:table-cell table:formula="of:=[.A26]*[.B26]" office:value-type="float" office:value="140.8814488587" calcext:value-type="float">
            <text:p>140.8814488587</text:p>
          </table:table-cell>
          <table:table-cell table:formula="of:=[.B26]*[.B26]" office:value-type="float" office:value="23.5999793490207" calcext:value-type="float">
            <text:p>23.5999793490207</text:p>
          </table:table-cell>
          <table:table-cell table:formula="of:=[.A26]*[.A26]" office:value-type="float" office:value="841" calcext:value-type="float">
            <text:p>841</text:p>
          </table:table-cell>
          <table:table-cell table:formula="of:=[.A26]-[.$F$49]*LOG([.A26];2)" office:value-type="float" office:value="24.1420190048724" calcext:value-type="float">
            <text:p>24.1420190048724</text:p>
          </table:table-cell>
          <table:table-cell table:formula="of:=[$summary_29.$AC$10]" office:value-type="float" office:value="11.9883296492311" calcext:value-type="float">
            <text:p>11.9883296492311</text:p>
          </table:table-cell>
          <table:table-cell table:formula="of:=[.G26]*[.B26]" office:value-type="float" office:value="58.239077599289" calcext:value-type="float">
            <text:p>58.239077599289</text:p>
          </table:table-cell>
          <table:table-cell table:formula="of:=[.G26]*[.A26]" office:value-type="float" office:value="347.661559827702" calcext:value-type="float">
            <text:p>347.661559827702</text:p>
          </table:table-cell>
          <table:table-cell table:number-columns-repeated="3"/>
          <table:table-cell table:formula="of:=[.$K$3]*[.A26]+[.$K$2]*[.B26]+[.$K$1]" office:value-type="float" office:value="11.357122791786" calcext:value-type="float">
            <text:p>11.3571227917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LOG([.A27];2)" office:value-type="float" office:value="4.90689059560852" calcext:value-type="float">
            <text:p>4.90689059560852</text:p>
          </table:table-cell>
          <table:table-cell table:formula="of:=[.A27]*[.B27]" office:value-type="float" office:value="147.206717868256" calcext:value-type="float">
            <text:p>147.206717868256</text:p>
          </table:table-cell>
          <table:table-cell table:formula="of:=[.B27]*[.B27]" office:value-type="float" office:value="24.0775753172713" calcext:value-type="float">
            <text:p>24.0775753172713</text:p>
          </table:table-cell>
          <table:table-cell table:formula="of:=[.A27]*[.A27]" office:value-type="float" office:value="900" calcext:value-type="float">
            <text:p>900</text:p>
          </table:table-cell>
          <table:table-cell table:formula="of:=[.A27]-[.$F$49]*LOG([.A27];2)" office:value-type="float" office:value="25.0931094043915" calcext:value-type="float">
            <text:p>25.0931094043915</text:p>
          </table:table-cell>
          <table:table-cell table:formula="of:=[$summary_30.$AC$10]" office:value-type="float" office:value="12.1789760113745" calcext:value-type="float">
            <text:p>12.1789760113745</text:p>
          </table:table-cell>
          <table:table-cell table:formula="of:=[.G27]*[.B27]" office:value-type="float" office:value="59.7609028543554" calcext:value-type="float">
            <text:p>59.7609028543554</text:p>
          </table:table-cell>
          <table:table-cell table:formula="of:=[.G27]*[.A27]" office:value-type="float" office:value="365.369280341236" calcext:value-type="float">
            <text:p>365.369280341236</text:p>
          </table:table-cell>
          <table:table-cell table:number-columns-repeated="3"/>
          <table:table-cell table:formula="of:=[.$K$3]*[.A27]+[.$K$2]*[.B27]+[.$K$1]" office:value-type="float" office:value="11.6167147995988" calcext:value-type="float">
            <text:p>11.61671479959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LOG([.A28];2)" office:value-type="float" office:value="4.95419631038688" calcext:value-type="float">
            <text:p>4.95419631038688</text:p>
          </table:table-cell>
          <table:table-cell table:formula="of:=[.A28]*[.B28]" office:value-type="float" office:value="153.580085621993" calcext:value-type="float">
            <text:p>153.580085621993</text:p>
          </table:table-cell>
          <table:table-cell table:formula="of:=[.B28]*[.B28]" office:value-type="float" office:value="24.5440610818509" calcext:value-type="float">
            <text:p>24.5440610818509</text:p>
          </table:table-cell>
          <table:table-cell table:formula="of:=[.A28]*[.A28]" office:value-type="float" office:value="961" calcext:value-type="float">
            <text:p>961</text:p>
          </table:table-cell>
          <table:table-cell table:formula="of:=[.A28]-[.$F$49]*LOG([.A28];2)" office:value-type="float" office:value="26.0458036896131" calcext:value-type="float">
            <text:p>26.0458036896131</text:p>
          </table:table-cell>
          <table:table-cell table:formula="of:=[$summary_31.$AC$10]" office:value-type="float" office:value="11.9708249013626" calcext:value-type="float">
            <text:p>11.9708249013626</text:p>
          </table:table-cell>
          <table:table-cell table:formula="of:=[.G28]*[.B28]" office:value-type="float" office:value="59.305816558618" calcext:value-type="float">
            <text:p>59.305816558618</text:p>
          </table:table-cell>
          <table:table-cell table:formula="of:=[.G28]*[.A28]" office:value-type="float" office:value="371.095571942241" calcext:value-type="float">
            <text:p>371.095571942241</text:p>
          </table:table-cell>
          <table:table-cell table:number-columns-repeated="3"/>
          <table:table-cell table:formula="of:=[.$K$3]*[.A28]+[.$K$2]*[.B28]+[.$K$1]" office:value-type="float" office:value="11.8739187646371" calcext:value-type="float">
            <text:p>11.87391876463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LOG([.A29];2)" office:value-type="float" office:value="5" calcext:value-type="float">
            <text:p>5</text:p>
          </table:table-cell>
          <table:table-cell table:formula="of:=[.A29]*[.B29]" office:value-type="float" office:value="160" calcext:value-type="float">
            <text:p>160</text:p>
          </table:table-cell>
          <table:table-cell table:formula="of:=[.B29]*[.B29]" office:value-type="float" office:value="25" calcext:value-type="float">
            <text:p>25</text:p>
          </table:table-cell>
          <table:table-cell table:formula="of:=[.A29]*[.A29]" office:value-type="float" office:value="1024" calcext:value-type="float">
            <text:p>1024</text:p>
          </table:table-cell>
          <table:table-cell table:formula="of:=[.A29]-[.$F$49]*LOG([.A29];2)" office:value-type="float" office:value="27" calcext:value-type="float">
            <text:p>27</text:p>
          </table:table-cell>
          <table:table-cell table:formula="of:=[$summary_32.$AC$10]" office:value-type="float" office:value="11.7176764230664" calcext:value-type="float">
            <text:p>11.7176764230664</text:p>
          </table:table-cell>
          <table:table-cell table:formula="of:=[.G29]*[.B29]" office:value-type="float" office:value="58.588382115332" calcext:value-type="float">
            <text:p>58.588382115332</text:p>
          </table:table-cell>
          <table:table-cell table:formula="of:=[.G29]*[.A29]" office:value-type="float" office:value="374.965645538125" calcext:value-type="float">
            <text:p>374.965645538125</text:p>
          </table:table-cell>
          <table:table-cell table:number-columns-repeated="3"/>
          <table:table-cell table:formula="of:=[.$K$3]*[.A29]+[.$K$2]*[.B29]+[.$K$1]" office:value-type="float" office:value="12.1288863481572" calcext:value-type="float">
            <text:p>12.12888634815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LOG([.A30];2)" office:value-type="float" office:value="5.04439411935845" calcext:value-type="float">
            <text:p>5.04439411935845</text:p>
          </table:table-cell>
          <table:table-cell table:formula="of:=[.A30]*[.B30]" office:value-type="float" office:value="166.465005938829" calcext:value-type="float">
            <text:p>166.465005938829</text:p>
          </table:table-cell>
          <table:table-cell table:formula="of:=[.B30]*[.B30]" office:value-type="float" office:value="25.4459120314181" calcext:value-type="float">
            <text:p>25.4459120314181</text:p>
          </table:table-cell>
          <table:table-cell table:formula="of:=[.A30]*[.A30]" office:value-type="float" office:value="1089" calcext:value-type="float">
            <text:p>1089</text:p>
          </table:table-cell>
          <table:table-cell table:formula="of:=[.A30]-[.$F$49]*LOG([.A30];2)" office:value-type="float" office:value="27.9556058806415" calcext:value-type="float">
            <text:p>27.9556058806415</text:p>
          </table:table-cell>
          <table:table-cell table:formula="of:=[$summary_33.$AC$10]" office:value-type="float" office:value="12.4566110995749" calcext:value-type="float">
            <text:p>12.4566110995749</text:p>
          </table:table-cell>
          <table:table-cell table:formula="of:=[.G30]*[.B30]" office:value-type="float" office:value="62.836055777831" calcext:value-type="float">
            <text:p>62.836055777831</text:p>
          </table:table-cell>
          <table:table-cell table:formula="of:=[.G30]*[.A30]" office:value-type="float" office:value="411.068166285972" calcext:value-type="float">
            <text:p>411.068166285972</text:p>
          </table:table-cell>
          <table:table-cell table:number-columns-repeated="3"/>
          <table:table-cell table:formula="of:=[.$K$3]*[.A30]+[.$K$2]*[.B30]+[.$K$1]" office:value-type="float" office:value="12.3817552072755" calcext:value-type="float">
            <text:p>12.38175520727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LOG([.A31];2)" office:value-type="float" office:value="5.08746284125034" calcext:value-type="float">
            <text:p>5.08746284125034</text:p>
          </table:table-cell>
          <table:table-cell table:formula="of:=[.A31]*[.B31]" office:value-type="float" office:value="172.973736602512" calcext:value-type="float">
            <text:p>172.973736602512</text:p>
          </table:table-cell>
          <table:table-cell table:formula="of:=[.B31]*[.B31]" office:value-type="float" office:value="25.882278161103" calcext:value-type="float">
            <text:p>25.882278161103</text:p>
          </table:table-cell>
          <table:table-cell table:formula="of:=[.A31]*[.A31]" office:value-type="float" office:value="1156" calcext:value-type="float">
            <text:p>1156</text:p>
          </table:table-cell>
          <table:table-cell table:formula="of:=[.A31]-[.$F$49]*LOG([.A31];2)" office:value-type="float" office:value="28.9125371587497" calcext:value-type="float">
            <text:p>28.9125371587497</text:p>
          </table:table-cell>
          <table:table-cell table:formula="of:=[$summary_34.$AC$10]" office:value-type="float" office:value="12.3766680618577" calcext:value-type="float">
            <text:p>12.3766680618577</text:p>
          </table:table-cell>
          <table:table-cell table:formula="of:=[.G31]*[.B31]" office:value-type="float" office:value="62.9658388631908" calcext:value-type="float">
            <text:p>62.9658388631908</text:p>
          </table:table-cell>
          <table:table-cell table:formula="of:=[.G31]*[.A31]" office:value-type="float" office:value="420.806714103161" calcext:value-type="float">
            <text:p>420.806714103161</text:p>
          </table:table-cell>
          <table:table-cell table:number-columns-repeated="3"/>
          <table:table-cell table:formula="of:=[.$K$3]*[.A31]+[.$K$2]*[.B31]+[.$K$1]" office:value-type="float" office:value="12.6326506677669" calcext:value-type="float">
            <text:p>12.63265066776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LOG([.A32];2)" office:value-type="float" office:value="5.12928301694497" calcext:value-type="float">
            <text:p>5.12928301694497</text:p>
          </table:table-cell>
          <table:table-cell table:formula="of:=[.A32]*[.B32]" office:value-type="float" office:value="179.524905593074" calcext:value-type="float">
            <text:p>179.524905593074</text:p>
          </table:table-cell>
          <table:table-cell table:formula="of:=[.B32]*[.B32]" office:value-type="float" office:value="26.3095442679201" calcext:value-type="float">
            <text:p>26.3095442679201</text:p>
          </table:table-cell>
          <table:table-cell table:formula="of:=[.A32]*[.A32]" office:value-type="float" office:value="1225" calcext:value-type="float">
            <text:p>1225</text:p>
          </table:table-cell>
          <table:table-cell table:formula="of:=[.A32]-[.$F$49]*LOG([.A32];2)" office:value-type="float" office:value="29.870716983055" calcext:value-type="float">
            <text:p>29.870716983055</text:p>
          </table:table-cell>
          <table:table-cell table:formula="of:=[$summary_35.$AC$10]" office:value-type="float" office:value="13.0082535270961" calcext:value-type="float">
            <text:p>13.0082535270961</text:p>
          </table:table-cell>
          <table:table-cell table:formula="of:=[.G32]*[.B32]" office:value-type="float" office:value="66.7230138966482" calcext:value-type="float">
            <text:p>66.7230138966482</text:p>
          </table:table-cell>
          <table:table-cell table:formula="of:=[.G32]*[.A32]" office:value-type="float" office:value="455.288873448362" calcext:value-type="float">
            <text:p>455.288873448362</text:p>
          </table:table-cell>
          <table:table-cell table:number-columns-repeated="3"/>
          <table:table-cell table:formula="of:=[.$K$3]*[.A32]+[.$K$2]*[.B32]+[.$K$1]" office:value-type="float" office:value="12.8816871543177" calcext:value-type="float">
            <text:p>12.88168715431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LOG([.A33];2)" office:value-type="float" office:value="5.16992500144231" calcext:value-type="float">
            <text:p>5.16992500144231</text:p>
          </table:table-cell>
          <table:table-cell table:formula="of:=[.A33]*[.B33]" office:value-type="float" office:value="186.117300051923" calcext:value-type="float">
            <text:p>186.117300051923</text:p>
          </table:table-cell>
          <table:table-cell table:formula="of:=[.B33]*[.B33]" office:value-type="float" office:value="26.7281245205383" calcext:value-type="float">
            <text:p>26.7281245205383</text:p>
          </table:table-cell>
          <table:table-cell table:formula="of:=[.A33]*[.A33]" office:value-type="float" office:value="1296" calcext:value-type="float">
            <text:p>1296</text:p>
          </table:table-cell>
          <table:table-cell table:formula="of:=[.A33]-[.$F$49]*LOG([.A33];2)" office:value-type="float" office:value="30.8300749985577" calcext:value-type="float">
            <text:p>30.8300749985577</text:p>
          </table:table-cell>
          <table:table-cell table:formula="of:=[$summary_36.$AC$10]" office:value-type="float" office:value="13.1225044843139" calcext:value-type="float">
            <text:p>13.1225044843139</text:p>
          </table:table-cell>
          <table:table-cell table:formula="of:=[.G33]*[.B33]" office:value-type="float" office:value="67.8423640149933" calcext:value-type="float">
            <text:p>67.8423640149933</text:p>
          </table:table-cell>
          <table:table-cell table:formula="of:=[.G33]*[.A33]" office:value-type="float" office:value="472.410161435301" calcext:value-type="float">
            <text:p>472.410161435301</text:p>
          </table:table-cell>
          <table:table-cell table:number-columns-repeated="3"/>
          <table:table-cell table:formula="of:=[.$K$3]*[.A33]+[.$K$2]*[.B33]+[.$K$1]" office:value-type="float" office:value="13.1289694192485" calcext:value-type="float">
            <text:p>13.12896941924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LOG([.A34];2)" office:value-type="float" office:value="5.20945336562895" calcext:value-type="float">
            <text:p>5.20945336562895</text:p>
          </table:table-cell>
          <table:table-cell table:formula="of:=[.A34]*[.B34]" office:value-type="float" office:value="192.749774528271" calcext:value-type="float">
            <text:p>192.749774528271</text:p>
          </table:table-cell>
          <table:table-cell table:formula="of:=[.B34]*[.B34]" office:value-type="float" office:value="27.1384043686628" calcext:value-type="float">
            <text:p>27.1384043686628</text:p>
          </table:table-cell>
          <table:table-cell table:formula="of:=[.A34]*[.A34]" office:value-type="float" office:value="1369" calcext:value-type="float">
            <text:p>1369</text:p>
          </table:table-cell>
          <table:table-cell table:formula="of:=[.A34]-[.$F$49]*LOG([.A34];2)" office:value-type="float" office:value="31.790546634371" calcext:value-type="float">
            <text:p>31.790546634371</text:p>
          </table:table-cell>
          <table:table-cell table:formula="of:=[$summary_37.$AC$10]" office:value-type="float" office:value="13.3884209681461" calcext:value-type="float">
            <text:p>13.3884209681461</text:p>
          </table:table-cell>
          <table:table-cell table:formula="of:=[.G34]*[.B34]" office:value-type="float" office:value="69.7463546729661" calcext:value-type="float">
            <text:p>69.7463546729661</text:p>
          </table:table-cell>
          <table:table-cell table:formula="of:=[.G34]*[.A34]" office:value-type="float" office:value="495.371575821407" calcext:value-type="float">
            <text:p>495.371575821407</text:p>
          </table:table-cell>
          <table:table-cell table:number-columns-repeated="3"/>
          <table:table-cell table:formula="of:=[.$K$3]*[.A34]+[.$K$2]*[.B34]+[.$K$1]" office:value-type="float" office:value="13.3745936028509" calcext:value-type="float">
            <text:p>13.37459360285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LOG([.A35];2)" office:value-type="float" office:value="5.24792751344359" calcext:value-type="float">
            <text:p>5.24792751344359</text:p>
          </table:table-cell>
          <table:table-cell table:formula="of:=[.A35]*[.B35]" office:value-type="float" office:value="199.421245510856" calcext:value-type="float">
            <text:p>199.421245510856</text:p>
          </table:table-cell>
          <table:table-cell table:formula="of:=[.B35]*[.B35]" office:value-type="float" office:value="27.5407431863582" calcext:value-type="float">
            <text:p>27.5407431863582</text:p>
          </table:table-cell>
          <table:table-cell table:formula="of:=[.A35]*[.A35]" office:value-type="float" office:value="1444" calcext:value-type="float">
            <text:p>1444</text:p>
          </table:table-cell>
          <table:table-cell table:formula="of:=[.A35]-[.$F$49]*LOG([.A35];2)" office:value-type="float" office:value="32.7520724865564" calcext:value-type="float">
            <text:p>32.7520724865564</text:p>
          </table:table-cell>
          <table:table-cell table:formula="of:=[$summary_38.$AC$10]" office:value-type="float" office:value="13.3032099489448" calcext:value-type="float">
            <text:p>13.3032099489448</text:p>
          </table:table-cell>
          <table:table-cell table:formula="of:=[.G35]*[.B35]" office:value-type="float" office:value="69.8142815081837" calcext:value-type="float">
            <text:p>69.8142815081837</text:p>
          </table:table-cell>
          <table:table-cell table:formula="of:=[.G35]*[.A35]" office:value-type="float" office:value="505.521978059902" calcext:value-type="float">
            <text:p>505.521978059902</text:p>
          </table:table-cell>
          <table:table-cell table:number-columns-repeated="3"/>
          <table:table-cell table:formula="of:=[.$K$3]*[.A35]+[.$K$2]*[.B35]+[.$K$1]" office:value-type="float" office:value="13.6186481522918" calcext:value-type="float">
            <text:p>13.61864815229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LOG([.A36];2)" office:value-type="float" office:value="5.28540221886225" calcext:value-type="float">
            <text:p>5.28540221886225</text:p>
          </table:table-cell>
          <table:table-cell table:formula="of:=[.A36]*[.B36]" office:value-type="float" office:value="206.130686535628" calcext:value-type="float">
            <text:p>206.130686535628</text:p>
          </table:table-cell>
          <table:table-cell table:formula="of:=[.B36]*[.B36]" office:value-type="float" office:value="27.935476615154" calcext:value-type="float">
            <text:p>27.935476615154</text:p>
          </table:table-cell>
          <table:table-cell table:formula="of:=[.A36]*[.A36]" office:value-type="float" office:value="1521" calcext:value-type="float">
            <text:p>1521</text:p>
          </table:table-cell>
          <table:table-cell table:formula="of:=[.A36]-[.$F$49]*LOG([.A36];2)" office:value-type="float" office:value="33.7145977811378" calcext:value-type="float">
            <text:p>33.7145977811378</text:p>
          </table:table-cell>
          <table:table-cell table:formula="of:=[$summary_39.$AC$10]" office:value-type="float" office:value="13.5727002264873" calcext:value-type="float">
            <text:p>13.5727002264873</text:p>
          </table:table-cell>
          <table:table-cell table:formula="of:=[.G36]*[.B36]" office:value-type="float" office:value="71.7371798930281" calcext:value-type="float">
            <text:p>71.7371798930281</text:p>
          </table:table-cell>
          <table:table-cell table:formula="of:=[.G36]*[.A36]" office:value-type="float" office:value="529.335308833004" calcext:value-type="float">
            <text:p>529.335308833004</text:p>
          </table:table-cell>
          <table:table-cell table:number-columns-repeated="3"/>
          <table:table-cell table:formula="of:=[.$K$3]*[.A36]+[.$K$2]*[.B36]+[.$K$1]" office:value-type="float" office:value="13.8612146211368" calcext:value-type="float">
            <text:p>13.86121462113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LOG([.A37];2)" office:value-type="float" office:value="5.32192809488736" calcext:value-type="float">
            <text:p>5.32192809488736</text:p>
          </table:table-cell>
          <table:table-cell table:formula="of:=[.A37]*[.B37]" office:value-type="float" office:value="212.877123795494" calcext:value-type="float">
            <text:p>212.877123795494</text:p>
          </table:table-cell>
          <table:table-cell table:formula="of:=[.B37]*[.B37]" office:value-type="float" office:value="28.3229186471514" calcext:value-type="float">
            <text:p>28.3229186471514</text:p>
          </table:table-cell>
          <table:table-cell table:formula="of:=[.A37]*[.A37]" office:value-type="float" office:value="1600" calcext:value-type="float">
            <text:p>1600</text:p>
          </table:table-cell>
          <table:table-cell table:formula="of:=[.A37]-[.$F$49]*LOG([.A37];2)" office:value-type="float" office:value="34.6780719051126" calcext:value-type="float">
            <text:p>34.6780719051126</text:p>
          </table:table-cell>
          <table:table-cell table:formula="of:=[$summary_40.$AC$10]" office:value-type="float" office:value="14.141308885752" calcext:value-type="float">
            <text:p>14.141308885752</text:p>
          </table:table-cell>
          <table:table-cell table:formula="of:=[.G37]*[.B37]" office:value-type="float" office:value="75.2590290575637" calcext:value-type="float">
            <text:p>75.2590290575637</text:p>
          </table:table-cell>
          <table:table-cell table:formula="of:=[.G37]*[.A37]" office:value-type="float" office:value="565.652355430079" calcext:value-type="float">
            <text:p>565.652355430079</text:p>
          </table:table-cell>
          <table:table-cell table:number-columns-repeated="3"/>
          <table:table-cell table:formula="of:=[.$K$3]*[.A37]+[.$K$2]*[.B37]+[.$K$1]" office:value-type="float" office:value="14.1023683676328" calcext:value-type="float">
            <text:p>14.10236836763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LOG([.A38];2)" office:value-type="float" office:value="5.35755200461808" calcext:value-type="float">
            <text:p>5.35755200461808</text:p>
          </table:table-cell>
          <table:table-cell table:formula="of:=[.A38]*[.B38]" office:value-type="float" office:value="219.659632189341" calcext:value-type="float">
            <text:p>219.659632189341</text:p>
          </table:table-cell>
          <table:table-cell table:formula="of:=[.B38]*[.B38]" office:value-type="float" office:value="28.7033634821872" calcext:value-type="float">
            <text:p>28.7033634821872</text:p>
          </table:table-cell>
          <table:table-cell table:formula="of:=[.A38]*[.A38]" office:value-type="float" office:value="1681" calcext:value-type="float">
            <text:p>1681</text:p>
          </table:table-cell>
          <table:table-cell table:formula="of:=[.A38]-[.$F$49]*LOG([.A38];2)" office:value-type="float" office:value="35.6424479953819" calcext:value-type="float">
            <text:p>35.6424479953819</text:p>
          </table:table-cell>
          <table:table-cell table:formula="of:=[$summary_41.$AC$10]" office:value-type="float" office:value="14.5446626326834" calcext:value-type="float">
            <text:p>14.5446626326834</text:p>
          </table:table-cell>
          <table:table-cell table:formula="of:=[.G38]*[.B38]" office:value-type="float" office:value="77.9237864442265" calcext:value-type="float">
            <text:p>77.9237864442265</text:p>
          </table:table-cell>
          <table:table-cell table:formula="of:=[.G38]*[.A38]" office:value-type="float" office:value="596.331167940018" calcext:value-type="float">
            <text:p>596.331167940018</text:p>
          </table:table-cell>
          <table:table-cell table:number-columns-repeated="3"/>
          <table:table-cell table:formula="of:=[.$K$3]*[.A38]+[.$K$2]*[.B38]+[.$K$1]" office:value-type="float" office:value="14.3421791667551" calcext:value-type="float">
            <text:p>14.34217916675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LOG([.A39];2)" office:value-type="float" office:value="5.39231742277876" calcext:value-type="float">
            <text:p>5.39231742277876</text:p>
          </table:table-cell>
          <table:table-cell table:formula="of:=[.A39]*[.B39]" office:value-type="float" office:value="226.477331756708" calcext:value-type="float">
            <text:p>226.477331756708</text:p>
          </table:table-cell>
          <table:table-cell table:formula="of:=[.B39]*[.B39]" office:value-type="float" office:value="29.0770871880034" calcext:value-type="float">
            <text:p>29.0770871880034</text:p>
          </table:table-cell>
          <table:table-cell table:formula="of:=[.A39]*[.A39]" office:value-type="float" office:value="1764" calcext:value-type="float">
            <text:p>1764</text:p>
          </table:table-cell>
          <table:table-cell table:formula="of:=[.A39]-[.$F$49]*LOG([.A39];2)" office:value-type="float" office:value="36.6076825772212" calcext:value-type="float">
            <text:p>36.6076825772212</text:p>
          </table:table-cell>
          <table:table-cell table:formula="of:=[$summary_42.$AC$10]" office:value-type="float" office:value="14.3616011477947" calcext:value-type="float">
            <text:p>14.3616011477947</text:p>
          </table:table-cell>
          <table:table-cell table:formula="of:=[.G39]*[.B39]" office:value-type="float" office:value="77.442312088253" calcext:value-type="float">
            <text:p>77.442312088253</text:p>
          </table:table-cell>
          <table:table-cell table:formula="of:=[.G39]*[.A39]" office:value-type="float" office:value="603.187248207379" calcext:value-type="float">
            <text:p>603.187248207379</text:p>
          </table:table-cell>
          <table:table-cell table:number-columns-repeated="3"/>
          <table:table-cell table:formula="of:=[.$K$3]*[.A39]+[.$K$2]*[.B39]+[.$K$1]" office:value-type="float" office:value="14.580711748491" calcext:value-type="float">
            <text:p>14.5807117484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LOG([.A40];2)" office:value-type="float" office:value="5.4262647547021" calcext:value-type="float">
            <text:p>5.4262647547021</text:p>
          </table:table-cell>
          <table:table-cell table:formula="of:=[.A40]*[.B40]" office:value-type="float" office:value="233.32938445219" calcext:value-type="float">
            <text:p>233.32938445219</text:p>
          </table:table-cell>
          <table:table-cell table:formula="of:=[.B40]*[.B40]" office:value-type="float" office:value="29.4443491881222" calcext:value-type="float">
            <text:p>29.4443491881222</text:p>
          </table:table-cell>
          <table:table-cell table:formula="of:=[.A40]*[.A40]" office:value-type="float" office:value="1849" calcext:value-type="float">
            <text:p>1849</text:p>
          </table:table-cell>
          <table:table-cell table:formula="of:=[.A40]-[.$F$49]*LOG([.A40];2)" office:value-type="float" office:value="37.5737352452979" calcext:value-type="float">
            <text:p>37.5737352452979</text:p>
          </table:table-cell>
          <table:table-cell table:formula="of:=[$summary_43.$AC$10]" office:value-type="float" office:value="14.7176228778684" calcext:value-type="float">
            <text:p>14.7176228778684</text:p>
          </table:table-cell>
          <table:table-cell table:formula="of:=[.G40]*[.B40]" office:value-type="float" office:value="79.8617182951748" calcext:value-type="float">
            <text:p>79.8617182951748</text:p>
          </table:table-cell>
          <table:table-cell table:formula="of:=[.G40]*[.A40]" office:value-type="float" office:value="632.857783748343" calcext:value-type="float">
            <text:p>632.857783748343</text:p>
          </table:table-cell>
          <table:table-cell table:number-columns-repeated="3"/>
          <table:table-cell table:formula="of:=[.$K$3]*[.A40]+[.$K$2]*[.B40]+[.$K$1]" office:value-type="float" office:value="14.8180262727776" calcext:value-type="float">
            <text:p>14.81802627277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LOG([.A41];2)" office:value-type="float" office:value="5.4594316186373" calcext:value-type="float">
            <text:p>5.4594316186373</text:p>
          </table:table-cell>
          <table:table-cell table:formula="of:=[.A41]*[.B41]" office:value-type="float" office:value="240.214991220041" calcext:value-type="float">
            <text:p>240.214991220041</text:p>
          </table:table-cell>
          <table:table-cell table:formula="of:=[.B41]*[.B41]" office:value-type="float" office:value="29.8053935985767" calcext:value-type="float">
            <text:p>29.8053935985767</text:p>
          </table:table-cell>
          <table:table-cell table:formula="of:=[.A41]*[.A41]" office:value-type="float" office:value="1936" calcext:value-type="float">
            <text:p>1936</text:p>
          </table:table-cell>
          <table:table-cell table:formula="of:=[.A41]-[.$F$49]*LOG([.A41];2)" office:value-type="float" office:value="38.5405683813627" calcext:value-type="float">
            <text:p>38.5405683813627</text:p>
          </table:table-cell>
          <table:table-cell table:formula="of:=[$summary_44.$AC$10]" office:value-type="float" office:value="15.1123173221496" calcext:value-type="float">
            <text:p>15.1123173221496</text:p>
          </table:table-cell>
          <table:table-cell table:formula="of:=[.G41]*[.B41]" office:value-type="float" office:value="82.5046630194237" calcext:value-type="float">
            <text:p>82.5046630194237</text:p>
          </table:table-cell>
          <table:table-cell table:formula="of:=[.G41]*[.A41]" office:value-type="float" office:value="664.941962174583" calcext:value-type="float">
            <text:p>664.941962174583</text:p>
          </table:table-cell>
          <table:table-cell table:number-columns-repeated="3"/>
          <table:table-cell table:formula="of:=[.$K$3]*[.A41]+[.$K$2]*[.B41]+[.$K$1]" office:value-type="float" office:value="15.0541787498332" calcext:value-type="float">
            <text:p>15.05417874983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LOG([.A42];2)" office:value-type="float" office:value="5.49185309632968" calcext:value-type="float">
            <text:p>5.49185309632968</text:p>
          </table:table-cell>
          <table:table-cell table:formula="of:=[.A42]*[.B42]" office:value-type="float" office:value="247.133389334835" calcext:value-type="float">
            <text:p>247.133389334835</text:p>
          </table:table-cell>
          <table:table-cell table:formula="of:=[.B42]*[.B42]" office:value-type="float" office:value="30.1604504316658" calcext:value-type="float">
            <text:p>30.1604504316658</text:p>
          </table:table-cell>
          <table:table-cell table:formula="of:=[.A42]*[.A42]" office:value-type="float" office:value="2025" calcext:value-type="float">
            <text:p>2025</text:p>
          </table:table-cell>
          <table:table-cell table:formula="of:=[.A42]-[.$F$49]*LOG([.A42];2)" office:value-type="float" office:value="39.5081469036703" calcext:value-type="float">
            <text:p>39.5081469036703</text:p>
          </table:table-cell>
          <table:table-cell table:formula="of:=[$summary_45.$AC$10]" office:value-type="float" office:value="15.0534592713493" calcext:value-type="float">
            <text:p>15.0534592713493</text:p>
          </table:table-cell>
          <table:table-cell table:formula="of:=[.G42]*[.B42]" office:value-type="float" office:value="82.6713869098323" calcext:value-type="float">
            <text:p>82.6713869098323</text:p>
          </table:table-cell>
          <table:table-cell table:formula="of:=[.G42]*[.A42]" office:value-type="float" office:value="677.405667210719" calcext:value-type="float">
            <text:p>677.405667210719</text:p>
          </table:table-cell>
          <table:table-cell table:number-columns-repeated="3"/>
          <table:table-cell table:formula="of:=[.$K$3]*[.A42]+[.$K$2]*[.B42]+[.$K$1]" office:value-type="float" office:value="15.2892214132477" calcext:value-type="float">
            <text:p>15.28922141324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LOG([.A43];2)" office:value-type="float" office:value="5.52356195605701" calcext:value-type="float">
            <text:p>5.52356195605701</text:p>
          </table:table-cell>
          <table:table-cell table:formula="of:=[.A43]*[.B43]" office:value-type="float" office:value="254.083849978623" calcext:value-type="float">
            <text:p>254.083849978623</text:p>
          </table:table-cell>
          <table:table-cell table:formula="of:=[.B43]*[.B43]" office:value-type="float" office:value="30.5097366824004" calcext:value-type="float">
            <text:p>30.5097366824004</text:p>
          </table:table-cell>
          <table:table-cell table:formula="of:=[.A43]*[.A43]" office:value-type="float" office:value="2116" calcext:value-type="float">
            <text:p>2116</text:p>
          </table:table-cell>
          <table:table-cell table:formula="of:=[.A43]-[.$F$49]*LOG([.A43];2)" office:value-type="float" office:value="40.476438043943" calcext:value-type="float">
            <text:p>40.476438043943</text:p>
          </table:table-cell>
          <table:table-cell table:formula="of:=[$summary_46.$AC$10]" office:value-type="float" office:value="15.4621827175777" calcext:value-type="float">
            <text:p>15.4621827175777</text:p>
          </table:table-cell>
          <table:table-cell table:formula="of:=[.G43]*[.B43]" office:value-type="float" office:value="85.4063242164145" calcext:value-type="float">
            <text:p>85.4063242164145</text:p>
          </table:table-cell>
          <table:table-cell table:formula="of:=[.G43]*[.A43]" office:value-type="float" office:value="711.260405008575" calcext:value-type="float">
            <text:p>711.260405008575</text:p>
          </table:table-cell>
          <table:table-cell table:number-columns-repeated="3"/>
          <table:table-cell table:formula="of:=[.$K$3]*[.A43]+[.$K$2]*[.B43]+[.$K$1]" office:value-type="float" office:value="15.5232030520646" calcext:value-type="float">
            <text:p>15.52320305206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LOG([.A44];2)" office:value-type="float" office:value="5.55458885167764" calcext:value-type="float">
            <text:p>5.55458885167764</text:p>
          </table:table-cell>
          <table:table-cell table:formula="of:=[.A44]*[.B44]" office:value-type="float" office:value="261.065676028849" calcext:value-type="float">
            <text:p>261.065676028849</text:p>
          </table:table-cell>
          <table:table-cell table:formula="of:=[.B44]*[.B44]" office:value-type="float" office:value="30.8534573111815" calcext:value-type="float">
            <text:p>30.8534573111815</text:p>
          </table:table-cell>
          <table:table-cell table:formula="of:=[.A44]*[.A44]" office:value-type="float" office:value="2209" calcext:value-type="float">
            <text:p>2209</text:p>
          </table:table-cell>
          <table:table-cell table:formula="of:=[.A44]-[.$F$49]*LOG([.A44];2)" office:value-type="float" office:value="41.4454111483224" calcext:value-type="float">
            <text:p>41.4454111483224</text:p>
          </table:table-cell>
          <table:table-cell table:formula="of:=[$summary_47.$AC$10]" office:value-type="float" office:value="15.7052543863005" calcext:value-type="float">
            <text:p>15.7052543863005</text:p>
          </table:table-cell>
          <table:table-cell table:formula="of:=[.G44]*[.B44]" office:value-type="float" office:value="87.2362309269061" calcext:value-type="float">
            <text:p>87.2362309269061</text:p>
          </table:table-cell>
          <table:table-cell table:formula="of:=[.G44]*[.A44]" office:value-type="float" office:value="738.146956156124" calcext:value-type="float">
            <text:p>738.146956156124</text:p>
          </table:table-cell>
          <table:table-cell table:number-columns-repeated="3"/>
          <table:table-cell table:formula="of:=[.$K$3]*[.A44]+[.$K$2]*[.B44]+[.$K$1]" office:value-type="float" office:value="15.7561693071451" calcext:value-type="float">
            <text:p>15.75616930714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LOG([.A45];2)" office:value-type="float" office:value="5.58496250072116" calcext:value-type="float">
            <text:p>5.58496250072116</text:p>
          </table:table-cell>
          <table:table-cell table:formula="of:=[.A45]*[.B45]" office:value-type="float" office:value="268.078200034616" calcext:value-type="float">
            <text:p>268.078200034616</text:p>
          </table:table-cell>
          <table:table-cell table:formula="of:=[.B45]*[.B45]" office:value-type="float" office:value="31.1918061344615" calcext:value-type="float">
            <text:p>31.1918061344615</text:p>
          </table:table-cell>
          <table:table-cell table:formula="of:=[.A45]*[.A45]" office:value-type="float" office:value="2304" calcext:value-type="float">
            <text:p>2304</text:p>
          </table:table-cell>
          <table:table-cell table:formula="of:=[.A45]-[.$F$49]*LOG([.A45];2)" office:value-type="float" office:value="42.4150374992789" calcext:value-type="float">
            <text:p>42.4150374992789</text:p>
          </table:table-cell>
          <table:table-cell table:formula="of:=[$summary_48.$AC$10]" office:value-type="float" office:value="15.9863309334321" calcext:value-type="float">
            <text:p>15.9863309334321</text:p>
          </table:table-cell>
          <table:table-cell table:formula="of:=[.G45]*[.B45]" office:value-type="float" office:value="89.2830587873371" calcext:value-type="float">
            <text:p>89.2830587873371</text:p>
          </table:table-cell>
          <table:table-cell table:formula="of:=[.G45]*[.A45]" office:value-type="float" office:value="767.343884804742" calcext:value-type="float">
            <text:p>767.343884804742</text:p>
          </table:table-cell>
          <table:table-cell table:number-columns-repeated="3"/>
          <table:table-cell table:formula="of:=[.$K$3]*[.A45]+[.$K$2]*[.B45]+[.$K$1]" office:value-type="float" office:value="15.9881629363297" calcext:value-type="float">
            <text:p>15.98816293632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LOG([.A46];2)" office:value-type="float" office:value="5.61470984411521" calcext:value-type="float">
            <text:p>5.61470984411521</text:p>
          </table:table-cell>
          <table:table-cell table:formula="of:=[.A46]*[.B46]" office:value-type="float" office:value="275.120782361645" calcext:value-type="float">
            <text:p>275.120782361645</text:p>
          </table:table-cell>
          <table:table-cell table:formula="of:=[.B46]*[.B46]" office:value-type="float" office:value="31.5249666336042" calcext:value-type="float">
            <text:p>31.5249666336042</text:p>
          </table:table-cell>
          <table:table-cell table:formula="of:=[.A46]*[.A46]" office:value-type="float" office:value="2401" calcext:value-type="float">
            <text:p>2401</text:p>
          </table:table-cell>
          <table:table-cell table:formula="of:=[.A46]-[.$F$49]*LOG([.A46];2)" office:value-type="float" office:value="43.3852901558848" calcext:value-type="float">
            <text:p>43.3852901558848</text:p>
          </table:table-cell>
          <table:table-cell table:formula="of:=[$summary_49.$AC$10]" office:value-type="float" office:value="16.3625260511543" calcext:value-type="float">
            <text:p>16.3625260511543</text:p>
          </table:table-cell>
          <table:table-cell table:formula="of:=[.G46]*[.B46]" office:value-type="float" office:value="91.8708360940074" calcext:value-type="float">
            <text:p>91.8708360940074</text:p>
          </table:table-cell>
          <table:table-cell table:formula="of:=[.G46]*[.A46]" office:value-type="float" office:value="801.763776506559" calcext:value-type="float">
            <text:p>801.763776506559</text:p>
          </table:table-cell>
          <table:table-cell table:number-columns-repeated="3"/>
          <table:table-cell table:formula="of:=[.$K$3]*[.A46]+[.$K$2]*[.B46]+[.$K$1]" office:value-type="float" office:value="16.2192240522572" calcext:value-type="float">
            <text:p>16.21922405225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LOG([.A47];2)" office:value-type="float" office:value="5.64385618977472" calcext:value-type="float">
            <text:p>5.64385618977472</text:p>
          </table:table-cell>
          <table:table-cell table:formula="of:=[.A47]*[.B47]" office:value-type="float" office:value="282.192809488736" calcext:value-type="float">
            <text:p>282.192809488736</text:p>
          </table:table-cell>
          <table:table-cell table:formula="of:=[.B47]*[.B47]" office:value-type="float" office:value="31.8531126908585" calcext:value-type="float">
            <text:p>31.8531126908585</text:p>
          </table:table-cell>
          <table:table-cell table:formula="of:=[.A47]*[.A47]" office:value-type="float" office:value="2500" calcext:value-type="float">
            <text:p>2500</text:p>
          </table:table-cell>
          <table:table-cell table:formula="of:=[.A47]-[.$F$49]*LOG([.A47];2)" office:value-type="float" office:value="44.3561438102253" calcext:value-type="float">
            <text:p>44.3561438102253</text:p>
          </table:table-cell>
          <table:table-cell table:formula="of:=[$summary_50.$AC$10]" office:value-type="float" office:value="16.6650721614939" calcext:value-type="float">
            <text:p>16.6650721614939</text:p>
          </table:table-cell>
          <table:table-cell table:formula="of:=[.G47]*[.B47]" office:value-type="float" office:value="94.0552706716896" calcext:value-type="float">
            <text:p>94.0552706716896</text:p>
          </table:table-cell>
          <table:table-cell table:formula="of:=[.G47]*[.A47]" office:value-type="float" office:value="833.253608074693" calcext:value-type="float">
            <text:p>833.253608074693</text:p>
          </table:table-cell>
          <table:table-cell table:number-columns-repeated="3"/>
          <table:table-cell table:formula="of:=[.$K$3]*[.A47]+[.$K$2]*[.B47]+[.$K$1]" office:value-type="float" office:value="16.4493903361557" calcext:value-type="float">
            <text:p>16.449390336155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formula="of:=SUM([.A2:.A47])" office:value-type="float" office:value="1265" calcext:value-type="float">
            <text:p>1265</text:p>
          </table:table-cell>
          <table:table-cell table:formula="of:=SUM([.B2:.B47])" office:value-type="float" office:value="209.623175562869" calcext:value-type="float">
            <text:p>209.623175562869</text:p>
          </table:table-cell>
          <table:table-cell table:formula="of:=SUM([.C2:.C47])" office:value-type="float" office:value="6280.30655290602" calcext:value-type="float">
            <text:p>6280.30655290602</text:p>
          </table:table-cell>
          <table:table-cell table:formula="of:=SUM([.D2:.D47])" office:value-type="float" office:value="990.821822108221" calcext:value-type="float">
            <text:p>990.821822108221</text:p>
          </table:table-cell>
          <table:table-cell table:formula="of:=SUM([.E2:.E47])" office:value-type="float" office:value="42895" calcext:value-type="float">
            <text:p>42895</text:p>
          </table:table-cell>
          <table:table-cell office:value-type="float" office:value="1" calcext:value-type="float">
            <text:p>1</text:p>
          </table:table-cell>
          <table:table-cell table:formula="of:=SUM([.G2:.G47])" office:value-type="float" office:value="488.928112935868" calcext:value-type="float">
            <text:p>488.928112935868</text:p>
          </table:table-cell>
          <table:table-cell table:formula="of:=SUM([.H2:.H47])" office:value-type="float" office:value="2377.32054274489" calcext:value-type="float">
            <text:p>2377.32054274489</text:p>
          </table:table-cell>
          <table:table-cell table:formula="of:=SUM([.I2:.I47])" office:value-type="float" office:value="15727.546161996" calcext:value-type="float">
            <text:p>15727.546161996</text:p>
          </table:table-cell>
          <table:table-cell table:number-columns-repeated="4"/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5.AB2:summary_5.AB10 summary_5.B2:summary_5.B10 summary_10.AB2:summary_10.AB10 summary_10.B2:summary_10.B10 summary_15.AB2:summary_15.AB10 summary_15.B2:summary_15.B10 summary_20.AB2:summary_20.AB10 summary_20.B2:summary_20.B10 summary_25.AB2:summary_25.AB10 summary_25.B2:summary_25.B10 summary_30.AB2:summary_30.AB10 summary_30.B2:summary_30.B10 summary_35.AB2:summary_35.AB10 summary_35.B2:summary_35.B10 summary_40.AB2:summary_40.AB10 summary_40.B2:summary_40.B10 summary_45.AB2:summary_45.AB10 summary_45.B2:summary_45.B10 summary_50.AB2:summary_50.AB10 summary_50.B2:summary_50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0.92pt" svg:y="0pt">
            <draw:object draw:notify-on-update-of-ranges="data.A1:data.A46 data.G1:data.G46 data.M2:data.M47 data.A2:data.A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17:06:57.015283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23:07:18.634004374</meta:creation-date>
    <meta:generator>LibreOffice/6.2.7.1$Linux_X86_64 LibreOffice_project/20$Build-1</meta:generator>
    <dc:date>2019-12-22T17:30:49.435955717</dc:date>
    <meta:editing-duration>PT1H27M16S</meta:editing-duration>
    <meta:editing-cycles>26</meta:editing-cycles>
    <meta:document-statistic meta:table-count="48" meta:cell-count="138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1.96cm" style:legend-expansion="high" chart:style-name="ch2"/>
        <chart:plot-area chart:style-name="ch3" table:cell-range-address="summary_5.B2:summary_5.B10 summary_5.AB2:summary_5.AB10 summary_10.AB2:summary_10.AB10 summary_15.AB2:summary_15.AB10 summary_20.AB2:summary_20.AB10 summary_25.AB2:summary_25.AB10 summary_30.AB2:summary_30.AB10 summary_35.AB2:summary_35.AB10 summary_40.AB2:summary_40.AB10 summary_45.AB2:summary_45.AB10 summary_50.AB2:summary_50.AB10" chart:data-source-has-labels="row" svg:x="1.331cm" svg:y="0.18cm" svg:width="12.185cm" svg:height="7.659cm">
          <chartooo:coordinate-region svg:x="1.767cm" svg:y="0.379cm" svg:width="11.284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5.971cm" chart:style-name="ch6">
              <text:p>Mean Calls to Extend (log)</text:p>
            </chart:title>
            <chart:grid chart:style-name="ch7" chart:class="major"/>
          </chart:axis>
          <chart:series chart:style-name="ch8" chart:values-cell-range-address="summary_5.AB2:summary_5.AB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AB2:summary_10.AB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AB2:summary_15.AB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AB2:summary_20.AB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AB2:summary_25.AB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AB2:summary_30.AB10" loext:label-string="&quot;N=30&quot;" chart:class="chart:scatter">
            <chart:domain table:cell-range-address="summary_30.B2:summary_30.B10"/>
            <chart:data-point chart:repeated="9"/>
          </chart:series>
          <chart:series chart:style-name="ch14" chart:values-cell-range-address="summary_35.AB2:summary_35.AB10" loext:label-string="&quot;N=35&quot;" chart:class="chart:scatter">
            <chart:domain table:cell-range-address="summary_35.B2:summary_35.B10"/>
            <chart:data-point chart:repeated="9"/>
          </chart:series>
          <chart:series chart:style-name="ch15" chart:values-cell-range-address="summary_40.AB2:summary_40.AB10" loext:label-string="&quot;N=40&quot;" chart:class="chart:scatter">
            <chart:domain table:cell-range-address="summary_40.B2:summary_40.B10"/>
            <chart:data-point chart:repeated="9"/>
          </chart:series>
          <chart:series chart:style-name="ch16" chart:values-cell-range-address="summary_45.AB2:summary_45.AB10" loext:label-string="&quot;N=45&quot;" chart:class="chart:scatter">
            <chart:domain table:cell-range-address="summary_45.B2:summary_45.B10"/>
            <chart:data-point chart:repeated="9"/>
          </chart:series>
          <chart:series chart:style-name="ch17" chart:values-cell-range-address="summary_50.AB2:summary_50.AB10" loext:label-string="&quot;N=50&quot;" chart:class="chart:scatter">
            <chart:domain table:cell-range-address="summary_50.B2:summary_50.B10"/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  <table:table-cell office:value-type="string">
                <text:p>Column B</text:p>
              </table:table-cell>
              <table:table-cell office:value-type="string">
                <text:p>N=35</text:p>
              </table:table-cell>
              <table:table-cell office:value-type="string">
                <text:p>Column B</text:p>
              </table:table-cell>
              <table:table-cell office:value-type="string">
                <text:p>N=40</text:p>
              </table:table-cell>
              <table:table-cell office:value-type="string">
                <text:p>Column B</text:p>
              </table:table-cell>
              <table:table-cell office:value-type="string">
                <text:p>N=45</text:p>
              </table:table-cell>
              <table:table-cell office:value-type="string">
                <text:p>Column B</text:p>
              </table:table-cell>
              <table:table-cell office:value-type="string">
                <text:p>N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2.5854433189362">
                <text:p>2.5854433189362</text:p>
                <draw:g>
                  <svg:desc>summary_5.AB2:summary_5.AB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3.52017077649498">
                <text:p>3.52017077649498</text:p>
                <draw:g>
                  <svg:desc>summary_10.AB2:summary_10.AB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4.19258872156664">
                <text:p>4.19258872156664</text:p>
                <draw:g>
                  <svg:desc>summary_15.AB2:summary_15.AB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4.73346280984743">
                <text:p>4.73346280984743</text:p>
                <draw:g>
                  <svg:desc>summary_20.AB2:summary_20.AB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5.16237118627715">
                <text:p>5.16237118627715</text:p>
                <draw:g>
                  <svg:desc>summary_25.AB2:summary_25.AB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5.58300752720769">
                <text:p>5.58300752720769</text:p>
                <draw:g>
                  <svg:desc>summary_30.AB2:summary_30.AB10</svg:desc>
                </draw:g>
              </table:table-cell>
              <table:table-cell office:value-type="float" office:value="10">
                <text:p>10</text:p>
                <draw:g>
                  <svg:desc>summary_35.B2:summary_35.B10</svg:desc>
                </draw:g>
              </table:table-cell>
              <table:table-cell office:value-type="float" office:value="5.95535930524299">
                <text:p>5.95535930524299</text:p>
                <draw:g>
                  <svg:desc>summary_35.AB2:summary_35.AB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6.31395323752323">
                <text:p>6.31395323752323</text:p>
                <draw:g>
                  <svg:desc>summary_40.AB2:summary_40.AB10</svg:desc>
                </draw:g>
              </table:table-cell>
              <table:table-cell office:value-type="float" office:value="10">
                <text:p>10</text:p>
                <draw:g>
                  <svg:desc>summary_45.B2:summary_45.B10</svg:desc>
                </draw:g>
              </table:table-cell>
              <table:table-cell office:value-type="float" office:value="6.63085682555456">
                <text:p>6.63085682555456</text:p>
                <draw:g>
                  <svg:desc>summary_45.AB2:summary_45.AB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6.91601079848507">
                <text:p>6.91601079848507</text:p>
                <draw:g>
                  <svg:desc>summary_50.AB2:summary_50.A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5935928058646">
                <text:p>2.5935928058646</text:p>
              </table:table-cell>
              <table:table-cell office:value-type="float" office:value="20">
                <text:p>20</text:p>
              </table:table-cell>
              <table:table-cell office:value-type="float" office:value="3.64177721169212">
                <text:p>3.64177721169212</text:p>
              </table:table-cell>
              <table:table-cell office:value-type="float" office:value="20">
                <text:p>20</text:p>
              </table:table-cell>
              <table:table-cell office:value-type="float" office:value="4.43562859405209">
                <text:p>4.43562859405209</text:p>
              </table:table-cell>
              <table:table-cell office:value-type="float" office:value="20">
                <text:p>20</text:p>
              </table:table-cell>
              <table:table-cell office:value-type="float" office:value="5.11777814482933">
                <text:p>5.11777814482933</text:p>
              </table:table-cell>
              <table:table-cell office:value-type="float" office:value="20">
                <text:p>20</text:p>
              </table:table-cell>
              <table:table-cell office:value-type="float" office:value="5.72331281277285">
                <text:p>5.72331281277285</text:p>
              </table:table-cell>
              <table:table-cell office:value-type="float" office:value="20">
                <text:p>20</text:p>
              </table:table-cell>
              <table:table-cell office:value-type="float" office:value="6.20249608419658">
                <text:p>6.20249608419658</text:p>
              </table:table-cell>
              <table:table-cell office:value-type="float" office:value="20">
                <text:p>20</text:p>
              </table:table-cell>
              <table:table-cell office:value-type="float" office:value="6.63624758564184">
                <text:p>6.63624758564184</text:p>
              </table:table-cell>
              <table:table-cell office:value-type="float" office:value="20">
                <text:p>20</text:p>
              </table:table-cell>
              <table:table-cell office:value-type="float" office:value="7.02707662314038">
                <text:p>7.02707662314038</text:p>
              </table:table-cell>
              <table:table-cell office:value-type="float" office:value="20">
                <text:p>20</text:p>
              </table:table-cell>
              <table:table-cell office:value-type="float" office:value="7.39102013163987">
                <text:p>7.39102013163987</text:p>
              </table:table-cell>
              <table:table-cell office:value-type="float" office:value="20">
                <text:p>20</text:p>
              </table:table-cell>
              <table:table-cell office:value-type="float" office:value="7.71929982633234">
                <text:p>7.71929982633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61070006213476">
                <text:p>2.61070006213476</text:p>
              </table:table-cell>
              <table:table-cell office:value-type="float" office:value="30">
                <text:p>30</text:p>
              </table:table-cell>
              <table:table-cell office:value-type="float" office:value="3.75755668893945">
                <text:p>3.75755668893945</text:p>
              </table:table-cell>
              <table:table-cell office:value-type="float" office:value="30">
                <text:p>30</text:p>
              </table:table-cell>
              <table:table-cell office:value-type="float" office:value="4.70265754339091">
                <text:p>4.70265754339091</text:p>
              </table:table-cell>
              <table:table-cell office:value-type="float" office:value="30">
                <text:p>30</text:p>
              </table:table-cell>
              <table:table-cell office:value-type="float" office:value="5.47871300244172">
                <text:p>5.47871300244172</text:p>
              </table:table-cell>
              <table:table-cell office:value-type="float" office:value="30">
                <text:p>30</text:p>
              </table:table-cell>
              <table:table-cell office:value-type="float" office:value="6.11607359305037">
                <text:p>6.11607359305037</text:p>
              </table:table-cell>
              <table:table-cell office:value-type="float" office:value="30">
                <text:p>30</text:p>
              </table:table-cell>
              <table:table-cell office:value-type="float" office:value="6.70146588611524">
                <text:p>6.70146588611524</text:p>
              </table:table-cell>
              <table:table-cell office:value-type="float" office:value="30">
                <text:p>30</text:p>
              </table:table-cell>
              <table:table-cell office:value-type="float" office:value="7.19026915664648">
                <text:p>7.19026915664648</text:p>
              </table:table-cell>
              <table:table-cell office:value-type="float" office:value="30">
                <text:p>30</text:p>
              </table:table-cell>
              <table:table-cell office:value-type="float" office:value="7.61320011320812">
                <text:p>7.61320011320812</text:p>
              </table:table-cell>
              <table:table-cell office:value-type="float" office:value="30">
                <text:p>30</text:p>
              </table:table-cell>
              <table:table-cell office:value-type="float" office:value="8.02110767910421">
                <text:p>8.02110767910421</text:p>
              </table:table-cell>
              <table:table-cell office:value-type="float" office:value="30">
                <text:p>30</text:p>
              </table:table-cell>
              <table:table-cell office:value-type="float" office:value="8.39481421491227">
                <text:p>8.39481421491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62527048937469">
                <text:p>2.62527048937469</text:p>
              </table:table-cell>
              <table:table-cell office:value-type="float" office:value="40">
                <text:p>40</text:p>
              </table:table-cell>
              <table:table-cell office:value-type="float" office:value="3.87332106291482">
                <text:p>3.87332106291482</text:p>
              </table:table-cell>
              <table:table-cell office:value-type="float" office:value="40">
                <text:p>40</text:p>
              </table:table-cell>
              <table:table-cell office:value-type="float" office:value="4.9137989649507">
                <text:p>4.9137989649507</text:p>
              </table:table-cell>
              <table:table-cell office:value-type="float" office:value="40">
                <text:p>40</text:p>
              </table:table-cell>
              <table:table-cell office:value-type="float" office:value="5.7905635408545">
                <text:p>5.7905635408545</text:p>
              </table:table-cell>
              <table:table-cell office:value-type="float" office:value="40">
                <text:p>40</text:p>
              </table:table-cell>
              <table:table-cell office:value-type="float" office:value="6.49631853309998">
                <text:p>6.49631853309998</text:p>
              </table:table-cell>
              <table:table-cell office:value-type="float" office:value="40">
                <text:p>40</text:p>
              </table:table-cell>
              <table:table-cell office:value-type="float" office:value="7.13763672097837">
                <text:p>7.13763672097837</text:p>
              </table:table-cell>
              <table:table-cell office:value-type="float" office:value="40">
                <text:p>40</text:p>
              </table:table-cell>
              <table:table-cell office:value-type="float" office:value="7.72396804963632">
                <text:p>7.72396804963632</text:p>
              </table:table-cell>
              <table:table-cell office:value-type="float" office:value="40">
                <text:p>40</text:p>
              </table:table-cell>
              <table:table-cell office:value-type="float" office:value="8.21471738566691">
                <text:p>8.21471738566691</text:p>
              </table:table-cell>
              <table:table-cell office:value-type="float" office:value="40">
                <text:p>40</text:p>
              </table:table-cell>
              <table:table-cell office:value-type="float" office:value="8.69327785610887">
                <text:p>8.69327785610887</text:p>
              </table:table-cell>
              <table:table-cell office:value-type="float" office:value="40">
                <text:p>40</text:p>
              </table:table-cell>
              <table:table-cell office:value-type="float" office:value="9.14076332093258">
                <text:p>9.14076332093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65580975435545">
                <text:p>2.65580975435545</text:p>
              </table:table-cell>
              <table:table-cell office:value-type="float" office:value="50">
                <text:p>50</text:p>
              </table:table-cell>
              <table:table-cell office:value-type="float" office:value="3.97269265400426">
                <text:p>3.97269265400426</text:p>
              </table:table-cell>
              <table:table-cell office:value-type="float" office:value="50">
                <text:p>50</text:p>
              </table:table-cell>
              <table:table-cell office:value-type="float" office:value="5.11490835050441">
                <text:p>5.11490835050441</text:p>
              </table:table-cell>
              <table:table-cell office:value-type="float" office:value="50">
                <text:p>50</text:p>
              </table:table-cell>
              <table:table-cell office:value-type="float" office:value="6.06972364537443">
                <text:p>6.06972364537443</text:p>
              </table:table-cell>
              <table:table-cell office:value-type="float" office:value="50">
                <text:p>50</text:p>
              </table:table-cell>
              <table:table-cell office:value-type="float" office:value="6.89078714021081">
                <text:p>6.89078714021081</text:p>
              </table:table-cell>
              <table:table-cell office:value-type="float" office:value="50">
                <text:p>50</text:p>
              </table:table-cell>
              <table:table-cell office:value-type="float" office:value="7.62016116327126">
                <text:p>7.62016116327126</text:p>
              </table:table-cell>
              <table:table-cell office:value-type="float" office:value="50">
                <text:p>50</text:p>
              </table:table-cell>
              <table:table-cell office:value-type="float" office:value="8.26688958666051">
                <text:p>8.26688958666051</text:p>
              </table:table-cell>
              <table:table-cell office:value-type="float" office:value="50">
                <text:p>50</text:p>
              </table:table-cell>
              <table:table-cell office:value-type="float" office:value="8.86430688017421">
                <text:p>8.86430688017421</text:p>
              </table:table-cell>
              <table:table-cell office:value-type="float" office:value="50">
                <text:p>50</text:p>
              </table:table-cell>
              <table:table-cell office:value-type="float" office:value="9.42780099384926">
                <text:p>9.42780099384926</text:p>
              </table:table-cell>
              <table:table-cell office:value-type="float" office:value="50">
                <text:p>50</text:p>
              </table:table-cell>
              <table:table-cell office:value-type="float" office:value="9.94896871585563">
                <text:p>9.94896871585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.66038103524241">
                <text:p>2.66038103524241</text:p>
              </table:table-cell>
              <table:table-cell office:value-type="float" office:value="60">
                <text:p>60</text:p>
              </table:table-cell>
              <table:table-cell office:value-type="float" office:value="4.06324406231487">
                <text:p>4.06324406231487</text:p>
              </table:table-cell>
              <table:table-cell office:value-type="float" office:value="60">
                <text:p>60</text:p>
              </table:table-cell>
              <table:table-cell office:value-type="float" office:value="5.28525424255145">
                <text:p>5.28525424255145</text:p>
              </table:table-cell>
              <table:table-cell office:value-type="float" office:value="60">
                <text:p>60</text:p>
              </table:table-cell>
              <table:table-cell office:value-type="float" office:value="6.34637189442288">
                <text:p>6.34637189442288</text:p>
              </table:table-cell>
              <table:table-cell office:value-type="float" office:value="60">
                <text:p>60</text:p>
              </table:table-cell>
              <table:table-cell office:value-type="float" office:value="7.27719439503486">
                <text:p>7.27719439503486</text:p>
              </table:table-cell>
              <table:table-cell office:value-type="float" office:value="60">
                <text:p>60</text:p>
              </table:table-cell>
              <table:table-cell office:value-type="float" office:value="8.13059630200563">
                <text:p>8.13059630200563</text:p>
              </table:table-cell>
              <table:table-cell office:value-type="float" office:value="60">
                <text:p>60</text:p>
              </table:table-cell>
              <table:table-cell office:value-type="float" office:value="8.86688634744364">
                <text:p>8.86688634744364</text:p>
              </table:table-cell>
              <table:table-cell office:value-type="float" office:value="60">
                <text:p>60</text:p>
              </table:table-cell>
              <table:table-cell office:value-type="float" office:value="9.58987581870807">
                <text:p>9.58987581870807</text:p>
              </table:table-cell>
              <table:table-cell office:value-type="float" office:value="60">
                <text:p>60</text:p>
              </table:table-cell>
              <table:table-cell office:value-type="float" office:value="10.2440664641948">
                <text:p>10.2440664641948</text:p>
              </table:table-cell>
              <table:table-cell office:value-type="float" office:value="60">
                <text:p>60</text:p>
              </table:table-cell>
              <table:table-cell office:value-type="float" office:value="10.849514569589">
                <text:p>10.849514569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.65969626580899">
                <text:p>2.65969626580899</text:p>
              </table:table-cell>
              <table:table-cell office:value-type="float" office:value="70">
                <text:p>70</text:p>
              </table:table-cell>
              <table:table-cell office:value-type="float" office:value="4.09220743809709">
                <text:p>4.09220743809709</text:p>
              </table:table-cell>
              <table:table-cell office:value-type="float" office:value="70">
                <text:p>70</text:p>
              </table:table-cell>
              <table:table-cell office:value-type="float" office:value="5.4340944151184">
                <text:p>5.4340944151184</text:p>
              </table:table-cell>
              <table:table-cell office:value-type="float" office:value="70">
                <text:p>70</text:p>
              </table:table-cell>
              <table:table-cell office:value-type="float" office:value="6.64075105622083">
                <text:p>6.64075105622083</text:p>
              </table:table-cell>
              <table:table-cell office:value-type="float" office:value="70">
                <text:p>70</text:p>
              </table:table-cell>
              <table:table-cell office:value-type="float" office:value="7.69935729089945">
                <text:p>7.69935729089945</text:p>
              </table:table-cell>
              <table:table-cell office:value-type="float" office:value="70">
                <text:p>70</text:p>
              </table:table-cell>
              <table:table-cell office:value-type="float" office:value="8.66339799354059">
                <text:p>8.66339799354059</text:p>
              </table:table-cell>
              <table:table-cell office:value-type="float" office:value="70">
                <text:p>70</text:p>
              </table:table-cell>
              <table:table-cell office:value-type="float" office:value="9.57124637915905">
                <text:p>9.57124637915905</text:p>
              </table:table-cell>
              <table:table-cell office:value-type="float" office:value="70">
                <text:p>70</text:p>
              </table:table-cell>
              <table:table-cell office:value-type="float" office:value="10.3972681827298">
                <text:p>10.3972681827298</text:p>
              </table:table-cell>
              <table:table-cell office:value-type="float" office:value="70">
                <text:p>70</text:p>
              </table:table-cell>
              <table:table-cell office:value-type="float" office:value="11.1687598553886">
                <text:p>11.1687598553886</text:p>
              </table:table-cell>
              <table:table-cell office:value-type="float" office:value="70">
                <text:p>70</text:p>
              </table:table-cell>
              <table:table-cell office:value-type="float" office:value="11.8902718781341">
                <text:p>11.8902718781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.64777499312618">
                <text:p>2.64777499312618</text:p>
              </table:table-cell>
              <table:table-cell office:value-type="float" office:value="80">
                <text:p>80</text:p>
              </table:table-cell>
              <table:table-cell office:value-type="float" office:value="4.06574462512514">
                <text:p>4.06574462512514</text:p>
              </table:table-cell>
              <table:table-cell office:value-type="float" office:value="80">
                <text:p>80</text:p>
              </table:table-cell>
              <table:table-cell office:value-type="float" office:value="5.50439793328652">
                <text:p>5.50439793328652</text:p>
              </table:table-cell>
              <table:table-cell office:value-type="float" office:value="80">
                <text:p>80</text:p>
              </table:table-cell>
              <table:table-cell office:value-type="float" office:value="6.85404553203458">
                <text:p>6.85404553203458</text:p>
              </table:table-cell>
              <table:table-cell office:value-type="float" office:value="80">
                <text:p>80</text:p>
              </table:table-cell>
              <table:table-cell office:value-type="float" office:value="8.08081752760833">
                <text:p>8.08081752760833</text:p>
              </table:table-cell>
              <table:table-cell office:value-type="float" office:value="80">
                <text:p>80</text:p>
              </table:table-cell>
              <table:table-cell office:value-type="float" office:value="9.23354298661292">
                <text:p>9.23354298661292</text:p>
              </table:table-cell>
              <table:table-cell office:value-type="float" office:value="80">
                <text:p>80</text:p>
              </table:table-cell>
              <table:table-cell office:value-type="float" office:value="10.2972831414628">
                <text:p>10.2972831414628</text:p>
              </table:table-cell>
              <table:table-cell office:value-type="float" office:value="80">
                <text:p>80</text:p>
              </table:table-cell>
              <table:table-cell office:value-type="float" office:value="11.3227788086709">
                <text:p>11.3227788086709</text:p>
              </table:table-cell>
              <table:table-cell office:value-type="float" office:value="80">
                <text:p>80</text:p>
              </table:table-cell>
              <table:table-cell office:value-type="float" office:value="12.2826946264988">
                <text:p>12.2826946264988</text:p>
              </table:table-cell>
              <table:table-cell office:value-type="float" office:value="80">
                <text:p>80</text:p>
              </table:table-cell>
              <table:table-cell office:value-type="float" office:value="13.1366867815183">
                <text:p>13.13668678151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.6144742828377">
                <text:p>2.6144742828377</text:p>
              </table:table-cell>
              <table:table-cell office:value-type="float" office:value="90">
                <text:p>90</text:p>
              </table:table-cell>
              <table:table-cell office:value-type="float" office:value="3.84989920779708">
                <text:p>3.84989920779708</text:p>
              </table:table-cell>
              <table:table-cell office:value-type="float" office:value="90">
                <text:p>90</text:p>
              </table:table-cell>
              <table:table-cell office:value-type="float" office:value="5.24948326632449">
                <text:p>5.24948326632449</text:p>
              </table:table-cell>
              <table:table-cell office:value-type="float" office:value="90">
                <text:p>90</text:p>
              </table:table-cell>
              <table:table-cell office:value-type="float" office:value="6.66650097366268">
                <text:p>6.66650097366268</text:p>
              </table:table-cell>
              <table:table-cell office:value-type="float" office:value="90">
                <text:p>90</text:p>
              </table:table-cell>
              <table:table-cell office:value-type="float" office:value="8.1523913290474">
                <text:p>8.1523913290474</text:p>
              </table:table-cell>
              <table:table-cell office:value-type="float" office:value="90">
                <text:p>90</text:p>
              </table:table-cell>
              <table:table-cell office:value-type="float" office:value="9.50014874154464">
                <text:p>9.50014874154464</text:p>
              </table:table-cell>
              <table:table-cell office:value-type="float" office:value="90">
                <text:p>90</text:p>
              </table:table-cell>
              <table:table-cell office:value-type="float" office:value="10.8418001914018">
                <text:p>10.8418001914018</text:p>
              </table:table-cell>
              <table:table-cell office:value-type="float" office:value="90">
                <text:p>90</text:p>
              </table:table-cell>
              <table:table-cell office:value-type="float" office:value="12.1319533942201">
                <text:p>12.1319533942201</text:p>
              </table:table-cell>
              <table:table-cell office:value-type="float" office:value="90">
                <text:p>90</text:p>
              </table:table-cell>
              <table:table-cell office:value-type="float" office:value="13.3787960809719">
                <text:p>13.3787960809719</text:p>
              </table:table-cell>
              <table:table-cell office:value-type="float" office:value="90">
                <text:p>90</text:p>
              </table:table-cell>
              <table:table-cell office:value-type="float" office:value="14.5736708535564">
                <text:p>14.5736708535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88cm" svg:y="0.316cm" chart:style-name="ch2">
          <text:p>log(calls)=0.1867n+1.4889log(n)-1.2923</text:p>
        </chart:title>
        <chart:legend chart:legend-position="end" svg:x="13.836cm" svg:y="3.952cm" style:legend-expansion="high" chart:style-name="ch3"/>
        <chart:plot-area chart:style-name="ch4" table:cell-range-address="data.A1:data.A46 data.G1:data.G46 data.M2:data.M47" chart:data-source-has-labels="row" svg:x="1.331cm" svg:y="1.275cm" svg:width="12.185cm" svg:height="6.564cm">
          <chartooo:coordinate-region svg:x="1.767cm" svg:y="1.474cm" svg:width="11.377cm" svg:height="5.718cm"/>
          <chart:axis chart:dimension="x" chart:name="primary-x" chart:style-name="ch5">
            <chart:title svg:x="6.956cm" svg:y="8.019cm" chart:style-name="ch6">
              <text:p>Order</text:p>
            </chart:title>
          </chart:axis>
          <chart:axis chart:dimension="y" chart:name="primary-y" chart:style-name="ch5">
            <chart:title svg:x="0.451cm" svg:y="6.413cm" chart:style-name="ch7">
              <text:p>Max Calls to Extend (log)</text:p>
            </chart:title>
            <chart:grid chart:style-name="ch8" chart:class="major"/>
          </chart:axis>
          <chart:series chart:style-name="ch9" chart:values-cell-range-address="data.G1:data.G46" loext:label-string="&quot;P=90&quot;" chart:class="chart:scatter">
            <chart:domain table:cell-range-address="data.A1:data.A46"/>
            <chart:data-point chart:repeated="46"/>
          </chart:series>
          <chart:series chart:style-name="ch10" chart:values-cell-range-address="data.M2:data.M47" loext:label-string="&quot;FIT&quot;" chart:class="chart:scatter">
            <chart:domain table:cell-range-address="data.A2:data.A47"/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90</text:p>
              </table:table-cell>
              <table:table-cell office:value-type="string">
                <text:p>Column A</text:p>
              </table:table-cell>
              <table:table-cell office:value-type="string">
                <text:p>F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ata.A1:data.A46</svg:desc>
                </draw:g>
              </table:table-cell>
              <table:table-cell office:value-type="float" office:value="NaN">
                <text:p>NaN</text:p>
                <draw:g>
                  <svg:desc>data.G1:data.G46</svg:desc>
                </draw:g>
              </table:table-cell>
              <table:table-cell office:value-type="float" office:value="5">
                <text:p>5</text:p>
                <draw:g>
                  <svg:desc>data.A2:data.A47</svg:desc>
                </draw:g>
              </table:table-cell>
              <table:table-cell office:value-type="float" office:value="3.09868680352783">
                <text:p>3.09868680352783</text:p>
                <draw:g>
                  <svg:desc>data.M2:data.M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.67709155055954">
                <text:p>3.677091550559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.90689059560852">
                <text:p>3.90689059560852</text:p>
              </table:table-cell>
              <table:table-cell office:value-type="float" office:value="7">
                <text:p>7</text:p>
              </table:table-cell>
              <table:table-cell office:value-type="float" office:value="4.19498400718407">
                <text:p>4.19498400718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6685853224048">
                <text:p>4.6685853224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.95419631038688">
                <text:p>4.95419631038688</text:p>
              </table:table-cell>
              <table:table-cell office:value-type="float" office:value="9">
                <text:p>9</text:p>
              </table:table-cell>
              <table:table-cell office:value-type="float" office:value="5.10835846992529">
                <text:p>5.10835846992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.52144749473883">
                <text:p>5.52144749473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.61470984411521">
                <text:p>5.61470984411521</text:p>
              </table:table-cell>
              <table:table-cell office:value-type="float" office:value="11">
                <text:p>11</text:p>
              </table:table-cell>
              <table:table-cell office:value-type="float" office:value="5.91294795336837">
                <text:p>5.91294795336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.28662221629415">
                <text:p>6.286622216294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6.37503943134693">
                <text:p>6.37503943134693</text:p>
              </table:table-cell>
              <table:table-cell office:value-type="float" office:value="13">
                <text:p>13</text:p>
              </table:table-cell>
              <table:table-cell office:value-type="float" office:value="6.6453274691353">
                <text:p>6.64532746913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6.53915881110803">
                <text:p>6.53915881110803</text:p>
              </table:table-cell>
              <table:table-cell office:value-type="float" office:value="14">
                <text:p>14</text:p>
              </table:table-cell>
              <table:table-cell office:value-type="float" office:value="6.99128464744228">
                <text:p>6.991284647442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6.74146698640115">
                <text:p>6.74146698640115</text:p>
              </table:table-cell>
              <table:table-cell office:value-type="float" office:value="15">
                <text:p>15</text:p>
              </table:table-cell>
              <table:table-cell office:value-type="float" office:value="7.32625436315177">
                <text:p>7.326254363151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7.34872815423108">
                <text:p>7.34872815423108</text:p>
              </table:table-cell>
              <table:table-cell office:value-type="float" office:value="16">
                <text:p>16</text:p>
              </table:table-cell>
              <table:table-cell office:value-type="float" office:value="7.6516559371866">
                <text:p>7.65165593718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7.67948009950545">
                <text:p>7.67948009950545</text:p>
              </table:table-cell>
              <table:table-cell office:value-type="float" office:value="17">
                <text:p>17</text:p>
              </table:table-cell>
              <table:table-cell office:value-type="float" office:value="7.96865028227271">
                <text:p>7.96865028227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7.49984588708321">
                <text:p>7.49984588708321</text:p>
              </table:table-cell>
              <table:table-cell office:value-type="float" office:value="18">
                <text:p>18</text:p>
              </table:table-cell>
              <table:table-cell office:value-type="float" office:value="8.27819905923069">
                <text:p>8.278199059230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8.17990909001493">
                <text:p>8.17990909001493</text:p>
              </table:table-cell>
              <table:table-cell office:value-type="float" office:value="19">
                <text:p>19</text:p>
              </table:table-cell>
              <table:table-cell office:value-type="float" office:value="8.58110781775041">
                <text:p>8.581107817750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8.36632221424582">
                <text:p>8.36632221424582</text:p>
              </table:table-cell>
              <table:table-cell office:value-type="float" office:value="20">
                <text:p>20</text:p>
              </table:table-cell>
              <table:table-cell office:value-type="float" office:value="8.87805805856783">
                <text:p>8.878058058567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9.06069593168755">
                <text:p>9.06069593168755</text:p>
              </table:table-cell>
              <table:table-cell office:value-type="float" office:value="21">
                <text:p>21</text:p>
              </table:table-cell>
              <table:table-cell office:value-type="float" office:value="9.16963146490242">
                <text:p>9.16963146490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8.87958324961278">
                <text:p>8.87958324961278</text:p>
              </table:table-cell>
              <table:table-cell office:value-type="float" office:value="22">
                <text:p>22</text:p>
              </table:table-cell>
              <table:table-cell office:value-type="float" office:value="9.45632849172096">
                <text:p>9.456328491720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9.51372759595244">
                <text:p>9.51372759595244</text:p>
              </table:table-cell>
              <table:table-cell office:value-type="float" office:value="23">
                <text:p>23</text:p>
              </table:table-cell>
              <table:table-cell office:value-type="float" office:value="9.7385828194288">
                <text:p>9.73858281942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9.74986942739685">
                <text:p>9.74986942739685</text:p>
              </table:table-cell>
              <table:table-cell office:value-type="float" office:value="24">
                <text:p>24</text:p>
              </table:table-cell>
              <table:table-cell office:value-type="float" office:value="10.0167727291703">
                <text:p>10.0167727291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0.1885888457074">
                <text:p>10.1885888457074</text:p>
              </table:table-cell>
              <table:table-cell office:value-type="float" office:value="25">
                <text:p>25</text:p>
              </table:table-cell>
              <table:table-cell office:value-type="float" office:value="10.2912301544727">
                <text:p>10.29123015447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10.319672120947">
                <text:p>10.319672120947</text:p>
              </table:table-cell>
              <table:table-cell office:value-type="float" office:value="26">
                <text:p>26</text:p>
              </table:table-cell>
              <table:table-cell office:value-type="float" office:value="10.5622479565351">
                <text:p>10.56224795653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0.4817994316658">
                <text:p>10.4817994316658</text:p>
              </table:table-cell>
              <table:table-cell office:value-type="float" office:value="27">
                <text:p>27</text:p>
              </table:table-cell>
              <table:table-cell office:value-type="float" office:value="10.830085825738">
                <text:p>10.830085825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10.9765641234153">
                <text:p>10.9765641234153</text:p>
              </table:table-cell>
              <table:table-cell office:value-type="float" office:value="28">
                <text:p>28</text:p>
              </table:table-cell>
              <table:table-cell office:value-type="float" office:value="11.0949751093657">
                <text:p>11.0949751093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11.3553510964248">
                <text:p>11.3553510964248</text:p>
              </table:table-cell>
              <table:table-cell office:value-type="float" office:value="29">
                <text:p>29</text:p>
              </table:table-cell>
              <table:table-cell office:value-type="float" office:value="11.357122791786">
                <text:p>11.3571227917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11.9883296492311">
                <text:p>11.9883296492311</text:p>
              </table:table-cell>
              <table:table-cell office:value-type="float" office:value="30">
                <text:p>30</text:p>
              </table:table-cell>
              <table:table-cell office:value-type="float" office:value="11.6167147995988">
                <text:p>11.6167147995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12.1789760113745">
                <text:p>12.1789760113745</text:p>
              </table:table-cell>
              <table:table-cell office:value-type="float" office:value="31">
                <text:p>31</text:p>
              </table:table-cell>
              <table:table-cell office:value-type="float" office:value="11.8739187646371">
                <text:p>11.87391876463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11.9708249013626">
                <text:p>11.9708249013626</text:p>
              </table:table-cell>
              <table:table-cell office:value-type="float" office:value="32">
                <text:p>32</text:p>
              </table:table-cell>
              <table:table-cell office:value-type="float" office:value="12.1288863481572">
                <text:p>12.12888634815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1.7176764230664">
                <text:p>11.7176764230664</text:p>
              </table:table-cell>
              <table:table-cell office:value-type="float" office:value="33">
                <text:p>33</text:p>
              </table:table-cell>
              <table:table-cell office:value-type="float" office:value="12.3817552072755">
                <text:p>12.38175520727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12.4566110995749">
                <text:p>12.4566110995749</text:p>
              </table:table-cell>
              <table:table-cell office:value-type="float" office:value="34">
                <text:p>34</text:p>
              </table:table-cell>
              <table:table-cell office:value-type="float" office:value="12.6326506677669">
                <text:p>12.63265066776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12.3766680618577">
                <text:p>12.3766680618577</text:p>
              </table:table-cell>
              <table:table-cell office:value-type="float" office:value="35">
                <text:p>35</text:p>
              </table:table-cell>
              <table:table-cell office:value-type="float" office:value="12.8816871543177">
                <text:p>12.88168715431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13.0082535270961">
                <text:p>13.0082535270961</text:p>
              </table:table-cell>
              <table:table-cell office:value-type="float" office:value="36">
                <text:p>36</text:p>
              </table:table-cell>
              <table:table-cell office:value-type="float" office:value="13.1289694192485">
                <text:p>13.12896941924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13.1225044843139">
                <text:p>13.1225044843139</text:p>
              </table:table-cell>
              <table:table-cell office:value-type="float" office:value="37">
                <text:p>37</text:p>
              </table:table-cell>
              <table:table-cell office:value-type="float" office:value="13.3745936028509">
                <text:p>13.37459360285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13.3884209681461">
                <text:p>13.3884209681461</text:p>
              </table:table-cell>
              <table:table-cell office:value-type="float" office:value="38">
                <text:p>38</text:p>
              </table:table-cell>
              <table:table-cell office:value-type="float" office:value="13.6186481522918">
                <text:p>13.61864815229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13.3032099489448">
                <text:p>13.3032099489448</text:p>
              </table:table-cell>
              <table:table-cell office:value-type="float" office:value="39">
                <text:p>39</text:p>
              </table:table-cell>
              <table:table-cell office:value-type="float" office:value="13.8612146211368">
                <text:p>13.86121462113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13.5727002264873">
                <text:p>13.5727002264873</text:p>
              </table:table-cell>
              <table:table-cell office:value-type="float" office:value="40">
                <text:p>40</text:p>
              </table:table-cell>
              <table:table-cell office:value-type="float" office:value="14.1023683676328">
                <text:p>14.10236836763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14.141308885752">
                <text:p>14.141308885752</text:p>
              </table:table-cell>
              <table:table-cell office:value-type="float" office:value="41">
                <text:p>41</text:p>
              </table:table-cell>
              <table:table-cell office:value-type="float" office:value="14.3421791667551">
                <text:p>14.34217916675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14.5446626326834">
                <text:p>14.5446626326834</text:p>
              </table:table-cell>
              <table:table-cell office:value-type="float" office:value="42">
                <text:p>42</text:p>
              </table:table-cell>
              <table:table-cell office:value-type="float" office:value="14.580711748491">
                <text:p>14.5807117484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14.3616011477947">
                <text:p>14.3616011477947</text:p>
              </table:table-cell>
              <table:table-cell office:value-type="float" office:value="43">
                <text:p>43</text:p>
              </table:table-cell>
              <table:table-cell office:value-type="float" office:value="14.8180262727776">
                <text:p>14.81802627277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14.7176228778684">
                <text:p>14.7176228778684</text:p>
              </table:table-cell>
              <table:table-cell office:value-type="float" office:value="44">
                <text:p>44</text:p>
              </table:table-cell>
              <table:table-cell office:value-type="float" office:value="15.0541787498332">
                <text:p>15.0541787498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15.1123173221496">
                <text:p>15.1123173221496</text:p>
              </table:table-cell>
              <table:table-cell office:value-type="float" office:value="45">
                <text:p>45</text:p>
              </table:table-cell>
              <table:table-cell office:value-type="float" office:value="15.2892214132477">
                <text:p>15.28922141324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15.0534592713493">
                <text:p>15.0534592713493</text:p>
              </table:table-cell>
              <table:table-cell office:value-type="float" office:value="46">
                <text:p>46</text:p>
              </table:table-cell>
              <table:table-cell office:value-type="float" office:value="15.5232030520646">
                <text:p>15.52320305206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15.4621827175777">
                <text:p>15.4621827175777</text:p>
              </table:table-cell>
              <table:table-cell office:value-type="float" office:value="47">
                <text:p>47</text:p>
              </table:table-cell>
              <table:table-cell office:value-type="float" office:value="15.7561693071451">
                <text:p>15.75616930714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15.7052543863005">
                <text:p>15.7052543863005</text:p>
              </table:table-cell>
              <table:table-cell office:value-type="float" office:value="48">
                <text:p>48</text:p>
              </table:table-cell>
              <table:table-cell office:value-type="float" office:value="15.9881629363297">
                <text:p>15.98816293632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15.9863309334321">
                <text:p>15.9863309334321</text:p>
              </table:table-cell>
              <table:table-cell office:value-type="float" office:value="49">
                <text:p>49</text:p>
              </table:table-cell>
              <table:table-cell office:value-type="float" office:value="16.2192240522572">
                <text:p>16.21922405225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16.3625260511543">
                <text:p>16.3625260511543</text:p>
              </table:table-cell>
              <table:table-cell office:value-type="float" office:value="50">
                <text:p>50</text:p>
              </table:table-cell>
              <table:table-cell office:value-type="float" office:value="16.4493903361557">
                <text:p>16.44939033615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